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6.957cm" svg:height="15.168cm" svg:x="12.954cm" svg:y="0.451cm">
            <draw:object draw:notify-on-update-of-ranges="LOGGER02.B1:LOGGER02.B1 LOGGER02.B2:LOGGER02.B1914 LOGGER02.C1:LOGGER02.C1 LOGGER02.C2:LOGGER02.C19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table:formula="of:=[.A3]/1000/(60*60*24)" office:value-type="time" office:time-value="PT00H00M15.26S" calcext:value-type="time">
            <text:p>00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1.05" calcext:value-type="float">
            <text:p>1.0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1260" calcext:value-type="float">
            <text:p>31260</text:p>
          </table:table-cell>
          <table:table-cell table:formula="of:=[.A4]/1000/(60*60*24)" office:value-type="time" office:time-value="PT00H00M31.26S" calcext:value-type="time">
            <text:p>00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.16" calcext:value-type="float">
            <text:p>2.1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table:formula="of:=[.A5]/1000/(60*60*24)" office:value-type="time" office:time-value="PT00H00M47.26S" calcext:value-type="time">
            <text:p>00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3.26" calcext:value-type="float">
            <text:p>3.26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63260" calcext:value-type="float">
            <text:p>63260</text:p>
          </table:table-cell>
          <table:table-cell table:formula="of:=[.A6]/1000/(60*60*24)" office:value-type="time" office:time-value="PT00H01M03.26S" calcext:value-type="time">
            <text:p>00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.36" calcext:value-type="float">
            <text:p>4.36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79259" calcext:value-type="float">
            <text:p>79259</text:p>
          </table:table-cell>
          <table:table-cell table:formula="of:=[.A7]/1000/(60*60*24)" office:value-type="time" office:time-value="PT00H01M19.259S" calcext:value-type="time">
            <text:p>00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.46" calcext:value-type="float">
            <text:p>5.46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95260" calcext:value-type="float">
            <text:p>95260</text:p>
          </table:table-cell>
          <table:table-cell table:formula="of:=[.A8]/1000/(60*60*24)" office:value-type="time" office:time-value="PT00H01M35.26S" calcext:value-type="time">
            <text:p>00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6.56" calcext:value-type="float">
            <text:p>6.56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111260" calcext:value-type="float">
            <text:p>111260</text:p>
          </table:table-cell>
          <table:table-cell table:formula="of:=[.A9]/1000/(60*60*24)" office:value-type="time" office:time-value="PT00H01M51.26S" calcext:value-type="time">
            <text:p>00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7.66" calcext:value-type="float">
            <text:p>7.66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27260" calcext:value-type="float">
            <text:p>127260</text:p>
          </table:table-cell>
          <table:table-cell table:formula="of:=[.A10]/1000/(60*60*24)" office:value-type="time" office:time-value="PT00H02M07.26S" calcext:value-type="time">
            <text:p>00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8.76" calcext:value-type="float">
            <text:p>8.76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143260" calcext:value-type="float">
            <text:p>143260</text:p>
          </table:table-cell>
          <table:table-cell table:formula="of:=[.A11]/1000/(60*60*24)" office:value-type="time" office:time-value="PT00H02M23.26S" calcext:value-type="time">
            <text:p>00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9.86" calcext:value-type="float">
            <text:p>9.86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159259" calcext:value-type="float">
            <text:p>159259</text:p>
          </table:table-cell>
          <table:table-cell table:formula="of:=[.A12]/1000/(60*60*24)" office:value-type="time" office:time-value="PT00H02M39.259S" calcext:value-type="time">
            <text:p>00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10.96" calcext:value-type="float">
            <text:p>10.9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75260" calcext:value-type="float">
            <text:p>175260</text:p>
          </table:table-cell>
          <table:table-cell table:formula="of:=[.A13]/1000/(60*60*24)" office:value-type="time" office:time-value="PT00H02M55.26S" calcext:value-type="time">
            <text:p>00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91260" calcext:value-type="float">
            <text:p>191260</text:p>
          </table:table-cell>
          <table:table-cell table:formula="of:=[.A14]/1000/(60*60*24)" office:value-type="time" office:time-value="PT00H03M11.26S" calcext:value-type="time">
            <text:p>00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3.15" calcext:value-type="float">
            <text:p>13.15</text:p>
          </table:table-cell>
          <table:table-cell office:value-type="float" office:value="16.43" calcext:value-type="float">
            <text:p>16.43</text:p>
          </table:table-cell>
        </table:table-row>
        <table:table-row table:style-name="ro1">
          <table:table-cell office:value-type="float" office:value="207260" calcext:value-type="float">
            <text:p>207260</text:p>
          </table:table-cell>
          <table:table-cell table:formula="of:=[.A15]/1000/(60*60*24)" office:value-type="time" office:time-value="PT00H03M27.26S" calcext:value-type="time">
            <text:p>00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4.25" calcext:value-type="float">
            <text:p>14.25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23260" calcext:value-type="float">
            <text:p>223260</text:p>
          </table:table-cell>
          <table:table-cell table:formula="of:=[.A16]/1000/(60*60*24)" office:value-type="time" office:time-value="PT00H03M43.26S" calcext:value-type="time">
            <text:p>00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15.34" calcext:value-type="float">
            <text:p>15.34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239260" calcext:value-type="float">
            <text:p>239260</text:p>
          </table:table-cell>
          <table:table-cell table:formula="of:=[.A17]/1000/(60*60*24)" office:value-type="time" office:time-value="PT00H03M59.26S" calcext:value-type="time">
            <text:p>00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16.44" calcext:value-type="float">
            <text:p>16.44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55260" calcext:value-type="float">
            <text:p>255260</text:p>
          </table:table-cell>
          <table:table-cell table:formula="of:=[.A18]/1000/(60*60*24)" office:value-type="time" office:time-value="PT00H04M15.26S" calcext:value-type="time">
            <text:p>00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17.53" calcext:value-type="float">
            <text:p>17.53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271260" calcext:value-type="float">
            <text:p>271260</text:p>
          </table:table-cell>
          <table:table-cell table:formula="of:=[.A19]/1000/(60*60*24)" office:value-type="time" office:time-value="PT00H04M31.26S" calcext:value-type="time">
            <text:p>00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18.63" calcext:value-type="float">
            <text:p>18.63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87260" calcext:value-type="float">
            <text:p>287260</text:p>
          </table:table-cell>
          <table:table-cell table:formula="of:=[.A20]/1000/(60*60*24)" office:value-type="time" office:time-value="PT00H04M47.26S" calcext:value-type="time">
            <text:p>00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19.72" calcext:value-type="float">
            <text:p>19.7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03260" calcext:value-type="float">
            <text:p>303260</text:p>
          </table:table-cell>
          <table:table-cell table:formula="of:=[.A21]/1000/(60*60*24)" office:value-type="time" office:time-value="PT00H05M03.26S" calcext:value-type="time">
            <text:p>00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0.81" calcext:value-type="float">
            <text:p>20.81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float" office:value="319260" calcext:value-type="float">
            <text:p>319260</text:p>
          </table:table-cell>
          <table:table-cell table:formula="of:=[.A22]/1000/(60*60*24)" office:value-type="time" office:time-value="PT00H05M19.26S" calcext:value-type="time">
            <text:p>00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1.91" calcext:value-type="float">
            <text:p>21.91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335260" calcext:value-type="float">
            <text:p>335260</text:p>
          </table:table-cell>
          <table:table-cell table:formula="of:=[.A23]/1000/(60*60*24)" office:value-type="time" office:time-value="PT00H05M35.26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3" calcext:value-type="float">
            <text:p>23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float" office:value="351260" calcext:value-type="float">
            <text:p>351260</text:p>
          </table:table-cell>
          <table:table-cell table:formula="of:=[.A24]/1000/(60*60*24)" office:value-type="time" office:time-value="PT00H05M51.26S" calcext:value-type="time">
            <text:p>00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4.09" calcext:value-type="float">
            <text:p>24.09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float" office:value="367260" calcext:value-type="float">
            <text:p>367260</text:p>
          </table:table-cell>
          <table:table-cell table:formula="of:=[.A25]/1000/(60*60*24)" office:value-type="time" office:time-value="PT00H06M07.26S" calcext:value-type="time">
            <text:p>00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5.18" calcext:value-type="float">
            <text:p>25.18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float" office:value="383260" calcext:value-type="float">
            <text:p>383260</text:p>
          </table:table-cell>
          <table:table-cell table:formula="of:=[.A26]/1000/(60*60*24)" office:value-type="time" office:time-value="PT00H06M23.26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6.27" calcext:value-type="float">
            <text:p>26.27</text:p>
          </table:table-cell>
          <table:table-cell office:value-type="float" office:value="32.73" calcext:value-type="float">
            <text:p>32.73</text:p>
          </table:table-cell>
        </table:table-row>
        <table:table-row table:style-name="ro1">
          <table:table-cell office:value-type="float" office:value="399260" calcext:value-type="float">
            <text:p>399260</text:p>
          </table:table-cell>
          <table:table-cell table:formula="of:=[.A27]/1000/(60*60*24)" office:value-type="time" office:time-value="PT00H06M39.26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7.36" calcext:value-type="float">
            <text:p>27.36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float" office:value="415260" calcext:value-type="float">
            <text:p>415260</text:p>
          </table:table-cell>
          <table:table-cell table:formula="of:=[.A28]/1000/(60*60*24)" office:value-type="time" office:time-value="PT00H06M55.26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8.46" calcext:value-type="float">
            <text:p>28.46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float" office:value="431260" calcext:value-type="float">
            <text:p>431260</text:p>
          </table:table-cell>
          <table:table-cell table:formula="of:=[.A29]/1000/(60*60*24)" office:value-type="time" office:time-value="PT00H07M11.26S" calcext:value-type="time">
            <text:p>00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9.55" calcext:value-type="float">
            <text:p>29.55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447260" calcext:value-type="float">
            <text:p>447260</text:p>
          </table:table-cell>
          <table:table-cell table:formula="of:=[.A30]/1000/(60*60*24)" office:value-type="time" office:time-value="PT00H07M27.26S" calcext:value-type="time">
            <text:p>00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0.64" calcext:value-type="float">
            <text:p>30.64</text:p>
          </table:table-cell>
          <table:table-cell office:value-type="float" office:value="38.12" calcext:value-type="float">
            <text:p>38.12</text:p>
          </table:table-cell>
        </table:table-row>
        <table:table-row table:style-name="ro1">
          <table:table-cell office:value-type="float" office:value="463260" calcext:value-type="float">
            <text:p>463260</text:p>
          </table:table-cell>
          <table:table-cell table:formula="of:=[.A31]/1000/(60*60*24)" office:value-type="time" office:time-value="PT00H07M43.26S" calcext:value-type="time">
            <text:p>00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1.72" calcext:value-type="float">
            <text:p>31.72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float" office:value="479260" calcext:value-type="float">
            <text:p>479260</text:p>
          </table:table-cell>
          <table:table-cell table:formula="of:=[.A32]/1000/(60*60*24)" office:value-type="time" office:time-value="PT00H07M59.26S" calcext:value-type="time">
            <text:p>00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2.81" calcext:value-type="float">
            <text:p>32.81</text:p>
          </table:table-cell>
          <table:table-cell office:value-type="float" office:value="40.81" calcext:value-type="float">
            <text:p>40.81</text:p>
          </table:table-cell>
        </table:table-row>
        <table:table-row table:style-name="ro1">
          <table:table-cell office:value-type="float" office:value="495260" calcext:value-type="float">
            <text:p>495260</text:p>
          </table:table-cell>
          <table:table-cell table:formula="of:=[.A33]/1000/(60*60*24)" office:value-type="time" office:time-value="PT00H08M15.26S" calcext:value-type="time">
            <text:p>00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.9" calcext:value-type="float">
            <text:p>33.9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511260" calcext:value-type="float">
            <text:p>511260</text:p>
          </table:table-cell>
          <table:table-cell table:formula="of:=[.A34]/1000/(60*60*24)" office:value-type="time" office:time-value="PT00H08M31.26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34.99" calcext:value-type="float">
            <text:p>34.99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float" office:value="527260" calcext:value-type="float">
            <text:p>527260</text:p>
          </table:table-cell>
          <table:table-cell table:formula="of:=[.A35]/1000/(60*60*24)" office:value-type="time" office:time-value="PT00H08M47.26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6.08" calcext:value-type="float">
            <text:p>36.08</text:p>
          </table:table-cell>
          <table:table-cell office:value-type="float" office:value="44.85" calcext:value-type="float">
            <text:p>44.85</text:p>
          </table:table-cell>
        </table:table-row>
        <table:table-row table:style-name="ro1">
          <table:table-cell office:value-type="float" office:value="543260" calcext:value-type="float">
            <text:p>543260</text:p>
          </table:table-cell>
          <table:table-cell table:formula="of:=[.A36]/1000/(60*60*24)" office:value-type="time" office:time-value="PT00H09M03.26S" calcext:value-type="time">
            <text:p>00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7.17" calcext:value-type="float">
            <text:p>37.17</text:p>
          </table:table-cell>
          <table:table-cell office:value-type="float" office:value="46.19" calcext:value-type="float">
            <text:p>46.19</text:p>
          </table:table-cell>
        </table:table-row>
        <table:table-row table:style-name="ro1">
          <table:table-cell office:value-type="float" office:value="559260" calcext:value-type="float">
            <text:p>559260</text:p>
          </table:table-cell>
          <table:table-cell table:formula="of:=[.A37]/1000/(60*60*24)" office:value-type="time" office:time-value="PT00H09M19.26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38.25" calcext:value-type="float">
            <text:p>38.25</text:p>
          </table:table-cell>
          <table:table-cell office:value-type="float" office:value="47.53" calcext:value-type="float">
            <text:p>47.53</text:p>
          </table:table-cell>
        </table:table-row>
        <table:table-row table:style-name="ro1">
          <table:table-cell office:value-type="float" office:value="575260" calcext:value-type="float">
            <text:p>575260</text:p>
          </table:table-cell>
          <table:table-cell table:formula="of:=[.A38]/1000/(60*60*24)" office:value-type="time" office:time-value="PT00H09M35.26S" calcext:value-type="time">
            <text:p>00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9.34" calcext:value-type="float">
            <text:p>39.34</text:p>
          </table:table-cell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591260" calcext:value-type="float">
            <text:p>591260</text:p>
          </table:table-cell>
          <table:table-cell table:formula="of:=[.A39]/1000/(60*60*24)" office:value-type="time" office:time-value="PT00H09M51.26S" calcext:value-type="time">
            <text:p>00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40.43" calcext:value-type="float">
            <text:p>40.43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607260" calcext:value-type="float">
            <text:p>607260</text:p>
          </table:table-cell>
          <table:table-cell table:formula="of:=[.A40]/1000/(60*60*24)" office:value-type="time" office:time-value="PT00H10M07.26S" calcext:value-type="time">
            <text:p>00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41.51" calcext:value-type="float">
            <text:p>41.51</text:p>
          </table:table-cell>
          <table:table-cell office:value-type="float" office:value="51.55" calcext:value-type="float">
            <text:p>51.55</text:p>
          </table:table-cell>
        </table:table-row>
        <table:table-row table:style-name="ro1">
          <table:table-cell office:value-type="float" office:value="623260" calcext:value-type="float">
            <text:p>623260</text:p>
          </table:table-cell>
          <table:table-cell table:formula="of:=[.A41]/1000/(60*60*24)" office:value-type="time" office:time-value="PT00H10M23.26S" calcext:value-type="time">
            <text:p>00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42.6" calcext:value-type="float">
            <text:p>42.6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office:value-type="float" office:value="639260" calcext:value-type="float">
            <text:p>639260</text:p>
          </table:table-cell>
          <table:table-cell table:formula="of:=[.A42]/1000/(60*60*24)" office:value-type="time" office:time-value="PT00H10M39.26S" calcext:value-type="time">
            <text:p>00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43.69" calcext:value-type="float">
            <text:p>43.69</text:p>
          </table:table-cell>
          <table:table-cell office:value-type="float" office:value="54.23" calcext:value-type="float">
            <text:p>54.23</text:p>
          </table:table-cell>
        </table:table-row>
        <table:table-row table:style-name="ro1">
          <table:table-cell office:value-type="float" office:value="655260" calcext:value-type="float">
            <text:p>655260</text:p>
          </table:table-cell>
          <table:table-cell table:formula="of:=[.A43]/1000/(60*60*24)" office:value-type="time" office:time-value="PT00H10M55.26S" calcext:value-type="time">
            <text:p>00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44.77" calcext:value-type="float">
            <text:p>44.77</text:p>
          </table:table-cell>
          <table:table-cell office:value-type="float" office:value="55.57" calcext:value-type="float">
            <text:p>55.57</text:p>
          </table:table-cell>
        </table:table-row>
        <table:table-row table:style-name="ro1">
          <table:table-cell office:value-type="float" office:value="671260" calcext:value-type="float">
            <text:p>671260</text:p>
          </table:table-cell>
          <table:table-cell table:formula="of:=[.A44]/1000/(60*60*24)" office:value-type="time" office:time-value="PT00H11M11.26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45.86" calcext:value-type="float">
            <text:p>45.86</text:p>
          </table:table-cell>
          <table:table-cell office:value-type="float" office:value="56.91" calcext:value-type="float">
            <text:p>56.91</text:p>
          </table:table-cell>
        </table:table-row>
        <table:table-row table:style-name="ro1">
          <table:table-cell office:value-type="float" office:value="687260" calcext:value-type="float">
            <text:p>687260</text:p>
          </table:table-cell>
          <table:table-cell table:formula="of:=[.A45]/1000/(60*60*24)" office:value-type="time" office:time-value="PT00H11M27.26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46.94" calcext:value-type="float">
            <text:p>46.94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703260" calcext:value-type="float">
            <text:p>703260</text:p>
          </table:table-cell>
          <table:table-cell table:formula="of:=[.A46]/1000/(60*60*24)" office:value-type="time" office:time-value="PT00H11M43.26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48.03" calcext:value-type="float">
            <text:p>48.03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float" office:value="719260" calcext:value-type="float">
            <text:p>719260</text:p>
          </table:table-cell>
          <table:table-cell table:formula="of:=[.A47]/1000/(60*60*24)" office:value-type="time" office:time-value="PT00H11M59.26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49.11" calcext:value-type="float">
            <text:p>49.11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>
          <table:table-cell office:value-type="float" office:value="735260" calcext:value-type="float">
            <text:p>735260</text:p>
          </table:table-cell>
          <table:table-cell table:formula="of:=[.A48]/1000/(60*60*24)" office:value-type="time" office:time-value="PT00H12M15.26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50.2" calcext:value-type="float">
            <text:p>50.2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751260" calcext:value-type="float">
            <text:p>751260</text:p>
          </table:table-cell>
          <table:table-cell table:formula="of:=[.A49]/1000/(60*60*24)" office:value-type="time" office:time-value="PT00H12M31.26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51.28" calcext:value-type="float">
            <text:p>51.28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767260" calcext:value-type="float">
            <text:p>767260</text:p>
          </table:table-cell>
          <table:table-cell table:formula="of:=[.A50]/1000/(60*60*24)" office:value-type="time" office:time-value="PT00H12M47.26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52.36" calcext:value-type="float">
            <text:p>52.36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783260" calcext:value-type="float">
            <text:p>783260</text:p>
          </table:table-cell>
          <table:table-cell table:formula="of:=[.A51]/1000/(60*60*24)" office:value-type="time" office:time-value="PT00H13M03.26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53.45" calcext:value-type="float">
            <text:p>53.45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799260" calcext:value-type="float">
            <text:p>799260</text:p>
          </table:table-cell>
          <table:table-cell table:formula="of:=[.A52]/1000/(60*60*24)" office:value-type="time" office:time-value="PT00H13M19.26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54.53" calcext:value-type="float">
            <text:p>54.53</text:p>
          </table:table-cell>
          <table:table-cell office:value-type="float" office:value="67.58" calcext:value-type="float">
            <text:p>67.58</text:p>
          </table:table-cell>
        </table:table-row>
        <table:table-row table:style-name="ro1">
          <table:table-cell office:value-type="float" office:value="815260" calcext:value-type="float">
            <text:p>815260</text:p>
          </table:table-cell>
          <table:table-cell table:formula="of:=[.A53]/1000/(60*60*24)" office:value-type="time" office:time-value="PT00H13M35.26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55.61" calcext:value-type="float">
            <text:p>55.61</text:p>
          </table:table-cell>
          <table:table-cell office:value-type="float" office:value="68.91" calcext:value-type="float">
            <text:p>68.91</text:p>
          </table:table-cell>
        </table:table-row>
        <table:table-row table:style-name="ro1">
          <table:table-cell office:value-type="float" office:value="831260" calcext:value-type="float">
            <text:p>831260</text:p>
          </table:table-cell>
          <table:table-cell table:formula="of:=[.A54]/1000/(60*60*24)" office:value-type="time" office:time-value="PT00H13M51.26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56.7" calcext:value-type="float">
            <text:p>56.7</text:p>
          </table:table-cell>
          <table:table-cell office:value-type="float" office:value="70.24" calcext:value-type="float">
            <text:p>70.24</text:p>
          </table:table-cell>
        </table:table-row>
        <table:table-row table:style-name="ro1">
          <table:table-cell office:value-type="float" office:value="847260" calcext:value-type="float">
            <text:p>847260</text:p>
          </table:table-cell>
          <table:table-cell table:formula="of:=[.A55]/1000/(60*60*24)" office:value-type="time" office:time-value="PT00H14M07.26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57.78" calcext:value-type="float">
            <text:p>57.78</text:p>
          </table:table-cell>
          <table:table-cell office:value-type="float" office:value="71.57" calcext:value-type="float">
            <text:p>71.57</text:p>
          </table:table-cell>
        </table:table-row>
        <table:table-row table:style-name="ro1">
          <table:table-cell office:value-type="float" office:value="863260" calcext:value-type="float">
            <text:p>863260</text:p>
          </table:table-cell>
          <table:table-cell table:formula="of:=[.A56]/1000/(60*60*24)" office:value-type="time" office:time-value="PT00H14M23.26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58.86" calcext:value-type="float">
            <text:p>58.86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879260" calcext:value-type="float">
            <text:p>879260</text:p>
          </table:table-cell>
          <table:table-cell table:formula="of:=[.A57]/1000/(60*60*24)" office:value-type="time" office:time-value="PT00H14M39.26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59.94" calcext:value-type="float">
            <text:p>59.94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1">
          <table:table-cell office:value-type="float" office:value="895260" calcext:value-type="float">
            <text:p>895260</text:p>
          </table:table-cell>
          <table:table-cell table:formula="of:=[.A58]/1000/(60*60*24)" office:value-type="time" office:time-value="PT00H14M55.26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61.02" calcext:value-type="float">
            <text:p>61.02</text:p>
          </table:table-cell>
          <table:table-cell office:value-type="float" office:value="75.56" calcext:value-type="float">
            <text:p>75.56</text:p>
          </table:table-cell>
        </table:table-row>
        <table:table-row table:style-name="ro1">
          <table:table-cell office:value-type="float" office:value="911260" calcext:value-type="float">
            <text:p>911260</text:p>
          </table:table-cell>
          <table:table-cell table:formula="of:=[.A59]/1000/(60*60*24)" office:value-type="time" office:time-value="PT00H15M11.26S" calcext:value-type="time">
            <text:p>00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62.11" calcext:value-type="float">
            <text:p>62.11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float" office:value="927260" calcext:value-type="float">
            <text:p>927260</text:p>
          </table:table-cell>
          <table:table-cell table:formula="of:=[.A60]/1000/(60*60*24)" office:value-type="time" office:time-value="PT00H15M27.26S" calcext:value-type="time">
            <text:p>00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63.19" calcext:value-type="float">
            <text:p>63.19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943260" calcext:value-type="float">
            <text:p>943260</text:p>
          </table:table-cell>
          <table:table-cell table:formula="of:=[.A61]/1000/(60*60*24)" office:value-type="time" office:time-value="PT00H15M43.26S" calcext:value-type="time">
            <text:p>00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64.27" calcext:value-type="float">
            <text:p>64.27</text:p>
          </table:table-cell>
          <table:table-cell office:value-type="float" office:value="79.54" calcext:value-type="float">
            <text:p>79.54</text:p>
          </table:table-cell>
        </table:table-row>
        <table:table-row table:style-name="ro1">
          <table:table-cell office:value-type="float" office:value="959260" calcext:value-type="float">
            <text:p>959260</text:p>
          </table:table-cell>
          <table:table-cell table:formula="of:=[.A62]/1000/(60*60*24)" office:value-type="time" office:time-value="PT00H15M59.26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65.35" calcext:value-type="float">
            <text:p>65.35</text:p>
          </table:table-cell>
          <table:table-cell office:value-type="float" office:value="80.87" calcext:value-type="float">
            <text:p>80.87</text:p>
          </table:table-cell>
        </table:table-row>
        <table:table-row table:style-name="ro1">
          <table:table-cell office:value-type="float" office:value="975260" calcext:value-type="float">
            <text:p>975260</text:p>
          </table:table-cell>
          <table:table-cell table:formula="of:=[.A63]/1000/(60*60*24)" office:value-type="time" office:time-value="PT00H16M15.26S" calcext:value-type="time">
            <text:p>00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66.43" calcext:value-type="float">
            <text:p>66.43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991260" calcext:value-type="float">
            <text:p>991260</text:p>
          </table:table-cell>
          <table:table-cell table:formula="of:=[.A64]/1000/(60*60*24)" office:value-type="time" office:time-value="PT00H16M31.26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67.51" calcext:value-type="float">
            <text:p>67.51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007260" calcext:value-type="float">
            <text:p>1007260</text:p>
          </table:table-cell>
          <table:table-cell table:formula="of:=[.A65]/1000/(60*60*24)" office:value-type="time" office:time-value="PT00H16M47.26S" calcext:value-type="time">
            <text:p>00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68.59" calcext:value-type="float">
            <text:p>68.59</text:p>
          </table:table-cell>
          <table:table-cell office:value-type="float" office:value="84.84" calcext:value-type="float">
            <text:p>84.84</text:p>
          </table:table-cell>
        </table:table-row>
        <table:table-row table:style-name="ro1">
          <table:table-cell office:value-type="float" office:value="1023260" calcext:value-type="float">
            <text:p>1023260</text:p>
          </table:table-cell>
          <table:table-cell table:formula="of:=[.A66]/1000/(60*60*24)" office:value-type="time" office:time-value="PT00H17M03.26S" calcext:value-type="time">
            <text:p>00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69.67" calcext:value-type="float">
            <text:p>69.67</text:p>
          </table:table-cell>
          <table:table-cell office:value-type="float" office:value="86.16" calcext:value-type="float">
            <text:p>86.16</text:p>
          </table:table-cell>
        </table:table-row>
        <table:table-row table:style-name="ro1">
          <table:table-cell office:value-type="float" office:value="1039260" calcext:value-type="float">
            <text:p>1039260</text:p>
          </table:table-cell>
          <table:table-cell table:formula="of:=[.A67]/1000/(60*60*24)" office:value-type="time" office:time-value="PT00H17M19.26S" calcext:value-type="time">
            <text:p>00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70.75" calcext:value-type="float">
            <text:p>70.75</text:p>
          </table:table-cell>
          <table:table-cell office:value-type="float" office:value="87.49" calcext:value-type="float">
            <text:p>87.49</text:p>
          </table:table-cell>
        </table:table-row>
        <table:table-row table:style-name="ro1">
          <table:table-cell office:value-type="float" office:value="1055260" calcext:value-type="float">
            <text:p>1055260</text:p>
          </table:table-cell>
          <table:table-cell table:formula="of:=[.A68]/1000/(60*60*24)" office:value-type="time" office:time-value="PT00H17M35.26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71.83" calcext:value-type="float">
            <text:p>71.83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float" office:value="1071260" calcext:value-type="float">
            <text:p>1071260</text:p>
          </table:table-cell>
          <table:table-cell table:formula="of:=[.A69]/1000/(60*60*24)" office:value-type="time" office:time-value="PT00H17M51.26S" calcext:value-type="time">
            <text:p>00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72.91" calcext:value-type="float">
            <text:p>72.91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1087260" calcext:value-type="float">
            <text:p>1087260</text:p>
          </table:table-cell>
          <table:table-cell table:formula="of:=[.A70]/1000/(60*60*24)" office:value-type="time" office:time-value="PT00H18M07.26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3.99" calcext:value-type="float">
            <text:p>73.99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1103260" calcext:value-type="float">
            <text:p>1103260</text:p>
          </table:table-cell>
          <table:table-cell table:formula="of:=[.A71]/1000/(60*60*24)" office:value-type="time" office:time-value="PT00H18M23.26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5.07" calcext:value-type="float">
            <text:p>75.07</text:p>
          </table:table-cell>
          <table:table-cell office:value-type="float" office:value="92.78" calcext:value-type="float">
            <text:p>92.78</text:p>
          </table:table-cell>
        </table:table-row>
        <table:table-row table:style-name="ro1">
          <table:table-cell office:value-type="float" office:value="1119260" calcext:value-type="float">
            <text:p>1119260</text:p>
          </table:table-cell>
          <table:table-cell table:formula="of:=[.A72]/1000/(60*60*24)" office:value-type="time" office:time-value="PT00H18M39.26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6.15" calcext:value-type="float">
            <text:p>76.15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1135260" calcext:value-type="float">
            <text:p>1135260</text:p>
          </table:table-cell>
          <table:table-cell table:formula="of:=[.A73]/1000/(60*60*24)" office:value-type="time" office:time-value="PT00H18M55.26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77.23" calcext:value-type="float">
            <text:p>77.23</text:p>
          </table:table-cell>
          <table:table-cell office:value-type="float" office:value="95.42" calcext:value-type="float">
            <text:p>95.42</text:p>
          </table:table-cell>
        </table:table-row>
        <table:table-row table:style-name="ro1">
          <table:table-cell office:value-type="float" office:value="1151260" calcext:value-type="float">
            <text:p>1151260</text:p>
          </table:table-cell>
          <table:table-cell table:formula="of:=[.A74]/1000/(60*60*24)" office:value-type="time" office:time-value="PT00H19M11.26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78.31" calcext:value-type="float">
            <text:p>78.31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1167260" calcext:value-type="float">
            <text:p>1167260</text:p>
          </table:table-cell>
          <table:table-cell table:formula="of:=[.A75]/1000/(60*60*24)" office:value-type="time" office:time-value="PT00H19M27.26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79.39" calcext:value-type="float">
            <text:p>79.39</text:p>
          </table:table-cell>
          <table:table-cell office:value-type="float" office:value="98.06" calcext:value-type="float">
            <text:p>98.06</text:p>
          </table:table-cell>
        </table:table-row>
        <table:table-row table:style-name="ro1">
          <table:table-cell office:value-type="float" office:value="1183260" calcext:value-type="float">
            <text:p>1183260</text:p>
          </table:table-cell>
          <table:table-cell table:formula="of:=[.A76]/1000/(60*60*24)" office:value-type="time" office:time-value="PT00H19M43.26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80.46" calcext:value-type="float">
            <text:p>80.46</text:p>
          </table:table-cell>
          <table:table-cell office:value-type="float" office:value="99.38" calcext:value-type="float">
            <text:p>99.38</text:p>
          </table:table-cell>
        </table:table-row>
        <table:table-row table:style-name="ro1">
          <table:table-cell office:value-type="float" office:value="1199260" calcext:value-type="float">
            <text:p>1199260</text:p>
          </table:table-cell>
          <table:table-cell table:formula="of:=[.A77]/1000/(60*60*24)" office:value-type="time" office:time-value="PT00H19M59.26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81.54" calcext:value-type="float">
            <text:p>81.54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1215260" calcext:value-type="float">
            <text:p>1215260</text:p>
          </table:table-cell>
          <table:table-cell table:formula="of:=[.A78]/1000/(60*60*24)" office:value-type="time" office:time-value="PT00H20M15.26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82.62" calcext:value-type="float">
            <text:p>82.62</text:p>
          </table:table-cell>
          <table:table-cell office:value-type="float" office:value="102.02" calcext:value-type="float">
            <text:p>102.02</text:p>
          </table:table-cell>
        </table:table-row>
        <table:table-row table:style-name="ro1">
          <table:table-cell office:value-type="float" office:value="1231260" calcext:value-type="float">
            <text:p>1231260</text:p>
          </table:table-cell>
          <table:table-cell table:formula="of:=[.A79]/1000/(60*60*24)" office:value-type="time" office:time-value="PT00H20M31.26S" calcext:value-type="time">
            <text:p>00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83.7" calcext:value-type="float">
            <text:p>83.7</text:p>
          </table:table-cell>
          <table:table-cell office:value-type="float" office:value="103.34" calcext:value-type="float">
            <text:p>103.34</text:p>
          </table:table-cell>
        </table:table-row>
        <table:table-row table:style-name="ro1">
          <table:table-cell office:value-type="float" office:value="1247260" calcext:value-type="float">
            <text:p>1247260</text:p>
          </table:table-cell>
          <table:table-cell table:formula="of:=[.A80]/1000/(60*60*24)" office:value-type="time" office:time-value="PT00H20M47.26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84.78" calcext:value-type="float">
            <text:p>84.78</text:p>
          </table:table-cell>
          <table:table-cell office:value-type="float" office:value="104.66" calcext:value-type="float">
            <text:p>104.66</text:p>
          </table:table-cell>
        </table:table-row>
        <table:table-row table:style-name="ro1">
          <table:table-cell office:value-type="float" office:value="1263260" calcext:value-type="float">
            <text:p>1263260</text:p>
          </table:table-cell>
          <table:table-cell table:formula="of:=[.A81]/1000/(60*60*24)" office:value-type="time" office:time-value="PT00H21M03.26S" calcext:value-type="time">
            <text:p>00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85.85" calcext:value-type="float">
            <text:p>85.85</text:p>
          </table:table-cell>
          <table:table-cell office:value-type="float" office:value="105.98" calcext:value-type="float">
            <text:p>105.98</text:p>
          </table:table-cell>
        </table:table-row>
        <table:table-row table:style-name="ro1">
          <table:table-cell office:value-type="float" office:value="1279260" calcext:value-type="float">
            <text:p>1279260</text:p>
          </table:table-cell>
          <table:table-cell table:formula="of:=[.A82]/1000/(60*60*24)" office:value-type="time" office:time-value="PT00H21M19.26S" calcext:value-type="time">
            <text:p>00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86.93" calcext:value-type="float">
            <text:p>86.93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1295260" calcext:value-type="float">
            <text:p>1295260</text:p>
          </table:table-cell>
          <table:table-cell table:formula="of:=[.A83]/1000/(60*60*24)" office:value-type="time" office:time-value="PT00H21M35.26S" calcext:value-type="time">
            <text:p>00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88.01" calcext:value-type="float">
            <text:p>88.01</text:p>
          </table:table-cell>
          <table:table-cell office:value-type="float" office:value="108.61" calcext:value-type="float">
            <text:p>108.61</text:p>
          </table:table-cell>
        </table:table-row>
        <table:table-row table:style-name="ro1">
          <table:table-cell office:value-type="float" office:value="1311260" calcext:value-type="float">
            <text:p>1311260</text:p>
          </table:table-cell>
          <table:table-cell table:formula="of:=[.A84]/1000/(60*60*24)" office:value-type="time" office:time-value="PT00H21M51.26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89.09" calcext:value-type="float">
            <text:p>89.09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office:value-type="float" office:value="1327260" calcext:value-type="float">
            <text:p>1327260</text:p>
          </table:table-cell>
          <table:table-cell table:formula="of:=[.A85]/1000/(60*60*24)" office:value-type="time" office:time-value="PT00H22M07.26S" calcext:value-type="time">
            <text:p>00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90.16" calcext:value-type="float">
            <text:p>90.16</text:p>
          </table:table-cell>
          <table:table-cell office:value-type="float" office:value="111.24" calcext:value-type="float">
            <text:p>111.24</text:p>
          </table:table-cell>
        </table:table-row>
        <table:table-row table:style-name="ro1">
          <table:table-cell office:value-type="float" office:value="1343260" calcext:value-type="float">
            <text:p>1343260</text:p>
          </table:table-cell>
          <table:table-cell table:formula="of:=[.A86]/1000/(60*60*24)" office:value-type="time" office:time-value="PT00H22M23.26S" calcext:value-type="time">
            <text:p>00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91.24" calcext:value-type="float">
            <text:p>91.24</text:p>
          </table:table-cell>
          <table:table-cell office:value-type="float" office:value="112.56" calcext:value-type="float">
            <text:p>112.56</text:p>
          </table:table-cell>
        </table:table-row>
        <table:table-row table:style-name="ro1">
          <table:table-cell office:value-type="float" office:value="1359260" calcext:value-type="float">
            <text:p>1359260</text:p>
          </table:table-cell>
          <table:table-cell table:formula="of:=[.A87]/1000/(60*60*24)" office:value-type="time" office:time-value="PT00H22M39.26S" calcext:value-type="time">
            <text:p>00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92.32" calcext:value-type="float">
            <text:p>92.32</text:p>
          </table:table-cell>
          <table:table-cell office:value-type="float" office:value="113.87" calcext:value-type="float">
            <text:p>113.87</text:p>
          </table:table-cell>
        </table:table-row>
        <table:table-row table:style-name="ro1">
          <table:table-cell office:value-type="float" office:value="1375260" calcext:value-type="float">
            <text:p>1375260</text:p>
          </table:table-cell>
          <table:table-cell table:formula="of:=[.A88]/1000/(60*60*24)" office:value-type="time" office:time-value="PT00H22M55.26S" calcext:value-type="time">
            <text:p>00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93.39" calcext:value-type="float">
            <text:p>93.39</text:p>
          </table:table-cell>
          <table:table-cell office:value-type="float" office:value="115.19" calcext:value-type="float">
            <text:p>115.19</text:p>
          </table:table-cell>
        </table:table-row>
        <table:table-row table:style-name="ro1">
          <table:table-cell office:value-type="float" office:value="1391260" calcext:value-type="float">
            <text:p>1391260</text:p>
          </table:table-cell>
          <table:table-cell table:formula="of:=[.A89]/1000/(60*60*24)" office:value-type="time" office:time-value="PT00H23M11.26S" calcext:value-type="time">
            <text:p>00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94.47" calcext:value-type="float">
            <text:p>94.47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1407260" calcext:value-type="float">
            <text:p>1407260</text:p>
          </table:table-cell>
          <table:table-cell table:formula="of:=[.A90]/1000/(60*60*24)" office:value-type="time" office:time-value="PT00H23M27.26S" calcext:value-type="time">
            <text:p>00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95.55" calcext:value-type="float">
            <text:p>95.55</text:p>
          </table:table-cell>
          <table:table-cell office:value-type="float" office:value="117.82" calcext:value-type="float">
            <text:p>117.82</text:p>
          </table:table-cell>
        </table:table-row>
        <table:table-row table:style-name="ro1">
          <table:table-cell office:value-type="float" office:value="1423260" calcext:value-type="float">
            <text:p>1423260</text:p>
          </table:table-cell>
          <table:table-cell table:formula="of:=[.A91]/1000/(60*60*24)" office:value-type="time" office:time-value="PT00H23M43.26S" calcext:value-type="time">
            <text:p>00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96.62" calcext:value-type="float">
            <text:p>96.62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1439260" calcext:value-type="float">
            <text:p>1439260</text:p>
          </table:table-cell>
          <table:table-cell table:formula="of:=[.A92]/1000/(60*60*24)" office:value-type="time" office:time-value="PT00H23M59.26S" calcext:value-type="time">
            <text:p>00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97.7" calcext:value-type="float">
            <text:p>97.7</text:p>
          </table:table-cell>
          <table:table-cell office:value-type="float" office:value="120.44" calcext:value-type="float">
            <text:p>120.44</text:p>
          </table:table-cell>
        </table:table-row>
        <table:table-row table:style-name="ro1">
          <table:table-cell office:value-type="float" office:value="1455260" calcext:value-type="float">
            <text:p>1455260</text:p>
          </table:table-cell>
          <table:table-cell table:formula="of:=[.A93]/1000/(60*60*24)" office:value-type="time" office:time-value="PT00H24M15.26S" calcext:value-type="time">
            <text:p>00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98.77" calcext:value-type="float">
            <text:p>98.77</text:p>
          </table:table-cell>
          <table:table-cell office:value-type="float" office:value="121.76" calcext:value-type="float">
            <text:p>121.76</text:p>
          </table:table-cell>
        </table:table-row>
        <table:table-row table:style-name="ro1">
          <table:table-cell office:value-type="float" office:value="1471260" calcext:value-type="float">
            <text:p>1471260</text:p>
          </table:table-cell>
          <table:table-cell table:formula="of:=[.A94]/1000/(60*60*24)" office:value-type="time" office:time-value="PT00H24M31.26S" calcext:value-type="time">
            <text:p>00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99.85" calcext:value-type="float">
            <text:p>99.85</text:p>
          </table:table-cell>
          <table:table-cell office:value-type="float" office:value="123.07" calcext:value-type="float">
            <text:p>123.07</text:p>
          </table:table-cell>
        </table:table-row>
        <table:table-row table:style-name="ro1">
          <table:table-cell office:value-type="float" office:value="1487260" calcext:value-type="float">
            <text:p>1487260</text:p>
          </table:table-cell>
          <table:table-cell table:formula="of:=[.A95]/1000/(60*60*24)" office:value-type="time" office:time-value="PT00H24M47.26S" calcext:value-type="time">
            <text:p>00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0.92" calcext:value-type="float">
            <text:p>100.92</text:p>
          </table:table-cell>
          <table:table-cell office:value-type="float" office:value="124.38" calcext:value-type="float">
            <text:p>124.38</text:p>
          </table:table-cell>
        </table:table-row>
        <table:table-row table:style-name="ro1">
          <table:table-cell office:value-type="float" office:value="1503260" calcext:value-type="float">
            <text:p>1503260</text:p>
          </table:table-cell>
          <table:table-cell table:formula="of:=[.A96]/1000/(60*60*24)" office:value-type="time" office:time-value="PT00H25M03.26S" calcext:value-type="time">
            <text:p>00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2" calcext:value-type="float">
            <text:p>102</text:p>
          </table:table-cell>
          <table:table-cell office:value-type="float" office:value="125.69" calcext:value-type="float">
            <text:p>125.69</text:p>
          </table:table-cell>
        </table:table-row>
        <table:table-row table:style-name="ro1">
          <table:table-cell office:value-type="float" office:value="1519260" calcext:value-type="float">
            <text:p>1519260</text:p>
          </table:table-cell>
          <table:table-cell table:formula="of:=[.A97]/1000/(60*60*24)" office:value-type="time" office:time-value="PT00H25M19.26S" calcext:value-type="time">
            <text:p>00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3.08" calcext:value-type="float">
            <text:p>103.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35260" calcext:value-type="float">
            <text:p>1535260</text:p>
          </table:table-cell>
          <table:table-cell table:formula="of:=[.A98]/1000/(60*60*24)" office:value-type="time" office:time-value="PT00H25M35.26S" calcext:value-type="time">
            <text:p>00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104.15" calcext:value-type="float">
            <text:p>104.15</text:p>
          </table:table-cell>
          <table:table-cell office:value-type="float" office:value="128.32" calcext:value-type="float">
            <text:p>128.32</text:p>
          </table:table-cell>
        </table:table-row>
        <table:table-row table:style-name="ro1">
          <table:table-cell office:value-type="float" office:value="1551260" calcext:value-type="float">
            <text:p>1551260</text:p>
          </table:table-cell>
          <table:table-cell table:formula="of:=[.A99]/1000/(60*60*24)" office:value-type="time" office:time-value="PT00H25M51.26S" calcext:value-type="time">
            <text:p>00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05.22" calcext:value-type="float">
            <text:p>105.22</text:p>
          </table:table-cell>
          <table:table-cell office:value-type="float" office:value="129.63" calcext:value-type="float">
            <text:p>129.63</text:p>
          </table:table-cell>
        </table:table-row>
        <table:table-row table:style-name="ro1">
          <table:table-cell office:value-type="float" office:value="1567260" calcext:value-type="float">
            <text:p>1567260</text:p>
          </table:table-cell>
          <table:table-cell table:formula="of:=[.A100]/1000/(60*60*24)" office:value-type="time" office:time-value="PT00H26M07.26S" calcext:value-type="time">
            <text:p>00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06.3" calcext:value-type="float">
            <text:p>106.3</text:p>
          </table:table-cell>
          <table:table-cell office:value-type="float" office:value="130.94" calcext:value-type="float">
            <text:p>130.94</text:p>
          </table:table-cell>
        </table:table-row>
        <table:table-row table:style-name="ro1">
          <table:table-cell office:value-type="float" office:value="1583260" calcext:value-type="float">
            <text:p>1583260</text:p>
          </table:table-cell>
          <table:table-cell table:formula="of:=[.A101]/1000/(60*60*24)" office:value-type="time" office:time-value="PT00H26M23.26S" calcext:value-type="time">
            <text:p>00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07.37" calcext:value-type="float">
            <text:p>107.37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1599260" calcext:value-type="float">
            <text:p>1599260</text:p>
          </table:table-cell>
          <table:table-cell table:formula="of:=[.A102]/1000/(60*60*24)" office:value-type="time" office:time-value="PT00H26M39.26S" calcext:value-type="time">
            <text:p>00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08.45" calcext:value-type="float">
            <text:p>108.45</text:p>
          </table:table-cell>
          <table:table-cell office:value-type="float" office:value="133.56" calcext:value-type="float">
            <text:p>133.56</text:p>
          </table:table-cell>
        </table:table-row>
        <table:table-row table:style-name="ro1">
          <table:table-cell office:value-type="float" office:value="1615260" calcext:value-type="float">
            <text:p>1615260</text:p>
          </table:table-cell>
          <table:table-cell table:formula="of:=[.A103]/1000/(60*60*24)" office:value-type="time" office:time-value="PT00H26M55.26S" calcext:value-type="time">
            <text:p>00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09.52" calcext:value-type="float">
            <text:p>109.52</text:p>
          </table:table-cell>
          <table:table-cell office:value-type="float" office:value="134.87" calcext:value-type="float">
            <text:p>134.87</text:p>
          </table:table-cell>
        </table:table-row>
        <table:table-row table:style-name="ro1">
          <table:table-cell office:value-type="float" office:value="1631260" calcext:value-type="float">
            <text:p>1631260</text:p>
          </table:table-cell>
          <table:table-cell table:formula="of:=[.A104]/1000/(60*60*24)" office:value-type="time" office:time-value="PT00H27M11.26S" calcext:value-type="time">
            <text:p>00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10.6" calcext:value-type="float">
            <text:p>110.6</text:p>
          </table:table-cell>
          <table:table-cell office:value-type="float" office:value="136.18" calcext:value-type="float">
            <text:p>136.18</text:p>
          </table:table-cell>
        </table:table-row>
        <table:table-row table:style-name="ro1">
          <table:table-cell office:value-type="float" office:value="1647260" calcext:value-type="float">
            <text:p>1647260</text:p>
          </table:table-cell>
          <table:table-cell table:formula="of:=[.A105]/1000/(60*60*24)" office:value-type="time" office:time-value="PT00H27M27.26S" calcext:value-type="time">
            <text:p>00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1.67" calcext:value-type="float">
            <text:p>111.67</text:p>
          </table:table-cell>
          <table:table-cell office:value-type="float" office:value="137.49" calcext:value-type="float">
            <text:p>137.49</text:p>
          </table:table-cell>
        </table:table-row>
        <table:table-row table:style-name="ro1">
          <table:table-cell office:value-type="float" office:value="1663260" calcext:value-type="float">
            <text:p>1663260</text:p>
          </table:table-cell>
          <table:table-cell table:formula="of:=[.A106]/1000/(60*60*24)" office:value-type="time" office:time-value="PT00H27M43.26S" calcext:value-type="time">
            <text:p>00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2.75" calcext:value-type="float">
            <text:p>112.75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1679260" calcext:value-type="float">
            <text:p>1679260</text:p>
          </table:table-cell>
          <table:table-cell table:formula="of:=[.A107]/1000/(60*60*24)" office:value-type="time" office:time-value="PT00H27M59.26S" calcext:value-type="time">
            <text:p>00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3.82" calcext:value-type="float">
            <text:p>113.82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float" office:value="1695260" calcext:value-type="float">
            <text:p>1695260</text:p>
          </table:table-cell>
          <table:table-cell table:formula="of:=[.A108]/1000/(60*60*24)" office:value-type="time" office:time-value="PT00H28M15.26S" calcext:value-type="time">
            <text:p>00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.89" calcext:value-type="float">
            <text:p>114.89</text:p>
          </table:table-cell>
          <table:table-cell office:value-type="float" office:value="141.41" calcext:value-type="float">
            <text:p>141.41</text:p>
          </table:table-cell>
        </table:table-row>
        <table:table-row table:style-name="ro1">
          <table:table-cell office:value-type="float" office:value="1711260" calcext:value-type="float">
            <text:p>1711260</text:p>
          </table:table-cell>
          <table:table-cell table:formula="of:=[.A109]/1000/(60*60*24)" office:value-type="time" office:time-value="PT00H28M31.26S" calcext:value-type="time">
            <text:p>00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.97" calcext:value-type="float">
            <text:p>115.97</text:p>
          </table:table-cell>
          <table:table-cell office:value-type="float" office:value="142.72" calcext:value-type="float">
            <text:p>142.72</text:p>
          </table:table-cell>
        </table:table-row>
        <table:table-row table:style-name="ro1">
          <table:table-cell office:value-type="float" office:value="1727260" calcext:value-type="float">
            <text:p>1727260</text:p>
          </table:table-cell>
          <table:table-cell table:formula="of:=[.A110]/1000/(60*60*24)" office:value-type="time" office:time-value="PT00H28M47.26S" calcext:value-type="time">
            <text:p>00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7.04" calcext:value-type="float">
            <text:p>117.04</text:p>
          </table:table-cell>
          <table:table-cell office:value-type="float" office:value="144.02" calcext:value-type="float">
            <text:p>144.02</text:p>
          </table:table-cell>
        </table:table-row>
        <table:table-row table:style-name="ro1">
          <table:table-cell office:value-type="float" office:value="1743260" calcext:value-type="float">
            <text:p>1743260</text:p>
          </table:table-cell>
          <table:table-cell table:formula="of:=[.A111]/1000/(60*60*24)" office:value-type="time" office:time-value="PT00H29M03.26S" calcext:value-type="time">
            <text:p>00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8.11" calcext:value-type="float">
            <text:p>118.11</text:p>
          </table:table-cell>
          <table:table-cell office:value-type="float" office:value="145.33" calcext:value-type="float">
            <text:p>145.33</text:p>
          </table:table-cell>
        </table:table-row>
        <table:table-row table:style-name="ro1">
          <table:table-cell office:value-type="float" office:value="1759260" calcext:value-type="float">
            <text:p>1759260</text:p>
          </table:table-cell>
          <table:table-cell table:formula="of:=[.A112]/1000/(60*60*24)" office:value-type="time" office:time-value="PT00H29M19.26S" calcext:value-type="time">
            <text:p>00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9.19" calcext:value-type="float">
            <text:p>119.19</text:p>
          </table:table-cell>
          <table:table-cell office:value-type="float" office:value="146.63" calcext:value-type="float">
            <text:p>146.63</text:p>
          </table:table-cell>
        </table:table-row>
        <table:table-row table:style-name="ro1">
          <table:table-cell office:value-type="float" office:value="1774261" calcext:value-type="float">
            <text:p>1774261</text:p>
          </table:table-cell>
          <table:table-cell table:formula="of:=[.A113]/1000/(60*60*24)" office:value-type="time" office:time-value="PT00H29M34.261S" calcext:value-type="time">
            <text:p>00:29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0.19" calcext:value-type="float">
            <text:p>120.19</text:p>
          </table:table-cell>
          <table:table-cell office:value-type="float" office:value="147.86" calcext:value-type="float">
            <text:p>147.86</text:p>
          </table:table-cell>
        </table:table-row>
        <table:table-row table:style-name="ro1">
          <table:table-cell office:value-type="float" office:value="1790261" calcext:value-type="float">
            <text:p>1790261</text:p>
          </table:table-cell>
          <table:table-cell table:formula="of:=[.A114]/1000/(60*60*24)" office:value-type="time" office:time-value="PT00H29M50.261S" calcext:value-type="time">
            <text:p>00:29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1.27" calcext:value-type="float">
            <text:p>121.27</text:p>
          </table:table-cell>
          <table:table-cell office:value-type="float" office:value="149.16" calcext:value-type="float">
            <text:p>149.16</text:p>
          </table:table-cell>
        </table:table-row>
        <table:table-row table:style-name="ro1">
          <table:table-cell office:value-type="float" office:value="1806261" calcext:value-type="float">
            <text:p>1806261</text:p>
          </table:table-cell>
          <table:table-cell table:formula="of:=[.A115]/1000/(60*60*24)" office:value-type="time" office:time-value="PT00H30M06.261S" calcext:value-type="time">
            <text:p>00:30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2.34" calcext:value-type="float">
            <text:p>122.34</text:p>
          </table:table-cell>
          <table:table-cell office:value-type="float" office:value="150.47" calcext:value-type="float">
            <text:p>150.47</text:p>
          </table:table-cell>
        </table:table-row>
        <table:table-row table:style-name="ro1">
          <table:table-cell office:value-type="float" office:value="1822261" calcext:value-type="float">
            <text:p>1822261</text:p>
          </table:table-cell>
          <table:table-cell table:formula="of:=[.A116]/1000/(60*60*24)" office:value-type="time" office:time-value="PT00H30M22.261S" calcext:value-type="time">
            <text:p>00:30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3.41" calcext:value-type="float">
            <text:p>123.41</text:p>
          </table:table-cell>
          <table:table-cell office:value-type="float" office:value="151.77" calcext:value-type="float">
            <text:p>151.77</text:p>
          </table:table-cell>
        </table:table-row>
        <table:table-row table:style-name="ro1">
          <table:table-cell office:value-type="float" office:value="1838261" calcext:value-type="float">
            <text:p>1838261</text:p>
          </table:table-cell>
          <table:table-cell table:formula="of:=[.A117]/1000/(60*60*24)" office:value-type="time" office:time-value="PT00H30M38.261S" calcext:value-type="time">
            <text:p>00:30:3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4.48" calcext:value-type="float">
            <text:p>124.48</text:p>
          </table:table-cell>
          <table:table-cell office:value-type="float" office:value="153.08" calcext:value-type="float">
            <text:p>153.08</text:p>
          </table:table-cell>
        </table:table-row>
        <table:table-row table:style-name="ro1">
          <table:table-cell office:value-type="float" office:value="1854261" calcext:value-type="float">
            <text:p>1854261</text:p>
          </table:table-cell>
          <table:table-cell table:formula="of:=[.A118]/1000/(60*60*24)" office:value-type="time" office:time-value="PT00H30M54.261S" calcext:value-type="time">
            <text:p>00:30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5.56" calcext:value-type="float">
            <text:p>125.56</text:p>
          </table:table-cell>
          <table:table-cell office:value-type="float" office:value="154.38" calcext:value-type="float">
            <text:p>154.38</text:p>
          </table:table-cell>
        </table:table-row>
        <table:table-row table:style-name="ro1">
          <table:table-cell office:value-type="float" office:value="1870261" calcext:value-type="float">
            <text:p>1870261</text:p>
          </table:table-cell>
          <table:table-cell table:formula="of:=[.A119]/1000/(60*60*24)" office:value-type="time" office:time-value="PT00H31M10.261S" calcext:value-type="time">
            <text:p>00:31:1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26.63" calcext:value-type="float">
            <text:p>126.63</text:p>
          </table:table-cell>
          <table:table-cell office:value-type="float" office:value="155.69" calcext:value-type="float">
            <text:p>155.69</text:p>
          </table:table-cell>
        </table:table-row>
        <table:table-row table:style-name="ro1">
          <table:table-cell office:value-type="float" office:value="1886261" calcext:value-type="float">
            <text:p>1886261</text:p>
          </table:table-cell>
          <table:table-cell table:formula="of:=[.A120]/1000/(60*60*24)" office:value-type="time" office:time-value="PT00H31M26.261S" calcext:value-type="time">
            <text:p>00:31:26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7.7" calcext:value-type="float">
            <text:p>127.7</text:p>
          </table:table-cell>
          <table:table-cell office:value-type="float" office:value="156.99" calcext:value-type="float">
            <text:p>156.99</text:p>
          </table:table-cell>
        </table:table-row>
        <table:table-row table:style-name="ro1">
          <table:table-cell office:value-type="float" office:value="1902261" calcext:value-type="float">
            <text:p>1902261</text:p>
          </table:table-cell>
          <table:table-cell table:formula="of:=[.A121]/1000/(60*60*24)" office:value-type="time" office:time-value="PT00H31M42.261S" calcext:value-type="time">
            <text:p>00:31:4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8.77" calcext:value-type="float">
            <text:p>128.77</text:p>
          </table:table-cell>
          <table:table-cell office:value-type="float" office:value="158.29" calcext:value-type="float">
            <text:p>158.29</text:p>
          </table:table-cell>
        </table:table-row>
        <table:table-row table:style-name="ro1">
          <table:table-cell office:value-type="float" office:value="1918261" calcext:value-type="float">
            <text:p>1918261</text:p>
          </table:table-cell>
          <table:table-cell table:formula="of:=[.A122]/1000/(60*60*24)" office:value-type="time" office:time-value="PT00H31M58.261S" calcext:value-type="time">
            <text:p>00:31:5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9.84" calcext:value-type="float">
            <text:p>129.84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office:value-type="float" office:value="1934261" calcext:value-type="float">
            <text:p>1934261</text:p>
          </table:table-cell>
          <table:table-cell table:formula="of:=[.A123]/1000/(60*60*24)" office:value-type="time" office:time-value="PT00H32M14.261S" calcext:value-type="time">
            <text:p>00:32:1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30.92" calcext:value-type="float">
            <text:p>130.92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950261" calcext:value-type="float">
            <text:p>1950261</text:p>
          </table:table-cell>
          <table:table-cell table:formula="of:=[.A124]/1000/(60*60*24)" office:value-type="time" office:time-value="PT00H32M30.261S" calcext:value-type="time">
            <text:p>00:32:3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1.99" calcext:value-type="float">
            <text:p>131.99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office:value-type="float" office:value="1966261" calcext:value-type="float">
            <text:p>1966261</text:p>
          </table:table-cell>
          <table:table-cell table:formula="of:=[.A125]/1000/(60*60*24)" office:value-type="time" office:time-value="PT00H32M46.261S" calcext:value-type="time">
            <text:p>00:32:4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3.06" calcext:value-type="float">
            <text:p>133.06</text:p>
          </table:table-cell>
          <table:table-cell office:value-type="float" office:value="163.51" calcext:value-type="float">
            <text:p>163.51</text:p>
          </table:table-cell>
        </table:table-row>
        <table:table-row table:style-name="ro1">
          <table:table-cell office:value-type="float" office:value="1982261" calcext:value-type="float">
            <text:p>1982261</text:p>
          </table:table-cell>
          <table:table-cell table:formula="of:=[.A126]/1000/(60*60*24)" office:value-type="time" office:time-value="PT00H33M02.261S" calcext:value-type="time">
            <text:p>00:33:0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4.13" calcext:value-type="float">
            <text:p>134.13</text:p>
          </table:table-cell>
          <table:table-cell office:value-type="float" office:value="164.81" calcext:value-type="float">
            <text:p>164.81</text:p>
          </table:table-cell>
        </table:table-row>
        <table:table-row table:style-name="ro1">
          <table:table-cell office:value-type="float" office:value="1998261" calcext:value-type="float">
            <text:p>1998261</text:p>
          </table:table-cell>
          <table:table-cell table:formula="of:=[.A127]/1000/(60*60*24)" office:value-type="time" office:time-value="PT00H33M18.261S" calcext:value-type="time">
            <text:p>00:33:1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5.2" calcext:value-type="float">
            <text:p>135.2</text:p>
          </table:table-cell>
          <table:table-cell office:value-type="float" office:value="166.11" calcext:value-type="float">
            <text:p>166.11</text:p>
          </table:table-cell>
        </table:table-row>
        <table:table-row table:style-name="ro1">
          <table:table-cell office:value-type="float" office:value="2014261" calcext:value-type="float">
            <text:p>2014261</text:p>
          </table:table-cell>
          <table:table-cell table:formula="of:=[.A128]/1000/(60*60*24)" office:value-type="time" office:time-value="PT00H33M34.261S" calcext:value-type="time">
            <text:p>00:33:3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36.27" calcext:value-type="float">
            <text:p>136.27</text:p>
          </table:table-cell>
          <table:table-cell office:value-type="float" office:value="167.42" calcext:value-type="float">
            <text:p>167.42</text:p>
          </table:table-cell>
        </table:table-row>
        <table:table-row table:style-name="ro1">
          <table:table-cell office:value-type="float" office:value="2030261" calcext:value-type="float">
            <text:p>2030261</text:p>
          </table:table-cell>
          <table:table-cell table:formula="of:=[.A129]/1000/(60*60*24)" office:value-type="time" office:time-value="PT00H33M50.261S" calcext:value-type="time">
            <text:p>00:33:5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7.35" calcext:value-type="float">
            <text:p>137.35</text:p>
          </table:table-cell>
          <table:table-cell office:value-type="float" office:value="168.72" calcext:value-type="float">
            <text:p>168.72</text:p>
          </table:table-cell>
        </table:table-row>
        <table:table-row table:style-name="ro1">
          <table:table-cell office:value-type="float" office:value="2046261" calcext:value-type="float">
            <text:p>2046261</text:p>
          </table:table-cell>
          <table:table-cell table:formula="of:=[.A130]/1000/(60*60*24)" office:value-type="time" office:time-value="PT00H34M06.261S" calcext:value-type="time">
            <text:p>00:34:0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8.42" calcext:value-type="float">
            <text:p>138.42</text:p>
          </table:table-cell>
          <table:table-cell office:value-type="float" office:value="170.02" calcext:value-type="float">
            <text:p>170.02</text:p>
          </table:table-cell>
        </table:table-row>
        <table:table-row table:style-name="ro1">
          <table:table-cell office:value-type="float" office:value="2062261" calcext:value-type="float">
            <text:p>2062261</text:p>
          </table:table-cell>
          <table:table-cell table:formula="of:=[.A131]/1000/(60*60*24)" office:value-type="time" office:time-value="PT00H34M22.261S" calcext:value-type="time">
            <text:p>00:34:2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39.49" calcext:value-type="float">
            <text:p>139.49</text:p>
          </table:table-cell>
          <table:table-cell office:value-type="float" office:value="171.32" calcext:value-type="float">
            <text:p>171.32</text:p>
          </table:table-cell>
        </table:table-row>
        <table:table-row table:style-name="ro1">
          <table:table-cell office:value-type="float" office:value="2078261" calcext:value-type="float">
            <text:p>2078261</text:p>
          </table:table-cell>
          <table:table-cell table:formula="of:=[.A132]/1000/(60*60*24)" office:value-type="time" office:time-value="PT00H34M38.261S" calcext:value-type="time">
            <text:p>00:34:3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40.56" calcext:value-type="float">
            <text:p>140.56</text:p>
          </table:table-cell>
          <table:table-cell office:value-type="float" office:value="172.63" calcext:value-type="float">
            <text:p>172.63</text:p>
          </table:table-cell>
        </table:table-row>
        <table:table-row table:style-name="ro1">
          <table:table-cell office:value-type="float" office:value="2094261" calcext:value-type="float">
            <text:p>2094261</text:p>
          </table:table-cell>
          <table:table-cell table:formula="of:=[.A133]/1000/(60*60*24)" office:value-type="time" office:time-value="PT00H34M54.261S" calcext:value-type="time">
            <text:p>00:34:5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41.63" calcext:value-type="float">
            <text:p>141.63</text:p>
          </table:table-cell>
          <table:table-cell office:value-type="float" office:value="173.93" calcext:value-type="float">
            <text:p>173.93</text:p>
          </table:table-cell>
        </table:table-row>
        <table:table-row table:style-name="ro1">
          <table:table-cell office:value-type="float" office:value="2110261" calcext:value-type="float">
            <text:p>2110261</text:p>
          </table:table-cell>
          <table:table-cell table:formula="of:=[.A134]/1000/(60*60*24)" office:value-type="time" office:time-value="PT00H35M10.261S" calcext:value-type="time">
            <text:p>00:35:1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42.7" calcext:value-type="float">
            <text:p>142.7</text:p>
          </table:table-cell>
          <table:table-cell office:value-type="float" office:value="175.23" calcext:value-type="float">
            <text:p>175.23</text:p>
          </table:table-cell>
        </table:table-row>
        <table:table-row table:style-name="ro1">
          <table:table-cell office:value-type="float" office:value="2126261" calcext:value-type="float">
            <text:p>2126261</text:p>
          </table:table-cell>
          <table:table-cell table:formula="of:=[.A135]/1000/(60*60*24)" office:value-type="time" office:time-value="PT00H35M26.261S" calcext:value-type="time">
            <text:p>00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3.77" calcext:value-type="float">
            <text:p>143.77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float" office:value="2142261" calcext:value-type="float">
            <text:p>2142261</text:p>
          </table:table-cell>
          <table:table-cell table:formula="of:=[.A136]/1000/(60*60*24)" office:value-type="time" office:time-value="PT00H35M42.261S" calcext:value-type="time">
            <text:p>00:35:4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44.84" calcext:value-type="float">
            <text:p>144.84</text:p>
          </table:table-cell>
          <table:table-cell office:value-type="float" office:value="177.83" calcext:value-type="float">
            <text:p>177.83</text:p>
          </table:table-cell>
        </table:table-row>
        <table:table-row table:style-name="ro1">
          <table:table-cell office:value-type="float" office:value="2158261" calcext:value-type="float">
            <text:p>2158261</text:p>
          </table:table-cell>
          <table:table-cell table:formula="of:=[.A137]/1000/(60*60*24)" office:value-type="time" office:time-value="PT00H35M58.261S" calcext:value-type="time">
            <text:p>00:35:5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45.91" calcext:value-type="float">
            <text:p>145.91</text:p>
          </table:table-cell>
          <table:table-cell office:value-type="float" office:value="179.13" calcext:value-type="float">
            <text:p>179.13</text:p>
          </table:table-cell>
        </table:table-row>
        <table:table-row table:style-name="ro1">
          <table:table-cell office:value-type="float" office:value="2174261" calcext:value-type="float">
            <text:p>2174261</text:p>
          </table:table-cell>
          <table:table-cell table:formula="of:=[.A138]/1000/(60*60*24)" office:value-type="time" office:time-value="PT00H36M14.261S" calcext:value-type="time">
            <text:p>00:36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6.98" calcext:value-type="float">
            <text:p>146.98</text:p>
          </table:table-cell>
          <table:table-cell office:value-type="float" office:value="180.43" calcext:value-type="float">
            <text:p>180.43</text:p>
          </table:table-cell>
        </table:table-row>
        <table:table-row table:style-name="ro1">
          <table:table-cell office:value-type="float" office:value="2190261" calcext:value-type="float">
            <text:p>2190261</text:p>
          </table:table-cell>
          <table:table-cell table:formula="of:=[.A139]/1000/(60*60*24)" office:value-type="time" office:time-value="PT00H36M30.261S" calcext:value-type="time">
            <text:p>00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8.05" calcext:value-type="float">
            <text:p>148.05</text:p>
          </table:table-cell>
          <table:table-cell office:value-type="float" office:value="181.73" calcext:value-type="float">
            <text:p>181.73</text:p>
          </table:table-cell>
        </table:table-row>
        <table:table-row table:style-name="ro1">
          <table:table-cell office:value-type="float" office:value="2206261" calcext:value-type="float">
            <text:p>2206261</text:p>
          </table:table-cell>
          <table:table-cell table:formula="of:=[.A140]/1000/(60*60*24)" office:value-type="time" office:time-value="PT00H36M46.261S" calcext:value-type="time">
            <text:p>00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9.12" calcext:value-type="float">
            <text:p>149.12</text:p>
          </table:table-cell>
          <table:table-cell office:value-type="float" office:value="183.03" calcext:value-type="float">
            <text:p>183.03</text:p>
          </table:table-cell>
        </table:table-row>
        <table:table-row table:style-name="ro1">
          <table:table-cell office:value-type="float" office:value="2222261" calcext:value-type="float">
            <text:p>2222261</text:p>
          </table:table-cell>
          <table:table-cell table:formula="of:=[.A141]/1000/(60*60*24)" office:value-type="time" office:time-value="PT00H37M02.261S" calcext:value-type="time">
            <text:p>00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0.19" calcext:value-type="float">
            <text:p>150.19</text:p>
          </table:table-cell>
          <table:table-cell office:value-type="float" office:value="184.32" calcext:value-type="float">
            <text:p>184.32</text:p>
          </table:table-cell>
        </table:table-row>
        <table:table-row table:style-name="ro1">
          <table:table-cell office:value-type="float" office:value="2238261" calcext:value-type="float">
            <text:p>2238261</text:p>
          </table:table-cell>
          <table:table-cell table:formula="of:=[.A142]/1000/(60*60*24)" office:value-type="time" office:time-value="PT00H37M18.261S" calcext:value-type="time">
            <text:p>00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1.26" calcext:value-type="float">
            <text:p>151.26</text:p>
          </table:table-cell>
          <table:table-cell office:value-type="float" office:value="185.62" calcext:value-type="float">
            <text:p>185.62</text:p>
          </table:table-cell>
        </table:table-row>
        <table:table-row table:style-name="ro1">
          <table:table-cell office:value-type="float" office:value="2254261" calcext:value-type="float">
            <text:p>2254261</text:p>
          </table:table-cell>
          <table:table-cell table:formula="of:=[.A143]/1000/(60*60*24)" office:value-type="time" office:time-value="PT00H37M34.261S" calcext:value-type="time">
            <text:p>00:37:3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52.33" calcext:value-type="float">
            <text:p>152.33</text:p>
          </table:table-cell>
          <table:table-cell office:value-type="float" office:value="186.92" calcext:value-type="float">
            <text:p>186.92</text:p>
          </table:table-cell>
        </table:table-row>
        <table:table-row table:style-name="ro1">
          <table:table-cell office:value-type="float" office:value="2270261" calcext:value-type="float">
            <text:p>2270261</text:p>
          </table:table-cell>
          <table:table-cell table:formula="of:=[.A144]/1000/(60*60*24)" office:value-type="time" office:time-value="PT00H37M50.261S" calcext:value-type="time">
            <text:p>00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3.4" calcext:value-type="float">
            <text:p>153.4</text:p>
          </table:table-cell>
          <table:table-cell office:value-type="float" office:value="188.22" calcext:value-type="float">
            <text:p>188.22</text:p>
          </table:table-cell>
        </table:table-row>
        <table:table-row table:style-name="ro1">
          <table:table-cell office:value-type="float" office:value="2286261" calcext:value-type="float">
            <text:p>2286261</text:p>
          </table:table-cell>
          <table:table-cell table:formula="of:=[.A145]/1000/(60*60*24)" office:value-type="time" office:time-value="PT00H38M06.261S" calcext:value-type="time">
            <text:p>00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4.47" calcext:value-type="float">
            <text:p>154.47</text:p>
          </table:table-cell>
          <table:table-cell office:value-type="float" office:value="189.51" calcext:value-type="float">
            <text:p>189.51</text:p>
          </table:table-cell>
        </table:table-row>
        <table:table-row table:style-name="ro1">
          <table:table-cell office:value-type="float" office:value="2302261" calcext:value-type="float">
            <text:p>2302261</text:p>
          </table:table-cell>
          <table:table-cell table:formula="of:=[.A146]/1000/(60*60*24)" office:value-type="time" office:time-value="PT00H38M22.261S" calcext:value-type="time">
            <text:p>00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5.54" calcext:value-type="float">
            <text:p>155.54</text:p>
          </table:table-cell>
          <table:table-cell office:value-type="float" office:value="190.81" calcext:value-type="float">
            <text:p>190.81</text:p>
          </table:table-cell>
        </table:table-row>
        <table:table-row table:style-name="ro1">
          <table:table-cell office:value-type="float" office:value="2318261" calcext:value-type="float">
            <text:p>2318261</text:p>
          </table:table-cell>
          <table:table-cell table:formula="of:=[.A147]/1000/(60*60*24)" office:value-type="time" office:time-value="PT00H38M38.261S" calcext:value-type="time">
            <text:p>00:38:38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156.61" calcext:value-type="float">
            <text:p>156.61</text:p>
          </table:table-cell>
          <table:table-cell office:value-type="float" office:value="192.11" calcext:value-type="float">
            <text:p>192.11</text:p>
          </table:table-cell>
        </table:table-row>
        <table:table-row table:style-name="ro1">
          <table:table-cell office:value-type="float" office:value="2334261" calcext:value-type="float">
            <text:p>2334261</text:p>
          </table:table-cell>
          <table:table-cell table:formula="of:=[.A148]/1000/(60*60*24)" office:value-type="time" office:time-value="PT00H38M54.261S" calcext:value-type="time">
            <text:p>00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57.68" calcext:value-type="float">
            <text:p>157.68</text:p>
          </table:table-cell>
          <table:table-cell office:value-type="float" office:value="193.41" calcext:value-type="float">
            <text:p>193.41</text:p>
          </table:table-cell>
        </table:table-row>
        <table:table-row table:style-name="ro1">
          <table:table-cell office:value-type="float" office:value="2350261" calcext:value-type="float">
            <text:p>2350261</text:p>
          </table:table-cell>
          <table:table-cell table:formula="of:=[.A149]/1000/(60*60*24)" office:value-type="time" office:time-value="PT00H39M10.261S" calcext:value-type="time">
            <text:p>00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58.75" calcext:value-type="float">
            <text:p>158.75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office:value-type="float" office:value="2366261" calcext:value-type="float">
            <text:p>2366261</text:p>
          </table:table-cell>
          <table:table-cell table:formula="of:=[.A150]/1000/(60*60*24)" office:value-type="time" office:time-value="PT00H39M26.261S" calcext:value-type="time">
            <text:p>00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59.82" calcext:value-type="float">
            <text:p>159.8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382261" calcext:value-type="float">
            <text:p>2382261</text:p>
          </table:table-cell>
          <table:table-cell table:formula="of:=[.A151]/1000/(60*60*24)" office:value-type="time" office:time-value="PT00H39M42.261S" calcext:value-type="time">
            <text:p>00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0.89" calcext:value-type="float">
            <text:p>160.89</text:p>
          </table:table-cell>
          <table:table-cell office:value-type="float" office:value="197.29" calcext:value-type="float">
            <text:p>197.29</text:p>
          </table:table-cell>
        </table:table-row>
        <table:table-row table:style-name="ro1">
          <table:table-cell office:value-type="float" office:value="2398261" calcext:value-type="float">
            <text:p>2398261</text:p>
          </table:table-cell>
          <table:table-cell table:formula="of:=[.A152]/1000/(60*60*24)" office:value-type="time" office:time-value="PT00H39M58.261S" calcext:value-type="time">
            <text:p>00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1.96" calcext:value-type="float">
            <text:p>161.96</text:p>
          </table:table-cell>
          <table:table-cell office:value-type="float" office:value="198.59" calcext:value-type="float">
            <text:p>198.59</text:p>
          </table:table-cell>
        </table:table-row>
        <table:table-row table:style-name="ro1">
          <table:table-cell office:value-type="float" office:value="2414261" calcext:value-type="float">
            <text:p>2414261</text:p>
          </table:table-cell>
          <table:table-cell table:formula="of:=[.A153]/1000/(60*60*24)" office:value-type="time" office:time-value="PT00H40M14.261S" calcext:value-type="time">
            <text:p>00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3.03" calcext:value-type="float">
            <text:p>163.03</text:p>
          </table:table-cell>
          <table:table-cell office:value-type="float" office:value="199.89" calcext:value-type="float">
            <text:p>199.89</text:p>
          </table:table-cell>
        </table:table-row>
        <table:table-row table:style-name="ro1">
          <table:table-cell office:value-type="float" office:value="2430261" calcext:value-type="float">
            <text:p>2430261</text:p>
          </table:table-cell>
          <table:table-cell table:formula="of:=[.A154]/1000/(60*60*24)" office:value-type="time" office:time-value="PT00H40M30.261S" calcext:value-type="time">
            <text:p>00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4.1" calcext:value-type="float">
            <text:p>164.1</text:p>
          </table:table-cell>
          <table:table-cell office:value-type="float" office:value="201.18" calcext:value-type="float">
            <text:p>201.18</text:p>
          </table:table-cell>
        </table:table-row>
        <table:table-row table:style-name="ro1">
          <table:table-cell office:value-type="float" office:value="2446261" calcext:value-type="float">
            <text:p>2446261</text:p>
          </table:table-cell>
          <table:table-cell table:formula="of:=[.A155]/1000/(60*60*24)" office:value-type="time" office:time-value="PT00H40M46.261S" calcext:value-type="time">
            <text:p>00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.17" calcext:value-type="float">
            <text:p>165.17</text:p>
          </table:table-cell>
          <table:table-cell office:value-type="float" office:value="202.48" calcext:value-type="float">
            <text:p>202.48</text:p>
          </table:table-cell>
        </table:table-row>
        <table:table-row table:style-name="ro1">
          <table:table-cell office:value-type="float" office:value="2462261" calcext:value-type="float">
            <text:p>2462261</text:p>
          </table:table-cell>
          <table:table-cell table:formula="of:=[.A156]/1000/(60*60*24)" office:value-type="time" office:time-value="PT00H41M02.261S" calcext:value-type="time">
            <text:p>00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6.23" calcext:value-type="float">
            <text:p>166.23</text:p>
          </table:table-cell>
          <table:table-cell office:value-type="float" office:value="203.77" calcext:value-type="float">
            <text:p>203.77</text:p>
          </table:table-cell>
        </table:table-row>
        <table:table-row table:style-name="ro1">
          <table:table-cell office:value-type="float" office:value="2478261" calcext:value-type="float">
            <text:p>2478261</text:p>
          </table:table-cell>
          <table:table-cell table:formula="of:=[.A157]/1000/(60*60*24)" office:value-type="time" office:time-value="PT00H41M18.261S" calcext:value-type="time">
            <text:p>00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7.3" calcext:value-type="float">
            <text:p>167.3</text:p>
          </table:table-cell>
          <table:table-cell office:value-type="float" office:value="205.07" calcext:value-type="float">
            <text:p>205.07</text:p>
          </table:table-cell>
        </table:table-row>
        <table:table-row table:style-name="ro1">
          <table:table-cell office:value-type="float" office:value="2494261" calcext:value-type="float">
            <text:p>2494261</text:p>
          </table:table-cell>
          <table:table-cell table:formula="of:=[.A158]/1000/(60*60*24)" office:value-type="time" office:time-value="PT00H41M34.261S" calcext:value-type="time">
            <text:p>00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8.37" calcext:value-type="float">
            <text:p>168.37</text:p>
          </table:table-cell>
          <table:table-cell office:value-type="float" office:value="206.36" calcext:value-type="float">
            <text:p>206.36</text:p>
          </table:table-cell>
        </table:table-row>
        <table:table-row table:style-name="ro1">
          <table:table-cell office:value-type="float" office:value="2510261" calcext:value-type="float">
            <text:p>2510261</text:p>
          </table:table-cell>
          <table:table-cell table:formula="of:=[.A159]/1000/(60*60*24)" office:value-type="time" office:time-value="PT00H41M50.261S" calcext:value-type="time">
            <text:p>00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9.44" calcext:value-type="float">
            <text:p>169.44</text:p>
          </table:table-cell>
          <table:table-cell office:value-type="float" office:value="207.66" calcext:value-type="float">
            <text:p>207.66</text:p>
          </table:table-cell>
        </table:table-row>
        <table:table-row table:style-name="ro1">
          <table:table-cell office:value-type="float" office:value="2526261" calcext:value-type="float">
            <text:p>2526261</text:p>
          </table:table-cell>
          <table:table-cell table:formula="of:=[.A160]/1000/(60*60*24)" office:value-type="time" office:time-value="PT00H42M06.261S" calcext:value-type="time">
            <text:p>00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0.51" calcext:value-type="float">
            <text:p>170.51</text:p>
          </table:table-cell>
          <table:table-cell office:value-type="float" office:value="208.95" calcext:value-type="float">
            <text:p>208.95</text:p>
          </table:table-cell>
        </table:table-row>
        <table:table-row table:style-name="ro1">
          <table:table-cell office:value-type="float" office:value="2542261" calcext:value-type="float">
            <text:p>2542261</text:p>
          </table:table-cell>
          <table:table-cell table:formula="of:=[.A161]/1000/(60*60*24)" office:value-type="time" office:time-value="PT00H42M22.261S" calcext:value-type="time">
            <text:p>00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1.58" calcext:value-type="float">
            <text:p>171.58</text:p>
          </table:table-cell>
          <table:table-cell office:value-type="float" office:value="210.25" calcext:value-type="float">
            <text:p>210.25</text:p>
          </table:table-cell>
        </table:table-row>
        <table:table-row table:style-name="ro1">
          <table:table-cell office:value-type="float" office:value="2558261" calcext:value-type="float">
            <text:p>2558261</text:p>
          </table:table-cell>
          <table:table-cell table:formula="of:=[.A162]/1000/(60*60*24)" office:value-type="time" office:time-value="PT00H42M38.261S" calcext:value-type="time">
            <text:p>00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2.64" calcext:value-type="float">
            <text:p>172.64</text:p>
          </table:table-cell>
          <table:table-cell office:value-type="float" office:value="211.54" calcext:value-type="float">
            <text:p>211.54</text:p>
          </table:table-cell>
        </table:table-row>
        <table:table-row table:style-name="ro1">
          <table:table-cell office:value-type="float" office:value="2574261" calcext:value-type="float">
            <text:p>2574261</text:p>
          </table:table-cell>
          <table:table-cell table:formula="of:=[.A163]/1000/(60*60*24)" office:value-type="time" office:time-value="PT00H42M54.261S" calcext:value-type="time">
            <text:p>00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3.71" calcext:value-type="float">
            <text:p>173.71</text:p>
          </table:table-cell>
          <table:table-cell office:value-type="float" office:value="212.83" calcext:value-type="float">
            <text:p>212.83</text:p>
          </table:table-cell>
        </table:table-row>
        <table:table-row table:style-name="ro1">
          <table:table-cell office:value-type="float" office:value="2590261" calcext:value-type="float">
            <text:p>2590261</text:p>
          </table:table-cell>
          <table:table-cell table:formula="of:=[.A164]/1000/(60*60*24)" office:value-type="time" office:time-value="PT00H43M10.261S" calcext:value-type="time">
            <text:p>00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74.78" calcext:value-type="float">
            <text:p>174.78</text:p>
          </table:table-cell>
          <table:table-cell office:value-type="float" office:value="214.13" calcext:value-type="float">
            <text:p>214.13</text:p>
          </table:table-cell>
        </table:table-row>
        <table:table-row table:style-name="ro1">
          <table:table-cell office:value-type="float" office:value="2606261" calcext:value-type="float">
            <text:p>2606261</text:p>
          </table:table-cell>
          <table:table-cell table:formula="of:=[.A165]/1000/(60*60*24)" office:value-type="time" office:time-value="PT00H43M26.261S" calcext:value-type="time">
            <text:p>00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5.85" calcext:value-type="float">
            <text:p>175.85</text:p>
          </table:table-cell>
          <table:table-cell office:value-type="float" office:value="215.42" calcext:value-type="float">
            <text:p>215.42</text:p>
          </table:table-cell>
        </table:table-row>
        <table:table-row table:style-name="ro1">
          <table:table-cell office:value-type="float" office:value="2622261" calcext:value-type="float">
            <text:p>2622261</text:p>
          </table:table-cell>
          <table:table-cell table:formula="of:=[.A166]/1000/(60*60*24)" office:value-type="time" office:time-value="PT00H43M42.261S" calcext:value-type="time">
            <text:p>00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76.92" calcext:value-type="float">
            <text:p>176.92</text:p>
          </table:table-cell>
          <table:table-cell office:value-type="float" office:value="216.72" calcext:value-type="float">
            <text:p>216.72</text:p>
          </table:table-cell>
        </table:table-row>
        <table:table-row table:style-name="ro1">
          <table:table-cell office:value-type="float" office:value="2638261" calcext:value-type="float">
            <text:p>2638261</text:p>
          </table:table-cell>
          <table:table-cell table:formula="of:=[.A167]/1000/(60*60*24)" office:value-type="time" office:time-value="PT00H43M58.261S" calcext:value-type="time">
            <text:p>00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7.98" calcext:value-type="float">
            <text:p>177.98</text:p>
          </table:table-cell>
          <table:table-cell office:value-type="float" office:value="218.01" calcext:value-type="float">
            <text:p>218.01</text:p>
          </table:table-cell>
        </table:table-row>
        <table:table-row table:style-name="ro1">
          <table:table-cell office:value-type="float" office:value="2654261" calcext:value-type="float">
            <text:p>2654261</text:p>
          </table:table-cell>
          <table:table-cell table:formula="of:=[.A168]/1000/(60*60*24)" office:value-type="time" office:time-value="PT00H44M14.261S" calcext:value-type="time">
            <text:p>00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9.05" calcext:value-type="float">
            <text:p>179.05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office:value-type="float" office:value="2670261" calcext:value-type="float">
            <text:p>2670261</text:p>
          </table:table-cell>
          <table:table-cell table:formula="of:=[.A169]/1000/(60*60*24)" office:value-type="time" office:time-value="PT00H44M30.261S" calcext:value-type="time">
            <text:p>00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80.12" calcext:value-type="float">
            <text:p>180.12</text:p>
          </table:table-cell>
          <table:table-cell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2686261" calcext:value-type="float">
            <text:p>2686261</text:p>
          </table:table-cell>
          <table:table-cell table:formula="of:=[.A170]/1000/(60*60*24)" office:value-type="time" office:time-value="PT00H44M46.261S" calcext:value-type="time">
            <text:p>00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81.19" calcext:value-type="float">
            <text:p>181.19</text:p>
          </table:table-cell>
          <table:table-cell office:value-type="float" office:value="221.89" calcext:value-type="float">
            <text:p>221.89</text:p>
          </table:table-cell>
        </table:table-row>
        <table:table-row table:style-name="ro1">
          <table:table-cell office:value-type="float" office:value="2702261" calcext:value-type="float">
            <text:p>2702261</text:p>
          </table:table-cell>
          <table:table-cell table:formula="of:=[.A171]/1000/(60*60*24)" office:value-type="time" office:time-value="PT00H45M02.261S" calcext:value-type="time">
            <text:p>00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82.25" calcext:value-type="float">
            <text:p>182.25</text:p>
          </table:table-cell>
          <table:table-cell office:value-type="float" office:value="223.18" calcext:value-type="float">
            <text:p>223.18</text:p>
          </table:table-cell>
        </table:table-row>
        <table:table-row table:style-name="ro1">
          <table:table-cell office:value-type="float" office:value="2718261" calcext:value-type="float">
            <text:p>2718261</text:p>
          </table:table-cell>
          <table:table-cell table:formula="of:=[.A172]/1000/(60*60*24)" office:value-type="time" office:time-value="PT00H45M18.261S" calcext:value-type="time">
            <text:p>00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83.32" calcext:value-type="float">
            <text:p>183.32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2734261" calcext:value-type="float">
            <text:p>2734261</text:p>
          </table:table-cell>
          <table:table-cell table:formula="of:=[.A173]/1000/(60*60*24)" office:value-type="time" office:time-value="PT00H45M34.261S" calcext:value-type="time">
            <text:p>00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84.39" calcext:value-type="float">
            <text:p>184.39</text:p>
          </table:table-cell>
          <table:table-cell office:value-type="float" office:value="225.77" calcext:value-type="float">
            <text:p>225.77</text:p>
          </table:table-cell>
        </table:table-row>
        <table:table-row table:style-name="ro1">
          <table:table-cell office:value-type="float" office:value="2750261" calcext:value-type="float">
            <text:p>2750261</text:p>
          </table:table-cell>
          <table:table-cell table:formula="of:=[.A174]/1000/(60*60*24)" office:value-type="time" office:time-value="PT00H45M50.261S" calcext:value-type="time">
            <text:p>00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85.46" calcext:value-type="float">
            <text:p>185.46</text:p>
          </table:table-cell>
          <table:table-cell office:value-type="float" office:value="227.06" calcext:value-type="float">
            <text:p>227.06</text:p>
          </table:table-cell>
        </table:table-row>
        <table:table-row table:style-name="ro1">
          <table:table-cell office:value-type="float" office:value="2766261" calcext:value-type="float">
            <text:p>2766261</text:p>
          </table:table-cell>
          <table:table-cell table:formula="of:=[.A175]/1000/(60*60*24)" office:value-type="time" office:time-value="PT00H46M06.261S" calcext:value-type="time">
            <text:p>00:46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86.52" calcext:value-type="float">
            <text:p>186.52</text:p>
          </table:table-cell>
          <table:table-cell office:value-type="float" office:value="228.36" calcext:value-type="float">
            <text:p>228.36</text:p>
          </table:table-cell>
        </table:table-row>
        <table:table-row table:style-name="ro1">
          <table:table-cell office:value-type="float" office:value="2782261" calcext:value-type="float">
            <text:p>2782261</text:p>
          </table:table-cell>
          <table:table-cell table:formula="of:=[.A176]/1000/(60*60*24)" office:value-type="time" office:time-value="PT00H46M22.261S" calcext:value-type="time">
            <text:p>00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87.59" calcext:value-type="float">
            <text:p>187.59</text:p>
          </table:table-cell>
          <table:table-cell office:value-type="float" office:value="229.65" calcext:value-type="float">
            <text:p>229.65</text:p>
          </table:table-cell>
        </table:table-row>
        <table:table-row table:style-name="ro1">
          <table:table-cell office:value-type="float" office:value="2798261" calcext:value-type="float">
            <text:p>2798261</text:p>
          </table:table-cell>
          <table:table-cell table:formula="of:=[.A177]/1000/(60*60*24)" office:value-type="time" office:time-value="PT00H46M38.261S" calcext:value-type="time">
            <text:p>00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88.66" calcext:value-type="float">
            <text:p>188.66</text:p>
          </table:table-cell>
          <table:table-cell office:value-type="float" office:value="230.94" calcext:value-type="float">
            <text:p>230.94</text:p>
          </table:table-cell>
        </table:table-row>
        <table:table-row table:style-name="ro1">
          <table:table-cell office:value-type="float" office:value="2814261" calcext:value-type="float">
            <text:p>2814261</text:p>
          </table:table-cell>
          <table:table-cell table:formula="of:=[.A178]/1000/(60*60*24)" office:value-type="time" office:time-value="PT00H46M54.261S" calcext:value-type="time">
            <text:p>00:46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89.72" calcext:value-type="float">
            <text:p>189.72</text:p>
          </table:table-cell>
          <table:table-cell office:value-type="float" office:value="232.23" calcext:value-type="float">
            <text:p>232.23</text:p>
          </table:table-cell>
        </table:table-row>
        <table:table-row table:style-name="ro1">
          <table:table-cell office:value-type="float" office:value="2830261" calcext:value-type="float">
            <text:p>2830261</text:p>
          </table:table-cell>
          <table:table-cell table:formula="of:=[.A179]/1000/(60*60*24)" office:value-type="time" office:time-value="PT00H47M10.261S" calcext:value-type="time">
            <text:p>00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90.79" calcext:value-type="float">
            <text:p>190.79</text:p>
          </table:table-cell>
          <table:table-cell office:value-type="float" office:value="233.53" calcext:value-type="float">
            <text:p>233.53</text:p>
          </table:table-cell>
        </table:table-row>
        <table:table-row table:style-name="ro1">
          <table:table-cell office:value-type="float" office:value="2846261" calcext:value-type="float">
            <text:p>2846261</text:p>
          </table:table-cell>
          <table:table-cell table:formula="of:=[.A180]/1000/(60*60*24)" office:value-type="time" office:time-value="PT00H47M26.261S" calcext:value-type="time">
            <text:p>00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91.86" calcext:value-type="float">
            <text:p>191.86</text:p>
          </table:table-cell>
          <table:table-cell office:value-type="float" office:value="234.82" calcext:value-type="float">
            <text:p>234.82</text:p>
          </table:table-cell>
        </table:table-row>
        <table:table-row table:style-name="ro1">
          <table:table-cell office:value-type="float" office:value="2862261" calcext:value-type="float">
            <text:p>2862261</text:p>
          </table:table-cell>
          <table:table-cell table:formula="of:=[.A181]/1000/(60*60*24)" office:value-type="time" office:time-value="PT00H47M42.261S" calcext:value-type="time">
            <text:p>00:47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92.93" calcext:value-type="float">
            <text:p>192.93</text:p>
          </table:table-cell>
          <table:table-cell office:value-type="float" office:value="236.11" calcext:value-type="float">
            <text:p>236.11</text:p>
          </table:table-cell>
        </table:table-row>
        <table:table-row table:style-name="ro1">
          <table:table-cell office:value-type="float" office:value="2878261" calcext:value-type="float">
            <text:p>2878261</text:p>
          </table:table-cell>
          <table:table-cell table:formula="of:=[.A182]/1000/(60*60*24)" office:value-type="time" office:time-value="PT00H47M58.261S" calcext:value-type="time">
            <text:p>00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93.99" calcext:value-type="float">
            <text:p>193.99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1">
          <table:table-cell office:value-type="float" office:value="2894261" calcext:value-type="float">
            <text:p>2894261</text:p>
          </table:table-cell>
          <table:table-cell table:formula="of:=[.A183]/1000/(60*60*24)" office:value-type="time" office:time-value="PT00H48M14.261S" calcext:value-type="time">
            <text:p>00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95.06" calcext:value-type="float">
            <text:p>195.06</text:p>
          </table:table-cell>
          <table:table-cell office:value-type="float" office:value="238.69" calcext:value-type="float">
            <text:p>238.69</text:p>
          </table:table-cell>
        </table:table-row>
        <table:table-row table:style-name="ro1">
          <table:table-cell office:value-type="float" office:value="2910261" calcext:value-type="float">
            <text:p>2910261</text:p>
          </table:table-cell>
          <table:table-cell table:formula="of:=[.A184]/1000/(60*60*24)" office:value-type="time" office:time-value="PT00H48M30.261S" calcext:value-type="time">
            <text:p>00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96.12" calcext:value-type="float">
            <text:p>196.12</text:p>
          </table:table-cell>
          <table:table-cell office:value-type="float" office:value="239.98" calcext:value-type="float">
            <text:p>239.98</text:p>
          </table:table-cell>
        </table:table-row>
        <table:table-row table:style-name="ro1">
          <table:table-cell office:value-type="float" office:value="2926261" calcext:value-type="float">
            <text:p>2926261</text:p>
          </table:table-cell>
          <table:table-cell table:formula="of:=[.A185]/1000/(60*60*24)" office:value-type="time" office:time-value="PT00H48M46.261S" calcext:value-type="time">
            <text:p>00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97.19" calcext:value-type="float">
            <text:p>197.19</text:p>
          </table:table-cell>
          <table:table-cell office:value-type="float" office:value="241.27" calcext:value-type="float">
            <text:p>241.27</text:p>
          </table:table-cell>
        </table:table-row>
        <table:table-row table:style-name="ro1">
          <table:table-cell office:value-type="float" office:value="2942261" calcext:value-type="float">
            <text:p>2942261</text:p>
          </table:table-cell>
          <table:table-cell table:formula="of:=[.A186]/1000/(60*60*24)" office:value-type="time" office:time-value="PT00H49M02.261S" calcext:value-type="time">
            <text:p>00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98.26" calcext:value-type="float">
            <text:p>198.26</text:p>
          </table:table-cell>
          <table:table-cell office:value-type="float" office:value="242.56" calcext:value-type="float">
            <text:p>242.56</text:p>
          </table:table-cell>
        </table:table-row>
        <table:table-row table:style-name="ro1">
          <table:table-cell office:value-type="float" office:value="2958261" calcext:value-type="float">
            <text:p>2958261</text:p>
          </table:table-cell>
          <table:table-cell table:formula="of:=[.A187]/1000/(60*60*24)" office:value-type="time" office:time-value="PT00H49M18.261S" calcext:value-type="time">
            <text:p>00:4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99.32" calcext:value-type="float">
            <text:p>199.32</text:p>
          </table:table-cell>
          <table:table-cell office:value-type="float" office:value="243.85" calcext:value-type="float">
            <text:p>243.85</text:p>
          </table:table-cell>
        </table:table-row>
        <table:table-row table:style-name="ro1">
          <table:table-cell office:value-type="float" office:value="2974261" calcext:value-type="float">
            <text:p>2974261</text:p>
          </table:table-cell>
          <table:table-cell table:formula="of:=[.A188]/1000/(60*60*24)" office:value-type="time" office:time-value="PT00H49M34.261S" calcext:value-type="time">
            <text:p>00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200.39" calcext:value-type="float">
            <text:p>200.39</text:p>
          </table:table-cell>
          <table:table-cell office:value-type="float" office:value="245.14" calcext:value-type="float">
            <text:p>245.14</text:p>
          </table:table-cell>
        </table:table-row>
        <table:table-row table:style-name="ro1">
          <table:table-cell office:value-type="float" office:value="2990261" calcext:value-type="float">
            <text:p>2990261</text:p>
          </table:table-cell>
          <table:table-cell table:formula="of:=[.A189]/1000/(60*60*24)" office:value-type="time" office:time-value="PT00H49M50.261S" calcext:value-type="time">
            <text:p>00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201.46" calcext:value-type="float">
            <text:p>201.46</text:p>
          </table:table-cell>
          <table:table-cell office:value-type="float" office:value="246.43" calcext:value-type="float">
            <text:p>246.43</text:p>
          </table:table-cell>
        </table:table-row>
        <table:table-row table:style-name="ro1">
          <table:table-cell office:value-type="float" office:value="3006261" calcext:value-type="float">
            <text:p>3006261</text:p>
          </table:table-cell>
          <table:table-cell table:formula="of:=[.A190]/1000/(60*60*24)" office:value-type="time" office:time-value="PT00H50M06.261S" calcext:value-type="time">
            <text:p>00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02.52" calcext:value-type="float">
            <text:p>202.52</text:p>
          </table:table-cell>
          <table:table-cell office:value-type="float" office:value="247.72" calcext:value-type="float">
            <text:p>247.72</text:p>
          </table:table-cell>
        </table:table-row>
        <table:table-row table:style-name="ro1">
          <table:table-cell office:value-type="float" office:value="3022261" calcext:value-type="float">
            <text:p>3022261</text:p>
          </table:table-cell>
          <table:table-cell table:formula="of:=[.A191]/1000/(60*60*24)" office:value-type="time" office:time-value="PT00H50M22.261S" calcext:value-type="time">
            <text:p>00:5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203.59" calcext:value-type="float">
            <text:p>203.59</text:p>
          </table:table-cell>
          <table:table-cell office:value-type="float" office:value="249.01" calcext:value-type="float">
            <text:p>249.01</text:p>
          </table:table-cell>
        </table:table-row>
        <table:table-row table:style-name="ro1">
          <table:table-cell office:value-type="float" office:value="3038261" calcext:value-type="float">
            <text:p>3038261</text:p>
          </table:table-cell>
          <table:table-cell table:formula="of:=[.A192]/1000/(60*60*24)" office:value-type="time" office:time-value="PT00H50M38.261S" calcext:value-type="time">
            <text:p>00:50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204.65" calcext:value-type="float">
            <text:p>204.65</text:p>
          </table:table-cell>
          <table:table-cell office:value-type="float" office:value="250.29" calcext:value-type="float">
            <text:p>250.29</text:p>
          </table:table-cell>
        </table:table-row>
        <table:table-row table:style-name="ro1">
          <table:table-cell office:value-type="float" office:value="3054261" calcext:value-type="float">
            <text:p>3054261</text:p>
          </table:table-cell>
          <table:table-cell table:formula="of:=[.A193]/1000/(60*60*24)" office:value-type="time" office:time-value="PT00H50M54.261S" calcext:value-type="time">
            <text:p>00:5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05.72" calcext:value-type="float">
            <text:p>205.72</text:p>
          </table:table-cell>
          <table:table-cell office:value-type="float" office:value="251.58" calcext:value-type="float">
            <text:p>251.58</text:p>
          </table:table-cell>
        </table:table-row>
        <table:table-row table:style-name="ro1">
          <table:table-cell office:value-type="float" office:value="3070259" calcext:value-type="float">
            <text:p>3070259</text:p>
          </table:table-cell>
          <table:table-cell table:formula="of:=[.A194]/1000/(60*60*24)" office:value-type="time" office:time-value="PT00H51M10.259S" calcext:value-type="time">
            <text:p>00:5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06.78" calcext:value-type="float">
            <text:p>206.78</text:p>
          </table:table-cell>
          <table:table-cell office:value-type="float" office:value="252.87" calcext:value-type="float">
            <text:p>252.87</text:p>
          </table:table-cell>
        </table:table-row>
        <table:table-row table:style-name="ro1">
          <table:table-cell office:value-type="float" office:value="3086261" calcext:value-type="float">
            <text:p>3086261</text:p>
          </table:table-cell>
          <table:table-cell table:formula="of:=[.A195]/1000/(60*60*24)" office:value-type="time" office:time-value="PT00H51M26.261S" calcext:value-type="time">
            <text:p>00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07.85" calcext:value-type="float">
            <text:p>207.85</text:p>
          </table:table-cell>
          <table:table-cell office:value-type="float" office:value="254.16" calcext:value-type="float">
            <text:p>254.16</text:p>
          </table:table-cell>
        </table:table-row>
        <table:table-row table:style-name="ro1">
          <table:table-cell office:value-type="float" office:value="3102261" calcext:value-type="float">
            <text:p>3102261</text:p>
          </table:table-cell>
          <table:table-cell table:formula="of:=[.A196]/1000/(60*60*24)" office:value-type="time" office:time-value="PT00H51M42.261S" calcext:value-type="time">
            <text:p>00:5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08.92" calcext:value-type="float">
            <text:p>208.92</text:p>
          </table:table-cell>
          <table:table-cell office:value-type="float" office:value="255.44" calcext:value-type="float">
            <text:p>255.44</text:p>
          </table:table-cell>
        </table:table-row>
        <table:table-row table:style-name="ro1">
          <table:table-cell office:value-type="float" office:value="3118261" calcext:value-type="float">
            <text:p>3118261</text:p>
          </table:table-cell>
          <table:table-cell table:formula="of:=[.A197]/1000/(60*60*24)" office:value-type="time" office:time-value="PT00H51M58.261S" calcext:value-type="time">
            <text:p>00:5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09.98" calcext:value-type="float">
            <text:p>209.98</text:p>
          </table:table-cell>
          <table:table-cell office:value-type="float" office:value="256.73" calcext:value-type="float">
            <text:p>256.73</text:p>
          </table:table-cell>
        </table:table-row>
        <table:table-row table:style-name="ro1">
          <table:table-cell office:value-type="float" office:value="3134261" calcext:value-type="float">
            <text:p>3134261</text:p>
          </table:table-cell>
          <table:table-cell table:formula="of:=[.A198]/1000/(60*60*24)" office:value-type="time" office:time-value="PT00H52M14.261S" calcext:value-type="time">
            <text:p>00:52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1.05" calcext:value-type="float">
            <text:p>211.05</text:p>
          </table:table-cell>
          <table:table-cell office:value-type="float" office:value="258.02" calcext:value-type="float">
            <text:p>258.02</text:p>
          </table:table-cell>
        </table:table-row>
        <table:table-row table:style-name="ro1">
          <table:table-cell office:value-type="float" office:value="3150261" calcext:value-type="float">
            <text:p>3150261</text:p>
          </table:table-cell>
          <table:table-cell table:formula="of:=[.A199]/1000/(60*60*24)" office:value-type="time" office:time-value="PT00H52M30.261S" calcext:value-type="time">
            <text:p>00:52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212.11" calcext:value-type="float">
            <text:p>212.11</text:p>
          </table:table-cell>
          <table:table-cell office:value-type="float" office:value="259.31" calcext:value-type="float">
            <text:p>259.31</text:p>
          </table:table-cell>
        </table:table-row>
        <table:table-row table:style-name="ro1">
          <table:table-cell office:value-type="float" office:value="3166261" calcext:value-type="float">
            <text:p>3166261</text:p>
          </table:table-cell>
          <table:table-cell table:formula="of:=[.A200]/1000/(60*60*24)" office:value-type="time" office:time-value="PT00H52M46.261S" calcext:value-type="time">
            <text:p>00:52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3.18" calcext:value-type="float">
            <text:p>213.18</text:p>
          </table:table-cell>
          <table:table-cell office:value-type="float" office:value="260.6" calcext:value-type="float">
            <text:p>260.6</text:p>
          </table:table-cell>
        </table:table-row>
        <table:table-row table:style-name="ro1">
          <table:table-cell office:value-type="float" office:value="3182261" calcext:value-type="float">
            <text:p>3182261</text:p>
          </table:table-cell>
          <table:table-cell table:formula="of:=[.A201]/1000/(60*60*24)" office:value-type="time" office:time-value="PT00H53M02.261S" calcext:value-type="time">
            <text:p>00:5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4.24" calcext:value-type="float">
            <text:p>214.24</text:p>
          </table:table-cell>
          <table:table-cell office:value-type="float" office:value="261.88" calcext:value-type="float">
            <text:p>261.88</text:p>
          </table:table-cell>
        </table:table-row>
        <table:table-row table:style-name="ro1">
          <table:table-cell office:value-type="float" office:value="3198261" calcext:value-type="float">
            <text:p>3198261</text:p>
          </table:table-cell>
          <table:table-cell table:formula="of:=[.A202]/1000/(60*60*24)" office:value-type="time" office:time-value="PT00H53M18.261S" calcext:value-type="time">
            <text:p>00:5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5.31" calcext:value-type="float">
            <text:p>215.31</text:p>
          </table:table-cell>
          <table:table-cell office:value-type="float" office:value="263.17" calcext:value-type="float">
            <text:p>263.17</text:p>
          </table:table-cell>
        </table:table-row>
        <table:table-row table:style-name="ro1">
          <table:table-cell office:value-type="float" office:value="3214261" calcext:value-type="float">
            <text:p>3214261</text:p>
          </table:table-cell>
          <table:table-cell table:formula="of:=[.A203]/1000/(60*60*24)" office:value-type="time" office:time-value="PT00H53M34.261S" calcext:value-type="time">
            <text:p>00:5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216.37" calcext:value-type="float">
            <text:p>216.37</text:p>
          </table:table-cell>
          <table:table-cell office:value-type="float" office:value="264.46" calcext:value-type="float">
            <text:p>264.46</text:p>
          </table:table-cell>
        </table:table-row>
        <table:table-row table:style-name="ro1">
          <table:table-cell office:value-type="float" office:value="3230261" calcext:value-type="float">
            <text:p>3230261</text:p>
          </table:table-cell>
          <table:table-cell table:formula="of:=[.A204]/1000/(60*60*24)" office:value-type="time" office:time-value="PT00H53M50.261S" calcext:value-type="time">
            <text:p>00:53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7.44" calcext:value-type="float">
            <text:p>217.44</text:p>
          </table:table-cell>
          <table:table-cell office:value-type="float" office:value="265.74" calcext:value-type="float">
            <text:p>265.74</text:p>
          </table:table-cell>
        </table:table-row>
        <table:table-row table:style-name="ro1">
          <table:table-cell office:value-type="float" office:value="3246261" calcext:value-type="float">
            <text:p>3246261</text:p>
          </table:table-cell>
          <table:table-cell table:formula="of:=[.A205]/1000/(60*60*24)" office:value-type="time" office:time-value="PT00H54M06.261S" calcext:value-type="time">
            <text:p>00:5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8.51" calcext:value-type="float">
            <text:p>218.51</text:p>
          </table:table-cell>
          <table:table-cell office:value-type="float" office:value="267.03" calcext:value-type="float">
            <text:p>267.03</text:p>
          </table:table-cell>
        </table:table-row>
        <table:table-row table:style-name="ro1">
          <table:table-cell office:value-type="float" office:value="3262261" calcext:value-type="float">
            <text:p>3262261</text:p>
          </table:table-cell>
          <table:table-cell table:formula="of:=[.A206]/1000/(60*60*24)" office:value-type="time" office:time-value="PT00H54M22.261S" calcext:value-type="time">
            <text:p>00:5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19.57" calcext:value-type="float">
            <text:p>219.57</text:p>
          </table:table-cell>
          <table:table-cell office:value-type="float" office:value="268.32" calcext:value-type="float">
            <text:p>268.32</text:p>
          </table:table-cell>
        </table:table-row>
        <table:table-row table:style-name="ro1">
          <table:table-cell office:value-type="float" office:value="3278261" calcext:value-type="float">
            <text:p>3278261</text:p>
          </table:table-cell>
          <table:table-cell table:formula="of:=[.A207]/1000/(60*60*24)" office:value-type="time" office:time-value="PT00H54M38.261S" calcext:value-type="time">
            <text:p>00:5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220.64" calcext:value-type="float">
            <text:p>220.64</text:p>
          </table:table-cell>
          <table:table-cell office:value-type="float" office:value="269.6" calcext:value-type="float">
            <text:p>269.6</text:p>
          </table:table-cell>
        </table:table-row>
        <table:table-row table:style-name="ro1">
          <table:table-cell office:value-type="float" office:value="3294261" calcext:value-type="float">
            <text:p>3294261</text:p>
          </table:table-cell>
          <table:table-cell table:formula="of:=[.A208]/1000/(60*60*24)" office:value-type="time" office:time-value="PT00H54M54.261S" calcext:value-type="time">
            <text:p>00:5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221.7" calcext:value-type="float">
            <text:p>221.7</text:p>
          </table:table-cell>
          <table:table-cell office:value-type="float" office:value="270.89" calcext:value-type="float">
            <text:p>270.89</text:p>
          </table:table-cell>
        </table:table-row>
        <table:table-row table:style-name="ro1">
          <table:table-cell office:value-type="float" office:value="3310261" calcext:value-type="float">
            <text:p>3310261</text:p>
          </table:table-cell>
          <table:table-cell table:formula="of:=[.A209]/1000/(60*60*24)" office:value-type="time" office:time-value="PT00H55M10.261S" calcext:value-type="time">
            <text:p>00:55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222.77" calcext:value-type="float">
            <text:p>222.77</text:p>
          </table:table-cell>
          <table:table-cell office:value-type="float" office:value="272.18" calcext:value-type="float">
            <text:p>272.18</text:p>
          </table:table-cell>
        </table:table-row>
        <table:table-row table:style-name="ro1">
          <table:table-cell office:value-type="float" office:value="3326259" calcext:value-type="float">
            <text:p>3326259</text:p>
          </table:table-cell>
          <table:table-cell table:formula="of:=[.A210]/1000/(60*60*24)" office:value-type="time" office:time-value="PT00H55M26.259S" calcext:value-type="time">
            <text:p>00:55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223.83" calcext:value-type="float">
            <text:p>223.83</text:p>
          </table:table-cell>
          <table:table-cell office:value-type="float" office:value="273.46" calcext:value-type="float">
            <text:p>273.46</text:p>
          </table:table-cell>
        </table:table-row>
        <table:table-row table:style-name="ro1">
          <table:table-cell office:value-type="float" office:value="3342261" calcext:value-type="float">
            <text:p>3342261</text:p>
          </table:table-cell>
          <table:table-cell table:formula="of:=[.A211]/1000/(60*60*24)" office:value-type="time" office:time-value="PT00H55M42.261S" calcext:value-type="time">
            <text:p>00:5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224.89" calcext:value-type="float">
            <text:p>224.89</text:p>
          </table:table-cell>
          <table:table-cell office:value-type="float" office:value="274.75" calcext:value-type="float">
            <text:p>274.75</text:p>
          </table:table-cell>
        </table:table-row>
        <table:table-row table:style-name="ro1">
          <table:table-cell office:value-type="float" office:value="3358261" calcext:value-type="float">
            <text:p>3358261</text:p>
          </table:table-cell>
          <table:table-cell table:formula="of:=[.A212]/1000/(60*60*24)" office:value-type="time" office:time-value="PT00H55M58.261S" calcext:value-type="time">
            <text:p>00:55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225.96" calcext:value-type="float">
            <text:p>225.96</text:p>
          </table:table-cell>
          <table:table-cell office:value-type="float" office:value="276.03" calcext:value-type="float">
            <text:p>276.03</text:p>
          </table:table-cell>
        </table:table-row>
        <table:table-row table:style-name="ro1">
          <table:table-cell office:value-type="float" office:value="3374261" calcext:value-type="float">
            <text:p>3374261</text:p>
          </table:table-cell>
          <table:table-cell table:formula="of:=[.A213]/1000/(60*60*24)" office:value-type="time" office:time-value="PT00H56M14.261S" calcext:value-type="time">
            <text:p>00:56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227.02" calcext:value-type="float">
            <text:p>227.02</text:p>
          </table:table-cell>
          <table:table-cell office:value-type="float" office:value="277.32" calcext:value-type="float">
            <text:p>277.32</text:p>
          </table:table-cell>
        </table:table-row>
        <table:table-row table:style-name="ro1">
          <table:table-cell office:value-type="float" office:value="3390261" calcext:value-type="float">
            <text:p>3390261</text:p>
          </table:table-cell>
          <table:table-cell table:formula="of:=[.A214]/1000/(60*60*24)" office:value-type="time" office:time-value="PT00H56M30.261S" calcext:value-type="time">
            <text:p>00:56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78.61" calcext:value-type="float">
            <text:p>278.61</text:p>
          </table:table-cell>
        </table:table-row>
        <table:table-row table:style-name="ro1">
          <table:table-cell office:value-type="float" office:value="3406261" calcext:value-type="float">
            <text:p>3406261</text:p>
          </table:table-cell>
          <table:table-cell table:formula="of:=[.A215]/1000/(60*60*24)" office:value-type="time" office:time-value="PT00H56M46.261S" calcext:value-type="time">
            <text:p>00:5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29.15" calcext:value-type="float">
            <text:p>229.15</text:p>
          </table:table-cell>
          <table:table-cell office:value-type="float" office:value="279.89" calcext:value-type="float">
            <text:p>279.89</text:p>
          </table:table-cell>
        </table:table-row>
        <table:table-row table:style-name="ro1">
          <table:table-cell office:value-type="float" office:value="3422261" calcext:value-type="float">
            <text:p>3422261</text:p>
          </table:table-cell>
          <table:table-cell table:formula="of:=[.A216]/1000/(60*60*24)" office:value-type="time" office:time-value="PT00H57M02.261S" calcext:value-type="time">
            <text:p>00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30.22" calcext:value-type="float">
            <text:p>230.22</text:p>
          </table:table-cell>
          <table:table-cell office:value-type="float" office:value="281.18" calcext:value-type="float">
            <text:p>281.18</text:p>
          </table:table-cell>
        </table:table-row>
        <table:table-row table:style-name="ro1">
          <table:table-cell office:value-type="float" office:value="3438259" calcext:value-type="float">
            <text:p>3438259</text:p>
          </table:table-cell>
          <table:table-cell table:formula="of:=[.A217]/1000/(60*60*24)" office:value-type="time" office:time-value="PT00H57M18.259S" calcext:value-type="time">
            <text:p>00:5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31.28" calcext:value-type="float">
            <text:p>231.28</text:p>
          </table:table-cell>
          <table:table-cell office:value-type="float" office:value="282.46" calcext:value-type="float">
            <text:p>282.46</text:p>
          </table:table-cell>
        </table:table-row>
        <table:table-row table:style-name="ro1">
          <table:table-cell office:value-type="float" office:value="3454261" calcext:value-type="float">
            <text:p>3454261</text:p>
          </table:table-cell>
          <table:table-cell table:formula="of:=[.A218]/1000/(60*60*24)" office:value-type="time" office:time-value="PT00H57M34.261S" calcext:value-type="time">
            <text:p>00:5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32.35" calcext:value-type="float">
            <text:p>232.35</text:p>
          </table:table-cell>
          <table:table-cell office:value-type="float" office:value="283.75" calcext:value-type="float">
            <text:p>283.75</text:p>
          </table:table-cell>
        </table:table-row>
        <table:table-row table:style-name="ro1">
          <table:table-cell office:value-type="float" office:value="3470261" calcext:value-type="float">
            <text:p>3470261</text:p>
          </table:table-cell>
          <table:table-cell table:formula="of:=[.A219]/1000/(60*60*24)" office:value-type="time" office:time-value="PT00H57M50.261S" calcext:value-type="time">
            <text:p>00:5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33.41" calcext:value-type="float">
            <text:p>233.41</text:p>
          </table:table-cell>
          <table:table-cell office:value-type="float" office:value="285.03" calcext:value-type="float">
            <text:p>285.03</text:p>
          </table:table-cell>
        </table:table-row>
        <table:table-row table:style-name="ro1">
          <table:table-cell office:value-type="float" office:value="3486261" calcext:value-type="float">
            <text:p>3486261</text:p>
          </table:table-cell>
          <table:table-cell table:formula="of:=[.A220]/1000/(60*60*24)" office:value-type="time" office:time-value="PT00H58M06.261S" calcext:value-type="time">
            <text:p>00:5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34.48" calcext:value-type="float">
            <text:p>234.48</text:p>
          </table:table-cell>
          <table:table-cell office:value-type="float" office:value="286.32" calcext:value-type="float">
            <text:p>286.32</text:p>
          </table:table-cell>
        </table:table-row>
        <table:table-row table:style-name="ro1">
          <table:table-cell office:value-type="float" office:value="3502261" calcext:value-type="float">
            <text:p>3502261</text:p>
          </table:table-cell>
          <table:table-cell table:formula="of:=[.A221]/1000/(60*60*24)" office:value-type="time" office:time-value="PT00H58M22.261S" calcext:value-type="time">
            <text:p>00:5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35.54" calcext:value-type="float">
            <text:p>235.54</text:p>
          </table:table-cell>
          <table:table-cell office:value-type="float" office:value="287.61" calcext:value-type="float">
            <text:p>287.61</text:p>
          </table:table-cell>
        </table:table-row>
        <table:table-row table:style-name="ro1">
          <table:table-cell office:value-type="float" office:value="3518261" calcext:value-type="float">
            <text:p>3518261</text:p>
          </table:table-cell>
          <table:table-cell table:formula="of:=[.A222]/1000/(60*60*24)" office:value-type="time" office:time-value="PT00H58M38.261S" calcext:value-type="time">
            <text:p>00:5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36.6" calcext:value-type="float">
            <text:p>236.6</text:p>
          </table:table-cell>
          <table:table-cell office:value-type="float" office:value="288.89" calcext:value-type="float">
            <text:p>288.89</text:p>
          </table:table-cell>
        </table:table-row>
        <table:table-row table:style-name="ro1">
          <table:table-cell office:value-type="float" office:value="3534261" calcext:value-type="float">
            <text:p>3534261</text:p>
          </table:table-cell>
          <table:table-cell table:formula="of:=[.A223]/1000/(60*60*24)" office:value-type="time" office:time-value="PT00H58M54.261S" calcext:value-type="time">
            <text:p>00:58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37.67" calcext:value-type="float">
            <text:p>237.67</text:p>
          </table:table-cell>
          <table:table-cell office:value-type="float" office:value="290.18" calcext:value-type="float">
            <text:p>290.18</text:p>
          </table:table-cell>
        </table:table-row>
        <table:table-row table:style-name="ro1">
          <table:table-cell office:value-type="float" office:value="3550261" calcext:value-type="float">
            <text:p>3550261</text:p>
          </table:table-cell>
          <table:table-cell table:formula="of:=[.A224]/1000/(60*60*24)" office:value-type="time" office:time-value="PT00H59M10.261S" calcext:value-type="time">
            <text:p>00:5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38.73" calcext:value-type="float">
            <text:p>238.73</text:p>
          </table:table-cell>
          <table:table-cell office:value-type="float" office:value="291.46" calcext:value-type="float">
            <text:p>291.46</text:p>
          </table:table-cell>
        </table:table-row>
        <table:table-row table:style-name="ro1">
          <table:table-cell office:value-type="float" office:value="3566261" calcext:value-type="float">
            <text:p>3566261</text:p>
          </table:table-cell>
          <table:table-cell table:formula="of:=[.A225]/1000/(60*60*24)" office:value-type="time" office:time-value="PT00H59M26.261S" calcext:value-type="time">
            <text:p>00:59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39.8" calcext:value-type="float">
            <text:p>239.8</text:p>
          </table:table-cell>
          <table:table-cell office:value-type="float" office:value="292.75" calcext:value-type="float">
            <text:p>292.75</text:p>
          </table:table-cell>
        </table:table-row>
        <table:table-row table:style-name="ro1">
          <table:table-cell office:value-type="float" office:value="3582261" calcext:value-type="float">
            <text:p>3582261</text:p>
          </table:table-cell>
          <table:table-cell table:formula="of:=[.A226]/1000/(60*60*24)" office:value-type="time" office:time-value="PT00H59M42.261S" calcext:value-type="time">
            <text:p>00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40.86" calcext:value-type="float">
            <text:p>240.86</text:p>
          </table:table-cell>
          <table:table-cell office:value-type="float" office:value="294.03" calcext:value-type="float">
            <text:p>294.03</text:p>
          </table:table-cell>
        </table:table-row>
        <table:table-row table:style-name="ro1">
          <table:table-cell office:value-type="float" office:value="3598261" calcext:value-type="float">
            <text:p>3598261</text:p>
          </table:table-cell>
          <table:table-cell table:formula="of:=[.A227]/1000/(60*60*24)" office:value-type="time" office:time-value="PT00H59M58.261S" calcext:value-type="time">
            <text:p>00:59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241.92" calcext:value-type="float">
            <text:p>241.92</text:p>
          </table:table-cell>
          <table:table-cell office:value-type="float" office:value="295.31" calcext:value-type="float">
            <text:p>295.31</text:p>
          </table:table-cell>
        </table:table-row>
        <table:table-row table:style-name="ro1">
          <table:table-cell office:value-type="float" office:value="3614261" calcext:value-type="float">
            <text:p>3614261</text:p>
          </table:table-cell>
          <table:table-cell table:formula="of:=[.A228]/1000/(60*60*24)" office:value-type="time" office:time-value="PT01H00M14.261S" calcext:value-type="time">
            <text:p>01:0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42.99" calcext:value-type="float">
            <text:p>242.99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1">
          <table:table-cell office:value-type="float" office:value="3630261" calcext:value-type="float">
            <text:p>3630261</text:p>
          </table:table-cell>
          <table:table-cell table:formula="of:=[.A229]/1000/(60*60*24)" office:value-type="time" office:time-value="PT01H00M30.261S" calcext:value-type="time">
            <text:p>01:00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44.05" calcext:value-type="float">
            <text:p>244.05</text:p>
          </table:table-cell>
          <table:table-cell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3646261" calcext:value-type="float">
            <text:p>3646261</text:p>
          </table:table-cell>
          <table:table-cell table:formula="of:=[.A230]/1000/(60*60*24)" office:value-type="time" office:time-value="PT01H00M46.261S" calcext:value-type="time">
            <text:p>01:0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245.12" calcext:value-type="float">
            <text:p>245.12</text:p>
          </table:table-cell>
          <table:table-cell office:value-type="float" office:value="299.17" calcext:value-type="float">
            <text:p>299.17</text:p>
          </table:table-cell>
        </table:table-row>
        <table:table-row table:style-name="ro1">
          <table:table-cell office:value-type="float" office:value="3662261" calcext:value-type="float">
            <text:p>3662261</text:p>
          </table:table-cell>
          <table:table-cell table:formula="of:=[.A231]/1000/(60*60*24)" office:value-type="time" office:time-value="PT01H01M02.261S" calcext:value-type="time">
            <text:p>01:01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46.18" calcext:value-type="float">
            <text:p>246.18</text:p>
          </table:table-cell>
          <table:table-cell office:value-type="float" office:value="300.45" calcext:value-type="float">
            <text:p>300.45</text:p>
          </table:table-cell>
        </table:table-row>
        <table:table-row table:style-name="ro1">
          <table:table-cell office:value-type="float" office:value="3678261" calcext:value-type="float">
            <text:p>3678261</text:p>
          </table:table-cell>
          <table:table-cell table:formula="of:=[.A232]/1000/(60*60*24)" office:value-type="time" office:time-value="PT01H01M18.261S" calcext:value-type="time">
            <text:p>01:01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47.24" calcext:value-type="float">
            <text:p>247.24</text:p>
          </table:table-cell>
          <table:table-cell office:value-type="float" office:value="301.73" calcext:value-type="float">
            <text:p>301.73</text:p>
          </table:table-cell>
        </table:table-row>
        <table:table-row table:style-name="ro1">
          <table:table-cell office:value-type="float" office:value="3694261" calcext:value-type="float">
            <text:p>3694261</text:p>
          </table:table-cell>
          <table:table-cell table:formula="of:=[.A233]/1000/(60*60*24)" office:value-type="time" office:time-value="PT01H01M34.261S" calcext:value-type="time">
            <text:p>01:01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48.31" calcext:value-type="float">
            <text:p>248.31</text:p>
          </table:table-cell>
          <table:table-cell office:value-type="float" office:value="303.02" calcext:value-type="float">
            <text:p>303.02</text:p>
          </table:table-cell>
        </table:table-row>
        <table:table-row table:style-name="ro1">
          <table:table-cell office:value-type="float" office:value="3710261" calcext:value-type="float">
            <text:p>3710261</text:p>
          </table:table-cell>
          <table:table-cell table:formula="of:=[.A234]/1000/(60*60*24)" office:value-type="time" office:time-value="PT01H01M50.261S" calcext:value-type="time">
            <text:p>01:0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49.37" calcext:value-type="float">
            <text:p>249.37</text:p>
          </table:table-cell>
          <table:table-cell office:value-type="float" office:value="304.3" calcext:value-type="float">
            <text:p>304.3</text:p>
          </table:table-cell>
        </table:table-row>
        <table:table-row table:style-name="ro1">
          <table:table-cell office:value-type="float" office:value="3726261" calcext:value-type="float">
            <text:p>3726261</text:p>
          </table:table-cell>
          <table:table-cell table:formula="of:=[.A235]/1000/(60*60*24)" office:value-type="time" office:time-value="PT01H02M06.261S" calcext:value-type="time">
            <text:p>01:02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250.43" calcext:value-type="float">
            <text:p>250.43</text:p>
          </table:table-cell>
          <table:table-cell office:value-type="float" office:value="305.59" calcext:value-type="float">
            <text:p>305.59</text:p>
          </table:table-cell>
        </table:table-row>
        <table:table-row table:style-name="ro1">
          <table:table-cell office:value-type="float" office:value="3742261" calcext:value-type="float">
            <text:p>3742261</text:p>
          </table:table-cell>
          <table:table-cell table:formula="of:=[.A236]/1000/(60*60*24)" office:value-type="time" office:time-value="PT01H02M22.261S" calcext:value-type="time">
            <text:p>01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51.5" calcext:value-type="float">
            <text:p>251.5</text:p>
          </table:table-cell>
          <table:table-cell office:value-type="float" office:value="306.87" calcext:value-type="float">
            <text:p>306.87</text:p>
          </table:table-cell>
        </table:table-row>
        <table:table-row table:style-name="ro1">
          <table:table-cell office:value-type="float" office:value="3758261" calcext:value-type="float">
            <text:p>3758261</text:p>
          </table:table-cell>
          <table:table-cell table:formula="of:=[.A237]/1000/(60*60*24)" office:value-type="time" office:time-value="PT01H02M38.261S" calcext:value-type="time">
            <text:p>01:0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52.56" calcext:value-type="float">
            <text:p>252.56</text:p>
          </table:table-cell>
          <table:table-cell office:value-type="float" office:value="308.15" calcext:value-type="float">
            <text:p>308.15</text:p>
          </table:table-cell>
        </table:table-row>
        <table:table-row table:style-name="ro1">
          <table:table-cell office:value-type="float" office:value="3774261" calcext:value-type="float">
            <text:p>3774261</text:p>
          </table:table-cell>
          <table:table-cell table:formula="of:=[.A238]/1000/(60*60*24)" office:value-type="time" office:time-value="PT01H02M54.261S" calcext:value-type="time">
            <text:p>01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53.62" calcext:value-type="float">
            <text:p>253.62</text:p>
          </table:table-cell>
          <table:table-cell office:value-type="float" office:value="309.43" calcext:value-type="float">
            <text:p>309.43</text:p>
          </table:table-cell>
        </table:table-row>
        <table:table-row table:style-name="ro1">
          <table:table-cell office:value-type="float" office:value="3790261" calcext:value-type="float">
            <text:p>3790261</text:p>
          </table:table-cell>
          <table:table-cell table:formula="of:=[.A239]/1000/(60*60*24)" office:value-type="time" office:time-value="PT01H03M10.261S" calcext:value-type="time">
            <text:p>01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54.69" calcext:value-type="float">
            <text:p>254.69</text:p>
          </table:table-cell>
          <table:table-cell office:value-type="float" office:value="310.71" calcext:value-type="float">
            <text:p>310.71</text:p>
          </table:table-cell>
        </table:table-row>
        <table:table-row table:style-name="ro1">
          <table:table-cell office:value-type="float" office:value="3806261" calcext:value-type="float">
            <text:p>3806261</text:p>
          </table:table-cell>
          <table:table-cell table:formula="of:=[.A240]/1000/(60*60*24)" office:value-type="time" office:time-value="PT01H03M26.261S" calcext:value-type="time">
            <text:p>01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55.75" calcext:value-type="float">
            <text:p>255.7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822261" calcext:value-type="float">
            <text:p>3822261</text:p>
          </table:table-cell>
          <table:table-cell table:formula="of:=[.A241]/1000/(60*60*24)" office:value-type="time" office:time-value="PT01H03M42.261S" calcext:value-type="time">
            <text:p>01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56.82" calcext:value-type="float">
            <text:p>256.82</text:p>
          </table:table-cell>
          <table:table-cell office:value-type="float" office:value="313.28" calcext:value-type="float">
            <text:p>313.28</text:p>
          </table:table-cell>
        </table:table-row>
        <table:table-row table:style-name="ro1">
          <table:table-cell office:value-type="float" office:value="3838261" calcext:value-type="float">
            <text:p>3838261</text:p>
          </table:table-cell>
          <table:table-cell table:formula="of:=[.A242]/1000/(60*60*24)" office:value-type="time" office:time-value="PT01H03M58.261S" calcext:value-type="time">
            <text:p>01:0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57.88" calcext:value-type="float">
            <text:p>257.88</text:p>
          </table:table-cell>
          <table:table-cell office:value-type="float" office:value="314.56" calcext:value-type="float">
            <text:p>314.56</text:p>
          </table:table-cell>
        </table:table-row>
        <table:table-row table:style-name="ro1">
          <table:table-cell office:value-type="float" office:value="3854261" calcext:value-type="float">
            <text:p>3854261</text:p>
          </table:table-cell>
          <table:table-cell table:formula="of:=[.A243]/1000/(60*60*24)" office:value-type="time" office:time-value="PT01H04M14.261S" calcext:value-type="time">
            <text:p>01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58.94" calcext:value-type="float">
            <text:p>258.94</text:p>
          </table:table-cell>
          <table:table-cell office:value-type="float" office:value="315.84" calcext:value-type="float">
            <text:p>315.84</text:p>
          </table:table-cell>
        </table:table-row>
        <table:table-row table:style-name="ro1">
          <table:table-cell office:value-type="float" office:value="3870261" calcext:value-type="float">
            <text:p>3870261</text:p>
          </table:table-cell>
          <table:table-cell table:formula="of:=[.A244]/1000/(60*60*24)" office:value-type="time" office:time-value="PT01H04M30.261S" calcext:value-type="time">
            <text:p>01:0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260" calcext:value-type="float">
            <text:p>260</text:p>
          </table:table-cell>
          <table:table-cell office:value-type="float" office:value="317.13" calcext:value-type="float">
            <text:p>317.13</text:p>
          </table:table-cell>
        </table:table-row>
        <table:table-row table:style-name="ro1">
          <table:table-cell office:value-type="float" office:value="3886261" calcext:value-type="float">
            <text:p>3886261</text:p>
          </table:table-cell>
          <table:table-cell table:formula="of:=[.A245]/1000/(60*60*24)" office:value-type="time" office:time-value="PT01H04M46.261S" calcext:value-type="time">
            <text:p>01:0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261.07" calcext:value-type="float">
            <text:p>261.07</text:p>
          </table:table-cell>
          <table:table-cell office:value-type="float" office:value="318.41" calcext:value-type="float">
            <text:p>318.41</text:p>
          </table:table-cell>
        </table:table-row>
        <table:table-row table:style-name="ro1">
          <table:table-cell office:value-type="float" office:value="3902261" calcext:value-type="float">
            <text:p>3902261</text:p>
          </table:table-cell>
          <table:table-cell table:formula="of:=[.A246]/1000/(60*60*24)" office:value-type="time" office:time-value="PT01H05M02.261S" calcext:value-type="time">
            <text:p>01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62.13" calcext:value-type="float">
            <text:p>262.13</text:p>
          </table:table-cell>
          <table:table-cell office:value-type="float" office:value="319.69" calcext:value-type="float">
            <text:p>319.69</text:p>
          </table:table-cell>
        </table:table-row>
        <table:table-row table:style-name="ro1">
          <table:table-cell office:value-type="float" office:value="3918261" calcext:value-type="float">
            <text:p>3918261</text:p>
          </table:table-cell>
          <table:table-cell table:formula="of:=[.A247]/1000/(60*60*24)" office:value-type="time" office:time-value="PT01H05M18.261S" calcext:value-type="time">
            <text:p>01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63.19" calcext:value-type="float">
            <text:p>263.19</text:p>
          </table:table-cell>
          <table:table-cell office:value-type="float" office:value="320.97" calcext:value-type="float">
            <text:p>320.97</text:p>
          </table:table-cell>
        </table:table-row>
        <table:table-row table:style-name="ro1">
          <table:table-cell office:value-type="float" office:value="3934261" calcext:value-type="float">
            <text:p>3934261</text:p>
          </table:table-cell>
          <table:table-cell table:formula="of:=[.A248]/1000/(60*60*24)" office:value-type="time" office:time-value="PT01H05M34.261S" calcext:value-type="time">
            <text:p>01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64.26" calcext:value-type="float">
            <text:p>264.26</text:p>
          </table:table-cell>
          <table:table-cell office:value-type="float" office:value="322.25" calcext:value-type="float">
            <text:p>322.25</text:p>
          </table:table-cell>
        </table:table-row>
        <table:table-row table:style-name="ro1">
          <table:table-cell office:value-type="float" office:value="3950261" calcext:value-type="float">
            <text:p>3950261</text:p>
          </table:table-cell>
          <table:table-cell table:formula="of:=[.A249]/1000/(60*60*24)" office:value-type="time" office:time-value="PT01H05M50.261S" calcext:value-type="time">
            <text:p>01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65.32" calcext:value-type="float">
            <text:p>265.32</text:p>
          </table:table-cell>
          <table:table-cell office:value-type="float" office:value="323.53" calcext:value-type="float">
            <text:p>323.53</text:p>
          </table:table-cell>
        </table:table-row>
        <table:table-row table:style-name="ro1">
          <table:table-cell office:value-type="float" office:value="3966261" calcext:value-type="float">
            <text:p>3966261</text:p>
          </table:table-cell>
          <table:table-cell table:formula="of:=[.A250]/1000/(60*60*24)" office:value-type="time" office:time-value="PT01H06M06.261S" calcext:value-type="time">
            <text:p>01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66.38" calcext:value-type="float">
            <text:p>266.38</text:p>
          </table:table-cell>
          <table:table-cell office:value-type="float" office:value="324.81" calcext:value-type="float">
            <text:p>324.81</text:p>
          </table:table-cell>
        </table:table-row>
        <table:table-row table:style-name="ro1">
          <table:table-cell office:value-type="float" office:value="3982261" calcext:value-type="float">
            <text:p>3982261</text:p>
          </table:table-cell>
          <table:table-cell table:formula="of:=[.A251]/1000/(60*60*24)" office:value-type="time" office:time-value="PT01H06M22.261S" calcext:value-type="time">
            <text:p>01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67.45" calcext:value-type="float">
            <text:p>267.45</text:p>
          </table:table-cell>
          <table:table-cell office:value-type="float" office:value="326.09" calcext:value-type="float">
            <text:p>326.09</text:p>
          </table:table-cell>
        </table:table-row>
        <table:table-row table:style-name="ro1">
          <table:table-cell office:value-type="float" office:value="3998261" calcext:value-type="float">
            <text:p>3998261</text:p>
          </table:table-cell>
          <table:table-cell table:formula="of:=[.A252]/1000/(60*60*24)" office:value-type="time" office:time-value="PT01H06M38.261S" calcext:value-type="time">
            <text:p>01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68.51" calcext:value-type="float">
            <text:p>268.51</text:p>
          </table:table-cell>
          <table:table-cell office:value-type="float" office:value="327.37" calcext:value-type="float">
            <text:p>327.37</text:p>
          </table:table-cell>
        </table:table-row>
        <table:table-row table:style-name="ro1">
          <table:table-cell office:value-type="float" office:value="4014261" calcext:value-type="float">
            <text:p>4014261</text:p>
          </table:table-cell>
          <table:table-cell table:formula="of:=[.A253]/1000/(60*60*24)" office:value-type="time" office:time-value="PT01H06M54.261S" calcext:value-type="time">
            <text:p>01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69.57" calcext:value-type="float">
            <text:p>269.57</text:p>
          </table:table-cell>
          <table:table-cell office:value-type="float" office:value="328.65" calcext:value-type="float">
            <text:p>328.65</text:p>
          </table:table-cell>
        </table:table-row>
        <table:table-row table:style-name="ro1">
          <table:table-cell office:value-type="float" office:value="4030261" calcext:value-type="float">
            <text:p>4030261</text:p>
          </table:table-cell>
          <table:table-cell table:formula="of:=[.A254]/1000/(60*60*24)" office:value-type="time" office:time-value="PT01H07M10.261S" calcext:value-type="time">
            <text:p>01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0.63" calcext:value-type="float">
            <text:p>270.63</text:p>
          </table:table-cell>
          <table:table-cell office:value-type="float" office:value="329.93" calcext:value-type="float">
            <text:p>329.93</text:p>
          </table:table-cell>
        </table:table-row>
        <table:table-row table:style-name="ro1">
          <table:table-cell office:value-type="float" office:value="4046261" calcext:value-type="float">
            <text:p>4046261</text:p>
          </table:table-cell>
          <table:table-cell table:formula="of:=[.A255]/1000/(60*60*24)" office:value-type="time" office:time-value="PT01H07M26.261S" calcext:value-type="time">
            <text:p>01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1.7" calcext:value-type="float">
            <text:p>271.7</text:p>
          </table:table-cell>
          <table:table-cell office:value-type="float" office:value="331.21" calcext:value-type="float">
            <text:p>331.21</text:p>
          </table:table-cell>
        </table:table-row>
        <table:table-row table:style-name="ro1">
          <table:table-cell office:value-type="float" office:value="4062261" calcext:value-type="float">
            <text:p>4062261</text:p>
          </table:table-cell>
          <table:table-cell table:formula="of:=[.A256]/1000/(60*60*24)" office:value-type="time" office:time-value="PT01H07M42.261S" calcext:value-type="time">
            <text:p>01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72.76" calcext:value-type="float">
            <text:p>272.76</text:p>
          </table:table-cell>
          <table:table-cell office:value-type="float" office:value="332.49" calcext:value-type="float">
            <text:p>332.49</text:p>
          </table:table-cell>
        </table:table-row>
        <table:table-row table:style-name="ro1">
          <table:table-cell office:value-type="float" office:value="4078261" calcext:value-type="float">
            <text:p>4078261</text:p>
          </table:table-cell>
          <table:table-cell table:formula="of:=[.A257]/1000/(60*60*24)" office:value-type="time" office:time-value="PT01H07M58.261S" calcext:value-type="time">
            <text:p>01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3.82" calcext:value-type="float">
            <text:p>273.82</text:p>
          </table:table-cell>
          <table:table-cell office:value-type="float" office:value="333.78" calcext:value-type="float">
            <text:p>333.78</text:p>
          </table:table-cell>
        </table:table-row>
        <table:table-row table:style-name="ro1">
          <table:table-cell office:value-type="float" office:value="4094261" calcext:value-type="float">
            <text:p>4094261</text:p>
          </table:table-cell>
          <table:table-cell table:formula="of:=[.A258]/1000/(60*60*24)" office:value-type="time" office:time-value="PT01H08M14.261S" calcext:value-type="time">
            <text:p>01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274.88" calcext:value-type="float">
            <text:p>274.88</text:p>
          </table:table-cell>
          <table:table-cell office:value-type="float" office:value="335.06" calcext:value-type="float">
            <text:p>335.06</text:p>
          </table:table-cell>
        </table:table-row>
        <table:table-row table:style-name="ro1">
          <table:table-cell office:value-type="float" office:value="4110261" calcext:value-type="float">
            <text:p>4110261</text:p>
          </table:table-cell>
          <table:table-cell table:formula="of:=[.A259]/1000/(60*60*24)" office:value-type="time" office:time-value="PT01H08M30.261S" calcext:value-type="time">
            <text:p>01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5.95" calcext:value-type="float">
            <text:p>275.95</text:p>
          </table:table-cell>
          <table:table-cell office:value-type="float" office:value="336.33" calcext:value-type="float">
            <text:p>336.33</text:p>
          </table:table-cell>
        </table:table-row>
        <table:table-row table:style-name="ro1">
          <table:table-cell office:value-type="float" office:value="4126261" calcext:value-type="float">
            <text:p>4126261</text:p>
          </table:table-cell>
          <table:table-cell table:formula="of:=[.A260]/1000/(60*60*24)" office:value-type="time" office:time-value="PT01H08M46.261S" calcext:value-type="time">
            <text:p>01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7.01" calcext:value-type="float">
            <text:p>277.01</text:p>
          </table:table-cell>
          <table:table-cell office:value-type="float" office:value="337.61" calcext:value-type="float">
            <text:p>337.61</text:p>
          </table:table-cell>
        </table:table-row>
        <table:table-row table:style-name="ro1">
          <table:table-cell office:value-type="float" office:value="4142261" calcext:value-type="float">
            <text:p>4142261</text:p>
          </table:table-cell>
          <table:table-cell table:formula="of:=[.A261]/1000/(60*60*24)" office:value-type="time" office:time-value="PT01H09M02.261S" calcext:value-type="time">
            <text:p>01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8.07" calcext:value-type="float">
            <text:p>278.07</text:p>
          </table:table-cell>
          <table:table-cell office:value-type="float" office:value="338.89" calcext:value-type="float">
            <text:p>338.89</text:p>
          </table:table-cell>
        </table:table-row>
        <table:table-row table:style-name="ro1">
          <table:table-cell office:value-type="float" office:value="4158261" calcext:value-type="float">
            <text:p>4158261</text:p>
          </table:table-cell>
          <table:table-cell table:formula="of:=[.A262]/1000/(60*60*24)" office:value-type="time" office:time-value="PT01H09M18.261S" calcext:value-type="time">
            <text:p>01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79.13" calcext:value-type="float">
            <text:p>279.13</text:p>
          </table:table-cell>
          <table:table-cell office:value-type="float" office:value="340.17" calcext:value-type="float">
            <text:p>340.17</text:p>
          </table:table-cell>
        </table:table-row>
        <table:table-row table:style-name="ro1">
          <table:table-cell office:value-type="float" office:value="4174261" calcext:value-type="float">
            <text:p>4174261</text:p>
          </table:table-cell>
          <table:table-cell table:formula="of:=[.A263]/1000/(60*60*24)" office:value-type="time" office:time-value="PT01H09M34.261S" calcext:value-type="time">
            <text:p>01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80.2" calcext:value-type="float">
            <text:p>280.2</text:p>
          </table:table-cell>
          <table:table-cell office:value-type="float" office:value="341.45" calcext:value-type="float">
            <text:p>341.45</text:p>
          </table:table-cell>
        </table:table-row>
        <table:table-row table:style-name="ro1">
          <table:table-cell office:value-type="float" office:value="4190261" calcext:value-type="float">
            <text:p>4190261</text:p>
          </table:table-cell>
          <table:table-cell table:formula="of:=[.A264]/1000/(60*60*24)" office:value-type="time" office:time-value="PT01H09M50.261S" calcext:value-type="time">
            <text:p>01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1.26" calcext:value-type="float">
            <text:p>281.26</text:p>
          </table:table-cell>
          <table:table-cell office:value-type="float" office:value="342.73" calcext:value-type="float">
            <text:p>342.73</text:p>
          </table:table-cell>
        </table:table-row>
        <table:table-row table:style-name="ro1">
          <table:table-cell office:value-type="float" office:value="4206261" calcext:value-type="float">
            <text:p>4206261</text:p>
          </table:table-cell>
          <table:table-cell table:formula="of:=[.A265]/1000/(60*60*24)" office:value-type="time" office:time-value="PT01H10M06.261S" calcext:value-type="time">
            <text:p>01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82.32" calcext:value-type="float">
            <text:p>282.32</text:p>
          </table:table-cell>
          <table:table-cell office:value-type="float" office:value="344.01" calcext:value-type="float">
            <text:p>344.01</text:p>
          </table:table-cell>
        </table:table-row>
        <table:table-row table:style-name="ro1">
          <table:table-cell office:value-type="float" office:value="4222261" calcext:value-type="float">
            <text:p>4222261</text:p>
          </table:table-cell>
          <table:table-cell table:formula="of:=[.A266]/1000/(60*60*24)" office:value-type="time" office:time-value="PT01H10M22.261S" calcext:value-type="time">
            <text:p>01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83.38" calcext:value-type="float">
            <text:p>283.38</text:p>
          </table:table-cell>
          <table:table-cell office:value-type="float" office:value="345.29" calcext:value-type="float">
            <text:p>345.29</text:p>
          </table:table-cell>
        </table:table-row>
        <table:table-row table:style-name="ro1">
          <table:table-cell office:value-type="float" office:value="4238261" calcext:value-type="float">
            <text:p>4238261</text:p>
          </table:table-cell>
          <table:table-cell table:formula="of:=[.A267]/1000/(60*60*24)" office:value-type="time" office:time-value="PT01H10M38.261S" calcext:value-type="time">
            <text:p>01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4.45" calcext:value-type="float">
            <text:p>284.45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>
          <table:table-cell office:value-type="float" office:value="4254261" calcext:value-type="float">
            <text:p>4254261</text:p>
          </table:table-cell>
          <table:table-cell table:formula="of:=[.A268]/1000/(60*60*24)" office:value-type="time" office:time-value="PT01H10M54.261S" calcext:value-type="time">
            <text:p>01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5.51" calcext:value-type="float">
            <text:p>285.51</text:p>
          </table:table-cell>
          <table:table-cell office:value-type="float" office:value="347.85" calcext:value-type="float">
            <text:p>347.85</text:p>
          </table:table-cell>
        </table:table-row>
        <table:table-row table:style-name="ro1">
          <table:table-cell office:value-type="float" office:value="4270261" calcext:value-type="float">
            <text:p>4270261</text:p>
          </table:table-cell>
          <table:table-cell table:formula="of:=[.A269]/1000/(60*60*24)" office:value-type="time" office:time-value="PT01H11M10.261S" calcext:value-type="time">
            <text:p>01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6.57" calcext:value-type="float">
            <text:p>286.57</text:p>
          </table:table-cell>
          <table:table-cell office:value-type="float" office:value="349.13" calcext:value-type="float">
            <text:p>349.13</text:p>
          </table:table-cell>
        </table:table-row>
        <table:table-row table:style-name="ro1">
          <table:table-cell office:value-type="float" office:value="4286261" calcext:value-type="float">
            <text:p>4286261</text:p>
          </table:table-cell>
          <table:table-cell table:formula="of:=[.A270]/1000/(60*60*24)" office:value-type="time" office:time-value="PT01H11M26.261S" calcext:value-type="time">
            <text:p>01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7.63" calcext:value-type="float">
            <text:p>287.63</text:p>
          </table:table-cell>
          <table:table-cell office:value-type="float" office:value="350.41" calcext:value-type="float">
            <text:p>350.41</text:p>
          </table:table-cell>
        </table:table-row>
        <table:table-row table:style-name="ro1">
          <table:table-cell office:value-type="float" office:value="4302261" calcext:value-type="float">
            <text:p>4302261</text:p>
          </table:table-cell>
          <table:table-cell table:formula="of:=[.A271]/1000/(60*60*24)" office:value-type="time" office:time-value="PT01H11M42.261S" calcext:value-type="time">
            <text:p>01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8.69" calcext:value-type="float">
            <text:p>288.69</text:p>
          </table:table-cell>
          <table:table-cell office:value-type="float" office:value="351.69" calcext:value-type="float">
            <text:p>351.69</text:p>
          </table:table-cell>
        </table:table-row>
        <table:table-row table:style-name="ro1">
          <table:table-cell office:value-type="float" office:value="4318261" calcext:value-type="float">
            <text:p>4318261</text:p>
          </table:table-cell>
          <table:table-cell table:formula="of:=[.A272]/1000/(60*60*24)" office:value-type="time" office:time-value="PT01H11M58.261S" calcext:value-type="time">
            <text:p>01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9.76" calcext:value-type="float">
            <text:p>289.76</text:p>
          </table:table-cell>
          <table:table-cell office:value-type="float" office:value="352.97" calcext:value-type="float">
            <text:p>352.97</text:p>
          </table:table-cell>
        </table:table-row>
        <table:table-row table:style-name="ro1">
          <table:table-cell office:value-type="float" office:value="4334261" calcext:value-type="float">
            <text:p>4334261</text:p>
          </table:table-cell>
          <table:table-cell table:formula="of:=[.A273]/1000/(60*60*24)" office:value-type="time" office:time-value="PT01H12M14.261S" calcext:value-type="time">
            <text:p>01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90.82" calcext:value-type="float">
            <text:p>290.82</text:p>
          </table:table-cell>
          <table:table-cell office:value-type="float" office:value="354.25" calcext:value-type="float">
            <text:p>354.25</text:p>
          </table:table-cell>
        </table:table-row>
        <table:table-row table:style-name="ro1">
          <table:table-cell office:value-type="float" office:value="4350261" calcext:value-type="float">
            <text:p>4350261</text:p>
          </table:table-cell>
          <table:table-cell table:formula="of:=[.A274]/1000/(60*60*24)" office:value-type="time" office:time-value="PT01H12M30.261S" calcext:value-type="time">
            <text:p>01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91.88" calcext:value-type="float">
            <text:p>291.88</text:p>
          </table:table-cell>
          <table:table-cell office:value-type="float" office:value="355.52" calcext:value-type="float">
            <text:p>355.52</text:p>
          </table:table-cell>
        </table:table-row>
        <table:table-row table:style-name="ro1">
          <table:table-cell office:value-type="float" office:value="4366261" calcext:value-type="float">
            <text:p>4366261</text:p>
          </table:table-cell>
          <table:table-cell table:formula="of:=[.A275]/1000/(60*60*24)" office:value-type="time" office:time-value="PT01H12M46.261S" calcext:value-type="time">
            <text:p>01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2.94" calcext:value-type="float">
            <text:p>292.94</text:p>
          </table:table-cell>
          <table:table-cell office:value-type="float" office:value="356.8" calcext:value-type="float">
            <text:p>356.8</text:p>
          </table:table-cell>
        </table:table-row>
        <table:table-row table:style-name="ro1">
          <table:table-cell office:value-type="float" office:value="4382261" calcext:value-type="float">
            <text:p>4382261</text:p>
          </table:table-cell>
          <table:table-cell table:formula="of:=[.A276]/1000/(60*60*24)" office:value-type="time" office:time-value="PT01H13M02.261S" calcext:value-type="time">
            <text:p>01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4" calcext:value-type="float">
            <text:p>294</text:p>
          </table:table-cell>
          <table:table-cell office:value-type="float" office:value="358.08" calcext:value-type="float">
            <text:p>358.08</text:p>
          </table:table-cell>
        </table:table-row>
        <table:table-row table:style-name="ro1">
          <table:table-cell office:value-type="float" office:value="4398261" calcext:value-type="float">
            <text:p>4398261</text:p>
          </table:table-cell>
          <table:table-cell table:formula="of:=[.A277]/1000/(60*60*24)" office:value-type="time" office:time-value="PT01H13M18.261S" calcext:value-type="time">
            <text:p>01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59.36" calcext:value-type="float">
            <text:p>359.36</text:p>
          </table:table-cell>
        </table:table-row>
        <table:table-row table:style-name="ro1">
          <table:table-cell office:value-type="float" office:value="4414261" calcext:value-type="float">
            <text:p>4414261</text:p>
          </table:table-cell>
          <table:table-cell table:formula="of:=[.A278]/1000/(60*60*24)" office:value-type="time" office:time-value="PT01H13M34.261S" calcext:value-type="time">
            <text:p>01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6.13" calcext:value-type="float">
            <text:p>296.13</text:p>
          </table:table-cell>
          <table:table-cell office:value-type="float" office:value="360.64" calcext:value-type="float">
            <text:p>360.64</text:p>
          </table:table-cell>
        </table:table-row>
        <table:table-row table:style-name="ro1">
          <table:table-cell office:value-type="float" office:value="4430261" calcext:value-type="float">
            <text:p>4430261</text:p>
          </table:table-cell>
          <table:table-cell table:formula="of:=[.A279]/1000/(60*60*24)" office:value-type="time" office:time-value="PT01H13M50.261S" calcext:value-type="time">
            <text:p>01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7.19" calcext:value-type="float">
            <text:p>297.19</text:p>
          </table:table-cell>
          <table:table-cell office:value-type="float" office:value="361.92" calcext:value-type="float">
            <text:p>361.92</text:p>
          </table:table-cell>
        </table:table-row>
        <table:table-row table:style-name="ro1">
          <table:table-cell office:value-type="float" office:value="4446261" calcext:value-type="float">
            <text:p>4446261</text:p>
          </table:table-cell>
          <table:table-cell table:formula="of:=[.A280]/1000/(60*60*24)" office:value-type="time" office:time-value="PT01H14M06.261S" calcext:value-type="time">
            <text:p>01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8.25" calcext:value-type="float">
            <text:p>298.25</text:p>
          </table:table-cell>
          <table:table-cell office:value-type="float" office:value="363.2" calcext:value-type="float">
            <text:p>363.2</text:p>
          </table:table-cell>
        </table:table-row>
        <table:table-row table:style-name="ro1">
          <table:table-cell office:value-type="float" office:value="4462261" calcext:value-type="float">
            <text:p>4462261</text:p>
          </table:table-cell>
          <table:table-cell table:formula="of:=[.A281]/1000/(60*60*24)" office:value-type="time" office:time-value="PT01H14M22.261S" calcext:value-type="time">
            <text:p>01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299.31" calcext:value-type="float">
            <text:p>299.31</text:p>
          </table:table-cell>
          <table:table-cell office:value-type="float" office:value="364.47" calcext:value-type="float">
            <text:p>364.47</text:p>
          </table:table-cell>
        </table:table-row>
        <table:table-row table:style-name="ro1">
          <table:table-cell office:value-type="float" office:value="4478261" calcext:value-type="float">
            <text:p>4478261</text:p>
          </table:table-cell>
          <table:table-cell table:formula="of:=[.A282]/1000/(60*60*24)" office:value-type="time" office:time-value="PT01H14M38.261S" calcext:value-type="time">
            <text:p>01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0.38" calcext:value-type="float">
            <text:p>300.38</text:p>
          </table:table-cell>
          <table:table-cell office:value-type="float" office:value="365.75" calcext:value-type="float">
            <text:p>365.75</text:p>
          </table:table-cell>
        </table:table-row>
        <table:table-row table:style-name="ro1">
          <table:table-cell office:value-type="float" office:value="4494261" calcext:value-type="float">
            <text:p>4494261</text:p>
          </table:table-cell>
          <table:table-cell table:formula="of:=[.A283]/1000/(60*60*24)" office:value-type="time" office:time-value="PT01H14M54.261S" calcext:value-type="time">
            <text:p>01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1.44" calcext:value-type="float">
            <text:p>301.44</text:p>
          </table:table-cell>
          <table:table-cell office:value-type="float" office:value="367.03" calcext:value-type="float">
            <text:p>367.03</text:p>
          </table:table-cell>
        </table:table-row>
        <table:table-row table:style-name="ro1">
          <table:table-cell office:value-type="float" office:value="4510261" calcext:value-type="float">
            <text:p>4510261</text:p>
          </table:table-cell>
          <table:table-cell table:formula="of:=[.A284]/1000/(60*60*24)" office:value-type="time" office:time-value="PT01H15M10.261S" calcext:value-type="time">
            <text:p>01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2.5" calcext:value-type="float">
            <text:p>302.5</text:p>
          </table:table-cell>
          <table:table-cell office:value-type="float" office:value="368.31" calcext:value-type="float">
            <text:p>368.31</text:p>
          </table:table-cell>
        </table:table-row>
        <table:table-row table:style-name="ro1">
          <table:table-cell office:value-type="float" office:value="4526261" calcext:value-type="float">
            <text:p>4526261</text:p>
          </table:table-cell>
          <table:table-cell table:formula="of:=[.A285]/1000/(60*60*24)" office:value-type="time" office:time-value="PT01H15M26.261S" calcext:value-type="time">
            <text:p>01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3.56" calcext:value-type="float">
            <text:p>303.56</text:p>
          </table:table-cell>
          <table:table-cell office:value-type="float" office:value="369.59" calcext:value-type="float">
            <text:p>369.59</text:p>
          </table:table-cell>
        </table:table-row>
        <table:table-row table:style-name="ro1">
          <table:table-cell office:value-type="float" office:value="4542261" calcext:value-type="float">
            <text:p>4542261</text:p>
          </table:table-cell>
          <table:table-cell table:formula="of:=[.A286]/1000/(60*60*24)" office:value-type="time" office:time-value="PT01H15M42.261S" calcext:value-type="time">
            <text:p>01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4.62" calcext:value-type="float">
            <text:p>304.62</text:p>
          </table:table-cell>
          <table:table-cell office:value-type="float" office:value="370.87" calcext:value-type="float">
            <text:p>370.87</text:p>
          </table:table-cell>
        </table:table-row>
        <table:table-row table:style-name="ro1">
          <table:table-cell office:value-type="float" office:value="4558261" calcext:value-type="float">
            <text:p>4558261</text:p>
          </table:table-cell>
          <table:table-cell table:formula="of:=[.A287]/1000/(60*60*24)" office:value-type="time" office:time-value="PT01H15M58.261S" calcext:value-type="time">
            <text:p>01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5.69" calcext:value-type="float">
            <text:p>305.69</text:p>
          </table:table-cell>
          <table:table-cell office:value-type="float" office:value="372.15" calcext:value-type="float">
            <text:p>372.15</text:p>
          </table:table-cell>
        </table:table-row>
        <table:table-row table:style-name="ro1">
          <table:table-cell office:value-type="float" office:value="4574261" calcext:value-type="float">
            <text:p>4574261</text:p>
          </table:table-cell>
          <table:table-cell table:formula="of:=[.A288]/1000/(60*60*24)" office:value-type="time" office:time-value="PT01H16M14.261S" calcext:value-type="time">
            <text:p>01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06.75" calcext:value-type="float">
            <text:p>306.75</text:p>
          </table:table-cell>
          <table:table-cell office:value-type="float" office:value="373.42" calcext:value-type="float">
            <text:p>373.42</text:p>
          </table:table-cell>
        </table:table-row>
        <table:table-row table:style-name="ro1">
          <table:table-cell office:value-type="float" office:value="4590261" calcext:value-type="float">
            <text:p>4590261</text:p>
          </table:table-cell>
          <table:table-cell table:formula="of:=[.A289]/1000/(60*60*24)" office:value-type="time" office:time-value="PT01H16M30.261S" calcext:value-type="time">
            <text:p>01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7.81" calcext:value-type="float">
            <text:p>307.81</text:p>
          </table:table-cell>
          <table:table-cell office:value-type="float" office:value="374.7" calcext:value-type="float">
            <text:p>374.7</text:p>
          </table:table-cell>
        </table:table-row>
        <table:table-row table:style-name="ro1">
          <table:table-cell office:value-type="float" office:value="4606261" calcext:value-type="float">
            <text:p>4606261</text:p>
          </table:table-cell>
          <table:table-cell table:formula="of:=[.A290]/1000/(60*60*24)" office:value-type="time" office:time-value="PT01H16M46.261S" calcext:value-type="time">
            <text:p>01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08.87" calcext:value-type="float">
            <text:p>308.87</text:p>
          </table:table-cell>
          <table:table-cell office:value-type="float" office:value="375.98" calcext:value-type="float">
            <text:p>375.98</text:p>
          </table:table-cell>
        </table:table-row>
        <table:table-row table:style-name="ro1">
          <table:table-cell office:value-type="float" office:value="4622261" calcext:value-type="float">
            <text:p>4622261</text:p>
          </table:table-cell>
          <table:table-cell table:formula="of:=[.A291]/1000/(60*60*24)" office:value-type="time" office:time-value="PT01H17M02.261S" calcext:value-type="time">
            <text:p>01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09.93" calcext:value-type="float">
            <text:p>309.93</text:p>
          </table:table-cell>
          <table:table-cell office:value-type="float" office:value="377.26" calcext:value-type="float">
            <text:p>377.26</text:p>
          </table:table-cell>
        </table:table-row>
        <table:table-row table:style-name="ro1">
          <table:table-cell office:value-type="float" office:value="4638261" calcext:value-type="float">
            <text:p>4638261</text:p>
          </table:table-cell>
          <table:table-cell table:formula="of:=[.A292]/1000/(60*60*24)" office:value-type="time" office:time-value="PT01H17M18.261S" calcext:value-type="time">
            <text:p>01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1" calcext:value-type="float">
            <text:p>311</text:p>
          </table:table-cell>
          <table:table-cell office:value-type="float" office:value="378.54" calcext:value-type="float">
            <text:p>378.54</text:p>
          </table:table-cell>
        </table:table-row>
        <table:table-row table:style-name="ro1">
          <table:table-cell office:value-type="float" office:value="4654261" calcext:value-type="float">
            <text:p>4654261</text:p>
          </table:table-cell>
          <table:table-cell table:formula="of:=[.A293]/1000/(60*60*24)" office:value-type="time" office:time-value="PT01H17M34.261S" calcext:value-type="time">
            <text:p>01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2.06" calcext:value-type="float">
            <text:p>312.06</text:p>
          </table:table-cell>
          <table:table-cell office:value-type="float" office:value="379.82" calcext:value-type="float">
            <text:p>379.82</text:p>
          </table:table-cell>
        </table:table-row>
        <table:table-row table:style-name="ro1">
          <table:table-cell office:value-type="float" office:value="4670261" calcext:value-type="float">
            <text:p>4670261</text:p>
          </table:table-cell>
          <table:table-cell table:formula="of:=[.A294]/1000/(60*60*24)" office:value-type="time" office:time-value="PT01H17M50.261S" calcext:value-type="time">
            <text:p>01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13.12" calcext:value-type="float">
            <text:p>313.12</text:p>
          </table:table-cell>
          <table:table-cell office:value-type="float" office:value="381.09" calcext:value-type="float">
            <text:p>381.09</text:p>
          </table:table-cell>
        </table:table-row>
        <table:table-row table:style-name="ro1">
          <table:table-cell office:value-type="float" office:value="4686261" calcext:value-type="float">
            <text:p>4686261</text:p>
          </table:table-cell>
          <table:table-cell table:formula="of:=[.A295]/1000/(60*60*24)" office:value-type="time" office:time-value="PT01H18M06.261S" calcext:value-type="time">
            <text:p>01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14.18" calcext:value-type="float">
            <text:p>314.18</text:p>
          </table:table-cell>
          <table:table-cell office:value-type="float" office:value="382.37" calcext:value-type="float">
            <text:p>382.37</text:p>
          </table:table-cell>
        </table:table-row>
        <table:table-row table:style-name="ro1">
          <table:table-cell office:value-type="float" office:value="4702261" calcext:value-type="float">
            <text:p>4702261</text:p>
          </table:table-cell>
          <table:table-cell table:formula="of:=[.A296]/1000/(60*60*24)" office:value-type="time" office:time-value="PT01H18M22.261S" calcext:value-type="time">
            <text:p>01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15.24" calcext:value-type="float">
            <text:p>315.24</text:p>
          </table:table-cell>
          <table:table-cell office:value-type="float" office:value="383.65" calcext:value-type="float">
            <text:p>383.65</text:p>
          </table:table-cell>
        </table:table-row>
        <table:table-row table:style-name="ro1">
          <table:table-cell office:value-type="float" office:value="4718261" calcext:value-type="float">
            <text:p>4718261</text:p>
          </table:table-cell>
          <table:table-cell table:formula="of:=[.A297]/1000/(60*60*24)" office:value-type="time" office:time-value="PT01H18M38.261S" calcext:value-type="time">
            <text:p>01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6.3" calcext:value-type="float">
            <text:p>316.3</text:p>
          </table:table-cell>
          <table:table-cell office:value-type="float" office:value="384.93" calcext:value-type="float">
            <text:p>384.93</text:p>
          </table:table-cell>
        </table:table-row>
        <table:table-row table:style-name="ro1">
          <table:table-cell office:value-type="float" office:value="4734261" calcext:value-type="float">
            <text:p>4734261</text:p>
          </table:table-cell>
          <table:table-cell table:formula="of:=[.A298]/1000/(60*60*24)" office:value-type="time" office:time-value="PT01H18M54.261S" calcext:value-type="time">
            <text:p>01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7.36" calcext:value-type="float">
            <text:p>317.36</text:p>
          </table:table-cell>
          <table:table-cell office:value-type="float" office:value="386.21" calcext:value-type="float">
            <text:p>386.21</text:p>
          </table:table-cell>
        </table:table-row>
        <table:table-row table:style-name="ro1">
          <table:table-cell office:value-type="float" office:value="4750261" calcext:value-type="float">
            <text:p>4750261</text:p>
          </table:table-cell>
          <table:table-cell table:formula="of:=[.A299]/1000/(60*60*24)" office:value-type="time" office:time-value="PT01H19M10.261S" calcext:value-type="time">
            <text:p>01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8.43" calcext:value-type="float">
            <text:p>318.43</text:p>
          </table:table-cell>
          <table:table-cell office:value-type="float" office:value="387.49" calcext:value-type="float">
            <text:p>387.49</text:p>
          </table:table-cell>
        </table:table-row>
        <table:table-row table:style-name="ro1">
          <table:table-cell office:value-type="float" office:value="4766261" calcext:value-type="float">
            <text:p>4766261</text:p>
          </table:table-cell>
          <table:table-cell table:formula="of:=[.A300]/1000/(60*60*24)" office:value-type="time" office:time-value="PT01H19M26.261S" calcext:value-type="time">
            <text:p>01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19.49" calcext:value-type="float">
            <text:p>319.49</text:p>
          </table:table-cell>
          <table:table-cell office:value-type="float" office:value="388.76" calcext:value-type="float">
            <text:p>388.76</text:p>
          </table:table-cell>
        </table:table-row>
        <table:table-row table:style-name="ro1">
          <table:table-cell office:value-type="float" office:value="4782261" calcext:value-type="float">
            <text:p>4782261</text:p>
          </table:table-cell>
          <table:table-cell table:formula="of:=[.A301]/1000/(60*60*24)" office:value-type="time" office:time-value="PT01H19M42.261S" calcext:value-type="time">
            <text:p>01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320.55" calcext:value-type="float">
            <text:p>320.55</text:p>
          </table:table-cell>
          <table:table-cell office:value-type="float" office:value="390.04" calcext:value-type="float">
            <text:p>390.04</text:p>
          </table:table-cell>
        </table:table-row>
        <table:table-row table:style-name="ro1">
          <table:table-cell office:value-type="float" office:value="4798261" calcext:value-type="float">
            <text:p>4798261</text:p>
          </table:table-cell>
          <table:table-cell table:formula="of:=[.A302]/1000/(60*60*24)" office:value-type="time" office:time-value="PT01H19M58.261S" calcext:value-type="time">
            <text:p>01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21.61" calcext:value-type="float">
            <text:p>321.61</text:p>
          </table:table-cell>
          <table:table-cell office:value-type="float" office:value="391.32" calcext:value-type="float">
            <text:p>391.32</text:p>
          </table:table-cell>
        </table:table-row>
        <table:table-row table:style-name="ro1">
          <table:table-cell office:value-type="float" office:value="4814261" calcext:value-type="float">
            <text:p>4814261</text:p>
          </table:table-cell>
          <table:table-cell table:formula="of:=[.A303]/1000/(60*60*24)" office:value-type="time" office:time-value="PT01H20M14.261S" calcext:value-type="time">
            <text:p>01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22.67" calcext:value-type="float">
            <text:p>322.67</text:p>
          </table:table-cell>
          <table:table-cell office:value-type="float" office:value="392.6" calcext:value-type="float">
            <text:p>392.6</text:p>
          </table:table-cell>
        </table:table-row>
        <table:table-row table:style-name="ro1">
          <table:table-cell office:value-type="float" office:value="4830261" calcext:value-type="float">
            <text:p>4830261</text:p>
          </table:table-cell>
          <table:table-cell table:formula="of:=[.A304]/1000/(60*60*24)" office:value-type="time" office:time-value="PT01H20M30.261S" calcext:value-type="time">
            <text:p>01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23.73" calcext:value-type="float">
            <text:p>323.73</text:p>
          </table:table-cell>
          <table:table-cell office:value-type="float" office:value="393.87" calcext:value-type="float">
            <text:p>393.87</text:p>
          </table:table-cell>
        </table:table-row>
        <table:table-row table:style-name="ro1">
          <table:table-cell office:value-type="float" office:value="4846261" calcext:value-type="float">
            <text:p>4846261</text:p>
          </table:table-cell>
          <table:table-cell table:formula="of:=[.A305]/1000/(60*60*24)" office:value-type="time" office:time-value="PT01H20M46.261S" calcext:value-type="time">
            <text:p>01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24.79" calcext:value-type="float">
            <text:p>324.79</text:p>
          </table:table-cell>
          <table:table-cell office:value-type="float" office:value="395.15" calcext:value-type="float">
            <text:p>395.15</text:p>
          </table:table-cell>
        </table:table-row>
        <table:table-row table:style-name="ro1">
          <table:table-cell office:value-type="float" office:value="4862261" calcext:value-type="float">
            <text:p>4862261</text:p>
          </table:table-cell>
          <table:table-cell table:formula="of:=[.A306]/1000/(60*60*24)" office:value-type="time" office:time-value="PT01H21M02.261S" calcext:value-type="time">
            <text:p>01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25.86" calcext:value-type="float">
            <text:p>325.86</text:p>
          </table:table-cell>
          <table:table-cell office:value-type="float" office:value="396.43" calcext:value-type="float">
            <text:p>396.43</text:p>
          </table:table-cell>
        </table:table-row>
        <table:table-row table:style-name="ro1">
          <table:table-cell office:value-type="float" office:value="4878261" calcext:value-type="float">
            <text:p>4878261</text:p>
          </table:table-cell>
          <table:table-cell table:formula="of:=[.A307]/1000/(60*60*24)" office:value-type="time" office:time-value="PT01H21M18.261S" calcext:value-type="time">
            <text:p>01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26.92" calcext:value-type="float">
            <text:p>326.92</text:p>
          </table:table-cell>
          <table:table-cell office:value-type="float" office:value="397.71" calcext:value-type="float">
            <text:p>397.71</text:p>
          </table:table-cell>
        </table:table-row>
        <table:table-row table:style-name="ro1">
          <table:table-cell office:value-type="float" office:value="4894261" calcext:value-type="float">
            <text:p>4894261</text:p>
          </table:table-cell>
          <table:table-cell table:formula="of:=[.A308]/1000/(60*60*24)" office:value-type="time" office:time-value="PT01H21M34.261S" calcext:value-type="time">
            <text:p>01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27.98" calcext:value-type="float">
            <text:p>327.98</text:p>
          </table:table-cell>
          <table:table-cell office:value-type="float" office:value="398.99" calcext:value-type="float">
            <text:p>398.99</text:p>
          </table:table-cell>
        </table:table-row>
        <table:table-row table:style-name="ro1">
          <table:table-cell office:value-type="float" office:value="4910261" calcext:value-type="float">
            <text:p>4910261</text:p>
          </table:table-cell>
          <table:table-cell table:formula="of:=[.A309]/1000/(60*60*24)" office:value-type="time" office:time-value="PT01H21M50.261S" calcext:value-type="time">
            <text:p>01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29.04" calcext:value-type="float">
            <text:p>329.04</text:p>
          </table:table-cell>
          <table:table-cell office:value-type="float" office:value="400.26" calcext:value-type="float">
            <text:p>400.26</text:p>
          </table:table-cell>
        </table:table-row>
        <table:table-row table:style-name="ro1">
          <table:table-cell office:value-type="float" office:value="4926261" calcext:value-type="float">
            <text:p>4926261</text:p>
          </table:table-cell>
          <table:table-cell table:formula="of:=[.A310]/1000/(60*60*24)" office:value-type="time" office:time-value="PT01H22M06.261S" calcext:value-type="time">
            <text:p>01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30.1" calcext:value-type="float">
            <text:p>330.1</text:p>
          </table:table-cell>
          <table:table-cell office:value-type="float" office:value="401.54" calcext:value-type="float">
            <text:p>401.54</text:p>
          </table:table-cell>
        </table:table-row>
        <table:table-row table:style-name="ro1">
          <table:table-cell office:value-type="float" office:value="4942261" calcext:value-type="float">
            <text:p>4942261</text:p>
          </table:table-cell>
          <table:table-cell table:formula="of:=[.A311]/1000/(60*60*24)" office:value-type="time" office:time-value="PT01H22M22.261S" calcext:value-type="time">
            <text:p>01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1.16" calcext:value-type="float">
            <text:p>331.16</text:p>
          </table:table-cell>
          <table:table-cell office:value-type="float" office:value="402.82" calcext:value-type="float">
            <text:p>402.82</text:p>
          </table:table-cell>
        </table:table-row>
        <table:table-row table:style-name="ro1">
          <table:table-cell office:value-type="float" office:value="4958261" calcext:value-type="float">
            <text:p>4958261</text:p>
          </table:table-cell>
          <table:table-cell table:formula="of:=[.A312]/1000/(60*60*24)" office:value-type="time" office:time-value="PT01H22M38.261S" calcext:value-type="time">
            <text:p>01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32.22" calcext:value-type="float">
            <text:p>332.22</text:p>
          </table:table-cell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float" office:value="4974261" calcext:value-type="float">
            <text:p>4974261</text:p>
          </table:table-cell>
          <table:table-cell table:formula="of:=[.A313]/1000/(60*60*24)" office:value-type="time" office:time-value="PT01H22M54.261S" calcext:value-type="time">
            <text:p>01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33.28" calcext:value-type="float">
            <text:p>333.28</text:p>
          </table:table-cell>
          <table:table-cell office:value-type="float" office:value="405.37" calcext:value-type="float">
            <text:p>405.37</text:p>
          </table:table-cell>
        </table:table-row>
        <table:table-row table:style-name="ro1">
          <table:table-cell office:value-type="float" office:value="4990261" calcext:value-type="float">
            <text:p>4990261</text:p>
          </table:table-cell>
          <table:table-cell table:formula="of:=[.A314]/1000/(60*60*24)" office:value-type="time" office:time-value="PT01H23M10.261S" calcext:value-type="time">
            <text:p>01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4.35" calcext:value-type="float">
            <text:p>334.35</text:p>
          </table:table-cell>
          <table:table-cell office:value-type="float" office:value="406.65" calcext:value-type="float">
            <text:p>406.65</text:p>
          </table:table-cell>
        </table:table-row>
        <table:table-row table:style-name="ro1">
          <table:table-cell office:value-type="float" office:value="5006261" calcext:value-type="float">
            <text:p>5006261</text:p>
          </table:table-cell>
          <table:table-cell table:formula="of:=[.A315]/1000/(60*60*24)" office:value-type="time" office:time-value="PT01H23M26.261S" calcext:value-type="time">
            <text:p>01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5.41" calcext:value-type="float">
            <text:p>335.41</text:p>
          </table:table-cell>
          <table:table-cell office:value-type="float" office:value="407.93" calcext:value-type="float">
            <text:p>407.93</text:p>
          </table:table-cell>
        </table:table-row>
        <table:table-row table:style-name="ro1">
          <table:table-cell office:value-type="float" office:value="5022259" calcext:value-type="float">
            <text:p>5022259</text:p>
          </table:table-cell>
          <table:table-cell table:formula="of:=[.A316]/1000/(60*60*24)" office:value-type="time" office:time-value="PT01H23M42.259S" calcext:value-type="time">
            <text:p>01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36.47" calcext:value-type="float">
            <text:p>336.47</text:p>
          </table:table-cell>
          <table:table-cell office:value-type="float" office:value="409.21" calcext:value-type="float">
            <text:p>409.21</text:p>
          </table:table-cell>
        </table:table-row>
        <table:table-row table:style-name="ro1">
          <table:table-cell office:value-type="float" office:value="5038261" calcext:value-type="float">
            <text:p>5038261</text:p>
          </table:table-cell>
          <table:table-cell table:formula="of:=[.A317]/1000/(60*60*24)" office:value-type="time" office:time-value="PT01H23M58.261S" calcext:value-type="time">
            <text:p>01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7.53" calcext:value-type="float">
            <text:p>337.53</text:p>
          </table:table-cell>
          <table:table-cell office:value-type="float" office:value="410.48" calcext:value-type="float">
            <text:p>410.48</text:p>
          </table:table-cell>
        </table:table-row>
        <table:table-row table:style-name="ro1">
          <table:table-cell office:value-type="float" office:value="5054261" calcext:value-type="float">
            <text:p>5054261</text:p>
          </table:table-cell>
          <table:table-cell table:formula="of:=[.A318]/1000/(60*60*24)" office:value-type="time" office:time-value="PT01H24M14.261S" calcext:value-type="time">
            <text:p>01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8.59" calcext:value-type="float">
            <text:p>338.59</text:p>
          </table:table-cell>
          <table:table-cell office:value-type="float" office:value="411.76" calcext:value-type="float">
            <text:p>411.76</text:p>
          </table:table-cell>
        </table:table-row>
        <table:table-row table:style-name="ro1">
          <table:table-cell office:value-type="float" office:value="5070261" calcext:value-type="float">
            <text:p>5070261</text:p>
          </table:table-cell>
          <table:table-cell table:formula="of:=[.A319]/1000/(60*60*24)" office:value-type="time" office:time-value="PT01H24M30.261S" calcext:value-type="time">
            <text:p>01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9.65" calcext:value-type="float">
            <text:p>339.65</text:p>
          </table:table-cell>
          <table:table-cell office:value-type="float" office:value="413.04" calcext:value-type="float">
            <text:p>413.04</text:p>
          </table:table-cell>
        </table:table-row>
        <table:table-row table:style-name="ro1">
          <table:table-cell office:value-type="float" office:value="5086261" calcext:value-type="float">
            <text:p>5086261</text:p>
          </table:table-cell>
          <table:table-cell table:formula="of:=[.A320]/1000/(60*60*24)" office:value-type="time" office:time-value="PT01H24M46.261S" calcext:value-type="time">
            <text:p>01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40.71" calcext:value-type="float">
            <text:p>340.71</text:p>
          </table:table-cell>
          <table:table-cell office:value-type="float" office:value="414.32" calcext:value-type="float">
            <text:p>414.32</text:p>
          </table:table-cell>
        </table:table-row>
        <table:table-row table:style-name="ro1">
          <table:table-cell office:value-type="float" office:value="5102261" calcext:value-type="float">
            <text:p>5102261</text:p>
          </table:table-cell>
          <table:table-cell table:formula="of:=[.A321]/1000/(60*60*24)" office:value-type="time" office:time-value="PT01H25M02.261S" calcext:value-type="time">
            <text:p>01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41.77" calcext:value-type="float">
            <text:p>341.77</text:p>
          </table:table-cell>
          <table:table-cell office:value-type="float" office:value="415.59" calcext:value-type="float">
            <text:p>415.59</text:p>
          </table:table-cell>
        </table:table-row>
        <table:table-row table:style-name="ro1">
          <table:table-cell office:value-type="float" office:value="5118261" calcext:value-type="float">
            <text:p>5118261</text:p>
          </table:table-cell>
          <table:table-cell table:formula="of:=[.A322]/1000/(60*60*24)" office:value-type="time" office:time-value="PT01H25M18.261S" calcext:value-type="time">
            <text:p>01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42.83" calcext:value-type="float">
            <text:p>342.83</text:p>
          </table:table-cell>
          <table:table-cell office:value-type="float" office:value="416.87" calcext:value-type="float">
            <text:p>416.87</text:p>
          </table:table-cell>
        </table:table-row>
        <table:table-row table:style-name="ro1">
          <table:table-cell office:value-type="float" office:value="5134261" calcext:value-type="float">
            <text:p>5134261</text:p>
          </table:table-cell>
          <table:table-cell table:formula="of:=[.A323]/1000/(60*60*24)" office:value-type="time" office:time-value="PT01H25M34.261S" calcext:value-type="time">
            <text:p>01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43.9" calcext:value-type="float">
            <text:p>343.9</text:p>
          </table:table-cell>
          <table:table-cell office:value-type="float" office:value="418.15" calcext:value-type="float">
            <text:p>418.15</text:p>
          </table:table-cell>
        </table:table-row>
        <table:table-row table:style-name="ro1">
          <table:table-cell office:value-type="float" office:value="5150261" calcext:value-type="float">
            <text:p>5150261</text:p>
          </table:table-cell>
          <table:table-cell table:formula="of:=[.A324]/1000/(60*60*24)" office:value-type="time" office:time-value="PT01H25M50.261S" calcext:value-type="time">
            <text:p>01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44.96" calcext:value-type="float">
            <text:p>344.96</text:p>
          </table:table-cell>
          <table:table-cell office:value-type="float" office:value="419.43" calcext:value-type="float">
            <text:p>419.43</text:p>
          </table:table-cell>
        </table:table-row>
        <table:table-row table:style-name="ro1">
          <table:table-cell office:value-type="float" office:value="5166261" calcext:value-type="float">
            <text:p>5166261</text:p>
          </table:table-cell>
          <table:table-cell table:formula="of:=[.A325]/1000/(60*60*24)" office:value-type="time" office:time-value="PT01H26M06.261S" calcext:value-type="time">
            <text:p>01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346.02" calcext:value-type="float">
            <text:p>346.02</text:p>
          </table:table-cell>
          <table:table-cell office:value-type="float" office:value="420.7" calcext:value-type="float">
            <text:p>420.7</text:p>
          </table:table-cell>
        </table:table-row>
        <table:table-row table:style-name="ro1">
          <table:table-cell office:value-type="float" office:value="5182261" calcext:value-type="float">
            <text:p>5182261</text:p>
          </table:table-cell>
          <table:table-cell table:formula="of:=[.A326]/1000/(60*60*24)" office:value-type="time" office:time-value="PT01H26M22.261S" calcext:value-type="time">
            <text:p>01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47.08" calcext:value-type="float">
            <text:p>347.08</text:p>
          </table:table-cell>
          <table:table-cell office:value-type="float" office:value="421.98" calcext:value-type="float">
            <text:p>421.98</text:p>
          </table:table-cell>
        </table:table-row>
        <table:table-row table:style-name="ro1">
          <table:table-cell office:value-type="float" office:value="5198261" calcext:value-type="float">
            <text:p>5198261</text:p>
          </table:table-cell>
          <table:table-cell table:formula="of:=[.A327]/1000/(60*60*24)" office:value-type="time" office:time-value="PT01H26M38.261S" calcext:value-type="time">
            <text:p>01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48.14" calcext:value-type="float">
            <text:p>348.14</text:p>
          </table:table-cell>
          <table:table-cell office:value-type="float" office:value="423.26" calcext:value-type="float">
            <text:p>423.26</text:p>
          </table:table-cell>
        </table:table-row>
        <table:table-row table:style-name="ro1">
          <table:table-cell office:value-type="float" office:value="5214261" calcext:value-type="float">
            <text:p>5214261</text:p>
          </table:table-cell>
          <table:table-cell table:formula="of:=[.A328]/1000/(60*60*24)" office:value-type="time" office:time-value="PT01H26M54.261S" calcext:value-type="time">
            <text:p>01:26:54</text:p>
          </table:table-cell>
          <table:table-cell office:value-type="float" office:value="1.21" calcext:value-type="float">
            <text:p>1.21</text:p>
          </table:table-cell>
          <table:table-cell office:value-type="float" office:value="238.8" calcext:value-type="float">
            <text:p>238.8</text:p>
          </table:table-cell>
          <table:table-cell office:value-type="float" office:value="288.44" calcext:value-type="float">
            <text:p>288.44</text:p>
          </table:table-cell>
          <table:table-cell office:value-type="float" office:value="349.2" calcext:value-type="float">
            <text:p>349.2</text:p>
          </table:table-cell>
          <table:table-cell office:value-type="float" office:value="424.54" calcext:value-type="float">
            <text:p>424.54</text:p>
          </table:table-cell>
        </table:table-row>
        <table:table-row table:style-name="ro1">
          <table:table-cell office:value-type="float" office:value="5230261" calcext:value-type="float">
            <text:p>5230261</text:p>
          </table:table-cell>
          <table:table-cell table:formula="of:=[.A329]/1000/(60*60*24)" office:value-type="time" office:time-value="PT01H27M10.261S" calcext:value-type="time">
            <text:p>01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50.26" calcext:value-type="float">
            <text:p>350.26</text:p>
          </table:table-cell>
          <table:table-cell office:value-type="float" office:value="425.81" calcext:value-type="float">
            <text:p>425.81</text:p>
          </table:table-cell>
        </table:table-row>
        <table:table-row table:style-name="ro1">
          <table:table-cell office:value-type="float" office:value="5246261" calcext:value-type="float">
            <text:p>5246261</text:p>
          </table:table-cell>
          <table:table-cell table:formula="of:=[.A330]/1000/(60*60*24)" office:value-type="time" office:time-value="PT01H27M26.261S" calcext:value-type="time">
            <text:p>01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1.32" calcext:value-type="float">
            <text:p>351.32</text:p>
          </table:table-cell>
          <table:table-cell office:value-type="float" office:value="427.09" calcext:value-type="float">
            <text:p>427.09</text:p>
          </table:table-cell>
        </table:table-row>
        <table:table-row table:style-name="ro1">
          <table:table-cell office:value-type="float" office:value="5262261" calcext:value-type="float">
            <text:p>5262261</text:p>
          </table:table-cell>
          <table:table-cell table:formula="of:=[.A331]/1000/(60*60*24)" office:value-type="time" office:time-value="PT01H27M42.261S" calcext:value-type="time">
            <text:p>01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2.39" calcext:value-type="float">
            <text:p>352.39</text:p>
          </table:table-cell>
          <table:table-cell office:value-type="float" office:value="428.37" calcext:value-type="float">
            <text:p>428.37</text:p>
          </table:table-cell>
        </table:table-row>
        <table:table-row table:style-name="ro1">
          <table:table-cell office:value-type="float" office:value="5278261" calcext:value-type="float">
            <text:p>5278261</text:p>
          </table:table-cell>
          <table:table-cell table:formula="of:=[.A332]/1000/(60*60*24)" office:value-type="time" office:time-value="PT01H27M58.261S" calcext:value-type="time">
            <text:p>01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3.45" calcext:value-type="float">
            <text:p>353.45</text:p>
          </table:table-cell>
          <table:table-cell office:value-type="float" office:value="429.65" calcext:value-type="float">
            <text:p>429.65</text:p>
          </table:table-cell>
        </table:table-row>
        <table:table-row table:style-name="ro1">
          <table:table-cell office:value-type="float" office:value="5294261" calcext:value-type="float">
            <text:p>5294261</text:p>
          </table:table-cell>
          <table:table-cell table:formula="of:=[.A333]/1000/(60*60*24)" office:value-type="time" office:time-value="PT01H28M14.261S" calcext:value-type="time">
            <text:p>01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54.51" calcext:value-type="float">
            <text:p>354.51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 office:value-type="float" office:value="5310261" calcext:value-type="float">
            <text:p>5310261</text:p>
          </table:table-cell>
          <table:table-cell table:formula="of:=[.A334]/1000/(60*60*24)" office:value-type="time" office:time-value="PT01H28M30.261S" calcext:value-type="time">
            <text:p>01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5.57" calcext:value-type="float">
            <text:p>355.57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5326261" calcext:value-type="float">
            <text:p>5326261</text:p>
          </table:table-cell>
          <table:table-cell table:formula="of:=[.A335]/1000/(60*60*24)" office:value-type="time" office:time-value="PT01H28M46.261S" calcext:value-type="time">
            <text:p>01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6.63" calcext:value-type="float">
            <text:p>356.63</text:p>
          </table:table-cell>
          <table:table-cell office:value-type="float" office:value="433.48" calcext:value-type="float">
            <text:p>433.48</text:p>
          </table:table-cell>
        </table:table-row>
        <table:table-row table:style-name="ro1">
          <table:table-cell office:value-type="float" office:value="5342261" calcext:value-type="float">
            <text:p>5342261</text:p>
          </table:table-cell>
          <table:table-cell table:formula="of:=[.A336]/1000/(60*60*24)" office:value-type="time" office:time-value="PT01H29M02.261S" calcext:value-type="time">
            <text:p>01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7.69" calcext:value-type="float">
            <text:p>357.69</text:p>
          </table:table-cell>
          <table:table-cell office:value-type="float" office:value="434.76" calcext:value-type="float">
            <text:p>434.76</text:p>
          </table:table-cell>
        </table:table-row>
        <table:table-row table:style-name="ro1">
          <table:table-cell office:value-type="float" office:value="5358261" calcext:value-type="float">
            <text:p>5358261</text:p>
          </table:table-cell>
          <table:table-cell table:formula="of:=[.A337]/1000/(60*60*24)" office:value-type="time" office:time-value="PT01H29M18.261S" calcext:value-type="time">
            <text:p>01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8.75" calcext:value-type="float">
            <text:p>358.75</text:p>
          </table:table-cell>
          <table:table-cell office:value-type="float" office:value="436.03" calcext:value-type="float">
            <text:p>436.03</text:p>
          </table:table-cell>
        </table:table-row>
        <table:table-row table:style-name="ro1">
          <table:table-cell office:value-type="float" office:value="5374261" calcext:value-type="float">
            <text:p>5374261</text:p>
          </table:table-cell>
          <table:table-cell table:formula="of:=[.A338]/1000/(60*60*24)" office:value-type="time" office:time-value="PT01H29M34.261S" calcext:value-type="time">
            <text:p>01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59.81" calcext:value-type="float">
            <text:p>359.81</text:p>
          </table:table-cell>
          <table:table-cell office:value-type="float" office:value="437.31" calcext:value-type="float">
            <text:p>437.31</text:p>
          </table:table-cell>
        </table:table-row>
        <table:table-row table:style-name="ro1">
          <table:table-cell office:value-type="float" office:value="5390261" calcext:value-type="float">
            <text:p>5390261</text:p>
          </table:table-cell>
          <table:table-cell table:formula="of:=[.A339]/1000/(60*60*24)" office:value-type="time" office:time-value="PT01H29M50.261S" calcext:value-type="time">
            <text:p>01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60.87" calcext:value-type="float">
            <text:p>360.87</text:p>
          </table:table-cell>
          <table:table-cell office:value-type="float" office:value="438.59" calcext:value-type="float">
            <text:p>438.59</text:p>
          </table:table-cell>
        </table:table-row>
        <table:table-row table:style-name="ro1">
          <table:table-cell office:value-type="float" office:value="5406261" calcext:value-type="float">
            <text:p>5406261</text:p>
          </table:table-cell>
          <table:table-cell table:formula="of:=[.A340]/1000/(60*60*24)" office:value-type="time" office:time-value="PT01H30M06.261S" calcext:value-type="time">
            <text:p>01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1.93" calcext:value-type="float">
            <text:p>361.93</text:p>
          </table:table-cell>
          <table:table-cell office:value-type="float" office:value="439.87" calcext:value-type="float">
            <text:p>439.87</text:p>
          </table:table-cell>
        </table:table-row>
        <table:table-row table:style-name="ro1">
          <table:table-cell office:value-type="float" office:value="5422261" calcext:value-type="float">
            <text:p>5422261</text:p>
          </table:table-cell>
          <table:table-cell table:formula="of:=[.A341]/1000/(60*60*24)" office:value-type="time" office:time-value="PT01H30M22.261S" calcext:value-type="time">
            <text:p>01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3" calcext:value-type="float">
            <text:p>363</text:p>
          </table:table-cell>
          <table:table-cell office:value-type="float" office:value="441.14" calcext:value-type="float">
            <text:p>441.14</text:p>
          </table:table-cell>
        </table:table-row>
        <table:table-row table:style-name="ro1">
          <table:table-cell office:value-type="float" office:value="5438261" calcext:value-type="float">
            <text:p>5438261</text:p>
          </table:table-cell>
          <table:table-cell table:formula="of:=[.A342]/1000/(60*60*24)" office:value-type="time" office:time-value="PT01H30M38.261S" calcext:value-type="time">
            <text:p>01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4.06" calcext:value-type="float">
            <text:p>364.06</text:p>
          </table:table-cell>
          <table:table-cell office:value-type="float" office:value="442.42" calcext:value-type="float">
            <text:p>442.42</text:p>
          </table:table-cell>
        </table:table-row>
        <table:table-row table:style-name="ro1">
          <table:table-cell office:value-type="float" office:value="5454261" calcext:value-type="float">
            <text:p>5454261</text:p>
          </table:table-cell>
          <table:table-cell table:formula="of:=[.A343]/1000/(60*60*24)" office:value-type="time" office:time-value="PT01H30M54.261S" calcext:value-type="time">
            <text:p>01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5.12" calcext:value-type="float">
            <text:p>365.12</text:p>
          </table:table-cell>
          <table:table-cell office:value-type="float" office:value="443.7" calcext:value-type="float">
            <text:p>443.7</text:p>
          </table:table-cell>
        </table:table-row>
        <table:table-row table:style-name="ro1">
          <table:table-cell office:value-type="float" office:value="5470261" calcext:value-type="float">
            <text:p>5470261</text:p>
          </table:table-cell>
          <table:table-cell table:formula="of:=[.A344]/1000/(60*60*24)" office:value-type="time" office:time-value="PT01H31M10.261S" calcext:value-type="time">
            <text:p>01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6.18" calcext:value-type="float">
            <text:p>366.18</text:p>
          </table:table-cell>
          <table:table-cell office:value-type="float" office:value="444.98" calcext:value-type="float">
            <text:p>444.98</text:p>
          </table:table-cell>
        </table:table-row>
        <table:table-row table:style-name="ro1">
          <table:table-cell office:value-type="float" office:value="5486261" calcext:value-type="float">
            <text:p>5486261</text:p>
          </table:table-cell>
          <table:table-cell table:formula="of:=[.A345]/1000/(60*60*24)" office:value-type="time" office:time-value="PT01H31M26.261S" calcext:value-type="time">
            <text:p>01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67.24" calcext:value-type="float">
            <text:p>367.24</text:p>
          </table:table-cell>
          <table:table-cell office:value-type="float" office:value="446.25" calcext:value-type="float">
            <text:p>446.25</text:p>
          </table:table-cell>
        </table:table-row>
        <table:table-row table:style-name="ro1">
          <table:table-cell office:value-type="float" office:value="5502261" calcext:value-type="float">
            <text:p>5502261</text:p>
          </table:table-cell>
          <table:table-cell table:formula="of:=[.A346]/1000/(60*60*24)" office:value-type="time" office:time-value="PT01H31M42.261S" calcext:value-type="time">
            <text:p>01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8.3" calcext:value-type="float">
            <text:p>368.3</text:p>
          </table:table-cell>
          <table:table-cell office:value-type="float" office:value="447.53" calcext:value-type="float">
            <text:p>447.53</text:p>
          </table:table-cell>
        </table:table-row>
        <table:table-row table:style-name="ro1">
          <table:table-cell office:value-type="float" office:value="5518261" calcext:value-type="float">
            <text:p>5518261</text:p>
          </table:table-cell>
          <table:table-cell table:formula="of:=[.A347]/1000/(60*60*24)" office:value-type="time" office:time-value="PT01H31M58.261S" calcext:value-type="time">
            <text:p>01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69.36" calcext:value-type="float">
            <text:p>369.36</text:p>
          </table:table-cell>
          <table:table-cell office:value-type="float" office:value="448.81" calcext:value-type="float">
            <text:p>448.81</text:p>
          </table:table-cell>
        </table:table-row>
        <table:table-row table:style-name="ro1">
          <table:table-cell office:value-type="float" office:value="5534261" calcext:value-type="float">
            <text:p>5534261</text:p>
          </table:table-cell>
          <table:table-cell table:formula="of:=[.A348]/1000/(60*60*24)" office:value-type="time" office:time-value="PT01H32M14.261S" calcext:value-type="time">
            <text:p>01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0.42" calcext:value-type="float">
            <text:p>370.42</text:p>
          </table:table-cell>
          <table:table-cell office:value-type="float" office:value="450.09" calcext:value-type="float">
            <text:p>450.09</text:p>
          </table:table-cell>
        </table:table-row>
        <table:table-row table:style-name="ro1">
          <table:table-cell office:value-type="float" office:value="5550261" calcext:value-type="float">
            <text:p>5550261</text:p>
          </table:table-cell>
          <table:table-cell table:formula="of:=[.A349]/1000/(60*60*24)" office:value-type="time" office:time-value="PT01H32M30.261S" calcext:value-type="time">
            <text:p>01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1.48" calcext:value-type="float">
            <text:p>371.48</text:p>
          </table:table-cell>
          <table:table-cell office:value-type="float" office:value="451.36" calcext:value-type="float">
            <text:p>451.36</text:p>
          </table:table-cell>
        </table:table-row>
        <table:table-row table:style-name="ro1">
          <table:table-cell office:value-type="float" office:value="5566261" calcext:value-type="float">
            <text:p>5566261</text:p>
          </table:table-cell>
          <table:table-cell table:formula="of:=[.A350]/1000/(60*60*24)" office:value-type="time" office:time-value="PT01H32M46.261S" calcext:value-type="time">
            <text:p>01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2.55" calcext:value-type="float">
            <text:p>372.55</text:p>
          </table:table-cell>
          <table:table-cell office:value-type="float" office:value="452.64" calcext:value-type="float">
            <text:p>452.64</text:p>
          </table:table-cell>
        </table:table-row>
        <table:table-row table:style-name="ro1">
          <table:table-cell office:value-type="float" office:value="5582261" calcext:value-type="float">
            <text:p>5582261</text:p>
          </table:table-cell>
          <table:table-cell table:formula="of:=[.A351]/1000/(60*60*24)" office:value-type="time" office:time-value="PT01H33M02.261S" calcext:value-type="time">
            <text:p>01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3.61" calcext:value-type="float">
            <text:p>373.61</text:p>
          </table:table-cell>
          <table:table-cell office:value-type="float" office:value="453.92" calcext:value-type="float">
            <text:p>453.92</text:p>
          </table:table-cell>
        </table:table-row>
        <table:table-row table:style-name="ro1">
          <table:table-cell office:value-type="float" office:value="5598261" calcext:value-type="float">
            <text:p>5598261</text:p>
          </table:table-cell>
          <table:table-cell table:formula="of:=[.A352]/1000/(60*60*24)" office:value-type="time" office:time-value="PT01H33M18.261S" calcext:value-type="time">
            <text:p>01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4.67" calcext:value-type="float">
            <text:p>374.67</text:p>
          </table:table-cell>
          <table:table-cell office:value-type="float" office:value="455.19" calcext:value-type="float">
            <text:p>455.19</text:p>
          </table:table-cell>
        </table:table-row>
        <table:table-row table:style-name="ro1">
          <table:table-cell office:value-type="float" office:value="5614261" calcext:value-type="float">
            <text:p>5614261</text:p>
          </table:table-cell>
          <table:table-cell table:formula="of:=[.A353]/1000/(60*60*24)" office:value-type="time" office:time-value="PT01H33M34.261S" calcext:value-type="time">
            <text:p>01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5.73" calcext:value-type="float">
            <text:p>375.73</text:p>
          </table:table-cell>
          <table:table-cell office:value-type="float" office:value="456.47" calcext:value-type="float">
            <text:p>456.47</text:p>
          </table:table-cell>
        </table:table-row>
        <table:table-row table:style-name="ro1">
          <table:table-cell office:value-type="float" office:value="5630261" calcext:value-type="float">
            <text:p>5630261</text:p>
          </table:table-cell>
          <table:table-cell table:formula="of:=[.A354]/1000/(60*60*24)" office:value-type="time" office:time-value="PT01H33M50.261S" calcext:value-type="time">
            <text:p>01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6.79" calcext:value-type="float">
            <text:p>376.79</text:p>
          </table:table-cell>
          <table:table-cell office:value-type="float" office:value="457.75" calcext:value-type="float">
            <text:p>457.75</text:p>
          </table:table-cell>
        </table:table-row>
        <table:table-row table:style-name="ro1">
          <table:table-cell office:value-type="float" office:value="5646261" calcext:value-type="float">
            <text:p>5646261</text:p>
          </table:table-cell>
          <table:table-cell table:formula="of:=[.A355]/1000/(60*60*24)" office:value-type="time" office:time-value="PT01H34M06.261S" calcext:value-type="time">
            <text:p>01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7.85" calcext:value-type="float">
            <text:p>377.85</text:p>
          </table:table-cell>
          <table:table-cell office:value-type="float" office:value="459.03" calcext:value-type="float">
            <text:p>459.03</text:p>
          </table:table-cell>
        </table:table-row>
        <table:table-row table:style-name="ro1">
          <table:table-cell office:value-type="float" office:value="5662261" calcext:value-type="float">
            <text:p>5662261</text:p>
          </table:table-cell>
          <table:table-cell table:formula="of:=[.A356]/1000/(60*60*24)" office:value-type="time" office:time-value="PT01H34M22.261S" calcext:value-type="time">
            <text:p>01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78.91" calcext:value-type="float">
            <text:p>378.91</text:p>
          </table:table-cell>
          <table:table-cell office:value-type="float" office:value="460.3" calcext:value-type="float">
            <text:p>460.3</text:p>
          </table:table-cell>
        </table:table-row>
        <table:table-row table:style-name="ro1">
          <table:table-cell office:value-type="float" office:value="5678261" calcext:value-type="float">
            <text:p>5678261</text:p>
          </table:table-cell>
          <table:table-cell table:formula="of:=[.A357]/1000/(60*60*24)" office:value-type="time" office:time-value="PT01H34M38.261S" calcext:value-type="time">
            <text:p>01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379.97" calcext:value-type="float">
            <text:p>379.97</text:p>
          </table:table-cell>
          <table:table-cell office:value-type="float" office:value="461.58" calcext:value-type="float">
            <text:p>461.58</text:p>
          </table:table-cell>
        </table:table-row>
        <table:table-row table:style-name="ro1">
          <table:table-cell office:value-type="float" office:value="5694261" calcext:value-type="float">
            <text:p>5694261</text:p>
          </table:table-cell>
          <table:table-cell table:formula="of:=[.A358]/1000/(60*60*24)" office:value-type="time" office:time-value="PT01H34M54.261S" calcext:value-type="time">
            <text:p>01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1.03" calcext:value-type="float">
            <text:p>381.03</text:p>
          </table:table-cell>
          <table:table-cell office:value-type="float" office:value="462.86" calcext:value-type="float">
            <text:p>462.86</text:p>
          </table:table-cell>
        </table:table-row>
        <table:table-row table:style-name="ro1">
          <table:table-cell office:value-type="float" office:value="5710261" calcext:value-type="float">
            <text:p>5710261</text:p>
          </table:table-cell>
          <table:table-cell table:formula="of:=[.A359]/1000/(60*60*24)" office:value-type="time" office:time-value="PT01H35M10.261S" calcext:value-type="time">
            <text:p>01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2.09" calcext:value-type="float">
            <text:p>382.09</text:p>
          </table:table-cell>
          <table:table-cell office:value-type="float" office:value="464.14" calcext:value-type="float">
            <text:p>464.14</text:p>
          </table:table-cell>
        </table:table-row>
        <table:table-row table:style-name="ro1">
          <table:table-cell office:value-type="float" office:value="5726261" calcext:value-type="float">
            <text:p>5726261</text:p>
          </table:table-cell>
          <table:table-cell table:formula="of:=[.A360]/1000/(60*60*24)" office:value-type="time" office:time-value="PT01H35M26.261S" calcext:value-type="time">
            <text:p>01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3.16" calcext:value-type="float">
            <text:p>383.16</text:p>
          </table:table-cell>
          <table:table-cell office:value-type="float" office:value="465.41" calcext:value-type="float">
            <text:p>465.41</text:p>
          </table:table-cell>
        </table:table-row>
        <table:table-row table:style-name="ro1">
          <table:table-cell office:value-type="float" office:value="5742261" calcext:value-type="float">
            <text:p>5742261</text:p>
          </table:table-cell>
          <table:table-cell table:formula="of:=[.A361]/1000/(60*60*24)" office:value-type="time" office:time-value="PT01H35M42.261S" calcext:value-type="time">
            <text:p>01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4.22" calcext:value-type="float">
            <text:p>384.22</text:p>
          </table:table-cell>
          <table:table-cell office:value-type="float" office:value="466.69" calcext:value-type="float">
            <text:p>466.69</text:p>
          </table:table-cell>
        </table:table-row>
        <table:table-row table:style-name="ro1">
          <table:table-cell office:value-type="float" office:value="5758261" calcext:value-type="float">
            <text:p>5758261</text:p>
          </table:table-cell>
          <table:table-cell table:formula="of:=[.A362]/1000/(60*60*24)" office:value-type="time" office:time-value="PT01H35M58.261S" calcext:value-type="time">
            <text:p>01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5.28" calcext:value-type="float">
            <text:p>385.28</text:p>
          </table:table-cell>
          <table:table-cell office:value-type="float" office:value="467.97" calcext:value-type="float">
            <text:p>467.97</text:p>
          </table:table-cell>
        </table:table-row>
        <table:table-row table:style-name="ro1">
          <table:table-cell office:value-type="float" office:value="5774261" calcext:value-type="float">
            <text:p>5774261</text:p>
          </table:table-cell>
          <table:table-cell table:formula="of:=[.A363]/1000/(60*60*24)" office:value-type="time" office:time-value="PT01H36M14.261S" calcext:value-type="time">
            <text:p>01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6.34" calcext:value-type="float">
            <text:p>386.34</text:p>
          </table:table-cell>
          <table:table-cell office:value-type="float" office:value="469.25" calcext:value-type="float">
            <text:p>469.25</text:p>
          </table:table-cell>
        </table:table-row>
        <table:table-row table:style-name="ro1">
          <table:table-cell office:value-type="float" office:value="5790261" calcext:value-type="float">
            <text:p>5790261</text:p>
          </table:table-cell>
          <table:table-cell table:formula="of:=[.A364]/1000/(60*60*24)" office:value-type="time" office:time-value="PT01H36M30.261S" calcext:value-type="time">
            <text:p>01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7.4" calcext:value-type="float">
            <text:p>387.4</text:p>
          </table:table-cell>
          <table:table-cell office:value-type="float" office:value="470.52" calcext:value-type="float">
            <text:p>470.52</text:p>
          </table:table-cell>
        </table:table-row>
        <table:table-row table:style-name="ro1">
          <table:table-cell office:value-type="float" office:value="5806259" calcext:value-type="float">
            <text:p>5806259</text:p>
          </table:table-cell>
          <table:table-cell table:formula="of:=[.A365]/1000/(60*60*24)" office:value-type="time" office:time-value="PT01H36M46.259S" calcext:value-type="time">
            <text:p>01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8.46" calcext:value-type="float">
            <text:p>388.46</text:p>
          </table:table-cell>
          <table:table-cell office:value-type="float" office:value="471.8" calcext:value-type="float">
            <text:p>471.8</text:p>
          </table:table-cell>
        </table:table-row>
        <table:table-row table:style-name="ro1">
          <table:table-cell office:value-type="float" office:value="5822261" calcext:value-type="float">
            <text:p>5822261</text:p>
          </table:table-cell>
          <table:table-cell table:formula="of:=[.A366]/1000/(60*60*24)" office:value-type="time" office:time-value="PT01H37M02.261S" calcext:value-type="time">
            <text:p>01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89.52" calcext:value-type="float">
            <text:p>389.52</text:p>
          </table:table-cell>
          <table:table-cell office:value-type="float" office:value="473.08" calcext:value-type="float">
            <text:p>473.08</text:p>
          </table:table-cell>
        </table:table-row>
        <table:table-row table:style-name="ro1">
          <table:table-cell office:value-type="float" office:value="5838261" calcext:value-type="float">
            <text:p>5838261</text:p>
          </table:table-cell>
          <table:table-cell table:formula="of:=[.A367]/1000/(60*60*24)" office:value-type="time" office:time-value="PT01H37M18.261S" calcext:value-type="time">
            <text:p>01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0.58" calcext:value-type="float">
            <text:p>390.58</text:p>
          </table:table-cell>
          <table:table-cell office:value-type="float" office:value="474.35" calcext:value-type="float">
            <text:p>474.35</text:p>
          </table:table-cell>
        </table:table-row>
        <table:table-row table:style-name="ro1">
          <table:table-cell office:value-type="float" office:value="5854261" calcext:value-type="float">
            <text:p>5854261</text:p>
          </table:table-cell>
          <table:table-cell table:formula="of:=[.A368]/1000/(60*60*24)" office:value-type="time" office:time-value="PT01H37M34.261S" calcext:value-type="time">
            <text:p>01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1.64" calcext:value-type="float">
            <text:p>391.64</text:p>
          </table:table-cell>
          <table:table-cell office:value-type="float" office:value="475.63" calcext:value-type="float">
            <text:p>475.63</text:p>
          </table:table-cell>
        </table:table-row>
        <table:table-row table:style-name="ro1">
          <table:table-cell office:value-type="float" office:value="5870261" calcext:value-type="float">
            <text:p>5870261</text:p>
          </table:table-cell>
          <table:table-cell table:formula="of:=[.A369]/1000/(60*60*24)" office:value-type="time" office:time-value="PT01H37M50.261S" calcext:value-type="time">
            <text:p>01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2.71" calcext:value-type="float">
            <text:p>392.71</text:p>
          </table:table-cell>
          <table:table-cell office:value-type="float" office:value="476.91" calcext:value-type="float">
            <text:p>476.91</text:p>
          </table:table-cell>
        </table:table-row>
        <table:table-row table:style-name="ro1">
          <table:table-cell office:value-type="float" office:value="5886261" calcext:value-type="float">
            <text:p>5886261</text:p>
          </table:table-cell>
          <table:table-cell table:formula="of:=[.A370]/1000/(60*60*24)" office:value-type="time" office:time-value="PT01H38M06.261S" calcext:value-type="time">
            <text:p>01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3.77" calcext:value-type="float">
            <text:p>393.77</text:p>
          </table:table-cell>
          <table:table-cell office:value-type="float" office:value="478.19" calcext:value-type="float">
            <text:p>478.19</text:p>
          </table:table-cell>
        </table:table-row>
        <table:table-row table:style-name="ro1">
          <table:table-cell office:value-type="float" office:value="5902261" calcext:value-type="float">
            <text:p>5902261</text:p>
          </table:table-cell>
          <table:table-cell table:formula="of:=[.A371]/1000/(60*60*24)" office:value-type="time" office:time-value="PT01H38M22.261S" calcext:value-type="time">
            <text:p>01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394.83" calcext:value-type="float">
            <text:p>394.83</text:p>
          </table:table-cell>
          <table:table-cell office:value-type="float" office:value="479.46" calcext:value-type="float">
            <text:p>479.46</text:p>
          </table:table-cell>
        </table:table-row>
        <table:table-row table:style-name="ro1">
          <table:table-cell office:value-type="float" office:value="5918261" calcext:value-type="float">
            <text:p>5918261</text:p>
          </table:table-cell>
          <table:table-cell table:formula="of:=[.A372]/1000/(60*60*24)" office:value-type="time" office:time-value="PT01H38M38.261S" calcext:value-type="time">
            <text:p>01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5.89" calcext:value-type="float">
            <text:p>395.89</text:p>
          </table:table-cell>
          <table:table-cell office:value-type="float" office:value="480.74" calcext:value-type="float">
            <text:p>480.74</text:p>
          </table:table-cell>
        </table:table-row>
        <table:table-row table:style-name="ro1">
          <table:table-cell office:value-type="float" office:value="5934261" calcext:value-type="float">
            <text:p>5934261</text:p>
          </table:table-cell>
          <table:table-cell table:formula="of:=[.A373]/1000/(60*60*24)" office:value-type="time" office:time-value="PT01H38M54.261S" calcext:value-type="time">
            <text:p>01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6.95" calcext:value-type="float">
            <text:p>396.95</text:p>
          </table:table-cell>
          <table:table-cell office:value-type="float" office:value="482.02" calcext:value-type="float">
            <text:p>482.02</text:p>
          </table:table-cell>
        </table:table-row>
        <table:table-row table:style-name="ro1">
          <table:table-cell office:value-type="float" office:value="5950261" calcext:value-type="float">
            <text:p>5950261</text:p>
          </table:table-cell>
          <table:table-cell table:formula="of:=[.A374]/1000/(60*60*24)" office:value-type="time" office:time-value="PT01H39M10.261S" calcext:value-type="time">
            <text:p>01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8.01" calcext:value-type="float">
            <text:p>398.01</text:p>
          </table:table-cell>
          <table:table-cell office:value-type="float" office:value="483.3" calcext:value-type="float">
            <text:p>483.3</text:p>
          </table:table-cell>
        </table:table-row>
        <table:table-row table:style-name="ro1">
          <table:table-cell office:value-type="float" office:value="5966261" calcext:value-type="float">
            <text:p>5966261</text:p>
          </table:table-cell>
          <table:table-cell table:formula="of:=[.A375]/1000/(60*60*24)" office:value-type="time" office:time-value="PT01H39M26.261S" calcext:value-type="time">
            <text:p>01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399.07" calcext:value-type="float">
            <text:p>399.07</text:p>
          </table:table-cell>
          <table:table-cell office:value-type="float" office:value="484.57" calcext:value-type="float">
            <text:p>484.57</text:p>
          </table:table-cell>
        </table:table-row>
        <table:table-row table:style-name="ro1">
          <table:table-cell office:value-type="float" office:value="5982261" calcext:value-type="float">
            <text:p>5982261</text:p>
          </table:table-cell>
          <table:table-cell table:formula="of:=[.A376]/1000/(60*60*24)" office:value-type="time" office:time-value="PT01H39M42.261S" calcext:value-type="time">
            <text:p>01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85.85" calcext:value-type="float">
            <text:p>485.85</text:p>
          </table:table-cell>
        </table:table-row>
        <table:table-row table:style-name="ro1">
          <table:table-cell office:value-type="float" office:value="5998261" calcext:value-type="float">
            <text:p>5998261</text:p>
          </table:table-cell>
          <table:table-cell table:formula="of:=[.A377]/1000/(60*60*24)" office:value-type="time" office:time-value="PT01H39M58.261S" calcext:value-type="time">
            <text:p>01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401.19" calcext:value-type="float">
            <text:p>401.19</text:p>
          </table:table-cell>
          <table:table-cell office:value-type="float" office:value="487.13" calcext:value-type="float">
            <text:p>487.13</text:p>
          </table:table-cell>
        </table:table-row>
        <table:table-row table:style-name="ro1">
          <table:table-cell office:value-type="float" office:value="6014261" calcext:value-type="float">
            <text:p>6014261</text:p>
          </table:table-cell>
          <table:table-cell table:formula="of:=[.A378]/1000/(60*60*24)" office:value-type="time" office:time-value="PT01H40M14.261S" calcext:value-type="time">
            <text:p>01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2.26" calcext:value-type="float">
            <text:p>402.26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float" office:value="6030261" calcext:value-type="float">
            <text:p>6030261</text:p>
          </table:table-cell>
          <table:table-cell table:formula="of:=[.A379]/1000/(60*60*24)" office:value-type="time" office:time-value="PT01H40M30.261S" calcext:value-type="time">
            <text:p>01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3.32" calcext:value-type="float">
            <text:p>403.32</text:p>
          </table:table-cell>
          <table:table-cell office:value-type="float" office:value="489.68" calcext:value-type="float">
            <text:p>489.68</text:p>
          </table:table-cell>
        </table:table-row>
        <table:table-row table:style-name="ro1">
          <table:table-cell office:value-type="float" office:value="6046261" calcext:value-type="float">
            <text:p>6046261</text:p>
          </table:table-cell>
          <table:table-cell table:formula="of:=[.A380]/1000/(60*60*24)" office:value-type="time" office:time-value="PT01H40M46.261S" calcext:value-type="time">
            <text:p>01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4.38" calcext:value-type="float">
            <text:p>404.38</text:p>
          </table:table-cell>
          <table:table-cell office:value-type="float" office:value="490.96" calcext:value-type="float">
            <text:p>490.96</text:p>
          </table:table-cell>
        </table:table-row>
        <table:table-row table:style-name="ro1">
          <table:table-cell office:value-type="float" office:value="6062261" calcext:value-type="float">
            <text:p>6062261</text:p>
          </table:table-cell>
          <table:table-cell table:formula="of:=[.A381]/1000/(60*60*24)" office:value-type="time" office:time-value="PT01H41M02.261S" calcext:value-type="time">
            <text:p>01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405.44" calcext:value-type="float">
            <text:p>405.44</text:p>
          </table:table-cell>
          <table:table-cell office:value-type="float" office:value="492.24" calcext:value-type="float">
            <text:p>492.24</text:p>
          </table:table-cell>
        </table:table-row>
        <table:table-row table:style-name="ro1">
          <table:table-cell office:value-type="float" office:value="6078261" calcext:value-type="float">
            <text:p>6078261</text:p>
          </table:table-cell>
          <table:table-cell table:formula="of:=[.A382]/1000/(60*60*24)" office:value-type="time" office:time-value="PT01H41M18.261S" calcext:value-type="time">
            <text:p>01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6.5" calcext:value-type="float">
            <text:p>406.5</text:p>
          </table:table-cell>
          <table:table-cell office:value-type="float" office:value="493.51" calcext:value-type="float">
            <text:p>493.51</text:p>
          </table:table-cell>
        </table:table-row>
        <table:table-row table:style-name="ro1">
          <table:table-cell office:value-type="float" office:value="6094261" calcext:value-type="float">
            <text:p>6094261</text:p>
          </table:table-cell>
          <table:table-cell table:formula="of:=[.A383]/1000/(60*60*24)" office:value-type="time" office:time-value="PT01H41M34.261S" calcext:value-type="time">
            <text:p>01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94.79" calcext:value-type="float">
            <text:p>494.79</text:p>
          </table:table-cell>
        </table:table-row>
        <table:table-row table:style-name="ro1">
          <table:table-cell office:value-type="float" office:value="6110261" calcext:value-type="float">
            <text:p>6110261</text:p>
          </table:table-cell>
          <table:table-cell table:formula="of:=[.A384]/1000/(60*60*24)" office:value-type="time" office:time-value="PT01H41M50.261S" calcext:value-type="time">
            <text:p>01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8.62" calcext:value-type="float">
            <text:p>408.62</text:p>
          </table:table-cell>
          <table:table-cell office:value-type="float" office:value="496.07" calcext:value-type="float">
            <text:p>496.07</text:p>
          </table:table-cell>
        </table:table-row>
        <table:table-row table:style-name="ro1">
          <table:table-cell office:value-type="float" office:value="6126261" calcext:value-type="float">
            <text:p>6126261</text:p>
          </table:table-cell>
          <table:table-cell table:formula="of:=[.A385]/1000/(60*60*24)" office:value-type="time" office:time-value="PT01H42M06.261S" calcext:value-type="time">
            <text:p>01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09.68" calcext:value-type="float">
            <text:p>409.68</text:p>
          </table:table-cell>
          <table:table-cell office:value-type="float" office:value="497.35" calcext:value-type="float">
            <text:p>497.35</text:p>
          </table:table-cell>
        </table:table-row>
        <table:table-row table:style-name="ro1">
          <table:table-cell office:value-type="float" office:value="6142261" calcext:value-type="float">
            <text:p>6142261</text:p>
          </table:table-cell>
          <table:table-cell table:formula="of:=[.A386]/1000/(60*60*24)" office:value-type="time" office:time-value="PT01H42M22.261S" calcext:value-type="time">
            <text:p>01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0.74" calcext:value-type="float">
            <text:p>410.74</text:p>
          </table:table-cell>
          <table:table-cell office:value-type="float" office:value="498.62" calcext:value-type="float">
            <text:p>498.62</text:p>
          </table:table-cell>
        </table:table-row>
        <table:table-row table:style-name="ro1">
          <table:table-cell office:value-type="float" office:value="6158261" calcext:value-type="float">
            <text:p>6158261</text:p>
          </table:table-cell>
          <table:table-cell table:formula="of:=[.A387]/1000/(60*60*24)" office:value-type="time" office:time-value="PT01H42M38.261S" calcext:value-type="time">
            <text:p>01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1.8" calcext:value-type="float">
            <text:p>411.8</text:p>
          </table:table-cell>
          <table:table-cell office:value-type="float" office:value="499.9" calcext:value-type="float">
            <text:p>499.9</text:p>
          </table:table-cell>
        </table:table-row>
        <table:table-row table:style-name="ro1">
          <table:table-cell office:value-type="float" office:value="6174261" calcext:value-type="float">
            <text:p>6174261</text:p>
          </table:table-cell>
          <table:table-cell table:formula="of:=[.A388]/1000/(60*60*24)" office:value-type="time" office:time-value="PT01H42M54.261S" calcext:value-type="time">
            <text:p>01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2.87" calcext:value-type="float">
            <text:p>412.87</text:p>
          </table:table-cell>
          <table:table-cell office:value-type="float" office:value="501.18" calcext:value-type="float">
            <text:p>501.18</text:p>
          </table:table-cell>
        </table:table-row>
        <table:table-row table:style-name="ro1">
          <table:table-cell office:value-type="float" office:value="6190261" calcext:value-type="float">
            <text:p>6190261</text:p>
          </table:table-cell>
          <table:table-cell table:formula="of:=[.A389]/1000/(60*60*24)" office:value-type="time" office:time-value="PT01H43M10.261S" calcext:value-type="time">
            <text:p>01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3.93" calcext:value-type="float">
            <text:p>413.93</text:p>
          </table:table-cell>
          <table:table-cell office:value-type="float" office:value="502.46" calcext:value-type="float">
            <text:p>502.46</text:p>
          </table:table-cell>
        </table:table-row>
        <table:table-row table:style-name="ro1">
          <table:table-cell office:value-type="float" office:value="6206261" calcext:value-type="float">
            <text:p>6206261</text:p>
          </table:table-cell>
          <table:table-cell table:formula="of:=[.A390]/1000/(60*60*24)" office:value-type="time" office:time-value="PT01H43M26.261S" calcext:value-type="time">
            <text:p>01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4.99" calcext:value-type="float">
            <text:p>414.99</text:p>
          </table:table-cell>
          <table:table-cell office:value-type="float" office:value="503.73" calcext:value-type="float">
            <text:p>503.73</text:p>
          </table:table-cell>
        </table:table-row>
        <table:table-row table:style-name="ro1">
          <table:table-cell office:value-type="float" office:value="6222261" calcext:value-type="float">
            <text:p>6222261</text:p>
          </table:table-cell>
          <table:table-cell table:formula="of:=[.A391]/1000/(60*60*24)" office:value-type="time" office:time-value="PT01H43M42.261S" calcext:value-type="time">
            <text:p>01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6.05" calcext:value-type="float">
            <text:p>416.05</text:p>
          </table:table-cell>
          <table:table-cell office:value-type="float" office:value="505.01" calcext:value-type="float">
            <text:p>505.01</text:p>
          </table:table-cell>
        </table:table-row>
        <table:table-row table:style-name="ro1">
          <table:table-cell office:value-type="float" office:value="6238261" calcext:value-type="float">
            <text:p>6238261</text:p>
          </table:table-cell>
          <table:table-cell table:formula="of:=[.A392]/1000/(60*60*24)" office:value-type="time" office:time-value="PT01H43M58.261S" calcext:value-type="time">
            <text:p>01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7.11" calcext:value-type="float">
            <text:p>417.11</text:p>
          </table:table-cell>
          <table:table-cell office:value-type="float" office:value="506.29" calcext:value-type="float">
            <text:p>506.29</text:p>
          </table:table-cell>
        </table:table-row>
        <table:table-row table:style-name="ro1">
          <table:table-cell office:value-type="float" office:value="6254261" calcext:value-type="float">
            <text:p>6254261</text:p>
          </table:table-cell>
          <table:table-cell table:formula="of:=[.A393]/1000/(60*60*24)" office:value-type="time" office:time-value="PT01H44M14.261S" calcext:value-type="time">
            <text:p>01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8.17" calcext:value-type="float">
            <text:p>418.17</text:p>
          </table:table-cell>
          <table:table-cell office:value-type="float" office:value="507.56" calcext:value-type="float">
            <text:p>507.56</text:p>
          </table:table-cell>
        </table:table-row>
        <table:table-row table:style-name="ro1">
          <table:table-cell office:value-type="float" office:value="6270261" calcext:value-type="float">
            <text:p>6270261</text:p>
          </table:table-cell>
          <table:table-cell table:formula="of:=[.A394]/1000/(60*60*24)" office:value-type="time" office:time-value="PT01H44M30.261S" calcext:value-type="time">
            <text:p>01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19.23" calcext:value-type="float">
            <text:p>419.23</text:p>
          </table:table-cell>
          <table:table-cell office:value-type="float" office:value="508.84" calcext:value-type="float">
            <text:p>508.84</text:p>
          </table:table-cell>
        </table:table-row>
        <table:table-row table:style-name="ro1">
          <table:table-cell office:value-type="float" office:value="6286261" calcext:value-type="float">
            <text:p>6286261</text:p>
          </table:table-cell>
          <table:table-cell table:formula="of:=[.A395]/1000/(60*60*24)" office:value-type="time" office:time-value="PT01H44M46.261S" calcext:value-type="time">
            <text:p>01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0.29" calcext:value-type="float">
            <text:p>420.29</text:p>
          </table:table-cell>
          <table:table-cell office:value-type="float" office:value="510.12" calcext:value-type="float">
            <text:p>510.12</text:p>
          </table:table-cell>
        </table:table-row>
        <table:table-row table:style-name="ro1">
          <table:table-cell office:value-type="float" office:value="6302261" calcext:value-type="float">
            <text:p>6302261</text:p>
          </table:table-cell>
          <table:table-cell table:formula="of:=[.A396]/1000/(60*60*24)" office:value-type="time" office:time-value="PT01H45M02.261S" calcext:value-type="time">
            <text:p>01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1.35" calcext:value-type="float">
            <text:p>421.35</text:p>
          </table:table-cell>
          <table:table-cell office:value-type="float" office:value="511.4" calcext:value-type="float">
            <text:p>511.4</text:p>
          </table:table-cell>
        </table:table-row>
        <table:table-row table:style-name="ro1">
          <table:table-cell office:value-type="float" office:value="6318261" calcext:value-type="float">
            <text:p>6318261</text:p>
          </table:table-cell>
          <table:table-cell table:formula="of:=[.A397]/1000/(60*60*24)" office:value-type="time" office:time-value="PT01H45M18.261S" calcext:value-type="time">
            <text:p>01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2.42" calcext:value-type="float">
            <text:p>422.42</text:p>
          </table:table-cell>
          <table:table-cell office:value-type="float" office:value="512.67" calcext:value-type="float">
            <text:p>512.67</text:p>
          </table:table-cell>
        </table:table-row>
        <table:table-row table:style-name="ro1">
          <table:table-cell office:value-type="float" office:value="6334261" calcext:value-type="float">
            <text:p>6334261</text:p>
          </table:table-cell>
          <table:table-cell table:formula="of:=[.A398]/1000/(60*60*24)" office:value-type="time" office:time-value="PT01H45M34.261S" calcext:value-type="time">
            <text:p>01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3.48" calcext:value-type="float">
            <text:p>423.48</text:p>
          </table:table-cell>
          <table:table-cell office:value-type="float" office:value="513.95" calcext:value-type="float">
            <text:p>513.95</text:p>
          </table:table-cell>
        </table:table-row>
        <table:table-row table:style-name="ro1">
          <table:table-cell office:value-type="float" office:value="6350261" calcext:value-type="float">
            <text:p>6350261</text:p>
          </table:table-cell>
          <table:table-cell table:formula="of:=[.A399]/1000/(60*60*24)" office:value-type="time" office:time-value="PT01H45M50.261S" calcext:value-type="time">
            <text:p>01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4.54" calcext:value-type="float">
            <text:p>424.54</text:p>
          </table:table-cell>
          <table:table-cell office:value-type="float" office:value="515.23" calcext:value-type="float">
            <text:p>515.23</text:p>
          </table:table-cell>
        </table:table-row>
        <table:table-row table:style-name="ro1">
          <table:table-cell office:value-type="float" office:value="6366261" calcext:value-type="float">
            <text:p>6366261</text:p>
          </table:table-cell>
          <table:table-cell table:formula="of:=[.A400]/1000/(60*60*24)" office:value-type="time" office:time-value="PT01H46M06.261S" calcext:value-type="time">
            <text:p>01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5.6" calcext:value-type="float">
            <text:p>425.6</text:p>
          </table:table-cell>
          <table:table-cell office:value-type="float" office:value="516.5" calcext:value-type="float">
            <text:p>516.5</text:p>
          </table:table-cell>
        </table:table-row>
        <table:table-row table:style-name="ro1">
          <table:table-cell office:value-type="float" office:value="6382261" calcext:value-type="float">
            <text:p>6382261</text:p>
          </table:table-cell>
          <table:table-cell table:formula="of:=[.A401]/1000/(60*60*24)" office:value-type="time" office:time-value="PT01H46M22.261S" calcext:value-type="time">
            <text:p>01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6.66" calcext:value-type="float">
            <text:p>426.66</text:p>
          </table:table-cell>
          <table:table-cell office:value-type="float" office:value="517.78" calcext:value-type="float">
            <text:p>517.78</text:p>
          </table:table-cell>
        </table:table-row>
        <table:table-row table:style-name="ro1">
          <table:table-cell office:value-type="float" office:value="6398261" calcext:value-type="float">
            <text:p>6398261</text:p>
          </table:table-cell>
          <table:table-cell table:formula="of:=[.A402]/1000/(60*60*24)" office:value-type="time" office:time-value="PT01H46M38.261S" calcext:value-type="time">
            <text:p>01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7.72" calcext:value-type="float">
            <text:p>427.72</text:p>
          </table:table-cell>
          <table:table-cell office:value-type="float" office:value="519.06" calcext:value-type="float">
            <text:p>519.06</text:p>
          </table:table-cell>
        </table:table-row>
        <table:table-row table:style-name="ro1">
          <table:table-cell office:value-type="float" office:value="6414261" calcext:value-type="float">
            <text:p>6414261</text:p>
          </table:table-cell>
          <table:table-cell table:formula="of:=[.A403]/1000/(60*60*24)" office:value-type="time" office:time-value="PT01H46M54.261S" calcext:value-type="time">
            <text:p>01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8.78" calcext:value-type="float">
            <text:p>428.78</text:p>
          </table:table-cell>
          <table:table-cell office:value-type="float" office:value="520.34" calcext:value-type="float">
            <text:p>520.34</text:p>
          </table:table-cell>
        </table:table-row>
        <table:table-row table:style-name="ro1">
          <table:table-cell office:value-type="float" office:value="6430261" calcext:value-type="float">
            <text:p>6430261</text:p>
          </table:table-cell>
          <table:table-cell table:formula="of:=[.A404]/1000/(60*60*24)" office:value-type="time" office:time-value="PT01H47M10.261S" calcext:value-type="time">
            <text:p>01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29.84" calcext:value-type="float">
            <text:p>429.84</text:p>
          </table:table-cell>
          <table:table-cell office:value-type="float" office:value="521.61" calcext:value-type="float">
            <text:p>521.61</text:p>
          </table:table-cell>
        </table:table-row>
        <table:table-row table:style-name="ro1">
          <table:table-cell office:value-type="float" office:value="6446261" calcext:value-type="float">
            <text:p>6446261</text:p>
          </table:table-cell>
          <table:table-cell table:formula="of:=[.A405]/1000/(60*60*24)" office:value-type="time" office:time-value="PT01H47M26.261S" calcext:value-type="time">
            <text:p>01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0.9" calcext:value-type="float">
            <text:p>430.9</text:p>
          </table:table-cell>
          <table:table-cell office:value-type="float" office:value="522.89" calcext:value-type="float">
            <text:p>522.89</text:p>
          </table:table-cell>
        </table:table-row>
        <table:table-row table:style-name="ro1">
          <table:table-cell office:value-type="float" office:value="6462261" calcext:value-type="float">
            <text:p>6462261</text:p>
          </table:table-cell>
          <table:table-cell table:formula="of:=[.A406]/1000/(60*60*24)" office:value-type="time" office:time-value="PT01H47M42.261S" calcext:value-type="time">
            <text:p>01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1.96" calcext:value-type="float">
            <text:p>431.96</text:p>
          </table:table-cell>
          <table:table-cell office:value-type="float" office:value="524.17" calcext:value-type="float">
            <text:p>524.17</text:p>
          </table:table-cell>
        </table:table-row>
        <table:table-row table:style-name="ro1">
          <table:table-cell office:value-type="float" office:value="6478261" calcext:value-type="float">
            <text:p>6478261</text:p>
          </table:table-cell>
          <table:table-cell table:formula="of:=[.A407]/1000/(60*60*24)" office:value-type="time" office:time-value="PT01H47M58.261S" calcext:value-type="time">
            <text:p>01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3.03" calcext:value-type="float">
            <text:p>433.03</text:p>
          </table:table-cell>
          <table:table-cell office:value-type="float" office:value="525.45" calcext:value-type="float">
            <text:p>525.45</text:p>
          </table:table-cell>
        </table:table-row>
        <table:table-row table:style-name="ro1">
          <table:table-cell office:value-type="float" office:value="6494261" calcext:value-type="float">
            <text:p>6494261</text:p>
          </table:table-cell>
          <table:table-cell table:formula="of:=[.A408]/1000/(60*60*24)" office:value-type="time" office:time-value="PT01H48M14.261S" calcext:value-type="time">
            <text:p>01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4.09" calcext:value-type="float">
            <text:p>434.09</text:p>
          </table:table-cell>
          <table:table-cell office:value-type="float" office:value="526.72" calcext:value-type="float">
            <text:p>526.72</text:p>
          </table:table-cell>
        </table:table-row>
        <table:table-row table:style-name="ro1">
          <table:table-cell office:value-type="float" office:value="6510261" calcext:value-type="float">
            <text:p>6510261</text:p>
          </table:table-cell>
          <table:table-cell table:formula="of:=[.A409]/1000/(60*60*24)" office:value-type="time" office:time-value="PT01H48M30.261S" calcext:value-type="time">
            <text:p>01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435.15" calcext:value-type="float">
            <text:p>435.1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526261" calcext:value-type="float">
            <text:p>6526261</text:p>
          </table:table-cell>
          <table:table-cell table:formula="of:=[.A410]/1000/(60*60*24)" office:value-type="time" office:time-value="PT01H48M46.261S" calcext:value-type="time">
            <text:p>01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6.21" calcext:value-type="float">
            <text:p>436.21</text:p>
          </table:table-cell>
          <table:table-cell office:value-type="float" office:value="529.28" calcext:value-type="float">
            <text:p>529.28</text:p>
          </table:table-cell>
        </table:table-row>
        <table:table-row table:style-name="ro1">
          <table:table-cell office:value-type="float" office:value="6542261" calcext:value-type="float">
            <text:p>6542261</text:p>
          </table:table-cell>
          <table:table-cell table:formula="of:=[.A411]/1000/(60*60*24)" office:value-type="time" office:time-value="PT01H49M02.261S" calcext:value-type="time">
            <text:p>01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7.27" calcext:value-type="float">
            <text:p>437.27</text:p>
          </table:table-cell>
          <table:table-cell office:value-type="float" office:value="530.56" calcext:value-type="float">
            <text:p>530.56</text:p>
          </table:table-cell>
        </table:table-row>
        <table:table-row table:style-name="ro1">
          <table:table-cell office:value-type="float" office:value="6558261" calcext:value-type="float">
            <text:p>6558261</text:p>
          </table:table-cell>
          <table:table-cell table:formula="of:=[.A412]/1000/(60*60*24)" office:value-type="time" office:time-value="PT01H49M18.261S" calcext:value-type="time">
            <text:p>01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8.33" calcext:value-type="float">
            <text:p>438.33</text:p>
          </table:table-cell>
          <table:table-cell office:value-type="float" office:value="531.83" calcext:value-type="float">
            <text:p>531.83</text:p>
          </table:table-cell>
        </table:table-row>
        <table:table-row table:style-name="ro1">
          <table:table-cell office:value-type="float" office:value="6574261" calcext:value-type="float">
            <text:p>6574261</text:p>
          </table:table-cell>
          <table:table-cell table:formula="of:=[.A413]/1000/(60*60*24)" office:value-type="time" office:time-value="PT01H49M34.261S" calcext:value-type="time">
            <text:p>01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39.39" calcext:value-type="float">
            <text:p>439.39</text:p>
          </table:table-cell>
          <table:table-cell office:value-type="float" office:value="533.11" calcext:value-type="float">
            <text:p>533.11</text:p>
          </table:table-cell>
        </table:table-row>
        <table:table-row table:style-name="ro1">
          <table:table-cell office:value-type="float" office:value="6590261" calcext:value-type="float">
            <text:p>6590261</text:p>
          </table:table-cell>
          <table:table-cell table:formula="of:=[.A414]/1000/(60*60*24)" office:value-type="time" office:time-value="PT01H49M50.261S" calcext:value-type="time">
            <text:p>01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0.45" calcext:value-type="float">
            <text:p>440.45</text:p>
          </table:table-cell>
          <table:table-cell office:value-type="float" office:value="534.39" calcext:value-type="float">
            <text:p>534.39</text:p>
          </table:table-cell>
        </table:table-row>
        <table:table-row table:style-name="ro1">
          <table:table-cell office:value-type="float" office:value="6606261" calcext:value-type="float">
            <text:p>6606261</text:p>
          </table:table-cell>
          <table:table-cell table:formula="of:=[.A415]/1000/(60*60*24)" office:value-type="time" office:time-value="PT01H50M06.261S" calcext:value-type="time">
            <text:p>01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1.51" calcext:value-type="float">
            <text:p>441.51</text:p>
          </table:table-cell>
          <table:table-cell office:value-type="float" office:value="535.66" calcext:value-type="float">
            <text:p>535.66</text:p>
          </table:table-cell>
        </table:table-row>
        <table:table-row table:style-name="ro1">
          <table:table-cell office:value-type="float" office:value="6622261" calcext:value-type="float">
            <text:p>6622261</text:p>
          </table:table-cell>
          <table:table-cell table:formula="of:=[.A416]/1000/(60*60*24)" office:value-type="time" office:time-value="PT01H50M22.261S" calcext:value-type="time">
            <text:p>01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2.57" calcext:value-type="float">
            <text:p>442.57</text:p>
          </table:table-cell>
          <table:table-cell office:value-type="float" office:value="536.94" calcext:value-type="float">
            <text:p>536.94</text:p>
          </table:table-cell>
        </table:table-row>
        <table:table-row table:style-name="ro1">
          <table:table-cell office:value-type="float" office:value="6638261" calcext:value-type="float">
            <text:p>6638261</text:p>
          </table:table-cell>
          <table:table-cell table:formula="of:=[.A417]/1000/(60*60*24)" office:value-type="time" office:time-value="PT01H50M38.261S" calcext:value-type="time">
            <text:p>01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3.64" calcext:value-type="float">
            <text:p>443.64</text:p>
          </table:table-cell>
          <table:table-cell office:value-type="float" office:value="538.22" calcext:value-type="float">
            <text:p>538.22</text:p>
          </table:table-cell>
        </table:table-row>
        <table:table-row table:style-name="ro1">
          <table:table-cell office:value-type="float" office:value="6654261" calcext:value-type="float">
            <text:p>6654261</text:p>
          </table:table-cell>
          <table:table-cell table:formula="of:=[.A418]/1000/(60*60*24)" office:value-type="time" office:time-value="PT01H50M54.261S" calcext:value-type="time">
            <text:p>01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4.7" calcext:value-type="float">
            <text:p>444.7</text:p>
          </table:table-cell>
          <table:table-cell office:value-type="float" office:value="539.5" calcext:value-type="float">
            <text:p>539.5</text:p>
          </table:table-cell>
        </table:table-row>
        <table:table-row table:style-name="ro1">
          <table:table-cell office:value-type="float" office:value="6670261" calcext:value-type="float">
            <text:p>6670261</text:p>
          </table:table-cell>
          <table:table-cell table:formula="of:=[.A419]/1000/(60*60*24)" office:value-type="time" office:time-value="PT01H51M10.261S" calcext:value-type="time">
            <text:p>01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5.76" calcext:value-type="float">
            <text:p>445.76</text:p>
          </table:table-cell>
          <table:table-cell office:value-type="float" office:value="540.77" calcext:value-type="float">
            <text:p>540.77</text:p>
          </table:table-cell>
        </table:table-row>
        <table:table-row table:style-name="ro1">
          <table:table-cell office:value-type="float" office:value="6686261" calcext:value-type="float">
            <text:p>6686261</text:p>
          </table:table-cell>
          <table:table-cell table:formula="of:=[.A420]/1000/(60*60*24)" office:value-type="time" office:time-value="PT01H51M26.261S" calcext:value-type="time">
            <text:p>01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6.82" calcext:value-type="float">
            <text:p>446.82</text:p>
          </table:table-cell>
          <table:table-cell office:value-type="float" office:value="542.05" calcext:value-type="float">
            <text:p>542.05</text:p>
          </table:table-cell>
        </table:table-row>
        <table:table-row table:style-name="ro1">
          <table:table-cell office:value-type="float" office:value="6702261" calcext:value-type="float">
            <text:p>6702261</text:p>
          </table:table-cell>
          <table:table-cell table:formula="of:=[.A421]/1000/(60*60*24)" office:value-type="time" office:time-value="PT01H51M42.261S" calcext:value-type="time">
            <text:p>01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7.88" calcext:value-type="float">
            <text:p>447.88</text:p>
          </table:table-cell>
          <table:table-cell office:value-type="float" office:value="543.33" calcext:value-type="float">
            <text:p>543.33</text:p>
          </table:table-cell>
        </table:table-row>
        <table:table-row table:style-name="ro1">
          <table:table-cell office:value-type="float" office:value="6718261" calcext:value-type="float">
            <text:p>6718261</text:p>
          </table:table-cell>
          <table:table-cell table:formula="of:=[.A422]/1000/(60*60*24)" office:value-type="time" office:time-value="PT01H51M58.261S" calcext:value-type="time">
            <text:p>01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8.94" calcext:value-type="float">
            <text:p>448.94</text:p>
          </table:table-cell>
          <table:table-cell office:value-type="float" office:value="544.61" calcext:value-type="float">
            <text:p>544.61</text:p>
          </table:table-cell>
        </table:table-row>
        <table:table-row table:style-name="ro1">
          <table:table-cell office:value-type="float" office:value="6734261" calcext:value-type="float">
            <text:p>6734261</text:p>
          </table:table-cell>
          <table:table-cell table:formula="of:=[.A423]/1000/(60*60*24)" office:value-type="time" office:time-value="PT01H52M14.261S" calcext:value-type="time">
            <text:p>01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0" calcext:value-type="float">
            <text:p>450</text:p>
          </table:table-cell>
          <table:table-cell office:value-type="float" office:value="545.88" calcext:value-type="float">
            <text:p>545.88</text:p>
          </table:table-cell>
        </table:table-row>
        <table:table-row table:style-name="ro1">
          <table:table-cell office:value-type="float" office:value="6750261" calcext:value-type="float">
            <text:p>6750261</text:p>
          </table:table-cell>
          <table:table-cell table:formula="of:=[.A424]/1000/(60*60*24)" office:value-type="time" office:time-value="PT01H52M30.261S" calcext:value-type="time">
            <text:p>01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1.06" calcext:value-type="float">
            <text:p>451.06</text:p>
          </table:table-cell>
          <table:table-cell office:value-type="float" office:value="547.16" calcext:value-type="float">
            <text:p>547.16</text:p>
          </table:table-cell>
        </table:table-row>
        <table:table-row table:style-name="ro1">
          <table:table-cell office:value-type="float" office:value="6766261" calcext:value-type="float">
            <text:p>6766261</text:p>
          </table:table-cell>
          <table:table-cell table:formula="of:=[.A425]/1000/(60*60*24)" office:value-type="time" office:time-value="PT01H52M46.261S" calcext:value-type="time">
            <text:p>01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2.12" calcext:value-type="float">
            <text:p>452.12</text:p>
          </table:table-cell>
          <table:table-cell office:value-type="float" office:value="548.44" calcext:value-type="float">
            <text:p>548.44</text:p>
          </table:table-cell>
        </table:table-row>
        <table:table-row table:style-name="ro1">
          <table:table-cell office:value-type="float" office:value="6782261" calcext:value-type="float">
            <text:p>6782261</text:p>
          </table:table-cell>
          <table:table-cell table:formula="of:=[.A426]/1000/(60*60*24)" office:value-type="time" office:time-value="PT01H53M02.261S" calcext:value-type="time">
            <text:p>01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3.19" calcext:value-type="float">
            <text:p>453.19</text:p>
          </table:table-cell>
          <table:table-cell office:value-type="float" office:value="549.72" calcext:value-type="float">
            <text:p>549.72</text:p>
          </table:table-cell>
        </table:table-row>
        <table:table-row table:style-name="ro1">
          <table:table-cell office:value-type="float" office:value="6798261" calcext:value-type="float">
            <text:p>6798261</text:p>
          </table:table-cell>
          <table:table-cell table:formula="of:=[.A427]/1000/(60*60*24)" office:value-type="time" office:time-value="PT01H53M18.261S" calcext:value-type="time">
            <text:p>01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4.25" calcext:value-type="float">
            <text:p>454.25</text:p>
          </table:table-cell>
          <table:table-cell office:value-type="float" office:value="550.99" calcext:value-type="float">
            <text:p>550.99</text:p>
          </table:table-cell>
        </table:table-row>
        <table:table-row table:style-name="ro1">
          <table:table-cell office:value-type="float" office:value="6814261" calcext:value-type="float">
            <text:p>6814261</text:p>
          </table:table-cell>
          <table:table-cell table:formula="of:=[.A428]/1000/(60*60*24)" office:value-type="time" office:time-value="PT01H53M34.261S" calcext:value-type="time">
            <text:p>01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5.31" calcext:value-type="float">
            <text:p>455.31</text:p>
          </table:table-cell>
          <table:table-cell office:value-type="float" office:value="552.27" calcext:value-type="float">
            <text:p>552.27</text:p>
          </table:table-cell>
        </table:table-row>
        <table:table-row table:style-name="ro1">
          <table:table-cell office:value-type="float" office:value="6830261" calcext:value-type="float">
            <text:p>6830261</text:p>
          </table:table-cell>
          <table:table-cell table:formula="of:=[.A429]/1000/(60*60*24)" office:value-type="time" office:time-value="PT01H53M50.261S" calcext:value-type="time">
            <text:p>01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6.37" calcext:value-type="float">
            <text:p>456.37</text:p>
          </table:table-cell>
          <table:table-cell office:value-type="float" office:value="553.55" calcext:value-type="float">
            <text:p>553.55</text:p>
          </table:table-cell>
        </table:table-row>
        <table:table-row table:style-name="ro1">
          <table:table-cell office:value-type="float" office:value="6846261" calcext:value-type="float">
            <text:p>6846261</text:p>
          </table:table-cell>
          <table:table-cell table:formula="of:=[.A430]/1000/(60*60*24)" office:value-type="time" office:time-value="PT01H54M06.261S" calcext:value-type="time">
            <text:p>01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7.43" calcext:value-type="float">
            <text:p>457.43</text:p>
          </table:table-cell>
          <table:table-cell office:value-type="float" office:value="554.83" calcext:value-type="float">
            <text:p>554.83</text:p>
          </table:table-cell>
        </table:table-row>
        <table:table-row table:style-name="ro1">
          <table:table-cell office:value-type="float" office:value="6862261" calcext:value-type="float">
            <text:p>6862261</text:p>
          </table:table-cell>
          <table:table-cell table:formula="of:=[.A431]/1000/(60*60*24)" office:value-type="time" office:time-value="PT01H54M22.261S" calcext:value-type="time">
            <text:p>01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8.49" calcext:value-type="float">
            <text:p>458.49</text:p>
          </table:table-cell>
          <table:table-cell office:value-type="float" office:value="556.1" calcext:value-type="float">
            <text:p>556.1</text:p>
          </table:table-cell>
        </table:table-row>
        <table:table-row table:style-name="ro1">
          <table:table-cell office:value-type="float" office:value="6878261" calcext:value-type="float">
            <text:p>6878261</text:p>
          </table:table-cell>
          <table:table-cell table:formula="of:=[.A432]/1000/(60*60*24)" office:value-type="time" office:time-value="PT01H54M38.261S" calcext:value-type="time">
            <text:p>01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59.55" calcext:value-type="float">
            <text:p>459.55</text:p>
          </table:table-cell>
          <table:table-cell office:value-type="float" office:value="557.38" calcext:value-type="float">
            <text:p>557.38</text:p>
          </table:table-cell>
        </table:table-row>
        <table:table-row table:style-name="ro1">
          <table:table-cell office:value-type="float" office:value="6894261" calcext:value-type="float">
            <text:p>6894261</text:p>
          </table:table-cell>
          <table:table-cell table:formula="of:=[.A433]/1000/(60*60*24)" office:value-type="time" office:time-value="PT01H54M54.261S" calcext:value-type="time">
            <text:p>01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0.61" calcext:value-type="float">
            <text:p>460.61</text:p>
          </table:table-cell>
          <table:table-cell office:value-type="float" office:value="558.66" calcext:value-type="float">
            <text:p>558.66</text:p>
          </table:table-cell>
        </table:table-row>
        <table:table-row table:style-name="ro1">
          <table:table-cell office:value-type="float" office:value="6910261" calcext:value-type="float">
            <text:p>6910261</text:p>
          </table:table-cell>
          <table:table-cell table:formula="of:=[.A434]/1000/(60*60*24)" office:value-type="time" office:time-value="PT01H55M10.261S" calcext:value-type="time">
            <text:p>01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1.67" calcext:value-type="float">
            <text:p>461.67</text:p>
          </table:table-cell>
          <table:table-cell office:value-type="float" office:value="559.94" calcext:value-type="float">
            <text:p>559.94</text:p>
          </table:table-cell>
        </table:table-row>
        <table:table-row table:style-name="ro1">
          <table:table-cell office:value-type="float" office:value="6926261" calcext:value-type="float">
            <text:p>6926261</text:p>
          </table:table-cell>
          <table:table-cell table:formula="of:=[.A435]/1000/(60*60*24)" office:value-type="time" office:time-value="PT01H55M26.261S" calcext:value-type="time">
            <text:p>01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2.73" calcext:value-type="float">
            <text:p>462.73</text:p>
          </table:table-cell>
          <table:table-cell office:value-type="float" office:value="561.21" calcext:value-type="float">
            <text:p>561.21</text:p>
          </table:table-cell>
        </table:table-row>
        <table:table-row table:style-name="ro1">
          <table:table-cell office:value-type="float" office:value="6942261" calcext:value-type="float">
            <text:p>6942261</text:p>
          </table:table-cell>
          <table:table-cell table:formula="of:=[.A436]/1000/(60*60*24)" office:value-type="time" office:time-value="PT01H55M42.261S" calcext:value-type="time">
            <text:p>01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3.8" calcext:value-type="float">
            <text:p>463.8</text:p>
          </table:table-cell>
          <table:table-cell office:value-type="float" office:value="562.49" calcext:value-type="float">
            <text:p>562.49</text:p>
          </table:table-cell>
        </table:table-row>
        <table:table-row table:style-name="ro1">
          <table:table-cell office:value-type="float" office:value="6958261" calcext:value-type="float">
            <text:p>6958261</text:p>
          </table:table-cell>
          <table:table-cell table:formula="of:=[.A437]/1000/(60*60*24)" office:value-type="time" office:time-value="PT01H55M58.261S" calcext:value-type="time">
            <text:p>01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4.86" calcext:value-type="float">
            <text:p>464.86</text:p>
          </table:table-cell>
          <table:table-cell office:value-type="float" office:value="563.77" calcext:value-type="float">
            <text:p>563.77</text:p>
          </table:table-cell>
        </table:table-row>
        <table:table-row table:style-name="ro1">
          <table:table-cell office:value-type="float" office:value="6974261" calcext:value-type="float">
            <text:p>6974261</text:p>
          </table:table-cell>
          <table:table-cell table:formula="of:=[.A438]/1000/(60*60*24)" office:value-type="time" office:time-value="PT01H56M14.261S" calcext:value-type="time">
            <text:p>01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5.92" calcext:value-type="float">
            <text:p>465.92</text:p>
          </table:table-cell>
          <table:table-cell office:value-type="float" office:value="565.04" calcext:value-type="float">
            <text:p>565.04</text:p>
          </table:table-cell>
        </table:table-row>
        <table:table-row table:style-name="ro1">
          <table:table-cell office:value-type="float" office:value="6990261" calcext:value-type="float">
            <text:p>6990261</text:p>
          </table:table-cell>
          <table:table-cell table:formula="of:=[.A439]/1000/(60*60*24)" office:value-type="time" office:time-value="PT01H56M30.261S" calcext:value-type="time">
            <text:p>01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6.98" calcext:value-type="float">
            <text:p>466.98</text:p>
          </table:table-cell>
          <table:table-cell office:value-type="float" office:value="566.32" calcext:value-type="float">
            <text:p>566.32</text:p>
          </table:table-cell>
        </table:table-row>
        <table:table-row table:style-name="ro1">
          <table:table-cell office:value-type="float" office:value="7006261" calcext:value-type="float">
            <text:p>7006261</text:p>
          </table:table-cell>
          <table:table-cell table:formula="of:=[.A440]/1000/(60*60*24)" office:value-type="time" office:time-value="PT01H56M46.261S" calcext:value-type="time">
            <text:p>01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8.04" calcext:value-type="float">
            <text:p>468.04</text:p>
          </table:table-cell>
          <table:table-cell office:value-type="float" office:value="567.6" calcext:value-type="float">
            <text:p>567.6</text:p>
          </table:table-cell>
        </table:table-row>
        <table:table-row table:style-name="ro1">
          <table:table-cell office:value-type="float" office:value="7022261" calcext:value-type="float">
            <text:p>7022261</text:p>
          </table:table-cell>
          <table:table-cell table:formula="of:=[.A441]/1000/(60*60*24)" office:value-type="time" office:time-value="PT01H57M02.261S" calcext:value-type="time">
            <text:p>01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69.1" calcext:value-type="float">
            <text:p>469.1</text:p>
          </table:table-cell>
          <table:table-cell office:value-type="float" office:value="568.88" calcext:value-type="float">
            <text:p>568.88</text:p>
          </table:table-cell>
        </table:table-row>
        <table:table-row table:style-name="ro1">
          <table:table-cell office:value-type="float" office:value="7038261" calcext:value-type="float">
            <text:p>7038261</text:p>
          </table:table-cell>
          <table:table-cell table:formula="of:=[.A442]/1000/(60*60*24)" office:value-type="time" office:time-value="PT01H57M18.261S" calcext:value-type="time">
            <text:p>01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0.16" calcext:value-type="float">
            <text:p>470.16</text:p>
          </table:table-cell>
          <table:table-cell office:value-type="float" office:value="570.15" calcext:value-type="float">
            <text:p>570.15</text:p>
          </table:table-cell>
        </table:table-row>
        <table:table-row table:style-name="ro1">
          <table:table-cell office:value-type="float" office:value="7054261" calcext:value-type="float">
            <text:p>7054261</text:p>
          </table:table-cell>
          <table:table-cell table:formula="of:=[.A443]/1000/(60*60*24)" office:value-type="time" office:time-value="PT01H57M34.261S" calcext:value-type="time">
            <text:p>01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1.22" calcext:value-type="float">
            <text:p>471.22</text:p>
          </table:table-cell>
          <table:table-cell office:value-type="float" office:value="571.43" calcext:value-type="float">
            <text:p>571.43</text:p>
          </table:table-cell>
        </table:table-row>
        <table:table-row table:style-name="ro1">
          <table:table-cell office:value-type="float" office:value="7070261" calcext:value-type="float">
            <text:p>7070261</text:p>
          </table:table-cell>
          <table:table-cell table:formula="of:=[.A444]/1000/(60*60*24)" office:value-type="time" office:time-value="PT01H57M50.261S" calcext:value-type="time">
            <text:p>01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2.28" calcext:value-type="float">
            <text:p>472.28</text:p>
          </table:table-cell>
          <table:table-cell office:value-type="float" office:value="572.71" calcext:value-type="float">
            <text:p>572.71</text:p>
          </table:table-cell>
        </table:table-row>
        <table:table-row table:style-name="ro1">
          <table:table-cell office:value-type="float" office:value="7086261" calcext:value-type="float">
            <text:p>7086261</text:p>
          </table:table-cell>
          <table:table-cell table:formula="of:=[.A445]/1000/(60*60*24)" office:value-type="time" office:time-value="PT01H58M06.261S" calcext:value-type="time">
            <text:p>01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3.34" calcext:value-type="float">
            <text:p>473.34</text:p>
          </table:table-cell>
          <table:table-cell office:value-type="float" office:value="573.99" calcext:value-type="float">
            <text:p>573.99</text:p>
          </table:table-cell>
        </table:table-row>
        <table:table-row table:style-name="ro1">
          <table:table-cell office:value-type="float" office:value="7102261" calcext:value-type="float">
            <text:p>7102261</text:p>
          </table:table-cell>
          <table:table-cell table:formula="of:=[.A446]/1000/(60*60*24)" office:value-type="time" office:time-value="PT01H58M22.261S" calcext:value-type="time">
            <text:p>01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4.41" calcext:value-type="float">
            <text:p>474.41</text:p>
          </table:table-cell>
          <table:table-cell office:value-type="float" office:value="575.26" calcext:value-type="float">
            <text:p>575.26</text:p>
          </table:table-cell>
        </table:table-row>
        <table:table-row table:style-name="ro1">
          <table:table-cell office:value-type="float" office:value="7118261" calcext:value-type="float">
            <text:p>7118261</text:p>
          </table:table-cell>
          <table:table-cell table:formula="of:=[.A447]/1000/(60*60*24)" office:value-type="time" office:time-value="PT01H58M38.261S" calcext:value-type="time">
            <text:p>01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5.47" calcext:value-type="float">
            <text:p>475.47</text:p>
          </table:table-cell>
          <table:table-cell office:value-type="float" office:value="576.54" calcext:value-type="float">
            <text:p>576.54</text:p>
          </table:table-cell>
        </table:table-row>
        <table:table-row table:style-name="ro1">
          <table:table-cell office:value-type="float" office:value="7134261" calcext:value-type="float">
            <text:p>7134261</text:p>
          </table:table-cell>
          <table:table-cell table:formula="of:=[.A448]/1000/(60*60*24)" office:value-type="time" office:time-value="PT01H58M54.261S" calcext:value-type="time">
            <text:p>01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6.53" calcext:value-type="float">
            <text:p>476.53</text:p>
          </table:table-cell>
          <table:table-cell office:value-type="float" office:value="577.82" calcext:value-type="float">
            <text:p>577.82</text:p>
          </table:table-cell>
        </table:table-row>
        <table:table-row table:style-name="ro1">
          <table:table-cell office:value-type="float" office:value="7150261" calcext:value-type="float">
            <text:p>7150261</text:p>
          </table:table-cell>
          <table:table-cell table:formula="of:=[.A449]/1000/(60*60*24)" office:value-type="time" office:time-value="PT01H59M10.261S" calcext:value-type="time">
            <text:p>01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7.59" calcext:value-type="float">
            <text:p>477.59</text:p>
          </table:table-cell>
          <table:table-cell office:value-type="float" office:value="579.09" calcext:value-type="float">
            <text:p>579.09</text:p>
          </table:table-cell>
        </table:table-row>
        <table:table-row table:style-name="ro1">
          <table:table-cell office:value-type="float" office:value="7166261" calcext:value-type="float">
            <text:p>7166261</text:p>
          </table:table-cell>
          <table:table-cell table:formula="of:=[.A450]/1000/(60*60*24)" office:value-type="time" office:time-value="PT01H59M26.261S" calcext:value-type="time">
            <text:p>01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478.65" calcext:value-type="float">
            <text:p>478.65</text:p>
          </table:table-cell>
          <table:table-cell office:value-type="float" office:value="580.37" calcext:value-type="float">
            <text:p>580.37</text:p>
          </table:table-cell>
        </table:table-row>
        <table:table-row table:style-name="ro1">
          <table:table-cell office:value-type="float" office:value="7182261" calcext:value-type="float">
            <text:p>7182261</text:p>
          </table:table-cell>
          <table:table-cell table:formula="of:=[.A451]/1000/(60*60*24)" office:value-type="time" office:time-value="PT01H59M42.261S" calcext:value-type="time">
            <text:p>01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79.71" calcext:value-type="float">
            <text:p>479.71</text:p>
          </table:table-cell>
          <table:table-cell office:value-type="float" office:value="581.65" calcext:value-type="float">
            <text:p>581.65</text:p>
          </table:table-cell>
        </table:table-row>
        <table:table-row table:style-name="ro1">
          <table:table-cell office:value-type="float" office:value="7198261" calcext:value-type="float">
            <text:p>7198261</text:p>
          </table:table-cell>
          <table:table-cell table:formula="of:=[.A452]/1000/(60*60*24)" office:value-type="time" office:time-value="PT01H59M58.261S" calcext:value-type="time">
            <text:p>01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0.77" calcext:value-type="float">
            <text:p>480.77</text:p>
          </table:table-cell>
          <table:table-cell office:value-type="float" office:value="582.93" calcext:value-type="float">
            <text:p>582.93</text:p>
          </table:table-cell>
        </table:table-row>
        <table:table-row table:style-name="ro1">
          <table:table-cell office:value-type="float" office:value="7214261" calcext:value-type="float">
            <text:p>7214261</text:p>
          </table:table-cell>
          <table:table-cell table:formula="of:=[.A453]/1000/(60*60*24)" office:value-type="time" office:time-value="PT02H00M14.261S" calcext:value-type="time">
            <text:p>02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1.83" calcext:value-type="float">
            <text:p>481.83</text:p>
          </table:table-cell>
          <table:table-cell office:value-type="float" office:value="584.2" calcext:value-type="float">
            <text:p>584.2</text:p>
          </table:table-cell>
        </table:table-row>
        <table:table-row table:style-name="ro1">
          <table:table-cell office:value-type="float" office:value="7230259" calcext:value-type="float">
            <text:p>7230259</text:p>
          </table:table-cell>
          <table:table-cell table:formula="of:=[.A454]/1000/(60*60*24)" office:value-type="time" office:time-value="PT02H00M30.259S" calcext:value-type="time">
            <text:p>02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2.89" calcext:value-type="float">
            <text:p>482.89</text:p>
          </table:table-cell>
          <table:table-cell office:value-type="float" office:value="585.48" calcext:value-type="float">
            <text:p>585.48</text:p>
          </table:table-cell>
        </table:table-row>
        <table:table-row table:style-name="ro1">
          <table:table-cell office:value-type="float" office:value="7246261" calcext:value-type="float">
            <text:p>7246261</text:p>
          </table:table-cell>
          <table:table-cell table:formula="of:=[.A455]/1000/(60*60*24)" office:value-type="time" office:time-value="PT02H00M46.261S" calcext:value-type="time">
            <text:p>02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3.95" calcext:value-type="float">
            <text:p>483.95</text:p>
          </table:table-cell>
          <table:table-cell office:value-type="float" office:value="586.76" calcext:value-type="float">
            <text:p>586.76</text:p>
          </table:table-cell>
        </table:table-row>
        <table:table-row table:style-name="ro1">
          <table:table-cell office:value-type="float" office:value="7262261" calcext:value-type="float">
            <text:p>7262261</text:p>
          </table:table-cell>
          <table:table-cell table:formula="of:=[.A456]/1000/(60*60*24)" office:value-type="time" office:time-value="PT02H01M02.261S" calcext:value-type="time">
            <text:p>02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5.01" calcext:value-type="float">
            <text:p>485.01</text:p>
          </table:table-cell>
          <table:table-cell office:value-type="float" office:value="588.03" calcext:value-type="float">
            <text:p>588.03</text:p>
          </table:table-cell>
        </table:table-row>
        <table:table-row table:style-name="ro1">
          <table:table-cell office:value-type="float" office:value="7278261" calcext:value-type="float">
            <text:p>7278261</text:p>
          </table:table-cell>
          <table:table-cell table:formula="of:=[.A457]/1000/(60*60*24)" office:value-type="time" office:time-value="PT02H01M18.261S" calcext:value-type="time">
            <text:p>02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6.08" calcext:value-type="float">
            <text:p>486.08</text:p>
          </table:table-cell>
          <table:table-cell office:value-type="float" office:value="589.31" calcext:value-type="float">
            <text:p>589.31</text:p>
          </table:table-cell>
        </table:table-row>
        <table:table-row table:style-name="ro1">
          <table:table-cell office:value-type="float" office:value="7294261" calcext:value-type="float">
            <text:p>7294261</text:p>
          </table:table-cell>
          <table:table-cell table:formula="of:=[.A458]/1000/(60*60*24)" office:value-type="time" office:time-value="PT02H01M34.261S" calcext:value-type="time">
            <text:p>02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487.14" calcext:value-type="float">
            <text:p>487.14</text:p>
          </table:table-cell>
          <table:table-cell office:value-type="float" office:value="590.59" calcext:value-type="float">
            <text:p>590.59</text:p>
          </table:table-cell>
        </table:table-row>
        <table:table-row table:style-name="ro1">
          <table:table-cell office:value-type="float" office:value="7310261" calcext:value-type="float">
            <text:p>7310261</text:p>
          </table:table-cell>
          <table:table-cell table:formula="of:=[.A459]/1000/(60*60*24)" office:value-type="time" office:time-value="PT02H01M50.261S" calcext:value-type="time">
            <text:p>02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88.2" calcext:value-type="float">
            <text:p>488.2</text:p>
          </table:table-cell>
          <table:table-cell office:value-type="float" office:value="591.87" calcext:value-type="float">
            <text:p>591.87</text:p>
          </table:table-cell>
        </table:table-row>
        <table:table-row table:style-name="ro1">
          <table:table-cell office:value-type="float" office:value="7326261" calcext:value-type="float">
            <text:p>7326261</text:p>
          </table:table-cell>
          <table:table-cell table:formula="of:=[.A460]/1000/(60*60*24)" office:value-type="time" office:time-value="PT02H02M06.261S" calcext:value-type="time">
            <text:p>02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489.26" calcext:value-type="float">
            <text:p>489.26</text:p>
          </table:table-cell>
          <table:table-cell office:value-type="float" office:value="593.14" calcext:value-type="float">
            <text:p>593.14</text:p>
          </table:table-cell>
        </table:table-row>
        <table:table-row table:style-name="ro1">
          <table:table-cell office:value-type="float" office:value="7342261" calcext:value-type="float">
            <text:p>7342261</text:p>
          </table:table-cell>
          <table:table-cell table:formula="of:=[.A461]/1000/(60*60*24)" office:value-type="time" office:time-value="PT02H02M22.261S" calcext:value-type="time">
            <text:p>02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0.32" calcext:value-type="float">
            <text:p>490.32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7358261" calcext:value-type="float">
            <text:p>7358261</text:p>
          </table:table-cell>
          <table:table-cell table:formula="of:=[.A462]/1000/(60*60*24)" office:value-type="time" office:time-value="PT02H02M38.261S" calcext:value-type="time">
            <text:p>02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1.38" calcext:value-type="float">
            <text:p>491.38</text:p>
          </table:table-cell>
          <table:table-cell office:value-type="float" office:value="595.7" calcext:value-type="float">
            <text:p>595.7</text:p>
          </table:table-cell>
        </table:table-row>
        <table:table-row table:style-name="ro1">
          <table:table-cell office:value-type="float" office:value="7374261" calcext:value-type="float">
            <text:p>7374261</text:p>
          </table:table-cell>
          <table:table-cell table:formula="of:=[.A463]/1000/(60*60*24)" office:value-type="time" office:time-value="PT02H02M54.261S" calcext:value-type="time">
            <text:p>02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2.44" calcext:value-type="float">
            <text:p>492.44</text:p>
          </table:table-cell>
          <table:table-cell office:value-type="float" office:value="596.97" calcext:value-type="float">
            <text:p>596.97</text:p>
          </table:table-cell>
        </table:table-row>
        <table:table-row table:style-name="ro1">
          <table:table-cell office:value-type="float" office:value="7390261" calcext:value-type="float">
            <text:p>7390261</text:p>
          </table:table-cell>
          <table:table-cell table:formula="of:=[.A464]/1000/(60*60*24)" office:value-type="time" office:time-value="PT02H03M10.261S" calcext:value-type="time">
            <text:p>02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3.5" calcext:value-type="float">
            <text:p>493.5</text:p>
          </table:table-cell>
          <table:table-cell office:value-type="float" office:value="598.25" calcext:value-type="float">
            <text:p>598.25</text:p>
          </table:table-cell>
        </table:table-row>
        <table:table-row table:style-name="ro1">
          <table:table-cell office:value-type="float" office:value="7406261" calcext:value-type="float">
            <text:p>7406261</text:p>
          </table:table-cell>
          <table:table-cell table:formula="of:=[.A465]/1000/(60*60*24)" office:value-type="time" office:time-value="PT02H03M26.261S" calcext:value-type="time">
            <text:p>02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4.56" calcext:value-type="float">
            <text:p>494.56</text:p>
          </table:table-cell>
          <table:table-cell office:value-type="float" office:value="599.53" calcext:value-type="float">
            <text:p>599.53</text:p>
          </table:table-cell>
        </table:table-row>
        <table:table-row table:style-name="ro1">
          <table:table-cell office:value-type="float" office:value="7422261" calcext:value-type="float">
            <text:p>7422261</text:p>
          </table:table-cell>
          <table:table-cell table:formula="of:=[.A466]/1000/(60*60*24)" office:value-type="time" office:time-value="PT02H03M42.261S" calcext:value-type="time">
            <text:p>02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5.62" calcext:value-type="float">
            <text:p>495.62</text:p>
          </table:table-cell>
          <table:table-cell office:value-type="float" office:value="600.81" calcext:value-type="float">
            <text:p>600.81</text:p>
          </table:table-cell>
        </table:table-row>
        <table:table-row table:style-name="ro1">
          <table:table-cell office:value-type="float" office:value="7438261" calcext:value-type="float">
            <text:p>7438261</text:p>
          </table:table-cell>
          <table:table-cell table:formula="of:=[.A467]/1000/(60*60*24)" office:value-type="time" office:time-value="PT02H03M58.261S" calcext:value-type="time">
            <text:p>02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6.69" calcext:value-type="float">
            <text:p>496.69</text:p>
          </table:table-cell>
          <table:table-cell office:value-type="float" office:value="602.08" calcext:value-type="float">
            <text:p>602.08</text:p>
          </table:table-cell>
        </table:table-row>
        <table:table-row table:style-name="ro1">
          <table:table-cell office:value-type="float" office:value="7454261" calcext:value-type="float">
            <text:p>7454261</text:p>
          </table:table-cell>
          <table:table-cell table:formula="of:=[.A468]/1000/(60*60*24)" office:value-type="time" office:time-value="PT02H04M14.261S" calcext:value-type="time">
            <text:p>02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7.75" calcext:value-type="float">
            <text:p>497.75</text:p>
          </table:table-cell>
          <table:table-cell office:value-type="float" office:value="603.36" calcext:value-type="float">
            <text:p>603.36</text:p>
          </table:table-cell>
        </table:table-row>
        <table:table-row table:style-name="ro1">
          <table:table-cell office:value-type="float" office:value="7470261" calcext:value-type="float">
            <text:p>7470261</text:p>
          </table:table-cell>
          <table:table-cell table:formula="of:=[.A469]/1000/(60*60*24)" office:value-type="time" office:time-value="PT02H04M30.261S" calcext:value-type="time">
            <text:p>02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8.81" calcext:value-type="float">
            <text:p>498.81</text:p>
          </table:table-cell>
          <table:table-cell office:value-type="float" office:value="604.64" calcext:value-type="float">
            <text:p>604.64</text:p>
          </table:table-cell>
        </table:table-row>
        <table:table-row table:style-name="ro1">
          <table:table-cell office:value-type="float" office:value="7486261" calcext:value-type="float">
            <text:p>7486261</text:p>
          </table:table-cell>
          <table:table-cell table:formula="of:=[.A470]/1000/(60*60*24)" office:value-type="time" office:time-value="PT02H04M46.261S" calcext:value-type="time">
            <text:p>02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99.87" calcext:value-type="float">
            <text:p>499.87</text:p>
          </table:table-cell>
          <table:table-cell office:value-type="float" office:value="605.91" calcext:value-type="float">
            <text:p>605.91</text:p>
          </table:table-cell>
        </table:table-row>
        <table:table-row table:style-name="ro1">
          <table:table-cell office:value-type="float" office:value="7502261" calcext:value-type="float">
            <text:p>7502261</text:p>
          </table:table-cell>
          <table:table-cell table:formula="of:=[.A471]/1000/(60*60*24)" office:value-type="time" office:time-value="PT02H05M02.261S" calcext:value-type="time">
            <text:p>02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0.93" calcext:value-type="float">
            <text:p>500.93</text:p>
          </table:table-cell>
          <table:table-cell office:value-type="float" office:value="607.19" calcext:value-type="float">
            <text:p>607.19</text:p>
          </table:table-cell>
        </table:table-row>
        <table:table-row table:style-name="ro1">
          <table:table-cell office:value-type="float" office:value="7518261" calcext:value-type="float">
            <text:p>7518261</text:p>
          </table:table-cell>
          <table:table-cell table:formula="of:=[.A472]/1000/(60*60*24)" office:value-type="time" office:time-value="PT02H05M18.261S" calcext:value-type="time">
            <text:p>02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1.99" calcext:value-type="float">
            <text:p>501.99</text:p>
          </table:table-cell>
          <table:table-cell office:value-type="float" office:value="608.47" calcext:value-type="float">
            <text:p>608.47</text:p>
          </table:table-cell>
        </table:table-row>
        <table:table-row table:style-name="ro1">
          <table:table-cell office:value-type="float" office:value="7534261" calcext:value-type="float">
            <text:p>7534261</text:p>
          </table:table-cell>
          <table:table-cell table:formula="of:=[.A473]/1000/(60*60*24)" office:value-type="time" office:time-value="PT02H05M34.261S" calcext:value-type="time">
            <text:p>02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3.05" calcext:value-type="float">
            <text:p>503.05</text:p>
          </table:table-cell>
          <table:table-cell office:value-type="float" office:value="609.75" calcext:value-type="float">
            <text:p>609.75</text:p>
          </table:table-cell>
        </table:table-row>
        <table:table-row table:style-name="ro1">
          <table:table-cell office:value-type="float" office:value="7550261" calcext:value-type="float">
            <text:p>7550261</text:p>
          </table:table-cell>
          <table:table-cell table:formula="of:=[.A474]/1000/(60*60*24)" office:value-type="time" office:time-value="PT02H05M50.261S" calcext:value-type="time">
            <text:p>02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4.11" calcext:value-type="float">
            <text:p>504.11</text:p>
          </table:table-cell>
          <table:table-cell office:value-type="float" office:value="611.02" calcext:value-type="float">
            <text:p>611.02</text:p>
          </table:table-cell>
        </table:table-row>
        <table:table-row table:style-name="ro1">
          <table:table-cell office:value-type="float" office:value="7566261" calcext:value-type="float">
            <text:p>7566261</text:p>
          </table:table-cell>
          <table:table-cell table:formula="of:=[.A475]/1000/(60*60*24)" office:value-type="time" office:time-value="PT02H06M06.261S" calcext:value-type="time">
            <text:p>02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5.17" calcext:value-type="float">
            <text:p>505.17</text:p>
          </table:table-cell>
          <table:table-cell office:value-type="float" office:value="612.3" calcext:value-type="float">
            <text:p>612.3</text:p>
          </table:table-cell>
        </table:table-row>
        <table:table-row table:style-name="ro1">
          <table:table-cell office:value-type="float" office:value="7582261" calcext:value-type="float">
            <text:p>7582261</text:p>
          </table:table-cell>
          <table:table-cell table:formula="of:=[.A476]/1000/(60*60*24)" office:value-type="time" office:time-value="PT02H06M22.261S" calcext:value-type="time">
            <text:p>02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6.23" calcext:value-type="float">
            <text:p>506.23</text:p>
          </table:table-cell>
          <table:table-cell office:value-type="float" office:value="613.58" calcext:value-type="float">
            <text:p>613.58</text:p>
          </table:table-cell>
        </table:table-row>
        <table:table-row table:style-name="ro1">
          <table:table-cell office:value-type="float" office:value="7598261" calcext:value-type="float">
            <text:p>7598261</text:p>
          </table:table-cell>
          <table:table-cell table:formula="of:=[.A477]/1000/(60*60*24)" office:value-type="time" office:time-value="PT02H06M38.261S" calcext:value-type="time">
            <text:p>02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7.3" calcext:value-type="float">
            <text:p>507.3</text:p>
          </table:table-cell>
          <table:table-cell office:value-type="float" office:value="614.85" calcext:value-type="float">
            <text:p>614.85</text:p>
          </table:table-cell>
        </table:table-row>
        <table:table-row table:style-name="ro1">
          <table:table-cell office:value-type="float" office:value="7614261" calcext:value-type="float">
            <text:p>7614261</text:p>
          </table:table-cell>
          <table:table-cell table:formula="of:=[.A478]/1000/(60*60*24)" office:value-type="time" office:time-value="PT02H06M54.261S" calcext:value-type="time">
            <text:p>02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8.36" calcext:value-type="float">
            <text:p>508.36</text:p>
          </table:table-cell>
          <table:table-cell office:value-type="float" office:value="616.13" calcext:value-type="float">
            <text:p>616.13</text:p>
          </table:table-cell>
        </table:table-row>
        <table:table-row table:style-name="ro1">
          <table:table-cell office:value-type="float" office:value="7630261" calcext:value-type="float">
            <text:p>7630261</text:p>
          </table:table-cell>
          <table:table-cell table:formula="of:=[.A479]/1000/(60*60*24)" office:value-type="time" office:time-value="PT02H07M10.261S" calcext:value-type="time">
            <text:p>02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09.42" calcext:value-type="float">
            <text:p>509.42</text:p>
          </table:table-cell>
          <table:table-cell office:value-type="float" office:value="617.41" calcext:value-type="float">
            <text:p>617.41</text:p>
          </table:table-cell>
        </table:table-row>
        <table:table-row table:style-name="ro1">
          <table:table-cell office:value-type="float" office:value="7646261" calcext:value-type="float">
            <text:p>7646261</text:p>
          </table:table-cell>
          <table:table-cell table:formula="of:=[.A480]/1000/(60*60*24)" office:value-type="time" office:time-value="PT02H07M26.261S" calcext:value-type="time">
            <text:p>02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0.48" calcext:value-type="float">
            <text:p>510.48</text:p>
          </table:table-cell>
          <table:table-cell office:value-type="float" office:value="618.69" calcext:value-type="float">
            <text:p>618.69</text:p>
          </table:table-cell>
        </table:table-row>
        <table:table-row table:style-name="ro1">
          <table:table-cell office:value-type="float" office:value="7662261" calcext:value-type="float">
            <text:p>7662261</text:p>
          </table:table-cell>
          <table:table-cell table:formula="of:=[.A481]/1000/(60*60*24)" office:value-type="time" office:time-value="PT02H07M42.261S" calcext:value-type="time">
            <text:p>02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1.54" calcext:value-type="float">
            <text:p>511.54</text:p>
          </table:table-cell>
          <table:table-cell office:value-type="float" office:value="619.96" calcext:value-type="float">
            <text:p>619.96</text:p>
          </table:table-cell>
        </table:table-row>
        <table:table-row table:style-name="ro1">
          <table:table-cell office:value-type="float" office:value="7678261" calcext:value-type="float">
            <text:p>7678261</text:p>
          </table:table-cell>
          <table:table-cell table:formula="of:=[.A482]/1000/(60*60*24)" office:value-type="time" office:time-value="PT02H07M58.261S" calcext:value-type="time">
            <text:p>02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12.6" calcext:value-type="float">
            <text:p>512.6</text:p>
          </table:table-cell>
          <table:table-cell office:value-type="float" office:value="621.24" calcext:value-type="float">
            <text:p>621.24</text:p>
          </table:table-cell>
        </table:table-row>
        <table:table-row table:style-name="ro1">
          <table:table-cell office:value-type="float" office:value="7694261" calcext:value-type="float">
            <text:p>7694261</text:p>
          </table:table-cell>
          <table:table-cell table:formula="of:=[.A483]/1000/(60*60*24)" office:value-type="time" office:time-value="PT02H08M14.261S" calcext:value-type="time">
            <text:p>02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3.66" calcext:value-type="float">
            <text:p>513.66</text:p>
          </table:table-cell>
          <table:table-cell office:value-type="float" office:value="622.52" calcext:value-type="float">
            <text:p>622.52</text:p>
          </table:table-cell>
        </table:table-row>
        <table:table-row table:style-name="ro1">
          <table:table-cell office:value-type="float" office:value="7710261" calcext:value-type="float">
            <text:p>7710261</text:p>
          </table:table-cell>
          <table:table-cell table:formula="of:=[.A484]/1000/(60*60*24)" office:value-type="time" office:time-value="PT02H08M30.261S" calcext:value-type="time">
            <text:p>02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4.72" calcext:value-type="float">
            <text:p>514.72</text:p>
          </table:table-cell>
          <table:table-cell office:value-type="float" office:value="623.79" calcext:value-type="float">
            <text:p>623.79</text:p>
          </table:table-cell>
        </table:table-row>
        <table:table-row table:style-name="ro1">
          <table:table-cell office:value-type="float" office:value="7726261" calcext:value-type="float">
            <text:p>7726261</text:p>
          </table:table-cell>
          <table:table-cell table:formula="of:=[.A485]/1000/(60*60*24)" office:value-type="time" office:time-value="PT02H08M46.261S" calcext:value-type="time">
            <text:p>02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5.78" calcext:value-type="float">
            <text:p>515.78</text:p>
          </table:table-cell>
          <table:table-cell office:value-type="float" office:value="625.07" calcext:value-type="float">
            <text:p>625.07</text:p>
          </table:table-cell>
        </table:table-row>
        <table:table-row table:style-name="ro1">
          <table:table-cell office:value-type="float" office:value="7742261" calcext:value-type="float">
            <text:p>7742261</text:p>
          </table:table-cell>
          <table:table-cell table:formula="of:=[.A486]/1000/(60*60*24)" office:value-type="time" office:time-value="PT02H09M02.261S" calcext:value-type="time">
            <text:p>02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6.84" calcext:value-type="float">
            <text:p>516.84</text:p>
          </table:table-cell>
          <table:table-cell office:value-type="float" office:value="626.35" calcext:value-type="float">
            <text:p>626.35</text:p>
          </table:table-cell>
        </table:table-row>
        <table:table-row table:style-name="ro1">
          <table:table-cell office:value-type="float" office:value="7758261" calcext:value-type="float">
            <text:p>7758261</text:p>
          </table:table-cell>
          <table:table-cell table:formula="of:=[.A487]/1000/(60*60*24)" office:value-type="time" office:time-value="PT02H09M18.261S" calcext:value-type="time">
            <text:p>02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7.9" calcext:value-type="float">
            <text:p>517.9</text:p>
          </table:table-cell>
          <table:table-cell office:value-type="float" office:value="627.63" calcext:value-type="float">
            <text:p>627.63</text:p>
          </table:table-cell>
        </table:table-row>
        <table:table-row table:style-name="ro1">
          <table:table-cell office:value-type="float" office:value="7774261" calcext:value-type="float">
            <text:p>7774261</text:p>
          </table:table-cell>
          <table:table-cell table:formula="of:=[.A488]/1000/(60*60*24)" office:value-type="time" office:time-value="PT02H09M34.261S" calcext:value-type="time">
            <text:p>02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18.96" calcext:value-type="float">
            <text:p>518.96</text:p>
          </table:table-cell>
          <table:table-cell office:value-type="float" office:value="628.9" calcext:value-type="float">
            <text:p>628.9</text:p>
          </table:table-cell>
        </table:table-row>
        <table:table-row table:style-name="ro1">
          <table:table-cell office:value-type="float" office:value="7790261" calcext:value-type="float">
            <text:p>7790261</text:p>
          </table:table-cell>
          <table:table-cell table:formula="of:=[.A489]/1000/(60*60*24)" office:value-type="time" office:time-value="PT02H09M50.261S" calcext:value-type="time">
            <text:p>02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0.02" calcext:value-type="float">
            <text:p>520.02</text:p>
          </table:table-cell>
          <table:table-cell office:value-type="float" office:value="630.18" calcext:value-type="float">
            <text:p>630.18</text:p>
          </table:table-cell>
        </table:table-row>
        <table:table-row table:style-name="ro1">
          <table:table-cell office:value-type="float" office:value="7806259" calcext:value-type="float">
            <text:p>7806259</text:p>
          </table:table-cell>
          <table:table-cell table:formula="of:=[.A490]/1000/(60*60*24)" office:value-type="time" office:time-value="PT02H10M06.259S" calcext:value-type="time">
            <text:p>02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1.08" calcext:value-type="float">
            <text:p>521.08</text:p>
          </table:table-cell>
          <table:table-cell office:value-type="float" office:value="631.46" calcext:value-type="float">
            <text:p>631.46</text:p>
          </table:table-cell>
        </table:table-row>
        <table:table-row table:style-name="ro1">
          <table:table-cell office:value-type="float" office:value="7822261" calcext:value-type="float">
            <text:p>7822261</text:p>
          </table:table-cell>
          <table:table-cell table:formula="of:=[.A491]/1000/(60*60*24)" office:value-type="time" office:time-value="PT02H10M22.261S" calcext:value-type="time">
            <text:p>02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22.14" calcext:value-type="float">
            <text:p>522.14</text:p>
          </table:table-cell>
          <table:table-cell office:value-type="float" office:value="632.74" calcext:value-type="float">
            <text:p>632.74</text:p>
          </table:table-cell>
        </table:table-row>
        <table:table-row table:style-name="ro1">
          <table:table-cell office:value-type="float" office:value="7838261" calcext:value-type="float">
            <text:p>7838261</text:p>
          </table:table-cell>
          <table:table-cell table:formula="of:=[.A492]/1000/(60*60*24)" office:value-type="time" office:time-value="PT02H10M38.261S" calcext:value-type="time">
            <text:p>02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3.21" calcext:value-type="float">
            <text:p>523.21</text:p>
          </table:table-cell>
          <table:table-cell office:value-type="float" office:value="634.01" calcext:value-type="float">
            <text:p>634.01</text:p>
          </table:table-cell>
        </table:table-row>
        <table:table-row table:style-name="ro1">
          <table:table-cell office:value-type="float" office:value="7854261" calcext:value-type="float">
            <text:p>7854261</text:p>
          </table:table-cell>
          <table:table-cell table:formula="of:=[.A493]/1000/(60*60*24)" office:value-type="time" office:time-value="PT02H10M54.261S" calcext:value-type="time">
            <text:p>02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4.27" calcext:value-type="float">
            <text:p>524.27</text:p>
          </table:table-cell>
          <table:table-cell office:value-type="float" office:value="635.29" calcext:value-type="float">
            <text:p>635.29</text:p>
          </table:table-cell>
        </table:table-row>
        <table:table-row table:style-name="ro1">
          <table:table-cell office:value-type="float" office:value="7870261" calcext:value-type="float">
            <text:p>7870261</text:p>
          </table:table-cell>
          <table:table-cell table:formula="of:=[.A494]/1000/(60*60*24)" office:value-type="time" office:time-value="PT02H11M10.261S" calcext:value-type="time">
            <text:p>02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5.33" calcext:value-type="float">
            <text:p>525.33</text:p>
          </table:table-cell>
          <table:table-cell office:value-type="float" office:value="636.57" calcext:value-type="float">
            <text:p>636.57</text:p>
          </table:table-cell>
        </table:table-row>
        <table:table-row table:style-name="ro1">
          <table:table-cell office:value-type="float" office:value="7886261" calcext:value-type="float">
            <text:p>7886261</text:p>
          </table:table-cell>
          <table:table-cell table:formula="of:=[.A495]/1000/(60*60*24)" office:value-type="time" office:time-value="PT02H11M26.261S" calcext:value-type="time">
            <text:p>02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6.39" calcext:value-type="float">
            <text:p>526.39</text:p>
          </table:table-cell>
          <table:table-cell office:value-type="float" office:value="637.84" calcext:value-type="float">
            <text:p>637.84</text:p>
          </table:table-cell>
        </table:table-row>
        <table:table-row table:style-name="ro1">
          <table:table-cell office:value-type="float" office:value="7902261" calcext:value-type="float">
            <text:p>7902261</text:p>
          </table:table-cell>
          <table:table-cell table:formula="of:=[.A496]/1000/(60*60*24)" office:value-type="time" office:time-value="PT02H11M42.261S" calcext:value-type="time">
            <text:p>02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7.45" calcext:value-type="float">
            <text:p>527.45</text:p>
          </table:table-cell>
          <table:table-cell office:value-type="float" office:value="639.12" calcext:value-type="float">
            <text:p>639.12</text:p>
          </table:table-cell>
        </table:table-row>
        <table:table-row table:style-name="ro1">
          <table:table-cell office:value-type="float" office:value="7918261" calcext:value-type="float">
            <text:p>7918261</text:p>
          </table:table-cell>
          <table:table-cell table:formula="of:=[.A497]/1000/(60*60*24)" office:value-type="time" office:time-value="PT02H11M58.261S" calcext:value-type="time">
            <text:p>02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28.51" calcext:value-type="float">
            <text:p>528.51</text:p>
          </table:table-cell>
          <table:table-cell office:value-type="float" office:value="640.4" calcext:value-type="float">
            <text:p>640.4</text:p>
          </table:table-cell>
        </table:table-row>
        <table:table-row table:style-name="ro1">
          <table:table-cell office:value-type="float" office:value="7934261" calcext:value-type="float">
            <text:p>7934261</text:p>
          </table:table-cell>
          <table:table-cell table:formula="of:=[.A498]/1000/(60*60*24)" office:value-type="time" office:time-value="PT02H12M14.261S" calcext:value-type="time">
            <text:p>02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29.57" calcext:value-type="float">
            <text:p>529.57</text:p>
          </table:table-cell>
          <table:table-cell office:value-type="float" office:value="641.68" calcext:value-type="float">
            <text:p>641.68</text:p>
          </table:table-cell>
        </table:table-row>
        <table:table-row table:style-name="ro1">
          <table:table-cell office:value-type="float" office:value="7950261" calcext:value-type="float">
            <text:p>7950261</text:p>
          </table:table-cell>
          <table:table-cell table:formula="of:=[.A499]/1000/(60*60*24)" office:value-type="time" office:time-value="PT02H12M30.261S" calcext:value-type="time">
            <text:p>02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0.63" calcext:value-type="float">
            <text:p>530.63</text:p>
          </table:table-cell>
          <table:table-cell office:value-type="float" office:value="642.95" calcext:value-type="float">
            <text:p>642.95</text:p>
          </table:table-cell>
        </table:table-row>
        <table:table-row table:style-name="ro1">
          <table:table-cell office:value-type="float" office:value="7966261" calcext:value-type="float">
            <text:p>7966261</text:p>
          </table:table-cell>
          <table:table-cell table:formula="of:=[.A500]/1000/(60*60*24)" office:value-type="time" office:time-value="PT02H12M46.261S" calcext:value-type="time">
            <text:p>02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31.69" calcext:value-type="float">
            <text:p>531.69</text:p>
          </table:table-cell>
          <table:table-cell office:value-type="float" office:value="644.23" calcext:value-type="float">
            <text:p>644.23</text:p>
          </table:table-cell>
        </table:table-row>
        <table:table-row table:style-name="ro1">
          <table:table-cell office:value-type="float" office:value="7982261" calcext:value-type="float">
            <text:p>7982261</text:p>
          </table:table-cell>
          <table:table-cell table:formula="of:=[.A501]/1000/(60*60*24)" office:value-type="time" office:time-value="PT02H13M02.261S" calcext:value-type="time">
            <text:p>02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2.75" calcext:value-type="float">
            <text:p>532.75</text:p>
          </table:table-cell>
          <table:table-cell office:value-type="float" office:value="645.51" calcext:value-type="float">
            <text:p>645.51</text:p>
          </table:table-cell>
        </table:table-row>
        <table:table-row table:style-name="ro1">
          <table:table-cell office:value-type="float" office:value="7998261" calcext:value-type="float">
            <text:p>7998261</text:p>
          </table:table-cell>
          <table:table-cell table:formula="of:=[.A502]/1000/(60*60*24)" office:value-type="time" office:time-value="PT02H13M18.261S" calcext:value-type="time">
            <text:p>02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3.81" calcext:value-type="float">
            <text:p>533.81</text:p>
          </table:table-cell>
          <table:table-cell office:value-type="float" office:value="646.78" calcext:value-type="float">
            <text:p>646.78</text:p>
          </table:table-cell>
        </table:table-row>
        <table:table-row table:style-name="ro1">
          <table:table-cell office:value-type="float" office:value="8014261" calcext:value-type="float">
            <text:p>8014261</text:p>
          </table:table-cell>
          <table:table-cell table:formula="of:=[.A503]/1000/(60*60*24)" office:value-type="time" office:time-value="PT02H13M34.261S" calcext:value-type="time">
            <text:p>02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4.87" calcext:value-type="float">
            <text:p>534.87</text:p>
          </table:table-cell>
          <table:table-cell office:value-type="float" office:value="648.06" calcext:value-type="float">
            <text:p>648.06</text:p>
          </table:table-cell>
        </table:table-row>
        <table:table-row table:style-name="ro1">
          <table:table-cell office:value-type="float" office:value="8030261" calcext:value-type="float">
            <text:p>8030261</text:p>
          </table:table-cell>
          <table:table-cell table:formula="of:=[.A504]/1000/(60*60*24)" office:value-type="time" office:time-value="PT02H13M50.261S" calcext:value-type="time">
            <text:p>02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5.93" calcext:value-type="float">
            <text:p>535.93</text:p>
          </table:table-cell>
          <table:table-cell office:value-type="float" office:value="649.34" calcext:value-type="float">
            <text:p>649.34</text:p>
          </table:table-cell>
        </table:table-row>
        <table:table-row table:style-name="ro1">
          <table:table-cell office:value-type="float" office:value="8046261" calcext:value-type="float">
            <text:p>8046261</text:p>
          </table:table-cell>
          <table:table-cell table:formula="of:=[.A505]/1000/(60*60*24)" office:value-type="time" office:time-value="PT02H14M06.261S" calcext:value-type="time">
            <text:p>02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6.99" calcext:value-type="float">
            <text:p>536.99</text:p>
          </table:table-cell>
          <table:table-cell office:value-type="float" office:value="650.61" calcext:value-type="float">
            <text:p>650.61</text:p>
          </table:table-cell>
        </table:table-row>
        <table:table-row table:style-name="ro1">
          <table:table-cell office:value-type="float" office:value="8062261" calcext:value-type="float">
            <text:p>8062261</text:p>
          </table:table-cell>
          <table:table-cell table:formula="of:=[.A506]/1000/(60*60*24)" office:value-type="time" office:time-value="PT02H14M22.261S" calcext:value-type="time">
            <text:p>02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38.05" calcext:value-type="float">
            <text:p>538.05</text:p>
          </table:table-cell>
          <table:table-cell office:value-type="float" office:value="651.89" calcext:value-type="float">
            <text:p>651.89</text:p>
          </table:table-cell>
        </table:table-row>
        <table:table-row table:style-name="ro1">
          <table:table-cell office:value-type="float" office:value="8078261" calcext:value-type="float">
            <text:p>8078261</text:p>
          </table:table-cell>
          <table:table-cell table:formula="of:=[.A507]/1000/(60*60*24)" office:value-type="time" office:time-value="PT02H14M38.261S" calcext:value-type="time">
            <text:p>02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39.11" calcext:value-type="float">
            <text:p>539.11</text:p>
          </table:table-cell>
          <table:table-cell office:value-type="float" office:value="653.17" calcext:value-type="float">
            <text:p>653.17</text:p>
          </table:table-cell>
        </table:table-row>
        <table:table-row table:style-name="ro1">
          <table:table-cell office:value-type="float" office:value="8094261" calcext:value-type="float">
            <text:p>8094261</text:p>
          </table:table-cell>
          <table:table-cell table:formula="of:=[.A508]/1000/(60*60*24)" office:value-type="time" office:time-value="PT02H14M54.261S" calcext:value-type="time">
            <text:p>02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40.17" calcext:value-type="float">
            <text:p>540.17</text:p>
          </table:table-cell>
          <table:table-cell office:value-type="float" office:value="654.45" calcext:value-type="float">
            <text:p>654.45</text:p>
          </table:table-cell>
        </table:table-row>
        <table:table-row table:style-name="ro1">
          <table:table-cell office:value-type="float" office:value="8110261" calcext:value-type="float">
            <text:p>8110261</text:p>
          </table:table-cell>
          <table:table-cell table:formula="of:=[.A509]/1000/(60*60*24)" office:value-type="time" office:time-value="PT02H15M10.261S" calcext:value-type="time">
            <text:p>02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41.23" calcext:value-type="float">
            <text:p>541.23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float" office:value="8126261" calcext:value-type="float">
            <text:p>8126261</text:p>
          </table:table-cell>
          <table:table-cell table:formula="of:=[.A510]/1000/(60*60*24)" office:value-type="time" office:time-value="PT02H15M26.261S" calcext:value-type="time">
            <text:p>02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42.3" calcext:value-type="float">
            <text:p>542.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142261" calcext:value-type="float">
            <text:p>8142261</text:p>
          </table:table-cell>
          <table:table-cell table:formula="of:=[.A511]/1000/(60*60*24)" office:value-type="time" office:time-value="PT02H15M42.261S" calcext:value-type="time">
            <text:p>02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43.36" calcext:value-type="float">
            <text:p>543.36</text:p>
          </table:table-cell>
          <table:table-cell office:value-type="float" office:value="658.28" calcext:value-type="float">
            <text:p>658.28</text:p>
          </table:table-cell>
        </table:table-row>
        <table:table-row table:style-name="ro1">
          <table:table-cell office:value-type="float" office:value="8158261" calcext:value-type="float">
            <text:p>8158261</text:p>
          </table:table-cell>
          <table:table-cell table:formula="of:=[.A512]/1000/(60*60*24)" office:value-type="time" office:time-value="PT02H15M58.261S" calcext:value-type="time">
            <text:p>02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44.42" calcext:value-type="float">
            <text:p>544.42</text:p>
          </table:table-cell>
          <table:table-cell office:value-type="float" office:value="659.55" calcext:value-type="float">
            <text:p>659.55</text:p>
          </table:table-cell>
        </table:table-row>
        <table:table-row table:style-name="ro1">
          <table:table-cell office:value-type="float" office:value="8174261" calcext:value-type="float">
            <text:p>8174261</text:p>
          </table:table-cell>
          <table:table-cell table:formula="of:=[.A513]/1000/(60*60*24)" office:value-type="time" office:time-value="PT02H16M14.261S" calcext:value-type="time">
            <text:p>02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45.48" calcext:value-type="float">
            <text:p>545.48</text:p>
          </table:table-cell>
          <table:table-cell office:value-type="float" office:value="660.83" calcext:value-type="float">
            <text:p>660.83</text:p>
          </table:table-cell>
        </table:table-row>
        <table:table-row table:style-name="ro1">
          <table:table-cell office:value-type="float" office:value="8190261" calcext:value-type="float">
            <text:p>8190261</text:p>
          </table:table-cell>
          <table:table-cell table:formula="of:=[.A514]/1000/(60*60*24)" office:value-type="time" office:time-value="PT02H16M30.261S" calcext:value-type="time">
            <text:p>02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46.54" calcext:value-type="float">
            <text:p>546.54</text:p>
          </table:table-cell>
          <table:table-cell office:value-type="float" office:value="662.11" calcext:value-type="float">
            <text:p>662.11</text:p>
          </table:table-cell>
        </table:table-row>
        <table:table-row table:style-name="ro1">
          <table:table-cell office:value-type="float" office:value="8206261" calcext:value-type="float">
            <text:p>8206261</text:p>
          </table:table-cell>
          <table:table-cell table:formula="of:=[.A515]/1000/(60*60*24)" office:value-type="time" office:time-value="PT02H16M46.261S" calcext:value-type="time">
            <text:p>02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47.6" calcext:value-type="float">
            <text:p>547.6</text:p>
          </table:table-cell>
          <table:table-cell office:value-type="float" office:value="663.38" calcext:value-type="float">
            <text:p>663.38</text:p>
          </table:table-cell>
        </table:table-row>
        <table:table-row table:style-name="ro1">
          <table:table-cell office:value-type="float" office:value="8222261" calcext:value-type="float">
            <text:p>8222261</text:p>
          </table:table-cell>
          <table:table-cell table:formula="of:=[.A516]/1000/(60*60*24)" office:value-type="time" office:time-value="PT02H17M02.261S" calcext:value-type="time">
            <text:p>02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48.66" calcext:value-type="float">
            <text:p>548.66</text:p>
          </table:table-cell>
          <table:table-cell office:value-type="float" office:value="664.66" calcext:value-type="float">
            <text:p>664.66</text:p>
          </table:table-cell>
        </table:table-row>
        <table:table-row table:style-name="ro1">
          <table:table-cell office:value-type="float" office:value="8238261" calcext:value-type="float">
            <text:p>8238261</text:p>
          </table:table-cell>
          <table:table-cell table:formula="of:=[.A517]/1000/(60*60*24)" office:value-type="time" office:time-value="PT02H17M18.261S" calcext:value-type="time">
            <text:p>02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49.72" calcext:value-type="float">
            <text:p>549.72</text:p>
          </table:table-cell>
          <table:table-cell office:value-type="float" office:value="665.94" calcext:value-type="float">
            <text:p>665.94</text:p>
          </table:table-cell>
        </table:table-row>
        <table:table-row table:style-name="ro1">
          <table:table-cell office:value-type="float" office:value="8254261" calcext:value-type="float">
            <text:p>8254261</text:p>
          </table:table-cell>
          <table:table-cell table:formula="of:=[.A518]/1000/(60*60*24)" office:value-type="time" office:time-value="PT02H17M34.261S" calcext:value-type="time">
            <text:p>02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0.78" calcext:value-type="float">
            <text:p>550.78</text:p>
          </table:table-cell>
          <table:table-cell office:value-type="float" office:value="667.22" calcext:value-type="float">
            <text:p>667.22</text:p>
          </table:table-cell>
        </table:table-row>
        <table:table-row table:style-name="ro1">
          <table:table-cell office:value-type="float" office:value="8270261" calcext:value-type="float">
            <text:p>8270261</text:p>
          </table:table-cell>
          <table:table-cell table:formula="of:=[.A519]/1000/(60*60*24)" office:value-type="time" office:time-value="PT02H17M50.261S" calcext:value-type="time">
            <text:p>02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1.84" calcext:value-type="float">
            <text:p>551.84</text:p>
          </table:table-cell>
          <table:table-cell office:value-type="float" office:value="668.49" calcext:value-type="float">
            <text:p>668.49</text:p>
          </table:table-cell>
        </table:table-row>
        <table:table-row table:style-name="ro1">
          <table:table-cell office:value-type="float" office:value="8286261" calcext:value-type="float">
            <text:p>8286261</text:p>
          </table:table-cell>
          <table:table-cell table:formula="of:=[.A520]/1000/(60*60*24)" office:value-type="time" office:time-value="PT02H18M06.261S" calcext:value-type="time">
            <text:p>02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52.9" calcext:value-type="float">
            <text:p>552.9</text:p>
          </table:table-cell>
          <table:table-cell office:value-type="float" office:value="669.77" calcext:value-type="float">
            <text:p>669.77</text:p>
          </table:table-cell>
        </table:table-row>
        <table:table-row table:style-name="ro1">
          <table:table-cell office:value-type="float" office:value="8302261" calcext:value-type="float">
            <text:p>8302261</text:p>
          </table:table-cell>
          <table:table-cell table:formula="of:=[.A521]/1000/(60*60*24)" office:value-type="time" office:time-value="PT02H18M22.261S" calcext:value-type="time">
            <text:p>02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3.96" calcext:value-type="float">
            <text:p>553.96</text:p>
          </table:table-cell>
          <table:table-cell office:value-type="float" office:value="671.05" calcext:value-type="float">
            <text:p>671.05</text:p>
          </table:table-cell>
        </table:table-row>
        <table:table-row table:style-name="ro1">
          <table:table-cell office:value-type="float" office:value="8318261" calcext:value-type="float">
            <text:p>8318261</text:p>
          </table:table-cell>
          <table:table-cell table:formula="of:=[.A522]/1000/(60*60*24)" office:value-type="time" office:time-value="PT02H18M38.261S" calcext:value-type="time">
            <text:p>02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5.02" calcext:value-type="float">
            <text:p>555.02</text:p>
          </table:table-cell>
          <table:table-cell office:value-type="float" office:value="672.32" calcext:value-type="float">
            <text:p>672.32</text:p>
          </table:table-cell>
        </table:table-row>
        <table:table-row table:style-name="ro1">
          <table:table-cell office:value-type="float" office:value="8334261" calcext:value-type="float">
            <text:p>8334261</text:p>
          </table:table-cell>
          <table:table-cell table:formula="of:=[.A523]/1000/(60*60*24)" office:value-type="time" office:time-value="PT02H18M54.261S" calcext:value-type="time">
            <text:p>02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6.08" calcext:value-type="float">
            <text:p>556.08</text:p>
          </table:table-cell>
          <table:table-cell office:value-type="float" office:value="673.6" calcext:value-type="float">
            <text:p>673.6</text:p>
          </table:table-cell>
        </table:table-row>
        <table:table-row table:style-name="ro1">
          <table:table-cell office:value-type="float" office:value="8350261" calcext:value-type="float">
            <text:p>8350261</text:p>
          </table:table-cell>
          <table:table-cell table:formula="of:=[.A524]/1000/(60*60*24)" office:value-type="time" office:time-value="PT02H19M10.261S" calcext:value-type="time">
            <text:p>02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57.14" calcext:value-type="float">
            <text:p>557.14</text:p>
          </table:table-cell>
          <table:table-cell office:value-type="float" office:value="674.88" calcext:value-type="float">
            <text:p>674.88</text:p>
          </table:table-cell>
        </table:table-row>
        <table:table-row table:style-name="ro1">
          <table:table-cell office:value-type="float" office:value="8366261" calcext:value-type="float">
            <text:p>8366261</text:p>
          </table:table-cell>
          <table:table-cell table:formula="of:=[.A525]/1000/(60*60*24)" office:value-type="time" office:time-value="PT02H19M26.261S" calcext:value-type="time">
            <text:p>02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8.2" calcext:value-type="float">
            <text:p>558.2</text:p>
          </table:table-cell>
          <table:table-cell office:value-type="float" office:value="676.15" calcext:value-type="float">
            <text:p>676.15</text:p>
          </table:table-cell>
        </table:table-row>
        <table:table-row table:style-name="ro1">
          <table:table-cell office:value-type="float" office:value="8382261" calcext:value-type="float">
            <text:p>8382261</text:p>
          </table:table-cell>
          <table:table-cell table:formula="of:=[.A526]/1000/(60*60*24)" office:value-type="time" office:time-value="PT02H19M42.261S" calcext:value-type="time">
            <text:p>02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59.26" calcext:value-type="float">
            <text:p>559.26</text:p>
          </table:table-cell>
          <table:table-cell office:value-type="float" office:value="677.43" calcext:value-type="float">
            <text:p>677.43</text:p>
          </table:table-cell>
        </table:table-row>
        <table:table-row table:style-name="ro1">
          <table:table-cell office:value-type="float" office:value="8398261" calcext:value-type="float">
            <text:p>8398261</text:p>
          </table:table-cell>
          <table:table-cell table:formula="of:=[.A527]/1000/(60*60*24)" office:value-type="time" office:time-value="PT02H19M58.261S" calcext:value-type="time">
            <text:p>02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60.32" calcext:value-type="float">
            <text:p>560.32</text:p>
          </table:table-cell>
          <table:table-cell office:value-type="float" office:value="678.71" calcext:value-type="float">
            <text:p>678.71</text:p>
          </table:table-cell>
        </table:table-row>
        <table:table-row table:style-name="ro1">
          <table:table-cell office:value-type="float" office:value="8414261" calcext:value-type="float">
            <text:p>8414261</text:p>
          </table:table-cell>
          <table:table-cell table:formula="of:=[.A528]/1000/(60*60*24)" office:value-type="time" office:time-value="PT02H20M14.261S" calcext:value-type="time">
            <text:p>02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61.38" calcext:value-type="float">
            <text:p>561.38</text:p>
          </table:table-cell>
          <table:table-cell office:value-type="float" office:value="679.98" calcext:value-type="float">
            <text:p>679.98</text:p>
          </table:table-cell>
        </table:table-row>
        <table:table-row table:style-name="ro1">
          <table:table-cell office:value-type="float" office:value="8430261" calcext:value-type="float">
            <text:p>8430261</text:p>
          </table:table-cell>
          <table:table-cell table:formula="of:=[.A529]/1000/(60*60*24)" office:value-type="time" office:time-value="PT02H20M30.261S" calcext:value-type="time">
            <text:p>02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62.45" calcext:value-type="float">
            <text:p>562.45</text:p>
          </table:table-cell>
          <table:table-cell office:value-type="float" office:value="681.26" calcext:value-type="float">
            <text:p>681.26</text:p>
          </table:table-cell>
        </table:table-row>
        <table:table-row table:style-name="ro1">
          <table:table-cell office:value-type="float" office:value="8446261" calcext:value-type="float">
            <text:p>8446261</text:p>
          </table:table-cell>
          <table:table-cell table:formula="of:=[.A530]/1000/(60*60*24)" office:value-type="time" office:time-value="PT02H20M46.261S" calcext:value-type="time">
            <text:p>02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63.51" calcext:value-type="float">
            <text:p>563.51</text:p>
          </table:table-cell>
          <table:table-cell office:value-type="float" office:value="682.54" calcext:value-type="float">
            <text:p>682.54</text:p>
          </table:table-cell>
        </table:table-row>
        <table:table-row table:style-name="ro1">
          <table:table-cell office:value-type="float" office:value="8462261" calcext:value-type="float">
            <text:p>8462261</text:p>
          </table:table-cell>
          <table:table-cell table:formula="of:=[.A531]/1000/(60*60*24)" office:value-type="time" office:time-value="PT02H21M02.261S" calcext:value-type="time">
            <text:p>02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64.57" calcext:value-type="float">
            <text:p>564.57</text:p>
          </table:table-cell>
          <table:table-cell office:value-type="float" office:value="683.81" calcext:value-type="float">
            <text:p>683.81</text:p>
          </table:table-cell>
        </table:table-row>
        <table:table-row table:style-name="ro1">
          <table:table-cell office:value-type="float" office:value="8478261" calcext:value-type="float">
            <text:p>8478261</text:p>
          </table:table-cell>
          <table:table-cell table:formula="of:=[.A532]/1000/(60*60*24)" office:value-type="time" office:time-value="PT02H21M18.261S" calcext:value-type="time">
            <text:p>02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65.63" calcext:value-type="float">
            <text:p>565.63</text:p>
          </table:table-cell>
          <table:table-cell office:value-type="float" office:value="685.09" calcext:value-type="float">
            <text:p>685.09</text:p>
          </table:table-cell>
        </table:table-row>
        <table:table-row table:style-name="ro1">
          <table:table-cell office:value-type="float" office:value="8494261" calcext:value-type="float">
            <text:p>8494261</text:p>
          </table:table-cell>
          <table:table-cell table:formula="of:=[.A533]/1000/(60*60*24)" office:value-type="time" office:time-value="PT02H21M34.261S" calcext:value-type="time">
            <text:p>02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66.69" calcext:value-type="float">
            <text:p>566.69</text:p>
          </table:table-cell>
          <table:table-cell office:value-type="float" office:value="686.37" calcext:value-type="float">
            <text:p>686.37</text:p>
          </table:table-cell>
        </table:table-row>
        <table:table-row table:style-name="ro1">
          <table:table-cell office:value-type="float" office:value="8510261" calcext:value-type="float">
            <text:p>8510261</text:p>
          </table:table-cell>
          <table:table-cell table:formula="of:=[.A534]/1000/(60*60*24)" office:value-type="time" office:time-value="PT02H21M50.261S" calcext:value-type="time">
            <text:p>02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67.75" calcext:value-type="float">
            <text:p>567.75</text:p>
          </table:table-cell>
          <table:table-cell office:value-type="float" office:value="687.64" calcext:value-type="float">
            <text:p>687.64</text:p>
          </table:table-cell>
        </table:table-row>
        <table:table-row table:style-name="ro1">
          <table:table-cell office:value-type="float" office:value="8526261" calcext:value-type="float">
            <text:p>8526261</text:p>
          </table:table-cell>
          <table:table-cell table:formula="of:=[.A535]/1000/(60*60*24)" office:value-type="time" office:time-value="PT02H22M06.261S" calcext:value-type="time">
            <text:p>02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68.81" calcext:value-type="float">
            <text:p>568.81</text:p>
          </table:table-cell>
          <table:table-cell office:value-type="float" office:value="688.92" calcext:value-type="float">
            <text:p>688.92</text:p>
          </table:table-cell>
        </table:table-row>
        <table:table-row table:style-name="ro1">
          <table:table-cell office:value-type="float" office:value="8542261" calcext:value-type="float">
            <text:p>8542261</text:p>
          </table:table-cell>
          <table:table-cell table:formula="of:=[.A536]/1000/(60*60*24)" office:value-type="time" office:time-value="PT02H22M22.261S" calcext:value-type="time">
            <text:p>02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69.87" calcext:value-type="float">
            <text:p>569.87</text:p>
          </table:table-cell>
          <table:table-cell office:value-type="float" office:value="690.2" calcext:value-type="float">
            <text:p>690.2</text:p>
          </table:table-cell>
        </table:table-row>
        <table:table-row table:style-name="ro1">
          <table:table-cell office:value-type="float" office:value="8558261" calcext:value-type="float">
            <text:p>8558261</text:p>
          </table:table-cell>
          <table:table-cell table:formula="of:=[.A537]/1000/(60*60*24)" office:value-type="time" office:time-value="PT02H22M38.261S" calcext:value-type="time">
            <text:p>02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0.93" calcext:value-type="float">
            <text:p>570.93</text:p>
          </table:table-cell>
          <table:table-cell office:value-type="float" office:value="691.47" calcext:value-type="float">
            <text:p>691.47</text:p>
          </table:table-cell>
        </table:table-row>
        <table:table-row table:style-name="ro1">
          <table:table-cell office:value-type="float" office:value="8574261" calcext:value-type="float">
            <text:p>8574261</text:p>
          </table:table-cell>
          <table:table-cell table:formula="of:=[.A538]/1000/(60*60*24)" office:value-type="time" office:time-value="PT02H22M54.261S" calcext:value-type="time">
            <text:p>02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1.99" calcext:value-type="float">
            <text:p>571.99</text:p>
          </table:table-cell>
          <table:table-cell office:value-type="float" office:value="692.75" calcext:value-type="float">
            <text:p>692.75</text:p>
          </table:table-cell>
        </table:table-row>
        <table:table-row table:style-name="ro1">
          <table:table-cell office:value-type="float" office:value="8590261" calcext:value-type="float">
            <text:p>8590261</text:p>
          </table:table-cell>
          <table:table-cell table:formula="of:=[.A539]/1000/(60*60*24)" office:value-type="time" office:time-value="PT02H23M10.261S" calcext:value-type="time">
            <text:p>02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3.05" calcext:value-type="float">
            <text:p>573.05</text:p>
          </table:table-cell>
          <table:table-cell office:value-type="float" office:value="694.03" calcext:value-type="float">
            <text:p>694.03</text:p>
          </table:table-cell>
        </table:table-row>
        <table:table-row table:style-name="ro1">
          <table:table-cell office:value-type="float" office:value="8606261" calcext:value-type="float">
            <text:p>8606261</text:p>
          </table:table-cell>
          <table:table-cell table:formula="of:=[.A540]/1000/(60*60*24)" office:value-type="time" office:time-value="PT02H23M26.261S" calcext:value-type="time">
            <text:p>02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4.11" calcext:value-type="float">
            <text:p>574.11</text:p>
          </table:table-cell>
          <table:table-cell office:value-type="float" office:value="695.3" calcext:value-type="float">
            <text:p>695.3</text:p>
          </table:table-cell>
        </table:table-row>
        <table:table-row table:style-name="ro1">
          <table:table-cell office:value-type="float" office:value="8622259" calcext:value-type="float">
            <text:p>8622259</text:p>
          </table:table-cell>
          <table:table-cell table:formula="of:=[.A541]/1000/(60*60*24)" office:value-type="time" office:time-value="PT02H23M42.259S" calcext:value-type="time">
            <text:p>02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5.17" calcext:value-type="float">
            <text:p>575.17</text:p>
          </table:table-cell>
          <table:table-cell office:value-type="float" office:value="696.58" calcext:value-type="float">
            <text:p>696.58</text:p>
          </table:table-cell>
        </table:table-row>
        <table:table-row table:style-name="ro1">
          <table:table-cell office:value-type="float" office:value="8638261" calcext:value-type="float">
            <text:p>8638261</text:p>
          </table:table-cell>
          <table:table-cell table:formula="of:=[.A542]/1000/(60*60*24)" office:value-type="time" office:time-value="PT02H23M58.261S" calcext:value-type="time">
            <text:p>02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6.23" calcext:value-type="float">
            <text:p>576.23</text:p>
          </table:table-cell>
          <table:table-cell office:value-type="float" office:value="697.86" calcext:value-type="float">
            <text:p>697.86</text:p>
          </table:table-cell>
        </table:table-row>
        <table:table-row table:style-name="ro1">
          <table:table-cell office:value-type="float" office:value="8654261" calcext:value-type="float">
            <text:p>8654261</text:p>
          </table:table-cell>
          <table:table-cell table:formula="of:=[.A543]/1000/(60*60*24)" office:value-type="time" office:time-value="PT02H24M14.261S" calcext:value-type="time">
            <text:p>02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7.29" calcext:value-type="float">
            <text:p>577.29</text:p>
          </table:table-cell>
          <table:table-cell office:value-type="float" office:value="699.13" calcext:value-type="float">
            <text:p>699.13</text:p>
          </table:table-cell>
        </table:table-row>
        <table:table-row table:style-name="ro1">
          <table:table-cell office:value-type="float" office:value="8670261" calcext:value-type="float">
            <text:p>8670261</text:p>
          </table:table-cell>
          <table:table-cell table:formula="of:=[.A544]/1000/(60*60*24)" office:value-type="time" office:time-value="PT02H24M30.261S" calcext:value-type="time">
            <text:p>02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8.35" calcext:value-type="float">
            <text:p>578.35</text:p>
          </table:table-cell>
          <table:table-cell office:value-type="float" office:value="700.41" calcext:value-type="float">
            <text:p>700.41</text:p>
          </table:table-cell>
        </table:table-row>
        <table:table-row table:style-name="ro1">
          <table:table-cell office:value-type="float" office:value="8686261" calcext:value-type="float">
            <text:p>8686261</text:p>
          </table:table-cell>
          <table:table-cell table:formula="of:=[.A545]/1000/(60*60*24)" office:value-type="time" office:time-value="PT02H24M46.261S" calcext:value-type="time">
            <text:p>02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79.41" calcext:value-type="float">
            <text:p>579.41</text:p>
          </table:table-cell>
          <table:table-cell office:value-type="float" office:value="701.69" calcext:value-type="float">
            <text:p>701.69</text:p>
          </table:table-cell>
        </table:table-row>
        <table:table-row table:style-name="ro1">
          <table:table-cell office:value-type="float" office:value="8702261" calcext:value-type="float">
            <text:p>8702261</text:p>
          </table:table-cell>
          <table:table-cell table:formula="of:=[.A546]/1000/(60*60*24)" office:value-type="time" office:time-value="PT02H25M02.261S" calcext:value-type="time">
            <text:p>02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0.47" calcext:value-type="float">
            <text:p>580.47</text:p>
          </table:table-cell>
          <table:table-cell office:value-type="float" office:value="702.96" calcext:value-type="float">
            <text:p>702.96</text:p>
          </table:table-cell>
        </table:table-row>
        <table:table-row table:style-name="ro1">
          <table:table-cell office:value-type="float" office:value="8718261" calcext:value-type="float">
            <text:p>8718261</text:p>
          </table:table-cell>
          <table:table-cell table:formula="of:=[.A547]/1000/(60*60*24)" office:value-type="time" office:time-value="PT02H25M18.261S" calcext:value-type="time">
            <text:p>02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1.54" calcext:value-type="float">
            <text:p>581.54</text:p>
          </table:table-cell>
          <table:table-cell office:value-type="float" office:value="704.24" calcext:value-type="float">
            <text:p>704.24</text:p>
          </table:table-cell>
        </table:table-row>
        <table:table-row table:style-name="ro1">
          <table:table-cell office:value-type="float" office:value="8734261" calcext:value-type="float">
            <text:p>8734261</text:p>
          </table:table-cell>
          <table:table-cell table:formula="of:=[.A548]/1000/(60*60*24)" office:value-type="time" office:time-value="PT02H25M34.261S" calcext:value-type="time">
            <text:p>02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2.6" calcext:value-type="float">
            <text:p>582.6</text:p>
          </table:table-cell>
          <table:table-cell office:value-type="float" office:value="705.52" calcext:value-type="float">
            <text:p>705.52</text:p>
          </table:table-cell>
        </table:table-row>
        <table:table-row table:style-name="ro1">
          <table:table-cell office:value-type="float" office:value="8750261" calcext:value-type="float">
            <text:p>8750261</text:p>
          </table:table-cell>
          <table:table-cell table:formula="of:=[.A549]/1000/(60*60*24)" office:value-type="time" office:time-value="PT02H25M50.261S" calcext:value-type="time">
            <text:p>02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3.66" calcext:value-type="float">
            <text:p>583.66</text:p>
          </table:table-cell>
          <table:table-cell office:value-type="float" office:value="706.79" calcext:value-type="float">
            <text:p>706.79</text:p>
          </table:table-cell>
        </table:table-row>
        <table:table-row table:style-name="ro1">
          <table:table-cell office:value-type="float" office:value="8766261" calcext:value-type="float">
            <text:p>8766261</text:p>
          </table:table-cell>
          <table:table-cell table:formula="of:=[.A550]/1000/(60*60*24)" office:value-type="time" office:time-value="PT02H26M06.261S" calcext:value-type="time">
            <text:p>02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4.72" calcext:value-type="float">
            <text:p>584.72</text:p>
          </table:table-cell>
          <table:table-cell office:value-type="float" office:value="708.07" calcext:value-type="float">
            <text:p>708.07</text:p>
          </table:table-cell>
        </table:table-row>
        <table:table-row table:style-name="ro1">
          <table:table-cell office:value-type="float" office:value="8782261" calcext:value-type="float">
            <text:p>8782261</text:p>
          </table:table-cell>
          <table:table-cell table:formula="of:=[.A551]/1000/(60*60*24)" office:value-type="time" office:time-value="PT02H26M22.261S" calcext:value-type="time">
            <text:p>02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85.78" calcext:value-type="float">
            <text:p>585.78</text:p>
          </table:table-cell>
          <table:table-cell office:value-type="float" office:value="709.35" calcext:value-type="float">
            <text:p>709.35</text:p>
          </table:table-cell>
        </table:table-row>
        <table:table-row table:style-name="ro1">
          <table:table-cell office:value-type="float" office:value="8798261" calcext:value-type="float">
            <text:p>8798261</text:p>
          </table:table-cell>
          <table:table-cell table:formula="of:=[.A552]/1000/(60*60*24)" office:value-type="time" office:time-value="PT02H26M38.261S" calcext:value-type="time">
            <text:p>02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586.84" calcext:value-type="float">
            <text:p>586.84</text:p>
          </table:table-cell>
          <table:table-cell office:value-type="float" office:value="710.62" calcext:value-type="float">
            <text:p>710.62</text:p>
          </table:table-cell>
        </table:table-row>
        <table:table-row table:style-name="ro1">
          <table:table-cell office:value-type="float" office:value="8814261" calcext:value-type="float">
            <text:p>8814261</text:p>
          </table:table-cell>
          <table:table-cell table:formula="of:=[.A553]/1000/(60*60*24)" office:value-type="time" office:time-value="PT02H26M54.261S" calcext:value-type="time">
            <text:p>02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7.9" calcext:value-type="float">
            <text:p>587.9</text:p>
          </table:table-cell>
          <table:table-cell office:value-type="float" office:value="711.9" calcext:value-type="float">
            <text:p>711.9</text:p>
          </table:table-cell>
        </table:table-row>
        <table:table-row table:style-name="ro1">
          <table:table-cell office:value-type="float" office:value="8830261" calcext:value-type="float">
            <text:p>8830261</text:p>
          </table:table-cell>
          <table:table-cell table:formula="of:=[.A554]/1000/(60*60*24)" office:value-type="time" office:time-value="PT02H27M10.261S" calcext:value-type="time">
            <text:p>02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88.96" calcext:value-type="float">
            <text:p>588.96</text:p>
          </table:table-cell>
          <table:table-cell office:value-type="float" office:value="713.18" calcext:value-type="float">
            <text:p>713.18</text:p>
          </table:table-cell>
        </table:table-row>
        <table:table-row table:style-name="ro1">
          <table:table-cell office:value-type="float" office:value="8846261" calcext:value-type="float">
            <text:p>8846261</text:p>
          </table:table-cell>
          <table:table-cell table:formula="of:=[.A555]/1000/(60*60*24)" office:value-type="time" office:time-value="PT02H27M26.261S" calcext:value-type="time">
            <text:p>02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0.02" calcext:value-type="float">
            <text:p>590.02</text:p>
          </table:table-cell>
          <table:table-cell office:value-type="float" office:value="714.45" calcext:value-type="float">
            <text:p>714.45</text:p>
          </table:table-cell>
        </table:table-row>
        <table:table-row table:style-name="ro1">
          <table:table-cell office:value-type="float" office:value="8862261" calcext:value-type="float">
            <text:p>8862261</text:p>
          </table:table-cell>
          <table:table-cell table:formula="of:=[.A556]/1000/(60*60*24)" office:value-type="time" office:time-value="PT02H27M42.261S" calcext:value-type="time">
            <text:p>02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1.08" calcext:value-type="float">
            <text:p>591.08</text:p>
          </table:table-cell>
          <table:table-cell office:value-type="float" office:value="715.73" calcext:value-type="float">
            <text:p>715.73</text:p>
          </table:table-cell>
        </table:table-row>
        <table:table-row table:style-name="ro1">
          <table:table-cell office:value-type="float" office:value="8878261" calcext:value-type="float">
            <text:p>8878261</text:p>
          </table:table-cell>
          <table:table-cell table:formula="of:=[.A557]/1000/(60*60*24)" office:value-type="time" office:time-value="PT02H27M58.261S" calcext:value-type="time">
            <text:p>02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2.14" calcext:value-type="float">
            <text:p>592.14</text:p>
          </table:table-cell>
          <table:table-cell office:value-type="float" office:value="717.01" calcext:value-type="float">
            <text:p>717.01</text:p>
          </table:table-cell>
        </table:table-row>
        <table:table-row table:style-name="ro1">
          <table:table-cell office:value-type="float" office:value="8894261" calcext:value-type="float">
            <text:p>8894261</text:p>
          </table:table-cell>
          <table:table-cell table:formula="of:=[.A558]/1000/(60*60*24)" office:value-type="time" office:time-value="PT02H28M14.261S" calcext:value-type="time">
            <text:p>02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3.2" calcext:value-type="float">
            <text:p>593.2</text:p>
          </table:table-cell>
          <table:table-cell office:value-type="float" office:value="718.28" calcext:value-type="float">
            <text:p>718.28</text:p>
          </table:table-cell>
        </table:table-row>
        <table:table-row table:style-name="ro1">
          <table:table-cell office:value-type="float" office:value="8910261" calcext:value-type="float">
            <text:p>8910261</text:p>
          </table:table-cell>
          <table:table-cell table:formula="of:=[.A559]/1000/(60*60*24)" office:value-type="time" office:time-value="PT02H28M30.261S" calcext:value-type="time">
            <text:p>02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19.56" calcext:value-type="float">
            <text:p>719.56</text:p>
          </table:table-cell>
        </table:table-row>
        <table:table-row table:style-name="ro1">
          <table:table-cell office:value-type="float" office:value="8926261" calcext:value-type="float">
            <text:p>8926261</text:p>
          </table:table-cell>
          <table:table-cell table:formula="of:=[.A560]/1000/(60*60*24)" office:value-type="time" office:time-value="PT02H28M46.261S" calcext:value-type="time">
            <text:p>02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5.32" calcext:value-type="float">
            <text:p>595.32</text:p>
          </table:table-cell>
          <table:table-cell office:value-type="float" office:value="720.84" calcext:value-type="float">
            <text:p>720.84</text:p>
          </table:table-cell>
        </table:table-row>
        <table:table-row table:style-name="ro1">
          <table:table-cell office:value-type="float" office:value="8942261" calcext:value-type="float">
            <text:p>8942261</text:p>
          </table:table-cell>
          <table:table-cell table:formula="of:=[.A561]/1000/(60*60*24)" office:value-type="time" office:time-value="PT02H29M02.261S" calcext:value-type="time">
            <text:p>02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6.38" calcext:value-type="float">
            <text:p>596.38</text:p>
          </table:table-cell>
          <table:table-cell office:value-type="float" office:value="722.11" calcext:value-type="float">
            <text:p>722.11</text:p>
          </table:table-cell>
        </table:table-row>
        <table:table-row table:style-name="ro1">
          <table:table-cell office:value-type="float" office:value="8958261" calcext:value-type="float">
            <text:p>8958261</text:p>
          </table:table-cell>
          <table:table-cell table:formula="of:=[.A562]/1000/(60*60*24)" office:value-type="time" office:time-value="PT02H29M18.261S" calcext:value-type="time">
            <text:p>02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7.44" calcext:value-type="float">
            <text:p>597.44</text:p>
          </table:table-cell>
          <table:table-cell office:value-type="float" office:value="723.39" calcext:value-type="float">
            <text:p>723.39</text:p>
          </table:table-cell>
        </table:table-row>
        <table:table-row table:style-name="ro1">
          <table:table-cell office:value-type="float" office:value="8974261" calcext:value-type="float">
            <text:p>8974261</text:p>
          </table:table-cell>
          <table:table-cell table:formula="of:=[.A563]/1000/(60*60*24)" office:value-type="time" office:time-value="PT02H29M34.261S" calcext:value-type="time">
            <text:p>02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598.5" calcext:value-type="float">
            <text:p>598.5</text:p>
          </table:table-cell>
          <table:table-cell office:value-type="float" office:value="724.67" calcext:value-type="float">
            <text:p>724.67</text:p>
          </table:table-cell>
        </table:table-row>
        <table:table-row table:style-name="ro1">
          <table:table-cell office:value-type="float" office:value="8990261" calcext:value-type="float">
            <text:p>8990261</text:p>
          </table:table-cell>
          <table:table-cell table:formula="of:=[.A564]/1000/(60*60*24)" office:value-type="time" office:time-value="PT02H29M50.261S" calcext:value-type="time">
            <text:p>02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99.56" calcext:value-type="float">
            <text:p>599.56</text:p>
          </table:table-cell>
          <table:table-cell office:value-type="float" office:value="725.94" calcext:value-type="float">
            <text:p>725.94</text:p>
          </table:table-cell>
        </table:table-row>
        <table:table-row table:style-name="ro1">
          <table:table-cell office:value-type="float" office:value="9006261" calcext:value-type="float">
            <text:p>9006261</text:p>
          </table:table-cell>
          <table:table-cell table:formula="of:=[.A565]/1000/(60*60*24)" office:value-type="time" office:time-value="PT02H30M06.261S" calcext:value-type="time">
            <text:p>02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0.62" calcext:value-type="float">
            <text:p>600.62</text:p>
          </table:table-cell>
          <table:table-cell office:value-type="float" office:value="727.22" calcext:value-type="float">
            <text:p>727.22</text:p>
          </table:table-cell>
        </table:table-row>
        <table:table-row table:style-name="ro1">
          <table:table-cell office:value-type="float" office:value="9022261" calcext:value-type="float">
            <text:p>9022261</text:p>
          </table:table-cell>
          <table:table-cell table:formula="of:=[.A566]/1000/(60*60*24)" office:value-type="time" office:time-value="PT02H30M22.261S" calcext:value-type="time">
            <text:p>02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1.68" calcext:value-type="float">
            <text:p>601.68</text:p>
          </table:table-cell>
          <table:table-cell office:value-type="float" office:value="728.49" calcext:value-type="float">
            <text:p>728.49</text:p>
          </table:table-cell>
        </table:table-row>
        <table:table-row table:style-name="ro1">
          <table:table-cell office:value-type="float" office:value="9038261" calcext:value-type="float">
            <text:p>9038261</text:p>
          </table:table-cell>
          <table:table-cell table:formula="of:=[.A567]/1000/(60*60*24)" office:value-type="time" office:time-value="PT02H30M38.261S" calcext:value-type="time">
            <text:p>02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02.75" calcext:value-type="float">
            <text:p>602.75</text:p>
          </table:table-cell>
          <table:table-cell office:value-type="float" office:value="729.77" calcext:value-type="float">
            <text:p>729.77</text:p>
          </table:table-cell>
        </table:table-row>
        <table:table-row table:style-name="ro1">
          <table:table-cell office:value-type="float" office:value="9054261" calcext:value-type="float">
            <text:p>9054261</text:p>
          </table:table-cell>
          <table:table-cell table:formula="of:=[.A568]/1000/(60*60*24)" office:value-type="time" office:time-value="PT02H30M54.261S" calcext:value-type="time">
            <text:p>02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3.81" calcext:value-type="float">
            <text:p>603.81</text:p>
          </table:table-cell>
          <table:table-cell office:value-type="float" office:value="731.05" calcext:value-type="float">
            <text:p>731.05</text:p>
          </table:table-cell>
        </table:table-row>
        <table:table-row table:style-name="ro1">
          <table:table-cell office:value-type="float" office:value="9070261" calcext:value-type="float">
            <text:p>9070261</text:p>
          </table:table-cell>
          <table:table-cell table:formula="of:=[.A569]/1000/(60*60*24)" office:value-type="time" office:time-value="PT02H31M10.261S" calcext:value-type="time">
            <text:p>02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4.87" calcext:value-type="float">
            <text:p>604.87</text:p>
          </table:table-cell>
          <table:table-cell office:value-type="float" office:value="732.32" calcext:value-type="float">
            <text:p>732.32</text:p>
          </table:table-cell>
        </table:table-row>
        <table:table-row table:style-name="ro1">
          <table:table-cell office:value-type="float" office:value="9086261" calcext:value-type="float">
            <text:p>9086261</text:p>
          </table:table-cell>
          <table:table-cell table:formula="of:=[.A570]/1000/(60*60*24)" office:value-type="time" office:time-value="PT02H31M26.261S" calcext:value-type="time">
            <text:p>02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5.93" calcext:value-type="float">
            <text:p>605.93</text:p>
          </table:table-cell>
          <table:table-cell office:value-type="float" office:value="733.6" calcext:value-type="float">
            <text:p>733.6</text:p>
          </table:table-cell>
        </table:table-row>
        <table:table-row table:style-name="ro1">
          <table:table-cell office:value-type="float" office:value="9102261" calcext:value-type="float">
            <text:p>9102261</text:p>
          </table:table-cell>
          <table:table-cell table:formula="of:=[.A571]/1000/(60*60*24)" office:value-type="time" office:time-value="PT02H31M42.261S" calcext:value-type="time">
            <text:p>02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6.99" calcext:value-type="float">
            <text:p>606.99</text:p>
          </table:table-cell>
          <table:table-cell office:value-type="float" office:value="734.88" calcext:value-type="float">
            <text:p>734.88</text:p>
          </table:table-cell>
        </table:table-row>
        <table:table-row table:style-name="ro1">
          <table:table-cell office:value-type="float" office:value="9118261" calcext:value-type="float">
            <text:p>9118261</text:p>
          </table:table-cell>
          <table:table-cell table:formula="of:=[.A572]/1000/(60*60*24)" office:value-type="time" office:time-value="PT02H31M58.261S" calcext:value-type="time">
            <text:p>02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08.05" calcext:value-type="float">
            <text:p>608.05</text:p>
          </table:table-cell>
          <table:table-cell office:value-type="float" office:value="736.15" calcext:value-type="float">
            <text:p>736.15</text:p>
          </table:table-cell>
        </table:table-row>
        <table:table-row table:style-name="ro1">
          <table:table-cell office:value-type="float" office:value="9134261" calcext:value-type="float">
            <text:p>9134261</text:p>
          </table:table-cell>
          <table:table-cell table:formula="of:=[.A573]/1000/(60*60*24)" office:value-type="time" office:time-value="PT02H32M14.261S" calcext:value-type="time">
            <text:p>02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609.11" calcext:value-type="float">
            <text:p>609.11</text:p>
          </table:table-cell>
          <table:table-cell office:value-type="float" office:value="737.43" calcext:value-type="float">
            <text:p>737.43</text:p>
          </table:table-cell>
        </table:table-row>
        <table:table-row table:style-name="ro1">
          <table:table-cell office:value-type="float" office:value="9150261" calcext:value-type="float">
            <text:p>9150261</text:p>
          </table:table-cell>
          <table:table-cell table:formula="of:=[.A574]/1000/(60*60*24)" office:value-type="time" office:time-value="PT02H32M30.261S" calcext:value-type="time">
            <text:p>02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610.17" calcext:value-type="float">
            <text:p>610.17</text:p>
          </table:table-cell>
          <table:table-cell office:value-type="float" office:value="738.71" calcext:value-type="float">
            <text:p>738.71</text:p>
          </table:table-cell>
        </table:table-row>
        <table:table-row table:style-name="ro1">
          <table:table-cell office:value-type="float" office:value="9166261" calcext:value-type="float">
            <text:p>9166261</text:p>
          </table:table-cell>
          <table:table-cell table:formula="of:=[.A575]/1000/(60*60*24)" office:value-type="time" office:time-value="PT02H32M46.261S" calcext:value-type="time">
            <text:p>02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1.23" calcext:value-type="float">
            <text:p>611.23</text:p>
          </table:table-cell>
          <table:table-cell office:value-type="float" office:value="739.98" calcext:value-type="float">
            <text:p>739.98</text:p>
          </table:table-cell>
        </table:table-row>
        <table:table-row table:style-name="ro1">
          <table:table-cell office:value-type="float" office:value="9182261" calcext:value-type="float">
            <text:p>9182261</text:p>
          </table:table-cell>
          <table:table-cell table:formula="of:=[.A576]/1000/(60*60*24)" office:value-type="time" office:time-value="PT02H33M02.261S" calcext:value-type="time">
            <text:p>02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2.29" calcext:value-type="float">
            <text:p>612.29</text:p>
          </table:table-cell>
          <table:table-cell office:value-type="float" office:value="741.26" calcext:value-type="float">
            <text:p>741.26</text:p>
          </table:table-cell>
        </table:table-row>
        <table:table-row table:style-name="ro1">
          <table:table-cell office:value-type="float" office:value="9198261" calcext:value-type="float">
            <text:p>9198261</text:p>
          </table:table-cell>
          <table:table-cell table:formula="of:=[.A577]/1000/(60*60*24)" office:value-type="time" office:time-value="PT02H33M18.261S" calcext:value-type="time">
            <text:p>02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3.35" calcext:value-type="float">
            <text:p>613.35</text:p>
          </table:table-cell>
          <table:table-cell office:value-type="float" office:value="742.54" calcext:value-type="float">
            <text:p>742.54</text:p>
          </table:table-cell>
        </table:table-row>
        <table:table-row table:style-name="ro1">
          <table:table-cell office:value-type="float" office:value="9214261" calcext:value-type="float">
            <text:p>9214261</text:p>
          </table:table-cell>
          <table:table-cell table:formula="of:=[.A578]/1000/(60*60*24)" office:value-type="time" office:time-value="PT02H33M34.261S" calcext:value-type="time">
            <text:p>02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4.41" calcext:value-type="float">
            <text:p>614.41</text:p>
          </table:table-cell>
          <table:table-cell office:value-type="float" office:value="743.81" calcext:value-type="float">
            <text:p>743.81</text:p>
          </table:table-cell>
        </table:table-row>
        <table:table-row table:style-name="ro1">
          <table:table-cell office:value-type="float" office:value="9230261" calcext:value-type="float">
            <text:p>9230261</text:p>
          </table:table-cell>
          <table:table-cell table:formula="of:=[.A579]/1000/(60*60*24)" office:value-type="time" office:time-value="PT02H33M50.261S" calcext:value-type="time">
            <text:p>02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5.47" calcext:value-type="float">
            <text:p>615.47</text:p>
          </table:table-cell>
          <table:table-cell office:value-type="float" office:value="745.09" calcext:value-type="float">
            <text:p>745.09</text:p>
          </table:table-cell>
        </table:table-row>
        <table:table-row table:style-name="ro1">
          <table:table-cell office:value-type="float" office:value="9246261" calcext:value-type="float">
            <text:p>9246261</text:p>
          </table:table-cell>
          <table:table-cell table:formula="of:=[.A580]/1000/(60*60*24)" office:value-type="time" office:time-value="PT02H34M06.261S" calcext:value-type="time">
            <text:p>02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16.53" calcext:value-type="float">
            <text:p>616.53</text:p>
          </table:table-cell>
          <table:table-cell office:value-type="float" office:value="746.36" calcext:value-type="float">
            <text:p>746.36</text:p>
          </table:table-cell>
        </table:table-row>
        <table:table-row table:style-name="ro1">
          <table:table-cell office:value-type="float" office:value="9262261" calcext:value-type="float">
            <text:p>9262261</text:p>
          </table:table-cell>
          <table:table-cell table:formula="of:=[.A581]/1000/(60*60*24)" office:value-type="time" office:time-value="PT02H34M22.261S" calcext:value-type="time">
            <text:p>02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7.59" calcext:value-type="float">
            <text:p>617.59</text:p>
          </table:table-cell>
          <table:table-cell office:value-type="float" office:value="747.64" calcext:value-type="float">
            <text:p>747.64</text:p>
          </table:table-cell>
        </table:table-row>
        <table:table-row table:style-name="ro1">
          <table:table-cell office:value-type="float" office:value="9278261" calcext:value-type="float">
            <text:p>9278261</text:p>
          </table:table-cell>
          <table:table-cell table:formula="of:=[.A582]/1000/(60*60*24)" office:value-type="time" office:time-value="PT02H34M38.261S" calcext:value-type="time">
            <text:p>02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8.65" calcext:value-type="float">
            <text:p>618.65</text:p>
          </table:table-cell>
          <table:table-cell office:value-type="float" office:value="748.92" calcext:value-type="float">
            <text:p>748.92</text:p>
          </table:table-cell>
        </table:table-row>
        <table:table-row table:style-name="ro1">
          <table:table-cell office:value-type="float" office:value="9294261" calcext:value-type="float">
            <text:p>9294261</text:p>
          </table:table-cell>
          <table:table-cell table:formula="of:=[.A583]/1000/(60*60*24)" office:value-type="time" office:time-value="PT02H34M54.261S" calcext:value-type="time">
            <text:p>02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19.71" calcext:value-type="float">
            <text:p>619.71</text:p>
          </table:table-cell>
          <table:table-cell office:value-type="float" office:value="750.19" calcext:value-type="float">
            <text:p>750.19</text:p>
          </table:table-cell>
        </table:table-row>
        <table:table-row table:style-name="ro1">
          <table:table-cell office:value-type="float" office:value="9310261" calcext:value-type="float">
            <text:p>9310261</text:p>
          </table:table-cell>
          <table:table-cell table:formula="of:=[.A584]/1000/(60*60*24)" office:value-type="time" office:time-value="PT02H35M10.261S" calcext:value-type="time">
            <text:p>02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0.77" calcext:value-type="float">
            <text:p>620.77</text:p>
          </table:table-cell>
          <table:table-cell office:value-type="float" office:value="751.47" calcext:value-type="float">
            <text:p>751.47</text:p>
          </table:table-cell>
        </table:table-row>
        <table:table-row table:style-name="ro1">
          <table:table-cell office:value-type="float" office:value="9326261" calcext:value-type="float">
            <text:p>9326261</text:p>
          </table:table-cell>
          <table:table-cell table:formula="of:=[.A585]/1000/(60*60*24)" office:value-type="time" office:time-value="PT02H35M26.261S" calcext:value-type="time">
            <text:p>02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21.83" calcext:value-type="float">
            <text:p>621.83</text:p>
          </table:table-cell>
          <table:table-cell office:value-type="float" office:value="752.75" calcext:value-type="float">
            <text:p>752.75</text:p>
          </table:table-cell>
        </table:table-row>
        <table:table-row table:style-name="ro1">
          <table:table-cell office:value-type="float" office:value="9342261" calcext:value-type="float">
            <text:p>9342261</text:p>
          </table:table-cell>
          <table:table-cell table:formula="of:=[.A586]/1000/(60*60*24)" office:value-type="time" office:time-value="PT02H35M42.261S" calcext:value-type="time">
            <text:p>02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2.89" calcext:value-type="float">
            <text:p>622.89</text:p>
          </table:table-cell>
          <table:table-cell office:value-type="float" office:value="754.02" calcext:value-type="float">
            <text:p>754.02</text:p>
          </table:table-cell>
        </table:table-row>
        <table:table-row table:style-name="ro1">
          <table:table-cell office:value-type="float" office:value="9358261" calcext:value-type="float">
            <text:p>9358261</text:p>
          </table:table-cell>
          <table:table-cell table:formula="of:=[.A587]/1000/(60*60*24)" office:value-type="time" office:time-value="PT02H35M58.261S" calcext:value-type="time">
            <text:p>02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3.95" calcext:value-type="float">
            <text:p>623.95</text:p>
          </table:table-cell>
          <table:table-cell office:value-type="float" office:value="755.3" calcext:value-type="float">
            <text:p>755.3</text:p>
          </table:table-cell>
        </table:table-row>
        <table:table-row table:style-name="ro1">
          <table:table-cell office:value-type="float" office:value="9374261" calcext:value-type="float">
            <text:p>9374261</text:p>
          </table:table-cell>
          <table:table-cell table:formula="of:=[.A588]/1000/(60*60*24)" office:value-type="time" office:time-value="PT02H36M14.261S" calcext:value-type="time">
            <text:p>02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5.02" calcext:value-type="float">
            <text:p>625.02</text:p>
          </table:table-cell>
          <table:table-cell office:value-type="float" office:value="756.58" calcext:value-type="float">
            <text:p>756.58</text:p>
          </table:table-cell>
        </table:table-row>
        <table:table-row table:style-name="ro1">
          <table:table-cell office:value-type="float" office:value="9390261" calcext:value-type="float">
            <text:p>9390261</text:p>
          </table:table-cell>
          <table:table-cell table:formula="of:=[.A589]/1000/(60*60*24)" office:value-type="time" office:time-value="PT02H36M30.261S" calcext:value-type="time">
            <text:p>02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6.08" calcext:value-type="float">
            <text:p>626.08</text:p>
          </table:table-cell>
          <table:table-cell office:value-type="float" office:value="757.85" calcext:value-type="float">
            <text:p>757.85</text:p>
          </table:table-cell>
        </table:table-row>
        <table:table-row table:style-name="ro1">
          <table:table-cell office:value-type="float" office:value="9406261" calcext:value-type="float">
            <text:p>9406261</text:p>
          </table:table-cell>
          <table:table-cell table:formula="of:=[.A590]/1000/(60*60*24)" office:value-type="time" office:time-value="PT02H36M46.261S" calcext:value-type="time">
            <text:p>02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7.14" calcext:value-type="float">
            <text:p>627.14</text:p>
          </table:table-cell>
          <table:table-cell office:value-type="float" office:value="759.13" calcext:value-type="float">
            <text:p>759.13</text:p>
          </table:table-cell>
        </table:table-row>
        <table:table-row table:style-name="ro1">
          <table:table-cell office:value-type="float" office:value="9422261" calcext:value-type="float">
            <text:p>9422261</text:p>
          </table:table-cell>
          <table:table-cell table:formula="of:=[.A591]/1000/(60*60*24)" office:value-type="time" office:time-value="PT02H37M02.261S" calcext:value-type="time">
            <text:p>02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8.2" calcext:value-type="float">
            <text:p>628.2</text:p>
          </table:table-cell>
          <table:table-cell office:value-type="float" office:value="760.41" calcext:value-type="float">
            <text:p>760.41</text:p>
          </table:table-cell>
        </table:table-row>
        <table:table-row table:style-name="ro1">
          <table:table-cell office:value-type="float" office:value="9438261" calcext:value-type="float">
            <text:p>9438261</text:p>
          </table:table-cell>
          <table:table-cell table:formula="of:=[.A592]/1000/(60*60*24)" office:value-type="time" office:time-value="PT02H37M18.261S" calcext:value-type="time">
            <text:p>02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29.26" calcext:value-type="float">
            <text:p>629.26</text:p>
          </table:table-cell>
          <table:table-cell office:value-type="float" office:value="761.68" calcext:value-type="float">
            <text:p>761.68</text:p>
          </table:table-cell>
        </table:table-row>
        <table:table-row table:style-name="ro1">
          <table:table-cell office:value-type="float" office:value="9454261" calcext:value-type="float">
            <text:p>9454261</text:p>
          </table:table-cell>
          <table:table-cell table:formula="of:=[.A593]/1000/(60*60*24)" office:value-type="time" office:time-value="PT02H37M34.261S" calcext:value-type="time">
            <text:p>02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0.32" calcext:value-type="float">
            <text:p>630.32</text:p>
          </table:table-cell>
          <table:table-cell office:value-type="float" office:value="762.96" calcext:value-type="float">
            <text:p>762.96</text:p>
          </table:table-cell>
        </table:table-row>
        <table:table-row table:style-name="ro1">
          <table:table-cell office:value-type="float" office:value="9470261" calcext:value-type="float">
            <text:p>9470261</text:p>
          </table:table-cell>
          <table:table-cell table:formula="of:=[.A594]/1000/(60*60*24)" office:value-type="time" office:time-value="PT02H37M50.261S" calcext:value-type="time">
            <text:p>02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31.38" calcext:value-type="float">
            <text:p>631.38</text:p>
          </table:table-cell>
          <table:table-cell office:value-type="float" office:value="764.23" calcext:value-type="float">
            <text:p>764.23</text:p>
          </table:table-cell>
        </table:table-row>
        <table:table-row table:style-name="ro1">
          <table:table-cell office:value-type="float" office:value="9486261" calcext:value-type="float">
            <text:p>9486261</text:p>
          </table:table-cell>
          <table:table-cell table:formula="of:=[.A595]/1000/(60*60*24)" office:value-type="time" office:time-value="PT02H38M06.261S" calcext:value-type="time">
            <text:p>02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2.44" calcext:value-type="float">
            <text:p>632.44</text:p>
          </table:table-cell>
          <table:table-cell office:value-type="float" office:value="765.51" calcext:value-type="float">
            <text:p>765.51</text:p>
          </table:table-cell>
        </table:table-row>
        <table:table-row table:style-name="ro1">
          <table:table-cell office:value-type="float" office:value="9502261" calcext:value-type="float">
            <text:p>9502261</text:p>
          </table:table-cell>
          <table:table-cell table:formula="of:=[.A596]/1000/(60*60*24)" office:value-type="time" office:time-value="PT02H38M22.261S" calcext:value-type="time">
            <text:p>02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3.5" calcext:value-type="float">
            <text:p>633.5</text:p>
          </table:table-cell>
          <table:table-cell office:value-type="float" office:value="766.79" calcext:value-type="float">
            <text:p>766.79</text:p>
          </table:table-cell>
        </table:table-row>
        <table:table-row table:style-name="ro1">
          <table:table-cell office:value-type="float" office:value="9518261" calcext:value-type="float">
            <text:p>9518261</text:p>
          </table:table-cell>
          <table:table-cell table:formula="of:=[.A597]/1000/(60*60*24)" office:value-type="time" office:time-value="PT02H38M38.261S" calcext:value-type="time">
            <text:p>02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4.56" calcext:value-type="float">
            <text:p>634.56</text:p>
          </table:table-cell>
          <table:table-cell office:value-type="float" office:value="768.06" calcext:value-type="float">
            <text:p>768.06</text:p>
          </table:table-cell>
        </table:table-row>
        <table:table-row table:style-name="ro1">
          <table:table-cell office:value-type="float" office:value="9534261" calcext:value-type="float">
            <text:p>9534261</text:p>
          </table:table-cell>
          <table:table-cell table:formula="of:=[.A598]/1000/(60*60*24)" office:value-type="time" office:time-value="PT02H38M54.261S" calcext:value-type="time">
            <text:p>02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635.62" calcext:value-type="float">
            <text:p>635.62</text:p>
          </table:table-cell>
          <table:table-cell office:value-type="float" office:value="769.34" calcext:value-type="float">
            <text:p>769.34</text:p>
          </table:table-cell>
        </table:table-row>
        <table:table-row table:style-name="ro1">
          <table:table-cell office:value-type="float" office:value="9550259" calcext:value-type="float">
            <text:p>9550259</text:p>
          </table:table-cell>
          <table:table-cell table:formula="of:=[.A599]/1000/(60*60*24)" office:value-type="time" office:time-value="PT02H39M10.259S" calcext:value-type="time">
            <text:p>02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6.68" calcext:value-type="float">
            <text:p>636.68</text:p>
          </table:table-cell>
          <table:table-cell office:value-type="float" office:value="770.62" calcext:value-type="float">
            <text:p>770.62</text:p>
          </table:table-cell>
        </table:table-row>
        <table:table-row table:style-name="ro1">
          <table:table-cell office:value-type="float" office:value="9566261" calcext:value-type="float">
            <text:p>9566261</text:p>
          </table:table-cell>
          <table:table-cell table:formula="of:=[.A600]/1000/(60*60*24)" office:value-type="time" office:time-value="PT02H39M26.261S" calcext:value-type="time">
            <text:p>02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7.74" calcext:value-type="float">
            <text:p>637.74</text:p>
          </table:table-cell>
          <table:table-cell office:value-type="float" office:value="771.89" calcext:value-type="float">
            <text:p>771.89</text:p>
          </table:table-cell>
        </table:table-row>
        <table:table-row table:style-name="ro1">
          <table:table-cell office:value-type="float" office:value="9582261" calcext:value-type="float">
            <text:p>9582261</text:p>
          </table:table-cell>
          <table:table-cell table:formula="of:=[.A601]/1000/(60*60*24)" office:value-type="time" office:time-value="PT02H39M42.261S" calcext:value-type="time">
            <text:p>02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8.8" calcext:value-type="float">
            <text:p>638.8</text:p>
          </table:table-cell>
          <table:table-cell office:value-type="float" office:value="773.17" calcext:value-type="float">
            <text:p>773.17</text:p>
          </table:table-cell>
        </table:table-row>
        <table:table-row table:style-name="ro1">
          <table:table-cell office:value-type="float" office:value="9598261" calcext:value-type="float">
            <text:p>9598261</text:p>
          </table:table-cell>
          <table:table-cell table:formula="of:=[.A602]/1000/(60*60*24)" office:value-type="time" office:time-value="PT02H39M58.261S" calcext:value-type="time">
            <text:p>02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39.86" calcext:value-type="float">
            <text:p>639.86</text:p>
          </table:table-cell>
          <table:table-cell office:value-type="float" office:value="774.44" calcext:value-type="float">
            <text:p>774.44</text:p>
          </table:table-cell>
        </table:table-row>
        <table:table-row table:style-name="ro1">
          <table:table-cell office:value-type="float" office:value="9614261" calcext:value-type="float">
            <text:p>9614261</text:p>
          </table:table-cell>
          <table:table-cell table:formula="of:=[.A603]/1000/(60*60*24)" office:value-type="time" office:time-value="PT02H40M14.261S" calcext:value-type="time">
            <text:p>02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40.92" calcext:value-type="float">
            <text:p>640.92</text:p>
          </table:table-cell>
          <table:table-cell office:value-type="float" office:value="775.72" calcext:value-type="float">
            <text:p>775.72</text:p>
          </table:table-cell>
        </table:table-row>
        <table:table-row table:style-name="ro1">
          <table:table-cell office:value-type="float" office:value="9630261" calcext:value-type="float">
            <text:p>9630261</text:p>
          </table:table-cell>
          <table:table-cell table:formula="of:=[.A604]/1000/(60*60*24)" office:value-type="time" office:time-value="PT02H40M30.261S" calcext:value-type="time">
            <text:p>02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41.98" calcext:value-type="float">
            <text:p>641.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646261" calcext:value-type="float">
            <text:p>9646261</text:p>
          </table:table-cell>
          <table:table-cell table:formula="of:=[.A605]/1000/(60*60*24)" office:value-type="time" office:time-value="PT02H40M46.261S" calcext:value-type="time">
            <text:p>02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43.04" calcext:value-type="float">
            <text:p>643.04</text:p>
          </table:table-cell>
          <table:table-cell office:value-type="float" office:value="778.27" calcext:value-type="float">
            <text:p>778.27</text:p>
          </table:table-cell>
        </table:table-row>
        <table:table-row table:style-name="ro1">
          <table:table-cell office:value-type="float" office:value="9662261" calcext:value-type="float">
            <text:p>9662261</text:p>
          </table:table-cell>
          <table:table-cell table:formula="of:=[.A606]/1000/(60*60*24)" office:value-type="time" office:time-value="PT02H41M02.261S" calcext:value-type="time">
            <text:p>02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44.1" calcext:value-type="float">
            <text:p>644.1</text:p>
          </table:table-cell>
          <table:table-cell office:value-type="float" office:value="779.55" calcext:value-type="float">
            <text:p>779.55</text:p>
          </table:table-cell>
        </table:table-row>
        <table:table-row table:style-name="ro1">
          <table:table-cell office:value-type="float" office:value="9678261" calcext:value-type="float">
            <text:p>9678261</text:p>
          </table:table-cell>
          <table:table-cell table:formula="of:=[.A607]/1000/(60*60*24)" office:value-type="time" office:time-value="PT02H41M18.261S" calcext:value-type="time">
            <text:p>02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45.16" calcext:value-type="float">
            <text:p>645.16</text:p>
          </table:table-cell>
          <table:table-cell office:value-type="float" office:value="780.82" calcext:value-type="float">
            <text:p>780.82</text:p>
          </table:table-cell>
        </table:table-row>
        <table:table-row table:style-name="ro1">
          <table:table-cell office:value-type="float" office:value="9694261" calcext:value-type="float">
            <text:p>9694261</text:p>
          </table:table-cell>
          <table:table-cell table:formula="of:=[.A608]/1000/(60*60*24)" office:value-type="time" office:time-value="PT02H41M34.261S" calcext:value-type="time">
            <text:p>02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646.22" calcext:value-type="float">
            <text:p>646.22</text:p>
          </table:table-cell>
          <table:table-cell office:value-type="float" office:value="782.1" calcext:value-type="float">
            <text:p>782.1</text:p>
          </table:table-cell>
        </table:table-row>
        <table:table-row table:style-name="ro1">
          <table:table-cell office:value-type="float" office:value="9710261" calcext:value-type="float">
            <text:p>9710261</text:p>
          </table:table-cell>
          <table:table-cell table:formula="of:=[.A609]/1000/(60*60*24)" office:value-type="time" office:time-value="PT02H41M50.261S" calcext:value-type="time">
            <text:p>02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47.28" calcext:value-type="float">
            <text:p>647.28</text:p>
          </table:table-cell>
          <table:table-cell office:value-type="float" office:value="783.38" calcext:value-type="float">
            <text:p>783.38</text:p>
          </table:table-cell>
        </table:table-row>
        <table:table-row table:style-name="ro1">
          <table:table-cell office:value-type="float" office:value="9726261" calcext:value-type="float">
            <text:p>9726261</text:p>
          </table:table-cell>
          <table:table-cell table:formula="of:=[.A610]/1000/(60*60*24)" office:value-type="time" office:time-value="PT02H42M06.261S" calcext:value-type="time">
            <text:p>02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48.34" calcext:value-type="float">
            <text:p>648.34</text:p>
          </table:table-cell>
          <table:table-cell office:value-type="float" office:value="784.65" calcext:value-type="float">
            <text:p>784.65</text:p>
          </table:table-cell>
        </table:table-row>
        <table:table-row table:style-name="ro1">
          <table:table-cell office:value-type="float" office:value="9742261" calcext:value-type="float">
            <text:p>9742261</text:p>
          </table:table-cell>
          <table:table-cell table:formula="of:=[.A611]/1000/(60*60*24)" office:value-type="time" office:time-value="PT02H42M22.261S" calcext:value-type="time">
            <text:p>02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49.4" calcext:value-type="float">
            <text:p>649.4</text:p>
          </table:table-cell>
          <table:table-cell office:value-type="float" office:value="785.93" calcext:value-type="float">
            <text:p>785.93</text:p>
          </table:table-cell>
        </table:table-row>
        <table:table-row table:style-name="ro1">
          <table:table-cell office:value-type="float" office:value="9758261" calcext:value-type="float">
            <text:p>9758261</text:p>
          </table:table-cell>
          <table:table-cell table:formula="of:=[.A612]/1000/(60*60*24)" office:value-type="time" office:time-value="PT02H42M38.261S" calcext:value-type="time">
            <text:p>02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50.46" calcext:value-type="float">
            <text:p>650.46</text:p>
          </table:table-cell>
          <table:table-cell office:value-type="float" office:value="787.2" calcext:value-type="float">
            <text:p>787.2</text:p>
          </table:table-cell>
        </table:table-row>
        <table:table-row table:style-name="ro1">
          <table:table-cell office:value-type="float" office:value="9774261" calcext:value-type="float">
            <text:p>9774261</text:p>
          </table:table-cell>
          <table:table-cell table:formula="of:=[.A613]/1000/(60*60*24)" office:value-type="time" office:time-value="PT02H42M54.261S" calcext:value-type="time">
            <text:p>02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51.52" calcext:value-type="float">
            <text:p>651.52</text:p>
          </table:table-cell>
          <table:table-cell office:value-type="float" office:value="788.48" calcext:value-type="float">
            <text:p>788.48</text:p>
          </table:table-cell>
        </table:table-row>
        <table:table-row table:style-name="ro1">
          <table:table-cell office:value-type="float" office:value="9790261" calcext:value-type="float">
            <text:p>9790261</text:p>
          </table:table-cell>
          <table:table-cell table:formula="of:=[.A614]/1000/(60*60*24)" office:value-type="time" office:time-value="PT02H43M10.261S" calcext:value-type="time">
            <text:p>02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52.58" calcext:value-type="float">
            <text:p>652.58</text:p>
          </table:table-cell>
          <table:table-cell office:value-type="float" office:value="789.76" calcext:value-type="float">
            <text:p>789.76</text:p>
          </table:table-cell>
        </table:table-row>
        <table:table-row table:style-name="ro1">
          <table:table-cell office:value-type="float" office:value="9806261" calcext:value-type="float">
            <text:p>9806261</text:p>
          </table:table-cell>
          <table:table-cell table:formula="of:=[.A615]/1000/(60*60*24)" office:value-type="time" office:time-value="PT02H43M26.261S" calcext:value-type="time">
            <text:p>02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53.64" calcext:value-type="float">
            <text:p>653.64</text:p>
          </table:table-cell>
          <table:table-cell office:value-type="float" office:value="791.03" calcext:value-type="float">
            <text:p>791.03</text:p>
          </table:table-cell>
        </table:table-row>
        <table:table-row table:style-name="ro1">
          <table:table-cell office:value-type="float" office:value="9822261" calcext:value-type="float">
            <text:p>9822261</text:p>
          </table:table-cell>
          <table:table-cell table:formula="of:=[.A616]/1000/(60*60*24)" office:value-type="time" office:time-value="PT02H43M42.261S" calcext:value-type="time">
            <text:p>02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54.7" calcext:value-type="float">
            <text:p>654.7</text:p>
          </table:table-cell>
          <table:table-cell office:value-type="float" office:value="792.31" calcext:value-type="float">
            <text:p>792.31</text:p>
          </table:table-cell>
        </table:table-row>
        <table:table-row table:style-name="ro1">
          <table:table-cell office:value-type="float" office:value="9838261" calcext:value-type="float">
            <text:p>9838261</text:p>
          </table:table-cell>
          <table:table-cell table:formula="of:=[.A617]/1000/(60*60*24)" office:value-type="time" office:time-value="PT02H43M58.261S" calcext:value-type="time">
            <text:p>02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55.76" calcext:value-type="float">
            <text:p>655.76</text:p>
          </table:table-cell>
          <table:table-cell office:value-type="float" office:value="793.58" calcext:value-type="float">
            <text:p>793.58</text:p>
          </table:table-cell>
        </table:table-row>
        <table:table-row table:style-name="ro1">
          <table:table-cell office:value-type="float" office:value="9854261" calcext:value-type="float">
            <text:p>9854261</text:p>
          </table:table-cell>
          <table:table-cell table:formula="of:=[.A618]/1000/(60*60*24)" office:value-type="time" office:time-value="PT02H44M14.261S" calcext:value-type="time">
            <text:p>02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56.82" calcext:value-type="float">
            <text:p>656.82</text:p>
          </table:table-cell>
          <table:table-cell office:value-type="float" office:value="794.86" calcext:value-type="float">
            <text:p>794.86</text:p>
          </table:table-cell>
        </table:table-row>
        <table:table-row table:style-name="ro1">
          <table:table-cell office:value-type="float" office:value="9870261" calcext:value-type="float">
            <text:p>9870261</text:p>
          </table:table-cell>
          <table:table-cell table:formula="of:=[.A619]/1000/(60*60*24)" office:value-type="time" office:time-value="PT02H44M30.261S" calcext:value-type="time">
            <text:p>02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57.88" calcext:value-type="float">
            <text:p>657.88</text:p>
          </table:table-cell>
          <table:table-cell office:value-type="float" office:value="796.14" calcext:value-type="float">
            <text:p>796.14</text:p>
          </table:table-cell>
        </table:table-row>
        <table:table-row table:style-name="ro1">
          <table:table-cell office:value-type="float" office:value="9886261" calcext:value-type="float">
            <text:p>9886261</text:p>
          </table:table-cell>
          <table:table-cell table:formula="of:=[.A620]/1000/(60*60*24)" office:value-type="time" office:time-value="PT02H44M46.261S" calcext:value-type="time">
            <text:p>02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58.94" calcext:value-type="float">
            <text:p>658.94</text:p>
          </table:table-cell>
          <table:table-cell office:value-type="float" office:value="797.41" calcext:value-type="float">
            <text:p>797.41</text:p>
          </table:table-cell>
        </table:table-row>
        <table:table-row table:style-name="ro1">
          <table:table-cell office:value-type="float" office:value="9902261" calcext:value-type="float">
            <text:p>9902261</text:p>
          </table:table-cell>
          <table:table-cell table:formula="of:=[.A621]/1000/(60*60*24)" office:value-type="time" office:time-value="PT02H45M02.261S" calcext:value-type="time">
            <text:p>02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0" calcext:value-type="float">
            <text:p>660</text:p>
          </table:table-cell>
          <table:table-cell office:value-type="float" office:value="798.69" calcext:value-type="float">
            <text:p>798.69</text:p>
          </table:table-cell>
        </table:table-row>
        <table:table-row table:style-name="ro1">
          <table:table-cell office:value-type="float" office:value="9918261" calcext:value-type="float">
            <text:p>9918261</text:p>
          </table:table-cell>
          <table:table-cell table:formula="of:=[.A622]/1000/(60*60*24)" office:value-type="time" office:time-value="PT02H45M18.261S" calcext:value-type="time">
            <text:p>02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61.06" calcext:value-type="float">
            <text:p>661.06</text:p>
          </table:table-cell>
          <table:table-cell office:value-type="float" office:value="799.96" calcext:value-type="float">
            <text:p>799.96</text:p>
          </table:table-cell>
        </table:table-row>
        <table:table-row table:style-name="ro1">
          <table:table-cell office:value-type="float" office:value="9934261" calcext:value-type="float">
            <text:p>9934261</text:p>
          </table:table-cell>
          <table:table-cell table:formula="of:=[.A623]/1000/(60*60*24)" office:value-type="time" office:time-value="PT02H45M34.261S" calcext:value-type="time">
            <text:p>02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2.12" calcext:value-type="float">
            <text:p>662.12</text:p>
          </table:table-cell>
          <table:table-cell office:value-type="float" office:value="801.24" calcext:value-type="float">
            <text:p>801.24</text:p>
          </table:table-cell>
        </table:table-row>
        <table:table-row table:style-name="ro1">
          <table:table-cell office:value-type="float" office:value="9950261" calcext:value-type="float">
            <text:p>9950261</text:p>
          </table:table-cell>
          <table:table-cell table:formula="of:=[.A624]/1000/(60*60*24)" office:value-type="time" office:time-value="PT02H45M50.261S" calcext:value-type="time">
            <text:p>02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63.18" calcext:value-type="float">
            <text:p>663.18</text:p>
          </table:table-cell>
          <table:table-cell office:value-type="float" office:value="802.52" calcext:value-type="float">
            <text:p>802.52</text:p>
          </table:table-cell>
        </table:table-row>
        <table:table-row table:style-name="ro1">
          <table:table-cell office:value-type="float" office:value="9966261" calcext:value-type="float">
            <text:p>9966261</text:p>
          </table:table-cell>
          <table:table-cell table:formula="of:=[.A625]/1000/(60*60*24)" office:value-type="time" office:time-value="PT02H46M06.261S" calcext:value-type="time">
            <text:p>02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664.24" calcext:value-type="float">
            <text:p>664.24</text:p>
          </table:table-cell>
          <table:table-cell office:value-type="float" office:value="803.79" calcext:value-type="float">
            <text:p>803.79</text:p>
          </table:table-cell>
        </table:table-row>
        <table:table-row table:style-name="ro1">
          <table:table-cell office:value-type="float" office:value="9982261" calcext:value-type="float">
            <text:p>9982261</text:p>
          </table:table-cell>
          <table:table-cell table:formula="of:=[.A626]/1000/(60*60*24)" office:value-type="time" office:time-value="PT02H46M22.261S" calcext:value-type="time">
            <text:p>02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5.3" calcext:value-type="float">
            <text:p>665.3</text:p>
          </table:table-cell>
          <table:table-cell office:value-type="float" office:value="805.07" calcext:value-type="float">
            <text:p>805.07</text:p>
          </table:table-cell>
        </table:table-row>
        <table:table-row table:style-name="ro1">
          <table:table-cell office:value-type="float" office:value="9998261" calcext:value-type="float">
            <text:p>9998261</text:p>
          </table:table-cell>
          <table:table-cell table:formula="of:=[.A627]/1000/(60*60*24)" office:value-type="time" office:time-value="PT02H46M38.261S" calcext:value-type="time">
            <text:p>02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6.36" calcext:value-type="float">
            <text:p>666.36</text:p>
          </table:table-cell>
          <table:table-cell office:value-type="float" office:value="806.34" calcext:value-type="float">
            <text:p>806.34</text:p>
          </table:table-cell>
        </table:table-row>
        <table:table-row table:style-name="ro1">
          <table:table-cell office:value-type="float" office:value="10014261" calcext:value-type="float">
            <text:p>10014261</text:p>
          </table:table-cell>
          <table:table-cell table:formula="of:=[.A628]/1000/(60*60*24)" office:value-type="time" office:time-value="PT02H46M54.261S" calcext:value-type="time">
            <text:p>02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7.42" calcext:value-type="float">
            <text:p>667.42</text:p>
          </table:table-cell>
          <table:table-cell office:value-type="float" office:value="807.62" calcext:value-type="float">
            <text:p>807.62</text:p>
          </table:table-cell>
        </table:table-row>
        <table:table-row table:style-name="ro1">
          <table:table-cell office:value-type="float" office:value="10030261" calcext:value-type="float">
            <text:p>10030261</text:p>
          </table:table-cell>
          <table:table-cell table:formula="of:=[.A629]/1000/(60*60*24)" office:value-type="time" office:time-value="PT02H47M10.261S" calcext:value-type="time">
            <text:p>02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68.48" calcext:value-type="float">
            <text:p>668.48</text:p>
          </table:table-cell>
          <table:table-cell office:value-type="float" office:value="808.89" calcext:value-type="float">
            <text:p>808.89</text:p>
          </table:table-cell>
        </table:table-row>
        <table:table-row table:style-name="ro1">
          <table:table-cell office:value-type="float" office:value="10046261" calcext:value-type="float">
            <text:p>10046261</text:p>
          </table:table-cell>
          <table:table-cell table:formula="of:=[.A630]/1000/(60*60*24)" office:value-type="time" office:time-value="PT02H47M26.261S" calcext:value-type="time">
            <text:p>02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69.54" calcext:value-type="float">
            <text:p>669.54</text:p>
          </table:table-cell>
          <table:table-cell office:value-type="float" office:value="810.17" calcext:value-type="float">
            <text:p>810.17</text:p>
          </table:table-cell>
        </table:table-row>
        <table:table-row table:style-name="ro1">
          <table:table-cell office:value-type="float" office:value="10062261" calcext:value-type="float">
            <text:p>10062261</text:p>
          </table:table-cell>
          <table:table-cell table:formula="of:=[.A631]/1000/(60*60*24)" office:value-type="time" office:time-value="PT02H47M42.261S" calcext:value-type="time">
            <text:p>02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0.6" calcext:value-type="float">
            <text:p>670.6</text:p>
          </table:table-cell>
          <table:table-cell office:value-type="float" office:value="811.44" calcext:value-type="float">
            <text:p>811.44</text:p>
          </table:table-cell>
        </table:table-row>
        <table:table-row table:style-name="ro1">
          <table:table-cell office:value-type="float" office:value="10078261" calcext:value-type="float">
            <text:p>10078261</text:p>
          </table:table-cell>
          <table:table-cell table:formula="of:=[.A632]/1000/(60*60*24)" office:value-type="time" office:time-value="PT02H47M58.261S" calcext:value-type="time">
            <text:p>02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671.66" calcext:value-type="float">
            <text:p>671.66</text:p>
          </table:table-cell>
          <table:table-cell office:value-type="float" office:value="812.72" calcext:value-type="float">
            <text:p>812.72</text:p>
          </table:table-cell>
        </table:table-row>
        <table:table-row table:style-name="ro1">
          <table:table-cell office:value-type="float" office:value="10094261" calcext:value-type="float">
            <text:p>10094261</text:p>
          </table:table-cell>
          <table:table-cell table:formula="of:=[.A633]/1000/(60*60*24)" office:value-type="time" office:time-value="PT02H48M14.261S" calcext:value-type="time">
            <text:p>02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2.72" calcext:value-type="float">
            <text:p>672.7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0110261" calcext:value-type="float">
            <text:p>10110261</text:p>
          </table:table-cell>
          <table:table-cell table:formula="of:=[.A634]/1000/(60*60*24)" office:value-type="time" office:time-value="PT02H48M30.261S" calcext:value-type="time">
            <text:p>02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3.78" calcext:value-type="float">
            <text:p>673.78</text:p>
          </table:table-cell>
          <table:table-cell office:value-type="float" office:value="815.27" calcext:value-type="float">
            <text:p>815.27</text:p>
          </table:table-cell>
        </table:table-row>
        <table:table-row table:style-name="ro1">
          <table:table-cell office:value-type="float" office:value="10126261" calcext:value-type="float">
            <text:p>10126261</text:p>
          </table:table-cell>
          <table:table-cell table:formula="of:=[.A635]/1000/(60*60*24)" office:value-type="time" office:time-value="PT02H48M46.261S" calcext:value-type="time">
            <text:p>02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4.84" calcext:value-type="float">
            <text:p>674.84</text:p>
          </table:table-cell>
          <table:table-cell office:value-type="float" office:value="816.55" calcext:value-type="float">
            <text:p>816.55</text:p>
          </table:table-cell>
        </table:table-row>
        <table:table-row table:style-name="ro1">
          <table:table-cell office:value-type="float" office:value="10142261" calcext:value-type="float">
            <text:p>10142261</text:p>
          </table:table-cell>
          <table:table-cell table:formula="of:=[.A636]/1000/(60*60*24)" office:value-type="time" office:time-value="PT02H49M02.261S" calcext:value-type="time">
            <text:p>02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5.9" calcext:value-type="float">
            <text:p>675.9</text:p>
          </table:table-cell>
          <table:table-cell office:value-type="float" office:value="817.82" calcext:value-type="float">
            <text:p>817.82</text:p>
          </table:table-cell>
        </table:table-row>
        <table:table-row table:style-name="ro1">
          <table:table-cell office:value-type="float" office:value="10158261" calcext:value-type="float">
            <text:p>10158261</text:p>
          </table:table-cell>
          <table:table-cell table:formula="of:=[.A637]/1000/(60*60*24)" office:value-type="time" office:time-value="PT02H49M18.261S" calcext:value-type="time">
            <text:p>02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6.96" calcext:value-type="float">
            <text:p>676.96</text:p>
          </table:table-cell>
          <table:table-cell office:value-type="float" office:value="819.1" calcext:value-type="float">
            <text:p>819.1</text:p>
          </table:table-cell>
        </table:table-row>
        <table:table-row table:style-name="ro1">
          <table:table-cell office:value-type="float" office:value="10174261" calcext:value-type="float">
            <text:p>10174261</text:p>
          </table:table-cell>
          <table:table-cell table:formula="of:=[.A638]/1000/(60*60*24)" office:value-type="time" office:time-value="PT02H49M34.261S" calcext:value-type="time">
            <text:p>02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8.02" calcext:value-type="float">
            <text:p>678.02</text:p>
          </table:table-cell>
          <table:table-cell office:value-type="float" office:value="820.37" calcext:value-type="float">
            <text:p>820.37</text:p>
          </table:table-cell>
        </table:table-row>
        <table:table-row table:style-name="ro1">
          <table:table-cell office:value-type="float" office:value="10190261" calcext:value-type="float">
            <text:p>10190261</text:p>
          </table:table-cell>
          <table:table-cell table:formula="of:=[.A639]/1000/(60*60*24)" office:value-type="time" office:time-value="PT02H49M50.261S" calcext:value-type="time">
            <text:p>02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79.08" calcext:value-type="float">
            <text:p>679.08</text:p>
          </table:table-cell>
          <table:table-cell office:value-type="float" office:value="821.65" calcext:value-type="float">
            <text:p>821.65</text:p>
          </table:table-cell>
        </table:table-row>
        <table:table-row table:style-name="ro1">
          <table:table-cell office:value-type="float" office:value="10206261" calcext:value-type="float">
            <text:p>10206261</text:p>
          </table:table-cell>
          <table:table-cell table:formula="of:=[.A640]/1000/(60*60*24)" office:value-type="time" office:time-value="PT02H50M06.261S" calcext:value-type="time">
            <text:p>02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0.14" calcext:value-type="float">
            <text:p>680.14</text:p>
          </table:table-cell>
          <table:table-cell office:value-type="float" office:value="822.93" calcext:value-type="float">
            <text:p>822.93</text:p>
          </table:table-cell>
        </table:table-row>
        <table:table-row table:style-name="ro1">
          <table:table-cell office:value-type="float" office:value="10222261" calcext:value-type="float">
            <text:p>10222261</text:p>
          </table:table-cell>
          <table:table-cell table:formula="of:=[.A641]/1000/(60*60*24)" office:value-type="time" office:time-value="PT02H50M22.261S" calcext:value-type="time">
            <text:p>02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1.2" calcext:value-type="float">
            <text:p>681.2</text:p>
          </table:table-cell>
          <table:table-cell office:value-type="float" office:value="824.2" calcext:value-type="float">
            <text:p>824.2</text:p>
          </table:table-cell>
        </table:table-row>
        <table:table-row table:style-name="ro1">
          <table:table-cell office:value-type="float" office:value="10238261" calcext:value-type="float">
            <text:p>10238261</text:p>
          </table:table-cell>
          <table:table-cell table:formula="of:=[.A642]/1000/(60*60*24)" office:value-type="time" office:time-value="PT02H50M38.261S" calcext:value-type="time">
            <text:p>02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682.26" calcext:value-type="float">
            <text:p>682.26</text:p>
          </table:table-cell>
          <table:table-cell office:value-type="float" office:value="825.48" calcext:value-type="float">
            <text:p>825.48</text:p>
          </table:table-cell>
        </table:table-row>
        <table:table-row table:style-name="ro1">
          <table:table-cell office:value-type="float" office:value="10254261" calcext:value-type="float">
            <text:p>10254261</text:p>
          </table:table-cell>
          <table:table-cell table:formula="of:=[.A643]/1000/(60*60*24)" office:value-type="time" office:time-value="PT02H50M54.261S" calcext:value-type="time">
            <text:p>02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3.32" calcext:value-type="float">
            <text:p>683.32</text:p>
          </table:table-cell>
          <table:table-cell office:value-type="float" office:value="826.76" calcext:value-type="float">
            <text:p>826.76</text:p>
          </table:table-cell>
        </table:table-row>
        <table:table-row table:style-name="ro1">
          <table:table-cell office:value-type="float" office:value="10270261" calcext:value-type="float">
            <text:p>10270261</text:p>
          </table:table-cell>
          <table:table-cell table:formula="of:=[.A644]/1000/(60*60*24)" office:value-type="time" office:time-value="PT02H51M10.261S" calcext:value-type="time">
            <text:p>02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4.38" calcext:value-type="float">
            <text:p>684.38</text:p>
          </table:table-cell>
          <table:table-cell office:value-type="float" office:value="828.03" calcext:value-type="float">
            <text:p>828.03</text:p>
          </table:table-cell>
        </table:table-row>
        <table:table-row table:style-name="ro1">
          <table:table-cell office:value-type="float" office:value="10286261" calcext:value-type="float">
            <text:p>10286261</text:p>
          </table:table-cell>
          <table:table-cell table:formula="of:=[.A645]/1000/(60*60*24)" office:value-type="time" office:time-value="PT02H51M26.261S" calcext:value-type="time">
            <text:p>02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5.44" calcext:value-type="float">
            <text:p>685.44</text:p>
          </table:table-cell>
          <table:table-cell office:value-type="float" office:value="829.31" calcext:value-type="float">
            <text:p>829.31</text:p>
          </table:table-cell>
        </table:table-row>
        <table:table-row table:style-name="ro1">
          <table:table-cell office:value-type="float" office:value="10302261" calcext:value-type="float">
            <text:p>10302261</text:p>
          </table:table-cell>
          <table:table-cell table:formula="of:=[.A646]/1000/(60*60*24)" office:value-type="time" office:time-value="PT02H51M42.261S" calcext:value-type="time">
            <text:p>02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6.5" calcext:value-type="float">
            <text:p>686.5</text:p>
          </table:table-cell>
          <table:table-cell office:value-type="float" office:value="830.58" calcext:value-type="float">
            <text:p>830.58</text:p>
          </table:table-cell>
        </table:table-row>
        <table:table-row table:style-name="ro1">
          <table:table-cell office:value-type="float" office:value="10318261" calcext:value-type="float">
            <text:p>10318261</text:p>
          </table:table-cell>
          <table:table-cell table:formula="of:=[.A647]/1000/(60*60*24)" office:value-type="time" office:time-value="PT02H51M58.261S" calcext:value-type="time">
            <text:p>02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7.56" calcext:value-type="float">
            <text:p>687.56</text:p>
          </table:table-cell>
          <table:table-cell office:value-type="float" office:value="831.86" calcext:value-type="float">
            <text:p>831.86</text:p>
          </table:table-cell>
        </table:table-row>
        <table:table-row table:style-name="ro1">
          <table:table-cell office:value-type="float" office:value="10334261" calcext:value-type="float">
            <text:p>10334261</text:p>
          </table:table-cell>
          <table:table-cell table:formula="of:=[.A648]/1000/(60*60*24)" office:value-type="time" office:time-value="PT02H52M14.261S" calcext:value-type="time">
            <text:p>02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8.62" calcext:value-type="float">
            <text:p>688.62</text:p>
          </table:table-cell>
          <table:table-cell office:value-type="float" office:value="833.14" calcext:value-type="float">
            <text:p>833.14</text:p>
          </table:table-cell>
        </table:table-row>
        <table:table-row table:style-name="ro1">
          <table:table-cell office:value-type="float" office:value="10350259" calcext:value-type="float">
            <text:p>10350259</text:p>
          </table:table-cell>
          <table:table-cell table:formula="of:=[.A649]/1000/(60*60*24)" office:value-type="time" office:time-value="PT02H52M30.259S" calcext:value-type="time">
            <text:p>02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89.68" calcext:value-type="float">
            <text:p>689.68</text:p>
          </table:table-cell>
          <table:table-cell office:value-type="float" office:value="834.41" calcext:value-type="float">
            <text:p>834.41</text:p>
          </table:table-cell>
        </table:table-row>
        <table:table-row table:style-name="ro1">
          <table:table-cell office:value-type="float" office:value="10366261" calcext:value-type="float">
            <text:p>10366261</text:p>
          </table:table-cell>
          <table:table-cell table:formula="of:=[.A650]/1000/(60*60*24)" office:value-type="time" office:time-value="PT02H52M46.261S" calcext:value-type="time">
            <text:p>02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0.74" calcext:value-type="float">
            <text:p>690.74</text:p>
          </table:table-cell>
          <table:table-cell office:value-type="float" office:value="835.69" calcext:value-type="float">
            <text:p>835.69</text:p>
          </table:table-cell>
        </table:table-row>
        <table:table-row table:style-name="ro1">
          <table:table-cell office:value-type="float" office:value="10382261" calcext:value-type="float">
            <text:p>10382261</text:p>
          </table:table-cell>
          <table:table-cell table:formula="of:=[.A651]/1000/(60*60*24)" office:value-type="time" office:time-value="PT02H53M02.261S" calcext:value-type="time">
            <text:p>02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1.8" calcext:value-type="float">
            <text:p>691.8</text:p>
          </table:table-cell>
          <table:table-cell office:value-type="float" office:value="836.96" calcext:value-type="float">
            <text:p>836.96</text:p>
          </table:table-cell>
        </table:table-row>
        <table:table-row table:style-name="ro1">
          <table:table-cell office:value-type="float" office:value="10398261" calcext:value-type="float">
            <text:p>10398261</text:p>
          </table:table-cell>
          <table:table-cell table:formula="of:=[.A652]/1000/(60*60*24)" office:value-type="time" office:time-value="PT02H53M18.261S" calcext:value-type="time">
            <text:p>02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2.86" calcext:value-type="float">
            <text:p>692.86</text:p>
          </table:table-cell>
          <table:table-cell office:value-type="float" office:value="838.24" calcext:value-type="float">
            <text:p>838.24</text:p>
          </table:table-cell>
        </table:table-row>
        <table:table-row table:style-name="ro1">
          <table:table-cell office:value-type="float" office:value="10414261" calcext:value-type="float">
            <text:p>10414261</text:p>
          </table:table-cell>
          <table:table-cell table:formula="of:=[.A653]/1000/(60*60*24)" office:value-type="time" office:time-value="PT02H53M34.261S" calcext:value-type="time">
            <text:p>02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3.92" calcext:value-type="float">
            <text:p>693.92</text:p>
          </table:table-cell>
          <table:table-cell office:value-type="float" office:value="839.51" calcext:value-type="float">
            <text:p>839.51</text:p>
          </table:table-cell>
        </table:table-row>
        <table:table-row table:style-name="ro1">
          <table:table-cell office:value-type="float" office:value="10430261" calcext:value-type="float">
            <text:p>10430261</text:p>
          </table:table-cell>
          <table:table-cell table:formula="of:=[.A654]/1000/(60*60*24)" office:value-type="time" office:time-value="PT02H53M50.261S" calcext:value-type="time">
            <text:p>02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4.98" calcext:value-type="float">
            <text:p>694.98</text:p>
          </table:table-cell>
          <table:table-cell office:value-type="float" office:value="840.79" calcext:value-type="float">
            <text:p>840.79</text:p>
          </table:table-cell>
        </table:table-row>
        <table:table-row table:style-name="ro1">
          <table:table-cell office:value-type="float" office:value="10446261" calcext:value-type="float">
            <text:p>10446261</text:p>
          </table:table-cell>
          <table:table-cell table:formula="of:=[.A655]/1000/(60*60*24)" office:value-type="time" office:time-value="PT02H54M06.261S" calcext:value-type="time">
            <text:p>02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6.04" calcext:value-type="float">
            <text:p>696.04</text:p>
          </table:table-cell>
          <table:table-cell office:value-type="float" office:value="842.07" calcext:value-type="float">
            <text:p>842.07</text:p>
          </table:table-cell>
        </table:table-row>
        <table:table-row table:style-name="ro1">
          <table:table-cell office:value-type="float" office:value="10462261" calcext:value-type="float">
            <text:p>10462261</text:p>
          </table:table-cell>
          <table:table-cell table:formula="of:=[.A656]/1000/(60*60*24)" office:value-type="time" office:time-value="PT02H54M22.261S" calcext:value-type="time">
            <text:p>02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7.1" calcext:value-type="float">
            <text:p>697.1</text:p>
          </table:table-cell>
          <table:table-cell office:value-type="float" office:value="843.34" calcext:value-type="float">
            <text:p>843.34</text:p>
          </table:table-cell>
        </table:table-row>
        <table:table-row table:style-name="ro1">
          <table:table-cell office:value-type="float" office:value="10478261" calcext:value-type="float">
            <text:p>10478261</text:p>
          </table:table-cell>
          <table:table-cell table:formula="of:=[.A657]/1000/(60*60*24)" office:value-type="time" office:time-value="PT02H54M38.261S" calcext:value-type="time">
            <text:p>02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8.16" calcext:value-type="float">
            <text:p>698.16</text:p>
          </table:table-cell>
          <table:table-cell office:value-type="float" office:value="844.62" calcext:value-type="float">
            <text:p>844.62</text:p>
          </table:table-cell>
        </table:table-row>
        <table:table-row table:style-name="ro1">
          <table:table-cell office:value-type="float" office:value="10494261" calcext:value-type="float">
            <text:p>10494261</text:p>
          </table:table-cell>
          <table:table-cell table:formula="of:=[.A658]/1000/(60*60*24)" office:value-type="time" office:time-value="PT02H54M54.261S" calcext:value-type="time">
            <text:p>02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699.21" calcext:value-type="float">
            <text:p>699.21</text:p>
          </table:table-cell>
          <table:table-cell office:value-type="float" office:value="845.89" calcext:value-type="float">
            <text:p>845.89</text:p>
          </table:table-cell>
        </table:table-row>
        <table:table-row table:style-name="ro1">
          <table:table-cell office:value-type="float" office:value="10510261" calcext:value-type="float">
            <text:p>10510261</text:p>
          </table:table-cell>
          <table:table-cell table:formula="of:=[.A659]/1000/(60*60*24)" office:value-type="time" office:time-value="PT02H55M10.261S" calcext:value-type="time">
            <text:p>02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0.27" calcext:value-type="float">
            <text:p>700.27</text:p>
          </table:table-cell>
          <table:table-cell office:value-type="float" office:value="847.17" calcext:value-type="float">
            <text:p>847.17</text:p>
          </table:table-cell>
        </table:table-row>
        <table:table-row table:style-name="ro1">
          <table:table-cell office:value-type="float" office:value="10526261" calcext:value-type="float">
            <text:p>10526261</text:p>
          </table:table-cell>
          <table:table-cell table:formula="of:=[.A660]/1000/(60*60*24)" office:value-type="time" office:time-value="PT02H55M26.261S" calcext:value-type="time">
            <text:p>02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1.33" calcext:value-type="float">
            <text:p>701.33</text:p>
          </table:table-cell>
          <table:table-cell office:value-type="float" office:value="848.44" calcext:value-type="float">
            <text:p>848.44</text:p>
          </table:table-cell>
        </table:table-row>
        <table:table-row table:style-name="ro1">
          <table:table-cell office:value-type="float" office:value="10542261" calcext:value-type="float">
            <text:p>10542261</text:p>
          </table:table-cell>
          <table:table-cell table:formula="of:=[.A661]/1000/(60*60*24)" office:value-type="time" office:time-value="PT02H55M42.261S" calcext:value-type="time">
            <text:p>02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2.39" calcext:value-type="float">
            <text:p>702.39</text:p>
          </table:table-cell>
          <table:table-cell office:value-type="float" office:value="849.72" calcext:value-type="float">
            <text:p>849.72</text:p>
          </table:table-cell>
        </table:table-row>
        <table:table-row table:style-name="ro1">
          <table:table-cell office:value-type="float" office:value="10558261" calcext:value-type="float">
            <text:p>10558261</text:p>
          </table:table-cell>
          <table:table-cell table:formula="of:=[.A662]/1000/(60*60*24)" office:value-type="time" office:time-value="PT02H55M58.261S" calcext:value-type="time">
            <text:p>02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3.45" calcext:value-type="float">
            <text:p>703.4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0574261" calcext:value-type="float">
            <text:p>10574261</text:p>
          </table:table-cell>
          <table:table-cell table:formula="of:=[.A663]/1000/(60*60*24)" office:value-type="time" office:time-value="PT02H56M14.261S" calcext:value-type="time">
            <text:p>02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4.51" calcext:value-type="float">
            <text:p>704.51</text:p>
          </table:table-cell>
          <table:table-cell office:value-type="float" office:value="852.27" calcext:value-type="float">
            <text:p>852.27</text:p>
          </table:table-cell>
        </table:table-row>
        <table:table-row table:style-name="ro1">
          <table:table-cell office:value-type="float" office:value="10590261" calcext:value-type="float">
            <text:p>10590261</text:p>
          </table:table-cell>
          <table:table-cell table:formula="of:=[.A664]/1000/(60*60*24)" office:value-type="time" office:time-value="PT02H56M30.261S" calcext:value-type="time">
            <text:p>02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05.57" calcext:value-type="float">
            <text:p>705.57</text:p>
          </table:table-cell>
          <table:table-cell office:value-type="float" office:value="853.55" calcext:value-type="float">
            <text:p>853.55</text:p>
          </table:table-cell>
        </table:table-row>
        <table:table-row table:style-name="ro1">
          <table:table-cell office:value-type="float" office:value="10606261" calcext:value-type="float">
            <text:p>10606261</text:p>
          </table:table-cell>
          <table:table-cell table:formula="of:=[.A665]/1000/(60*60*24)" office:value-type="time" office:time-value="PT02H56M46.261S" calcext:value-type="time">
            <text:p>02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6.63" calcext:value-type="float">
            <text:p>706.63</text:p>
          </table:table-cell>
          <table:table-cell office:value-type="float" office:value="854.82" calcext:value-type="float">
            <text:p>854.82</text:p>
          </table:table-cell>
        </table:table-row>
        <table:table-row table:style-name="ro1">
          <table:table-cell office:value-type="float" office:value="10622261" calcext:value-type="float">
            <text:p>10622261</text:p>
          </table:table-cell>
          <table:table-cell table:formula="of:=[.A666]/1000/(60*60*24)" office:value-type="time" office:time-value="PT02H57M02.261S" calcext:value-type="time">
            <text:p>02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7.69" calcext:value-type="float">
            <text:p>707.69</text:p>
          </table:table-cell>
          <table:table-cell office:value-type="float" office:value="856.1" calcext:value-type="float">
            <text:p>856.1</text:p>
          </table:table-cell>
        </table:table-row>
        <table:table-row table:style-name="ro1">
          <table:table-cell office:value-type="float" office:value="10638261" calcext:value-type="float">
            <text:p>10638261</text:p>
          </table:table-cell>
          <table:table-cell table:formula="of:=[.A667]/1000/(60*60*24)" office:value-type="time" office:time-value="PT02H57M18.261S" calcext:value-type="time">
            <text:p>02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08.75" calcext:value-type="float">
            <text:p>708.75</text:p>
          </table:table-cell>
          <table:table-cell office:value-type="float" office:value="857.37" calcext:value-type="float">
            <text:p>857.37</text:p>
          </table:table-cell>
        </table:table-row>
        <table:table-row table:style-name="ro1">
          <table:table-cell office:value-type="float" office:value="10654261" calcext:value-type="float">
            <text:p>10654261</text:p>
          </table:table-cell>
          <table:table-cell table:formula="of:=[.A668]/1000/(60*60*24)" office:value-type="time" office:time-value="PT02H57M34.261S" calcext:value-type="time">
            <text:p>02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09.81" calcext:value-type="float">
            <text:p>709.81</text:p>
          </table:table-cell>
          <table:table-cell office:value-type="float" office:value="858.65" calcext:value-type="float">
            <text:p>858.65</text:p>
          </table:table-cell>
        </table:table-row>
        <table:table-row table:style-name="ro1">
          <table:table-cell office:value-type="float" office:value="10670261" calcext:value-type="float">
            <text:p>10670261</text:p>
          </table:table-cell>
          <table:table-cell table:formula="of:=[.A669]/1000/(60*60*24)" office:value-type="time" office:time-value="PT02H57M50.261S" calcext:value-type="time">
            <text:p>02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10.87" calcext:value-type="float">
            <text:p>710.87</text:p>
          </table:table-cell>
          <table:table-cell office:value-type="float" office:value="859.93" calcext:value-type="float">
            <text:p>859.93</text:p>
          </table:table-cell>
        </table:table-row>
        <table:table-row table:style-name="ro1">
          <table:table-cell office:value-type="float" office:value="10686261" calcext:value-type="float">
            <text:p>10686261</text:p>
          </table:table-cell>
          <table:table-cell table:formula="of:=[.A670]/1000/(60*60*24)" office:value-type="time" office:time-value="PT02H58M06.261S" calcext:value-type="time">
            <text:p>02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11.93" calcext:value-type="float">
            <text:p>711.93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10702261" calcext:value-type="float">
            <text:p>10702261</text:p>
          </table:table-cell>
          <table:table-cell table:formula="of:=[.A671]/1000/(60*60*24)" office:value-type="time" office:time-value="PT02H58M22.261S" calcext:value-type="time">
            <text:p>02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2.99" calcext:value-type="float">
            <text:p>712.99</text:p>
          </table:table-cell>
          <table:table-cell office:value-type="float" office:value="862.48" calcext:value-type="float">
            <text:p>862.48</text:p>
          </table:table-cell>
        </table:table-row>
        <table:table-row table:style-name="ro1">
          <table:table-cell office:value-type="float" office:value="10718261" calcext:value-type="float">
            <text:p>10718261</text:p>
          </table:table-cell>
          <table:table-cell table:formula="of:=[.A672]/1000/(60*60*24)" office:value-type="time" office:time-value="PT02H58M38.261S" calcext:value-type="time">
            <text:p>02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4.05" calcext:value-type="float">
            <text:p>714.05</text:p>
          </table:table-cell>
          <table:table-cell office:value-type="float" office:value="863.75" calcext:value-type="float">
            <text:p>863.75</text:p>
          </table:table-cell>
        </table:table-row>
        <table:table-row table:style-name="ro1">
          <table:table-cell office:value-type="float" office:value="10734261" calcext:value-type="float">
            <text:p>10734261</text:p>
          </table:table-cell>
          <table:table-cell table:formula="of:=[.A673]/1000/(60*60*24)" office:value-type="time" office:time-value="PT02H58M54.261S" calcext:value-type="time">
            <text:p>02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15.11" calcext:value-type="float">
            <text:p>715.11</text:p>
          </table:table-cell>
          <table:table-cell office:value-type="float" office:value="865.02" calcext:value-type="float">
            <text:p>865.02</text:p>
          </table:table-cell>
        </table:table-row>
        <table:table-row table:style-name="ro1">
          <table:table-cell office:value-type="float" office:value="10750261" calcext:value-type="float">
            <text:p>10750261</text:p>
          </table:table-cell>
          <table:table-cell table:formula="of:=[.A674]/1000/(60*60*24)" office:value-type="time" office:time-value="PT02H59M10.261S" calcext:value-type="time">
            <text:p>02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6.17" calcext:value-type="float">
            <text:p>716.17</text:p>
          </table:table-cell>
          <table:table-cell office:value-type="float" office:value="866.3" calcext:value-type="float">
            <text:p>866.3</text:p>
          </table:table-cell>
        </table:table-row>
        <table:table-row table:style-name="ro1">
          <table:table-cell office:value-type="float" office:value="10766261" calcext:value-type="float">
            <text:p>10766261</text:p>
          </table:table-cell>
          <table:table-cell table:formula="of:=[.A675]/1000/(60*60*24)" office:value-type="time" office:time-value="PT02H59M26.261S" calcext:value-type="time">
            <text:p>02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17.23" calcext:value-type="float">
            <text:p>717.23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>
          <table:table-cell office:value-type="float" office:value="10782261" calcext:value-type="float">
            <text:p>10782261</text:p>
          </table:table-cell>
          <table:table-cell table:formula="of:=[.A676]/1000/(60*60*24)" office:value-type="time" office:time-value="PT02H59M42.261S" calcext:value-type="time">
            <text:p>02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18.29" calcext:value-type="float">
            <text:p>718.29</text:p>
          </table:table-cell>
          <table:table-cell office:value-type="float" office:value="868.85" calcext:value-type="float">
            <text:p>868.85</text:p>
          </table:table-cell>
        </table:table-row>
        <table:table-row table:style-name="ro1">
          <table:table-cell office:value-type="float" office:value="10798261" calcext:value-type="float">
            <text:p>10798261</text:p>
          </table:table-cell>
          <table:table-cell table:formula="of:=[.A677]/1000/(60*60*24)" office:value-type="time" office:time-value="PT02H59M58.261S" calcext:value-type="time">
            <text:p>02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19.35" calcext:value-type="float">
            <text:p>719.35</text:p>
          </table:table-cell>
          <table:table-cell office:value-type="float" office:value="870.12" calcext:value-type="float">
            <text:p>870.12</text:p>
          </table:table-cell>
        </table:table-row>
        <table:table-row table:style-name="ro1">
          <table:table-cell office:value-type="float" office:value="10814261" calcext:value-type="float">
            <text:p>10814261</text:p>
          </table:table-cell>
          <table:table-cell table:formula="of:=[.A678]/1000/(60*60*24)" office:value-type="time" office:time-value="PT03H00M14.261S" calcext:value-type="time">
            <text:p>03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20.41" calcext:value-type="float">
            <text:p>720.41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10830261" calcext:value-type="float">
            <text:p>10830261</text:p>
          </table:table-cell>
          <table:table-cell table:formula="of:=[.A679]/1000/(60*60*24)" office:value-type="time" office:time-value="PT03H00M30.261S" calcext:value-type="time">
            <text:p>03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21.47" calcext:value-type="float">
            <text:p>721.47</text:p>
          </table:table-cell>
          <table:table-cell office:value-type="float" office:value="872.68" calcext:value-type="float">
            <text:p>872.68</text:p>
          </table:table-cell>
        </table:table-row>
        <table:table-row table:style-name="ro1">
          <table:table-cell office:value-type="float" office:value="10846261" calcext:value-type="float">
            <text:p>10846261</text:p>
          </table:table-cell>
          <table:table-cell table:formula="of:=[.A680]/1000/(60*60*24)" office:value-type="time" office:time-value="PT03H00M46.261S" calcext:value-type="time">
            <text:p>03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22.53" calcext:value-type="float">
            <text:p>722.53</text:p>
          </table:table-cell>
          <table:table-cell office:value-type="float" office:value="873.95" calcext:value-type="float">
            <text:p>873.95</text:p>
          </table:table-cell>
        </table:table-row>
        <table:table-row table:style-name="ro1">
          <table:table-cell office:value-type="float" office:value="10862261" calcext:value-type="float">
            <text:p>10862261</text:p>
          </table:table-cell>
          <table:table-cell table:formula="of:=[.A681]/1000/(60*60*24)" office:value-type="time" office:time-value="PT03H01M02.261S" calcext:value-type="time">
            <text:p>03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23.59" calcext:value-type="float">
            <text:p>723.59</text:p>
          </table:table-cell>
          <table:table-cell office:value-type="float" office:value="875.23" calcext:value-type="float">
            <text:p>875.23</text:p>
          </table:table-cell>
        </table:table-row>
        <table:table-row table:style-name="ro1">
          <table:table-cell office:value-type="float" office:value="10878261" calcext:value-type="float">
            <text:p>10878261</text:p>
          </table:table-cell>
          <table:table-cell table:formula="of:=[.A682]/1000/(60*60*24)" office:value-type="time" office:time-value="PT03H01M18.261S" calcext:value-type="time">
            <text:p>03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24.65" calcext:value-type="float">
            <text:p>724.65</text:p>
          </table:table-cell>
          <table:table-cell office:value-type="float" office:value="876.5" calcext:value-type="float">
            <text:p>876.5</text:p>
          </table:table-cell>
        </table:table-row>
        <table:table-row table:style-name="ro1">
          <table:table-cell office:value-type="float" office:value="10894261" calcext:value-type="float">
            <text:p>10894261</text:p>
          </table:table-cell>
          <table:table-cell table:formula="of:=[.A683]/1000/(60*60*24)" office:value-type="time" office:time-value="PT03H01M34.261S" calcext:value-type="time">
            <text:p>03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5.71" calcext:value-type="float">
            <text:p>725.71</text:p>
          </table:table-cell>
          <table:table-cell office:value-type="float" office:value="877.77" calcext:value-type="float">
            <text:p>877.77</text:p>
          </table:table-cell>
        </table:table-row>
        <table:table-row table:style-name="ro1">
          <table:table-cell office:value-type="float" office:value="10910261" calcext:value-type="float">
            <text:p>10910261</text:p>
          </table:table-cell>
          <table:table-cell table:formula="of:=[.A684]/1000/(60*60*24)" office:value-type="time" office:time-value="PT03H01M50.261S" calcext:value-type="time">
            <text:p>03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26.77" calcext:value-type="float">
            <text:p>726.77</text:p>
          </table:table-cell>
          <table:table-cell office:value-type="float" office:value="879.05" calcext:value-type="float">
            <text:p>879.05</text:p>
          </table:table-cell>
        </table:table-row>
        <table:table-row table:style-name="ro1">
          <table:table-cell office:value-type="float" office:value="10926261" calcext:value-type="float">
            <text:p>10926261</text:p>
          </table:table-cell>
          <table:table-cell table:formula="of:=[.A685]/1000/(60*60*24)" office:value-type="time" office:time-value="PT03H02M06.261S" calcext:value-type="time">
            <text:p>03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7.83" calcext:value-type="float">
            <text:p>727.83</text:p>
          </table:table-cell>
          <table:table-cell office:value-type="float" office:value="880.32" calcext:value-type="float">
            <text:p>880.32</text:p>
          </table:table-cell>
        </table:table-row>
        <table:table-row table:style-name="ro1">
          <table:table-cell office:value-type="float" office:value="10942261" calcext:value-type="float">
            <text:p>10942261</text:p>
          </table:table-cell>
          <table:table-cell table:formula="of:=[.A686]/1000/(60*60*24)" office:value-type="time" office:time-value="PT03H02M22.261S" calcext:value-type="time">
            <text:p>03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28.88" calcext:value-type="float">
            <text:p>728.88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10958261" calcext:value-type="float">
            <text:p>10958261</text:p>
          </table:table-cell>
          <table:table-cell table:formula="of:=[.A687]/1000/(60*60*24)" office:value-type="time" office:time-value="PT03H02M38.261S" calcext:value-type="time">
            <text:p>03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29.94" calcext:value-type="float">
            <text:p>729.94</text:p>
          </table:table-cell>
          <table:table-cell office:value-type="float" office:value="882.87" calcext:value-type="float">
            <text:p>882.87</text:p>
          </table:table-cell>
        </table:table-row>
        <table:table-row table:style-name="ro1">
          <table:table-cell office:value-type="float" office:value="10974261" calcext:value-type="float">
            <text:p>10974261</text:p>
          </table:table-cell>
          <table:table-cell table:formula="of:=[.A688]/1000/(60*60*24)" office:value-type="time" office:time-value="PT03H02M54.261S" calcext:value-type="time">
            <text:p>03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31" calcext:value-type="float">
            <text:p>731</text:p>
          </table:table-cell>
          <table:table-cell office:value-type="float" office:value="884.15" calcext:value-type="float">
            <text:p>884.15</text:p>
          </table:table-cell>
        </table:table-row>
        <table:table-row table:style-name="ro1">
          <table:table-cell office:value-type="float" office:value="10990261" calcext:value-type="float">
            <text:p>10990261</text:p>
          </table:table-cell>
          <table:table-cell table:formula="of:=[.A689]/1000/(60*60*24)" office:value-type="time" office:time-value="PT03H03M10.261S" calcext:value-type="time">
            <text:p>03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32.06" calcext:value-type="float">
            <text:p>732.06</text:p>
          </table:table-cell>
          <table:table-cell office:value-type="float" office:value="885.42" calcext:value-type="float">
            <text:p>885.42</text:p>
          </table:table-cell>
        </table:table-row>
        <table:table-row table:style-name="ro1">
          <table:table-cell office:value-type="float" office:value="11006261" calcext:value-type="float">
            <text:p>11006261</text:p>
          </table:table-cell>
          <table:table-cell table:formula="of:=[.A690]/1000/(60*60*24)" office:value-type="time" office:time-value="PT03H03M26.261S" calcext:value-type="time">
            <text:p>03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33.12" calcext:value-type="float">
            <text:p>733.12</text:p>
          </table:table-cell>
          <table:table-cell office:value-type="float" office:value="886.7" calcext:value-type="float">
            <text:p>886.7</text:p>
          </table:table-cell>
        </table:table-row>
        <table:table-row table:style-name="ro1">
          <table:table-cell office:value-type="float" office:value="11022261" calcext:value-type="float">
            <text:p>11022261</text:p>
          </table:table-cell>
          <table:table-cell table:formula="of:=[.A691]/1000/(60*60*24)" office:value-type="time" office:time-value="PT03H03M42.261S" calcext:value-type="time">
            <text:p>03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34.18" calcext:value-type="float">
            <text:p>734.18</text:p>
          </table:table-cell>
          <table:table-cell office:value-type="float" office:value="887.97" calcext:value-type="float">
            <text:p>887.97</text:p>
          </table:table-cell>
        </table:table-row>
        <table:table-row table:style-name="ro1">
          <table:table-cell office:value-type="float" office:value="11038261" calcext:value-type="float">
            <text:p>11038261</text:p>
          </table:table-cell>
          <table:table-cell table:formula="of:=[.A692]/1000/(60*60*24)" office:value-type="time" office:time-value="PT03H03M58.261S" calcext:value-type="time">
            <text:p>03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5.24" calcext:value-type="float">
            <text:p>735.24</text:p>
          </table:table-cell>
          <table:table-cell office:value-type="float" office:value="889.25" calcext:value-type="float">
            <text:p>889.25</text:p>
          </table:table-cell>
        </table:table-row>
        <table:table-row table:style-name="ro1">
          <table:table-cell office:value-type="float" office:value="11054261" calcext:value-type="float">
            <text:p>11054261</text:p>
          </table:table-cell>
          <table:table-cell table:formula="of:=[.A693]/1000/(60*60*24)" office:value-type="time" office:time-value="PT03H04M14.261S" calcext:value-type="time">
            <text:p>03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36.3" calcext:value-type="float">
            <text:p>736.3</text:p>
          </table:table-cell>
          <table:table-cell office:value-type="float" office:value="890.52" calcext:value-type="float">
            <text:p>890.52</text:p>
          </table:table-cell>
        </table:table-row>
        <table:table-row table:style-name="ro1">
          <table:table-cell office:value-type="float" office:value="11070261" calcext:value-type="float">
            <text:p>11070261</text:p>
          </table:table-cell>
          <table:table-cell table:formula="of:=[.A694]/1000/(60*60*24)" office:value-type="time" office:time-value="PT03H04M30.261S" calcext:value-type="time">
            <text:p>03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7.36" calcext:value-type="float">
            <text:p>737.36</text:p>
          </table:table-cell>
          <table:table-cell office:value-type="float" office:value="891.79" calcext:value-type="float">
            <text:p>891.79</text:p>
          </table:table-cell>
        </table:table-row>
        <table:table-row table:style-name="ro1">
          <table:table-cell office:value-type="float" office:value="11086261" calcext:value-type="float">
            <text:p>11086261</text:p>
          </table:table-cell>
          <table:table-cell table:formula="of:=[.A695]/1000/(60*60*24)" office:value-type="time" office:time-value="PT03H04M46.261S" calcext:value-type="time">
            <text:p>03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38.42" calcext:value-type="float">
            <text:p>738.42</text:p>
          </table:table-cell>
          <table:table-cell office:value-type="float" office:value="893.07" calcext:value-type="float">
            <text:p>893.07</text:p>
          </table:table-cell>
        </table:table-row>
        <table:table-row table:style-name="ro1">
          <table:table-cell office:value-type="float" office:value="11102261" calcext:value-type="float">
            <text:p>11102261</text:p>
          </table:table-cell>
          <table:table-cell table:formula="of:=[.A696]/1000/(60*60*24)" office:value-type="time" office:time-value="PT03H05M02.261S" calcext:value-type="time">
            <text:p>03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9.48" calcext:value-type="float">
            <text:p>739.48</text:p>
          </table:table-cell>
          <table:table-cell office:value-type="float" office:value="894.34" calcext:value-type="float">
            <text:p>894.34</text:p>
          </table:table-cell>
        </table:table-row>
        <table:table-row table:style-name="ro1">
          <table:table-cell office:value-type="float" office:value="11118261" calcext:value-type="float">
            <text:p>11118261</text:p>
          </table:table-cell>
          <table:table-cell table:formula="of:=[.A697]/1000/(60*60*24)" office:value-type="time" office:time-value="PT03H05M18.261S" calcext:value-type="time">
            <text:p>03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0.54" calcext:value-type="float">
            <text:p>740.54</text:p>
          </table:table-cell>
          <table:table-cell office:value-type="float" office:value="895.62" calcext:value-type="float">
            <text:p>895.62</text:p>
          </table:table-cell>
        </table:table-row>
        <table:table-row table:style-name="ro1">
          <table:table-cell office:value-type="float" office:value="11134261" calcext:value-type="float">
            <text:p>11134261</text:p>
          </table:table-cell>
          <table:table-cell table:formula="of:=[.A698]/1000/(60*60*24)" office:value-type="time" office:time-value="PT03H05M34.261S" calcext:value-type="time">
            <text:p>03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41.6" calcext:value-type="float">
            <text:p>741.6</text:p>
          </table:table-cell>
          <table:table-cell office:value-type="float" office:value="896.89" calcext:value-type="float">
            <text:p>896.89</text:p>
          </table:table-cell>
        </table:table-row>
        <table:table-row table:style-name="ro1">
          <table:table-cell office:value-type="float" office:value="11150261" calcext:value-type="float">
            <text:p>11150261</text:p>
          </table:table-cell>
          <table:table-cell table:formula="of:=[.A699]/1000/(60*60*24)" office:value-type="time" office:time-value="PT03H05M50.261S" calcext:value-type="time">
            <text:p>03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2.66" calcext:value-type="float">
            <text:p>742.66</text:p>
          </table:table-cell>
          <table:table-cell office:value-type="float" office:value="898.17" calcext:value-type="float">
            <text:p>898.17</text:p>
          </table:table-cell>
        </table:table-row>
        <table:table-row table:style-name="ro1">
          <table:table-cell office:value-type="float" office:value="11166261" calcext:value-type="float">
            <text:p>11166261</text:p>
          </table:table-cell>
          <table:table-cell table:formula="of:=[.A700]/1000/(60*60*24)" office:value-type="time" office:time-value="PT03H06M06.261S" calcext:value-type="time">
            <text:p>03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43.72" calcext:value-type="float">
            <text:p>743.72</text:p>
          </table:table-cell>
          <table:table-cell office:value-type="float" office:value="899.44" calcext:value-type="float">
            <text:p>899.44</text:p>
          </table:table-cell>
        </table:table-row>
        <table:table-row table:style-name="ro1">
          <table:table-cell office:value-type="float" office:value="11182261" calcext:value-type="float">
            <text:p>11182261</text:p>
          </table:table-cell>
          <table:table-cell table:formula="of:=[.A701]/1000/(60*60*24)" office:value-type="time" office:time-value="PT03H06M22.261S" calcext:value-type="time">
            <text:p>03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44.78" calcext:value-type="float">
            <text:p>744.78</text:p>
          </table:table-cell>
          <table:table-cell office:value-type="float" office:value="900.72" calcext:value-type="float">
            <text:p>900.72</text:p>
          </table:table-cell>
        </table:table-row>
        <table:table-row table:style-name="ro1">
          <table:table-cell office:value-type="float" office:value="11198261" calcext:value-type="float">
            <text:p>11198261</text:p>
          </table:table-cell>
          <table:table-cell table:formula="of:=[.A702]/1000/(60*60*24)" office:value-type="time" office:time-value="PT03H06M38.261S" calcext:value-type="time">
            <text:p>03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45.84" calcext:value-type="float">
            <text:p>745.84</text:p>
          </table:table-cell>
          <table:table-cell office:value-type="float" office:value="901.99" calcext:value-type="float">
            <text:p>901.99</text:p>
          </table:table-cell>
        </table:table-row>
        <table:table-row table:style-name="ro1">
          <table:table-cell office:value-type="float" office:value="11214261" calcext:value-type="float">
            <text:p>11214261</text:p>
          </table:table-cell>
          <table:table-cell table:formula="of:=[.A703]/1000/(60*60*24)" office:value-type="time" office:time-value="PT03H06M54.261S" calcext:value-type="time">
            <text:p>03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46.9" calcext:value-type="float">
            <text:p>746.9</text:p>
          </table:table-cell>
          <table:table-cell office:value-type="float" office:value="903.26" calcext:value-type="float">
            <text:p>903.26</text:p>
          </table:table-cell>
        </table:table-row>
        <table:table-row table:style-name="ro1">
          <table:table-cell office:value-type="float" office:value="11230261" calcext:value-type="float">
            <text:p>11230261</text:p>
          </table:table-cell>
          <table:table-cell table:formula="of:=[.A704]/1000/(60*60*24)" office:value-type="time" office:time-value="PT03H07M10.261S" calcext:value-type="time">
            <text:p>03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7.96" calcext:value-type="float">
            <text:p>747.96</text:p>
          </table:table-cell>
          <table:table-cell office:value-type="float" office:value="904.54" calcext:value-type="float">
            <text:p>904.54</text:p>
          </table:table-cell>
        </table:table-row>
        <table:table-row table:style-name="ro1">
          <table:table-cell office:value-type="float" office:value="11246261" calcext:value-type="float">
            <text:p>11246261</text:p>
          </table:table-cell>
          <table:table-cell table:formula="of:=[.A705]/1000/(60*60*24)" office:value-type="time" office:time-value="PT03H07M26.261S" calcext:value-type="time">
            <text:p>03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9.02" calcext:value-type="float">
            <text:p>749.02</text:p>
          </table:table-cell>
          <table:table-cell office:value-type="float" office:value="905.81" calcext:value-type="float">
            <text:p>905.81</text:p>
          </table:table-cell>
        </table:table-row>
        <table:table-row table:style-name="ro1">
          <table:table-cell office:value-type="float" office:value="11262261" calcext:value-type="float">
            <text:p>11262261</text:p>
          </table:table-cell>
          <table:table-cell table:formula="of:=[.A706]/1000/(60*60*24)" office:value-type="time" office:time-value="PT03H07M42.261S" calcext:value-type="time">
            <text:p>03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50.08" calcext:value-type="float">
            <text:p>750.08</text:p>
          </table:table-cell>
          <table:table-cell office:value-type="float" office:value="907.09" calcext:value-type="float">
            <text:p>907.09</text:p>
          </table:table-cell>
        </table:table-row>
        <table:table-row table:style-name="ro1">
          <table:table-cell office:value-type="float" office:value="11278261" calcext:value-type="float">
            <text:p>11278261</text:p>
          </table:table-cell>
          <table:table-cell table:formula="of:=[.A707]/1000/(60*60*24)" office:value-type="time" office:time-value="PT03H07M58.261S" calcext:value-type="time">
            <text:p>03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1.14" calcext:value-type="float">
            <text:p>751.14</text:p>
          </table:table-cell>
          <table:table-cell office:value-type="float" office:value="908.36" calcext:value-type="float">
            <text:p>908.36</text:p>
          </table:table-cell>
        </table:table-row>
        <table:table-row table:style-name="ro1">
          <table:table-cell office:value-type="float" office:value="11294261" calcext:value-type="float">
            <text:p>11294261</text:p>
          </table:table-cell>
          <table:table-cell table:formula="of:=[.A708]/1000/(60*60*24)" office:value-type="time" office:time-value="PT03H08M14.261S" calcext:value-type="time">
            <text:p>03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52.2" calcext:value-type="float">
            <text:p>752.2</text:p>
          </table:table-cell>
          <table:table-cell office:value-type="float" office:value="909.63" calcext:value-type="float">
            <text:p>909.63</text:p>
          </table:table-cell>
        </table:table-row>
        <table:table-row table:style-name="ro1">
          <table:table-cell office:value-type="float" office:value="11310261" calcext:value-type="float">
            <text:p>11310261</text:p>
          </table:table-cell>
          <table:table-cell table:formula="of:=[.A709]/1000/(60*60*24)" office:value-type="time" office:time-value="PT03H08M30.261S" calcext:value-type="time">
            <text:p>03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53.26" calcext:value-type="float">
            <text:p>753.26</text:p>
          </table:table-cell>
          <table:table-cell office:value-type="float" office:value="910.91" calcext:value-type="float">
            <text:p>910.91</text:p>
          </table:table-cell>
        </table:table-row>
        <table:table-row table:style-name="ro1">
          <table:table-cell office:value-type="float" office:value="11326261" calcext:value-type="float">
            <text:p>11326261</text:p>
          </table:table-cell>
          <table:table-cell table:formula="of:=[.A710]/1000/(60*60*24)" office:value-type="time" office:time-value="PT03H08M46.261S" calcext:value-type="time">
            <text:p>03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54.31" calcext:value-type="float">
            <text:p>754.31</text:p>
          </table:table-cell>
          <table:table-cell office:value-type="float" office:value="912.18" calcext:value-type="float">
            <text:p>912.18</text:p>
          </table:table-cell>
        </table:table-row>
        <table:table-row table:style-name="ro1">
          <table:table-cell office:value-type="float" office:value="11342261" calcext:value-type="float">
            <text:p>11342261</text:p>
          </table:table-cell>
          <table:table-cell table:formula="of:=[.A711]/1000/(60*60*24)" office:value-type="time" office:time-value="PT03H09M02.261S" calcext:value-type="time">
            <text:p>03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55.37" calcext:value-type="float">
            <text:p>755.37</text:p>
          </table:table-cell>
          <table:table-cell office:value-type="float" office:value="913.46" calcext:value-type="float">
            <text:p>913.46</text:p>
          </table:table-cell>
        </table:table-row>
        <table:table-row table:style-name="ro1">
          <table:table-cell office:value-type="float" office:value="11358259" calcext:value-type="float">
            <text:p>11358259</text:p>
          </table:table-cell>
          <table:table-cell table:formula="of:=[.A712]/1000/(60*60*24)" office:value-type="time" office:time-value="PT03H09M18.259S" calcext:value-type="time">
            <text:p>03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56.43" calcext:value-type="float">
            <text:p>756.43</text:p>
          </table:table-cell>
          <table:table-cell office:value-type="float" office:value="914.73" calcext:value-type="float">
            <text:p>914.73</text:p>
          </table:table-cell>
        </table:table-row>
        <table:table-row table:style-name="ro1">
          <table:table-cell office:value-type="float" office:value="11374261" calcext:value-type="float">
            <text:p>11374261</text:p>
          </table:table-cell>
          <table:table-cell table:formula="of:=[.A713]/1000/(60*60*24)" office:value-type="time" office:time-value="PT03H09M34.261S" calcext:value-type="time">
            <text:p>03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57.49" calcext:value-type="float">
            <text:p>757.4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1390261" calcext:value-type="float">
            <text:p>11390261</text:p>
          </table:table-cell>
          <table:table-cell table:formula="of:=[.A714]/1000/(60*60*24)" office:value-type="time" office:time-value="PT03H09M50.261S" calcext:value-type="time">
            <text:p>03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58.55" calcext:value-type="float">
            <text:p>758.55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1">
          <table:table-cell office:value-type="float" office:value="11406261" calcext:value-type="float">
            <text:p>11406261</text:p>
          </table:table-cell>
          <table:table-cell table:formula="of:=[.A715]/1000/(60*60*24)" office:value-type="time" office:time-value="PT03H10M06.261S" calcext:value-type="time">
            <text:p>03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59.61" calcext:value-type="float">
            <text:p>759.61</text:p>
          </table:table-cell>
          <table:table-cell office:value-type="float" office:value="918.55" calcext:value-type="float">
            <text:p>918.55</text:p>
          </table:table-cell>
        </table:table-row>
        <table:table-row table:style-name="ro1">
          <table:table-cell office:value-type="float" office:value="11422261" calcext:value-type="float">
            <text:p>11422261</text:p>
          </table:table-cell>
          <table:table-cell table:formula="of:=[.A716]/1000/(60*60*24)" office:value-type="time" office:time-value="PT03H10M22.261S" calcext:value-type="time">
            <text:p>03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60.67" calcext:value-type="float">
            <text:p>760.67</text:p>
          </table:table-cell>
          <table:table-cell office:value-type="float" office:value="919.82" calcext:value-type="float">
            <text:p>919.82</text:p>
          </table:table-cell>
        </table:table-row>
        <table:table-row table:style-name="ro1">
          <table:table-cell office:value-type="float" office:value="11438261" calcext:value-type="float">
            <text:p>11438261</text:p>
          </table:table-cell>
          <table:table-cell table:formula="of:=[.A717]/1000/(60*60*24)" office:value-type="time" office:time-value="PT03H10M38.261S" calcext:value-type="time">
            <text:p>03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61.73" calcext:value-type="float">
            <text:p>761.73</text:p>
          </table:table-cell>
          <table:table-cell office:value-type="float" office:value="921.1" calcext:value-type="float">
            <text:p>921.1</text:p>
          </table:table-cell>
        </table:table-row>
        <table:table-row table:style-name="ro1">
          <table:table-cell office:value-type="float" office:value="11454261" calcext:value-type="float">
            <text:p>11454261</text:p>
          </table:table-cell>
          <table:table-cell table:formula="of:=[.A718]/1000/(60*60*24)" office:value-type="time" office:time-value="PT03H10M54.261S" calcext:value-type="time">
            <text:p>03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62.79" calcext:value-type="float">
            <text:p>762.79</text:p>
          </table:table-cell>
          <table:table-cell office:value-type="float" office:value="922.37" calcext:value-type="float">
            <text:p>922.37</text:p>
          </table:table-cell>
        </table:table-row>
        <table:table-row table:style-name="ro1">
          <table:table-cell office:value-type="float" office:value="11470261" calcext:value-type="float">
            <text:p>11470261</text:p>
          </table:table-cell>
          <table:table-cell table:formula="of:=[.A719]/1000/(60*60*24)" office:value-type="time" office:time-value="PT03H11M10.261S" calcext:value-type="time">
            <text:p>03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63.85" calcext:value-type="float">
            <text:p>763.85</text:p>
          </table:table-cell>
          <table:table-cell office:value-type="float" office:value="923.64" calcext:value-type="float">
            <text:p>923.64</text:p>
          </table:table-cell>
        </table:table-row>
        <table:table-row table:style-name="ro1">
          <table:table-cell office:value-type="float" office:value="11486259" calcext:value-type="float">
            <text:p>11486259</text:p>
          </table:table-cell>
          <table:table-cell table:formula="of:=[.A720]/1000/(60*60*24)" office:value-type="time" office:time-value="PT03H11M26.259S" calcext:value-type="time">
            <text:p>03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64.91" calcext:value-type="float">
            <text:p>764.91</text:p>
          </table:table-cell>
          <table:table-cell office:value-type="float" office:value="924.92" calcext:value-type="float">
            <text:p>924.92</text:p>
          </table:table-cell>
        </table:table-row>
        <table:table-row table:style-name="ro1">
          <table:table-cell office:value-type="float" office:value="11502261" calcext:value-type="float">
            <text:p>11502261</text:p>
          </table:table-cell>
          <table:table-cell table:formula="of:=[.A721]/1000/(60*60*24)" office:value-type="time" office:time-value="PT03H11M42.261S" calcext:value-type="time">
            <text:p>03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65.97" calcext:value-type="float">
            <text:p>765.97</text:p>
          </table:table-cell>
          <table:table-cell office:value-type="float" office:value="926.19" calcext:value-type="float">
            <text:p>926.19</text:p>
          </table:table-cell>
        </table:table-row>
        <table:table-row table:style-name="ro1">
          <table:table-cell office:value-type="float" office:value="11518261" calcext:value-type="float">
            <text:p>11518261</text:p>
          </table:table-cell>
          <table:table-cell table:formula="of:=[.A722]/1000/(60*60*24)" office:value-type="time" office:time-value="PT03H11M58.261S" calcext:value-type="time">
            <text:p>03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67.03" calcext:value-type="float">
            <text:p>767.03</text:p>
          </table:table-cell>
          <table:table-cell office:value-type="float" office:value="927.47" calcext:value-type="float">
            <text:p>927.47</text:p>
          </table:table-cell>
        </table:table-row>
        <table:table-row table:style-name="ro1">
          <table:table-cell office:value-type="float" office:value="11534261" calcext:value-type="float">
            <text:p>11534261</text:p>
          </table:table-cell>
          <table:table-cell table:formula="of:=[.A723]/1000/(60*60*24)" office:value-type="time" office:time-value="PT03H12M14.261S" calcext:value-type="time">
            <text:p>03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68.09" calcext:value-type="float">
            <text:p>768.09</text:p>
          </table:table-cell>
          <table:table-cell office:value-type="float" office:value="928.74" calcext:value-type="float">
            <text:p>928.74</text:p>
          </table:table-cell>
        </table:table-row>
        <table:table-row table:style-name="ro1">
          <table:table-cell office:value-type="float" office:value="11550261" calcext:value-type="float">
            <text:p>11550261</text:p>
          </table:table-cell>
          <table:table-cell table:formula="of:=[.A724]/1000/(60*60*24)" office:value-type="time" office:time-value="PT03H12M30.261S" calcext:value-type="time">
            <text:p>03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69.15" calcext:value-type="float">
            <text:p>769.15</text:p>
          </table:table-cell>
          <table:table-cell office:value-type="float" office:value="930.01" calcext:value-type="float">
            <text:p>930.01</text:p>
          </table:table-cell>
        </table:table-row>
        <table:table-row table:style-name="ro1">
          <table:table-cell office:value-type="float" office:value="11566261" calcext:value-type="float">
            <text:p>11566261</text:p>
          </table:table-cell>
          <table:table-cell table:formula="of:=[.A725]/1000/(60*60*24)" office:value-type="time" office:time-value="PT03H12M46.261S" calcext:value-type="time">
            <text:p>03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70.21" calcext:value-type="float">
            <text:p>770.21</text:p>
          </table:table-cell>
          <table:table-cell office:value-type="float" office:value="931.29" calcext:value-type="float">
            <text:p>931.29</text:p>
          </table:table-cell>
        </table:table-row>
        <table:table-row table:style-name="ro1">
          <table:table-cell office:value-type="float" office:value="11582261" calcext:value-type="float">
            <text:p>11582261</text:p>
          </table:table-cell>
          <table:table-cell table:formula="of:=[.A726]/1000/(60*60*24)" office:value-type="time" office:time-value="PT03H13M02.261S" calcext:value-type="time">
            <text:p>03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71.27" calcext:value-type="float">
            <text:p>771.27</text:p>
          </table:table-cell>
          <table:table-cell office:value-type="float" office:value="932.56" calcext:value-type="float">
            <text:p>932.56</text:p>
          </table:table-cell>
        </table:table-row>
        <table:table-row table:style-name="ro1">
          <table:table-cell office:value-type="float" office:value="11598261" calcext:value-type="float">
            <text:p>11598261</text:p>
          </table:table-cell>
          <table:table-cell table:formula="of:=[.A727]/1000/(60*60*24)" office:value-type="time" office:time-value="PT03H13M18.261S" calcext:value-type="time">
            <text:p>03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72.33" calcext:value-type="float">
            <text:p>772.33</text:p>
          </table:table-cell>
          <table:table-cell office:value-type="float" office:value="933.83" calcext:value-type="float">
            <text:p>933.83</text:p>
          </table:table-cell>
        </table:table-row>
        <table:table-row table:style-name="ro1">
          <table:table-cell office:value-type="float" office:value="11614261" calcext:value-type="float">
            <text:p>11614261</text:p>
          </table:table-cell>
          <table:table-cell table:formula="of:=[.A728]/1000/(60*60*24)" office:value-type="time" office:time-value="PT03H13M34.261S" calcext:value-type="time">
            <text:p>03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73.39" calcext:value-type="float">
            <text:p>773.39</text:p>
          </table:table-cell>
          <table:table-cell office:value-type="float" office:value="935.11" calcext:value-type="float">
            <text:p>935.11</text:p>
          </table:table-cell>
        </table:table-row>
        <table:table-row table:style-name="ro1">
          <table:table-cell office:value-type="float" office:value="11630261" calcext:value-type="float">
            <text:p>11630261</text:p>
          </table:table-cell>
          <table:table-cell table:formula="of:=[.A729]/1000/(60*60*24)" office:value-type="time" office:time-value="PT03H13M50.261S" calcext:value-type="time">
            <text:p>03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74.45" calcext:value-type="float">
            <text:p>774.45</text:p>
          </table:table-cell>
          <table:table-cell office:value-type="float" office:value="936.38" calcext:value-type="float">
            <text:p>936.38</text:p>
          </table:table-cell>
        </table:table-row>
        <table:table-row table:style-name="ro1">
          <table:table-cell office:value-type="float" office:value="11646261" calcext:value-type="float">
            <text:p>11646261</text:p>
          </table:table-cell>
          <table:table-cell table:formula="of:=[.A730]/1000/(60*60*24)" office:value-type="time" office:time-value="PT03H14M06.261S" calcext:value-type="time">
            <text:p>03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75.5" calcext:value-type="float">
            <text:p>775.5</text:p>
          </table:table-cell>
          <table:table-cell office:value-type="float" office:value="937.65" calcext:value-type="float">
            <text:p>937.65</text:p>
          </table:table-cell>
        </table:table-row>
        <table:table-row table:style-name="ro1">
          <table:table-cell office:value-type="float" office:value="11662261" calcext:value-type="float">
            <text:p>11662261</text:p>
          </table:table-cell>
          <table:table-cell table:formula="of:=[.A731]/1000/(60*60*24)" office:value-type="time" office:time-value="PT03H14M22.261S" calcext:value-type="time">
            <text:p>03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76.56" calcext:value-type="float">
            <text:p>776.56</text:p>
          </table:table-cell>
          <table:table-cell office:value-type="float" office:value="938.93" calcext:value-type="float">
            <text:p>938.93</text:p>
          </table:table-cell>
        </table:table-row>
        <table:table-row table:style-name="ro1">
          <table:table-cell office:value-type="float" office:value="11678261" calcext:value-type="float">
            <text:p>11678261</text:p>
          </table:table-cell>
          <table:table-cell table:formula="of:=[.A732]/1000/(60*60*24)" office:value-type="time" office:time-value="PT03H14M38.261S" calcext:value-type="time">
            <text:p>03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77.62" calcext:value-type="float">
            <text:p>777.62</text:p>
          </table:table-cell>
          <table:table-cell office:value-type="float" office:value="940.2" calcext:value-type="float">
            <text:p>940.2</text:p>
          </table:table-cell>
        </table:table-row>
        <table:table-row table:style-name="ro1">
          <table:table-cell office:value-type="float" office:value="11694261" calcext:value-type="float">
            <text:p>11694261</text:p>
          </table:table-cell>
          <table:table-cell table:formula="of:=[.A733]/1000/(60*60*24)" office:value-type="time" office:time-value="PT03H14M54.261S" calcext:value-type="time">
            <text:p>03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78.68" calcext:value-type="float">
            <text:p>778.68</text:p>
          </table:table-cell>
          <table:table-cell office:value-type="float" office:value="941.47" calcext:value-type="float">
            <text:p>941.47</text:p>
          </table:table-cell>
        </table:table-row>
        <table:table-row table:style-name="ro1">
          <table:table-cell office:value-type="float" office:value="11710261" calcext:value-type="float">
            <text:p>11710261</text:p>
          </table:table-cell>
          <table:table-cell table:formula="of:=[.A734]/1000/(60*60*24)" office:value-type="time" office:time-value="PT03H15M10.261S" calcext:value-type="time">
            <text:p>03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79.74" calcext:value-type="float">
            <text:p>779.74</text:p>
          </table:table-cell>
          <table:table-cell office:value-type="float" office:value="942.74" calcext:value-type="float">
            <text:p>942.74</text:p>
          </table:table-cell>
        </table:table-row>
        <table:table-row table:style-name="ro1">
          <table:table-cell office:value-type="float" office:value="11726261" calcext:value-type="float">
            <text:p>11726261</text:p>
          </table:table-cell>
          <table:table-cell table:formula="of:=[.A735]/1000/(60*60*24)" office:value-type="time" office:time-value="PT03H15M26.261S" calcext:value-type="time">
            <text:p>03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0.8" calcext:value-type="float">
            <text:p>780.8</text:p>
          </table:table-cell>
          <table:table-cell office:value-type="float" office:value="944.02" calcext:value-type="float">
            <text:p>944.02</text:p>
          </table:table-cell>
        </table:table-row>
        <table:table-row table:style-name="ro1">
          <table:table-cell office:value-type="float" office:value="11742261" calcext:value-type="float">
            <text:p>11742261</text:p>
          </table:table-cell>
          <table:table-cell table:formula="of:=[.A736]/1000/(60*60*24)" office:value-type="time" office:time-value="PT03H15M42.261S" calcext:value-type="time">
            <text:p>03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1.86" calcext:value-type="float">
            <text:p>781.86</text:p>
          </table:table-cell>
          <table:table-cell office:value-type="float" office:value="945.29" calcext:value-type="float">
            <text:p>945.29</text:p>
          </table:table-cell>
        </table:table-row>
        <table:table-row table:style-name="ro1">
          <table:table-cell office:value-type="float" office:value="11758261" calcext:value-type="float">
            <text:p>11758261</text:p>
          </table:table-cell>
          <table:table-cell table:formula="of:=[.A737]/1000/(60*60*24)" office:value-type="time" office:time-value="PT03H15M58.261S" calcext:value-type="time">
            <text:p>03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2.92" calcext:value-type="float">
            <text:p>782.92</text:p>
          </table:table-cell>
          <table:table-cell office:value-type="float" office:value="946.57" calcext:value-type="float">
            <text:p>946.57</text:p>
          </table:table-cell>
        </table:table-row>
        <table:table-row table:style-name="ro1">
          <table:table-cell office:value-type="float" office:value="11774261" calcext:value-type="float">
            <text:p>11774261</text:p>
          </table:table-cell>
          <table:table-cell table:formula="of:=[.A738]/1000/(60*60*24)" office:value-type="time" office:time-value="PT03H16M14.261S" calcext:value-type="time">
            <text:p>03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3.98" calcext:value-type="float">
            <text:p>783.98</text:p>
          </table:table-cell>
          <table:table-cell office:value-type="float" office:value="947.84" calcext:value-type="float">
            <text:p>947.84</text:p>
          </table:table-cell>
        </table:table-row>
        <table:table-row table:style-name="ro1">
          <table:table-cell office:value-type="float" office:value="11790261" calcext:value-type="float">
            <text:p>11790261</text:p>
          </table:table-cell>
          <table:table-cell table:formula="of:=[.A739]/1000/(60*60*24)" office:value-type="time" office:time-value="PT03H16M30.261S" calcext:value-type="time">
            <text:p>03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85.04" calcext:value-type="float">
            <text:p>785.04</text:p>
          </table:table-cell>
          <table:table-cell office:value-type="float" office:value="949.11" calcext:value-type="float">
            <text:p>949.11</text:p>
          </table:table-cell>
        </table:table-row>
        <table:table-row table:style-name="ro1">
          <table:table-cell office:value-type="float" office:value="11806261" calcext:value-type="float">
            <text:p>11806261</text:p>
          </table:table-cell>
          <table:table-cell table:formula="of:=[.A740]/1000/(60*60*24)" office:value-type="time" office:time-value="PT03H16M46.261S" calcext:value-type="time">
            <text:p>03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6.1" calcext:value-type="float">
            <text:p>786.1</text:p>
          </table:table-cell>
          <table:table-cell office:value-type="float" office:value="950.39" calcext:value-type="float">
            <text:p>950.39</text:p>
          </table:table-cell>
        </table:table-row>
        <table:table-row table:style-name="ro1">
          <table:table-cell office:value-type="float" office:value="11822261" calcext:value-type="float">
            <text:p>11822261</text:p>
          </table:table-cell>
          <table:table-cell table:formula="of:=[.A741]/1000/(60*60*24)" office:value-type="time" office:time-value="PT03H17M02.261S" calcext:value-type="time">
            <text:p>03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87.16" calcext:value-type="float">
            <text:p>787.16</text:p>
          </table:table-cell>
          <table:table-cell office:value-type="float" office:value="951.66" calcext:value-type="float">
            <text:p>951.66</text:p>
          </table:table-cell>
        </table:table-row>
        <table:table-row table:style-name="ro1">
          <table:table-cell office:value-type="float" office:value="11838261" calcext:value-type="float">
            <text:p>11838261</text:p>
          </table:table-cell>
          <table:table-cell table:formula="of:=[.A742]/1000/(60*60*24)" office:value-type="time" office:time-value="PT03H17M18.261S" calcext:value-type="time">
            <text:p>03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8.22" calcext:value-type="float">
            <text:p>788.22</text:p>
          </table:table-cell>
          <table:table-cell office:value-type="float" office:value="952.94" calcext:value-type="float">
            <text:p>952.94</text:p>
          </table:table-cell>
        </table:table-row>
        <table:table-row table:style-name="ro1">
          <table:table-cell office:value-type="float" office:value="11854261" calcext:value-type="float">
            <text:p>11854261</text:p>
          </table:table-cell>
          <table:table-cell table:formula="of:=[.A743]/1000/(60*60*24)" office:value-type="time" office:time-value="PT03H17M34.261S" calcext:value-type="time">
            <text:p>03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89.28" calcext:value-type="float">
            <text:p>789.28</text:p>
          </table:table-cell>
          <table:table-cell office:value-type="float" office:value="954.21" calcext:value-type="float">
            <text:p>954.21</text:p>
          </table:table-cell>
        </table:table-row>
        <table:table-row table:style-name="ro1">
          <table:table-cell office:value-type="float" office:value="11870261" calcext:value-type="float">
            <text:p>11870261</text:p>
          </table:table-cell>
          <table:table-cell table:formula="of:=[.A744]/1000/(60*60*24)" office:value-type="time" office:time-value="PT03H17M50.261S" calcext:value-type="time">
            <text:p>03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90.34" calcext:value-type="float">
            <text:p>790.34</text:p>
          </table:table-cell>
          <table:table-cell office:value-type="float" office:value="955.48" calcext:value-type="float">
            <text:p>955.48</text:p>
          </table:table-cell>
        </table:table-row>
        <table:table-row table:style-name="ro1">
          <table:table-cell office:value-type="float" office:value="11886261" calcext:value-type="float">
            <text:p>11886261</text:p>
          </table:table-cell>
          <table:table-cell table:formula="of:=[.A745]/1000/(60*60*24)" office:value-type="time" office:time-value="PT03H18M06.261S" calcext:value-type="time">
            <text:p>03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1.4" calcext:value-type="float">
            <text:p>791.4</text:p>
          </table:table-cell>
          <table:table-cell office:value-type="float" office:value="956.76" calcext:value-type="float">
            <text:p>956.76</text:p>
          </table:table-cell>
        </table:table-row>
        <table:table-row table:style-name="ro1">
          <table:table-cell office:value-type="float" office:value="11902261" calcext:value-type="float">
            <text:p>11902261</text:p>
          </table:table-cell>
          <table:table-cell table:formula="of:=[.A746]/1000/(60*60*24)" office:value-type="time" office:time-value="PT03H18M22.261S" calcext:value-type="time">
            <text:p>03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2.46" calcext:value-type="float">
            <text:p>792.46</text:p>
          </table:table-cell>
          <table:table-cell office:value-type="float" office:value="958.03" calcext:value-type="float">
            <text:p>958.03</text:p>
          </table:table-cell>
        </table:table-row>
        <table:table-row table:style-name="ro1">
          <table:table-cell office:value-type="float" office:value="11918261" calcext:value-type="float">
            <text:p>11918261</text:p>
          </table:table-cell>
          <table:table-cell table:formula="of:=[.A747]/1000/(60*60*24)" office:value-type="time" office:time-value="PT03H18M38.261S" calcext:value-type="time">
            <text:p>03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3.52" calcext:value-type="float">
            <text:p>793.52</text:p>
          </table:table-cell>
          <table:table-cell office:value-type="float" office:value="959.3" calcext:value-type="float">
            <text:p>959.3</text:p>
          </table:table-cell>
        </table:table-row>
        <table:table-row table:style-name="ro1">
          <table:table-cell office:value-type="float" office:value="11934261" calcext:value-type="float">
            <text:p>11934261</text:p>
          </table:table-cell>
          <table:table-cell table:formula="of:=[.A748]/1000/(60*60*24)" office:value-type="time" office:time-value="PT03H18M54.261S" calcext:value-type="time">
            <text:p>03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4.58" calcext:value-type="float">
            <text:p>794.58</text:p>
          </table:table-cell>
          <table:table-cell office:value-type="float" office:value="960.57" calcext:value-type="float">
            <text:p>960.57</text:p>
          </table:table-cell>
        </table:table-row>
        <table:table-row table:style-name="ro1">
          <table:table-cell office:value-type="float" office:value="11950261" calcext:value-type="float">
            <text:p>11950261</text:p>
          </table:table-cell>
          <table:table-cell table:formula="of:=[.A749]/1000/(60*60*24)" office:value-type="time" office:time-value="PT03H19M10.261S" calcext:value-type="time">
            <text:p>03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5.63" calcext:value-type="float">
            <text:p>795.63</text:p>
          </table:table-cell>
          <table:table-cell office:value-type="float" office:value="961.85" calcext:value-type="float">
            <text:p>961.85</text:p>
          </table:table-cell>
        </table:table-row>
        <table:table-row table:style-name="ro1">
          <table:table-cell office:value-type="float" office:value="11966261" calcext:value-type="float">
            <text:p>11966261</text:p>
          </table:table-cell>
          <table:table-cell table:formula="of:=[.A750]/1000/(60*60*24)" office:value-type="time" office:time-value="PT03H19M26.261S" calcext:value-type="time">
            <text:p>03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6.69" calcext:value-type="float">
            <text:p>796.69</text:p>
          </table:table-cell>
          <table:table-cell office:value-type="float" office:value="963.12" calcext:value-type="float">
            <text:p>963.12</text:p>
          </table:table-cell>
        </table:table-row>
        <table:table-row table:style-name="ro1">
          <table:table-cell office:value-type="float" office:value="11982261" calcext:value-type="float">
            <text:p>11982261</text:p>
          </table:table-cell>
          <table:table-cell table:formula="of:=[.A751]/1000/(60*60*24)" office:value-type="time" office:time-value="PT03H19M42.261S" calcext:value-type="time">
            <text:p>03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97.75" calcext:value-type="float">
            <text:p>797.75</text:p>
          </table:table-cell>
          <table:table-cell office:value-type="float" office:value="964.4" calcext:value-type="float">
            <text:p>964.4</text:p>
          </table:table-cell>
        </table:table-row>
        <table:table-row table:style-name="ro1">
          <table:table-cell office:value-type="float" office:value="11998261" calcext:value-type="float">
            <text:p>11998261</text:p>
          </table:table-cell>
          <table:table-cell table:formula="of:=[.A752]/1000/(60*60*24)" office:value-type="time" office:time-value="PT03H19M58.261S" calcext:value-type="time">
            <text:p>03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98.81" calcext:value-type="float">
            <text:p>798.81</text:p>
          </table:table-cell>
          <table:table-cell office:value-type="float" office:value="965.67" calcext:value-type="float">
            <text:p>965.67</text:p>
          </table:table-cell>
        </table:table-row>
        <table:table-row table:style-name="ro1">
          <table:table-cell office:value-type="float" office:value="12014261" calcext:value-type="float">
            <text:p>12014261</text:p>
          </table:table-cell>
          <table:table-cell table:formula="of:=[.A753]/1000/(60*60*24)" office:value-type="time" office:time-value="PT03H20M14.261S" calcext:value-type="time">
            <text:p>03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99.87" calcext:value-type="float">
            <text:p>799.87</text:p>
          </table:table-cell>
          <table:table-cell office:value-type="float" office:value="966.94" calcext:value-type="float">
            <text:p>966.94</text:p>
          </table:table-cell>
        </table:table-row>
        <table:table-row table:style-name="ro1">
          <table:table-cell office:value-type="float" office:value="12030261" calcext:value-type="float">
            <text:p>12030261</text:p>
          </table:table-cell>
          <table:table-cell table:formula="of:=[.A754]/1000/(60*60*24)" office:value-type="time" office:time-value="PT03H20M30.261S" calcext:value-type="time">
            <text:p>03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0.93" calcext:value-type="float">
            <text:p>800.93</text:p>
          </table:table-cell>
          <table:table-cell office:value-type="float" office:value="968.22" calcext:value-type="float">
            <text:p>968.22</text:p>
          </table:table-cell>
        </table:table-row>
        <table:table-row table:style-name="ro1">
          <table:table-cell office:value-type="float" office:value="12046261" calcext:value-type="float">
            <text:p>12046261</text:p>
          </table:table-cell>
          <table:table-cell table:formula="of:=[.A755]/1000/(60*60*24)" office:value-type="time" office:time-value="PT03H20M46.261S" calcext:value-type="time">
            <text:p>03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1.99" calcext:value-type="float">
            <text:p>801.99</text:p>
          </table:table-cell>
          <table:table-cell office:value-type="float" office:value="969.49" calcext:value-type="float">
            <text:p>969.49</text:p>
          </table:table-cell>
        </table:table-row>
        <table:table-row table:style-name="ro1">
          <table:table-cell office:value-type="float" office:value="12062261" calcext:value-type="float">
            <text:p>12062261</text:p>
          </table:table-cell>
          <table:table-cell table:formula="of:=[.A756]/1000/(60*60*24)" office:value-type="time" office:time-value="PT03H21M02.261S" calcext:value-type="time">
            <text:p>03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03.05" calcext:value-type="float">
            <text:p>803.05</text:p>
          </table:table-cell>
          <table:table-cell office:value-type="float" office:value="970.76" calcext:value-type="float">
            <text:p>970.76</text:p>
          </table:table-cell>
        </table:table-row>
        <table:table-row table:style-name="ro1">
          <table:table-cell office:value-type="float" office:value="12078261" calcext:value-type="float">
            <text:p>12078261</text:p>
          </table:table-cell>
          <table:table-cell table:formula="of:=[.A757]/1000/(60*60*24)" office:value-type="time" office:time-value="PT03H21M18.261S" calcext:value-type="time">
            <text:p>03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04.11" calcext:value-type="float">
            <text:p>804.11</text:p>
          </table:table-cell>
          <table:table-cell office:value-type="float" office:value="972.04" calcext:value-type="float">
            <text:p>972.04</text:p>
          </table:table-cell>
        </table:table-row>
        <table:table-row table:style-name="ro1">
          <table:table-cell office:value-type="float" office:value="12094261" calcext:value-type="float">
            <text:p>12094261</text:p>
          </table:table-cell>
          <table:table-cell table:formula="of:=[.A758]/1000/(60*60*24)" office:value-type="time" office:time-value="PT03H21M34.261S" calcext:value-type="time">
            <text:p>03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5.17" calcext:value-type="float">
            <text:p>805.17</text:p>
          </table:table-cell>
          <table:table-cell office:value-type="float" office:value="973.31" calcext:value-type="float">
            <text:p>973.31</text:p>
          </table:table-cell>
        </table:table-row>
        <table:table-row table:style-name="ro1">
          <table:table-cell office:value-type="float" office:value="12110261" calcext:value-type="float">
            <text:p>12110261</text:p>
          </table:table-cell>
          <table:table-cell table:formula="of:=[.A759]/1000/(60*60*24)" office:value-type="time" office:time-value="PT03H21M50.261S" calcext:value-type="time">
            <text:p>03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6.23" calcext:value-type="float">
            <text:p>806.23</text:p>
          </table:table-cell>
          <table:table-cell office:value-type="float" office:value="974.58" calcext:value-type="float">
            <text:p>974.58</text:p>
          </table:table-cell>
        </table:table-row>
        <table:table-row table:style-name="ro1">
          <table:table-cell office:value-type="float" office:value="12126259" calcext:value-type="float">
            <text:p>12126259</text:p>
          </table:table-cell>
          <table:table-cell table:formula="of:=[.A760]/1000/(60*60*24)" office:value-type="time" office:time-value="PT03H22M06.259S" calcext:value-type="time">
            <text:p>03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7.29" calcext:value-type="float">
            <text:p>807.29</text:p>
          </table:table-cell>
          <table:table-cell office:value-type="float" office:value="975.85" calcext:value-type="float">
            <text:p>975.85</text:p>
          </table:table-cell>
        </table:table-row>
        <table:table-row table:style-name="ro1">
          <table:table-cell office:value-type="float" office:value="12142261" calcext:value-type="float">
            <text:p>12142261</text:p>
          </table:table-cell>
          <table:table-cell table:formula="of:=[.A761]/1000/(60*60*24)" office:value-type="time" office:time-value="PT03H22M22.261S" calcext:value-type="time">
            <text:p>03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08.35" calcext:value-type="float">
            <text:p>808.35</text:p>
          </table:table-cell>
          <table:table-cell office:value-type="float" office:value="977.13" calcext:value-type="float">
            <text:p>977.13</text:p>
          </table:table-cell>
        </table:table-row>
        <table:table-row table:style-name="ro1">
          <table:table-cell office:value-type="float" office:value="12158261" calcext:value-type="float">
            <text:p>12158261</text:p>
          </table:table-cell>
          <table:table-cell table:formula="of:=[.A762]/1000/(60*60*24)" office:value-type="time" office:time-value="PT03H22M38.261S" calcext:value-type="time">
            <text:p>03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09.41" calcext:value-type="float">
            <text:p>809.41</text:p>
          </table:table-cell>
          <table:table-cell office:value-type="float" office:value="978.4" calcext:value-type="float">
            <text:p>978.4</text:p>
          </table:table-cell>
        </table:table-row>
        <table:table-row table:style-name="ro1">
          <table:table-cell office:value-type="float" office:value="12174261" calcext:value-type="float">
            <text:p>12174261</text:p>
          </table:table-cell>
          <table:table-cell table:formula="of:=[.A763]/1000/(60*60*24)" office:value-type="time" office:time-value="PT03H22M54.261S" calcext:value-type="time">
            <text:p>03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10.47" calcext:value-type="float">
            <text:p>810.47</text:p>
          </table:table-cell>
          <table:table-cell office:value-type="float" office:value="979.68" calcext:value-type="float">
            <text:p>979.68</text:p>
          </table:table-cell>
        </table:table-row>
        <table:table-row table:style-name="ro1">
          <table:table-cell office:value-type="float" office:value="12190261" calcext:value-type="float">
            <text:p>12190261</text:p>
          </table:table-cell>
          <table:table-cell table:formula="of:=[.A764]/1000/(60*60*24)" office:value-type="time" office:time-value="PT03H23M10.261S" calcext:value-type="time">
            <text:p>03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1.52" calcext:value-type="float">
            <text:p>811.52</text:p>
          </table:table-cell>
          <table:table-cell office:value-type="float" office:value="980.95" calcext:value-type="float">
            <text:p>980.95</text:p>
          </table:table-cell>
        </table:table-row>
        <table:table-row table:style-name="ro1">
          <table:table-cell office:value-type="float" office:value="12206261" calcext:value-type="float">
            <text:p>12206261</text:p>
          </table:table-cell>
          <table:table-cell table:formula="of:=[.A765]/1000/(60*60*24)" office:value-type="time" office:time-value="PT03H23M26.261S" calcext:value-type="time">
            <text:p>03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12.58" calcext:value-type="float">
            <text:p>812.58</text:p>
          </table:table-cell>
          <table:table-cell office:value-type="float" office:value="982.22" calcext:value-type="float">
            <text:p>982.22</text:p>
          </table:table-cell>
        </table:table-row>
        <table:table-row table:style-name="ro1">
          <table:table-cell office:value-type="float" office:value="12222261" calcext:value-type="float">
            <text:p>12222261</text:p>
          </table:table-cell>
          <table:table-cell table:formula="of:=[.A766]/1000/(60*60*24)" office:value-type="time" office:time-value="PT03H23M42.261S" calcext:value-type="time">
            <text:p>03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3.64" calcext:value-type="float">
            <text:p>813.64</text:p>
          </table:table-cell>
          <table:table-cell office:value-type="float" office:value="983.5" calcext:value-type="float">
            <text:p>983.5</text:p>
          </table:table-cell>
        </table:table-row>
        <table:table-row table:style-name="ro1">
          <table:table-cell office:value-type="float" office:value="12238261" calcext:value-type="float">
            <text:p>12238261</text:p>
          </table:table-cell>
          <table:table-cell table:formula="of:=[.A767]/1000/(60*60*24)" office:value-type="time" office:time-value="PT03H23M58.261S" calcext:value-type="time">
            <text:p>03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14.7" calcext:value-type="float">
            <text:p>814.7</text:p>
          </table:table-cell>
          <table:table-cell office:value-type="float" office:value="984.77" calcext:value-type="float">
            <text:p>984.77</text:p>
          </table:table-cell>
        </table:table-row>
        <table:table-row table:style-name="ro1">
          <table:table-cell office:value-type="float" office:value="12254261" calcext:value-type="float">
            <text:p>12254261</text:p>
          </table:table-cell>
          <table:table-cell table:formula="of:=[.A768]/1000/(60*60*24)" office:value-type="time" office:time-value="PT03H24M14.261S" calcext:value-type="time">
            <text:p>03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5.76" calcext:value-type="float">
            <text:p>815.76</text:p>
          </table:table-cell>
          <table:table-cell office:value-type="float" office:value="986.04" calcext:value-type="float">
            <text:p>986.04</text:p>
          </table:table-cell>
        </table:table-row>
        <table:table-row table:style-name="ro1">
          <table:table-cell office:value-type="float" office:value="12270261" calcext:value-type="float">
            <text:p>12270261</text:p>
          </table:table-cell>
          <table:table-cell table:formula="of:=[.A769]/1000/(60*60*24)" office:value-type="time" office:time-value="PT03H24M30.261S" calcext:value-type="time">
            <text:p>03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6.82" calcext:value-type="float">
            <text:p>816.82</text:p>
          </table:table-cell>
          <table:table-cell office:value-type="float" office:value="987.31" calcext:value-type="float">
            <text:p>987.31</text:p>
          </table:table-cell>
        </table:table-row>
        <table:table-row table:style-name="ro1">
          <table:table-cell office:value-type="float" office:value="12286261" calcext:value-type="float">
            <text:p>12286261</text:p>
          </table:table-cell>
          <table:table-cell table:formula="of:=[.A770]/1000/(60*60*24)" office:value-type="time" office:time-value="PT03H24M46.261S" calcext:value-type="time">
            <text:p>03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17.88" calcext:value-type="float">
            <text:p>817.88</text:p>
          </table:table-cell>
          <table:table-cell office:value-type="float" office:value="988.58" calcext:value-type="float">
            <text:p>988.58</text:p>
          </table:table-cell>
        </table:table-row>
        <table:table-row table:style-name="ro1">
          <table:table-cell office:value-type="float" office:value="12302261" calcext:value-type="float">
            <text:p>12302261</text:p>
          </table:table-cell>
          <table:table-cell table:formula="of:=[.A771]/1000/(60*60*24)" office:value-type="time" office:time-value="PT03H25M02.261S" calcext:value-type="time">
            <text:p>03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8.94" calcext:value-type="float">
            <text:p>818.94</text:p>
          </table:table-cell>
          <table:table-cell office:value-type="float" office:value="989.86" calcext:value-type="float">
            <text:p>989.86</text:p>
          </table:table-cell>
        </table:table-row>
        <table:table-row table:style-name="ro1">
          <table:table-cell office:value-type="float" office:value="12318261" calcext:value-type="float">
            <text:p>12318261</text:p>
          </table:table-cell>
          <table:table-cell table:formula="of:=[.A772]/1000/(60*60*24)" office:value-type="time" office:time-value="PT03H25M18.261S" calcext:value-type="time">
            <text:p>03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20" calcext:value-type="float">
            <text:p>820</text:p>
          </table:table-cell>
          <table:table-cell office:value-type="float" office:value="991.13" calcext:value-type="float">
            <text:p>991.13</text:p>
          </table:table-cell>
        </table:table-row>
        <table:table-row table:style-name="ro1">
          <table:table-cell office:value-type="float" office:value="12334261" calcext:value-type="float">
            <text:p>12334261</text:p>
          </table:table-cell>
          <table:table-cell table:formula="of:=[.A773]/1000/(60*60*24)" office:value-type="time" office:time-value="PT03H25M34.261S" calcext:value-type="time">
            <text:p>03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1.06" calcext:value-type="float">
            <text:p>821.06</text:p>
          </table:table-cell>
          <table:table-cell office:value-type="float" office:value="992.4" calcext:value-type="float">
            <text:p>992.4</text:p>
          </table:table-cell>
        </table:table-row>
        <table:table-row table:style-name="ro1">
          <table:table-cell office:value-type="float" office:value="12350261" calcext:value-type="float">
            <text:p>12350261</text:p>
          </table:table-cell>
          <table:table-cell table:formula="of:=[.A774]/1000/(60*60*24)" office:value-type="time" office:time-value="PT03H25M50.261S" calcext:value-type="time">
            <text:p>03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2.12" calcext:value-type="float">
            <text:p>822.12</text:p>
          </table:table-cell>
          <table:table-cell office:value-type="float" office:value="993.68" calcext:value-type="float">
            <text:p>993.68</text:p>
          </table:table-cell>
        </table:table-row>
        <table:table-row table:style-name="ro1">
          <table:table-cell office:value-type="float" office:value="12366261" calcext:value-type="float">
            <text:p>12366261</text:p>
          </table:table-cell>
          <table:table-cell table:formula="of:=[.A775]/1000/(60*60*24)" office:value-type="time" office:time-value="PT03H26M06.261S" calcext:value-type="time">
            <text:p>03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3.18" calcext:value-type="float">
            <text:p>823.18</text:p>
          </table:table-cell>
          <table:table-cell office:value-type="float" office:value="994.95" calcext:value-type="float">
            <text:p>994.95</text:p>
          </table:table-cell>
        </table:table-row>
        <table:table-row table:style-name="ro1">
          <table:table-cell office:value-type="float" office:value="12382261" calcext:value-type="float">
            <text:p>12382261</text:p>
          </table:table-cell>
          <table:table-cell table:formula="of:=[.A776]/1000/(60*60*24)" office:value-type="time" office:time-value="PT03H26M22.261S" calcext:value-type="time">
            <text:p>03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4.23" calcext:value-type="float">
            <text:p>824.23</text:p>
          </table:table-cell>
          <table:table-cell office:value-type="float" office:value="996.22" calcext:value-type="float">
            <text:p>996.22</text:p>
          </table:table-cell>
        </table:table-row>
        <table:table-row table:style-name="ro1">
          <table:table-cell office:value-type="float" office:value="12398261" calcext:value-type="float">
            <text:p>12398261</text:p>
          </table:table-cell>
          <table:table-cell table:formula="of:=[.A777]/1000/(60*60*24)" office:value-type="time" office:time-value="PT03H26M38.261S" calcext:value-type="time">
            <text:p>03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5.29" calcext:value-type="float">
            <text:p>825.29</text:p>
          </table:table-cell>
          <table:table-cell office:value-type="float" office:value="997.5" calcext:value-type="float">
            <text:p>997.5</text:p>
          </table:table-cell>
        </table:table-row>
        <table:table-row table:style-name="ro1">
          <table:table-cell office:value-type="float" office:value="12414261" calcext:value-type="float">
            <text:p>12414261</text:p>
          </table:table-cell>
          <table:table-cell table:formula="of:=[.A778]/1000/(60*60*24)" office:value-type="time" office:time-value="PT03H26M54.261S" calcext:value-type="time">
            <text:p>03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6.35" calcext:value-type="float">
            <text:p>826.35</text:p>
          </table:table-cell>
          <table:table-cell office:value-type="float" office:value="998.77" calcext:value-type="float">
            <text:p>998.77</text:p>
          </table:table-cell>
        </table:table-row>
        <table:table-row table:style-name="ro1">
          <table:table-cell office:value-type="float" office:value="12430261" calcext:value-type="float">
            <text:p>12430261</text:p>
          </table:table-cell>
          <table:table-cell table:formula="of:=[.A779]/1000/(60*60*24)" office:value-type="time" office:time-value="PT03H27M10.261S" calcext:value-type="time">
            <text:p>03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7.41" calcext:value-type="float">
            <text:p>827.41</text:p>
          </table:table-cell>
          <table:table-cell office:value-type="float" office:value="1000.04" calcext:value-type="float">
            <text:p>1000.04</text:p>
          </table:table-cell>
        </table:table-row>
        <table:table-row table:style-name="ro1">
          <table:table-cell office:value-type="float" office:value="12446261" calcext:value-type="float">
            <text:p>12446261</text:p>
          </table:table-cell>
          <table:table-cell table:formula="of:=[.A780]/1000/(60*60*24)" office:value-type="time" office:time-value="PT03H27M26.261S" calcext:value-type="time">
            <text:p>03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8.47" calcext:value-type="float">
            <text:p>828.47</text:p>
          </table:table-cell>
          <table:table-cell office:value-type="float" office:value="1001.31" calcext:value-type="float">
            <text:p>1001.31</text:p>
          </table:table-cell>
        </table:table-row>
        <table:table-row table:style-name="ro1">
          <table:table-cell office:value-type="float" office:value="12462261" calcext:value-type="float">
            <text:p>12462261</text:p>
          </table:table-cell>
          <table:table-cell table:formula="of:=[.A781]/1000/(60*60*24)" office:value-type="time" office:time-value="PT03H27M42.261S" calcext:value-type="time">
            <text:p>03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9.53" calcext:value-type="float">
            <text:p>829.53</text:p>
          </table:table-cell>
          <table:table-cell office:value-type="float" office:value="1002.58" calcext:value-type="float">
            <text:p>1002.58</text:p>
          </table:table-cell>
        </table:table-row>
        <table:table-row table:style-name="ro1">
          <table:table-cell office:value-type="float" office:value="12478261" calcext:value-type="float">
            <text:p>12478261</text:p>
          </table:table-cell>
          <table:table-cell table:formula="of:=[.A782]/1000/(60*60*24)" office:value-type="time" office:time-value="PT03H27M58.261S" calcext:value-type="time">
            <text:p>03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0.59" calcext:value-type="float">
            <text:p>830.59</text:p>
          </table:table-cell>
          <table:table-cell office:value-type="float" office:value="1003.85" calcext:value-type="float">
            <text:p>1003.85</text:p>
          </table:table-cell>
        </table:table-row>
        <table:table-row table:style-name="ro1">
          <table:table-cell office:value-type="float" office:value="12494261" calcext:value-type="float">
            <text:p>12494261</text:p>
          </table:table-cell>
          <table:table-cell table:formula="of:=[.A783]/1000/(60*60*24)" office:value-type="time" office:time-value="PT03H28M14.261S" calcext:value-type="time">
            <text:p>03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1.65" calcext:value-type="float">
            <text:p>831.65</text:p>
          </table:table-cell>
          <table:table-cell office:value-type="float" office:value="1005.12" calcext:value-type="float">
            <text:p>1005.12</text:p>
          </table:table-cell>
        </table:table-row>
        <table:table-row table:style-name="ro1">
          <table:table-cell office:value-type="float" office:value="12510261" calcext:value-type="float">
            <text:p>12510261</text:p>
          </table:table-cell>
          <table:table-cell table:formula="of:=[.A784]/1000/(60*60*24)" office:value-type="time" office:time-value="PT03H28M30.261S" calcext:value-type="time">
            <text:p>03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2.71" calcext:value-type="float">
            <text:p>832.71</text:p>
          </table:table-cell>
          <table:table-cell office:value-type="float" office:value="1006.4" calcext:value-type="float">
            <text:p>1006.4</text:p>
          </table:table-cell>
        </table:table-row>
        <table:table-row table:style-name="ro1">
          <table:table-cell office:value-type="float" office:value="12526261" calcext:value-type="float">
            <text:p>12526261</text:p>
          </table:table-cell>
          <table:table-cell table:formula="of:=[.A785]/1000/(60*60*24)" office:value-type="time" office:time-value="PT03H28M46.261S" calcext:value-type="time">
            <text:p>03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3.76" calcext:value-type="float">
            <text:p>833.76</text:p>
          </table:table-cell>
          <table:table-cell office:value-type="float" office:value="1007.67" calcext:value-type="float">
            <text:p>1007.67</text:p>
          </table:table-cell>
        </table:table-row>
        <table:table-row table:style-name="ro1">
          <table:table-cell office:value-type="float" office:value="12542261" calcext:value-type="float">
            <text:p>12542261</text:p>
          </table:table-cell>
          <table:table-cell table:formula="of:=[.A786]/1000/(60*60*24)" office:value-type="time" office:time-value="PT03H29M02.261S" calcext:value-type="time">
            <text:p>03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4.82" calcext:value-type="float">
            <text:p>834.82</text:p>
          </table:table-cell>
          <table:table-cell office:value-type="float" office:value="1008.94" calcext:value-type="float">
            <text:p>1008.94</text:p>
          </table:table-cell>
        </table:table-row>
        <table:table-row table:style-name="ro1">
          <table:table-cell office:value-type="float" office:value="12558261" calcext:value-type="float">
            <text:p>12558261</text:p>
          </table:table-cell>
          <table:table-cell table:formula="of:=[.A787]/1000/(60*60*24)" office:value-type="time" office:time-value="PT03H29M18.261S" calcext:value-type="time">
            <text:p>03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5.88" calcext:value-type="float">
            <text:p>835.88</text:p>
          </table:table-cell>
          <table:table-cell office:value-type="float" office:value="1010.22" calcext:value-type="float">
            <text:p>1010.22</text:p>
          </table:table-cell>
        </table:table-row>
        <table:table-row table:style-name="ro1">
          <table:table-cell office:value-type="float" office:value="12574261" calcext:value-type="float">
            <text:p>12574261</text:p>
          </table:table-cell>
          <table:table-cell table:formula="of:=[.A788]/1000/(60*60*24)" office:value-type="time" office:time-value="PT03H29M34.261S" calcext:value-type="time">
            <text:p>03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6.94" calcext:value-type="float">
            <text:p>836.94</text:p>
          </table:table-cell>
          <table:table-cell office:value-type="float" office:value="1011.49" calcext:value-type="float">
            <text:p>1011.49</text:p>
          </table:table-cell>
        </table:table-row>
        <table:table-row table:style-name="ro1">
          <table:table-cell office:value-type="float" office:value="12590261" calcext:value-type="float">
            <text:p>12590261</text:p>
          </table:table-cell>
          <table:table-cell table:formula="of:=[.A789]/1000/(60*60*24)" office:value-type="time" office:time-value="PT03H29M50.261S" calcext:value-type="time">
            <text:p>03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8" calcext:value-type="float">
            <text:p>838</text:p>
          </table:table-cell>
          <table:table-cell office:value-type="float" office:value="1012.76" calcext:value-type="float">
            <text:p>1012.76</text:p>
          </table:table-cell>
        </table:table-row>
        <table:table-row table:style-name="ro1">
          <table:table-cell office:value-type="float" office:value="12606261" calcext:value-type="float">
            <text:p>12606261</text:p>
          </table:table-cell>
          <table:table-cell table:formula="of:=[.A790]/1000/(60*60*24)" office:value-type="time" office:time-value="PT03H30M06.261S" calcext:value-type="time">
            <text:p>03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1" calcext:value-type="float">
            <text:p>285.91</text:p>
          </table:table-cell>
          <table:table-cell office:value-type="float" office:value="839.06" calcext:value-type="float">
            <text:p>839.06</text:p>
          </table:table-cell>
          <table:table-cell office:value-type="float" office:value="1014.03" calcext:value-type="float">
            <text:p>1014.03</text:p>
          </table:table-cell>
        </table:table-row>
        <table:table-row table:style-name="ro1">
          <table:table-cell office:value-type="float" office:value="12622261" calcext:value-type="float">
            <text:p>12622261</text:p>
          </table:table-cell>
          <table:table-cell table:formula="of:=[.A791]/1000/(60*60*24)" office:value-type="time" office:time-value="PT03H30M22.261S" calcext:value-type="time">
            <text:p>03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0.12" calcext:value-type="float">
            <text:p>840.12</text:p>
          </table:table-cell>
          <table:table-cell office:value-type="float" office:value="1015.3" calcext:value-type="float">
            <text:p>1015.3</text:p>
          </table:table-cell>
        </table:table-row>
        <table:table-row table:style-name="ro1">
          <table:table-cell office:value-type="float" office:value="12638261" calcext:value-type="float">
            <text:p>12638261</text:p>
          </table:table-cell>
          <table:table-cell table:formula="of:=[.A792]/1000/(60*60*24)" office:value-type="time" office:time-value="PT03H30M38.261S" calcext:value-type="time">
            <text:p>03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1.17" calcext:value-type="float">
            <text:p>841.17</text:p>
          </table:table-cell>
          <table:table-cell office:value-type="float" office:value="1016.57" calcext:value-type="float">
            <text:p>1016.57</text:p>
          </table:table-cell>
        </table:table-row>
        <table:table-row table:style-name="ro1">
          <table:table-cell office:value-type="float" office:value="12654261" calcext:value-type="float">
            <text:p>12654261</text:p>
          </table:table-cell>
          <table:table-cell table:formula="of:=[.A793]/1000/(60*60*24)" office:value-type="time" office:time-value="PT03H30M54.261S" calcext:value-type="time">
            <text:p>03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2.23" calcext:value-type="float">
            <text:p>842.23</text:p>
          </table:table-cell>
          <table:table-cell office:value-type="float" office:value="1017.84" calcext:value-type="float">
            <text:p>1017.84</text:p>
          </table:table-cell>
        </table:table-row>
        <table:table-row table:style-name="ro1">
          <table:table-cell office:value-type="float" office:value="12670261" calcext:value-type="float">
            <text:p>12670261</text:p>
          </table:table-cell>
          <table:table-cell table:formula="of:=[.A794]/1000/(60*60*24)" office:value-type="time" office:time-value="PT03H31M10.261S" calcext:value-type="time">
            <text:p>03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3.29" calcext:value-type="float">
            <text:p>843.29</text:p>
          </table:table-cell>
          <table:table-cell office:value-type="float" office:value="1019.11" calcext:value-type="float">
            <text:p>1019.11</text:p>
          </table:table-cell>
        </table:table-row>
        <table:table-row table:style-name="ro1">
          <table:table-cell office:value-type="float" office:value="12686261" calcext:value-type="float">
            <text:p>12686261</text:p>
          </table:table-cell>
          <table:table-cell table:formula="of:=[.A795]/1000/(60*60*24)" office:value-type="time" office:time-value="PT03H31M26.261S" calcext:value-type="time">
            <text:p>03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4.35" calcext:value-type="float">
            <text:p>844.35</text:p>
          </table:table-cell>
          <table:table-cell office:value-type="float" office:value="1020.39" calcext:value-type="float">
            <text:p>1020.39</text:p>
          </table:table-cell>
        </table:table-row>
        <table:table-row table:style-name="ro1">
          <table:table-cell office:value-type="float" office:value="12702261" calcext:value-type="float">
            <text:p>12702261</text:p>
          </table:table-cell>
          <table:table-cell table:formula="of:=[.A796]/1000/(60*60*24)" office:value-type="time" office:time-value="PT03H31M42.261S" calcext:value-type="time">
            <text:p>03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45.41" calcext:value-type="float">
            <text:p>845.41</text:p>
          </table:table-cell>
          <table:table-cell office:value-type="float" office:value="1021.66" calcext:value-type="float">
            <text:p>1021.66</text:p>
          </table:table-cell>
        </table:table-row>
        <table:table-row table:style-name="ro1">
          <table:table-cell office:value-type="float" office:value="12718261" calcext:value-type="float">
            <text:p>12718261</text:p>
          </table:table-cell>
          <table:table-cell table:formula="of:=[.A797]/1000/(60*60*24)" office:value-type="time" office:time-value="PT03H31M58.261S" calcext:value-type="time">
            <text:p>03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6.47" calcext:value-type="float">
            <text:p>846.47</text:p>
          </table:table-cell>
          <table:table-cell office:value-type="float" office:value="1022.93" calcext:value-type="float">
            <text:p>1022.93</text:p>
          </table:table-cell>
        </table:table-row>
        <table:table-row table:style-name="ro1">
          <table:table-cell office:value-type="float" office:value="12734261" calcext:value-type="float">
            <text:p>12734261</text:p>
          </table:table-cell>
          <table:table-cell table:formula="of:=[.A798]/1000/(60*60*24)" office:value-type="time" office:time-value="PT03H32M14.261S" calcext:value-type="time">
            <text:p>03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7.53" calcext:value-type="float">
            <text:p>847.53</text:p>
          </table:table-cell>
          <table:table-cell office:value-type="float" office:value="1024.2" calcext:value-type="float">
            <text:p>1024.2</text:p>
          </table:table-cell>
        </table:table-row>
        <table:table-row table:style-name="ro1">
          <table:table-cell office:value-type="float" office:value="12750261" calcext:value-type="float">
            <text:p>12750261</text:p>
          </table:table-cell>
          <table:table-cell table:formula="of:=[.A799]/1000/(60*60*24)" office:value-type="time" office:time-value="PT03H32M30.261S" calcext:value-type="time">
            <text:p>03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8.59" calcext:value-type="float">
            <text:p>848.59</text:p>
          </table:table-cell>
          <table:table-cell office:value-type="float" office:value="1025.47" calcext:value-type="float">
            <text:p>1025.47</text:p>
          </table:table-cell>
        </table:table-row>
        <table:table-row table:style-name="ro1">
          <table:table-cell office:value-type="float" office:value="12766261" calcext:value-type="float">
            <text:p>12766261</text:p>
          </table:table-cell>
          <table:table-cell table:formula="of:=[.A800]/1000/(60*60*24)" office:value-type="time" office:time-value="PT03H32M46.261S" calcext:value-type="time">
            <text:p>03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9.64" calcext:value-type="float">
            <text:p>849.64</text:p>
          </table:table-cell>
          <table:table-cell office:value-type="float" office:value="1026.74" calcext:value-type="float">
            <text:p>1026.74</text:p>
          </table:table-cell>
        </table:table-row>
        <table:table-row table:style-name="ro1">
          <table:table-cell office:value-type="float" office:value="12782261" calcext:value-type="float">
            <text:p>12782261</text:p>
          </table:table-cell>
          <table:table-cell table:formula="of:=[.A801]/1000/(60*60*24)" office:value-type="time" office:time-value="PT03H33M02.261S" calcext:value-type="time">
            <text:p>03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50.7" calcext:value-type="float">
            <text:p>850.7</text:p>
          </table:table-cell>
          <table:table-cell office:value-type="float" office:value="1028.01" calcext:value-type="float">
            <text:p>1028.01</text:p>
          </table:table-cell>
        </table:table-row>
        <table:table-row table:style-name="ro1">
          <table:table-cell office:value-type="float" office:value="12798261" calcext:value-type="float">
            <text:p>12798261</text:p>
          </table:table-cell>
          <table:table-cell table:formula="of:=[.A802]/1000/(60*60*24)" office:value-type="time" office:time-value="PT03H33M18.261S" calcext:value-type="time">
            <text:p>03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51.76" calcext:value-type="float">
            <text:p>851.76</text:p>
          </table:table-cell>
          <table:table-cell office:value-type="float" office:value="1029.28" calcext:value-type="float">
            <text:p>1029.28</text:p>
          </table:table-cell>
        </table:table-row>
        <table:table-row table:style-name="ro1">
          <table:table-cell office:value-type="float" office:value="12814261" calcext:value-type="float">
            <text:p>12814261</text:p>
          </table:table-cell>
          <table:table-cell table:formula="of:=[.A803]/1000/(60*60*24)" office:value-type="time" office:time-value="PT03H33M34.261S" calcext:value-type="time">
            <text:p>03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52.82" calcext:value-type="float">
            <text:p>852.82</text:p>
          </table:table-cell>
          <table:table-cell office:value-type="float" office:value="1030.55" calcext:value-type="float">
            <text:p>1030.55</text:p>
          </table:table-cell>
        </table:table-row>
        <table:table-row table:style-name="ro1">
          <table:table-cell office:value-type="float" office:value="12830261" calcext:value-type="float">
            <text:p>12830261</text:p>
          </table:table-cell>
          <table:table-cell table:formula="of:=[.A804]/1000/(60*60*24)" office:value-type="time" office:time-value="PT03H33M50.261S" calcext:value-type="time">
            <text:p>03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53.88" calcext:value-type="float">
            <text:p>853.88</text:p>
          </table:table-cell>
          <table:table-cell office:value-type="float" office:value="1031.82" calcext:value-type="float">
            <text:p>1031.82</text:p>
          </table:table-cell>
        </table:table-row>
        <table:table-row table:style-name="ro1">
          <table:table-cell office:value-type="float" office:value="12846261" calcext:value-type="float">
            <text:p>12846261</text:p>
          </table:table-cell>
          <table:table-cell table:formula="of:=[.A805]/1000/(60*60*24)" office:value-type="time" office:time-value="PT03H34M06.261S" calcext:value-type="time">
            <text:p>03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54.94" calcext:value-type="float">
            <text:p>854.94</text:p>
          </table:table-cell>
          <table:table-cell office:value-type="float" office:value="1033.09" calcext:value-type="float">
            <text:p>1033.09</text:p>
          </table:table-cell>
        </table:table-row>
        <table:table-row table:style-name="ro1">
          <table:table-cell office:value-type="float" office:value="12862261" calcext:value-type="float">
            <text:p>12862261</text:p>
          </table:table-cell>
          <table:table-cell table:formula="of:=[.A806]/1000/(60*60*24)" office:value-type="time" office:time-value="PT03H34M22.261S" calcext:value-type="time">
            <text:p>03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56" calcext:value-type="float">
            <text:p>856</text:p>
          </table:table-cell>
          <table:table-cell office:value-type="float" office:value="1034.37" calcext:value-type="float">
            <text:p>1034.37</text:p>
          </table:table-cell>
        </table:table-row>
        <table:table-row table:style-name="ro1">
          <table:table-cell office:value-type="float" office:value="12878261" calcext:value-type="float">
            <text:p>12878261</text:p>
          </table:table-cell>
          <table:table-cell table:formula="of:=[.A807]/1000/(60*60*24)" office:value-type="time" office:time-value="PT03H34M38.261S" calcext:value-type="time">
            <text:p>03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57.05" calcext:value-type="float">
            <text:p>857.05</text:p>
          </table:table-cell>
          <table:table-cell office:value-type="float" office:value="1035.64" calcext:value-type="float">
            <text:p>1035.64</text:p>
          </table:table-cell>
        </table:table-row>
        <table:table-row table:style-name="ro1">
          <table:table-cell office:value-type="float" office:value="12894261" calcext:value-type="float">
            <text:p>12894261</text:p>
          </table:table-cell>
          <table:table-cell table:formula="of:=[.A808]/1000/(60*60*24)" office:value-type="time" office:time-value="PT03H34M54.261S" calcext:value-type="time">
            <text:p>03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58.11" calcext:value-type="float">
            <text:p>858.11</text:p>
          </table:table-cell>
          <table:table-cell office:value-type="float" office:value="1036.91" calcext:value-type="float">
            <text:p>1036.91</text:p>
          </table:table-cell>
        </table:table-row>
        <table:table-row table:style-name="ro1">
          <table:table-cell office:value-type="float" office:value="12910261" calcext:value-type="float">
            <text:p>12910261</text:p>
          </table:table-cell>
          <table:table-cell table:formula="of:=[.A809]/1000/(60*60*24)" office:value-type="time" office:time-value="PT03H35M10.261S" calcext:value-type="time">
            <text:p>03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59.17" calcext:value-type="float">
            <text:p>859.17</text:p>
          </table:table-cell>
          <table:table-cell office:value-type="float" office:value="1038.18" calcext:value-type="float">
            <text:p>1038.18</text:p>
          </table:table-cell>
        </table:table-row>
        <table:table-row table:style-name="ro1">
          <table:table-cell office:value-type="float" office:value="12926261" calcext:value-type="float">
            <text:p>12926261</text:p>
          </table:table-cell>
          <table:table-cell table:formula="of:=[.A810]/1000/(60*60*24)" office:value-type="time" office:time-value="PT03H35M26.261S" calcext:value-type="time">
            <text:p>03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60.23" calcext:value-type="float">
            <text:p>860.23</text:p>
          </table:table-cell>
          <table:table-cell office:value-type="float" office:value="1039.45" calcext:value-type="float">
            <text:p>1039.45</text:p>
          </table:table-cell>
        </table:table-row>
        <table:table-row table:style-name="ro1">
          <table:table-cell office:value-type="float" office:value="12942261" calcext:value-type="float">
            <text:p>12942261</text:p>
          </table:table-cell>
          <table:table-cell table:formula="of:=[.A811]/1000/(60*60*24)" office:value-type="time" office:time-value="PT03H35M42.261S" calcext:value-type="time">
            <text:p>03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61.29" calcext:value-type="float">
            <text:p>861.29</text:p>
          </table:table-cell>
          <table:table-cell office:value-type="float" office:value="1040.72" calcext:value-type="float">
            <text:p>1040.72</text:p>
          </table:table-cell>
        </table:table-row>
        <table:table-row table:style-name="ro1">
          <table:table-cell office:value-type="float" office:value="12958261" calcext:value-type="float">
            <text:p>12958261</text:p>
          </table:table-cell>
          <table:table-cell table:formula="of:=[.A812]/1000/(60*60*24)" office:value-type="time" office:time-value="PT03H35M58.261S" calcext:value-type="time">
            <text:p>03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2.35" calcext:value-type="float">
            <text:p>862.35</text:p>
          </table:table-cell>
          <table:table-cell office:value-type="float" office:value="1041.99" calcext:value-type="float">
            <text:p>1041.99</text:p>
          </table:table-cell>
        </table:table-row>
        <table:table-row table:style-name="ro1">
          <table:table-cell office:value-type="float" office:value="12974261" calcext:value-type="float">
            <text:p>12974261</text:p>
          </table:table-cell>
          <table:table-cell table:formula="of:=[.A813]/1000/(60*60*24)" office:value-type="time" office:time-value="PT03H36M14.261S" calcext:value-type="time">
            <text:p>03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63.41" calcext:value-type="float">
            <text:p>863.41</text:p>
          </table:table-cell>
          <table:table-cell office:value-type="float" office:value="1043.26" calcext:value-type="float">
            <text:p>1043.26</text:p>
          </table:table-cell>
        </table:table-row>
        <table:table-row table:style-name="ro1">
          <table:table-cell office:value-type="float" office:value="12990261" calcext:value-type="float">
            <text:p>12990261</text:p>
          </table:table-cell>
          <table:table-cell table:formula="of:=[.A814]/1000/(60*60*24)" office:value-type="time" office:time-value="PT03H36M30.261S" calcext:value-type="time">
            <text:p>03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4.46" calcext:value-type="float">
            <text:p>864.46</text:p>
          </table:table-cell>
          <table:table-cell office:value-type="float" office:value="1044.53" calcext:value-type="float">
            <text:p>1044.53</text:p>
          </table:table-cell>
        </table:table-row>
        <table:table-row table:style-name="ro1">
          <table:table-cell office:value-type="float" office:value="13006261" calcext:value-type="float">
            <text:p>13006261</text:p>
          </table:table-cell>
          <table:table-cell table:formula="of:=[.A815]/1000/(60*60*24)" office:value-type="time" office:time-value="PT03H36M46.261S" calcext:value-type="time">
            <text:p>03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5.52" calcext:value-type="float">
            <text:p>865.52</text:p>
          </table:table-cell>
          <table:table-cell office:value-type="float" office:value="1045.8" calcext:value-type="float">
            <text:p>1045.8</text:p>
          </table:table-cell>
        </table:table-row>
        <table:table-row table:style-name="ro1">
          <table:table-cell office:value-type="float" office:value="13022261" calcext:value-type="float">
            <text:p>13022261</text:p>
          </table:table-cell>
          <table:table-cell table:formula="of:=[.A816]/1000/(60*60*24)" office:value-type="time" office:time-value="PT03H37M02.261S" calcext:value-type="time">
            <text:p>03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6.58" calcext:value-type="float">
            <text:p>866.58</text:p>
          </table:table-cell>
          <table:table-cell office:value-type="float" office:value="1047.07" calcext:value-type="float">
            <text:p>1047.07</text:p>
          </table:table-cell>
        </table:table-row>
        <table:table-row table:style-name="ro1">
          <table:table-cell office:value-type="float" office:value="13038261" calcext:value-type="float">
            <text:p>13038261</text:p>
          </table:table-cell>
          <table:table-cell table:formula="of:=[.A817]/1000/(60*60*24)" office:value-type="time" office:time-value="PT03H37M18.261S" calcext:value-type="time">
            <text:p>03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67.64" calcext:value-type="float">
            <text:p>867.64</text:p>
          </table:table-cell>
          <table:table-cell office:value-type="float" office:value="1048.34" calcext:value-type="float">
            <text:p>1048.34</text:p>
          </table:table-cell>
        </table:table-row>
        <table:table-row table:style-name="ro1">
          <table:table-cell office:value-type="float" office:value="13054261" calcext:value-type="float">
            <text:p>13054261</text:p>
          </table:table-cell>
          <table:table-cell table:formula="of:=[.A818]/1000/(60*60*24)" office:value-type="time" office:time-value="PT03H37M34.261S" calcext:value-type="time">
            <text:p>03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8.7" calcext:value-type="float">
            <text:p>868.7</text:p>
          </table:table-cell>
          <table:table-cell office:value-type="float" office:value="1049.61" calcext:value-type="float">
            <text:p>1049.61</text:p>
          </table:table-cell>
        </table:table-row>
        <table:table-row table:style-name="ro1">
          <table:table-cell office:value-type="float" office:value="13070259" calcext:value-type="float">
            <text:p>13070259</text:p>
          </table:table-cell>
          <table:table-cell table:formula="of:=[.A819]/1000/(60*60*24)" office:value-type="time" office:time-value="PT03H37M50.259S" calcext:value-type="time">
            <text:p>03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69.76" calcext:value-type="float">
            <text:p>869.76</text:p>
          </table:table-cell>
          <table:table-cell office:value-type="float" office:value="1050.88" calcext:value-type="float">
            <text:p>1050.88</text:p>
          </table:table-cell>
        </table:table-row>
        <table:table-row table:style-name="ro1">
          <table:table-cell office:value-type="float" office:value="13086261" calcext:value-type="float">
            <text:p>13086261</text:p>
          </table:table-cell>
          <table:table-cell table:formula="of:=[.A820]/1000/(60*60*24)" office:value-type="time" office:time-value="PT03H38M06.261S" calcext:value-type="time">
            <text:p>03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70.82" calcext:value-type="float">
            <text:p>870.82</text:p>
          </table:table-cell>
          <table:table-cell office:value-type="float" office:value="1052.15" calcext:value-type="float">
            <text:p>1052.15</text:p>
          </table:table-cell>
        </table:table-row>
        <table:table-row table:style-name="ro1">
          <table:table-cell office:value-type="float" office:value="13102261" calcext:value-type="float">
            <text:p>13102261</text:p>
          </table:table-cell>
          <table:table-cell table:formula="of:=[.A821]/1000/(60*60*24)" office:value-type="time" office:time-value="PT03H38M22.261S" calcext:value-type="time">
            <text:p>03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1.87" calcext:value-type="float">
            <text:p>871.87</text:p>
          </table:table-cell>
          <table:table-cell office:value-type="float" office:value="1053.42" calcext:value-type="float">
            <text:p>1053.42</text:p>
          </table:table-cell>
        </table:table-row>
        <table:table-row table:style-name="ro1">
          <table:table-cell office:value-type="float" office:value="13118261" calcext:value-type="float">
            <text:p>13118261</text:p>
          </table:table-cell>
          <table:table-cell table:formula="of:=[.A822]/1000/(60*60*24)" office:value-type="time" office:time-value="PT03H38M38.261S" calcext:value-type="time">
            <text:p>03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72.93" calcext:value-type="float">
            <text:p>872.93</text:p>
          </table:table-cell>
          <table:table-cell office:value-type="float" office:value="1054.69" calcext:value-type="float">
            <text:p>1054.69</text:p>
          </table:table-cell>
        </table:table-row>
        <table:table-row table:style-name="ro1">
          <table:table-cell office:value-type="float" office:value="13134261" calcext:value-type="float">
            <text:p>13134261</text:p>
          </table:table-cell>
          <table:table-cell table:formula="of:=[.A823]/1000/(60*60*24)" office:value-type="time" office:time-value="PT03H38M54.261S" calcext:value-type="time">
            <text:p>03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3.99" calcext:value-type="float">
            <text:p>873.99</text:p>
          </table:table-cell>
          <table:table-cell office:value-type="float" office:value="1055.96" calcext:value-type="float">
            <text:p>1055.96</text:p>
          </table:table-cell>
        </table:table-row>
        <table:table-row table:style-name="ro1">
          <table:table-cell office:value-type="float" office:value="13150261" calcext:value-type="float">
            <text:p>13150261</text:p>
          </table:table-cell>
          <table:table-cell table:formula="of:=[.A824]/1000/(60*60*24)" office:value-type="time" office:time-value="PT03H39M10.261S" calcext:value-type="time">
            <text:p>03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5.05" calcext:value-type="float">
            <text:p>875.05</text:p>
          </table:table-cell>
          <table:table-cell office:value-type="float" office:value="1057.23" calcext:value-type="float">
            <text:p>1057.23</text:p>
          </table:table-cell>
        </table:table-row>
        <table:table-row table:style-name="ro1">
          <table:table-cell office:value-type="float" office:value="13166261" calcext:value-type="float">
            <text:p>13166261</text:p>
          </table:table-cell>
          <table:table-cell table:formula="of:=[.A825]/1000/(60*60*24)" office:value-type="time" office:time-value="PT03H39M26.261S" calcext:value-type="time">
            <text:p>03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6.11" calcext:value-type="float">
            <text:p>876.11</text:p>
          </table:table-cell>
          <table:table-cell office:value-type="float" office:value="1058.5" calcext:value-type="float">
            <text:p>1058.5</text:p>
          </table:table-cell>
        </table:table-row>
        <table:table-row table:style-name="ro1">
          <table:table-cell office:value-type="float" office:value="13182261" calcext:value-type="float">
            <text:p>13182261</text:p>
          </table:table-cell>
          <table:table-cell table:formula="of:=[.A826]/1000/(60*60*24)" office:value-type="time" office:time-value="PT03H39M42.261S" calcext:value-type="time">
            <text:p>03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77.17" calcext:value-type="float">
            <text:p>877.17</text:p>
          </table:table-cell>
          <table:table-cell office:value-type="float" office:value="1059.77" calcext:value-type="float">
            <text:p>1059.77</text:p>
          </table:table-cell>
        </table:table-row>
        <table:table-row table:style-name="ro1">
          <table:table-cell office:value-type="float" office:value="13198261" calcext:value-type="float">
            <text:p>13198261</text:p>
          </table:table-cell>
          <table:table-cell table:formula="of:=[.A827]/1000/(60*60*24)" office:value-type="time" office:time-value="PT03H39M58.261S" calcext:value-type="time">
            <text:p>03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8.23" calcext:value-type="float">
            <text:p>878.23</text:p>
          </table:table-cell>
          <table:table-cell office:value-type="float" office:value="1061.04" calcext:value-type="float">
            <text:p>1061.04</text:p>
          </table:table-cell>
        </table:table-row>
        <table:table-row table:style-name="ro1">
          <table:table-cell office:value-type="float" office:value="13214261" calcext:value-type="float">
            <text:p>13214261</text:p>
          </table:table-cell>
          <table:table-cell table:formula="of:=[.A828]/1000/(60*60*24)" office:value-type="time" office:time-value="PT03H40M14.261S" calcext:value-type="time">
            <text:p>03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79.28" calcext:value-type="float">
            <text:p>879.28</text:p>
          </table:table-cell>
          <table:table-cell office:value-type="float" office:value="1062.31" calcext:value-type="float">
            <text:p>1062.31</text:p>
          </table:table-cell>
        </table:table-row>
        <table:table-row table:style-name="ro1">
          <table:table-cell office:value-type="float" office:value="13230261" calcext:value-type="float">
            <text:p>13230261</text:p>
          </table:table-cell>
          <table:table-cell table:formula="of:=[.A829]/1000/(60*60*24)" office:value-type="time" office:time-value="PT03H40M30.261S" calcext:value-type="time">
            <text:p>03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80.34" calcext:value-type="float">
            <text:p>880.34</text:p>
          </table:table-cell>
          <table:table-cell office:value-type="float" office:value="1063.59" calcext:value-type="float">
            <text:p>1063.59</text:p>
          </table:table-cell>
        </table:table-row>
        <table:table-row table:style-name="ro1">
          <table:table-cell office:value-type="float" office:value="13246261" calcext:value-type="float">
            <text:p>13246261</text:p>
          </table:table-cell>
          <table:table-cell table:formula="of:=[.A830]/1000/(60*60*24)" office:value-type="time" office:time-value="PT03H40M46.261S" calcext:value-type="time">
            <text:p>03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1.4" calcext:value-type="float">
            <text:p>881.4</text:p>
          </table:table-cell>
          <table:table-cell office:value-type="float" office:value="1064.86" calcext:value-type="float">
            <text:p>1064.86</text:p>
          </table:table-cell>
        </table:table-row>
        <table:table-row table:style-name="ro1">
          <table:table-cell office:value-type="float" office:value="13262261" calcext:value-type="float">
            <text:p>13262261</text:p>
          </table:table-cell>
          <table:table-cell table:formula="of:=[.A831]/1000/(60*60*24)" office:value-type="time" office:time-value="PT03H41M02.261S" calcext:value-type="time">
            <text:p>03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2.46" calcext:value-type="float">
            <text:p>882.46</text:p>
          </table:table-cell>
          <table:table-cell office:value-type="float" office:value="1066.13" calcext:value-type="float">
            <text:p>1066.13</text:p>
          </table:table-cell>
        </table:table-row>
        <table:table-row table:style-name="ro1">
          <table:table-cell office:value-type="float" office:value="13278261" calcext:value-type="float">
            <text:p>13278261</text:p>
          </table:table-cell>
          <table:table-cell table:formula="of:=[.A832]/1000/(60*60*24)" office:value-type="time" office:time-value="PT03H41M18.261S" calcext:value-type="time">
            <text:p>03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3.52" calcext:value-type="float">
            <text:p>883.52</text:p>
          </table:table-cell>
          <table:table-cell office:value-type="float" office:value="1067.4" calcext:value-type="float">
            <text:p>1067.4</text:p>
          </table:table-cell>
        </table:table-row>
        <table:table-row table:style-name="ro1">
          <table:table-cell office:value-type="float" office:value="13294261" calcext:value-type="float">
            <text:p>13294261</text:p>
          </table:table-cell>
          <table:table-cell table:formula="of:=[.A833]/1000/(60*60*24)" office:value-type="time" office:time-value="PT03H41M34.261S" calcext:value-type="time">
            <text:p>03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4.58" calcext:value-type="float">
            <text:p>884.58</text:p>
          </table:table-cell>
          <table:table-cell office:value-type="float" office:value="1068.67" calcext:value-type="float">
            <text:p>1068.67</text:p>
          </table:table-cell>
        </table:table-row>
        <table:table-row table:style-name="ro1">
          <table:table-cell office:value-type="float" office:value="13310261" calcext:value-type="float">
            <text:p>13310261</text:p>
          </table:table-cell>
          <table:table-cell table:formula="of:=[.A834]/1000/(60*60*24)" office:value-type="time" office:time-value="PT03H41M50.261S" calcext:value-type="time">
            <text:p>03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5.64" calcext:value-type="float">
            <text:p>885.64</text:p>
          </table:table-cell>
          <table:table-cell office:value-type="float" office:value="1069.94" calcext:value-type="float">
            <text:p>1069.94</text:p>
          </table:table-cell>
        </table:table-row>
        <table:table-row table:style-name="ro1">
          <table:table-cell office:value-type="float" office:value="13326261" calcext:value-type="float">
            <text:p>13326261</text:p>
          </table:table-cell>
          <table:table-cell table:formula="of:=[.A835]/1000/(60*60*24)" office:value-type="time" office:time-value="PT03H42M06.261S" calcext:value-type="time">
            <text:p>03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86.69" calcext:value-type="float">
            <text:p>886.69</text:p>
          </table:table-cell>
          <table:table-cell office:value-type="float" office:value="1071.21" calcext:value-type="float">
            <text:p>1071.21</text:p>
          </table:table-cell>
        </table:table-row>
        <table:table-row table:style-name="ro1">
          <table:table-cell office:value-type="float" office:value="13342261" calcext:value-type="float">
            <text:p>13342261</text:p>
          </table:table-cell>
          <table:table-cell table:formula="of:=[.A836]/1000/(60*60*24)" office:value-type="time" office:time-value="PT03H42M22.261S" calcext:value-type="time">
            <text:p>03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7.75" calcext:value-type="float">
            <text:p>887.75</text:p>
          </table:table-cell>
          <table:table-cell office:value-type="float" office:value="1072.48" calcext:value-type="float">
            <text:p>1072.48</text:p>
          </table:table-cell>
        </table:table-row>
        <table:table-row table:style-name="ro1">
          <table:table-cell office:value-type="float" office:value="13358261" calcext:value-type="float">
            <text:p>13358261</text:p>
          </table:table-cell>
          <table:table-cell table:formula="of:=[.A837]/1000/(60*60*24)" office:value-type="time" office:time-value="PT03H42M38.261S" calcext:value-type="time">
            <text:p>03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88.81" calcext:value-type="float">
            <text:p>888.81</text:p>
          </table:table-cell>
          <table:table-cell office:value-type="float" office:value="1073.75" calcext:value-type="float">
            <text:p>1073.75</text:p>
          </table:table-cell>
        </table:table-row>
        <table:table-row table:style-name="ro1">
          <table:table-cell office:value-type="float" office:value="13374261" calcext:value-type="float">
            <text:p>13374261</text:p>
          </table:table-cell>
          <table:table-cell table:formula="of:=[.A838]/1000/(60*60*24)" office:value-type="time" office:time-value="PT03H42M54.261S" calcext:value-type="time">
            <text:p>03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89.87" calcext:value-type="float">
            <text:p>889.87</text:p>
          </table:table-cell>
          <table:table-cell office:value-type="float" office:value="1075.02" calcext:value-type="float">
            <text:p>1075.02</text:p>
          </table:table-cell>
        </table:table-row>
        <table:table-row table:style-name="ro1">
          <table:table-cell office:value-type="float" office:value="13390261" calcext:value-type="float">
            <text:p>13390261</text:p>
          </table:table-cell>
          <table:table-cell table:formula="of:=[.A839]/1000/(60*60*24)" office:value-type="time" office:time-value="PT03H43M10.261S" calcext:value-type="time">
            <text:p>03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90.93" calcext:value-type="float">
            <text:p>890.93</text:p>
          </table:table-cell>
          <table:table-cell office:value-type="float" office:value="1076.29" calcext:value-type="float">
            <text:p>1076.29</text:p>
          </table:table-cell>
        </table:table-row>
        <table:table-row table:style-name="ro1">
          <table:table-cell office:value-type="float" office:value="13406261" calcext:value-type="float">
            <text:p>13406261</text:p>
          </table:table-cell>
          <table:table-cell table:formula="of:=[.A840]/1000/(60*60*24)" office:value-type="time" office:time-value="PT03H43M26.261S" calcext:value-type="time">
            <text:p>03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1.99" calcext:value-type="float">
            <text:p>891.99</text:p>
          </table:table-cell>
          <table:table-cell office:value-type="float" office:value="1077.56" calcext:value-type="float">
            <text:p>1077.56</text:p>
          </table:table-cell>
        </table:table-row>
        <table:table-row table:style-name="ro1">
          <table:table-cell office:value-type="float" office:value="13422261" calcext:value-type="float">
            <text:p>13422261</text:p>
          </table:table-cell>
          <table:table-cell table:formula="of:=[.A841]/1000/(60*60*24)" office:value-type="time" office:time-value="PT03H43M42.261S" calcext:value-type="time">
            <text:p>03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3.04" calcext:value-type="float">
            <text:p>893.04</text:p>
          </table:table-cell>
          <table:table-cell office:value-type="float" office:value="1078.83" calcext:value-type="float">
            <text:p>1078.83</text:p>
          </table:table-cell>
        </table:table-row>
        <table:table-row table:style-name="ro1">
          <table:table-cell office:value-type="float" office:value="13438261" calcext:value-type="float">
            <text:p>13438261</text:p>
          </table:table-cell>
          <table:table-cell table:formula="of:=[.A842]/1000/(60*60*24)" office:value-type="time" office:time-value="PT03H43M58.261S" calcext:value-type="time">
            <text:p>03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4.1" calcext:value-type="float">
            <text:p>894.1</text:p>
          </table:table-cell>
          <table:table-cell office:value-type="float" office:value="1080.1" calcext:value-type="float">
            <text:p>1080.1</text:p>
          </table:table-cell>
        </table:table-row>
        <table:table-row table:style-name="ro1">
          <table:table-cell office:value-type="float" office:value="13454261" calcext:value-type="float">
            <text:p>13454261</text:p>
          </table:table-cell>
          <table:table-cell table:formula="of:=[.A843]/1000/(60*60*24)" office:value-type="time" office:time-value="PT03H44M14.261S" calcext:value-type="time">
            <text:p>03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95.16" calcext:value-type="float">
            <text:p>895.16</text:p>
          </table:table-cell>
          <table:table-cell office:value-type="float" office:value="1081.37" calcext:value-type="float">
            <text:p>1081.37</text:p>
          </table:table-cell>
        </table:table-row>
        <table:table-row table:style-name="ro1">
          <table:table-cell office:value-type="float" office:value="13470261" calcext:value-type="float">
            <text:p>13470261</text:p>
          </table:table-cell>
          <table:table-cell table:formula="of:=[.A844]/1000/(60*60*24)" office:value-type="time" office:time-value="PT03H44M30.261S" calcext:value-type="time">
            <text:p>03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6.22" calcext:value-type="float">
            <text:p>896.22</text:p>
          </table:table-cell>
          <table:table-cell office:value-type="float" office:value="1082.64" calcext:value-type="float">
            <text:p>1082.64</text:p>
          </table:table-cell>
        </table:table-row>
        <table:table-row table:style-name="ro1">
          <table:table-cell office:value-type="float" office:value="13486261" calcext:value-type="float">
            <text:p>13486261</text:p>
          </table:table-cell>
          <table:table-cell table:formula="of:=[.A845]/1000/(60*60*24)" office:value-type="time" office:time-value="PT03H44M46.261S" calcext:value-type="time">
            <text:p>03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7.28" calcext:value-type="float">
            <text:p>897.28</text:p>
          </table:table-cell>
          <table:table-cell office:value-type="float" office:value="1083.91" calcext:value-type="float">
            <text:p>1083.91</text:p>
          </table:table-cell>
        </table:table-row>
        <table:table-row table:style-name="ro1">
          <table:table-cell office:value-type="float" office:value="13502261" calcext:value-type="float">
            <text:p>13502261</text:p>
          </table:table-cell>
          <table:table-cell table:formula="of:=[.A846]/1000/(60*60*24)" office:value-type="time" office:time-value="PT03H45M02.261S" calcext:value-type="time">
            <text:p>03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98.34" calcext:value-type="float">
            <text:p>898.34</text:p>
          </table:table-cell>
          <table:table-cell office:value-type="float" office:value="1085.18" calcext:value-type="float">
            <text:p>1085.18</text:p>
          </table:table-cell>
        </table:table-row>
        <table:table-row table:style-name="ro1">
          <table:table-cell office:value-type="float" office:value="13518261" calcext:value-type="float">
            <text:p>13518261</text:p>
          </table:table-cell>
          <table:table-cell table:formula="of:=[.A847]/1000/(60*60*24)" office:value-type="time" office:time-value="PT03H45M18.261S" calcext:value-type="time">
            <text:p>03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899.4" calcext:value-type="float">
            <text:p>899.4</text:p>
          </table:table-cell>
          <table:table-cell office:value-type="float" office:value="1086.45" calcext:value-type="float">
            <text:p>1086.45</text:p>
          </table:table-cell>
        </table:table-row>
        <table:table-row table:style-name="ro1">
          <table:table-cell office:value-type="float" office:value="13534261" calcext:value-type="float">
            <text:p>13534261</text:p>
          </table:table-cell>
          <table:table-cell table:formula="of:=[.A848]/1000/(60*60*24)" office:value-type="time" office:time-value="PT03H45M34.261S" calcext:value-type="time">
            <text:p>03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00.45" calcext:value-type="float">
            <text:p>900.45</text:p>
          </table:table-cell>
          <table:table-cell office:value-type="float" office:value="1087.72" calcext:value-type="float">
            <text:p>1087.72</text:p>
          </table:table-cell>
        </table:table-row>
        <table:table-row table:style-name="ro1">
          <table:table-cell office:value-type="float" office:value="13550261" calcext:value-type="float">
            <text:p>13550261</text:p>
          </table:table-cell>
          <table:table-cell table:formula="of:=[.A849]/1000/(60*60*24)" office:value-type="time" office:time-value="PT03H45M50.261S" calcext:value-type="time">
            <text:p>03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01.51" calcext:value-type="float">
            <text:p>901.51</text:p>
          </table:table-cell>
          <table:table-cell office:value-type="float" office:value="1088.99" calcext:value-type="float">
            <text:p>1088.99</text:p>
          </table:table-cell>
        </table:table-row>
        <table:table-row table:style-name="ro1">
          <table:table-cell office:value-type="float" office:value="13566261" calcext:value-type="float">
            <text:p>13566261</text:p>
          </table:table-cell>
          <table:table-cell table:formula="of:=[.A850]/1000/(60*60*24)" office:value-type="time" office:time-value="PT03H46M06.261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902.57" calcext:value-type="float">
            <text:p>902.57</text:p>
          </table:table-cell>
          <table:table-cell office:value-type="float" office:value="1090.26" calcext:value-type="float">
            <text:p>1090.26</text:p>
          </table:table-cell>
        </table:table-row>
        <table:table-row table:style-name="ro1">
          <table:table-cell office:value-type="float" office:value="13582261" calcext:value-type="float">
            <text:p>13582261</text:p>
          </table:table-cell>
          <table:table-cell table:formula="of:=[.A851]/1000/(60*60*24)" office:value-type="time" office:time-value="PT03H46M22.261S" calcext:value-type="time">
            <text:p>03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03.63" calcext:value-type="float">
            <text:p>903.63</text:p>
          </table:table-cell>
          <table:table-cell office:value-type="float" office:value="1091.53" calcext:value-type="float">
            <text:p>1091.53</text:p>
          </table:table-cell>
        </table:table-row>
        <table:table-row table:style-name="ro1">
          <table:table-cell office:value-type="float" office:value="13598261" calcext:value-type="float">
            <text:p>13598261</text:p>
          </table:table-cell>
          <table:table-cell table:formula="of:=[.A852]/1000/(60*60*24)" office:value-type="time" office:time-value="PT03H46M38.261S" calcext:value-type="time">
            <text:p>03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04.69" calcext:value-type="float">
            <text:p>904.69</text:p>
          </table:table-cell>
          <table:table-cell office:value-type="float" office:value="1092.8" calcext:value-type="float">
            <text:p>1092.8</text:p>
          </table:table-cell>
        </table:table-row>
        <table:table-row table:style-name="ro1">
          <table:table-cell office:value-type="float" office:value="13614261" calcext:value-type="float">
            <text:p>13614261</text:p>
          </table:table-cell>
          <table:table-cell table:formula="of:=[.A853]/1000/(60*60*24)" office:value-type="time" office:time-value="PT03H46M54.261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6.5" calcext:value-type="float">
            <text:p>286.5</text:p>
          </table:table-cell>
          <table:table-cell office:value-type="float" office:value="905.74" calcext:value-type="float">
            <text:p>905.74</text:p>
          </table:table-cell>
          <table:table-cell office:value-type="float" office:value="1094.07" calcext:value-type="float">
            <text:p>1094.07</text:p>
          </table:table-cell>
        </table:table-row>
        <table:table-row table:style-name="ro1">
          <table:table-cell office:value-type="float" office:value="13630261" calcext:value-type="float">
            <text:p>13630261</text:p>
          </table:table-cell>
          <table:table-cell table:formula="of:=[.A854]/1000/(60*60*24)" office:value-type="time" office:time-value="PT03H47M10.261S" calcext:value-type="time">
            <text:p>03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06.8" calcext:value-type="float">
            <text:p>906.8</text:p>
          </table:table-cell>
          <table:table-cell office:value-type="float" office:value="1095.34" calcext:value-type="float">
            <text:p>1095.34</text:p>
          </table:table-cell>
        </table:table-row>
        <table:table-row table:style-name="ro1">
          <table:table-cell office:value-type="float" office:value="13646259" calcext:value-type="float">
            <text:p>13646259</text:p>
          </table:table-cell>
          <table:table-cell table:formula="of:=[.A855]/1000/(60*60*24)" office:value-type="time" office:time-value="PT03H47M26.259S" calcext:value-type="time">
            <text:p>03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07.86" calcext:value-type="float">
            <text:p>907.86</text:p>
          </table:table-cell>
          <table:table-cell office:value-type="float" office:value="1096.61" calcext:value-type="float">
            <text:p>1096.61</text:p>
          </table:table-cell>
        </table:table-row>
        <table:table-row table:style-name="ro1">
          <table:table-cell office:value-type="float" office:value="13662261" calcext:value-type="float">
            <text:p>13662261</text:p>
          </table:table-cell>
          <table:table-cell table:formula="of:=[.A856]/1000/(60*60*24)" office:value-type="time" office:time-value="PT03H47M42.261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08.92" calcext:value-type="float">
            <text:p>908.92</text:p>
          </table:table-cell>
          <table:table-cell office:value-type="float" office:value="1097.88" calcext:value-type="float">
            <text:p>1097.88</text:p>
          </table:table-cell>
        </table:table-row>
        <table:table-row table:style-name="ro1">
          <table:table-cell office:value-type="float" office:value="13678261" calcext:value-type="float">
            <text:p>13678261</text:p>
          </table:table-cell>
          <table:table-cell table:formula="of:=[.A857]/1000/(60*60*24)" office:value-type="time" office:time-value="PT03H47M58.261S" calcext:value-type="time">
            <text:p>03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09.98" calcext:value-type="float">
            <text:p>909.98</text:p>
          </table:table-cell>
          <table:table-cell office:value-type="float" office:value="1099.15" calcext:value-type="float">
            <text:p>1099.15</text:p>
          </table:table-cell>
        </table:table-row>
        <table:table-row table:style-name="ro1">
          <table:table-cell office:value-type="float" office:value="13694261" calcext:value-type="float">
            <text:p>13694261</text:p>
          </table:table-cell>
          <table:table-cell table:formula="of:=[.A858]/1000/(60*60*24)" office:value-type="time" office:time-value="PT03H48M14.261S" calcext:value-type="time">
            <text:p>03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1.03" calcext:value-type="float">
            <text:p>911.03</text:p>
          </table:table-cell>
          <table:table-cell office:value-type="float" office:value="1100.42" calcext:value-type="float">
            <text:p>1100.42</text:p>
          </table:table-cell>
        </table:table-row>
        <table:table-row table:style-name="ro1">
          <table:table-cell office:value-type="float" office:value="13710261" calcext:value-type="float">
            <text:p>13710261</text:p>
          </table:table-cell>
          <table:table-cell table:formula="of:=[.A859]/1000/(60*60*24)" office:value-type="time" office:time-value="PT03H48M30.261S" calcext:value-type="time">
            <text:p>03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2.09" calcext:value-type="float">
            <text:p>912.09</text:p>
          </table:table-cell>
          <table:table-cell office:value-type="float" office:value="1101.68" calcext:value-type="float">
            <text:p>1101.68</text:p>
          </table:table-cell>
        </table:table-row>
        <table:table-row table:style-name="ro1">
          <table:table-cell office:value-type="float" office:value="13726261" calcext:value-type="float">
            <text:p>13726261</text:p>
          </table:table-cell>
          <table:table-cell table:formula="of:=[.A860]/1000/(60*60*24)" office:value-type="time" office:time-value="PT03H48M46.261S" calcext:value-type="time">
            <text:p>03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13.15" calcext:value-type="float">
            <text:p>913.15</text:p>
          </table:table-cell>
          <table:table-cell office:value-type="float" office:value="1102.95" calcext:value-type="float">
            <text:p>1102.95</text:p>
          </table:table-cell>
        </table:table-row>
        <table:table-row table:style-name="ro1">
          <table:table-cell office:value-type="float" office:value="13742261" calcext:value-type="float">
            <text:p>13742261</text:p>
          </table:table-cell>
          <table:table-cell table:formula="of:=[.A861]/1000/(60*60*24)" office:value-type="time" office:time-value="PT03H49M02.261S" calcext:value-type="time">
            <text:p>03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4.21" calcext:value-type="float">
            <text:p>914.21</text:p>
          </table:table-cell>
          <table:table-cell office:value-type="float" office:value="1104.22" calcext:value-type="float">
            <text:p>1104.22</text:p>
          </table:table-cell>
        </table:table-row>
        <table:table-row table:style-name="ro1">
          <table:table-cell office:value-type="float" office:value="13758261" calcext:value-type="float">
            <text:p>13758261</text:p>
          </table:table-cell>
          <table:table-cell table:formula="of:=[.A862]/1000/(60*60*24)" office:value-type="time" office:time-value="PT03H49M18.261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5.26" calcext:value-type="float">
            <text:p>915.26</text:p>
          </table:table-cell>
          <table:table-cell office:value-type="float" office:value="1105.49" calcext:value-type="float">
            <text:p>1105.49</text:p>
          </table:table-cell>
        </table:table-row>
        <table:table-row table:style-name="ro1">
          <table:table-cell office:value-type="float" office:value="13774261" calcext:value-type="float">
            <text:p>13774261</text:p>
          </table:table-cell>
          <table:table-cell table:formula="of:=[.A863]/1000/(60*60*24)" office:value-type="time" office:time-value="PT03H49M34.261S" calcext:value-type="time">
            <text:p>03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6.32" calcext:value-type="float">
            <text:p>916.32</text:p>
          </table:table-cell>
          <table:table-cell office:value-type="float" office:value="1106.76" calcext:value-type="float">
            <text:p>1106.76</text:p>
          </table:table-cell>
        </table:table-row>
        <table:table-row table:style-name="ro1">
          <table:table-cell office:value-type="float" office:value="13790261" calcext:value-type="float">
            <text:p>13790261</text:p>
          </table:table-cell>
          <table:table-cell table:formula="of:=[.A864]/1000/(60*60*24)" office:value-type="time" office:time-value="PT03H49M50.261S" calcext:value-type="time">
            <text:p>03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17.38" calcext:value-type="float">
            <text:p>917.38</text:p>
          </table:table-cell>
          <table:table-cell office:value-type="float" office:value="1108.03" calcext:value-type="float">
            <text:p>1108.03</text:p>
          </table:table-cell>
        </table:table-row>
        <table:table-row table:style-name="ro1">
          <table:table-cell office:value-type="float" office:value="13806261" calcext:value-type="float">
            <text:p>13806261</text:p>
          </table:table-cell>
          <table:table-cell table:formula="of:=[.A865]/1000/(60*60*24)" office:value-type="time" office:time-value="PT03H50M06.261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8.44" calcext:value-type="float">
            <text:p>918.44</text:p>
          </table:table-cell>
          <table:table-cell office:value-type="float" office:value="1109.3" calcext:value-type="float">
            <text:p>1109.3</text:p>
          </table:table-cell>
        </table:table-row>
        <table:table-row table:style-name="ro1">
          <table:table-cell office:value-type="float" office:value="13822261" calcext:value-type="float">
            <text:p>13822261</text:p>
          </table:table-cell>
          <table:table-cell table:formula="of:=[.A866]/1000/(60*60*24)" office:value-type="time" office:time-value="PT03H50M22.261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19.49" calcext:value-type="float">
            <text:p>919.49</text:p>
          </table:table-cell>
          <table:table-cell office:value-type="float" office:value="1110.57" calcext:value-type="float">
            <text:p>1110.57</text:p>
          </table:table-cell>
        </table:table-row>
        <table:table-row table:style-name="ro1">
          <table:table-cell office:value-type="float" office:value="13838261" calcext:value-type="float">
            <text:p>13838261</text:p>
          </table:table-cell>
          <table:table-cell table:formula="of:=[.A867]/1000/(60*60*24)" office:value-type="time" office:time-value="PT03H50M38.261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0.55" calcext:value-type="float">
            <text:p>920.55</text:p>
          </table:table-cell>
          <table:table-cell office:value-type="float" office:value="1111.84" calcext:value-type="float">
            <text:p>1111.84</text:p>
          </table:table-cell>
        </table:table-row>
        <table:table-row table:style-name="ro1">
          <table:table-cell office:value-type="float" office:value="13854261" calcext:value-type="float">
            <text:p>13854261</text:p>
          </table:table-cell>
          <table:table-cell table:formula="of:=[.A868]/1000/(60*60*24)" office:value-type="time" office:time-value="PT03H50M54.261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1.61" calcext:value-type="float">
            <text:p>921.61</text:p>
          </table:table-cell>
          <table:table-cell office:value-type="float" office:value="1113.11" calcext:value-type="float">
            <text:p>1113.11</text:p>
          </table:table-cell>
        </table:table-row>
        <table:table-row table:style-name="ro1">
          <table:table-cell office:value-type="float" office:value="13870261" calcext:value-type="float">
            <text:p>13870261</text:p>
          </table:table-cell>
          <table:table-cell table:formula="of:=[.A869]/1000/(60*60*24)" office:value-type="time" office:time-value="PT03H51M10.261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2.67" calcext:value-type="float">
            <text:p>922.67</text:p>
          </table:table-cell>
          <table:table-cell office:value-type="float" office:value="1114.38" calcext:value-type="float">
            <text:p>1114.38</text:p>
          </table:table-cell>
        </table:table-row>
        <table:table-row table:style-name="ro1">
          <table:table-cell office:value-type="float" office:value="13886261" calcext:value-type="float">
            <text:p>13886261</text:p>
          </table:table-cell>
          <table:table-cell table:formula="of:=[.A870]/1000/(60*60*24)" office:value-type="time" office:time-value="PT03H51M26.261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3.73" calcext:value-type="float">
            <text:p>923.73</text:p>
          </table:table-cell>
          <table:table-cell office:value-type="float" office:value="1115.65" calcext:value-type="float">
            <text:p>1115.65</text:p>
          </table:table-cell>
        </table:table-row>
        <table:table-row table:style-name="ro1">
          <table:table-cell office:value-type="float" office:value="13902261" calcext:value-type="float">
            <text:p>13902261</text:p>
          </table:table-cell>
          <table:table-cell table:formula="of:=[.A871]/1000/(60*60*24)" office:value-type="time" office:time-value="PT03H51M42.261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4.78" calcext:value-type="float">
            <text:p>924.78</text:p>
          </table:table-cell>
          <table:table-cell office:value-type="float" office:value="1116.92" calcext:value-type="float">
            <text:p>1116.92</text:p>
          </table:table-cell>
        </table:table-row>
        <table:table-row table:style-name="ro1">
          <table:table-cell office:value-type="float" office:value="13918261" calcext:value-type="float">
            <text:p>13918261</text:p>
          </table:table-cell>
          <table:table-cell table:formula="of:=[.A872]/1000/(60*60*24)" office:value-type="time" office:time-value="PT03H51M58.261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5.84" calcext:value-type="float">
            <text:p>925.84</text:p>
          </table:table-cell>
          <table:table-cell office:value-type="float" office:value="1118.19" calcext:value-type="float">
            <text:p>1118.19</text:p>
          </table:table-cell>
        </table:table-row>
        <table:table-row table:style-name="ro1">
          <table:table-cell office:value-type="float" office:value="13934261" calcext:value-type="float">
            <text:p>13934261</text:p>
          </table:table-cell>
          <table:table-cell table:formula="of:=[.A873]/1000/(60*60*24)" office:value-type="time" office:time-value="PT03H52M14.261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6.9" calcext:value-type="float">
            <text:p>926.9</text:p>
          </table:table-cell>
          <table:table-cell office:value-type="float" office:value="1119.46" calcext:value-type="float">
            <text:p>1119.46</text:p>
          </table:table-cell>
        </table:table-row>
        <table:table-row table:style-name="ro1">
          <table:table-cell office:value-type="float" office:value="13950261" calcext:value-type="float">
            <text:p>13950261</text:p>
          </table:table-cell>
          <table:table-cell table:formula="of:=[.A874]/1000/(60*60*24)" office:value-type="time" office:time-value="PT03H52M30.261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7.96" calcext:value-type="float">
            <text:p>927.96</text:p>
          </table:table-cell>
          <table:table-cell office:value-type="float" office:value="1120.73" calcext:value-type="float">
            <text:p>1120.73</text:p>
          </table:table-cell>
        </table:table-row>
        <table:table-row table:style-name="ro1">
          <table:table-cell office:value-type="float" office:value="13966261" calcext:value-type="float">
            <text:p>13966261</text:p>
          </table:table-cell>
          <table:table-cell table:formula="of:=[.A875]/1000/(60*60*24)" office:value-type="time" office:time-value="PT03H52M46.261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29.01" calcext:value-type="float">
            <text:p>929.0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3982261" calcext:value-type="float">
            <text:p>13982261</text:p>
          </table:table-cell>
          <table:table-cell table:formula="of:=[.A876]/1000/(60*60*24)" office:value-type="time" office:time-value="PT03H53M02.261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30.07" calcext:value-type="float">
            <text:p>930.07</text:p>
          </table:table-cell>
          <table:table-cell office:value-type="float" office:value="1123.26" calcext:value-type="float">
            <text:p>1123.26</text:p>
          </table:table-cell>
        </table:table-row>
        <table:table-row table:style-name="ro1">
          <table:table-cell office:value-type="float" office:value="13998261" calcext:value-type="float">
            <text:p>13998261</text:p>
          </table:table-cell>
          <table:table-cell table:formula="of:=[.A877]/1000/(60*60*24)" office:value-type="time" office:time-value="PT03H53M18.261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31.13" calcext:value-type="float">
            <text:p>931.13</text:p>
          </table:table-cell>
          <table:table-cell office:value-type="float" office:value="1124.53" calcext:value-type="float">
            <text:p>1124.53</text:p>
          </table:table-cell>
        </table:table-row>
        <table:table-row table:style-name="ro1">
          <table:table-cell office:value-type="float" office:value="14014261" calcext:value-type="float">
            <text:p>14014261</text:p>
          </table:table-cell>
          <table:table-cell table:formula="of:=[.A878]/1000/(60*60*24)" office:value-type="time" office:time-value="PT03H53M34.261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32.19" calcext:value-type="float">
            <text:p>932.19</text:p>
          </table:table-cell>
          <table:table-cell office:value-type="float" office:value="1125.8" calcext:value-type="float">
            <text:p>1125.8</text:p>
          </table:table-cell>
        </table:table-row>
        <table:table-row table:style-name="ro1">
          <table:table-cell office:value-type="float" office:value="14030261" calcext:value-type="float">
            <text:p>14030261</text:p>
          </table:table-cell>
          <table:table-cell table:formula="of:=[.A879]/1000/(60*60*24)" office:value-type="time" office:time-value="PT03H53M50.261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33.24" calcext:value-type="float">
            <text:p>933.24</text:p>
          </table:table-cell>
          <table:table-cell office:value-type="float" office:value="1127.07" calcext:value-type="float">
            <text:p>1127.07</text:p>
          </table:table-cell>
        </table:table-row>
        <table:table-row table:style-name="ro1">
          <table:table-cell office:value-type="float" office:value="14046261" calcext:value-type="float">
            <text:p>14046261</text:p>
          </table:table-cell>
          <table:table-cell table:formula="of:=[.A880]/1000/(60*60*24)" office:value-type="time" office:time-value="PT03H54M06.261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34.3" calcext:value-type="float">
            <text:p>934.3</text:p>
          </table:table-cell>
          <table:table-cell office:value-type="float" office:value="1128.34" calcext:value-type="float">
            <text:p>1128.34</text:p>
          </table:table-cell>
        </table:table-row>
        <table:table-row table:style-name="ro1">
          <table:table-cell office:value-type="float" office:value="14062261" calcext:value-type="float">
            <text:p>14062261</text:p>
          </table:table-cell>
          <table:table-cell table:formula="of:=[.A881]/1000/(60*60*24)" office:value-type="time" office:time-value="PT03H54M22.261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35.36" calcext:value-type="float">
            <text:p>935.36</text:p>
          </table:table-cell>
          <table:table-cell office:value-type="float" office:value="1129.61" calcext:value-type="float">
            <text:p>1129.61</text:p>
          </table:table-cell>
        </table:table-row>
        <table:table-row table:style-name="ro1">
          <table:table-cell office:value-type="float" office:value="14078261" calcext:value-type="float">
            <text:p>14078261</text:p>
          </table:table-cell>
          <table:table-cell table:formula="of:=[.A882]/1000/(60*60*24)" office:value-type="time" office:time-value="PT03H54M38.261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6.5" calcext:value-type="float">
            <text:p>286.5</text:p>
          </table:table-cell>
          <table:table-cell office:value-type="float" office:value="936.42" calcext:value-type="float">
            <text:p>936.42</text:p>
          </table:table-cell>
          <table:table-cell office:value-type="float" office:value="1130.88" calcext:value-type="float">
            <text:p>1130.88</text:p>
          </table:table-cell>
        </table:table-row>
        <table:table-row table:style-name="ro1">
          <table:table-cell office:value-type="float" office:value="14094261" calcext:value-type="float">
            <text:p>14094261</text:p>
          </table:table-cell>
          <table:table-cell table:formula="of:=[.A883]/1000/(60*60*24)" office:value-type="time" office:time-value="PT03H54M54.261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37.47" calcext:value-type="float">
            <text:p>937.47</text:p>
          </table:table-cell>
          <table:table-cell office:value-type="float" office:value="1132.15" calcext:value-type="float">
            <text:p>1132.15</text:p>
          </table:table-cell>
        </table:table-row>
        <table:table-row table:style-name="ro1">
          <table:table-cell office:value-type="float" office:value="14110261" calcext:value-type="float">
            <text:p>14110261</text:p>
          </table:table-cell>
          <table:table-cell table:formula="of:=[.A884]/1000/(60*60*24)" office:value-type="time" office:time-value="PT03H55M10.261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38.53" calcext:value-type="float">
            <text:p>938.53</text:p>
          </table:table-cell>
          <table:table-cell office:value-type="float" office:value="1133.42" calcext:value-type="float">
            <text:p>1133.42</text:p>
          </table:table-cell>
        </table:table-row>
        <table:table-row table:style-name="ro1">
          <table:table-cell office:value-type="float" office:value="14126261" calcext:value-type="float">
            <text:p>14126261</text:p>
          </table:table-cell>
          <table:table-cell table:formula="of:=[.A885]/1000/(60*60*24)" office:value-type="time" office:time-value="PT03H55M26.261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39.59" calcext:value-type="float">
            <text:p>939.59</text:p>
          </table:table-cell>
          <table:table-cell office:value-type="float" office:value="1134.69" calcext:value-type="float">
            <text:p>1134.69</text:p>
          </table:table-cell>
        </table:table-row>
        <table:table-row table:style-name="ro1">
          <table:table-cell office:value-type="float" office:value="14142261" calcext:value-type="float">
            <text:p>14142261</text:p>
          </table:table-cell>
          <table:table-cell table:formula="of:=[.A886]/1000/(60*60*24)" office:value-type="time" office:time-value="PT03H55M42.261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40.65" calcext:value-type="float">
            <text:p>940.65</text:p>
          </table:table-cell>
          <table:table-cell office:value-type="float" office:value="1135.96" calcext:value-type="float">
            <text:p>1135.96</text:p>
          </table:table-cell>
        </table:table-row>
        <table:table-row table:style-name="ro1">
          <table:table-cell office:value-type="float" office:value="14158261" calcext:value-type="float">
            <text:p>14158261</text:p>
          </table:table-cell>
          <table:table-cell table:formula="of:=[.A887]/1000/(60*60*24)" office:value-type="time" office:time-value="PT03H55M58.261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1.7" calcext:value-type="float">
            <text:p>941.7</text:p>
          </table:table-cell>
          <table:table-cell office:value-type="float" office:value="1137.23" calcext:value-type="float">
            <text:p>1137.23</text:p>
          </table:table-cell>
        </table:table-row>
        <table:table-row table:style-name="ro1">
          <table:table-cell office:value-type="float" office:value="14174261" calcext:value-type="float">
            <text:p>14174261</text:p>
          </table:table-cell>
          <table:table-cell table:formula="of:=[.A888]/1000/(60*60*24)" office:value-type="time" office:time-value="PT03H56M14.261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942.76" calcext:value-type="float">
            <text:p>942.76</text:p>
          </table:table-cell>
          <table:table-cell office:value-type="float" office:value="1138.5" calcext:value-type="float">
            <text:p>1138.5</text:p>
          </table:table-cell>
        </table:table-row>
        <table:table-row table:style-name="ro1">
          <table:table-cell office:value-type="float" office:value="14190261" calcext:value-type="float">
            <text:p>14190261</text:p>
          </table:table-cell>
          <table:table-cell table:formula="of:=[.A889]/1000/(60*60*24)" office:value-type="time" office:time-value="PT03H56M30.261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3.82" calcext:value-type="float">
            <text:p>943.82</text:p>
          </table:table-cell>
          <table:table-cell office:value-type="float" office:value="1139.77" calcext:value-type="float">
            <text:p>1139.77</text:p>
          </table:table-cell>
        </table:table-row>
        <table:table-row table:style-name="ro1">
          <table:table-cell office:value-type="float" office:value="14206261" calcext:value-type="float">
            <text:p>14206261</text:p>
          </table:table-cell>
          <table:table-cell table:formula="of:=[.A890]/1000/(60*60*24)" office:value-type="time" office:time-value="PT03H56M46.261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4.88" calcext:value-type="float">
            <text:p>944.88</text:p>
          </table:table-cell>
          <table:table-cell office:value-type="float" office:value="1141.04" calcext:value-type="float">
            <text:p>1141.04</text:p>
          </table:table-cell>
        </table:table-row>
        <table:table-row table:style-name="ro1">
          <table:table-cell office:value-type="float" office:value="14222261" calcext:value-type="float">
            <text:p>14222261</text:p>
          </table:table-cell>
          <table:table-cell table:formula="of:=[.A891]/1000/(60*60*24)" office:value-type="time" office:time-value="PT03H57M02.261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5.94" calcext:value-type="float">
            <text:p>945.94</text:p>
          </table:table-cell>
          <table:table-cell office:value-type="float" office:value="1142.3" calcext:value-type="float">
            <text:p>1142.3</text:p>
          </table:table-cell>
        </table:table-row>
        <table:table-row table:style-name="ro1">
          <table:table-cell office:value-type="float" office:value="14238261" calcext:value-type="float">
            <text:p>14238261</text:p>
          </table:table-cell>
          <table:table-cell table:formula="of:=[.A892]/1000/(60*60*24)" office:value-type="time" office:time-value="PT03H57M18.261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6.99" calcext:value-type="float">
            <text:p>946.99</text:p>
          </table:table-cell>
          <table:table-cell office:value-type="float" office:value="1143.57" calcext:value-type="float">
            <text:p>1143.57</text:p>
          </table:table-cell>
        </table:table-row>
        <table:table-row table:style-name="ro1">
          <table:table-cell office:value-type="float" office:value="14254261" calcext:value-type="float">
            <text:p>14254261</text:p>
          </table:table-cell>
          <table:table-cell table:formula="of:=[.A893]/1000/(60*60*24)" office:value-type="time" office:time-value="PT03H57M34.261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8.05" calcext:value-type="float">
            <text:p>948.05</text:p>
          </table:table-cell>
          <table:table-cell office:value-type="float" office:value="1144.84" calcext:value-type="float">
            <text:p>1144.84</text:p>
          </table:table-cell>
        </table:table-row>
        <table:table-row table:style-name="ro1">
          <table:table-cell office:value-type="float" office:value="14270261" calcext:value-type="float">
            <text:p>14270261</text:p>
          </table:table-cell>
          <table:table-cell table:formula="of:=[.A894]/1000/(60*60*24)" office:value-type="time" office:time-value="PT03H57M50.261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49.11" calcext:value-type="float">
            <text:p>949.11</text:p>
          </table:table-cell>
          <table:table-cell office:value-type="float" office:value="1146.11" calcext:value-type="float">
            <text:p>1146.11</text:p>
          </table:table-cell>
        </table:table-row>
        <table:table-row table:style-name="ro1">
          <table:table-cell office:value-type="float" office:value="14286261" calcext:value-type="float">
            <text:p>14286261</text:p>
          </table:table-cell>
          <table:table-cell table:formula="of:=[.A895]/1000/(60*60*24)" office:value-type="time" office:time-value="PT03H58M06.261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0.17" calcext:value-type="float">
            <text:p>950.17</text:p>
          </table:table-cell>
          <table:table-cell office:value-type="float" office:value="1147.38" calcext:value-type="float">
            <text:p>1147.38</text:p>
          </table:table-cell>
        </table:table-row>
        <table:table-row table:style-name="ro1">
          <table:table-cell office:value-type="float" office:value="14302261" calcext:value-type="float">
            <text:p>14302261</text:p>
          </table:table-cell>
          <table:table-cell table:formula="of:=[.A896]/1000/(60*60*24)" office:value-type="time" office:time-value="PT03H58M22.261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1.22" calcext:value-type="float">
            <text:p>951.22</text:p>
          </table:table-cell>
          <table:table-cell office:value-type="float" office:value="1148.65" calcext:value-type="float">
            <text:p>1148.65</text:p>
          </table:table-cell>
        </table:table-row>
        <table:table-row table:style-name="ro1">
          <table:table-cell office:value-type="float" office:value="14318261" calcext:value-type="float">
            <text:p>14318261</text:p>
          </table:table-cell>
          <table:table-cell table:formula="of:=[.A897]/1000/(60*60*24)" office:value-type="time" office:time-value="PT03H58M38.261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2.28" calcext:value-type="float">
            <text:p>952.28</text:p>
          </table:table-cell>
          <table:table-cell office:value-type="float" office:value="1149.92" calcext:value-type="float">
            <text:p>1149.92</text:p>
          </table:table-cell>
        </table:table-row>
        <table:table-row table:style-name="ro1">
          <table:table-cell office:value-type="float" office:value="14334261" calcext:value-type="float">
            <text:p>14334261</text:p>
          </table:table-cell>
          <table:table-cell table:formula="of:=[.A898]/1000/(60*60*24)" office:value-type="time" office:time-value="PT03H58M54.261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3.34" calcext:value-type="float">
            <text:p>953.34</text:p>
          </table:table-cell>
          <table:table-cell office:value-type="float" office:value="1151.19" calcext:value-type="float">
            <text:p>1151.19</text:p>
          </table:table-cell>
        </table:table-row>
        <table:table-row table:style-name="ro1">
          <table:table-cell office:value-type="float" office:value="14350261" calcext:value-type="float">
            <text:p>14350261</text:p>
          </table:table-cell>
          <table:table-cell table:formula="of:=[.A899]/1000/(60*60*24)" office:value-type="time" office:time-value="PT03H59M10.261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4.4" calcext:value-type="float">
            <text:p>954.4</text:p>
          </table:table-cell>
          <table:table-cell office:value-type="float" office:value="1152.46" calcext:value-type="float">
            <text:p>1152.46</text:p>
          </table:table-cell>
        </table:table-row>
        <table:table-row table:style-name="ro1">
          <table:table-cell office:value-type="float" office:value="14366261" calcext:value-type="float">
            <text:p>14366261</text:p>
          </table:table-cell>
          <table:table-cell table:formula="of:=[.A900]/1000/(60*60*24)" office:value-type="time" office:time-value="PT03H59M26.261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5.45" calcext:value-type="float">
            <text:p>955.45</text:p>
          </table:table-cell>
          <table:table-cell office:value-type="float" office:value="1153.73" calcext:value-type="float">
            <text:p>1153.73</text:p>
          </table:table-cell>
        </table:table-row>
        <table:table-row table:style-name="ro1">
          <table:table-cell office:value-type="float" office:value="14382261" calcext:value-type="float">
            <text:p>14382261</text:p>
          </table:table-cell>
          <table:table-cell table:formula="of:=[.A901]/1000/(60*60*24)" office:value-type="time" office:time-value="PT03H59M42.261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6.51" calcext:value-type="float">
            <text:p>956.5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4398261" calcext:value-type="float">
            <text:p>14398261</text:p>
          </table:table-cell>
          <table:table-cell table:formula="of:=[.A902]/1000/(60*60*24)" office:value-type="time" office:time-value="PT03H59M58.261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7.57" calcext:value-type="float">
            <text:p>957.57</text:p>
          </table:table-cell>
          <table:table-cell office:value-type="float" office:value="1156.27" calcext:value-type="float">
            <text:p>1156.27</text:p>
          </table:table-cell>
        </table:table-row>
        <table:table-row table:style-name="ro1">
          <table:table-cell office:value-type="float" office:value="14414261" calcext:value-type="float">
            <text:p>14414261</text:p>
          </table:table-cell>
          <table:table-cell table:formula="of:=[.A903]/1000/(60*60*24)" office:value-type="time" office:time-value="PT04H00M14.261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8.63" calcext:value-type="float">
            <text:p>958.63</text:p>
          </table:table-cell>
          <table:table-cell office:value-type="float" office:value="1157.54" calcext:value-type="float">
            <text:p>1157.54</text:p>
          </table:table-cell>
        </table:table-row>
        <table:table-row table:style-name="ro1">
          <table:table-cell office:value-type="float" office:value="14430261" calcext:value-type="float">
            <text:p>14430261</text:p>
          </table:table-cell>
          <table:table-cell table:formula="of:=[.A904]/1000/(60*60*24)" office:value-type="time" office:time-value="PT04H00M30.261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59.68" calcext:value-type="float">
            <text:p>959.68</text:p>
          </table:table-cell>
          <table:table-cell office:value-type="float" office:value="1158.8" calcext:value-type="float">
            <text:p>1158.8</text:p>
          </table:table-cell>
        </table:table-row>
        <table:table-row table:style-name="ro1">
          <table:table-cell office:value-type="float" office:value="14446261" calcext:value-type="float">
            <text:p>14446261</text:p>
          </table:table-cell>
          <table:table-cell table:formula="of:=[.A905]/1000/(60*60*24)" office:value-type="time" office:time-value="PT04H00M46.261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0.74" calcext:value-type="float">
            <text:p>960.74</text:p>
          </table:table-cell>
          <table:table-cell office:value-type="float" office:value="1160.07" calcext:value-type="float">
            <text:p>1160.07</text:p>
          </table:table-cell>
        </table:table-row>
        <table:table-row table:style-name="ro1">
          <table:table-cell office:value-type="float" office:value="14462261" calcext:value-type="float">
            <text:p>14462261</text:p>
          </table:table-cell>
          <table:table-cell table:formula="of:=[.A906]/1000/(60*60*24)" office:value-type="time" office:time-value="PT04H01M02.261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1.8" calcext:value-type="float">
            <text:p>961.8</text:p>
          </table:table-cell>
          <table:table-cell office:value-type="float" office:value="1161.34" calcext:value-type="float">
            <text:p>1161.34</text:p>
          </table:table-cell>
        </table:table-row>
        <table:table-row table:style-name="ro1">
          <table:table-cell office:value-type="float" office:value="14478261" calcext:value-type="float">
            <text:p>14478261</text:p>
          </table:table-cell>
          <table:table-cell table:formula="of:=[.A907]/1000/(60*60*24)" office:value-type="time" office:time-value="PT04H01M18.261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2.86" calcext:value-type="float">
            <text:p>962.86</text:p>
          </table:table-cell>
          <table:table-cell office:value-type="float" office:value="1162.61" calcext:value-type="float">
            <text:p>1162.61</text:p>
          </table:table-cell>
        </table:table-row>
        <table:table-row table:style-name="ro1">
          <table:table-cell office:value-type="float" office:value="14494261" calcext:value-type="float">
            <text:p>14494261</text:p>
          </table:table-cell>
          <table:table-cell table:formula="of:=[.A908]/1000/(60*60*24)" office:value-type="time" office:time-value="PT04H01M34.261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6.26" calcext:value-type="float">
            <text:p>286.26</text:p>
          </table:table-cell>
          <table:table-cell office:value-type="float" office:value="963.91" calcext:value-type="float">
            <text:p>963.91</text:p>
          </table:table-cell>
          <table:table-cell office:value-type="float" office:value="1163.88" calcext:value-type="float">
            <text:p>1163.88</text:p>
          </table:table-cell>
        </table:table-row>
        <table:table-row table:style-name="ro1">
          <table:table-cell office:value-type="float" office:value="14510261" calcext:value-type="float">
            <text:p>14510261</text:p>
          </table:table-cell>
          <table:table-cell table:formula="of:=[.A909]/1000/(60*60*24)" office:value-type="time" office:time-value="PT04H01M50.261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64.97" calcext:value-type="float">
            <text:p>964.97</text:p>
          </table:table-cell>
          <table:table-cell office:value-type="float" office:value="1165.15" calcext:value-type="float">
            <text:p>1165.15</text:p>
          </table:table-cell>
        </table:table-row>
        <table:table-row table:style-name="ro1">
          <table:table-cell office:value-type="float" office:value="14526261" calcext:value-type="float">
            <text:p>14526261</text:p>
          </table:table-cell>
          <table:table-cell table:formula="of:=[.A910]/1000/(60*60*24)" office:value-type="time" office:time-value="PT04H02M06.261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66.03" calcext:value-type="float">
            <text:p>966.03</text:p>
          </table:table-cell>
          <table:table-cell office:value-type="float" office:value="1166.42" calcext:value-type="float">
            <text:p>1166.42</text:p>
          </table:table-cell>
        </table:table-row>
        <table:table-row table:style-name="ro1">
          <table:table-cell office:value-type="float" office:value="14542261" calcext:value-type="float">
            <text:p>14542261</text:p>
          </table:table-cell>
          <table:table-cell table:formula="of:=[.A911]/1000/(60*60*24)" office:value-type="time" office:time-value="PT04H02M22.261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7.09" calcext:value-type="float">
            <text:p>967.09</text:p>
          </table:table-cell>
          <table:table-cell office:value-type="float" office:value="1167.69" calcext:value-type="float">
            <text:p>1167.69</text:p>
          </table:table-cell>
        </table:table-row>
        <table:table-row table:style-name="ro1">
          <table:table-cell office:value-type="float" office:value="14558261" calcext:value-type="float">
            <text:p>14558261</text:p>
          </table:table-cell>
          <table:table-cell table:formula="of:=[.A912]/1000/(60*60*24)" office:value-type="time" office:time-value="PT04H02M38.261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8.14" calcext:value-type="float">
            <text:p>968.14</text:p>
          </table:table-cell>
          <table:table-cell office:value-type="float" office:value="1168.96" calcext:value-type="float">
            <text:p>1168.96</text:p>
          </table:table-cell>
        </table:table-row>
        <table:table-row table:style-name="ro1">
          <table:table-cell office:value-type="float" office:value="14574261" calcext:value-type="float">
            <text:p>14574261</text:p>
          </table:table-cell>
          <table:table-cell table:formula="of:=[.A913]/1000/(60*60*24)" office:value-type="time" office:time-value="PT04H02M54.261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69.2" calcext:value-type="float">
            <text:p>969.2</text:p>
          </table:table-cell>
          <table:table-cell office:value-type="float" office:value="1170.22" calcext:value-type="float">
            <text:p>1170.22</text:p>
          </table:table-cell>
        </table:table-row>
        <table:table-row table:style-name="ro1">
          <table:table-cell office:value-type="float" office:value="14590261" calcext:value-type="float">
            <text:p>14590261</text:p>
          </table:table-cell>
          <table:table-cell table:formula="of:=[.A914]/1000/(60*60*24)" office:value-type="time" office:time-value="PT04H03M10.261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70.26" calcext:value-type="float">
            <text:p>970.26</text:p>
          </table:table-cell>
          <table:table-cell office:value-type="float" office:value="1171.49" calcext:value-type="float">
            <text:p>1171.49</text:p>
          </table:table-cell>
        </table:table-row>
        <table:table-row table:style-name="ro1">
          <table:table-cell office:value-type="float" office:value="14606261" calcext:value-type="float">
            <text:p>14606261</text:p>
          </table:table-cell>
          <table:table-cell table:formula="of:=[.A915]/1000/(60*60*24)" office:value-type="time" office:time-value="PT04H03M26.261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71.31" calcext:value-type="float">
            <text:p>971.31</text:p>
          </table:table-cell>
          <table:table-cell office:value-type="float" office:value="1172.76" calcext:value-type="float">
            <text:p>1172.76</text:p>
          </table:table-cell>
        </table:table-row>
        <table:table-row table:style-name="ro1">
          <table:table-cell office:value-type="float" office:value="14622261" calcext:value-type="float">
            <text:p>14622261</text:p>
          </table:table-cell>
          <table:table-cell table:formula="of:=[.A916]/1000/(60*60*24)" office:value-type="time" office:time-value="PT04H03M42.261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972.37" calcext:value-type="float">
            <text:p>972.37</text:p>
          </table:table-cell>
          <table:table-cell office:value-type="float" office:value="1174.03" calcext:value-type="float">
            <text:p>1174.03</text:p>
          </table:table-cell>
        </table:table-row>
        <table:table-row table:style-name="ro1">
          <table:table-cell office:value-type="float" office:value="14638261" calcext:value-type="float">
            <text:p>14638261</text:p>
          </table:table-cell>
          <table:table-cell table:formula="of:=[.A917]/1000/(60*60*24)" office:value-type="time" office:time-value="PT04H03M58.261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3.43" calcext:value-type="float">
            <text:p>973.43</text:p>
          </table:table-cell>
          <table:table-cell office:value-type="float" office:value="1175.3" calcext:value-type="float">
            <text:p>1175.3</text:p>
          </table:table-cell>
        </table:table-row>
        <table:table-row table:style-name="ro1">
          <table:table-cell office:value-type="float" office:value="14654261" calcext:value-type="float">
            <text:p>14654261</text:p>
          </table:table-cell>
          <table:table-cell table:formula="of:=[.A918]/1000/(60*60*24)" office:value-type="time" office:time-value="PT04H04M14.261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4.49" calcext:value-type="float">
            <text:p>974.49</text:p>
          </table:table-cell>
          <table:table-cell office:value-type="float" office:value="1176.57" calcext:value-type="float">
            <text:p>1176.57</text:p>
          </table:table-cell>
        </table:table-row>
        <table:table-row table:style-name="ro1">
          <table:table-cell office:value-type="float" office:value="14670261" calcext:value-type="float">
            <text:p>14670261</text:p>
          </table:table-cell>
          <table:table-cell table:formula="of:=[.A919]/1000/(60*60*24)" office:value-type="time" office:time-value="PT04H04M30.261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5.54" calcext:value-type="float">
            <text:p>975.54</text:p>
          </table:table-cell>
          <table:table-cell office:value-type="float" office:value="1177.83" calcext:value-type="float">
            <text:p>1177.83</text:p>
          </table:table-cell>
        </table:table-row>
        <table:table-row table:style-name="ro1">
          <table:table-cell office:value-type="float" office:value="14686261" calcext:value-type="float">
            <text:p>14686261</text:p>
          </table:table-cell>
          <table:table-cell table:formula="of:=[.A920]/1000/(60*60*24)" office:value-type="time" office:time-value="PT04H04M46.261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6.6" calcext:value-type="float">
            <text:p>976.6</text:p>
          </table:table-cell>
          <table:table-cell office:value-type="float" office:value="1179.1" calcext:value-type="float">
            <text:p>1179.1</text:p>
          </table:table-cell>
        </table:table-row>
        <table:table-row table:style-name="ro1">
          <table:table-cell office:value-type="float" office:value="14702261" calcext:value-type="float">
            <text:p>14702261</text:p>
          </table:table-cell>
          <table:table-cell table:formula="of:=[.A921]/1000/(60*60*24)" office:value-type="time" office:time-value="PT04H05M02.261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7.66" calcext:value-type="float">
            <text:p>977.66</text:p>
          </table:table-cell>
          <table:table-cell office:value-type="float" office:value="1180.37" calcext:value-type="float">
            <text:p>1180.37</text:p>
          </table:table-cell>
        </table:table-row>
        <table:table-row table:style-name="ro1">
          <table:table-cell office:value-type="float" office:value="14718261" calcext:value-type="float">
            <text:p>14718261</text:p>
          </table:table-cell>
          <table:table-cell table:formula="of:=[.A922]/1000/(60*60*24)" office:value-type="time" office:time-value="PT04H05M18.261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8.71" calcext:value-type="float">
            <text:p>978.71</text:p>
          </table:table-cell>
          <table:table-cell office:value-type="float" office:value="1181.64" calcext:value-type="float">
            <text:p>1181.64</text:p>
          </table:table-cell>
        </table:table-row>
        <table:table-row table:style-name="ro1">
          <table:table-cell office:value-type="float" office:value="14734261" calcext:value-type="float">
            <text:p>14734261</text:p>
          </table:table-cell>
          <table:table-cell table:formula="of:=[.A923]/1000/(60*60*24)" office:value-type="time" office:time-value="PT04H05M34.261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79.77" calcext:value-type="float">
            <text:p>979.77</text:p>
          </table:table-cell>
          <table:table-cell office:value-type="float" office:value="1182.91" calcext:value-type="float">
            <text:p>1182.91</text:p>
          </table:table-cell>
        </table:table-row>
        <table:table-row table:style-name="ro1">
          <table:table-cell office:value-type="float" office:value="14750261" calcext:value-type="float">
            <text:p>14750261</text:p>
          </table:table-cell>
          <table:table-cell table:formula="of:=[.A924]/1000/(60*60*24)" office:value-type="time" office:time-value="PT04H05M50.261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0.83" calcext:value-type="float">
            <text:p>980.83</text:p>
          </table:table-cell>
          <table:table-cell office:value-type="float" office:value="1184.17" calcext:value-type="float">
            <text:p>1184.17</text:p>
          </table:table-cell>
        </table:table-row>
        <table:table-row table:style-name="ro1">
          <table:table-cell office:value-type="float" office:value="14766261" calcext:value-type="float">
            <text:p>14766261</text:p>
          </table:table-cell>
          <table:table-cell table:formula="of:=[.A925]/1000/(60*60*24)" office:value-type="time" office:time-value="PT04H06M06.261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1.88" calcext:value-type="float">
            <text:p>981.88</text:p>
          </table:table-cell>
          <table:table-cell office:value-type="float" office:value="1185.44" calcext:value-type="float">
            <text:p>1185.44</text:p>
          </table:table-cell>
        </table:table-row>
        <table:table-row table:style-name="ro1">
          <table:table-cell office:value-type="float" office:value="14782261" calcext:value-type="float">
            <text:p>14782261</text:p>
          </table:table-cell>
          <table:table-cell table:formula="of:=[.A926]/1000/(60*60*24)" office:value-type="time" office:time-value="PT04H06M22.261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2.94" calcext:value-type="float">
            <text:p>982.94</text:p>
          </table:table-cell>
          <table:table-cell office:value-type="float" office:value="1186.71" calcext:value-type="float">
            <text:p>1186.71</text:p>
          </table:table-cell>
        </table:table-row>
        <table:table-row table:style-name="ro1">
          <table:table-cell office:value-type="float" office:value="14798261" calcext:value-type="float">
            <text:p>14798261</text:p>
          </table:table-cell>
          <table:table-cell table:formula="of:=[.A927]/1000/(60*60*24)" office:value-type="time" office:time-value="PT04H06M38.261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4" calcext:value-type="float">
            <text:p>984</text:p>
          </table:table-cell>
          <table:table-cell office:value-type="float" office:value="1187.98" calcext:value-type="float">
            <text:p>1187.98</text:p>
          </table:table-cell>
        </table:table-row>
        <table:table-row table:style-name="ro1">
          <table:table-cell office:value-type="float" office:value="14814261" calcext:value-type="float">
            <text:p>14814261</text:p>
          </table:table-cell>
          <table:table-cell table:formula="of:=[.A928]/1000/(60*60*24)" office:value-type="time" office:time-value="PT04H06M54.261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5.05" calcext:value-type="float">
            <text:p>985.05</text:p>
          </table:table-cell>
          <table:table-cell office:value-type="float" office:value="1189.25" calcext:value-type="float">
            <text:p>1189.25</text:p>
          </table:table-cell>
        </table:table-row>
        <table:table-row table:style-name="ro1">
          <table:table-cell office:value-type="float" office:value="14830261" calcext:value-type="float">
            <text:p>14830261</text:p>
          </table:table-cell>
          <table:table-cell table:formula="of:=[.A929]/1000/(60*60*24)" office:value-type="time" office:time-value="PT04H07M10.261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6.11" calcext:value-type="float">
            <text:p>986.11</text:p>
          </table:table-cell>
          <table:table-cell office:value-type="float" office:value="1190.51" calcext:value-type="float">
            <text:p>1190.51</text:p>
          </table:table-cell>
        </table:table-row>
        <table:table-row table:style-name="ro1">
          <table:table-cell office:value-type="float" office:value="14846261" calcext:value-type="float">
            <text:p>14846261</text:p>
          </table:table-cell>
          <table:table-cell table:formula="of:=[.A930]/1000/(60*60*24)" office:value-type="time" office:time-value="PT04H07M26.261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7.17" calcext:value-type="float">
            <text:p>987.17</text:p>
          </table:table-cell>
          <table:table-cell office:value-type="float" office:value="1191.78" calcext:value-type="float">
            <text:p>1191.78</text:p>
          </table:table-cell>
        </table:table-row>
        <table:table-row table:style-name="ro1">
          <table:table-cell office:value-type="float" office:value="14862261" calcext:value-type="float">
            <text:p>14862261</text:p>
          </table:table-cell>
          <table:table-cell table:formula="of:=[.A931]/1000/(60*60*24)" office:value-type="time" office:time-value="PT04H07M42.261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8.22" calcext:value-type="float">
            <text:p>988.22</text:p>
          </table:table-cell>
          <table:table-cell office:value-type="float" office:value="1193.05" calcext:value-type="float">
            <text:p>1193.05</text:p>
          </table:table-cell>
        </table:table-row>
        <table:table-row table:style-name="ro1">
          <table:table-cell office:value-type="float" office:value="14878261" calcext:value-type="float">
            <text:p>14878261</text:p>
          </table:table-cell>
          <table:table-cell table:formula="of:=[.A932]/1000/(60*60*24)" office:value-type="time" office:time-value="PT04H07M58.261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89.28" calcext:value-type="float">
            <text:p>989.28</text:p>
          </table:table-cell>
          <table:table-cell office:value-type="float" office:value="1194.32" calcext:value-type="float">
            <text:p>1194.32</text:p>
          </table:table-cell>
        </table:table-row>
        <table:table-row table:style-name="ro1">
          <table:table-cell office:value-type="float" office:value="14894261" calcext:value-type="float">
            <text:p>14894261</text:p>
          </table:table-cell>
          <table:table-cell table:formula="of:=[.A933]/1000/(60*60*24)" office:value-type="time" office:time-value="PT04H08M14.261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0.34" calcext:value-type="float">
            <text:p>990.34</text:p>
          </table:table-cell>
          <table:table-cell office:value-type="float" office:value="1195.58" calcext:value-type="float">
            <text:p>1195.58</text:p>
          </table:table-cell>
        </table:table-row>
        <table:table-row table:style-name="ro1">
          <table:table-cell office:value-type="float" office:value="14910261" calcext:value-type="float">
            <text:p>14910261</text:p>
          </table:table-cell>
          <table:table-cell table:formula="of:=[.A934]/1000/(60*60*24)" office:value-type="time" office:time-value="PT04H08M30.261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1.39" calcext:value-type="float">
            <text:p>991.39</text:p>
          </table:table-cell>
          <table:table-cell office:value-type="float" office:value="1196.85" calcext:value-type="float">
            <text:p>1196.85</text:p>
          </table:table-cell>
        </table:table-row>
        <table:table-row table:style-name="ro1">
          <table:table-cell office:value-type="float" office:value="14926261" calcext:value-type="float">
            <text:p>14926261</text:p>
          </table:table-cell>
          <table:table-cell table:formula="of:=[.A935]/1000/(60*60*24)" office:value-type="time" office:time-value="PT04H08M46.261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2.45" calcext:value-type="float">
            <text:p>992.45</text:p>
          </table:table-cell>
          <table:table-cell office:value-type="float" office:value="1198.12" calcext:value-type="float">
            <text:p>1198.12</text:p>
          </table:table-cell>
        </table:table-row>
        <table:table-row table:style-name="ro1">
          <table:table-cell office:value-type="float" office:value="14942261" calcext:value-type="float">
            <text:p>14942261</text:p>
          </table:table-cell>
          <table:table-cell table:formula="of:=[.A936]/1000/(60*60*24)" office:value-type="time" office:time-value="PT04H09M02.261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993.51" calcext:value-type="float">
            <text:p>993.51</text:p>
          </table:table-cell>
          <table:table-cell office:value-type="float" office:value="1199.39" calcext:value-type="float">
            <text:p>1199.39</text:p>
          </table:table-cell>
        </table:table-row>
        <table:table-row table:style-name="ro1">
          <table:table-cell office:value-type="float" office:value="14958261" calcext:value-type="float">
            <text:p>14958261</text:p>
          </table:table-cell>
          <table:table-cell table:formula="of:=[.A937]/1000/(60*60*24)" office:value-type="time" office:time-value="PT04H09M18.261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4.56" calcext:value-type="float">
            <text:p>994.56</text:p>
          </table:table-cell>
          <table:table-cell office:value-type="float" office:value="1200.66" calcext:value-type="float">
            <text:p>1200.66</text:p>
          </table:table-cell>
        </table:table-row>
        <table:table-row table:style-name="ro1">
          <table:table-cell office:value-type="float" office:value="14974261" calcext:value-type="float">
            <text:p>14974261</text:p>
          </table:table-cell>
          <table:table-cell table:formula="of:=[.A938]/1000/(60*60*24)" office:value-type="time" office:time-value="PT04H09M34.261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5.62" calcext:value-type="float">
            <text:p>995.62</text:p>
          </table:table-cell>
          <table:table-cell office:value-type="float" office:value="1201.92" calcext:value-type="float">
            <text:p>1201.92</text:p>
          </table:table-cell>
        </table:table-row>
        <table:table-row table:style-name="ro1">
          <table:table-cell office:value-type="float" office:value="14990261" calcext:value-type="float">
            <text:p>14990261</text:p>
          </table:table-cell>
          <table:table-cell table:formula="of:=[.A939]/1000/(60*60*24)" office:value-type="time" office:time-value="PT04H09M50.261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6.68" calcext:value-type="float">
            <text:p>996.68</text:p>
          </table:table-cell>
          <table:table-cell office:value-type="float" office:value="1203.19" calcext:value-type="float">
            <text:p>1203.19</text:p>
          </table:table-cell>
        </table:table-row>
        <table:table-row table:style-name="ro1">
          <table:table-cell office:value-type="float" office:value="15006261" calcext:value-type="float">
            <text:p>15006261</text:p>
          </table:table-cell>
          <table:table-cell table:formula="of:=[.A940]/1000/(60*60*24)" office:value-type="time" office:time-value="PT04H10M06.261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7.73" calcext:value-type="float">
            <text:p>997.73</text:p>
          </table:table-cell>
          <table:table-cell office:value-type="float" office:value="1204.46" calcext:value-type="float">
            <text:p>1204.46</text:p>
          </table:table-cell>
        </table:table-row>
        <table:table-row table:style-name="ro1">
          <table:table-cell office:value-type="float" office:value="15022261" calcext:value-type="float">
            <text:p>15022261</text:p>
          </table:table-cell>
          <table:table-cell table:formula="of:=[.A941]/1000/(60*60*24)" office:value-type="time" office:time-value="PT04H10M22.261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8.79" calcext:value-type="float">
            <text:p>998.79</text:p>
          </table:table-cell>
          <table:table-cell office:value-type="float" office:value="1205.72" calcext:value-type="float">
            <text:p>1205.72</text:p>
          </table:table-cell>
        </table:table-row>
        <table:table-row table:style-name="ro1">
          <table:table-cell office:value-type="float" office:value="15038261" calcext:value-type="float">
            <text:p>15038261</text:p>
          </table:table-cell>
          <table:table-cell table:formula="of:=[.A942]/1000/(60*60*24)" office:value-type="time" office:time-value="PT04H10M38.261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99.85" calcext:value-type="float">
            <text:p>999.85</text:p>
          </table:table-cell>
          <table:table-cell office:value-type="float" office:value="1206.99" calcext:value-type="float">
            <text:p>1206.99</text:p>
          </table:table-cell>
        </table:table-row>
        <table:table-row table:style-name="ro1">
          <table:table-cell office:value-type="float" office:value="15054261" calcext:value-type="float">
            <text:p>15054261</text:p>
          </table:table-cell>
          <table:table-cell table:formula="of:=[.A943]/1000/(60*60*24)" office:value-type="time" office:time-value="PT04H10M54.261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00.9" calcext:value-type="float">
            <text:p>1000.9</text:p>
          </table:table-cell>
          <table:table-cell office:value-type="float" office:value="1208.26" calcext:value-type="float">
            <text:p>1208.26</text:p>
          </table:table-cell>
        </table:table-row>
        <table:table-row table:style-name="ro1">
          <table:table-cell office:value-type="float" office:value="15070261" calcext:value-type="float">
            <text:p>15070261</text:p>
          </table:table-cell>
          <table:table-cell table:formula="of:=[.A944]/1000/(60*60*24)" office:value-type="time" office:time-value="PT04H11M10.261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01.96" calcext:value-type="float">
            <text:p>1001.96</text:p>
          </table:table-cell>
          <table:table-cell office:value-type="float" office:value="1209.53" calcext:value-type="float">
            <text:p>1209.53</text:p>
          </table:table-cell>
        </table:table-row>
        <table:table-row table:style-name="ro1">
          <table:table-cell office:value-type="float" office:value="15086261" calcext:value-type="float">
            <text:p>15086261</text:p>
          </table:table-cell>
          <table:table-cell table:formula="of:=[.A945]/1000/(60*60*24)" office:value-type="time" office:time-value="PT04H11M26.261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03.02" calcext:value-type="float">
            <text:p>1003.02</text:p>
          </table:table-cell>
          <table:table-cell office:value-type="float" office:value="1210.8" calcext:value-type="float">
            <text:p>1210.8</text:p>
          </table:table-cell>
        </table:table-row>
        <table:table-row table:style-name="ro1">
          <table:table-cell office:value-type="float" office:value="15102261" calcext:value-type="float">
            <text:p>15102261</text:p>
          </table:table-cell>
          <table:table-cell table:formula="of:=[.A946]/1000/(60*60*24)" office:value-type="time" office:time-value="PT04H11M42.261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04.07" calcext:value-type="float">
            <text:p>1004.07</text:p>
          </table:table-cell>
          <table:table-cell office:value-type="float" office:value="1212.06" calcext:value-type="float">
            <text:p>1212.06</text:p>
          </table:table-cell>
        </table:table-row>
        <table:table-row table:style-name="ro1">
          <table:table-cell office:value-type="float" office:value="15118261" calcext:value-type="float">
            <text:p>15118261</text:p>
          </table:table-cell>
          <table:table-cell table:formula="of:=[.A947]/1000/(60*60*24)" office:value-type="time" office:time-value="PT04H11M58.261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05.13" calcext:value-type="float">
            <text:p>1005.13</text:p>
          </table:table-cell>
          <table:table-cell office:value-type="float" office:value="1213.33" calcext:value-type="float">
            <text:p>1213.33</text:p>
          </table:table-cell>
        </table:table-row>
        <table:table-row table:style-name="ro1">
          <table:table-cell office:value-type="float" office:value="15134261" calcext:value-type="float">
            <text:p>15134261</text:p>
          </table:table-cell>
          <table:table-cell table:formula="of:=[.A948]/1000/(60*60*24)" office:value-type="time" office:time-value="PT04H12M14.261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06.19" calcext:value-type="float">
            <text:p>1006.19</text:p>
          </table:table-cell>
          <table:table-cell office:value-type="float" office:value="1214.6" calcext:value-type="float">
            <text:p>1214.6</text:p>
          </table:table-cell>
        </table:table-row>
        <table:table-row table:style-name="ro1">
          <table:table-cell office:value-type="float" office:value="15150261" calcext:value-type="float">
            <text:p>15150261</text:p>
          </table:table-cell>
          <table:table-cell table:formula="of:=[.A949]/1000/(60*60*24)" office:value-type="time" office:time-value="PT04H12M30.261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1215.86" calcext:value-type="float">
            <text:p>1215.86</text:p>
          </table:table-cell>
        </table:table-row>
        <table:table-row table:style-name="ro1">
          <table:table-cell office:value-type="float" office:value="15166261" calcext:value-type="float">
            <text:p>15166261</text:p>
          </table:table-cell>
          <table:table-cell table:formula="of:=[.A950]/1000/(60*60*24)" office:value-type="time" office:time-value="PT04H12M46.261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08.3" calcext:value-type="float">
            <text:p>1008.3</text:p>
          </table:table-cell>
          <table:table-cell office:value-type="float" office:value="1217.13" calcext:value-type="float">
            <text:p>1217.13</text:p>
          </table:table-cell>
        </table:table-row>
        <table:table-row table:style-name="ro1">
          <table:table-cell office:value-type="float" office:value="15182261" calcext:value-type="float">
            <text:p>15182261</text:p>
          </table:table-cell>
          <table:table-cell table:formula="of:=[.A951]/1000/(60*60*24)" office:value-type="time" office:time-value="PT04H13M02.261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09.36" calcext:value-type="float">
            <text:p>1009.36</text:p>
          </table:table-cell>
          <table:table-cell office:value-type="float" office:value="1218.4" calcext:value-type="float">
            <text:p>1218.4</text:p>
          </table:table-cell>
        </table:table-row>
        <table:table-row table:style-name="ro1">
          <table:table-cell office:value-type="float" office:value="15198261" calcext:value-type="float">
            <text:p>15198261</text:p>
          </table:table-cell>
          <table:table-cell table:formula="of:=[.A952]/1000/(60*60*24)" office:value-type="time" office:time-value="PT04H13M18.261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10.41" calcext:value-type="float">
            <text:p>1010.41</text:p>
          </table:table-cell>
          <table:table-cell office:value-type="float" office:value="1219.67" calcext:value-type="float">
            <text:p>1219.67</text:p>
          </table:table-cell>
        </table:table-row>
        <table:table-row table:style-name="ro1">
          <table:table-cell office:value-type="float" office:value="15214261" calcext:value-type="float">
            <text:p>15214261</text:p>
          </table:table-cell>
          <table:table-cell table:formula="of:=[.A953]/1000/(60*60*24)" office:value-type="time" office:time-value="PT04H13M34.261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1.47" calcext:value-type="float">
            <text:p>1011.47</text:p>
          </table:table-cell>
          <table:table-cell office:value-type="float" office:value="1220.93" calcext:value-type="float">
            <text:p>1220.93</text:p>
          </table:table-cell>
        </table:table-row>
        <table:table-row table:style-name="ro1">
          <table:table-cell office:value-type="float" office:value="15230261" calcext:value-type="float">
            <text:p>15230261</text:p>
          </table:table-cell>
          <table:table-cell table:formula="of:=[.A954]/1000/(60*60*24)" office:value-type="time" office:time-value="PT04H13M50.261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2.53" calcext:value-type="float">
            <text:p>1012.53</text:p>
          </table:table-cell>
          <table:table-cell office:value-type="float" office:value="1222.2" calcext:value-type="float">
            <text:p>1222.2</text:p>
          </table:table-cell>
        </table:table-row>
        <table:table-row table:style-name="ro1">
          <table:table-cell office:value-type="float" office:value="15246261" calcext:value-type="float">
            <text:p>15246261</text:p>
          </table:table-cell>
          <table:table-cell table:formula="of:=[.A955]/1000/(60*60*24)" office:value-type="time" office:time-value="PT04H14M06.261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3.58" calcext:value-type="float">
            <text:p>1013.58</text:p>
          </table:table-cell>
          <table:table-cell office:value-type="float" office:value="1223.47" calcext:value-type="float">
            <text:p>1223.47</text:p>
          </table:table-cell>
        </table:table-row>
        <table:table-row table:style-name="ro1">
          <table:table-cell office:value-type="float" office:value="15262261" calcext:value-type="float">
            <text:p>15262261</text:p>
          </table:table-cell>
          <table:table-cell table:formula="of:=[.A956]/1000/(60*60*24)" office:value-type="time" office:time-value="PT04H14M22.261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4.64" calcext:value-type="float">
            <text:p>1014.64</text:p>
          </table:table-cell>
          <table:table-cell office:value-type="float" office:value="1224.73" calcext:value-type="float">
            <text:p>1224.73</text:p>
          </table:table-cell>
        </table:table-row>
        <table:table-row table:style-name="ro1">
          <table:table-cell office:value-type="float" office:value="15278261" calcext:value-type="float">
            <text:p>15278261</text:p>
          </table:table-cell>
          <table:table-cell table:formula="of:=[.A957]/1000/(60*60*24)" office:value-type="time" office:time-value="PT04H14M38.261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5.7" calcext:value-type="float">
            <text:p>1015.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5294261" calcext:value-type="float">
            <text:p>15294261</text:p>
          </table:table-cell>
          <table:table-cell table:formula="of:=[.A958]/1000/(60*60*24)" office:value-type="time" office:time-value="PT04H14M54.261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6.75" calcext:value-type="float">
            <text:p>1016.75</text:p>
          </table:table-cell>
          <table:table-cell office:value-type="float" office:value="1227.27" calcext:value-type="float">
            <text:p>1227.27</text:p>
          </table:table-cell>
        </table:table-row>
        <table:table-row table:style-name="ro1">
          <table:table-cell office:value-type="float" office:value="15310261" calcext:value-type="float">
            <text:p>15310261</text:p>
          </table:table-cell>
          <table:table-cell table:formula="of:=[.A959]/1000/(60*60*24)" office:value-type="time" office:time-value="PT04H15M10.261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7.81" calcext:value-type="float">
            <text:p>1017.81</text:p>
          </table:table-cell>
          <table:table-cell office:value-type="float" office:value="1228.54" calcext:value-type="float">
            <text:p>1228.54</text:p>
          </table:table-cell>
        </table:table-row>
        <table:table-row table:style-name="ro1">
          <table:table-cell office:value-type="float" office:value="15326261" calcext:value-type="float">
            <text:p>15326261</text:p>
          </table:table-cell>
          <table:table-cell table:formula="of:=[.A960]/1000/(60*60*24)" office:value-type="time" office:time-value="PT04H15M26.261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18.87" calcext:value-type="float">
            <text:p>1018.87</text:p>
          </table:table-cell>
          <table:table-cell office:value-type="float" office:value="1229.8" calcext:value-type="float">
            <text:p>1229.8</text:p>
          </table:table-cell>
        </table:table-row>
        <table:table-row table:style-name="ro1">
          <table:table-cell office:value-type="float" office:value="15342261" calcext:value-type="float">
            <text:p>15342261</text:p>
          </table:table-cell>
          <table:table-cell table:formula="of:=[.A961]/1000/(60*60*24)" office:value-type="time" office:time-value="PT04H15M42.261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1019.92" calcext:value-type="float">
            <text:p>1019.92</text:p>
          </table:table-cell>
          <table:table-cell office:value-type="float" office:value="1231.07" calcext:value-type="float">
            <text:p>1231.07</text:p>
          </table:table-cell>
        </table:table-row>
        <table:table-row table:style-name="ro1">
          <table:table-cell office:value-type="float" office:value="15358261" calcext:value-type="float">
            <text:p>15358261</text:p>
          </table:table-cell>
          <table:table-cell table:formula="of:=[.A962]/1000/(60*60*24)" office:value-type="time" office:time-value="PT04H15M58.261S" calcext:value-type="time">
            <text:p>04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0.98" calcext:value-type="float">
            <text:p>1020.98</text:p>
          </table:table-cell>
          <table:table-cell office:value-type="float" office:value="1232.34" calcext:value-type="float">
            <text:p>1232.34</text:p>
          </table:table-cell>
        </table:table-row>
        <table:table-row table:style-name="ro1">
          <table:table-cell office:value-type="float" office:value="15374261" calcext:value-type="float">
            <text:p>15374261</text:p>
          </table:table-cell>
          <table:table-cell table:formula="of:=[.A963]/1000/(60*60*24)" office:value-type="time" office:time-value="PT04H16M14.261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2.04" calcext:value-type="float">
            <text:p>1022.04</text:p>
          </table:table-cell>
          <table:table-cell office:value-type="float" office:value="1233.6" calcext:value-type="float">
            <text:p>1233.6</text:p>
          </table:table-cell>
        </table:table-row>
        <table:table-row table:style-name="ro1">
          <table:table-cell office:value-type="float" office:value="15390261" calcext:value-type="float">
            <text:p>15390261</text:p>
          </table:table-cell>
          <table:table-cell table:formula="of:=[.A964]/1000/(60*60*24)" office:value-type="time" office:time-value="PT04H16M30.261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23.09" calcext:value-type="float">
            <text:p>1023.09</text:p>
          </table:table-cell>
          <table:table-cell office:value-type="float" office:value="1234.87" calcext:value-type="float">
            <text:p>1234.87</text:p>
          </table:table-cell>
        </table:table-row>
        <table:table-row table:style-name="ro1">
          <table:table-cell office:value-type="float" office:value="15406261" calcext:value-type="float">
            <text:p>15406261</text:p>
          </table:table-cell>
          <table:table-cell table:formula="of:=[.A965]/1000/(60*60*24)" office:value-type="time" office:time-value="PT04H16M46.261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4.15" calcext:value-type="float">
            <text:p>1024.15</text:p>
          </table:table-cell>
          <table:table-cell office:value-type="float" office:value="1236.14" calcext:value-type="float">
            <text:p>1236.14</text:p>
          </table:table-cell>
        </table:table-row>
        <table:table-row table:style-name="ro1">
          <table:table-cell office:value-type="float" office:value="15422261" calcext:value-type="float">
            <text:p>15422261</text:p>
          </table:table-cell>
          <table:table-cell table:formula="of:=[.A966]/1000/(60*60*24)" office:value-type="time" office:time-value="PT04H17M02.261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25.2" calcext:value-type="float">
            <text:p>1025.2</text:p>
          </table:table-cell>
          <table:table-cell office:value-type="float" office:value="1237.4" calcext:value-type="float">
            <text:p>1237.4</text:p>
          </table:table-cell>
        </table:table-row>
        <table:table-row table:style-name="ro1">
          <table:table-cell office:value-type="float" office:value="15438261" calcext:value-type="float">
            <text:p>15438261</text:p>
          </table:table-cell>
          <table:table-cell table:formula="of:=[.A967]/1000/(60*60*24)" office:value-type="time" office:time-value="PT04H17M18.261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6.26" calcext:value-type="float">
            <text:p>1026.26</text:p>
          </table:table-cell>
          <table:table-cell office:value-type="float" office:value="1238.67" calcext:value-type="float">
            <text:p>1238.67</text:p>
          </table:table-cell>
        </table:table-row>
        <table:table-row table:style-name="ro1">
          <table:table-cell office:value-type="float" office:value="15454261" calcext:value-type="float">
            <text:p>15454261</text:p>
          </table:table-cell>
          <table:table-cell table:formula="of:=[.A968]/1000/(60*60*24)" office:value-type="time" office:time-value="PT04H17M34.261S" calcext:value-type="time">
            <text:p>04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7.32" calcext:value-type="float">
            <text:p>1027.32</text:p>
          </table:table-cell>
          <table:table-cell office:value-type="float" office:value="1239.94" calcext:value-type="float">
            <text:p>1239.94</text:p>
          </table:table-cell>
        </table:table-row>
        <table:table-row table:style-name="ro1">
          <table:table-cell office:value-type="float" office:value="15470261" calcext:value-type="float">
            <text:p>15470261</text:p>
          </table:table-cell>
          <table:table-cell table:formula="of:=[.A969]/1000/(60*60*24)" office:value-type="time" office:time-value="PT04H17M50.261S" calcext:value-type="time">
            <text:p>04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8.37" calcext:value-type="float">
            <text:p>1028.37</text:p>
          </table:table-cell>
          <table:table-cell office:value-type="float" office:value="1241.2" calcext:value-type="float">
            <text:p>1241.2</text:p>
          </table:table-cell>
        </table:table-row>
        <table:table-row table:style-name="ro1">
          <table:table-cell office:value-type="float" office:value="15486261" calcext:value-type="float">
            <text:p>15486261</text:p>
          </table:table-cell>
          <table:table-cell table:formula="of:=[.A970]/1000/(60*60*24)" office:value-type="time" office:time-value="PT04H18M06.261S" calcext:value-type="time">
            <text:p>04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29.43" calcext:value-type="float">
            <text:p>1029.43</text:p>
          </table:table-cell>
          <table:table-cell office:value-type="float" office:value="1242.47" calcext:value-type="float">
            <text:p>1242.47</text:p>
          </table:table-cell>
        </table:table-row>
        <table:table-row table:style-name="ro1">
          <table:table-cell office:value-type="float" office:value="15502261" calcext:value-type="float">
            <text:p>15502261</text:p>
          </table:table-cell>
          <table:table-cell table:formula="of:=[.A971]/1000/(60*60*24)" office:value-type="time" office:time-value="PT04H18M22.261S" calcext:value-type="time">
            <text:p>04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30.49" calcext:value-type="float">
            <text:p>1030.49</text:p>
          </table:table-cell>
          <table:table-cell office:value-type="float" office:value="1243.74" calcext:value-type="float">
            <text:p>1243.74</text:p>
          </table:table-cell>
        </table:table-row>
        <table:table-row table:style-name="ro1">
          <table:table-cell office:value-type="float" office:value="15518261" calcext:value-type="float">
            <text:p>15518261</text:p>
          </table:table-cell>
          <table:table-cell table:formula="of:=[.A972]/1000/(60*60*24)" office:value-type="time" office:time-value="PT04H18M38.261S" calcext:value-type="time">
            <text:p>04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31.54" calcext:value-type="float">
            <text:p>1031.5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5534261" calcext:value-type="float">
            <text:p>15534261</text:p>
          </table:table-cell>
          <table:table-cell table:formula="of:=[.A973]/1000/(60*60*24)" office:value-type="time" office:time-value="PT04H18M54.261S" calcext:value-type="time">
            <text:p>04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032.6" calcext:value-type="float">
            <text:p>1032.6</text:p>
          </table:table-cell>
          <table:table-cell office:value-type="float" office:value="1246.27" calcext:value-type="float">
            <text:p>1246.27</text:p>
          </table:table-cell>
        </table:table-row>
        <table:table-row table:style-name="ro1">
          <table:table-cell office:value-type="float" office:value="15550259" calcext:value-type="float">
            <text:p>15550259</text:p>
          </table:table-cell>
          <table:table-cell table:formula="of:=[.A974]/1000/(60*60*24)" office:value-type="time" office:time-value="PT04H19M10.259S" calcext:value-type="time">
            <text:p>04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33.66" calcext:value-type="float">
            <text:p>1033.66</text:p>
          </table:table-cell>
          <table:table-cell office:value-type="float" office:value="1247.54" calcext:value-type="float">
            <text:p>1247.54</text:p>
          </table:table-cell>
        </table:table-row>
        <table:table-row table:style-name="ro1">
          <table:table-cell office:value-type="float" office:value="15566261" calcext:value-type="float">
            <text:p>15566261</text:p>
          </table:table-cell>
          <table:table-cell table:formula="of:=[.A975]/1000/(60*60*24)" office:value-type="time" office:time-value="PT04H19M26.261S" calcext:value-type="time">
            <text:p>04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34.71" calcext:value-type="float">
            <text:p>1034.71</text:p>
          </table:table-cell>
          <table:table-cell office:value-type="float" office:value="1248.8" calcext:value-type="float">
            <text:p>1248.8</text:p>
          </table:table-cell>
        </table:table-row>
        <table:table-row table:style-name="ro1">
          <table:table-cell office:value-type="float" office:value="15582261" calcext:value-type="float">
            <text:p>15582261</text:p>
          </table:table-cell>
          <table:table-cell table:formula="of:=[.A976]/1000/(60*60*24)" office:value-type="time" office:time-value="PT04H19M42.261S" calcext:value-type="time">
            <text:p>04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035.77" calcext:value-type="float">
            <text:p>1035.77</text:p>
          </table:table-cell>
          <table:table-cell office:value-type="float" office:value="1250.07" calcext:value-type="float">
            <text:p>1250.07</text:p>
          </table:table-cell>
        </table:table-row>
        <table:table-row table:style-name="ro1">
          <table:table-cell office:value-type="float" office:value="15598261" calcext:value-type="float">
            <text:p>15598261</text:p>
          </table:table-cell>
          <table:table-cell table:formula="of:=[.A977]/1000/(60*60*24)" office:value-type="time" office:time-value="PT04H19M58.261S" calcext:value-type="time">
            <text:p>04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36.82" calcext:value-type="float">
            <text:p>1036.82</text:p>
          </table:table-cell>
          <table:table-cell office:value-type="float" office:value="1251.34" calcext:value-type="float">
            <text:p>1251.34</text:p>
          </table:table-cell>
        </table:table-row>
        <table:table-row table:style-name="ro1">
          <table:table-cell office:value-type="float" office:value="15614261" calcext:value-type="float">
            <text:p>15614261</text:p>
          </table:table-cell>
          <table:table-cell table:formula="of:=[.A978]/1000/(60*60*24)" office:value-type="time" office:time-value="PT04H20M14.261S" calcext:value-type="time">
            <text:p>04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37.88" calcext:value-type="float">
            <text:p>1037.88</text:p>
          </table:table-cell>
          <table:table-cell office:value-type="float" office:value="1252.6" calcext:value-type="float">
            <text:p>1252.6</text:p>
          </table:table-cell>
        </table:table-row>
        <table:table-row table:style-name="ro1">
          <table:table-cell office:value-type="float" office:value="15630261" calcext:value-type="float">
            <text:p>15630261</text:p>
          </table:table-cell>
          <table:table-cell table:formula="of:=[.A979]/1000/(60*60*24)" office:value-type="time" office:time-value="PT04H20M30.261S" calcext:value-type="time">
            <text:p>04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38.94" calcext:value-type="float">
            <text:p>1038.94</text:p>
          </table:table-cell>
          <table:table-cell office:value-type="float" office:value="1253.87" calcext:value-type="float">
            <text:p>1253.87</text:p>
          </table:table-cell>
        </table:table-row>
        <table:table-row table:style-name="ro1">
          <table:table-cell office:value-type="float" office:value="15646261" calcext:value-type="float">
            <text:p>15646261</text:p>
          </table:table-cell>
          <table:table-cell table:formula="of:=[.A980]/1000/(60*60*24)" office:value-type="time" office:time-value="PT04H20M46.261S" calcext:value-type="time">
            <text:p>04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39.99" calcext:value-type="float">
            <text:p>1039.99</text:p>
          </table:table-cell>
          <table:table-cell office:value-type="float" office:value="1255.14" calcext:value-type="float">
            <text:p>1255.14</text:p>
          </table:table-cell>
        </table:table-row>
        <table:table-row table:style-name="ro1">
          <table:table-cell office:value-type="float" office:value="15662261" calcext:value-type="float">
            <text:p>15662261</text:p>
          </table:table-cell>
          <table:table-cell table:formula="of:=[.A981]/1000/(60*60*24)" office:value-type="time" office:time-value="PT04H21M02.261S" calcext:value-type="time">
            <text:p>04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1.05" calcext:value-type="float">
            <text:p>1041.05</text:p>
          </table:table-cell>
          <table:table-cell office:value-type="float" office:value="1256.4" calcext:value-type="float">
            <text:p>1256.4</text:p>
          </table:table-cell>
        </table:table-row>
        <table:table-row table:style-name="ro1">
          <table:table-cell office:value-type="float" office:value="15678261" calcext:value-type="float">
            <text:p>15678261</text:p>
          </table:table-cell>
          <table:table-cell table:formula="of:=[.A982]/1000/(60*60*24)" office:value-type="time" office:time-value="PT04H21M18.261S" calcext:value-type="time">
            <text:p>04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2.11" calcext:value-type="float">
            <text:p>1042.11</text:p>
          </table:table-cell>
          <table:table-cell office:value-type="float" office:value="1257.67" calcext:value-type="float">
            <text:p>1257.67</text:p>
          </table:table-cell>
        </table:table-row>
        <table:table-row table:style-name="ro1">
          <table:table-cell office:value-type="float" office:value="15694261" calcext:value-type="float">
            <text:p>15694261</text:p>
          </table:table-cell>
          <table:table-cell table:formula="of:=[.A983]/1000/(60*60*24)" office:value-type="time" office:time-value="PT04H21M34.261S" calcext:value-type="time">
            <text:p>04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3.16" calcext:value-type="float">
            <text:p>1043.16</text:p>
          </table:table-cell>
          <table:table-cell office:value-type="float" office:value="1258.94" calcext:value-type="float">
            <text:p>1258.94</text:p>
          </table:table-cell>
        </table:table-row>
        <table:table-row table:style-name="ro1">
          <table:table-cell office:value-type="float" office:value="15710261" calcext:value-type="float">
            <text:p>15710261</text:p>
          </table:table-cell>
          <table:table-cell table:formula="of:=[.A984]/1000/(60*60*24)" office:value-type="time" office:time-value="PT04H21M50.261S" calcext:value-type="time">
            <text:p>04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4.22" calcext:value-type="float">
            <text:p>1044.22</text:p>
          </table:table-cell>
          <table:table-cell office:value-type="float" office:value="1260.21" calcext:value-type="float">
            <text:p>1260.21</text:p>
          </table:table-cell>
        </table:table-row>
        <table:table-row table:style-name="ro1">
          <table:table-cell office:value-type="float" office:value="15726261" calcext:value-type="float">
            <text:p>15726261</text:p>
          </table:table-cell>
          <table:table-cell table:formula="of:=[.A985]/1000/(60*60*24)" office:value-type="time" office:time-value="PT04H22M06.261S" calcext:value-type="time">
            <text:p>04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1261.47" calcext:value-type="float">
            <text:p>1261.47</text:p>
          </table:table-cell>
        </table:table-row>
        <table:table-row table:style-name="ro1">
          <table:table-cell office:value-type="float" office:value="15742261" calcext:value-type="float">
            <text:p>15742261</text:p>
          </table:table-cell>
          <table:table-cell table:formula="of:=[.A986]/1000/(60*60*24)" office:value-type="time" office:time-value="PT04H22M22.261S" calcext:value-type="time">
            <text:p>04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46.33" calcext:value-type="float">
            <text:p>1046.33</text:p>
          </table:table-cell>
          <table:table-cell office:value-type="float" office:value="1262.74" calcext:value-type="float">
            <text:p>1262.74</text:p>
          </table:table-cell>
        </table:table-row>
        <table:table-row table:style-name="ro1">
          <table:table-cell office:value-type="float" office:value="15758261" calcext:value-type="float">
            <text:p>15758261</text:p>
          </table:table-cell>
          <table:table-cell table:formula="of:=[.A987]/1000/(60*60*24)" office:value-type="time" office:time-value="PT04H22M38.261S" calcext:value-type="time">
            <text:p>04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047.39" calcext:value-type="float">
            <text:p>1047.39</text:p>
          </table:table-cell>
          <table:table-cell office:value-type="float" office:value="1264.01" calcext:value-type="float">
            <text:p>1264.01</text:p>
          </table:table-cell>
        </table:table-row>
        <table:table-row table:style-name="ro1">
          <table:table-cell office:value-type="float" office:value="15774261" calcext:value-type="float">
            <text:p>15774261</text:p>
          </table:table-cell>
          <table:table-cell table:formula="of:=[.A988]/1000/(60*60*24)" office:value-type="time" office:time-value="PT04H22M54.261S" calcext:value-type="time">
            <text:p>04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8.45" calcext:value-type="float">
            <text:p>1048.45</text:p>
          </table:table-cell>
          <table:table-cell office:value-type="float" office:value="1265.27" calcext:value-type="float">
            <text:p>1265.27</text:p>
          </table:table-cell>
        </table:table-row>
        <table:table-row table:style-name="ro1">
          <table:table-cell office:value-type="float" office:value="15790261" calcext:value-type="float">
            <text:p>15790261</text:p>
          </table:table-cell>
          <table:table-cell table:formula="of:=[.A989]/1000/(60*60*24)" office:value-type="time" office:time-value="PT04H23M10.261S" calcext:value-type="time">
            <text:p>04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49.5" calcext:value-type="float">
            <text:p>1049.5</text:p>
          </table:table-cell>
          <table:table-cell office:value-type="float" office:value="1266.54" calcext:value-type="float">
            <text:p>1266.54</text:p>
          </table:table-cell>
        </table:table-row>
        <table:table-row table:style-name="ro1">
          <table:table-cell office:value-type="float" office:value="15806261" calcext:value-type="float">
            <text:p>15806261</text:p>
          </table:table-cell>
          <table:table-cell table:formula="of:=[.A990]/1000/(60*60*24)" office:value-type="time" office:time-value="PT04H23M26.261S" calcext:value-type="time">
            <text:p>04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0.56" calcext:value-type="float">
            <text:p>1050.56</text:p>
          </table:table-cell>
          <table:table-cell office:value-type="float" office:value="1267.81" calcext:value-type="float">
            <text:p>1267.81</text:p>
          </table:table-cell>
        </table:table-row>
        <table:table-row table:style-name="ro1">
          <table:table-cell office:value-type="float" office:value="15822261" calcext:value-type="float">
            <text:p>15822261</text:p>
          </table:table-cell>
          <table:table-cell table:formula="of:=[.A991]/1000/(60*60*24)" office:value-type="time" office:time-value="PT04H23M42.261S" calcext:value-type="time">
            <text:p>04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1.61" calcext:value-type="float">
            <text:p>1051.61</text:p>
          </table:table-cell>
          <table:table-cell office:value-type="float" office:value="1269.07" calcext:value-type="float">
            <text:p>1269.07</text:p>
          </table:table-cell>
        </table:table-row>
        <table:table-row table:style-name="ro1">
          <table:table-cell office:value-type="float" office:value="15838261" calcext:value-type="float">
            <text:p>15838261</text:p>
          </table:table-cell>
          <table:table-cell table:formula="of:=[.A992]/1000/(60*60*24)" office:value-type="time" office:time-value="PT04H23M58.261S" calcext:value-type="time">
            <text:p>04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2.67" calcext:value-type="float">
            <text:p>1052.67</text:p>
          </table:table-cell>
          <table:table-cell office:value-type="float" office:value="1270.34" calcext:value-type="float">
            <text:p>1270.34</text:p>
          </table:table-cell>
        </table:table-row>
        <table:table-row table:style-name="ro1">
          <table:table-cell office:value-type="float" office:value="15854261" calcext:value-type="float">
            <text:p>15854261</text:p>
          </table:table-cell>
          <table:table-cell table:formula="of:=[.A993]/1000/(60*60*24)" office:value-type="time" office:time-value="PT04H24M14.261S" calcext:value-type="time">
            <text:p>04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53.73" calcext:value-type="float">
            <text:p>1053.73</text:p>
          </table:table-cell>
          <table:table-cell office:value-type="float" office:value="1271.61" calcext:value-type="float">
            <text:p>1271.61</text:p>
          </table:table-cell>
        </table:table-row>
        <table:table-row table:style-name="ro1">
          <table:table-cell office:value-type="float" office:value="15870261" calcext:value-type="float">
            <text:p>15870261</text:p>
          </table:table-cell>
          <table:table-cell table:formula="of:=[.A994]/1000/(60*60*24)" office:value-type="time" office:time-value="PT04H24M30.261S" calcext:value-type="time">
            <text:p>04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4.78" calcext:value-type="float">
            <text:p>1054.78</text:p>
          </table:table-cell>
          <table:table-cell office:value-type="float" office:value="1272.87" calcext:value-type="float">
            <text:p>1272.87</text:p>
          </table:table-cell>
        </table:table-row>
        <table:table-row table:style-name="ro1">
          <table:table-cell office:value-type="float" office:value="15886261" calcext:value-type="float">
            <text:p>15886261</text:p>
          </table:table-cell>
          <table:table-cell table:formula="of:=[.A995]/1000/(60*60*24)" office:value-type="time" office:time-value="PT04H24M46.261S" calcext:value-type="time">
            <text:p>04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5.84" calcext:value-type="float">
            <text:p>1055.84</text:p>
          </table:table-cell>
          <table:table-cell office:value-type="float" office:value="1274.14" calcext:value-type="float">
            <text:p>1274.14</text:p>
          </table:table-cell>
        </table:table-row>
        <table:table-row table:style-name="ro1">
          <table:table-cell office:value-type="float" office:value="15902261" calcext:value-type="float">
            <text:p>15902261</text:p>
          </table:table-cell>
          <table:table-cell table:formula="of:=[.A996]/1000/(60*60*24)" office:value-type="time" office:time-value="PT04H25M02.261S" calcext:value-type="time">
            <text:p>04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56.9" calcext:value-type="float">
            <text:p>1056.9</text:p>
          </table:table-cell>
          <table:table-cell office:value-type="float" office:value="1275.4" calcext:value-type="float">
            <text:p>1275.4</text:p>
          </table:table-cell>
        </table:table-row>
        <table:table-row table:style-name="ro1">
          <table:table-cell office:value-type="float" office:value="15918261" calcext:value-type="float">
            <text:p>15918261</text:p>
          </table:table-cell>
          <table:table-cell table:formula="of:=[.A997]/1000/(60*60*24)" office:value-type="time" office:time-value="PT04H25M18.261S" calcext:value-type="time">
            <text:p>04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57.95" calcext:value-type="float">
            <text:p>1057.95</text:p>
          </table:table-cell>
          <table:table-cell office:value-type="float" office:value="1276.67" calcext:value-type="float">
            <text:p>1276.67</text:p>
          </table:table-cell>
        </table:table-row>
        <table:table-row table:style-name="ro1">
          <table:table-cell office:value-type="float" office:value="15934261" calcext:value-type="float">
            <text:p>15934261</text:p>
          </table:table-cell>
          <table:table-cell table:formula="of:=[.A998]/1000/(60*60*24)" office:value-type="time" office:time-value="PT04H25M34.261S" calcext:value-type="time">
            <text:p>04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59.01" calcext:value-type="float">
            <text:p>1059.01</text:p>
          </table:table-cell>
          <table:table-cell office:value-type="float" office:value="1277.94" calcext:value-type="float">
            <text:p>1277.94</text:p>
          </table:table-cell>
        </table:table-row>
        <table:table-row table:style-name="ro1">
          <table:table-cell office:value-type="float" office:value="15950261" calcext:value-type="float">
            <text:p>15950261</text:p>
          </table:table-cell>
          <table:table-cell table:formula="of:=[.A999]/1000/(60*60*24)" office:value-type="time" office:time-value="PT04H25M50.261S" calcext:value-type="time">
            <text:p>04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60.06" calcext:value-type="float">
            <text:p>1060.06</text:p>
          </table:table-cell>
          <table:table-cell office:value-type="float" office:value="1279.2" calcext:value-type="float">
            <text:p>1279.2</text:p>
          </table:table-cell>
        </table:table-row>
        <table:table-row table:style-name="ro1">
          <table:table-cell office:value-type="float" office:value="15966261" calcext:value-type="float">
            <text:p>15966261</text:p>
          </table:table-cell>
          <table:table-cell table:formula="of:=[.A1000]/1000/(60*60*24)" office:value-type="time" office:time-value="PT04H26M06.261S" calcext:value-type="time">
            <text:p>04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1.12" calcext:value-type="float">
            <text:p>1061.12</text:p>
          </table:table-cell>
          <table:table-cell office:value-type="float" office:value="1280.47" calcext:value-type="float">
            <text:p>1280.47</text:p>
          </table:table-cell>
        </table:table-row>
        <table:table-row table:style-name="ro1">
          <table:table-cell office:value-type="float" office:value="15982261" calcext:value-type="float">
            <text:p>15982261</text:p>
          </table:table-cell>
          <table:table-cell table:formula="of:=[.A1001]/1000/(60*60*24)" office:value-type="time" office:time-value="PT04H26M22.261S" calcext:value-type="time">
            <text:p>04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62.18" calcext:value-type="float">
            <text:p>1062.18</text:p>
          </table:table-cell>
          <table:table-cell office:value-type="float" office:value="1281.73" calcext:value-type="float">
            <text:p>1281.73</text:p>
          </table:table-cell>
        </table:table-row>
        <table:table-row table:style-name="ro1">
          <table:table-cell office:value-type="float" office:value="15998261" calcext:value-type="float">
            <text:p>15998261</text:p>
          </table:table-cell>
          <table:table-cell table:formula="of:=[.A1002]/1000/(60*60*24)" office:value-type="time" office:time-value="PT04H26M38.261S" calcext:value-type="time">
            <text:p>04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63.23" calcext:value-type="float">
            <text:p>1063.2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6014261" calcext:value-type="float">
            <text:p>16014261</text:p>
          </table:table-cell>
          <table:table-cell table:formula="of:=[.A1003]/1000/(60*60*24)" office:value-type="time" office:time-value="PT04H26M54.261S" calcext:value-type="time">
            <text:p>04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4.29" calcext:value-type="float">
            <text:p>1064.29</text:p>
          </table:table-cell>
          <table:table-cell office:value-type="float" office:value="1284.26" calcext:value-type="float">
            <text:p>1284.26</text:p>
          </table:table-cell>
        </table:table-row>
        <table:table-row table:style-name="ro1">
          <table:table-cell office:value-type="float" office:value="16030261" calcext:value-type="float">
            <text:p>16030261</text:p>
          </table:table-cell>
          <table:table-cell table:formula="of:=[.A1004]/1000/(60*60*24)" office:value-type="time" office:time-value="PT04H27M10.261S" calcext:value-type="time">
            <text:p>04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5.34" calcext:value-type="float">
            <text:p>1065.34</text:p>
          </table:table-cell>
          <table:table-cell office:value-type="float" office:value="1285.53" calcext:value-type="float">
            <text:p>1285.53</text:p>
          </table:table-cell>
        </table:table-row>
        <table:table-row table:style-name="ro1">
          <table:table-cell office:value-type="float" office:value="16046261" calcext:value-type="float">
            <text:p>16046261</text:p>
          </table:table-cell>
          <table:table-cell table:formula="of:=[.A1005]/1000/(60*60*24)" office:value-type="time" office:time-value="PT04H27M26.261S" calcext:value-type="time">
            <text:p>04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6.4" calcext:value-type="float">
            <text:p>1066.4</text:p>
          </table:table-cell>
          <table:table-cell office:value-type="float" office:value="1286.8" calcext:value-type="float">
            <text:p>1286.8</text:p>
          </table:table-cell>
        </table:table-row>
        <table:table-row table:style-name="ro1">
          <table:table-cell office:value-type="float" office:value="16062261" calcext:value-type="float">
            <text:p>16062261</text:p>
          </table:table-cell>
          <table:table-cell table:formula="of:=[.A1006]/1000/(60*60*24)" office:value-type="time" office:time-value="PT04H27M42.261S" calcext:value-type="time">
            <text:p>04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67.46" calcext:value-type="float">
            <text:p>1067.46</text:p>
          </table:table-cell>
          <table:table-cell office:value-type="float" office:value="1288.06" calcext:value-type="float">
            <text:p>1288.06</text:p>
          </table:table-cell>
        </table:table-row>
        <table:table-row table:style-name="ro1">
          <table:table-cell office:value-type="float" office:value="16078261" calcext:value-type="float">
            <text:p>16078261</text:p>
          </table:table-cell>
          <table:table-cell table:formula="of:=[.A1007]/1000/(60*60*24)" office:value-type="time" office:time-value="PT04H27M58.261S" calcext:value-type="time">
            <text:p>04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8.51" calcext:value-type="float">
            <text:p>1068.51</text:p>
          </table:table-cell>
          <table:table-cell office:value-type="float" office:value="1289.32" calcext:value-type="float">
            <text:p>1289.32</text:p>
          </table:table-cell>
        </table:table-row>
        <table:table-row table:style-name="ro1">
          <table:table-cell office:value-type="float" office:value="16094261" calcext:value-type="float">
            <text:p>16094261</text:p>
          </table:table-cell>
          <table:table-cell table:formula="of:=[.A1008]/1000/(60*60*24)" office:value-type="time" office:time-value="PT04H28M14.261S" calcext:value-type="time">
            <text:p>04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69.57" calcext:value-type="float">
            <text:p>1069.57</text:p>
          </table:table-cell>
          <table:table-cell office:value-type="float" office:value="1290.59" calcext:value-type="float">
            <text:p>1290.59</text:p>
          </table:table-cell>
        </table:table-row>
        <table:table-row table:style-name="ro1">
          <table:table-cell office:value-type="float" office:value="16110261" calcext:value-type="float">
            <text:p>16110261</text:p>
          </table:table-cell>
          <table:table-cell table:formula="of:=[.A1009]/1000/(60*60*24)" office:value-type="time" office:time-value="PT04H28M30.261S" calcext:value-type="time">
            <text:p>04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0.62" calcext:value-type="float">
            <text:p>1070.62</text:p>
          </table:table-cell>
          <table:table-cell office:value-type="float" office:value="1291.85" calcext:value-type="float">
            <text:p>1291.85</text:p>
          </table:table-cell>
        </table:table-row>
        <table:table-row table:style-name="ro1">
          <table:table-cell office:value-type="float" office:value="16126261" calcext:value-type="float">
            <text:p>16126261</text:p>
          </table:table-cell>
          <table:table-cell table:formula="of:=[.A1010]/1000/(60*60*24)" office:value-type="time" office:time-value="PT04H28M46.261S" calcext:value-type="time">
            <text:p>04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1.68" calcext:value-type="float">
            <text:p>1071.68</text:p>
          </table:table-cell>
          <table:table-cell office:value-type="float" office:value="1293.12" calcext:value-type="float">
            <text:p>1293.12</text:p>
          </table:table-cell>
        </table:table-row>
        <table:table-row table:style-name="ro1">
          <table:table-cell office:value-type="float" office:value="16142261" calcext:value-type="float">
            <text:p>16142261</text:p>
          </table:table-cell>
          <table:table-cell table:formula="of:=[.A1011]/1000/(60*60*24)" office:value-type="time" office:time-value="PT04H29M02.261S" calcext:value-type="time">
            <text:p>04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72.73" calcext:value-type="float">
            <text:p>1072.73</text:p>
          </table:table-cell>
          <table:table-cell office:value-type="float" office:value="1294.38" calcext:value-type="float">
            <text:p>1294.38</text:p>
          </table:table-cell>
        </table:table-row>
        <table:table-row table:style-name="ro1">
          <table:table-cell office:value-type="float" office:value="16158261" calcext:value-type="float">
            <text:p>16158261</text:p>
          </table:table-cell>
          <table:table-cell table:formula="of:=[.A1012]/1000/(60*60*24)" office:value-type="time" office:time-value="PT04H29M18.261S" calcext:value-type="time">
            <text:p>04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73.79" calcext:value-type="float">
            <text:p>1073.79</text:p>
          </table:table-cell>
          <table:table-cell office:value-type="float" office:value="1295.65" calcext:value-type="float">
            <text:p>1295.65</text:p>
          </table:table-cell>
        </table:table-row>
        <table:table-row table:style-name="ro1">
          <table:table-cell office:value-type="float" office:value="16174261" calcext:value-type="float">
            <text:p>16174261</text:p>
          </table:table-cell>
          <table:table-cell table:formula="of:=[.A1013]/1000/(60*60*24)" office:value-type="time" office:time-value="PT04H29M34.261S" calcext:value-type="time">
            <text:p>04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4.84" calcext:value-type="float">
            <text:p>1074.84</text:p>
          </table:table-cell>
          <table:table-cell office:value-type="float" office:value="1296.91" calcext:value-type="float">
            <text:p>1296.91</text:p>
          </table:table-cell>
        </table:table-row>
        <table:table-row table:style-name="ro1">
          <table:table-cell office:value-type="float" office:value="16190261" calcext:value-type="float">
            <text:p>16190261</text:p>
          </table:table-cell>
          <table:table-cell table:formula="of:=[.A1014]/1000/(60*60*24)" office:value-type="time" office:time-value="PT04H29M50.261S" calcext:value-type="time">
            <text:p>04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5.9" calcext:value-type="float">
            <text:p>1075.9</text:p>
          </table:table-cell>
          <table:table-cell office:value-type="float" office:value="1298.17" calcext:value-type="float">
            <text:p>1298.17</text:p>
          </table:table-cell>
        </table:table-row>
        <table:table-row table:style-name="ro1">
          <table:table-cell office:value-type="float" office:value="16206261" calcext:value-type="float">
            <text:p>16206261</text:p>
          </table:table-cell>
          <table:table-cell table:formula="of:=[.A1015]/1000/(60*60*24)" office:value-type="time" office:time-value="PT04H30M06.261S" calcext:value-type="time">
            <text:p>04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6.95" calcext:value-type="float">
            <text:p>1076.95</text:p>
          </table:table-cell>
          <table:table-cell office:value-type="float" office:value="1299.44" calcext:value-type="float">
            <text:p>1299.44</text:p>
          </table:table-cell>
        </table:table-row>
        <table:table-row table:style-name="ro1">
          <table:table-cell office:value-type="float" office:value="16222261" calcext:value-type="float">
            <text:p>16222261</text:p>
          </table:table-cell>
          <table:table-cell table:formula="of:=[.A1016]/1000/(60*60*24)" office:value-type="time" office:time-value="PT04H30M22.261S" calcext:value-type="time">
            <text:p>04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78.01" calcext:value-type="float">
            <text:p>1078.01</text:p>
          </table:table-cell>
          <table:table-cell office:value-type="float" office:value="1300.7" calcext:value-type="float">
            <text:p>1300.7</text:p>
          </table:table-cell>
        </table:table-row>
        <table:table-row table:style-name="ro1">
          <table:table-cell office:value-type="float" office:value="16238261" calcext:value-type="float">
            <text:p>16238261</text:p>
          </table:table-cell>
          <table:table-cell table:formula="of:=[.A1017]/1000/(60*60*24)" office:value-type="time" office:time-value="PT04H30M38.261S" calcext:value-type="time">
            <text:p>04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79.06" calcext:value-type="float">
            <text:p>1079.06</text:p>
          </table:table-cell>
          <table:table-cell office:value-type="float" office:value="1301.97" calcext:value-type="float">
            <text:p>1301.97</text:p>
          </table:table-cell>
        </table:table-row>
        <table:table-row table:style-name="ro1">
          <table:table-cell office:value-type="float" office:value="16254261" calcext:value-type="float">
            <text:p>16254261</text:p>
          </table:table-cell>
          <table:table-cell table:formula="of:=[.A1018]/1000/(60*60*24)" office:value-type="time" office:time-value="PT04H30M54.261S" calcext:value-type="time">
            <text:p>04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0.12" calcext:value-type="float">
            <text:p>1080.12</text:p>
          </table:table-cell>
          <table:table-cell office:value-type="float" office:value="1303.23" calcext:value-type="float">
            <text:p>1303.23</text:p>
          </table:table-cell>
        </table:table-row>
        <table:table-row table:style-name="ro1">
          <table:table-cell office:value-type="float" office:value="16270261" calcext:value-type="float">
            <text:p>16270261</text:p>
          </table:table-cell>
          <table:table-cell table:formula="of:=[.A1019]/1000/(60*60*24)" office:value-type="time" office:time-value="PT04H31M10.261S" calcext:value-type="time">
            <text:p>04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1.17" calcext:value-type="float">
            <text:p>1081.17</text:p>
          </table:table-cell>
          <table:table-cell office:value-type="float" office:value="1304.49" calcext:value-type="float">
            <text:p>1304.49</text:p>
          </table:table-cell>
        </table:table-row>
        <table:table-row table:style-name="ro1">
          <table:table-cell office:value-type="float" office:value="16286261" calcext:value-type="float">
            <text:p>16286261</text:p>
          </table:table-cell>
          <table:table-cell table:formula="of:=[.A1020]/1000/(60*60*24)" office:value-type="time" office:time-value="PT04H31M26.261S" calcext:value-type="time">
            <text:p>04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82.23" calcext:value-type="float">
            <text:p>1082.23</text:p>
          </table:table-cell>
          <table:table-cell office:value-type="float" office:value="1305.76" calcext:value-type="float">
            <text:p>1305.76</text:p>
          </table:table-cell>
        </table:table-row>
        <table:table-row table:style-name="ro1">
          <table:table-cell office:value-type="float" office:value="16302261" calcext:value-type="float">
            <text:p>16302261</text:p>
          </table:table-cell>
          <table:table-cell table:formula="of:=[.A1021]/1000/(60*60*24)" office:value-type="time" office:time-value="PT04H31M42.261S" calcext:value-type="time">
            <text:p>04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3.28" calcext:value-type="float">
            <text:p>1083.28</text:p>
          </table:table-cell>
          <table:table-cell office:value-type="float" office:value="1307.02" calcext:value-type="float">
            <text:p>1307.02</text:p>
          </table:table-cell>
        </table:table-row>
        <table:table-row table:style-name="ro1">
          <table:table-cell office:value-type="float" office:value="16318261" calcext:value-type="float">
            <text:p>16318261</text:p>
          </table:table-cell>
          <table:table-cell table:formula="of:=[.A1022]/1000/(60*60*24)" office:value-type="time" office:time-value="PT04H31M58.261S" calcext:value-type="time">
            <text:p>04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4.34" calcext:value-type="float">
            <text:p>1084.34</text:p>
          </table:table-cell>
          <table:table-cell office:value-type="float" office:value="1308.28" calcext:value-type="float">
            <text:p>1308.28</text:p>
          </table:table-cell>
        </table:table-row>
        <table:table-row table:style-name="ro1">
          <table:table-cell office:value-type="float" office:value="16334261" calcext:value-type="float">
            <text:p>16334261</text:p>
          </table:table-cell>
          <table:table-cell table:formula="of:=[.A1023]/1000/(60*60*24)" office:value-type="time" office:time-value="PT04H32M14.261S" calcext:value-type="time">
            <text:p>04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1309.54" calcext:value-type="float">
            <text:p>1309.54</text:p>
          </table:table-cell>
        </table:table-row>
        <table:table-row table:style-name="ro1">
          <table:table-cell office:value-type="float" office:value="16350261" calcext:value-type="float">
            <text:p>16350261</text:p>
          </table:table-cell>
          <table:table-cell table:formula="of:=[.A1024]/1000/(60*60*24)" office:value-type="time" office:time-value="PT04H32M30.261S" calcext:value-type="time">
            <text:p>04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86.45" calcext:value-type="float">
            <text:p>1086.45</text:p>
          </table:table-cell>
          <table:table-cell office:value-type="float" office:value="1310.81" calcext:value-type="float">
            <text:p>1310.81</text:p>
          </table:table-cell>
        </table:table-row>
        <table:table-row table:style-name="ro1">
          <table:table-cell office:value-type="float" office:value="16366261" calcext:value-type="float">
            <text:p>16366261</text:p>
          </table:table-cell>
          <table:table-cell table:formula="of:=[.A1025]/1000/(60*60*24)" office:value-type="time" office:time-value="PT04H32M46.261S" calcext:value-type="time">
            <text:p>04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87.5" calcext:value-type="float">
            <text:p>1087.5</text:p>
          </table:table-cell>
          <table:table-cell office:value-type="float" office:value="1312.07" calcext:value-type="float">
            <text:p>1312.07</text:p>
          </table:table-cell>
        </table:table-row>
        <table:table-row table:style-name="ro1">
          <table:table-cell office:value-type="float" office:value="16382261" calcext:value-type="float">
            <text:p>16382261</text:p>
          </table:table-cell>
          <table:table-cell table:formula="of:=[.A1026]/1000/(60*60*24)" office:value-type="time" office:time-value="PT04H33M02.261S" calcext:value-type="time">
            <text:p>04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8.56" calcext:value-type="float">
            <text:p>1088.56</text:p>
          </table:table-cell>
          <table:table-cell office:value-type="float" office:value="1313.34" calcext:value-type="float">
            <text:p>1313.34</text:p>
          </table:table-cell>
        </table:table-row>
        <table:table-row table:style-name="ro1">
          <table:table-cell office:value-type="float" office:value="16398261" calcext:value-type="float">
            <text:p>16398261</text:p>
          </table:table-cell>
          <table:table-cell table:formula="of:=[.A1027]/1000/(60*60*24)" office:value-type="time" office:time-value="PT04H33M18.261S" calcext:value-type="time">
            <text:p>04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89.61" calcext:value-type="float">
            <text:p>1089.61</text:p>
          </table:table-cell>
          <table:table-cell office:value-type="float" office:value="1314.6" calcext:value-type="float">
            <text:p>1314.6</text:p>
          </table:table-cell>
        </table:table-row>
        <table:table-row table:style-name="ro1">
          <table:table-cell office:value-type="float" office:value="16414261" calcext:value-type="float">
            <text:p>16414261</text:p>
          </table:table-cell>
          <table:table-cell table:formula="of:=[.A1028]/1000/(60*60*24)" office:value-type="time" office:time-value="PT04H33M34.261S" calcext:value-type="time">
            <text:p>04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90.67" calcext:value-type="float">
            <text:p>1090.67</text:p>
          </table:table-cell>
          <table:table-cell office:value-type="float" office:value="1315.86" calcext:value-type="float">
            <text:p>1315.86</text:p>
          </table:table-cell>
        </table:table-row>
        <table:table-row table:style-name="ro1">
          <table:table-cell office:value-type="float" office:value="16430261" calcext:value-type="float">
            <text:p>16430261</text:p>
          </table:table-cell>
          <table:table-cell table:formula="of:=[.A1029]/1000/(60*60*24)" office:value-type="time" office:time-value="PT04H33M50.261S" calcext:value-type="time">
            <text:p>04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91.72" calcext:value-type="float">
            <text:p>1091.72</text:p>
          </table:table-cell>
          <table:table-cell office:value-type="float" office:value="1317.13" calcext:value-type="float">
            <text:p>1317.13</text:p>
          </table:table-cell>
        </table:table-row>
        <table:table-row table:style-name="ro1">
          <table:table-cell office:value-type="float" office:value="16446261" calcext:value-type="float">
            <text:p>16446261</text:p>
          </table:table-cell>
          <table:table-cell table:formula="of:=[.A1030]/1000/(60*60*24)" office:value-type="time" office:time-value="PT04H34M06.261S" calcext:value-type="time">
            <text:p>04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92.78" calcext:value-type="float">
            <text:p>1092.78</text:p>
          </table:table-cell>
          <table:table-cell office:value-type="float" office:value="1318.39" calcext:value-type="float">
            <text:p>1318.39</text:p>
          </table:table-cell>
        </table:table-row>
        <table:table-row table:style-name="ro1">
          <table:table-cell office:value-type="float" office:value="16462261" calcext:value-type="float">
            <text:p>16462261</text:p>
          </table:table-cell>
          <table:table-cell table:formula="of:=[.A1031]/1000/(60*60*24)" office:value-type="time" office:time-value="PT04H34M22.261S" calcext:value-type="time">
            <text:p>04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93.83" calcext:value-type="float">
            <text:p>1093.83</text:p>
          </table:table-cell>
          <table:table-cell office:value-type="float" office:value="1319.65" calcext:value-type="float">
            <text:p>1319.65</text:p>
          </table:table-cell>
        </table:table-row>
        <table:table-row table:style-name="ro1">
          <table:table-cell office:value-type="float" office:value="16478261" calcext:value-type="float">
            <text:p>16478261</text:p>
          </table:table-cell>
          <table:table-cell table:formula="of:=[.A1032]/1000/(60*60*24)" office:value-type="time" office:time-value="PT04H34M38.261S" calcext:value-type="time">
            <text:p>04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4.89" calcext:value-type="float">
            <text:p>1094.89</text:p>
          </table:table-cell>
          <table:table-cell office:value-type="float" office:value="1320.91" calcext:value-type="float">
            <text:p>1320.91</text:p>
          </table:table-cell>
        </table:table-row>
        <table:table-row table:style-name="ro1">
          <table:table-cell office:value-type="float" office:value="16494261" calcext:value-type="float">
            <text:p>16494261</text:p>
          </table:table-cell>
          <table:table-cell table:formula="of:=[.A1033]/1000/(60*60*24)" office:value-type="time" office:time-value="PT04H34M54.261S" calcext:value-type="time">
            <text:p>04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5.94" calcext:value-type="float">
            <text:p>1095.94</text:p>
          </table:table-cell>
          <table:table-cell office:value-type="float" office:value="1322.18" calcext:value-type="float">
            <text:p>1322.18</text:p>
          </table:table-cell>
        </table:table-row>
        <table:table-row table:style-name="ro1">
          <table:table-cell office:value-type="float" office:value="16510261" calcext:value-type="float">
            <text:p>16510261</text:p>
          </table:table-cell>
          <table:table-cell table:formula="of:=[.A1034]/1000/(60*60*24)" office:value-type="time" office:time-value="PT04H35M10.261S" calcext:value-type="time">
            <text:p>04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7" calcext:value-type="float">
            <text:p>1097</text:p>
          </table:table-cell>
          <table:table-cell office:value-type="float" office:value="1323.44" calcext:value-type="float">
            <text:p>1323.44</text:p>
          </table:table-cell>
        </table:table-row>
        <table:table-row table:style-name="ro1">
          <table:table-cell office:value-type="float" office:value="16526261" calcext:value-type="float">
            <text:p>16526261</text:p>
          </table:table-cell>
          <table:table-cell table:formula="of:=[.A1035]/1000/(60*60*24)" office:value-type="time" office:time-value="PT04H35M26.261S" calcext:value-type="time">
            <text:p>04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098.05" calcext:value-type="float">
            <text:p>1098.05</text:p>
          </table:table-cell>
          <table:table-cell office:value-type="float" office:value="1324.7" calcext:value-type="float">
            <text:p>1324.7</text:p>
          </table:table-cell>
        </table:table-row>
        <table:table-row table:style-name="ro1">
          <table:table-cell office:value-type="float" office:value="16542261" calcext:value-type="float">
            <text:p>16542261</text:p>
          </table:table-cell>
          <table:table-cell table:formula="of:=[.A1036]/1000/(60*60*24)" office:value-type="time" office:time-value="PT04H35M42.261S" calcext:value-type="time">
            <text:p>04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099.11" calcext:value-type="float">
            <text:p>1099.11</text:p>
          </table:table-cell>
          <table:table-cell office:value-type="float" office:value="1325.97" calcext:value-type="float">
            <text:p>1325.97</text:p>
          </table:table-cell>
        </table:table-row>
        <table:table-row table:style-name="ro1">
          <table:table-cell office:value-type="float" office:value="16558261" calcext:value-type="float">
            <text:p>16558261</text:p>
          </table:table-cell>
          <table:table-cell table:formula="of:=[.A1037]/1000/(60*60*24)" office:value-type="time" office:time-value="PT04H35M58.261S" calcext:value-type="time">
            <text:p>04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0.16" calcext:value-type="float">
            <text:p>1100.16</text:p>
          </table:table-cell>
          <table:table-cell office:value-type="float" office:value="1327.23" calcext:value-type="float">
            <text:p>1327.23</text:p>
          </table:table-cell>
        </table:table-row>
        <table:table-row table:style-name="ro1">
          <table:table-cell office:value-type="float" office:value="16574261" calcext:value-type="float">
            <text:p>16574261</text:p>
          </table:table-cell>
          <table:table-cell table:formula="of:=[.A1038]/1000/(60*60*24)" office:value-type="time" office:time-value="PT04H36M14.261S" calcext:value-type="time">
            <text:p>04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01.22" calcext:value-type="float">
            <text:p>1101.22</text:p>
          </table:table-cell>
          <table:table-cell office:value-type="float" office:value="1328.49" calcext:value-type="float">
            <text:p>1328.49</text:p>
          </table:table-cell>
        </table:table-row>
        <table:table-row table:style-name="ro1">
          <table:table-cell office:value-type="float" office:value="16590261" calcext:value-type="float">
            <text:p>16590261</text:p>
          </table:table-cell>
          <table:table-cell table:formula="of:=[.A1039]/1000/(60*60*24)" office:value-type="time" office:time-value="PT04H36M30.261S" calcext:value-type="time">
            <text:p>04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2.27" calcext:value-type="float">
            <text:p>1102.27</text:p>
          </table:table-cell>
          <table:table-cell office:value-type="float" office:value="1329.75" calcext:value-type="float">
            <text:p>1329.75</text:p>
          </table:table-cell>
        </table:table-row>
        <table:table-row table:style-name="ro1">
          <table:table-cell office:value-type="float" office:value="16606261" calcext:value-type="float">
            <text:p>16606261</text:p>
          </table:table-cell>
          <table:table-cell table:formula="of:=[.A1040]/1000/(60*60*24)" office:value-type="time" office:time-value="PT04H36M46.261S" calcext:value-type="time">
            <text:p>04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03.33" calcext:value-type="float">
            <text:p>1103.33</text:p>
          </table:table-cell>
          <table:table-cell office:value-type="float" office:value="1331.02" calcext:value-type="float">
            <text:p>1331.02</text:p>
          </table:table-cell>
        </table:table-row>
        <table:table-row table:style-name="ro1">
          <table:table-cell office:value-type="float" office:value="16622261" calcext:value-type="float">
            <text:p>16622261</text:p>
          </table:table-cell>
          <table:table-cell table:formula="of:=[.A1041]/1000/(60*60*24)" office:value-type="time" office:time-value="PT04H37M02.261S" calcext:value-type="time">
            <text:p>04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4.38" calcext:value-type="float">
            <text:p>1104.38</text:p>
          </table:table-cell>
          <table:table-cell office:value-type="float" office:value="1332.28" calcext:value-type="float">
            <text:p>1332.28</text:p>
          </table:table-cell>
        </table:table-row>
        <table:table-row table:style-name="ro1">
          <table:table-cell office:value-type="float" office:value="16638261" calcext:value-type="float">
            <text:p>16638261</text:p>
          </table:table-cell>
          <table:table-cell table:formula="of:=[.A1042]/1000/(60*60*24)" office:value-type="time" office:time-value="PT04H37M18.261S" calcext:value-type="time">
            <text:p>04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5.44" calcext:value-type="float">
            <text:p>1105.44</text:p>
          </table:table-cell>
          <table:table-cell office:value-type="float" office:value="1333.54" calcext:value-type="float">
            <text:p>1333.54</text:p>
          </table:table-cell>
        </table:table-row>
        <table:table-row table:style-name="ro1">
          <table:table-cell office:value-type="float" office:value="16654261" calcext:value-type="float">
            <text:p>16654261</text:p>
          </table:table-cell>
          <table:table-cell table:formula="of:=[.A1043]/1000/(60*60*24)" office:value-type="time" office:time-value="PT04H37M34.261S" calcext:value-type="time">
            <text:p>04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6.49" calcext:value-type="float">
            <text:p>1106.49</text:p>
          </table:table-cell>
          <table:table-cell office:value-type="float" office:value="1334.8" calcext:value-type="float">
            <text:p>1334.8</text:p>
          </table:table-cell>
        </table:table-row>
        <table:table-row table:style-name="ro1">
          <table:table-cell office:value-type="float" office:value="16670261" calcext:value-type="float">
            <text:p>16670261</text:p>
          </table:table-cell>
          <table:table-cell table:formula="of:=[.A1044]/1000/(60*60*24)" office:value-type="time" office:time-value="PT04H37M50.261S" calcext:value-type="time">
            <text:p>04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7.55" calcext:value-type="float">
            <text:p>1107.55</text:p>
          </table:table-cell>
          <table:table-cell office:value-type="float" office:value="1336.07" calcext:value-type="float">
            <text:p>1336.07</text:p>
          </table:table-cell>
        </table:table-row>
        <table:table-row table:style-name="ro1">
          <table:table-cell office:value-type="float" office:value="16686261" calcext:value-type="float">
            <text:p>16686261</text:p>
          </table:table-cell>
          <table:table-cell table:formula="of:=[.A1045]/1000/(60*60*24)" office:value-type="time" office:time-value="PT04H38M06.261S" calcext:value-type="time">
            <text:p>04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8.6" calcext:value-type="float">
            <text:p>1108.6</text:p>
          </table:table-cell>
          <table:table-cell office:value-type="float" office:value="1337.33" calcext:value-type="float">
            <text:p>1337.33</text:p>
          </table:table-cell>
        </table:table-row>
        <table:table-row table:style-name="ro1">
          <table:table-cell office:value-type="float" office:value="16702261" calcext:value-type="float">
            <text:p>16702261</text:p>
          </table:table-cell>
          <table:table-cell table:formula="of:=[.A1046]/1000/(60*60*24)" office:value-type="time" office:time-value="PT04H38M22.261S" calcext:value-type="time">
            <text:p>04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09.66" calcext:value-type="float">
            <text:p>1109.66</text:p>
          </table:table-cell>
          <table:table-cell office:value-type="float" office:value="1338.59" calcext:value-type="float">
            <text:p>1338.59</text:p>
          </table:table-cell>
        </table:table-row>
        <table:table-row table:style-name="ro1">
          <table:table-cell office:value-type="float" office:value="16718261" calcext:value-type="float">
            <text:p>16718261</text:p>
          </table:table-cell>
          <table:table-cell table:formula="of:=[.A1047]/1000/(60*60*24)" office:value-type="time" office:time-value="PT04H38M38.261S" calcext:value-type="time">
            <text:p>04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10.71" calcext:value-type="float">
            <text:p>1110.71</text:p>
          </table:table-cell>
          <table:table-cell office:value-type="float" office:value="1339.85" calcext:value-type="float">
            <text:p>1339.85</text:p>
          </table:table-cell>
        </table:table-row>
        <table:table-row table:style-name="ro1">
          <table:table-cell office:value-type="float" office:value="16734261" calcext:value-type="float">
            <text:p>16734261</text:p>
          </table:table-cell>
          <table:table-cell table:formula="of:=[.A1048]/1000/(60*60*24)" office:value-type="time" office:time-value="PT04H38M54.261S" calcext:value-type="time">
            <text:p>04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1.77" calcext:value-type="float">
            <text:p>1111.77</text:p>
          </table:table-cell>
          <table:table-cell office:value-type="float" office:value="1341.12" calcext:value-type="float">
            <text:p>1341.12</text:p>
          </table:table-cell>
        </table:table-row>
        <table:table-row table:style-name="ro1">
          <table:table-cell office:value-type="float" office:value="16750261" calcext:value-type="float">
            <text:p>16750261</text:p>
          </table:table-cell>
          <table:table-cell table:formula="of:=[.A1049]/1000/(60*60*24)" office:value-type="time" office:time-value="PT04H39M10.261S" calcext:value-type="time">
            <text:p>04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342.38" calcext:value-type="float">
            <text:p>1342.38</text:p>
          </table:table-cell>
        </table:table-row>
        <table:table-row table:style-name="ro1">
          <table:table-cell office:value-type="float" office:value="16766261" calcext:value-type="float">
            <text:p>16766261</text:p>
          </table:table-cell>
          <table:table-cell table:formula="of:=[.A1050]/1000/(60*60*24)" office:value-type="time" office:time-value="PT04H39M26.261S" calcext:value-type="time">
            <text:p>04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3.88" calcext:value-type="float">
            <text:p>1113.88</text:p>
          </table:table-cell>
          <table:table-cell office:value-type="float" office:value="1343.64" calcext:value-type="float">
            <text:p>1343.64</text:p>
          </table:table-cell>
        </table:table-row>
        <table:table-row table:style-name="ro1">
          <table:table-cell office:value-type="float" office:value="16782261" calcext:value-type="float">
            <text:p>16782261</text:p>
          </table:table-cell>
          <table:table-cell table:formula="of:=[.A1051]/1000/(60*60*24)" office:value-type="time" office:time-value="PT04H39M42.261S" calcext:value-type="time">
            <text:p>04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4.93" calcext:value-type="float">
            <text:p>1114.93</text:p>
          </table:table-cell>
          <table:table-cell office:value-type="float" office:value="1344.9" calcext:value-type="float">
            <text:p>1344.9</text:p>
          </table:table-cell>
        </table:table-row>
        <table:table-row table:style-name="ro1">
          <table:table-cell office:value-type="float" office:value="16798261" calcext:value-type="float">
            <text:p>16798261</text:p>
          </table:table-cell>
          <table:table-cell table:formula="of:=[.A1052]/1000/(60*60*24)" office:value-type="time" office:time-value="PT04H39M58.261S" calcext:value-type="time">
            <text:p>04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15.99" calcext:value-type="float">
            <text:p>1115.99</text:p>
          </table:table-cell>
          <table:table-cell office:value-type="float" office:value="1346.17" calcext:value-type="float">
            <text:p>1346.17</text:p>
          </table:table-cell>
        </table:table-row>
        <table:table-row table:style-name="ro1">
          <table:table-cell office:value-type="float" office:value="16814261" calcext:value-type="float">
            <text:p>16814261</text:p>
          </table:table-cell>
          <table:table-cell table:formula="of:=[.A1053]/1000/(60*60*24)" office:value-type="time" office:time-value="PT04H40M14.261S" calcext:value-type="time">
            <text:p>04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17.04" calcext:value-type="float">
            <text:p>1117.04</text:p>
          </table:table-cell>
          <table:table-cell office:value-type="float" office:value="1347.43" calcext:value-type="float">
            <text:p>1347.43</text:p>
          </table:table-cell>
        </table:table-row>
        <table:table-row table:style-name="ro1">
          <table:table-cell office:value-type="float" office:value="16830261" calcext:value-type="float">
            <text:p>16830261</text:p>
          </table:table-cell>
          <table:table-cell table:formula="of:=[.A1054]/1000/(60*60*24)" office:value-type="time" office:time-value="PT04H40M30.261S" calcext:value-type="time">
            <text:p>04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18.1" calcext:value-type="float">
            <text:p>1118.1</text:p>
          </table:table-cell>
          <table:table-cell office:value-type="float" office:value="1348.69" calcext:value-type="float">
            <text:p>1348.69</text:p>
          </table:table-cell>
        </table:table-row>
        <table:table-row table:style-name="ro1">
          <table:table-cell office:value-type="float" office:value="16846261" calcext:value-type="float">
            <text:p>16846261</text:p>
          </table:table-cell>
          <table:table-cell table:formula="of:=[.A1055]/1000/(60*60*24)" office:value-type="time" office:time-value="PT04H40M46.261S" calcext:value-type="time">
            <text:p>04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1349.95" calcext:value-type="float">
            <text:p>1349.95</text:p>
          </table:table-cell>
        </table:table-row>
        <table:table-row table:style-name="ro1">
          <table:table-cell office:value-type="float" office:value="16862261" calcext:value-type="float">
            <text:p>16862261</text:p>
          </table:table-cell>
          <table:table-cell table:formula="of:=[.A1056]/1000/(60*60*24)" office:value-type="time" office:time-value="PT04H41M02.261S" calcext:value-type="time">
            <text:p>04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0.2" calcext:value-type="float">
            <text:p>1120.2</text:p>
          </table:table-cell>
          <table:table-cell office:value-type="float" office:value="1351.22" calcext:value-type="float">
            <text:p>1351.22</text:p>
          </table:table-cell>
        </table:table-row>
        <table:table-row table:style-name="ro1">
          <table:table-cell office:value-type="float" office:value="16878261" calcext:value-type="float">
            <text:p>16878261</text:p>
          </table:table-cell>
          <table:table-cell table:formula="of:=[.A1057]/1000/(60*60*24)" office:value-type="time" office:time-value="PT04H41M18.261S" calcext:value-type="time">
            <text:p>04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1.26" calcext:value-type="float">
            <text:p>1121.26</text:p>
          </table:table-cell>
          <table:table-cell office:value-type="float" office:value="1352.48" calcext:value-type="float">
            <text:p>1352.48</text:p>
          </table:table-cell>
        </table:table-row>
        <table:table-row table:style-name="ro1">
          <table:table-cell office:value-type="float" office:value="16894261" calcext:value-type="float">
            <text:p>16894261</text:p>
          </table:table-cell>
          <table:table-cell table:formula="of:=[.A1058]/1000/(60*60*24)" office:value-type="time" office:time-value="PT04H41M34.261S" calcext:value-type="time">
            <text:p>04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2.31" calcext:value-type="float">
            <text:p>1122.31</text:p>
          </table:table-cell>
          <table:table-cell office:value-type="float" office:value="1353.74" calcext:value-type="float">
            <text:p>1353.74</text:p>
          </table:table-cell>
        </table:table-row>
        <table:table-row table:style-name="ro1">
          <table:table-cell office:value-type="float" office:value="16910261" calcext:value-type="float">
            <text:p>16910261</text:p>
          </table:table-cell>
          <table:table-cell table:formula="of:=[.A1059]/1000/(60*60*24)" office:value-type="time" office:time-value="PT04H41M50.261S" calcext:value-type="time">
            <text:p>04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3.37" calcext:value-type="float">
            <text:p>1123.3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6926261" calcext:value-type="float">
            <text:p>16926261</text:p>
          </table:table-cell>
          <table:table-cell table:formula="of:=[.A1060]/1000/(60*60*24)" office:value-type="time" office:time-value="PT04H42M06.261S" calcext:value-type="time">
            <text:p>04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24.42" calcext:value-type="float">
            <text:p>1124.42</text:p>
          </table:table-cell>
          <table:table-cell office:value-type="float" office:value="1356.26" calcext:value-type="float">
            <text:p>1356.26</text:p>
          </table:table-cell>
        </table:table-row>
        <table:table-row table:style-name="ro1">
          <table:table-cell office:value-type="float" office:value="16942261" calcext:value-type="float">
            <text:p>16942261</text:p>
          </table:table-cell>
          <table:table-cell table:formula="of:=[.A1061]/1000/(60*60*24)" office:value-type="time" office:time-value="PT04H42M22.261S" calcext:value-type="time">
            <text:p>04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5.48" calcext:value-type="float">
            <text:p>1125.48</text:p>
          </table:table-cell>
          <table:table-cell office:value-type="float" office:value="1357.53" calcext:value-type="float">
            <text:p>1357.53</text:p>
          </table:table-cell>
        </table:table-row>
        <table:table-row table:style-name="ro1">
          <table:table-cell office:value-type="float" office:value="16958261" calcext:value-type="float">
            <text:p>16958261</text:p>
          </table:table-cell>
          <table:table-cell table:formula="of:=[.A1062]/1000/(60*60*24)" office:value-type="time" office:time-value="PT04H42M38.261S" calcext:value-type="time">
            <text:p>04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6.53" calcext:value-type="float">
            <text:p>1126.53</text:p>
          </table:table-cell>
          <table:table-cell office:value-type="float" office:value="1358.79" calcext:value-type="float">
            <text:p>1358.79</text:p>
          </table:table-cell>
        </table:table-row>
        <table:table-row table:style-name="ro1">
          <table:table-cell office:value-type="float" office:value="16974261" calcext:value-type="float">
            <text:p>16974261</text:p>
          </table:table-cell>
          <table:table-cell table:formula="of:=[.A1063]/1000/(60*60*24)" office:value-type="time" office:time-value="PT04H42M54.261S" calcext:value-type="time">
            <text:p>04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27.59" calcext:value-type="float">
            <text:p>1127.59</text:p>
          </table:table-cell>
          <table:table-cell office:value-type="float" office:value="1360.05" calcext:value-type="float">
            <text:p>1360.05</text:p>
          </table:table-cell>
        </table:table-row>
        <table:table-row table:style-name="ro1">
          <table:table-cell office:value-type="float" office:value="16990261" calcext:value-type="float">
            <text:p>16990261</text:p>
          </table:table-cell>
          <table:table-cell table:formula="of:=[.A1064]/1000/(60*60*24)" office:value-type="time" office:time-value="PT04H43M10.261S" calcext:value-type="time">
            <text:p>04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28.64" calcext:value-type="float">
            <text:p>1128.64</text:p>
          </table:table-cell>
          <table:table-cell office:value-type="float" office:value="1361.31" calcext:value-type="float">
            <text:p>1361.31</text:p>
          </table:table-cell>
        </table:table-row>
        <table:table-row table:style-name="ro1">
          <table:table-cell office:value-type="float" office:value="17006261" calcext:value-type="float">
            <text:p>17006261</text:p>
          </table:table-cell>
          <table:table-cell table:formula="of:=[.A1065]/1000/(60*60*24)" office:value-type="time" office:time-value="PT04H43M26.261S" calcext:value-type="time">
            <text:p>04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9.7" calcext:value-type="float">
            <text:p>1129.7</text:p>
          </table:table-cell>
          <table:table-cell office:value-type="float" office:value="1362.58" calcext:value-type="float">
            <text:p>1362.58</text:p>
          </table:table-cell>
        </table:table-row>
        <table:table-row table:style-name="ro1">
          <table:table-cell office:value-type="float" office:value="17022261" calcext:value-type="float">
            <text:p>17022261</text:p>
          </table:table-cell>
          <table:table-cell table:formula="of:=[.A1066]/1000/(60*60*24)" office:value-type="time" office:time-value="PT04H43M42.261S" calcext:value-type="time">
            <text:p>04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0.75" calcext:value-type="float">
            <text:p>1130.75</text:p>
          </table:table-cell>
          <table:table-cell office:value-type="float" office:value="1363.84" calcext:value-type="float">
            <text:p>1363.84</text:p>
          </table:table-cell>
        </table:table-row>
        <table:table-row table:style-name="ro1">
          <table:table-cell office:value-type="float" office:value="17038261" calcext:value-type="float">
            <text:p>17038261</text:p>
          </table:table-cell>
          <table:table-cell table:formula="of:=[.A1067]/1000/(60*60*24)" office:value-type="time" office:time-value="PT04H43M58.261S" calcext:value-type="time">
            <text:p>04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365.1" calcext:value-type="float">
            <text:p>1365.1</text:p>
          </table:table-cell>
        </table:table-row>
        <table:table-row table:style-name="ro1">
          <table:table-cell office:value-type="float" office:value="17054261" calcext:value-type="float">
            <text:p>17054261</text:p>
          </table:table-cell>
          <table:table-cell table:formula="of:=[.A1068]/1000/(60*60*24)" office:value-type="time" office:time-value="PT04H44M14.261S" calcext:value-type="time">
            <text:p>04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2.86" calcext:value-type="float">
            <text:p>1132.86</text:p>
          </table:table-cell>
          <table:table-cell office:value-type="float" office:value="1366.36" calcext:value-type="float">
            <text:p>1366.36</text:p>
          </table:table-cell>
        </table:table-row>
        <table:table-row table:style-name="ro1">
          <table:table-cell office:value-type="float" office:value="17070261" calcext:value-type="float">
            <text:p>17070261</text:p>
          </table:table-cell>
          <table:table-cell table:formula="of:=[.A1069]/1000/(60*60*24)" office:value-type="time" office:time-value="PT04H44M30.261S" calcext:value-type="time">
            <text:p>04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3.92" calcext:value-type="float">
            <text:p>1133.92</text:p>
          </table:table-cell>
          <table:table-cell office:value-type="float" office:value="1367.62" calcext:value-type="float">
            <text:p>1367.62</text:p>
          </table:table-cell>
        </table:table-row>
        <table:table-row table:style-name="ro1">
          <table:table-cell office:value-type="float" office:value="17086261" calcext:value-type="float">
            <text:p>17086261</text:p>
          </table:table-cell>
          <table:table-cell table:formula="of:=[.A1070]/1000/(60*60*24)" office:value-type="time" office:time-value="PT04H44M46.261S" calcext:value-type="time">
            <text:p>04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4.97" calcext:value-type="float">
            <text:p>1134.97</text:p>
          </table:table-cell>
          <table:table-cell office:value-type="float" office:value="1368.88" calcext:value-type="float">
            <text:p>1368.88</text:p>
          </table:table-cell>
        </table:table-row>
        <table:table-row table:style-name="ro1">
          <table:table-cell office:value-type="float" office:value="17102261" calcext:value-type="float">
            <text:p>17102261</text:p>
          </table:table-cell>
          <table:table-cell table:formula="of:=[.A1071]/1000/(60*60*24)" office:value-type="time" office:time-value="PT04H45M02.261S" calcext:value-type="time">
            <text:p>04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6.02" calcext:value-type="float">
            <text:p>1136.02</text:p>
          </table:table-cell>
          <table:table-cell office:value-type="float" office:value="1370.15" calcext:value-type="float">
            <text:p>1370.15</text:p>
          </table:table-cell>
        </table:table-row>
        <table:table-row table:style-name="ro1">
          <table:table-cell office:value-type="float" office:value="17118261" calcext:value-type="float">
            <text:p>17118261</text:p>
          </table:table-cell>
          <table:table-cell table:formula="of:=[.A1072]/1000/(60*60*24)" office:value-type="time" office:time-value="PT04H45M18.261S" calcext:value-type="time">
            <text:p>04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7.08" calcext:value-type="float">
            <text:p>1137.08</text:p>
          </table:table-cell>
          <table:table-cell office:value-type="float" office:value="1371.41" calcext:value-type="float">
            <text:p>1371.41</text:p>
          </table:table-cell>
        </table:table-row>
        <table:table-row table:style-name="ro1">
          <table:table-cell office:value-type="float" office:value="17134261" calcext:value-type="float">
            <text:p>17134261</text:p>
          </table:table-cell>
          <table:table-cell table:formula="of:=[.A1073]/1000/(60*60*24)" office:value-type="time" office:time-value="PT04H45M34.261S" calcext:value-type="time">
            <text:p>04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38.13" calcext:value-type="float">
            <text:p>1138.13</text:p>
          </table:table-cell>
          <table:table-cell office:value-type="float" office:value="1372.67" calcext:value-type="float">
            <text:p>1372.67</text:p>
          </table:table-cell>
        </table:table-row>
        <table:table-row table:style-name="ro1">
          <table:table-cell office:value-type="float" office:value="17150261" calcext:value-type="float">
            <text:p>17150261</text:p>
          </table:table-cell>
          <table:table-cell table:formula="of:=[.A1074]/1000/(60*60*24)" office:value-type="time" office:time-value="PT04H45M50.261S" calcext:value-type="time">
            <text:p>04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9.19" calcext:value-type="float">
            <text:p>1139.19</text:p>
          </table:table-cell>
          <table:table-cell office:value-type="float" office:value="1373.93" calcext:value-type="float">
            <text:p>1373.93</text:p>
          </table:table-cell>
        </table:table-row>
        <table:table-row table:style-name="ro1">
          <table:table-cell office:value-type="float" office:value="17166261" calcext:value-type="float">
            <text:p>17166261</text:p>
          </table:table-cell>
          <table:table-cell table:formula="of:=[.A1075]/1000/(60*60*24)" office:value-type="time" office:time-value="PT04H46M06.261S" calcext:value-type="time">
            <text:p>04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40.24" calcext:value-type="float">
            <text:p>1140.24</text:p>
          </table:table-cell>
          <table:table-cell office:value-type="float" office:value="1375.19" calcext:value-type="float">
            <text:p>1375.19</text:p>
          </table:table-cell>
        </table:table-row>
        <table:table-row table:style-name="ro1">
          <table:table-cell office:value-type="float" office:value="17182259" calcext:value-type="float">
            <text:p>17182259</text:p>
          </table:table-cell>
          <table:table-cell table:formula="of:=[.A1076]/1000/(60*60*24)" office:value-type="time" office:time-value="PT04H46M22.259S" calcext:value-type="time">
            <text:p>04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41.3" calcext:value-type="float">
            <text:p>1141.3</text:p>
          </table:table-cell>
          <table:table-cell office:value-type="float" office:value="1376.45" calcext:value-type="float">
            <text:p>1376.45</text:p>
          </table:table-cell>
        </table:table-row>
        <table:table-row table:style-name="ro1">
          <table:table-cell office:value-type="float" office:value="17198261" calcext:value-type="float">
            <text:p>17198261</text:p>
          </table:table-cell>
          <table:table-cell table:formula="of:=[.A1077]/1000/(60*60*24)" office:value-type="time" office:time-value="PT04H46M38.261S" calcext:value-type="time">
            <text:p>04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2.35" calcext:value-type="float">
            <text:p>1142.35</text:p>
          </table:table-cell>
          <table:table-cell office:value-type="float" office:value="1377.72" calcext:value-type="float">
            <text:p>1377.72</text:p>
          </table:table-cell>
        </table:table-row>
        <table:table-row table:style-name="ro1">
          <table:table-cell office:value-type="float" office:value="17214261" calcext:value-type="float">
            <text:p>17214261</text:p>
          </table:table-cell>
          <table:table-cell table:formula="of:=[.A1078]/1000/(60*60*24)" office:value-type="time" office:time-value="PT04H46M54.261S" calcext:value-type="time">
            <text:p>04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43.41" calcext:value-type="float">
            <text:p>1143.41</text:p>
          </table:table-cell>
          <table:table-cell office:value-type="float" office:value="1378.98" calcext:value-type="float">
            <text:p>1378.98</text:p>
          </table:table-cell>
        </table:table-row>
        <table:table-row table:style-name="ro1">
          <table:table-cell office:value-type="float" office:value="17230261" calcext:value-type="float">
            <text:p>17230261</text:p>
          </table:table-cell>
          <table:table-cell table:formula="of:=[.A1079]/1000/(60*60*24)" office:value-type="time" office:time-value="PT04H47M10.261S" calcext:value-type="time">
            <text:p>04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44.46" calcext:value-type="float">
            <text:p>1144.46</text:p>
          </table:table-cell>
          <table:table-cell office:value-type="float" office:value="1380.24" calcext:value-type="float">
            <text:p>1380.24</text:p>
          </table:table-cell>
        </table:table-row>
        <table:table-row table:style-name="ro1">
          <table:table-cell office:value-type="float" office:value="17246261" calcext:value-type="float">
            <text:p>17246261</text:p>
          </table:table-cell>
          <table:table-cell table:formula="of:=[.A1080]/1000/(60*60*24)" office:value-type="time" office:time-value="PT04H47M26.261S" calcext:value-type="time">
            <text:p>04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5.52" calcext:value-type="float">
            <text:p>1145.52</text:p>
          </table:table-cell>
          <table:table-cell office:value-type="float" office:value="1381.5" calcext:value-type="float">
            <text:p>1381.5</text:p>
          </table:table-cell>
        </table:table-row>
        <table:table-row table:style-name="ro1">
          <table:table-cell office:value-type="float" office:value="17262261" calcext:value-type="float">
            <text:p>17262261</text:p>
          </table:table-cell>
          <table:table-cell table:formula="of:=[.A1081]/1000/(60*60*24)" office:value-type="time" office:time-value="PT04H47M42.261S" calcext:value-type="time">
            <text:p>04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46.57" calcext:value-type="float">
            <text:p>1146.57</text:p>
          </table:table-cell>
          <table:table-cell office:value-type="float" office:value="1382.76" calcext:value-type="float">
            <text:p>1382.76</text:p>
          </table:table-cell>
        </table:table-row>
        <table:table-row table:style-name="ro1">
          <table:table-cell office:value-type="float" office:value="17278261" calcext:value-type="float">
            <text:p>17278261</text:p>
          </table:table-cell>
          <table:table-cell table:formula="of:=[.A1082]/1000/(60*60*24)" office:value-type="time" office:time-value="PT04H47M58.261S" calcext:value-type="time">
            <text:p>04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47.62" calcext:value-type="float">
            <text:p>1147.62</text:p>
          </table:table-cell>
          <table:table-cell office:value-type="float" office:value="1384.02" calcext:value-type="float">
            <text:p>1384.02</text:p>
          </table:table-cell>
        </table:table-row>
        <table:table-row table:style-name="ro1">
          <table:table-cell office:value-type="float" office:value="17294261" calcext:value-type="float">
            <text:p>17294261</text:p>
          </table:table-cell>
          <table:table-cell table:formula="of:=[.A1083]/1000/(60*60*24)" office:value-type="time" office:time-value="PT04H48M14.261S" calcext:value-type="time">
            <text:p>04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8.68" calcext:value-type="float">
            <text:p>1148.68</text:p>
          </table:table-cell>
          <table:table-cell office:value-type="float" office:value="1385.28" calcext:value-type="float">
            <text:p>1385.28</text:p>
          </table:table-cell>
        </table:table-row>
        <table:table-row table:style-name="ro1">
          <table:table-cell office:value-type="float" office:value="17310261" calcext:value-type="float">
            <text:p>17310261</text:p>
          </table:table-cell>
          <table:table-cell table:formula="of:=[.A1084]/1000/(60*60*24)" office:value-type="time" office:time-value="PT04H48M30.261S" calcext:value-type="time">
            <text:p>04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49.73" calcext:value-type="float">
            <text:p>1149.73</text:p>
          </table:table-cell>
          <table:table-cell office:value-type="float" office:value="1386.54" calcext:value-type="float">
            <text:p>1386.54</text:p>
          </table:table-cell>
        </table:table-row>
        <table:table-row table:style-name="ro1">
          <table:table-cell office:value-type="float" office:value="17326261" calcext:value-type="float">
            <text:p>17326261</text:p>
          </table:table-cell>
          <table:table-cell table:formula="of:=[.A1085]/1000/(60*60*24)" office:value-type="time" office:time-value="PT04H48M46.261S" calcext:value-type="time">
            <text:p>04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50.79" calcext:value-type="float">
            <text:p>1150.79</text:p>
          </table:table-cell>
          <table:table-cell office:value-type="float" office:value="1387.8" calcext:value-type="float">
            <text:p>1387.8</text:p>
          </table:table-cell>
        </table:table-row>
        <table:table-row table:style-name="ro1">
          <table:table-cell office:value-type="float" office:value="17342261" calcext:value-type="float">
            <text:p>17342261</text:p>
          </table:table-cell>
          <table:table-cell table:formula="of:=[.A1086]/1000/(60*60*24)" office:value-type="time" office:time-value="PT04H49M02.261S" calcext:value-type="time">
            <text:p>04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1.84" calcext:value-type="float">
            <text:p>1151.84</text:p>
          </table:table-cell>
          <table:table-cell office:value-type="float" office:value="1389.06" calcext:value-type="float">
            <text:p>1389.06</text:p>
          </table:table-cell>
        </table:table-row>
        <table:table-row table:style-name="ro1">
          <table:table-cell office:value-type="float" office:value="17358261" calcext:value-type="float">
            <text:p>17358261</text:p>
          </table:table-cell>
          <table:table-cell table:formula="of:=[.A1087]/1000/(60*60*24)" office:value-type="time" office:time-value="PT04H49M18.261S" calcext:value-type="time">
            <text:p>04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2.9" calcext:value-type="float">
            <text:p>1152.9</text:p>
          </table:table-cell>
          <table:table-cell office:value-type="float" office:value="1390.32" calcext:value-type="float">
            <text:p>1390.32</text:p>
          </table:table-cell>
        </table:table-row>
        <table:table-row table:style-name="ro1">
          <table:table-cell office:value-type="float" office:value="17374261" calcext:value-type="float">
            <text:p>17374261</text:p>
          </table:table-cell>
          <table:table-cell table:formula="of:=[.A1088]/1000/(60*60*24)" office:value-type="time" office:time-value="PT04H49M34.261S" calcext:value-type="time">
            <text:p>04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53.95" calcext:value-type="float">
            <text:p>1153.95</text:p>
          </table:table-cell>
          <table:table-cell office:value-type="float" office:value="1391.58" calcext:value-type="float">
            <text:p>1391.58</text:p>
          </table:table-cell>
        </table:table-row>
        <table:table-row table:style-name="ro1">
          <table:table-cell office:value-type="float" office:value="17390261" calcext:value-type="float">
            <text:p>17390261</text:p>
          </table:table-cell>
          <table:table-cell table:formula="of:=[.A1089]/1000/(60*60*24)" office:value-type="time" office:time-value="PT04H49M50.261S" calcext:value-type="time">
            <text:p>04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5.01" calcext:value-type="float">
            <text:p>1155.01</text:p>
          </table:table-cell>
          <table:table-cell office:value-type="float" office:value="1392.84" calcext:value-type="float">
            <text:p>1392.84</text:p>
          </table:table-cell>
        </table:table-row>
        <table:table-row table:style-name="ro1">
          <table:table-cell office:value-type="float" office:value="17406261" calcext:value-type="float">
            <text:p>17406261</text:p>
          </table:table-cell>
          <table:table-cell table:formula="of:=[.A1090]/1000/(60*60*24)" office:value-type="time" office:time-value="PT04H50M06.261S" calcext:value-type="time">
            <text:p>04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56.06" calcext:value-type="float">
            <text:p>1156.06</text:p>
          </table:table-cell>
          <table:table-cell office:value-type="float" office:value="1394.1" calcext:value-type="float">
            <text:p>1394.1</text:p>
          </table:table-cell>
        </table:table-row>
        <table:table-row table:style-name="ro1">
          <table:table-cell office:value-type="float" office:value="17422261" calcext:value-type="float">
            <text:p>17422261</text:p>
          </table:table-cell>
          <table:table-cell table:formula="of:=[.A1091]/1000/(60*60*24)" office:value-type="time" office:time-value="PT04H50M22.261S" calcext:value-type="time">
            <text:p>04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7.12" calcext:value-type="float">
            <text:p>1157.12</text:p>
          </table:table-cell>
          <table:table-cell office:value-type="float" office:value="1395.36" calcext:value-type="float">
            <text:p>1395.36</text:p>
          </table:table-cell>
        </table:table-row>
        <table:table-row table:style-name="ro1">
          <table:table-cell office:value-type="float" office:value="17438261" calcext:value-type="float">
            <text:p>17438261</text:p>
          </table:table-cell>
          <table:table-cell table:formula="of:=[.A1092]/1000/(60*60*24)" office:value-type="time" office:time-value="PT04H50M38.261S" calcext:value-type="time">
            <text:p>04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8.17" calcext:value-type="float">
            <text:p>1158.17</text:p>
          </table:table-cell>
          <table:table-cell office:value-type="float" office:value="1396.62" calcext:value-type="float">
            <text:p>1396.62</text:p>
          </table:table-cell>
        </table:table-row>
        <table:table-row table:style-name="ro1">
          <table:table-cell office:value-type="float" office:value="17454261" calcext:value-type="float">
            <text:p>17454261</text:p>
          </table:table-cell>
          <table:table-cell table:formula="of:=[.A1093]/1000/(60*60*24)" office:value-type="time" office:time-value="PT04H50M54.261S" calcext:value-type="time">
            <text:p>04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9.22" calcext:value-type="float">
            <text:p>1159.22</text:p>
          </table:table-cell>
          <table:table-cell office:value-type="float" office:value="1397.88" calcext:value-type="float">
            <text:p>1397.88</text:p>
          </table:table-cell>
        </table:table-row>
        <table:table-row table:style-name="ro1">
          <table:table-cell office:value-type="float" office:value="17470261" calcext:value-type="float">
            <text:p>17470261</text:p>
          </table:table-cell>
          <table:table-cell table:formula="of:=[.A1094]/1000/(60*60*24)" office:value-type="time" office:time-value="PT04H51M10.261S" calcext:value-type="time">
            <text:p>04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0.28" calcext:value-type="float">
            <text:p>1160.28</text:p>
          </table:table-cell>
          <table:table-cell office:value-type="float" office:value="1399.14" calcext:value-type="float">
            <text:p>1399.14</text:p>
          </table:table-cell>
        </table:table-row>
        <table:table-row table:style-name="ro1">
          <table:table-cell office:value-type="float" office:value="17486261" calcext:value-type="float">
            <text:p>17486261</text:p>
          </table:table-cell>
          <table:table-cell table:formula="of:=[.A1095]/1000/(60*60*24)" office:value-type="time" office:time-value="PT04H51M26.261S" calcext:value-type="time">
            <text:p>04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1.33" calcext:value-type="float">
            <text:p>1161.33</text:p>
          </table:table-cell>
          <table:table-cell office:value-type="float" office:value="1400.4" calcext:value-type="float">
            <text:p>1400.4</text:p>
          </table:table-cell>
        </table:table-row>
        <table:table-row table:style-name="ro1">
          <table:table-cell office:value-type="float" office:value="17502261" calcext:value-type="float">
            <text:p>17502261</text:p>
          </table:table-cell>
          <table:table-cell table:formula="of:=[.A1096]/1000/(60*60*24)" office:value-type="time" office:time-value="PT04H51M42.261S" calcext:value-type="time">
            <text:p>04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4.57" calcext:value-type="float">
            <text:p>284.57</text:p>
          </table:table-cell>
          <table:table-cell office:value-type="float" office:value="1162.39" calcext:value-type="float">
            <text:p>1162.39</text:p>
          </table:table-cell>
          <table:table-cell office:value-type="float" office:value="1401.66" calcext:value-type="float">
            <text:p>1401.66</text:p>
          </table:table-cell>
        </table:table-row>
        <table:table-row table:style-name="ro1">
          <table:table-cell office:value-type="float" office:value="17518261" calcext:value-type="float">
            <text:p>17518261</text:p>
          </table:table-cell>
          <table:table-cell table:formula="of:=[.A1097]/1000/(60*60*24)" office:value-type="time" office:time-value="PT04H51M58.261S" calcext:value-type="time">
            <text:p>04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3.44" calcext:value-type="float">
            <text:p>1163.44</text:p>
          </table:table-cell>
          <table:table-cell office:value-type="float" office:value="1402.92" calcext:value-type="float">
            <text:p>1402.92</text:p>
          </table:table-cell>
        </table:table-row>
        <table:table-row table:style-name="ro1">
          <table:table-cell office:value-type="float" office:value="17534261" calcext:value-type="float">
            <text:p>17534261</text:p>
          </table:table-cell>
          <table:table-cell table:formula="of:=[.A1098]/1000/(60*60*24)" office:value-type="time" office:time-value="PT04H52M14.261S" calcext:value-type="time">
            <text:p>04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4.5" calcext:value-type="float">
            <text:p>1164.5</text:p>
          </table:table-cell>
          <table:table-cell office:value-type="float" office:value="1404.18" calcext:value-type="float">
            <text:p>1404.18</text:p>
          </table:table-cell>
        </table:table-row>
        <table:table-row table:style-name="ro1">
          <table:table-cell office:value-type="float" office:value="17550261" calcext:value-type="float">
            <text:p>17550261</text:p>
          </table:table-cell>
          <table:table-cell table:formula="of:=[.A1099]/1000/(60*60*24)" office:value-type="time" office:time-value="PT04H52M30.261S" calcext:value-type="time">
            <text:p>04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5.55" calcext:value-type="float">
            <text:p>1165.55</text:p>
          </table:table-cell>
          <table:table-cell office:value-type="float" office:value="1405.44" calcext:value-type="float">
            <text:p>1405.44</text:p>
          </table:table-cell>
        </table:table-row>
        <table:table-row table:style-name="ro1">
          <table:table-cell office:value-type="float" office:value="17566261" calcext:value-type="float">
            <text:p>17566261</text:p>
          </table:table-cell>
          <table:table-cell table:formula="of:=[.A1100]/1000/(60*60*24)" office:value-type="time" office:time-value="PT04H52M46.261S" calcext:value-type="time">
            <text:p>04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6.61" calcext:value-type="float">
            <text:p>1166.61</text:p>
          </table:table-cell>
          <table:table-cell office:value-type="float" office:value="1406.7" calcext:value-type="float">
            <text:p>1406.7</text:p>
          </table:table-cell>
        </table:table-row>
        <table:table-row table:style-name="ro1">
          <table:table-cell office:value-type="float" office:value="17582261" calcext:value-type="float">
            <text:p>17582261</text:p>
          </table:table-cell>
          <table:table-cell table:formula="of:=[.A1101]/1000/(60*60*24)" office:value-type="time" office:time-value="PT04H53M02.261S" calcext:value-type="time">
            <text:p>04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7.66" calcext:value-type="float">
            <text:p>1167.66</text:p>
          </table:table-cell>
          <table:table-cell office:value-type="float" office:value="1407.96" calcext:value-type="float">
            <text:p>1407.96</text:p>
          </table:table-cell>
        </table:table-row>
        <table:table-row table:style-name="ro1">
          <table:table-cell office:value-type="float" office:value="17598261" calcext:value-type="float">
            <text:p>17598261</text:p>
          </table:table-cell>
          <table:table-cell table:formula="of:=[.A1102]/1000/(60*60*24)" office:value-type="time" office:time-value="PT04H53M18.261S" calcext:value-type="time">
            <text:p>04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68.71" calcext:value-type="float">
            <text:p>1168.71</text:p>
          </table:table-cell>
          <table:table-cell office:value-type="float" office:value="1409.22" calcext:value-type="float">
            <text:p>1409.22</text:p>
          </table:table-cell>
        </table:table-row>
        <table:table-row table:style-name="ro1">
          <table:table-cell office:value-type="float" office:value="17614261" calcext:value-type="float">
            <text:p>17614261</text:p>
          </table:table-cell>
          <table:table-cell table:formula="of:=[.A1103]/1000/(60*60*24)" office:value-type="time" office:time-value="PT04H53M34.261S" calcext:value-type="time">
            <text:p>04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69.77" calcext:value-type="float">
            <text:p>1169.77</text:p>
          </table:table-cell>
          <table:table-cell office:value-type="float" office:value="1410.48" calcext:value-type="float">
            <text:p>1410.48</text:p>
          </table:table-cell>
        </table:table-row>
        <table:table-row table:style-name="ro1">
          <table:table-cell office:value-type="float" office:value="17630261" calcext:value-type="float">
            <text:p>17630261</text:p>
          </table:table-cell>
          <table:table-cell table:formula="of:=[.A1104]/1000/(60*60*24)" office:value-type="time" office:time-value="PT04H53M50.261S" calcext:value-type="time">
            <text:p>04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70.82" calcext:value-type="float">
            <text:p>1170.82</text:p>
          </table:table-cell>
          <table:table-cell office:value-type="float" office:value="1411.74" calcext:value-type="float">
            <text:p>1411.74</text:p>
          </table:table-cell>
        </table:table-row>
        <table:table-row table:style-name="ro1">
          <table:table-cell office:value-type="float" office:value="17646261" calcext:value-type="float">
            <text:p>17646261</text:p>
          </table:table-cell>
          <table:table-cell table:formula="of:=[.A1105]/1000/(60*60*24)" office:value-type="time" office:time-value="PT04H54M06.261S" calcext:value-type="time">
            <text:p>04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1.88" calcext:value-type="float">
            <text:p>1171.8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7662261" calcext:value-type="float">
            <text:p>17662261</text:p>
          </table:table-cell>
          <table:table-cell table:formula="of:=[.A1106]/1000/(60*60*24)" office:value-type="time" office:time-value="PT04H54M22.261S" calcext:value-type="time">
            <text:p>04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2.93" calcext:value-type="float">
            <text:p>1172.93</text:p>
          </table:table-cell>
          <table:table-cell office:value-type="float" office:value="1414.26" calcext:value-type="float">
            <text:p>1414.26</text:p>
          </table:table-cell>
        </table:table-row>
        <table:table-row table:style-name="ro1">
          <table:table-cell office:value-type="float" office:value="17678261" calcext:value-type="float">
            <text:p>17678261</text:p>
          </table:table-cell>
          <table:table-cell table:formula="of:=[.A1107]/1000/(60*60*24)" office:value-type="time" office:time-value="PT04H54M38.261S" calcext:value-type="time">
            <text:p>04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73.99" calcext:value-type="float">
            <text:p>1173.99</text:p>
          </table:table-cell>
          <table:table-cell office:value-type="float" office:value="1415.52" calcext:value-type="float">
            <text:p>1415.52</text:p>
          </table:table-cell>
        </table:table-row>
        <table:table-row table:style-name="ro1">
          <table:table-cell office:value-type="float" office:value="17694261" calcext:value-type="float">
            <text:p>17694261</text:p>
          </table:table-cell>
          <table:table-cell table:formula="of:=[.A1108]/1000/(60*60*24)" office:value-type="time" office:time-value="PT04H54M54.261S" calcext:value-type="time">
            <text:p>04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75.04" calcext:value-type="float">
            <text:p>1175.04</text:p>
          </table:table-cell>
          <table:table-cell office:value-type="float" office:value="1416.78" calcext:value-type="float">
            <text:p>1416.78</text:p>
          </table:table-cell>
        </table:table-row>
        <table:table-row table:style-name="ro1">
          <table:table-cell office:value-type="float" office:value="17710259" calcext:value-type="float">
            <text:p>17710259</text:p>
          </table:table-cell>
          <table:table-cell table:formula="of:=[.A1109]/1000/(60*60*24)" office:value-type="time" office:time-value="PT04H55M10.259S" calcext:value-type="time">
            <text:p>04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6.1" calcext:value-type="float">
            <text:p>1176.1</text:p>
          </table:table-cell>
          <table:table-cell office:value-type="float" office:value="1418.04" calcext:value-type="float">
            <text:p>1418.04</text:p>
          </table:table-cell>
        </table:table-row>
        <table:table-row table:style-name="ro1">
          <table:table-cell office:value-type="float" office:value="17726261" calcext:value-type="float">
            <text:p>17726261</text:p>
          </table:table-cell>
          <table:table-cell table:formula="of:=[.A1110]/1000/(60*60*24)" office:value-type="time" office:time-value="PT04H55M26.261S" calcext:value-type="time">
            <text:p>04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7.15" calcext:value-type="float">
            <text:p>1177.15</text:p>
          </table:table-cell>
          <table:table-cell office:value-type="float" office:value="1419.3" calcext:value-type="float">
            <text:p>1419.3</text:p>
          </table:table-cell>
        </table:table-row>
        <table:table-row table:style-name="ro1">
          <table:table-cell office:value-type="float" office:value="17742261" calcext:value-type="float">
            <text:p>17742261</text:p>
          </table:table-cell>
          <table:table-cell table:formula="of:=[.A1111]/1000/(60*60*24)" office:value-type="time" office:time-value="PT04H55M42.261S" calcext:value-type="time">
            <text:p>04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8.2" calcext:value-type="float">
            <text:p>1178.2</text:p>
          </table:table-cell>
          <table:table-cell office:value-type="float" office:value="1420.56" calcext:value-type="float">
            <text:p>1420.56</text:p>
          </table:table-cell>
        </table:table-row>
        <table:table-row table:style-name="ro1">
          <table:table-cell office:value-type="float" office:value="17758261" calcext:value-type="float">
            <text:p>17758261</text:p>
          </table:table-cell>
          <table:table-cell table:formula="of:=[.A1112]/1000/(60*60*24)" office:value-type="time" office:time-value="PT04H55M58.261S" calcext:value-type="time">
            <text:p>04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9.26" calcext:value-type="float">
            <text:p>1179.26</text:p>
          </table:table-cell>
          <table:table-cell office:value-type="float" office:value="1421.82" calcext:value-type="float">
            <text:p>1421.82</text:p>
          </table:table-cell>
        </table:table-row>
        <table:table-row table:style-name="ro1">
          <table:table-cell office:value-type="float" office:value="17774261" calcext:value-type="float">
            <text:p>17774261</text:p>
          </table:table-cell>
          <table:table-cell table:formula="of:=[.A1113]/1000/(60*60*24)" office:value-type="time" office:time-value="PT04H56M14.261S" calcext:value-type="time">
            <text:p>04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0.31" calcext:value-type="float">
            <text:p>1180.31</text:p>
          </table:table-cell>
          <table:table-cell office:value-type="float" office:value="1423.08" calcext:value-type="float">
            <text:p>1423.08</text:p>
          </table:table-cell>
        </table:table-row>
        <table:table-row table:style-name="ro1">
          <table:table-cell office:value-type="float" office:value="17790261" calcext:value-type="float">
            <text:p>17790261</text:p>
          </table:table-cell>
          <table:table-cell table:formula="of:=[.A1114]/1000/(60*60*24)" office:value-type="time" office:time-value="PT04H56M30.261S" calcext:value-type="time">
            <text:p>04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1.37" calcext:value-type="float">
            <text:p>1181.37</text:p>
          </table:table-cell>
          <table:table-cell office:value-type="float" office:value="1424.34" calcext:value-type="float">
            <text:p>1424.34</text:p>
          </table:table-cell>
        </table:table-row>
        <table:table-row table:style-name="ro1">
          <table:table-cell office:value-type="float" office:value="17806261" calcext:value-type="float">
            <text:p>17806261</text:p>
          </table:table-cell>
          <table:table-cell table:formula="of:=[.A1115]/1000/(60*60*24)" office:value-type="time" office:time-value="PT04H56M46.261S" calcext:value-type="time">
            <text:p>04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2.42" calcext:value-type="float">
            <text:p>1182.42</text:p>
          </table:table-cell>
          <table:table-cell office:value-type="float" office:value="1425.6" calcext:value-type="float">
            <text:p>1425.6</text:p>
          </table:table-cell>
        </table:table-row>
        <table:table-row table:style-name="ro1">
          <table:table-cell office:value-type="float" office:value="17822261" calcext:value-type="float">
            <text:p>17822261</text:p>
          </table:table-cell>
          <table:table-cell table:formula="of:=[.A1116]/1000/(60*60*24)" office:value-type="time" office:time-value="PT04H57M02.261S" calcext:value-type="time">
            <text:p>04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3.48" calcext:value-type="float">
            <text:p>1183.48</text:p>
          </table:table-cell>
          <table:table-cell office:value-type="float" office:value="1426.86" calcext:value-type="float">
            <text:p>1426.86</text:p>
          </table:table-cell>
        </table:table-row>
        <table:table-row table:style-name="ro1">
          <table:table-cell office:value-type="float" office:value="17838261" calcext:value-type="float">
            <text:p>17838261</text:p>
          </table:table-cell>
          <table:table-cell table:formula="of:=[.A1117]/1000/(60*60*24)" office:value-type="time" office:time-value="PT04H57M18.261S" calcext:value-type="time">
            <text:p>04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4.53" calcext:value-type="float">
            <text:p>1184.53</text:p>
          </table:table-cell>
          <table:table-cell office:value-type="float" office:value="1428.12" calcext:value-type="float">
            <text:p>1428.12</text:p>
          </table:table-cell>
        </table:table-row>
        <table:table-row table:style-name="ro1">
          <table:table-cell office:value-type="float" office:value="17854261" calcext:value-type="float">
            <text:p>17854261</text:p>
          </table:table-cell>
          <table:table-cell table:formula="of:=[.A1118]/1000/(60*60*24)" office:value-type="time" office:time-value="PT04H57M34.261S" calcext:value-type="time">
            <text:p>04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429.38" calcext:value-type="float">
            <text:p>1429.38</text:p>
          </table:table-cell>
        </table:table-row>
        <table:table-row table:style-name="ro1">
          <table:table-cell office:value-type="float" office:value="17870261" calcext:value-type="float">
            <text:p>17870261</text:p>
          </table:table-cell>
          <table:table-cell table:formula="of:=[.A1119]/1000/(60*60*24)" office:value-type="time" office:time-value="PT04H57M50.261S" calcext:value-type="time">
            <text:p>04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430.64" calcext:value-type="float">
            <text:p>1430.64</text:p>
          </table:table-cell>
        </table:table-row>
        <table:table-row table:style-name="ro1">
          <table:table-cell office:value-type="float" office:value="17886261" calcext:value-type="float">
            <text:p>17886261</text:p>
          </table:table-cell>
          <table:table-cell table:formula="of:=[.A1120]/1000/(60*60*24)" office:value-type="time" office:time-value="PT04H58M06.261S" calcext:value-type="time">
            <text:p>04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7.69" calcext:value-type="float">
            <text:p>1187.69</text:p>
          </table:table-cell>
          <table:table-cell office:value-type="float" office:value="1431.9" calcext:value-type="float">
            <text:p>1431.9</text:p>
          </table:table-cell>
        </table:table-row>
        <table:table-row table:style-name="ro1">
          <table:table-cell office:value-type="float" office:value="17902261" calcext:value-type="float">
            <text:p>17902261</text:p>
          </table:table-cell>
          <table:table-cell table:formula="of:=[.A1121]/1000/(60*60*24)" office:value-type="time" office:time-value="PT04H58M22.261S" calcext:value-type="time">
            <text:p>04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8.75" calcext:value-type="float">
            <text:p>1188.75</text:p>
          </table:table-cell>
          <table:table-cell office:value-type="float" office:value="1433.16" calcext:value-type="float">
            <text:p>1433.16</text:p>
          </table:table-cell>
        </table:table-row>
        <table:table-row table:style-name="ro1">
          <table:table-cell office:value-type="float" office:value="17918261" calcext:value-type="float">
            <text:p>17918261</text:p>
          </table:table-cell>
          <table:table-cell table:formula="of:=[.A1122]/1000/(60*60*24)" office:value-type="time" office:time-value="PT04H58M38.261S" calcext:value-type="time">
            <text:p>04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9.8" calcext:value-type="float">
            <text:p>1189.8</text:p>
          </table:table-cell>
          <table:table-cell office:value-type="float" office:value="1434.42" calcext:value-type="float">
            <text:p>1434.42</text:p>
          </table:table-cell>
        </table:table-row>
        <table:table-row table:style-name="ro1">
          <table:table-cell office:value-type="float" office:value="17934261" calcext:value-type="float">
            <text:p>17934261</text:p>
          </table:table-cell>
          <table:table-cell table:formula="of:=[.A1123]/1000/(60*60*24)" office:value-type="time" office:time-value="PT04H58M54.261S" calcext:value-type="time">
            <text:p>04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0.85" calcext:value-type="float">
            <text:p>1190.85</text:p>
          </table:table-cell>
          <table:table-cell office:value-type="float" office:value="1435.68" calcext:value-type="float">
            <text:p>1435.68</text:p>
          </table:table-cell>
        </table:table-row>
        <table:table-row table:style-name="ro1">
          <table:table-cell office:value-type="float" office:value="17950261" calcext:value-type="float">
            <text:p>17950261</text:p>
          </table:table-cell>
          <table:table-cell table:formula="of:=[.A1124]/1000/(60*60*24)" office:value-type="time" office:time-value="PT04H59M10.261S" calcext:value-type="time">
            <text:p>04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91.91" calcext:value-type="float">
            <text:p>1191.91</text:p>
          </table:table-cell>
          <table:table-cell office:value-type="float" office:value="1436.94" calcext:value-type="float">
            <text:p>1436.94</text:p>
          </table:table-cell>
        </table:table-row>
        <table:table-row table:style-name="ro1">
          <table:table-cell office:value-type="float" office:value="17966261" calcext:value-type="float">
            <text:p>17966261</text:p>
          </table:table-cell>
          <table:table-cell table:formula="of:=[.A1125]/1000/(60*60*24)" office:value-type="time" office:time-value="PT04H59M26.261S" calcext:value-type="time">
            <text:p>04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92.96" calcext:value-type="float">
            <text:p>1192.96</text:p>
          </table:table-cell>
          <table:table-cell office:value-type="float" office:value="1438.2" calcext:value-type="float">
            <text:p>1438.2</text:p>
          </table:table-cell>
        </table:table-row>
        <table:table-row table:style-name="ro1">
          <table:table-cell office:value-type="float" office:value="17982261" calcext:value-type="float">
            <text:p>17982261</text:p>
          </table:table-cell>
          <table:table-cell table:formula="of:=[.A1126]/1000/(60*60*24)" office:value-type="time" office:time-value="PT04H59M42.261S" calcext:value-type="time">
            <text:p>04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4.01" calcext:value-type="float">
            <text:p>1194.01</text:p>
          </table:table-cell>
          <table:table-cell office:value-type="float" office:value="1439.46" calcext:value-type="float">
            <text:p>1439.46</text:p>
          </table:table-cell>
        </table:table-row>
        <table:table-row table:style-name="ro1">
          <table:table-cell office:value-type="float" office:value="17998261" calcext:value-type="float">
            <text:p>17998261</text:p>
          </table:table-cell>
          <table:table-cell table:formula="of:=[.A1127]/1000/(60*60*24)" office:value-type="time" office:time-value="PT04H59M58.261S" calcext:value-type="time">
            <text:p>04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5.07" calcext:value-type="float">
            <text:p>1195.07</text:p>
          </table:table-cell>
          <table:table-cell office:value-type="float" office:value="1440.72" calcext:value-type="float">
            <text:p>1440.72</text:p>
          </table:table-cell>
        </table:table-row>
        <table:table-row table:style-name="ro1">
          <table:table-cell office:value-type="float" office:value="18014261" calcext:value-type="float">
            <text:p>18014261</text:p>
          </table:table-cell>
          <table:table-cell table:formula="of:=[.A1128]/1000/(60*60*24)" office:value-type="time" office:time-value="PT05H00M14.261S" calcext:value-type="time">
            <text:p>05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6.12" calcext:value-type="float">
            <text:p>1196.12</text:p>
          </table:table-cell>
          <table:table-cell office:value-type="float" office:value="1441.97" calcext:value-type="float">
            <text:p>1441.97</text:p>
          </table:table-cell>
        </table:table-row>
        <table:table-row table:style-name="ro1">
          <table:table-cell office:value-type="float" office:value="18030261" calcext:value-type="float">
            <text:p>18030261</text:p>
          </table:table-cell>
          <table:table-cell table:formula="of:=[.A1129]/1000/(60*60*24)" office:value-type="time" office:time-value="PT05H00M30.261S" calcext:value-type="time">
            <text:p>05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7.17" calcext:value-type="float">
            <text:p>1197.17</text:p>
          </table:table-cell>
          <table:table-cell office:value-type="float" office:value="1443.23" calcext:value-type="float">
            <text:p>1443.23</text:p>
          </table:table-cell>
        </table:table-row>
        <table:table-row table:style-name="ro1">
          <table:table-cell office:value-type="float" office:value="18046261" calcext:value-type="float">
            <text:p>18046261</text:p>
          </table:table-cell>
          <table:table-cell table:formula="of:=[.A1130]/1000/(60*60*24)" office:value-type="time" office:time-value="PT05H00M46.261S" calcext:value-type="time">
            <text:p>05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8.23" calcext:value-type="float">
            <text:p>1198.23</text:p>
          </table:table-cell>
          <table:table-cell office:value-type="float" office:value="1444.49" calcext:value-type="float">
            <text:p>1444.49</text:p>
          </table:table-cell>
        </table:table-row>
        <table:table-row table:style-name="ro1">
          <table:table-cell office:value-type="float" office:value="18062261" calcext:value-type="float">
            <text:p>18062261</text:p>
          </table:table-cell>
          <table:table-cell table:formula="of:=[.A1131]/1000/(60*60*24)" office:value-type="time" office:time-value="PT05H01M02.261S" calcext:value-type="time">
            <text:p>05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9.28" calcext:value-type="float">
            <text:p>1199.28</text:p>
          </table:table-cell>
          <table:table-cell office:value-type="float" office:value="1445.75" calcext:value-type="float">
            <text:p>1445.75</text:p>
          </table:table-cell>
        </table:table-row>
        <table:table-row table:style-name="ro1">
          <table:table-cell office:value-type="float" office:value="18078261" calcext:value-type="float">
            <text:p>18078261</text:p>
          </table:table-cell>
          <table:table-cell table:formula="of:=[.A1132]/1000/(60*60*24)" office:value-type="time" office:time-value="PT05H01M18.261S" calcext:value-type="time">
            <text:p>05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447.01" calcext:value-type="float">
            <text:p>1447.01</text:p>
          </table:table-cell>
        </table:table-row>
        <table:table-row table:style-name="ro1">
          <table:table-cell office:value-type="float" office:value="18094261" calcext:value-type="float">
            <text:p>18094261</text:p>
          </table:table-cell>
          <table:table-cell table:formula="of:=[.A1133]/1000/(60*60*24)" office:value-type="time" office:time-value="PT05H01M34.261S" calcext:value-type="time">
            <text:p>05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1.39" calcext:value-type="float">
            <text:p>1201.39</text:p>
          </table:table-cell>
          <table:table-cell office:value-type="float" office:value="1448.27" calcext:value-type="float">
            <text:p>1448.27</text:p>
          </table:table-cell>
        </table:table-row>
        <table:table-row table:style-name="ro1">
          <table:table-cell office:value-type="float" office:value="18110261" calcext:value-type="float">
            <text:p>18110261</text:p>
          </table:table-cell>
          <table:table-cell table:formula="of:=[.A1134]/1000/(60*60*24)" office:value-type="time" office:time-value="PT05H01M50.261S" calcext:value-type="time">
            <text:p>05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2.44" calcext:value-type="float">
            <text:p>1202.44</text:p>
          </table:table-cell>
          <table:table-cell office:value-type="float" office:value="1449.53" calcext:value-type="float">
            <text:p>1449.53</text:p>
          </table:table-cell>
        </table:table-row>
        <table:table-row table:style-name="ro1">
          <table:table-cell office:value-type="float" office:value="18126261" calcext:value-type="float">
            <text:p>18126261</text:p>
          </table:table-cell>
          <table:table-cell table:formula="of:=[.A1135]/1000/(60*60*24)" office:value-type="time" office:time-value="PT05H02M06.261S" calcext:value-type="time">
            <text:p>05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3.49" calcext:value-type="float">
            <text:p>1203.49</text:p>
          </table:table-cell>
          <table:table-cell office:value-type="float" office:value="1450.79" calcext:value-type="float">
            <text:p>1450.79</text:p>
          </table:table-cell>
        </table:table-row>
        <table:table-row table:style-name="ro1">
          <table:table-cell office:value-type="float" office:value="18142261" calcext:value-type="float">
            <text:p>18142261</text:p>
          </table:table-cell>
          <table:table-cell table:formula="of:=[.A1136]/1000/(60*60*24)" office:value-type="time" office:time-value="PT05H02M22.261S" calcext:value-type="time">
            <text:p>05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4.54" calcext:value-type="float">
            <text:p>1204.54</text:p>
          </table:table-cell>
          <table:table-cell office:value-type="float" office:value="1452.05" calcext:value-type="float">
            <text:p>1452.05</text:p>
          </table:table-cell>
        </table:table-row>
        <table:table-row table:style-name="ro1">
          <table:table-cell office:value-type="float" office:value="18158261" calcext:value-type="float">
            <text:p>18158261</text:p>
          </table:table-cell>
          <table:table-cell table:formula="of:=[.A1137]/1000/(60*60*24)" office:value-type="time" office:time-value="PT05H02M38.261S" calcext:value-type="time">
            <text:p>05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5.6" calcext:value-type="float">
            <text:p>1205.6</text:p>
          </table:table-cell>
          <table:table-cell office:value-type="float" office:value="1453.31" calcext:value-type="float">
            <text:p>1453.31</text:p>
          </table:table-cell>
        </table:table-row>
        <table:table-row table:style-name="ro1">
          <table:table-cell office:value-type="float" office:value="18174261" calcext:value-type="float">
            <text:p>18174261</text:p>
          </table:table-cell>
          <table:table-cell table:formula="of:=[.A1138]/1000/(60*60*24)" office:value-type="time" office:time-value="PT05H02M54.261S" calcext:value-type="time">
            <text:p>05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6.65" calcext:value-type="float">
            <text:p>1206.65</text:p>
          </table:table-cell>
          <table:table-cell office:value-type="float" office:value="1454.57" calcext:value-type="float">
            <text:p>1454.57</text:p>
          </table:table-cell>
        </table:table-row>
        <table:table-row table:style-name="ro1">
          <table:table-cell office:value-type="float" office:value="18190261" calcext:value-type="float">
            <text:p>18190261</text:p>
          </table:table-cell>
          <table:table-cell table:formula="of:=[.A1139]/1000/(60*60*24)" office:value-type="time" office:time-value="PT05H03M10.261S" calcext:value-type="time">
            <text:p>05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7.7" calcext:value-type="float">
            <text:p>1207.7</text:p>
          </table:table-cell>
          <table:table-cell office:value-type="float" office:value="1455.83" calcext:value-type="float">
            <text:p>1455.83</text:p>
          </table:table-cell>
        </table:table-row>
        <table:table-row table:style-name="ro1">
          <table:table-cell office:value-type="float" office:value="18206261" calcext:value-type="float">
            <text:p>18206261</text:p>
          </table:table-cell>
          <table:table-cell table:formula="of:=[.A1140]/1000/(60*60*24)" office:value-type="time" office:time-value="PT05H03M26.261S" calcext:value-type="time">
            <text:p>05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08.76" calcext:value-type="float">
            <text:p>1208.76</text:p>
          </table:table-cell>
          <table:table-cell office:value-type="float" office:value="1457.09" calcext:value-type="float">
            <text:p>1457.09</text:p>
          </table:table-cell>
        </table:table-row>
        <table:table-row table:style-name="ro1">
          <table:table-cell office:value-type="float" office:value="18222261" calcext:value-type="float">
            <text:p>18222261</text:p>
          </table:table-cell>
          <table:table-cell table:formula="of:=[.A1141]/1000/(60*60*24)" office:value-type="time" office:time-value="PT05H03M42.261S" calcext:value-type="time">
            <text:p>05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09.81" calcext:value-type="float">
            <text:p>1209.81</text:p>
          </table:table-cell>
          <table:table-cell office:value-type="float" office:value="1458.35" calcext:value-type="float">
            <text:p>1458.35</text:p>
          </table:table-cell>
        </table:table-row>
        <table:table-row table:style-name="ro1">
          <table:table-cell office:value-type="float" office:value="18238261" calcext:value-type="float">
            <text:p>18238261</text:p>
          </table:table-cell>
          <table:table-cell table:formula="of:=[.A1142]/1000/(60*60*24)" office:value-type="time" office:time-value="PT05H03M58.261S" calcext:value-type="time">
            <text:p>05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0.86" calcext:value-type="float">
            <text:p>1210.86</text:p>
          </table:table-cell>
          <table:table-cell office:value-type="float" office:value="1459.61" calcext:value-type="float">
            <text:p>1459.61</text:p>
          </table:table-cell>
        </table:table-row>
        <table:table-row table:style-name="ro1">
          <table:table-cell office:value-type="float" office:value="18254261" calcext:value-type="float">
            <text:p>18254261</text:p>
          </table:table-cell>
          <table:table-cell table:formula="of:=[.A1143]/1000/(60*60*24)" office:value-type="time" office:time-value="PT05H04M14.261S" calcext:value-type="time">
            <text:p>05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1.91" calcext:value-type="float">
            <text:p>1211.91</text:p>
          </table:table-cell>
          <table:table-cell office:value-type="float" office:value="1460.87" calcext:value-type="float">
            <text:p>1460.87</text:p>
          </table:table-cell>
        </table:table-row>
        <table:table-row table:style-name="ro1">
          <table:table-cell office:value-type="float" office:value="18270261" calcext:value-type="float">
            <text:p>18270261</text:p>
          </table:table-cell>
          <table:table-cell table:formula="of:=[.A1144]/1000/(60*60*24)" office:value-type="time" office:time-value="PT05H04M30.261S" calcext:value-type="time">
            <text:p>05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12.97" calcext:value-type="float">
            <text:p>1212.97</text:p>
          </table:table-cell>
          <table:table-cell office:value-type="float" office:value="1462.13" calcext:value-type="float">
            <text:p>1462.13</text:p>
          </table:table-cell>
        </table:table-row>
        <table:table-row table:style-name="ro1">
          <table:table-cell office:value-type="float" office:value="18286261" calcext:value-type="float">
            <text:p>18286261</text:p>
          </table:table-cell>
          <table:table-cell table:formula="of:=[.A1145]/1000/(60*60*24)" office:value-type="time" office:time-value="PT05H04M46.261S" calcext:value-type="time">
            <text:p>05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14.02" calcext:value-type="float">
            <text:p>1214.02</text:p>
          </table:table-cell>
          <table:table-cell office:value-type="float" office:value="1463.38" calcext:value-type="float">
            <text:p>1463.38</text:p>
          </table:table-cell>
        </table:table-row>
        <table:table-row table:style-name="ro1">
          <table:table-cell office:value-type="float" office:value="18302261" calcext:value-type="float">
            <text:p>18302261</text:p>
          </table:table-cell>
          <table:table-cell table:formula="of:=[.A1146]/1000/(60*60*24)" office:value-type="time" office:time-value="PT05H05M02.261S" calcext:value-type="time">
            <text:p>05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215.07" calcext:value-type="float">
            <text:p>1215.07</text:p>
          </table:table-cell>
          <table:table-cell office:value-type="float" office:value="1464.64" calcext:value-type="float">
            <text:p>1464.64</text:p>
          </table:table-cell>
        </table:table-row>
        <table:table-row table:style-name="ro1">
          <table:table-cell office:value-type="float" office:value="18318261" calcext:value-type="float">
            <text:p>18318261</text:p>
          </table:table-cell>
          <table:table-cell table:formula="of:=[.A1147]/1000/(60*60*24)" office:value-type="time" office:time-value="PT05H05M18.261S" calcext:value-type="time">
            <text:p>05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6.13" calcext:value-type="float">
            <text:p>1216.13</text:p>
          </table:table-cell>
          <table:table-cell office:value-type="float" office:value="1465.9" calcext:value-type="float">
            <text:p>1465.9</text:p>
          </table:table-cell>
        </table:table-row>
        <table:table-row table:style-name="ro1">
          <table:table-cell office:value-type="float" office:value="18334259" calcext:value-type="float">
            <text:p>18334259</text:p>
          </table:table-cell>
          <table:table-cell table:formula="of:=[.A1148]/1000/(60*60*24)" office:value-type="time" office:time-value="PT05H05M34.259S" calcext:value-type="time">
            <text:p>05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7.18" calcext:value-type="float">
            <text:p>1217.18</text:p>
          </table:table-cell>
          <table:table-cell office:value-type="float" office:value="1467.16" calcext:value-type="float">
            <text:p>1467.16</text:p>
          </table:table-cell>
        </table:table-row>
        <table:table-row table:style-name="ro1">
          <table:table-cell office:value-type="float" office:value="18350261" calcext:value-type="float">
            <text:p>18350261</text:p>
          </table:table-cell>
          <table:table-cell table:formula="of:=[.A1149]/1000/(60*60*24)" office:value-type="time" office:time-value="PT05H05M50.261S" calcext:value-type="time">
            <text:p>05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8.23" calcext:value-type="float">
            <text:p>1218.23</text:p>
          </table:table-cell>
          <table:table-cell office:value-type="float" office:value="1468.42" calcext:value-type="float">
            <text:p>1468.42</text:p>
          </table:table-cell>
        </table:table-row>
        <table:table-row table:style-name="ro1">
          <table:table-cell office:value-type="float" office:value="18366261" calcext:value-type="float">
            <text:p>18366261</text:p>
          </table:table-cell>
          <table:table-cell table:formula="of:=[.A1150]/1000/(60*60*24)" office:value-type="time" office:time-value="PT05H06M06.261S" calcext:value-type="time">
            <text:p>05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9.29" calcext:value-type="float">
            <text:p>1219.29</text:p>
          </table:table-cell>
          <table:table-cell office:value-type="float" office:value="1469.68" calcext:value-type="float">
            <text:p>1469.68</text:p>
          </table:table-cell>
        </table:table-row>
        <table:table-row table:style-name="ro1">
          <table:table-cell office:value-type="float" office:value="18382261" calcext:value-type="float">
            <text:p>18382261</text:p>
          </table:table-cell>
          <table:table-cell table:formula="of:=[.A1151]/1000/(60*60*24)" office:value-type="time" office:time-value="PT05H06M22.261S" calcext:value-type="time">
            <text:p>05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0.34" calcext:value-type="float">
            <text:p>1220.34</text:p>
          </table:table-cell>
          <table:table-cell office:value-type="float" office:value="1470.94" calcext:value-type="float">
            <text:p>1470.94</text:p>
          </table:table-cell>
        </table:table-row>
        <table:table-row table:style-name="ro1">
          <table:table-cell office:value-type="float" office:value="18398261" calcext:value-type="float">
            <text:p>18398261</text:p>
          </table:table-cell>
          <table:table-cell table:formula="of:=[.A1152]/1000/(60*60*24)" office:value-type="time" office:time-value="PT05H06M38.261S" calcext:value-type="time">
            <text:p>05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1.39" calcext:value-type="float">
            <text:p>1221.39</text:p>
          </table:table-cell>
          <table:table-cell office:value-type="float" office:value="1472.2" calcext:value-type="float">
            <text:p>1472.2</text:p>
          </table:table-cell>
        </table:table-row>
        <table:table-row table:style-name="ro1">
          <table:table-cell office:value-type="float" office:value="18414261" calcext:value-type="float">
            <text:p>18414261</text:p>
          </table:table-cell>
          <table:table-cell table:formula="of:=[.A1153]/1000/(60*60*24)" office:value-type="time" office:time-value="PT05H06M54.261S" calcext:value-type="time">
            <text:p>05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2.44" calcext:value-type="float">
            <text:p>1222.44</text:p>
          </table:table-cell>
          <table:table-cell office:value-type="float" office:value="1473.46" calcext:value-type="float">
            <text:p>1473.46</text:p>
          </table:table-cell>
        </table:table-row>
        <table:table-row table:style-name="ro1">
          <table:table-cell office:value-type="float" office:value="18430261" calcext:value-type="float">
            <text:p>18430261</text:p>
          </table:table-cell>
          <table:table-cell table:formula="of:=[.A1154]/1000/(60*60*24)" office:value-type="time" office:time-value="PT05H07M10.261S" calcext:value-type="time">
            <text:p>05:0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23.5" calcext:value-type="float">
            <text:p>1223.5</text:p>
          </table:table-cell>
          <table:table-cell office:value-type="float" office:value="1474.71" calcext:value-type="float">
            <text:p>1474.71</text:p>
          </table:table-cell>
        </table:table-row>
        <table:table-row table:style-name="ro1">
          <table:table-cell office:value-type="float" office:value="18446261" calcext:value-type="float">
            <text:p>18446261</text:p>
          </table:table-cell>
          <table:table-cell table:formula="of:=[.A1155]/1000/(60*60*24)" office:value-type="time" office:time-value="PT05H07M26.261S" calcext:value-type="time">
            <text:p>05:0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24.55" calcext:value-type="float">
            <text:p>1224.55</text:p>
          </table:table-cell>
          <table:table-cell office:value-type="float" office:value="1475.97" calcext:value-type="float">
            <text:p>1475.97</text:p>
          </table:table-cell>
        </table:table-row>
        <table:table-row table:style-name="ro1">
          <table:table-cell office:value-type="float" office:value="18462261" calcext:value-type="float">
            <text:p>18462261</text:p>
          </table:table-cell>
          <table:table-cell table:formula="of:=[.A1156]/1000/(60*60*24)" office:value-type="time" office:time-value="PT05H07M42.261S" calcext:value-type="time">
            <text:p>05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5.6" calcext:value-type="float">
            <text:p>1225.6</text:p>
          </table:table-cell>
          <table:table-cell office:value-type="float" office:value="1477.23" calcext:value-type="float">
            <text:p>1477.23</text:p>
          </table:table-cell>
        </table:table-row>
        <table:table-row table:style-name="ro1">
          <table:table-cell office:value-type="float" office:value="18478261" calcext:value-type="float">
            <text:p>18478261</text:p>
          </table:table-cell>
          <table:table-cell table:formula="of:=[.A1157]/1000/(60*60*24)" office:value-type="time" office:time-value="PT05H07M58.261S" calcext:value-type="time">
            <text:p>05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6.66" calcext:value-type="float">
            <text:p>1226.66</text:p>
          </table:table-cell>
          <table:table-cell office:value-type="float" office:value="1478.49" calcext:value-type="float">
            <text:p>1478.49</text:p>
          </table:table-cell>
        </table:table-row>
        <table:table-row table:style-name="ro1">
          <table:table-cell office:value-type="float" office:value="18494261" calcext:value-type="float">
            <text:p>18494261</text:p>
          </table:table-cell>
          <table:table-cell table:formula="of:=[.A1158]/1000/(60*60*24)" office:value-type="time" office:time-value="PT05H08M14.261S" calcext:value-type="time">
            <text:p>05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27.71" calcext:value-type="float">
            <text:p>1227.71</text:p>
          </table:table-cell>
          <table:table-cell office:value-type="float" office:value="1479.75" calcext:value-type="float">
            <text:p>1479.75</text:p>
          </table:table-cell>
        </table:table-row>
        <table:table-row table:style-name="ro1">
          <table:table-cell office:value-type="float" office:value="18510261" calcext:value-type="float">
            <text:p>18510261</text:p>
          </table:table-cell>
          <table:table-cell table:formula="of:=[.A1159]/1000/(60*60*24)" office:value-type="time" office:time-value="PT05H08M30.261S" calcext:value-type="time">
            <text:p>05:0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28.76" calcext:value-type="float">
            <text:p>1228.76</text:p>
          </table:table-cell>
          <table:table-cell office:value-type="float" office:value="1481.01" calcext:value-type="float">
            <text:p>1481.01</text:p>
          </table:table-cell>
        </table:table-row>
        <table:table-row table:style-name="ro1">
          <table:table-cell office:value-type="float" office:value="18526261" calcext:value-type="float">
            <text:p>18526261</text:p>
          </table:table-cell>
          <table:table-cell table:formula="of:=[.A1160]/1000/(60*60*24)" office:value-type="time" office:time-value="PT05H08M46.261S" calcext:value-type="time">
            <text:p>05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29.81" calcext:value-type="float">
            <text:p>1229.81</text:p>
          </table:table-cell>
          <table:table-cell office:value-type="float" office:value="1482.27" calcext:value-type="float">
            <text:p>1482.27</text:p>
          </table:table-cell>
        </table:table-row>
        <table:table-row table:style-name="ro1">
          <table:table-cell office:value-type="float" office:value="18542261" calcext:value-type="float">
            <text:p>18542261</text:p>
          </table:table-cell>
          <table:table-cell table:formula="of:=[.A1161]/1000/(60*60*24)" office:value-type="time" office:time-value="PT05H09M02.261S" calcext:value-type="time">
            <text:p>05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30.87" calcext:value-type="float">
            <text:p>1230.87</text:p>
          </table:table-cell>
          <table:table-cell office:value-type="float" office:value="1483.53" calcext:value-type="float">
            <text:p>1483.53</text:p>
          </table:table-cell>
        </table:table-row>
        <table:table-row table:style-name="ro1">
          <table:table-cell office:value-type="float" office:value="18558261" calcext:value-type="float">
            <text:p>18558261</text:p>
          </table:table-cell>
          <table:table-cell table:formula="of:=[.A1162]/1000/(60*60*24)" office:value-type="time" office:time-value="PT05H09M18.261S" calcext:value-type="time">
            <text:p>05:0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31.92" calcext:value-type="float">
            <text:p>1231.92</text:p>
          </table:table-cell>
          <table:table-cell office:value-type="float" office:value="1484.78" calcext:value-type="float">
            <text:p>1484.78</text:p>
          </table:table-cell>
        </table:table-row>
        <table:table-row table:style-name="ro1">
          <table:table-cell office:value-type="float" office:value="18574261" calcext:value-type="float">
            <text:p>18574261</text:p>
          </table:table-cell>
          <table:table-cell table:formula="of:=[.A1163]/1000/(60*60*24)" office:value-type="time" office:time-value="PT05H09M34.261S" calcext:value-type="time">
            <text:p>05:0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32.97" calcext:value-type="float">
            <text:p>1232.97</text:p>
          </table:table-cell>
          <table:table-cell office:value-type="float" office:value="1486.04" calcext:value-type="float">
            <text:p>1486.04</text:p>
          </table:table-cell>
        </table:table-row>
        <table:table-row table:style-name="ro1">
          <table:table-cell office:value-type="float" office:value="18590261" calcext:value-type="float">
            <text:p>18590261</text:p>
          </table:table-cell>
          <table:table-cell table:formula="of:=[.A1164]/1000/(60*60*24)" office:value-type="time" office:time-value="PT05H09M50.261S" calcext:value-type="time">
            <text:p>05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34.03" calcext:value-type="float">
            <text:p>1234.03</text:p>
          </table:table-cell>
          <table:table-cell office:value-type="float" office:value="1487.3" calcext:value-type="float">
            <text:p>1487.3</text:p>
          </table:table-cell>
        </table:table-row>
        <table:table-row table:style-name="ro1">
          <table:table-cell office:value-type="float" office:value="18606261" calcext:value-type="float">
            <text:p>18606261</text:p>
          </table:table-cell>
          <table:table-cell table:formula="of:=[.A1165]/1000/(60*60*24)" office:value-type="time" office:time-value="PT05H10M06.261S" calcext:value-type="time">
            <text:p>05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35.08" calcext:value-type="float">
            <text:p>1235.08</text:p>
          </table:table-cell>
          <table:table-cell office:value-type="float" office:value="1488.56" calcext:value-type="float">
            <text:p>1488.56</text:p>
          </table:table-cell>
        </table:table-row>
        <table:table-row table:style-name="ro1">
          <table:table-cell office:value-type="float" office:value="18622261" calcext:value-type="float">
            <text:p>18622261</text:p>
          </table:table-cell>
          <table:table-cell table:formula="of:=[.A1166]/1000/(60*60*24)" office:value-type="time" office:time-value="PT05H10M22.261S" calcext:value-type="time">
            <text:p>05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36.13" calcext:value-type="float">
            <text:p>1236.13</text:p>
          </table:table-cell>
          <table:table-cell office:value-type="float" office:value="1489.81" calcext:value-type="float">
            <text:p>1489.81</text:p>
          </table:table-cell>
        </table:table-row>
        <table:table-row table:style-name="ro1">
          <table:table-cell office:value-type="float" office:value="18638261" calcext:value-type="float">
            <text:p>18638261</text:p>
          </table:table-cell>
          <table:table-cell table:formula="of:=[.A1167]/1000/(60*60*24)" office:value-type="time" office:time-value="PT05H10M38.261S" calcext:value-type="time">
            <text:p>05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37.18" calcext:value-type="float">
            <text:p>1237.18</text:p>
          </table:table-cell>
          <table:table-cell office:value-type="float" office:value="1491.07" calcext:value-type="float">
            <text:p>1491.07</text:p>
          </table:table-cell>
        </table:table-row>
        <table:table-row table:style-name="ro1">
          <table:table-cell office:value-type="float" office:value="18654261" calcext:value-type="float">
            <text:p>18654261</text:p>
          </table:table-cell>
          <table:table-cell table:formula="of:=[.A1168]/1000/(60*60*24)" office:value-type="time" office:time-value="PT05H10M54.261S" calcext:value-type="time">
            <text:p>05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38.24" calcext:value-type="float">
            <text:p>1238.24</text:p>
          </table:table-cell>
          <table:table-cell office:value-type="float" office:value="1492.33" calcext:value-type="float">
            <text:p>1492.33</text:p>
          </table:table-cell>
        </table:table-row>
        <table:table-row table:style-name="ro1">
          <table:table-cell office:value-type="float" office:value="18670261" calcext:value-type="float">
            <text:p>18670261</text:p>
          </table:table-cell>
          <table:table-cell table:formula="of:=[.A1169]/1000/(60*60*24)" office:value-type="time" office:time-value="PT05H11M10.261S" calcext:value-type="time">
            <text:p>05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39.29" calcext:value-type="float">
            <text:p>1239.29</text:p>
          </table:table-cell>
          <table:table-cell office:value-type="float" office:value="1493.59" calcext:value-type="float">
            <text:p>1493.59</text:p>
          </table:table-cell>
        </table:table-row>
        <table:table-row table:style-name="ro1">
          <table:table-cell office:value-type="float" office:value="18686261" calcext:value-type="float">
            <text:p>18686261</text:p>
          </table:table-cell>
          <table:table-cell table:formula="of:=[.A1170]/1000/(60*60*24)" office:value-type="time" office:time-value="PT05H11M26.261S" calcext:value-type="time">
            <text:p>05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40.34" calcext:value-type="float">
            <text:p>1240.34</text:p>
          </table:table-cell>
          <table:table-cell office:value-type="float" office:value="1494.84" calcext:value-type="float">
            <text:p>1494.84</text:p>
          </table:table-cell>
        </table:table-row>
        <table:table-row table:style-name="ro1">
          <table:table-cell office:value-type="float" office:value="18702261" calcext:value-type="float">
            <text:p>18702261</text:p>
          </table:table-cell>
          <table:table-cell table:formula="of:=[.A1171]/1000/(60*60*24)" office:value-type="time" office:time-value="PT05H11M42.261S" calcext:value-type="time">
            <text:p>05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41.39" calcext:value-type="float">
            <text:p>1241.39</text:p>
          </table:table-cell>
          <table:table-cell office:value-type="float" office:value="1496.1" calcext:value-type="float">
            <text:p>1496.1</text:p>
          </table:table-cell>
        </table:table-row>
        <table:table-row table:style-name="ro1">
          <table:table-cell office:value-type="float" office:value="18718261" calcext:value-type="float">
            <text:p>18718261</text:p>
          </table:table-cell>
          <table:table-cell table:formula="of:=[.A1172]/1000/(60*60*24)" office:value-type="time" office:time-value="PT05H11M58.261S" calcext:value-type="time">
            <text:p>05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42.45" calcext:value-type="float">
            <text:p>1242.45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18734261" calcext:value-type="float">
            <text:p>18734261</text:p>
          </table:table-cell>
          <table:table-cell table:formula="of:=[.A1173]/1000/(60*60*24)" office:value-type="time" office:time-value="PT05H12M14.261S" calcext:value-type="time">
            <text:p>05:1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43.5" calcext:value-type="float">
            <text:p>1243.5</text:p>
          </table:table-cell>
          <table:table-cell office:value-type="float" office:value="1498.61" calcext:value-type="float">
            <text:p>1498.61</text:p>
          </table:table-cell>
        </table:table-row>
        <table:table-row table:style-name="ro1">
          <table:table-cell office:value-type="float" office:value="18750261" calcext:value-type="float">
            <text:p>18750261</text:p>
          </table:table-cell>
          <table:table-cell table:formula="of:=[.A1174]/1000/(60*60*24)" office:value-type="time" office:time-value="PT05H12M30.261S" calcext:value-type="time">
            <text:p>05:1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44.55" calcext:value-type="float">
            <text:p>1244.55</text:p>
          </table:table-cell>
          <table:table-cell office:value-type="float" office:value="1499.87" calcext:value-type="float">
            <text:p>1499.87</text:p>
          </table:table-cell>
        </table:table-row>
        <table:table-row table:style-name="ro1">
          <table:table-cell office:value-type="float" office:value="18766261" calcext:value-type="float">
            <text:p>18766261</text:p>
          </table:table-cell>
          <table:table-cell table:formula="of:=[.A1175]/1000/(60*60*24)" office:value-type="time" office:time-value="PT05H12M46.261S" calcext:value-type="time">
            <text:p>05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45.6" calcext:value-type="float">
            <text:p>1245.6</text:p>
          </table:table-cell>
          <table:table-cell office:value-type="float" office:value="1501.13" calcext:value-type="float">
            <text:p>1501.13</text:p>
          </table:table-cell>
        </table:table-row>
        <table:table-row table:style-name="ro1">
          <table:table-cell office:value-type="float" office:value="18782261" calcext:value-type="float">
            <text:p>18782261</text:p>
          </table:table-cell>
          <table:table-cell table:formula="of:=[.A1176]/1000/(60*60*24)" office:value-type="time" office:time-value="PT05H13M02.261S" calcext:value-type="time">
            <text:p>05:1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46.66" calcext:value-type="float">
            <text:p>1246.66</text:p>
          </table:table-cell>
          <table:table-cell office:value-type="float" office:value="1502.38" calcext:value-type="float">
            <text:p>1502.38</text:p>
          </table:table-cell>
        </table:table-row>
        <table:table-row table:style-name="ro1">
          <table:table-cell office:value-type="float" office:value="18798261" calcext:value-type="float">
            <text:p>18798261</text:p>
          </table:table-cell>
          <table:table-cell table:formula="of:=[.A1177]/1000/(60*60*24)" office:value-type="time" office:time-value="PT05H13M18.261S" calcext:value-type="time">
            <text:p>05:1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47.71" calcext:value-type="float">
            <text:p>1247.71</text:p>
          </table:table-cell>
          <table:table-cell office:value-type="float" office:value="1503.64" calcext:value-type="float">
            <text:p>1503.64</text:p>
          </table:table-cell>
        </table:table-row>
        <table:table-row table:style-name="ro1">
          <table:table-cell office:value-type="float" office:value="18814261" calcext:value-type="float">
            <text:p>18814261</text:p>
          </table:table-cell>
          <table:table-cell table:formula="of:=[.A1178]/1000/(60*60*24)" office:value-type="time" office:time-value="PT05H13M34.261S" calcext:value-type="time">
            <text:p>05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48.76" calcext:value-type="float">
            <text:p>1248.76</text:p>
          </table:table-cell>
          <table:table-cell office:value-type="float" office:value="1504.9" calcext:value-type="float">
            <text:p>1504.9</text:p>
          </table:table-cell>
        </table:table-row>
        <table:table-row table:style-name="ro1">
          <table:table-cell office:value-type="float" office:value="18830261" calcext:value-type="float">
            <text:p>18830261</text:p>
          </table:table-cell>
          <table:table-cell table:formula="of:=[.A1179]/1000/(60*60*24)" office:value-type="time" office:time-value="PT05H13M50.261S" calcext:value-type="time">
            <text:p>05:1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49.81" calcext:value-type="float">
            <text:p>1249.81</text:p>
          </table:table-cell>
          <table:table-cell office:value-type="float" office:value="1506.15" calcext:value-type="float">
            <text:p>1506.15</text:p>
          </table:table-cell>
        </table:table-row>
        <table:table-row table:style-name="ro1">
          <table:table-cell office:value-type="float" office:value="18846261" calcext:value-type="float">
            <text:p>18846261</text:p>
          </table:table-cell>
          <table:table-cell table:formula="of:=[.A1180]/1000/(60*60*24)" office:value-type="time" office:time-value="PT05H14M06.261S" calcext:value-type="time">
            <text:p>05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50.87" calcext:value-type="float">
            <text:p>1250.87</text:p>
          </table:table-cell>
          <table:table-cell office:value-type="float" office:value="1507.41" calcext:value-type="float">
            <text:p>1507.41</text:p>
          </table:table-cell>
        </table:table-row>
        <table:table-row table:style-name="ro1">
          <table:table-cell office:value-type="float" office:value="18862261" calcext:value-type="float">
            <text:p>18862261</text:p>
          </table:table-cell>
          <table:table-cell table:formula="of:=[.A1181]/1000/(60*60*24)" office:value-type="time" office:time-value="PT05H14M22.261S" calcext:value-type="time">
            <text:p>05:1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51.92" calcext:value-type="float">
            <text:p>1251.92</text:p>
          </table:table-cell>
          <table:table-cell office:value-type="float" office:value="1508.67" calcext:value-type="float">
            <text:p>1508.67</text:p>
          </table:table-cell>
        </table:table-row>
        <table:table-row table:style-name="ro1">
          <table:table-cell office:value-type="float" office:value="18878261" calcext:value-type="float">
            <text:p>18878261</text:p>
          </table:table-cell>
          <table:table-cell table:formula="of:=[.A1182]/1000/(60*60*24)" office:value-type="time" office:time-value="PT05H14M38.261S" calcext:value-type="time">
            <text:p>05:1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52.97" calcext:value-type="float">
            <text:p>1252.97</text:p>
          </table:table-cell>
          <table:table-cell office:value-type="float" office:value="1509.92" calcext:value-type="float">
            <text:p>1509.92</text:p>
          </table:table-cell>
        </table:table-row>
        <table:table-row table:style-name="ro1">
          <table:table-cell office:value-type="float" office:value="18894261" calcext:value-type="float">
            <text:p>18894261</text:p>
          </table:table-cell>
          <table:table-cell table:formula="of:=[.A1183]/1000/(60*60*24)" office:value-type="time" office:time-value="PT05H14M54.261S" calcext:value-type="time">
            <text:p>05:1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54.02" calcext:value-type="float">
            <text:p>1254.02</text:p>
          </table:table-cell>
          <table:table-cell office:value-type="float" office:value="1511.18" calcext:value-type="float">
            <text:p>1511.18</text:p>
          </table:table-cell>
        </table:table-row>
        <table:table-row table:style-name="ro1">
          <table:table-cell office:value-type="float" office:value="18910261" calcext:value-type="float">
            <text:p>18910261</text:p>
          </table:table-cell>
          <table:table-cell table:formula="of:=[.A1184]/1000/(60*60*24)" office:value-type="time" office:time-value="PT05H15M10.261S" calcext:value-type="time">
            <text:p>05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55.08" calcext:value-type="float">
            <text:p>1255.08</text:p>
          </table:table-cell>
          <table:table-cell office:value-type="float" office:value="1512.43" calcext:value-type="float">
            <text:p>1512.43</text:p>
          </table:table-cell>
        </table:table-row>
        <table:table-row table:style-name="ro1">
          <table:table-cell office:value-type="float" office:value="18926261" calcext:value-type="float">
            <text:p>18926261</text:p>
          </table:table-cell>
          <table:table-cell table:formula="of:=[.A1185]/1000/(60*60*24)" office:value-type="time" office:time-value="PT05H15M26.261S" calcext:value-type="time">
            <text:p>05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56.13" calcext:value-type="float">
            <text:p>1256.13</text:p>
          </table:table-cell>
          <table:table-cell office:value-type="float" office:value="1513.69" calcext:value-type="float">
            <text:p>1513.69</text:p>
          </table:table-cell>
        </table:table-row>
        <table:table-row table:style-name="ro1">
          <table:table-cell office:value-type="float" office:value="18942261" calcext:value-type="float">
            <text:p>18942261</text:p>
          </table:table-cell>
          <table:table-cell table:formula="of:=[.A1186]/1000/(60*60*24)" office:value-type="time" office:time-value="PT05H15M42.261S" calcext:value-type="time">
            <text:p>05:1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57.18" calcext:value-type="float">
            <text:p>1257.18</text:p>
          </table:table-cell>
          <table:table-cell office:value-type="float" office:value="1514.95" calcext:value-type="float">
            <text:p>1514.95</text:p>
          </table:table-cell>
        </table:table-row>
        <table:table-row table:style-name="ro1">
          <table:table-cell office:value-type="float" office:value="18958261" calcext:value-type="float">
            <text:p>18958261</text:p>
          </table:table-cell>
          <table:table-cell table:formula="of:=[.A1187]/1000/(60*60*24)" office:value-type="time" office:time-value="PT05H15M58.261S" calcext:value-type="time">
            <text:p>05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58.23" calcext:value-type="float">
            <text:p>1258.23</text:p>
          </table:table-cell>
          <table:table-cell office:value-type="float" office:value="1516.2" calcext:value-type="float">
            <text:p>1516.2</text:p>
          </table:table-cell>
        </table:table-row>
        <table:table-row table:style-name="ro1">
          <table:table-cell office:value-type="float" office:value="18974261" calcext:value-type="float">
            <text:p>18974261</text:p>
          </table:table-cell>
          <table:table-cell table:formula="of:=[.A1188]/1000/(60*60*24)" office:value-type="time" office:time-value="PT05H16M14.261S" calcext:value-type="time">
            <text:p>05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59.29" calcext:value-type="float">
            <text:p>1259.29</text:p>
          </table:table-cell>
          <table:table-cell office:value-type="float" office:value="1517.46" calcext:value-type="float">
            <text:p>1517.46</text:p>
          </table:table-cell>
        </table:table-row>
        <table:table-row table:style-name="ro1">
          <table:table-cell office:value-type="float" office:value="18990261" calcext:value-type="float">
            <text:p>18990261</text:p>
          </table:table-cell>
          <table:table-cell table:formula="of:=[.A1189]/1000/(60*60*24)" office:value-type="time" office:time-value="PT05H16M30.261S" calcext:value-type="time">
            <text:p>05:1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0.34" calcext:value-type="float">
            <text:p>1260.34</text:p>
          </table:table-cell>
          <table:table-cell office:value-type="float" office:value="1518.71" calcext:value-type="float">
            <text:p>1518.71</text:p>
          </table:table-cell>
        </table:table-row>
        <table:table-row table:style-name="ro1">
          <table:table-cell office:value-type="float" office:value="19006261" calcext:value-type="float">
            <text:p>19006261</text:p>
          </table:table-cell>
          <table:table-cell table:formula="of:=[.A1190]/1000/(60*60*24)" office:value-type="time" office:time-value="PT05H16M46.261S" calcext:value-type="time">
            <text:p>05:1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1.39" calcext:value-type="float">
            <text:p>1261.39</text:p>
          </table:table-cell>
          <table:table-cell office:value-type="float" office:value="1519.97" calcext:value-type="float">
            <text:p>1519.97</text:p>
          </table:table-cell>
        </table:table-row>
        <table:table-row table:style-name="ro1">
          <table:table-cell office:value-type="float" office:value="19022261" calcext:value-type="float">
            <text:p>19022261</text:p>
          </table:table-cell>
          <table:table-cell table:formula="of:=[.A1191]/1000/(60*60*24)" office:value-type="time" office:time-value="PT05H17M02.261S" calcext:value-type="time">
            <text:p>05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62.44" calcext:value-type="float">
            <text:p>1262.44</text:p>
          </table:table-cell>
          <table:table-cell office:value-type="float" office:value="1521.23" calcext:value-type="float">
            <text:p>1521.23</text:p>
          </table:table-cell>
        </table:table-row>
        <table:table-row table:style-name="ro1">
          <table:table-cell office:value-type="float" office:value="19038261" calcext:value-type="float">
            <text:p>19038261</text:p>
          </table:table-cell>
          <table:table-cell table:formula="of:=[.A1192]/1000/(60*60*24)" office:value-type="time" office:time-value="PT05H17M18.261S" calcext:value-type="time">
            <text:p>05:1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3.5" calcext:value-type="float">
            <text:p>1263.5</text:p>
          </table:table-cell>
          <table:table-cell office:value-type="float" office:value="1522.48" calcext:value-type="float">
            <text:p>1522.48</text:p>
          </table:table-cell>
        </table:table-row>
        <table:table-row table:style-name="ro1">
          <table:table-cell office:value-type="float" office:value="19054261" calcext:value-type="float">
            <text:p>19054261</text:p>
          </table:table-cell>
          <table:table-cell table:formula="of:=[.A1193]/1000/(60*60*24)" office:value-type="time" office:time-value="PT05H17M34.261S" calcext:value-type="time">
            <text:p>05:1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4.55" calcext:value-type="float">
            <text:p>1264.55</text:p>
          </table:table-cell>
          <table:table-cell office:value-type="float" office:value="1523.74" calcext:value-type="float">
            <text:p>1523.74</text:p>
          </table:table-cell>
        </table:table-row>
        <table:table-row table:style-name="ro1">
          <table:table-cell office:value-type="float" office:value="19070261" calcext:value-type="float">
            <text:p>19070261</text:p>
          </table:table-cell>
          <table:table-cell table:formula="of:=[.A1194]/1000/(60*60*24)" office:value-type="time" office:time-value="PT05H17M50.261S" calcext:value-type="time">
            <text:p>05:1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5.6" calcext:value-type="float">
            <text:p>1265.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9086261" calcext:value-type="float">
            <text:p>19086261</text:p>
          </table:table-cell>
          <table:table-cell table:formula="of:=[.A1195]/1000/(60*60*24)" office:value-type="time" office:time-value="PT05H18M06.261S" calcext:value-type="time">
            <text:p>05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66.65" calcext:value-type="float">
            <text:p>1266.65</text:p>
          </table:table-cell>
          <table:table-cell office:value-type="float" office:value="1526.25" calcext:value-type="float">
            <text:p>1526.25</text:p>
          </table:table-cell>
        </table:table-row>
        <table:table-row table:style-name="ro1">
          <table:table-cell office:value-type="float" office:value="19102261" calcext:value-type="float">
            <text:p>19102261</text:p>
          </table:table-cell>
          <table:table-cell table:formula="of:=[.A1196]/1000/(60*60*24)" office:value-type="time" office:time-value="PT05H18M22.261S" calcext:value-type="time">
            <text:p>05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67.71" calcext:value-type="float">
            <text:p>1267.71</text:p>
          </table:table-cell>
          <table:table-cell office:value-type="float" office:value="1527.51" calcext:value-type="float">
            <text:p>1527.51</text:p>
          </table:table-cell>
        </table:table-row>
        <table:table-row table:style-name="ro1">
          <table:table-cell office:value-type="float" office:value="19118261" calcext:value-type="float">
            <text:p>19118261</text:p>
          </table:table-cell>
          <table:table-cell table:formula="of:=[.A1197]/1000/(60*60*24)" office:value-type="time" office:time-value="PT05H18M38.261S" calcext:value-type="time">
            <text:p>05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68.76" calcext:value-type="float">
            <text:p>1268.76</text:p>
          </table:table-cell>
          <table:table-cell office:value-type="float" office:value="1528.77" calcext:value-type="float">
            <text:p>1528.77</text:p>
          </table:table-cell>
        </table:table-row>
        <table:table-row table:style-name="ro1">
          <table:table-cell office:value-type="float" office:value="19134261" calcext:value-type="float">
            <text:p>19134261</text:p>
          </table:table-cell>
          <table:table-cell table:formula="of:=[.A1198]/1000/(60*60*24)" office:value-type="time" office:time-value="PT05H18M54.261S" calcext:value-type="time">
            <text:p>05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69.81" calcext:value-type="float">
            <text:p>1269.81</text:p>
          </table:table-cell>
          <table:table-cell office:value-type="float" office:value="1530.02" calcext:value-type="float">
            <text:p>1530.02</text:p>
          </table:table-cell>
        </table:table-row>
        <table:table-row table:style-name="ro1">
          <table:table-cell office:value-type="float" office:value="19150261" calcext:value-type="float">
            <text:p>19150261</text:p>
          </table:table-cell>
          <table:table-cell table:formula="of:=[.A1199]/1000/(60*60*24)" office:value-type="time" office:time-value="PT05H19M10.261S" calcext:value-type="time">
            <text:p>05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70.86" calcext:value-type="float">
            <text:p>1270.86</text:p>
          </table:table-cell>
          <table:table-cell office:value-type="float" office:value="1531.28" calcext:value-type="float">
            <text:p>1531.28</text:p>
          </table:table-cell>
        </table:table-row>
        <table:table-row table:style-name="ro1">
          <table:table-cell office:value-type="float" office:value="19166261" calcext:value-type="float">
            <text:p>19166261</text:p>
          </table:table-cell>
          <table:table-cell table:formula="of:=[.A1200]/1000/(60*60*24)" office:value-type="time" office:time-value="PT05H19M26.261S" calcext:value-type="time">
            <text:p>05:1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71.92" calcext:value-type="float">
            <text:p>1271.92</text:p>
          </table:table-cell>
          <table:table-cell office:value-type="float" office:value="1532.53" calcext:value-type="float">
            <text:p>1532.53</text:p>
          </table:table-cell>
        </table:table-row>
        <table:table-row table:style-name="ro1">
          <table:table-cell office:value-type="float" office:value="19182261" calcext:value-type="float">
            <text:p>19182261</text:p>
          </table:table-cell>
          <table:table-cell table:formula="of:=[.A1201]/1000/(60*60*24)" office:value-type="time" office:time-value="PT05H19M42.261S" calcext:value-type="time">
            <text:p>05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1" calcext:value-type="float">
            <text:p>283.01</text:p>
          </table:table-cell>
          <table:table-cell office:value-type="float" office:value="1272.97" calcext:value-type="float">
            <text:p>1272.97</text:p>
          </table:table-cell>
          <table:table-cell office:value-type="float" office:value="1533.79" calcext:value-type="float">
            <text:p>1533.79</text:p>
          </table:table-cell>
        </table:table-row>
        <table:table-row table:style-name="ro1">
          <table:table-cell office:value-type="float" office:value="19198261" calcext:value-type="float">
            <text:p>19198261</text:p>
          </table:table-cell>
          <table:table-cell table:formula="of:=[.A1202]/1000/(60*60*24)" office:value-type="time" office:time-value="PT05H19M58.261S" calcext:value-type="time">
            <text:p>05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274.02" calcext:value-type="float">
            <text:p>1274.02</text:p>
          </table:table-cell>
          <table:table-cell office:value-type="float" office:value="1535.04" calcext:value-type="float">
            <text:p>1535.04</text:p>
          </table:table-cell>
        </table:table-row>
        <table:table-row table:style-name="ro1">
          <table:table-cell office:value-type="float" office:value="19214259" calcext:value-type="float">
            <text:p>19214259</text:p>
          </table:table-cell>
          <table:table-cell table:formula="of:=[.A1203]/1000/(60*60*24)" office:value-type="time" office:time-value="PT05H20M14.259S" calcext:value-type="time">
            <text:p>05:2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75.07" calcext:value-type="float">
            <text:p>1275.07</text:p>
          </table:table-cell>
          <table:table-cell office:value-type="float" office:value="1536.3" calcext:value-type="float">
            <text:p>1536.3</text:p>
          </table:table-cell>
        </table:table-row>
        <table:table-row table:style-name="ro1">
          <table:table-cell office:value-type="float" office:value="19230261" calcext:value-type="float">
            <text:p>19230261</text:p>
          </table:table-cell>
          <table:table-cell table:formula="of:=[.A1204]/1000/(60*60*24)" office:value-type="time" office:time-value="PT05H20M30.261S" calcext:value-type="time">
            <text:p>05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76.12" calcext:value-type="float">
            <text:p>1276.12</text:p>
          </table:table-cell>
          <table:table-cell office:value-type="float" office:value="1537.56" calcext:value-type="float">
            <text:p>1537.56</text:p>
          </table:table-cell>
        </table:table-row>
        <table:table-row table:style-name="ro1">
          <table:table-cell office:value-type="float" office:value="19246261" calcext:value-type="float">
            <text:p>19246261</text:p>
          </table:table-cell>
          <table:table-cell table:formula="of:=[.A1205]/1000/(60*60*24)" office:value-type="time" office:time-value="PT05H20M46.261S" calcext:value-type="time">
            <text:p>05:2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77.18" calcext:value-type="float">
            <text:p>1277.18</text:p>
          </table:table-cell>
          <table:table-cell office:value-type="float" office:value="1538.81" calcext:value-type="float">
            <text:p>1538.81</text:p>
          </table:table-cell>
        </table:table-row>
        <table:table-row table:style-name="ro1">
          <table:table-cell office:value-type="float" office:value="19262261" calcext:value-type="float">
            <text:p>19262261</text:p>
          </table:table-cell>
          <table:table-cell table:formula="of:=[.A1206]/1000/(60*60*24)" office:value-type="time" office:time-value="PT05H21M02.261S" calcext:value-type="time">
            <text:p>05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78.23" calcext:value-type="float">
            <text:p>1278.23</text:p>
          </table:table-cell>
          <table:table-cell office:value-type="float" office:value="1540.07" calcext:value-type="float">
            <text:p>1540.07</text:p>
          </table:table-cell>
        </table:table-row>
        <table:table-row table:style-name="ro1">
          <table:table-cell office:value-type="float" office:value="19278261" calcext:value-type="float">
            <text:p>19278261</text:p>
          </table:table-cell>
          <table:table-cell table:formula="of:=[.A1207]/1000/(60*60*24)" office:value-type="time" office:time-value="PT05H21M18.261S" calcext:value-type="time">
            <text:p>05:2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79.28" calcext:value-type="float">
            <text:p>1279.28</text:p>
          </table:table-cell>
          <table:table-cell office:value-type="float" office:value="1541.32" calcext:value-type="float">
            <text:p>1541.32</text:p>
          </table:table-cell>
        </table:table-row>
        <table:table-row table:style-name="ro1">
          <table:table-cell office:value-type="float" office:value="19294261" calcext:value-type="float">
            <text:p>19294261</text:p>
          </table:table-cell>
          <table:table-cell table:formula="of:=[.A1208]/1000/(60*60*24)" office:value-type="time" office:time-value="PT05H21M34.261S" calcext:value-type="time">
            <text:p>05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1280.33" calcext:value-type="float">
            <text:p>1280.33</text:p>
          </table:table-cell>
          <table:table-cell office:value-type="float" office:value="1542.58" calcext:value-type="float">
            <text:p>1542.58</text:p>
          </table:table-cell>
        </table:table-row>
        <table:table-row table:style-name="ro1">
          <table:table-cell office:value-type="float" office:value="19310261" calcext:value-type="float">
            <text:p>19310261</text:p>
          </table:table-cell>
          <table:table-cell table:formula="of:=[.A1209]/1000/(60*60*24)" office:value-type="time" office:time-value="PT05H21M50.261S" calcext:value-type="time">
            <text:p>05:2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81.38" calcext:value-type="float">
            <text:p>1281.38</text:p>
          </table:table-cell>
          <table:table-cell office:value-type="float" office:value="1543.84" calcext:value-type="float">
            <text:p>1543.84</text:p>
          </table:table-cell>
        </table:table-row>
        <table:table-row table:style-name="ro1">
          <table:table-cell office:value-type="float" office:value="19326261" calcext:value-type="float">
            <text:p>19326261</text:p>
          </table:table-cell>
          <table:table-cell table:formula="of:=[.A1210]/1000/(60*60*24)" office:value-type="time" office:time-value="PT05H22M06.261S" calcext:value-type="time">
            <text:p>05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282.43" calcext:value-type="float">
            <text:p>1282.43</text:p>
          </table:table-cell>
          <table:table-cell office:value-type="float" office:value="1545.09" calcext:value-type="float">
            <text:p>1545.09</text:p>
          </table:table-cell>
        </table:table-row>
        <table:table-row table:style-name="ro1">
          <table:table-cell office:value-type="float" office:value="19342261" calcext:value-type="float">
            <text:p>19342261</text:p>
          </table:table-cell>
          <table:table-cell table:formula="of:=[.A1211]/1000/(60*60*24)" office:value-type="time" office:time-value="PT05H22M22.261S" calcext:value-type="time">
            <text:p>05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83.48" calcext:value-type="float">
            <text:p>1283.48</text:p>
          </table:table-cell>
          <table:table-cell office:value-type="float" office:value="1546.35" calcext:value-type="float">
            <text:p>1546.35</text:p>
          </table:table-cell>
        </table:table-row>
        <table:table-row table:style-name="ro1">
          <table:table-cell office:value-type="float" office:value="19358261" calcext:value-type="float">
            <text:p>19358261</text:p>
          </table:table-cell>
          <table:table-cell table:formula="of:=[.A1212]/1000/(60*60*24)" office:value-type="time" office:time-value="PT05H22M38.261S" calcext:value-type="time">
            <text:p>05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84.54" calcext:value-type="float">
            <text:p>1284.54</text:p>
          </table:table-cell>
          <table:table-cell office:value-type="float" office:value="1547.6" calcext:value-type="float">
            <text:p>1547.6</text:p>
          </table:table-cell>
        </table:table-row>
        <table:table-row table:style-name="ro1">
          <table:table-cell office:value-type="float" office:value="19374261" calcext:value-type="float">
            <text:p>19374261</text:p>
          </table:table-cell>
          <table:table-cell table:formula="of:=[.A1213]/1000/(60*60*24)" office:value-type="time" office:time-value="PT05H22M54.261S" calcext:value-type="time">
            <text:p>05:2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85.59" calcext:value-type="float">
            <text:p>1285.59</text:p>
          </table:table-cell>
          <table:table-cell office:value-type="float" office:value="1548.85" calcext:value-type="float">
            <text:p>1548.85</text:p>
          </table:table-cell>
        </table:table-row>
        <table:table-row table:style-name="ro1">
          <table:table-cell office:value-type="float" office:value="19390261" calcext:value-type="float">
            <text:p>19390261</text:p>
          </table:table-cell>
          <table:table-cell table:formula="of:=[.A1214]/1000/(60*60*24)" office:value-type="time" office:time-value="PT05H23M10.261S" calcext:value-type="time">
            <text:p>05:2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86.64" calcext:value-type="float">
            <text:p>1286.64</text:p>
          </table:table-cell>
          <table:table-cell office:value-type="float" office:value="1550.11" calcext:value-type="float">
            <text:p>1550.11</text:p>
          </table:table-cell>
        </table:table-row>
        <table:table-row table:style-name="ro1">
          <table:table-cell office:value-type="float" office:value="19406261" calcext:value-type="float">
            <text:p>19406261</text:p>
          </table:table-cell>
          <table:table-cell table:formula="of:=[.A1215]/1000/(60*60*24)" office:value-type="time" office:time-value="PT05H23M26.261S" calcext:value-type="time">
            <text:p>05:2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87.69" calcext:value-type="float">
            <text:p>1287.69</text:p>
          </table:table-cell>
          <table:table-cell office:value-type="float" office:value="1551.36" calcext:value-type="float">
            <text:p>1551.36</text:p>
          </table:table-cell>
        </table:table-row>
        <table:table-row table:style-name="ro1">
          <table:table-cell office:value-type="float" office:value="19422261" calcext:value-type="float">
            <text:p>19422261</text:p>
          </table:table-cell>
          <table:table-cell table:formula="of:=[.A1216]/1000/(60*60*24)" office:value-type="time" office:time-value="PT05H23M42.261S" calcext:value-type="time">
            <text:p>05:2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88.74" calcext:value-type="float">
            <text:p>1288.74</text:p>
          </table:table-cell>
          <table:table-cell office:value-type="float" office:value="1552.62" calcext:value-type="float">
            <text:p>1552.62</text:p>
          </table:table-cell>
        </table:table-row>
        <table:table-row table:style-name="ro1">
          <table:table-cell office:value-type="float" office:value="19438261" calcext:value-type="float">
            <text:p>19438261</text:p>
          </table:table-cell>
          <table:table-cell table:formula="of:=[.A1217]/1000/(60*60*24)" office:value-type="time" office:time-value="PT05H23M58.261S" calcext:value-type="time">
            <text:p>05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289.79" calcext:value-type="float">
            <text:p>1289.79</text:p>
          </table:table-cell>
          <table:table-cell office:value-type="float" office:value="1553.87" calcext:value-type="float">
            <text:p>1553.87</text:p>
          </table:table-cell>
        </table:table-row>
        <table:table-row table:style-name="ro1">
          <table:table-cell office:value-type="float" office:value="19454261" calcext:value-type="float">
            <text:p>19454261</text:p>
          </table:table-cell>
          <table:table-cell table:formula="of:=[.A1218]/1000/(60*60*24)" office:value-type="time" office:time-value="PT05H24M14.261S" calcext:value-type="time">
            <text:p>05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290.84" calcext:value-type="float">
            <text:p>1290.84</text:p>
          </table:table-cell>
          <table:table-cell office:value-type="float" office:value="1555.13" calcext:value-type="float">
            <text:p>1555.13</text:p>
          </table:table-cell>
        </table:table-row>
        <table:table-row table:style-name="ro1">
          <table:table-cell office:value-type="float" office:value="19470261" calcext:value-type="float">
            <text:p>19470261</text:p>
          </table:table-cell>
          <table:table-cell table:formula="of:=[.A1219]/1000/(60*60*24)" office:value-type="time" office:time-value="PT05H24M30.261S" calcext:value-type="time">
            <text:p>05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1.89" calcext:value-type="float">
            <text:p>1291.89</text:p>
          </table:table-cell>
          <table:table-cell office:value-type="float" office:value="1556.38" calcext:value-type="float">
            <text:p>1556.38</text:p>
          </table:table-cell>
        </table:table-row>
        <table:table-row table:style-name="ro1">
          <table:table-cell office:value-type="float" office:value="19486261" calcext:value-type="float">
            <text:p>19486261</text:p>
          </table:table-cell>
          <table:table-cell table:formula="of:=[.A1220]/1000/(60*60*24)" office:value-type="time" office:time-value="PT05H24M46.261S" calcext:value-type="time">
            <text:p>05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2.94" calcext:value-type="float">
            <text:p>1292.94</text:p>
          </table:table-cell>
          <table:table-cell office:value-type="float" office:value="1557.64" calcext:value-type="float">
            <text:p>1557.64</text:p>
          </table:table-cell>
        </table:table-row>
        <table:table-row table:style-name="ro1">
          <table:table-cell office:value-type="float" office:value="19502261" calcext:value-type="float">
            <text:p>19502261</text:p>
          </table:table-cell>
          <table:table-cell table:formula="of:=[.A1221]/1000/(60*60*24)" office:value-type="time" office:time-value="PT05H25M02.261S" calcext:value-type="time">
            <text:p>05:2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4" calcext:value-type="float">
            <text:p>1294</text:p>
          </table:table-cell>
          <table:table-cell office:value-type="float" office:value="1558.89" calcext:value-type="float">
            <text:p>1558.89</text:p>
          </table:table-cell>
        </table:table-row>
        <table:table-row table:style-name="ro1">
          <table:table-cell office:value-type="float" office:value="19518261" calcext:value-type="float">
            <text:p>19518261</text:p>
          </table:table-cell>
          <table:table-cell table:formula="of:=[.A1222]/1000/(60*60*24)" office:value-type="time" office:time-value="PT05H25M18.261S" calcext:value-type="time">
            <text:p>05:2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5.05" calcext:value-type="float">
            <text:p>1295.05</text:p>
          </table:table-cell>
          <table:table-cell office:value-type="float" office:value="1560.15" calcext:value-type="float">
            <text:p>1560.15</text:p>
          </table:table-cell>
        </table:table-row>
        <table:table-row table:style-name="ro1">
          <table:table-cell office:value-type="float" office:value="19534261" calcext:value-type="float">
            <text:p>19534261</text:p>
          </table:table-cell>
          <table:table-cell table:formula="of:=[.A1223]/1000/(60*60*24)" office:value-type="time" office:time-value="PT05H25M34.261S" calcext:value-type="time">
            <text:p>05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96.1" calcext:value-type="float">
            <text:p>1296.1</text:p>
          </table:table-cell>
          <table:table-cell office:value-type="float" office:value="1561.4" calcext:value-type="float">
            <text:p>1561.4</text:p>
          </table:table-cell>
        </table:table-row>
        <table:table-row table:style-name="ro1">
          <table:table-cell office:value-type="float" office:value="19550261" calcext:value-type="float">
            <text:p>19550261</text:p>
          </table:table-cell>
          <table:table-cell table:formula="of:=[.A1224]/1000/(60*60*24)" office:value-type="time" office:time-value="PT05H25M50.261S" calcext:value-type="time">
            <text:p>05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297.15" calcext:value-type="float">
            <text:p>1297.15</text:p>
          </table:table-cell>
          <table:table-cell office:value-type="float" office:value="1562.65" calcext:value-type="float">
            <text:p>1562.65</text:p>
          </table:table-cell>
        </table:table-row>
        <table:table-row table:style-name="ro1">
          <table:table-cell office:value-type="float" office:value="19566261" calcext:value-type="float">
            <text:p>19566261</text:p>
          </table:table-cell>
          <table:table-cell table:formula="of:=[.A1225]/1000/(60*60*24)" office:value-type="time" office:time-value="PT05H26M06.261S" calcext:value-type="time">
            <text:p>05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8.2" calcext:value-type="float">
            <text:p>1298.2</text:p>
          </table:table-cell>
          <table:table-cell office:value-type="float" office:value="1563.91" calcext:value-type="float">
            <text:p>1563.91</text:p>
          </table:table-cell>
        </table:table-row>
        <table:table-row table:style-name="ro1">
          <table:table-cell office:value-type="float" office:value="19582261" calcext:value-type="float">
            <text:p>19582261</text:p>
          </table:table-cell>
          <table:table-cell table:formula="of:=[.A1226]/1000/(60*60*24)" office:value-type="time" office:time-value="PT05H26M22.261S" calcext:value-type="time">
            <text:p>05:2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99.25" calcext:value-type="float">
            <text:p>1299.25</text:p>
          </table:table-cell>
          <table:table-cell office:value-type="float" office:value="1565.16" calcext:value-type="float">
            <text:p>1565.16</text:p>
          </table:table-cell>
        </table:table-row>
        <table:table-row table:style-name="ro1">
          <table:table-cell office:value-type="float" office:value="19598261" calcext:value-type="float">
            <text:p>19598261</text:p>
          </table:table-cell>
          <table:table-cell table:formula="of:=[.A1227]/1000/(60*60*24)" office:value-type="time" office:time-value="PT05H26M38.261S" calcext:value-type="time">
            <text:p>05:2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0.3" calcext:value-type="float">
            <text:p>1300.3</text:p>
          </table:table-cell>
          <table:table-cell office:value-type="float" office:value="1566.41" calcext:value-type="float">
            <text:p>1566.41</text:p>
          </table:table-cell>
        </table:table-row>
        <table:table-row table:style-name="ro1">
          <table:table-cell office:value-type="float" office:value="19614261" calcext:value-type="float">
            <text:p>19614261</text:p>
          </table:table-cell>
          <table:table-cell table:formula="of:=[.A1228]/1000/(60*60*24)" office:value-type="time" office:time-value="PT05H26M54.261S" calcext:value-type="time">
            <text:p>05:2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1.35" calcext:value-type="float">
            <text:p>1301.35</text:p>
          </table:table-cell>
          <table:table-cell office:value-type="float" office:value="1567.67" calcext:value-type="float">
            <text:p>1567.67</text:p>
          </table:table-cell>
        </table:table-row>
        <table:table-row table:style-name="ro1">
          <table:table-cell office:value-type="float" office:value="19630261" calcext:value-type="float">
            <text:p>19630261</text:p>
          </table:table-cell>
          <table:table-cell table:formula="of:=[.A1229]/1000/(60*60*24)" office:value-type="time" office:time-value="PT05H27M10.261S" calcext:value-type="time">
            <text:p>05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2.4" calcext:value-type="float">
            <text:p>1302.4</text:p>
          </table:table-cell>
          <table:table-cell office:value-type="float" office:value="1568.92" calcext:value-type="float">
            <text:p>1568.92</text:p>
          </table:table-cell>
        </table:table-row>
        <table:table-row table:style-name="ro1">
          <table:table-cell office:value-type="float" office:value="19646261" calcext:value-type="float">
            <text:p>19646261</text:p>
          </table:table-cell>
          <table:table-cell table:formula="of:=[.A1230]/1000/(60*60*24)" office:value-type="time" office:time-value="PT05H27M26.261S" calcext:value-type="time">
            <text:p>05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3.45" calcext:value-type="float">
            <text:p>1303.45</text:p>
          </table:table-cell>
          <table:table-cell office:value-type="float" office:value="1570.17" calcext:value-type="float">
            <text:p>1570.17</text:p>
          </table:table-cell>
        </table:table-row>
        <table:table-row table:style-name="ro1">
          <table:table-cell office:value-type="float" office:value="19662261" calcext:value-type="float">
            <text:p>19662261</text:p>
          </table:table-cell>
          <table:table-cell table:formula="of:=[.A1231]/1000/(60*60*24)" office:value-type="time" office:time-value="PT05H27M42.261S" calcext:value-type="time">
            <text:p>05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4.51" calcext:value-type="float">
            <text:p>1304.51</text:p>
          </table:table-cell>
          <table:table-cell office:value-type="float" office:value="1571.43" calcext:value-type="float">
            <text:p>1571.43</text:p>
          </table:table-cell>
        </table:table-row>
        <table:table-row table:style-name="ro1">
          <table:table-cell office:value-type="float" office:value="19678261" calcext:value-type="float">
            <text:p>19678261</text:p>
          </table:table-cell>
          <table:table-cell table:formula="of:=[.A1232]/1000/(60*60*24)" office:value-type="time" office:time-value="PT05H27M58.261S" calcext:value-type="time">
            <text:p>05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5.56" calcext:value-type="float">
            <text:p>1305.56</text:p>
          </table:table-cell>
          <table:table-cell office:value-type="float" office:value="1572.68" calcext:value-type="float">
            <text:p>1572.68</text:p>
          </table:table-cell>
        </table:table-row>
        <table:table-row table:style-name="ro1">
          <table:table-cell office:value-type="float" office:value="19694261" calcext:value-type="float">
            <text:p>19694261</text:p>
          </table:table-cell>
          <table:table-cell table:formula="of:=[.A1233]/1000/(60*60*24)" office:value-type="time" office:time-value="PT05H28M14.261S" calcext:value-type="time">
            <text:p>05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6.61" calcext:value-type="float">
            <text:p>1306.61</text:p>
          </table:table-cell>
          <table:table-cell office:value-type="float" office:value="1573.93" calcext:value-type="float">
            <text:p>1573.93</text:p>
          </table:table-cell>
        </table:table-row>
        <table:table-row table:style-name="ro1">
          <table:table-cell office:value-type="float" office:value="19710261" calcext:value-type="float">
            <text:p>19710261</text:p>
          </table:table-cell>
          <table:table-cell table:formula="of:=[.A1234]/1000/(60*60*24)" office:value-type="time" office:time-value="PT05H28M30.261S" calcext:value-type="time">
            <text:p>05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7.66" calcext:value-type="float">
            <text:p>1307.66</text:p>
          </table:table-cell>
          <table:table-cell office:value-type="float" office:value="1575.18" calcext:value-type="float">
            <text:p>1575.18</text:p>
          </table:table-cell>
        </table:table-row>
        <table:table-row table:style-name="ro1">
          <table:table-cell office:value-type="float" office:value="19726261" calcext:value-type="float">
            <text:p>19726261</text:p>
          </table:table-cell>
          <table:table-cell table:formula="of:=[.A1235]/1000/(60*60*24)" office:value-type="time" office:time-value="PT05H28M46.261S" calcext:value-type="time">
            <text:p>05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8.71" calcext:value-type="float">
            <text:p>1308.71</text:p>
          </table:table-cell>
          <table:table-cell office:value-type="float" office:value="1576.44" calcext:value-type="float">
            <text:p>1576.44</text:p>
          </table:table-cell>
        </table:table-row>
        <table:table-row table:style-name="ro1">
          <table:table-cell office:value-type="float" office:value="19742261" calcext:value-type="float">
            <text:p>19742261</text:p>
          </table:table-cell>
          <table:table-cell table:formula="of:=[.A1236]/1000/(60*60*24)" office:value-type="time" office:time-value="PT05H29M02.261S" calcext:value-type="time">
            <text:p>05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09.76" calcext:value-type="float">
            <text:p>1309.76</text:p>
          </table:table-cell>
          <table:table-cell office:value-type="float" office:value="1577.69" calcext:value-type="float">
            <text:p>1577.69</text:p>
          </table:table-cell>
        </table:table-row>
        <table:table-row table:style-name="ro1">
          <table:table-cell office:value-type="float" office:value="19758261" calcext:value-type="float">
            <text:p>19758261</text:p>
          </table:table-cell>
          <table:table-cell table:formula="of:=[.A1237]/1000/(60*60*24)" office:value-type="time" office:time-value="PT05H29M18.261S" calcext:value-type="time">
            <text:p>05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10.81" calcext:value-type="float">
            <text:p>1310.81</text:p>
          </table:table-cell>
          <table:table-cell office:value-type="float" office:value="1578.94" calcext:value-type="float">
            <text:p>1578.94</text:p>
          </table:table-cell>
        </table:table-row>
        <table:table-row table:style-name="ro1">
          <table:table-cell office:value-type="float" office:value="19774261" calcext:value-type="float">
            <text:p>19774261</text:p>
          </table:table-cell>
          <table:table-cell table:formula="of:=[.A1238]/1000/(60*60*24)" office:value-type="time" office:time-value="PT05H29M34.261S" calcext:value-type="time">
            <text:p>05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1.86" calcext:value-type="float">
            <text:p>1311.86</text:p>
          </table:table-cell>
          <table:table-cell office:value-type="float" office:value="1580.19" calcext:value-type="float">
            <text:p>1580.19</text:p>
          </table:table-cell>
        </table:table-row>
        <table:table-row table:style-name="ro1">
          <table:table-cell office:value-type="float" office:value="19790261" calcext:value-type="float">
            <text:p>19790261</text:p>
          </table:table-cell>
          <table:table-cell table:formula="of:=[.A1239]/1000/(60*60*24)" office:value-type="time" office:time-value="PT05H29M50.261S" calcext:value-type="time">
            <text:p>05:2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2.91" calcext:value-type="float">
            <text:p>1312.91</text:p>
          </table:table-cell>
          <table:table-cell office:value-type="float" office:value="1581.45" calcext:value-type="float">
            <text:p>1581.45</text:p>
          </table:table-cell>
        </table:table-row>
        <table:table-row table:style-name="ro1">
          <table:table-cell office:value-type="float" office:value="19806261" calcext:value-type="float">
            <text:p>19806261</text:p>
          </table:table-cell>
          <table:table-cell table:formula="of:=[.A1240]/1000/(60*60*24)" office:value-type="time" office:time-value="PT05H30M06.261S" calcext:value-type="time">
            <text:p>05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13.96" calcext:value-type="float">
            <text:p>1313.96</text:p>
          </table:table-cell>
          <table:table-cell office:value-type="float" office:value="1582.7" calcext:value-type="float">
            <text:p>1582.7</text:p>
          </table:table-cell>
        </table:table-row>
        <table:table-row table:style-name="ro1">
          <table:table-cell office:value-type="float" office:value="19822261" calcext:value-type="float">
            <text:p>19822261</text:p>
          </table:table-cell>
          <table:table-cell table:formula="of:=[.A1241]/1000/(60*60*24)" office:value-type="time" office:time-value="PT05H30M22.261S" calcext:value-type="time">
            <text:p>05:3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15.02" calcext:value-type="float">
            <text:p>1315.02</text:p>
          </table:table-cell>
          <table:table-cell office:value-type="float" office:value="1583.95" calcext:value-type="float">
            <text:p>1583.95</text:p>
          </table:table-cell>
        </table:table-row>
        <table:table-row table:style-name="ro1">
          <table:table-cell office:value-type="float" office:value="19838261" calcext:value-type="float">
            <text:p>19838261</text:p>
          </table:table-cell>
          <table:table-cell table:formula="of:=[.A1242]/1000/(60*60*24)" office:value-type="time" office:time-value="PT05H30M38.261S" calcext:value-type="time">
            <text:p>05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316.07" calcext:value-type="float">
            <text:p>1316.07</text:p>
          </table:table-cell>
          <table:table-cell office:value-type="float" office:value="1585.2" calcext:value-type="float">
            <text:p>1585.2</text:p>
          </table:table-cell>
        </table:table-row>
        <table:table-row table:style-name="ro1">
          <table:table-cell office:value-type="float" office:value="19854261" calcext:value-type="float">
            <text:p>19854261</text:p>
          </table:table-cell>
          <table:table-cell table:formula="of:=[.A1243]/1000/(60*60*24)" office:value-type="time" office:time-value="PT05H30M54.261S" calcext:value-type="time">
            <text:p>05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17.12" calcext:value-type="float">
            <text:p>1317.12</text:p>
          </table:table-cell>
          <table:table-cell office:value-type="float" office:value="1586.46" calcext:value-type="float">
            <text:p>1586.46</text:p>
          </table:table-cell>
        </table:table-row>
        <table:table-row table:style-name="ro1">
          <table:table-cell office:value-type="float" office:value="19870261" calcext:value-type="float">
            <text:p>19870261</text:p>
          </table:table-cell>
          <table:table-cell table:formula="of:=[.A1244]/1000/(60*60*24)" office:value-type="time" office:time-value="PT05H31M10.261S" calcext:value-type="time">
            <text:p>05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18.17" calcext:value-type="float">
            <text:p>1318.17</text:p>
          </table:table-cell>
          <table:table-cell office:value-type="float" office:value="1587.71" calcext:value-type="float">
            <text:p>1587.71</text:p>
          </table:table-cell>
        </table:table-row>
        <table:table-row table:style-name="ro1">
          <table:table-cell office:value-type="float" office:value="19886261" calcext:value-type="float">
            <text:p>19886261</text:p>
          </table:table-cell>
          <table:table-cell table:formula="of:=[.A1245]/1000/(60*60*24)" office:value-type="time" office:time-value="PT05H31M26.261S" calcext:value-type="time">
            <text:p>05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19.22" calcext:value-type="float">
            <text:p>1319.22</text:p>
          </table:table-cell>
          <table:table-cell office:value-type="float" office:value="1588.96" calcext:value-type="float">
            <text:p>1588.96</text:p>
          </table:table-cell>
        </table:table-row>
        <table:table-row table:style-name="ro1">
          <table:table-cell office:value-type="float" office:value="19902261" calcext:value-type="float">
            <text:p>19902261</text:p>
          </table:table-cell>
          <table:table-cell table:formula="of:=[.A1246]/1000/(60*60*24)" office:value-type="time" office:time-value="PT05H31M42.261S" calcext:value-type="time">
            <text:p>05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320.27" calcext:value-type="float">
            <text:p>1320.27</text:p>
          </table:table-cell>
          <table:table-cell office:value-type="float" office:value="1590.21" calcext:value-type="float">
            <text:p>1590.21</text:p>
          </table:table-cell>
        </table:table-row>
        <table:table-row table:style-name="ro1">
          <table:table-cell office:value-type="float" office:value="19918261" calcext:value-type="float">
            <text:p>19918261</text:p>
          </table:table-cell>
          <table:table-cell table:formula="of:=[.A1247]/1000/(60*60*24)" office:value-type="time" office:time-value="PT05H31M58.261S" calcext:value-type="time">
            <text:p>05:3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1.32" calcext:value-type="float">
            <text:p>1321.32</text:p>
          </table:table-cell>
          <table:table-cell office:value-type="float" office:value="1591.46" calcext:value-type="float">
            <text:p>1591.46</text:p>
          </table:table-cell>
        </table:table-row>
        <table:table-row table:style-name="ro1">
          <table:table-cell office:value-type="float" office:value="19934261" calcext:value-type="float">
            <text:p>19934261</text:p>
          </table:table-cell>
          <table:table-cell table:formula="of:=[.A1248]/1000/(60*60*24)" office:value-type="time" office:time-value="PT05H32M14.261S" calcext:value-type="time">
            <text:p>05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22.37" calcext:value-type="float">
            <text:p>1322.37</text:p>
          </table:table-cell>
          <table:table-cell office:value-type="float" office:value="1592.72" calcext:value-type="float">
            <text:p>1592.72</text:p>
          </table:table-cell>
        </table:table-row>
        <table:table-row table:style-name="ro1">
          <table:table-cell office:value-type="float" office:value="19950261" calcext:value-type="float">
            <text:p>19950261</text:p>
          </table:table-cell>
          <table:table-cell table:formula="of:=[.A1249]/1000/(60*60*24)" office:value-type="time" office:time-value="PT05H32M30.261S" calcext:value-type="time">
            <text:p>05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3.42" calcext:value-type="float">
            <text:p>1323.42</text:p>
          </table:table-cell>
          <table:table-cell office:value-type="float" office:value="1593.97" calcext:value-type="float">
            <text:p>1593.97</text:p>
          </table:table-cell>
        </table:table-row>
        <table:table-row table:style-name="ro1">
          <table:table-cell office:value-type="float" office:value="19966261" calcext:value-type="float">
            <text:p>19966261</text:p>
          </table:table-cell>
          <table:table-cell table:formula="of:=[.A1250]/1000/(60*60*24)" office:value-type="time" office:time-value="PT05H32M46.261S" calcext:value-type="time">
            <text:p>05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324.47" calcext:value-type="float">
            <text:p>1324.47</text:p>
          </table:table-cell>
          <table:table-cell office:value-type="float" office:value="1595.22" calcext:value-type="float">
            <text:p>1595.22</text:p>
          </table:table-cell>
        </table:table-row>
        <table:table-row table:style-name="ro1">
          <table:table-cell office:value-type="float" office:value="19982261" calcext:value-type="float">
            <text:p>19982261</text:p>
          </table:table-cell>
          <table:table-cell table:formula="of:=[.A1251]/1000/(60*60*24)" office:value-type="time" office:time-value="PT05H33M02.261S" calcext:value-type="time">
            <text:p>05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5.52" calcext:value-type="float">
            <text:p>1325.52</text:p>
          </table:table-cell>
          <table:table-cell office:value-type="float" office:value="1596.47" calcext:value-type="float">
            <text:p>1596.47</text:p>
          </table:table-cell>
        </table:table-row>
        <table:table-row table:style-name="ro1">
          <table:table-cell office:value-type="float" office:value="19998261" calcext:value-type="float">
            <text:p>19998261</text:p>
          </table:table-cell>
          <table:table-cell table:formula="of:=[.A1252]/1000/(60*60*24)" office:value-type="time" office:time-value="PT05H33M18.261S" calcext:value-type="time">
            <text:p>05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6.57" calcext:value-type="float">
            <text:p>1326.57</text:p>
          </table:table-cell>
          <table:table-cell office:value-type="float" office:value="1597.72" calcext:value-type="float">
            <text:p>1597.72</text:p>
          </table:table-cell>
        </table:table-row>
        <table:table-row table:style-name="ro1">
          <table:table-cell office:value-type="float" office:value="20014261" calcext:value-type="float">
            <text:p>20014261</text:p>
          </table:table-cell>
          <table:table-cell table:formula="of:=[.A1253]/1000/(60*60*24)" office:value-type="time" office:time-value="PT05H33M34.261S" calcext:value-type="time">
            <text:p>05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7.62" calcext:value-type="float">
            <text:p>1327.62</text:p>
          </table:table-cell>
          <table:table-cell office:value-type="float" office:value="1598.98" calcext:value-type="float">
            <text:p>1598.98</text:p>
          </table:table-cell>
        </table:table-row>
        <table:table-row table:style-name="ro1">
          <table:table-cell office:value-type="float" office:value="20030261" calcext:value-type="float">
            <text:p>20030261</text:p>
          </table:table-cell>
          <table:table-cell table:formula="of:=[.A1254]/1000/(60*60*24)" office:value-type="time" office:time-value="PT05H33M50.261S" calcext:value-type="time">
            <text:p>05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8.67" calcext:value-type="float">
            <text:p>1328.67</text:p>
          </table:table-cell>
          <table:table-cell office:value-type="float" office:value="1600.23" calcext:value-type="float">
            <text:p>1600.23</text:p>
          </table:table-cell>
        </table:table-row>
        <table:table-row table:style-name="ro1">
          <table:table-cell office:value-type="float" office:value="20046261" calcext:value-type="float">
            <text:p>20046261</text:p>
          </table:table-cell>
          <table:table-cell table:formula="of:=[.A1255]/1000/(60*60*24)" office:value-type="time" office:time-value="PT05H34M06.261S" calcext:value-type="time">
            <text:p>05:3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29.72" calcext:value-type="float">
            <text:p>1329.72</text:p>
          </table:table-cell>
          <table:table-cell office:value-type="float" office:value="1601.48" calcext:value-type="float">
            <text:p>1601.48</text:p>
          </table:table-cell>
        </table:table-row>
        <table:table-row table:style-name="ro1">
          <table:table-cell office:value-type="float" office:value="20062261" calcext:value-type="float">
            <text:p>20062261</text:p>
          </table:table-cell>
          <table:table-cell table:formula="of:=[.A1256]/1000/(60*60*24)" office:value-type="time" office:time-value="PT05H34M22.261S" calcext:value-type="time">
            <text:p>05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0.77" calcext:value-type="float">
            <text:p>1330.77</text:p>
          </table:table-cell>
          <table:table-cell office:value-type="float" office:value="1602.73" calcext:value-type="float">
            <text:p>1602.73</text:p>
          </table:table-cell>
        </table:table-row>
        <table:table-row table:style-name="ro1">
          <table:table-cell office:value-type="float" office:value="20078261" calcext:value-type="float">
            <text:p>20078261</text:p>
          </table:table-cell>
          <table:table-cell table:formula="of:=[.A1257]/1000/(60*60*24)" office:value-type="time" office:time-value="PT05H34M38.261S" calcext:value-type="time">
            <text:p>05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1.83" calcext:value-type="float">
            <text:p>1331.83</text:p>
          </table:table-cell>
          <table:table-cell office:value-type="float" office:value="1603.98" calcext:value-type="float">
            <text:p>1603.98</text:p>
          </table:table-cell>
        </table:table-row>
        <table:table-row table:style-name="ro1">
          <table:table-cell office:value-type="float" office:value="20094261" calcext:value-type="float">
            <text:p>20094261</text:p>
          </table:table-cell>
          <table:table-cell table:formula="of:=[.A1258]/1000/(60*60*24)" office:value-type="time" office:time-value="PT05H34M54.261S" calcext:value-type="time">
            <text:p>05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2.88" calcext:value-type="float">
            <text:p>1332.88</text:p>
          </table:table-cell>
          <table:table-cell office:value-type="float" office:value="1605.24" calcext:value-type="float">
            <text:p>1605.24</text:p>
          </table:table-cell>
        </table:table-row>
        <table:table-row table:style-name="ro1">
          <table:table-cell office:value-type="float" office:value="20110259" calcext:value-type="float">
            <text:p>20110259</text:p>
          </table:table-cell>
          <table:table-cell table:formula="of:=[.A1259]/1000/(60*60*24)" office:value-type="time" office:time-value="PT05H35M10.259S" calcext:value-type="time">
            <text:p>05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3.93" calcext:value-type="float">
            <text:p>1333.93</text:p>
          </table:table-cell>
          <table:table-cell office:value-type="float" office:value="1606.49" calcext:value-type="float">
            <text:p>1606.49</text:p>
          </table:table-cell>
        </table:table-row>
        <table:table-row table:style-name="ro1">
          <table:table-cell office:value-type="float" office:value="20126261" calcext:value-type="float">
            <text:p>20126261</text:p>
          </table:table-cell>
          <table:table-cell table:formula="of:=[.A1260]/1000/(60*60*24)" office:value-type="time" office:time-value="PT05H35M26.261S" calcext:value-type="time">
            <text:p>05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1607.74" calcext:value-type="float">
            <text:p>1607.74</text:p>
          </table:table-cell>
        </table:table-row>
        <table:table-row table:style-name="ro1">
          <table:table-cell office:value-type="float" office:value="20142261" calcext:value-type="float">
            <text:p>20142261</text:p>
          </table:table-cell>
          <table:table-cell table:formula="of:=[.A1261]/1000/(60*60*24)" office:value-type="time" office:time-value="PT05H35M42.261S" calcext:value-type="time">
            <text:p>05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6.03" calcext:value-type="float">
            <text:p>1336.03</text:p>
          </table:table-cell>
          <table:table-cell office:value-type="float" office:value="1608.99" calcext:value-type="float">
            <text:p>1608.99</text:p>
          </table:table-cell>
        </table:table-row>
        <table:table-row table:style-name="ro1">
          <table:table-cell office:value-type="float" office:value="20158261" calcext:value-type="float">
            <text:p>20158261</text:p>
          </table:table-cell>
          <table:table-cell table:formula="of:=[.A1262]/1000/(60*60*24)" office:value-type="time" office:time-value="PT05H35M58.261S" calcext:value-type="time">
            <text:p>05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37.08" calcext:value-type="float">
            <text:p>1337.08</text:p>
          </table:table-cell>
          <table:table-cell office:value-type="float" office:value="1610.24" calcext:value-type="float">
            <text:p>1610.24</text:p>
          </table:table-cell>
        </table:table-row>
        <table:table-row table:style-name="ro1">
          <table:table-cell office:value-type="float" office:value="20174261" calcext:value-type="float">
            <text:p>20174261</text:p>
          </table:table-cell>
          <table:table-cell table:formula="of:=[.A1263]/1000/(60*60*24)" office:value-type="time" office:time-value="PT05H36M14.261S" calcext:value-type="time">
            <text:p>05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338.13" calcext:value-type="float">
            <text:p>1338.13</text:p>
          </table:table-cell>
          <table:table-cell office:value-type="float" office:value="1611.49" calcext:value-type="float">
            <text:p>1611.49</text:p>
          </table:table-cell>
        </table:table-row>
        <table:table-row table:style-name="ro1">
          <table:table-cell office:value-type="float" office:value="20190261" calcext:value-type="float">
            <text:p>20190261</text:p>
          </table:table-cell>
          <table:table-cell table:formula="of:=[.A1264]/1000/(60*60*24)" office:value-type="time" office:time-value="PT05H36M30.261S" calcext:value-type="time">
            <text:p>05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39.18" calcext:value-type="float">
            <text:p>1339.18</text:p>
          </table:table-cell>
          <table:table-cell office:value-type="float" office:value="1612.75" calcext:value-type="float">
            <text:p>1612.75</text:p>
          </table:table-cell>
        </table:table-row>
        <table:table-row table:style-name="ro1">
          <table:table-cell office:value-type="float" office:value="20206261" calcext:value-type="float">
            <text:p>20206261</text:p>
          </table:table-cell>
          <table:table-cell table:formula="of:=[.A1265]/1000/(60*60*24)" office:value-type="time" office:time-value="PT05H36M46.261S" calcext:value-type="time">
            <text:p>05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20222261" calcext:value-type="float">
            <text:p>20222261</text:p>
          </table:table-cell>
          <table:table-cell table:formula="of:=[.A1266]/1000/(60*60*24)" office:value-type="time" office:time-value="PT05H37M02.261S" calcext:value-type="time">
            <text:p>05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1.28" calcext:value-type="float">
            <text:p>1341.28</text:p>
          </table:table-cell>
          <table:table-cell office:value-type="float" office:value="1615.25" calcext:value-type="float">
            <text:p>1615.25</text:p>
          </table:table-cell>
        </table:table-row>
        <table:table-row table:style-name="ro1">
          <table:table-cell office:value-type="float" office:value="20238261" calcext:value-type="float">
            <text:p>20238261</text:p>
          </table:table-cell>
          <table:table-cell table:formula="of:=[.A1267]/1000/(60*60*24)" office:value-type="time" office:time-value="PT05H37M18.261S" calcext:value-type="time">
            <text:p>05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2.33" calcext:value-type="float">
            <text:p>1342.33</text:p>
          </table:table-cell>
          <table:table-cell office:value-type="float" office:value="1616.5" calcext:value-type="float">
            <text:p>1616.5</text:p>
          </table:table-cell>
        </table:table-row>
        <table:table-row table:style-name="ro1">
          <table:table-cell office:value-type="float" office:value="20254261" calcext:value-type="float">
            <text:p>20254261</text:p>
          </table:table-cell>
          <table:table-cell table:formula="of:=[.A1268]/1000/(60*60*24)" office:value-type="time" office:time-value="PT05H37M34.261S" calcext:value-type="time">
            <text:p>05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3.38" calcext:value-type="float">
            <text:p>1343.38</text:p>
          </table:table-cell>
          <table:table-cell office:value-type="float" office:value="1617.75" calcext:value-type="float">
            <text:p>1617.75</text:p>
          </table:table-cell>
        </table:table-row>
        <table:table-row table:style-name="ro1">
          <table:table-cell office:value-type="float" office:value="20270261" calcext:value-type="float">
            <text:p>20270261</text:p>
          </table:table-cell>
          <table:table-cell table:formula="of:=[.A1269]/1000/(60*60*24)" office:value-type="time" office:time-value="PT05H37M50.261S" calcext:value-type="time">
            <text:p>05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4.43" calcext:value-type="float">
            <text:p>1344.43</text:p>
          </table:table-cell>
          <table:table-cell office:value-type="float" office:value="1619.01" calcext:value-type="float">
            <text:p>1619.01</text:p>
          </table:table-cell>
        </table:table-row>
        <table:table-row table:style-name="ro1">
          <table:table-cell office:value-type="float" office:value="20286261" calcext:value-type="float">
            <text:p>20286261</text:p>
          </table:table-cell>
          <table:table-cell table:formula="of:=[.A1270]/1000/(60*60*24)" office:value-type="time" office:time-value="PT05H38M06.261S" calcext:value-type="time">
            <text:p>05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5.48" calcext:value-type="float">
            <text:p>1345.48</text:p>
          </table:table-cell>
          <table:table-cell office:value-type="float" office:value="1620.26" calcext:value-type="float">
            <text:p>1620.26</text:p>
          </table:table-cell>
        </table:table-row>
        <table:table-row table:style-name="ro1">
          <table:table-cell office:value-type="float" office:value="20302261" calcext:value-type="float">
            <text:p>20302261</text:p>
          </table:table-cell>
          <table:table-cell table:formula="of:=[.A1271]/1000/(60*60*24)" office:value-type="time" office:time-value="PT05H38M22.261S" calcext:value-type="time">
            <text:p>05:3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6.53" calcext:value-type="float">
            <text:p>1346.53</text:p>
          </table:table-cell>
          <table:table-cell office:value-type="float" office:value="1621.51" calcext:value-type="float">
            <text:p>1621.51</text:p>
          </table:table-cell>
        </table:table-row>
        <table:table-row table:style-name="ro1">
          <table:table-cell office:value-type="float" office:value="20318261" calcext:value-type="float">
            <text:p>20318261</text:p>
          </table:table-cell>
          <table:table-cell table:formula="of:=[.A1272]/1000/(60*60*24)" office:value-type="time" office:time-value="PT05H38M38.261S" calcext:value-type="time">
            <text:p>05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7.58" calcext:value-type="float">
            <text:p>1347.58</text:p>
          </table:table-cell>
          <table:table-cell office:value-type="float" office:value="1622.76" calcext:value-type="float">
            <text:p>1622.76</text:p>
          </table:table-cell>
        </table:table-row>
        <table:table-row table:style-name="ro1">
          <table:table-cell office:value-type="float" office:value="20334261" calcext:value-type="float">
            <text:p>20334261</text:p>
          </table:table-cell>
          <table:table-cell table:formula="of:=[.A1273]/1000/(60*60*24)" office:value-type="time" office:time-value="PT05H38M54.261S" calcext:value-type="time">
            <text:p>05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8.63" calcext:value-type="float">
            <text:p>1348.63</text:p>
          </table:table-cell>
          <table:table-cell office:value-type="float" office:value="1624.01" calcext:value-type="float">
            <text:p>1624.01</text:p>
          </table:table-cell>
        </table:table-row>
        <table:table-row table:style-name="ro1">
          <table:table-cell office:value-type="float" office:value="20350261" calcext:value-type="float">
            <text:p>20350261</text:p>
          </table:table-cell>
          <table:table-cell table:formula="of:=[.A1274]/1000/(60*60*24)" office:value-type="time" office:time-value="PT05H39M10.261S" calcext:value-type="time">
            <text:p>05:3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49.68" calcext:value-type="float">
            <text:p>1349.68</text:p>
          </table:table-cell>
          <table:table-cell office:value-type="float" office:value="1625.26" calcext:value-type="float">
            <text:p>1625.26</text:p>
          </table:table-cell>
        </table:table-row>
        <table:table-row table:style-name="ro1">
          <table:table-cell office:value-type="float" office:value="20366261" calcext:value-type="float">
            <text:p>20366261</text:p>
          </table:table-cell>
          <table:table-cell table:formula="of:=[.A1275]/1000/(60*60*24)" office:value-type="time" office:time-value="PT05H39M26.261S" calcext:value-type="time">
            <text:p>05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0.73" calcext:value-type="float">
            <text:p>1350.73</text:p>
          </table:table-cell>
          <table:table-cell office:value-type="float" office:value="1626.51" calcext:value-type="float">
            <text:p>1626.51</text:p>
          </table:table-cell>
        </table:table-row>
        <table:table-row table:style-name="ro1">
          <table:table-cell office:value-type="float" office:value="20382261" calcext:value-type="float">
            <text:p>20382261</text:p>
          </table:table-cell>
          <table:table-cell table:formula="of:=[.A1276]/1000/(60*60*24)" office:value-type="time" office:time-value="PT05H39M42.261S" calcext:value-type="time">
            <text:p>05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1.78" calcext:value-type="float">
            <text:p>1351.78</text:p>
          </table:table-cell>
          <table:table-cell office:value-type="float" office:value="1627.77" calcext:value-type="float">
            <text:p>1627.77</text:p>
          </table:table-cell>
        </table:table-row>
        <table:table-row table:style-name="ro1">
          <table:table-cell office:value-type="float" office:value="20398261" calcext:value-type="float">
            <text:p>20398261</text:p>
          </table:table-cell>
          <table:table-cell table:formula="of:=[.A1277]/1000/(60*60*24)" office:value-type="time" office:time-value="PT05H39M58.261S" calcext:value-type="time">
            <text:p>05:3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2.83" calcext:value-type="float">
            <text:p>1352.83</text:p>
          </table:table-cell>
          <table:table-cell office:value-type="float" office:value="1629.02" calcext:value-type="float">
            <text:p>1629.02</text:p>
          </table:table-cell>
        </table:table-row>
        <table:table-row table:style-name="ro1">
          <table:table-cell office:value-type="float" office:value="20414261" calcext:value-type="float">
            <text:p>20414261</text:p>
          </table:table-cell>
          <table:table-cell table:formula="of:=[.A1278]/1000/(60*60*24)" office:value-type="time" office:time-value="PT05H40M14.261S" calcext:value-type="time">
            <text:p>05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3.88" calcext:value-type="float">
            <text:p>1353.88</text:p>
          </table:table-cell>
          <table:table-cell office:value-type="float" office:value="1630.27" calcext:value-type="float">
            <text:p>1630.27</text:p>
          </table:table-cell>
        </table:table-row>
        <table:table-row table:style-name="ro1">
          <table:table-cell office:value-type="float" office:value="20430261" calcext:value-type="float">
            <text:p>20430261</text:p>
          </table:table-cell>
          <table:table-cell table:formula="of:=[.A1279]/1000/(60*60*24)" office:value-type="time" office:time-value="PT05H40M30.261S" calcext:value-type="time">
            <text:p>05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4.93" calcext:value-type="float">
            <text:p>1354.93</text:p>
          </table:table-cell>
          <table:table-cell office:value-type="float" office:value="1631.52" calcext:value-type="float">
            <text:p>1631.52</text:p>
          </table:table-cell>
        </table:table-row>
        <table:table-row table:style-name="ro1">
          <table:table-cell office:value-type="float" office:value="20446261" calcext:value-type="float">
            <text:p>20446261</text:p>
          </table:table-cell>
          <table:table-cell table:formula="of:=[.A1280]/1000/(60*60*24)" office:value-type="time" office:time-value="PT05H40M46.261S" calcext:value-type="time">
            <text:p>05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5.98" calcext:value-type="float">
            <text:p>1355.98</text:p>
          </table:table-cell>
          <table:table-cell office:value-type="float" office:value="1632.77" calcext:value-type="float">
            <text:p>1632.77</text:p>
          </table:table-cell>
        </table:table-row>
        <table:table-row table:style-name="ro1">
          <table:table-cell office:value-type="float" office:value="20462261" calcext:value-type="float">
            <text:p>20462261</text:p>
          </table:table-cell>
          <table:table-cell table:formula="of:=[.A1281]/1000/(60*60*24)" office:value-type="time" office:time-value="PT05H41M02.261S" calcext:value-type="time">
            <text:p>05:4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7.03" calcext:value-type="float">
            <text:p>1357.03</text:p>
          </table:table-cell>
          <table:table-cell office:value-type="float" office:value="1634.02" calcext:value-type="float">
            <text:p>1634.02</text:p>
          </table:table-cell>
        </table:table-row>
        <table:table-row table:style-name="ro1">
          <table:table-cell office:value-type="float" office:value="20478261" calcext:value-type="float">
            <text:p>20478261</text:p>
          </table:table-cell>
          <table:table-cell table:formula="of:=[.A1282]/1000/(60*60*24)" office:value-type="time" office:time-value="PT05H41M18.261S" calcext:value-type="time">
            <text:p>05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358.08" calcext:value-type="float">
            <text:p>1358.08</text:p>
          </table:table-cell>
          <table:table-cell office:value-type="float" office:value="1635.27" calcext:value-type="float">
            <text:p>1635.27</text:p>
          </table:table-cell>
        </table:table-row>
        <table:table-row table:style-name="ro1">
          <table:table-cell office:value-type="float" office:value="20494261" calcext:value-type="float">
            <text:p>20494261</text:p>
          </table:table-cell>
          <table:table-cell table:formula="of:=[.A1283]/1000/(60*60*24)" office:value-type="time" office:time-value="PT05H41M34.261S" calcext:value-type="time">
            <text:p>05:4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59.13" calcext:value-type="float">
            <text:p>1359.13</text:p>
          </table:table-cell>
          <table:table-cell office:value-type="float" office:value="1636.52" calcext:value-type="float">
            <text:p>1636.52</text:p>
          </table:table-cell>
        </table:table-row>
        <table:table-row table:style-name="ro1">
          <table:table-cell office:value-type="float" office:value="20510261" calcext:value-type="float">
            <text:p>20510261</text:p>
          </table:table-cell>
          <table:table-cell table:formula="of:=[.A1284]/1000/(60*60*24)" office:value-type="time" office:time-value="PT05H41M50.261S" calcext:value-type="time">
            <text:p>05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0.18" calcext:value-type="float">
            <text:p>1360.18</text:p>
          </table:table-cell>
          <table:table-cell office:value-type="float" office:value="1637.77" calcext:value-type="float">
            <text:p>1637.77</text:p>
          </table:table-cell>
        </table:table-row>
        <table:table-row table:style-name="ro1">
          <table:table-cell office:value-type="float" office:value="20526261" calcext:value-type="float">
            <text:p>20526261</text:p>
          </table:table-cell>
          <table:table-cell table:formula="of:=[.A1285]/1000/(60*60*24)" office:value-type="time" office:time-value="PT05H42M06.261S" calcext:value-type="time">
            <text:p>05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639.02" calcext:value-type="float">
            <text:p>1639.02</text:p>
          </table:table-cell>
        </table:table-row>
        <table:table-row table:style-name="ro1">
          <table:table-cell office:value-type="float" office:value="20542261" calcext:value-type="float">
            <text:p>20542261</text:p>
          </table:table-cell>
          <table:table-cell table:formula="of:=[.A1286]/1000/(60*60*24)" office:value-type="time" office:time-value="PT05H42M22.261S" calcext:value-type="time">
            <text:p>05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62.28" calcext:value-type="float">
            <text:p>1362.28</text:p>
          </table:table-cell>
          <table:table-cell office:value-type="float" office:value="1640.27" calcext:value-type="float">
            <text:p>1640.27</text:p>
          </table:table-cell>
        </table:table-row>
        <table:table-row table:style-name="ro1">
          <table:table-cell office:value-type="float" office:value="20558261" calcext:value-type="float">
            <text:p>20558261</text:p>
          </table:table-cell>
          <table:table-cell table:formula="of:=[.A1287]/1000/(60*60*24)" office:value-type="time" office:time-value="PT05H42M38.261S" calcext:value-type="time">
            <text:p>05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3.33" calcext:value-type="float">
            <text:p>1363.33</text:p>
          </table:table-cell>
          <table:table-cell office:value-type="float" office:value="1641.52" calcext:value-type="float">
            <text:p>1641.52</text:p>
          </table:table-cell>
        </table:table-row>
        <table:table-row table:style-name="ro1">
          <table:table-cell office:value-type="float" office:value="20574259" calcext:value-type="float">
            <text:p>20574259</text:p>
          </table:table-cell>
          <table:table-cell table:formula="of:=[.A1288]/1000/(60*60*24)" office:value-type="time" office:time-value="PT05H42M54.259S" calcext:value-type="time">
            <text:p>05:4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4.38" calcext:value-type="float">
            <text:p>1364.38</text:p>
          </table:table-cell>
          <table:table-cell office:value-type="float" office:value="1642.77" calcext:value-type="float">
            <text:p>1642.77</text:p>
          </table:table-cell>
        </table:table-row>
        <table:table-row table:style-name="ro1">
          <table:table-cell office:value-type="float" office:value="20590261" calcext:value-type="float">
            <text:p>20590261</text:p>
          </table:table-cell>
          <table:table-cell table:formula="of:=[.A1289]/1000/(60*60*24)" office:value-type="time" office:time-value="PT05H43M10.261S" calcext:value-type="time">
            <text:p>05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5.43" calcext:value-type="float">
            <text:p>1365.43</text:p>
          </table:table-cell>
          <table:table-cell office:value-type="float" office:value="1644.02" calcext:value-type="float">
            <text:p>1644.02</text:p>
          </table:table-cell>
        </table:table-row>
        <table:table-row table:style-name="ro1">
          <table:table-cell office:value-type="float" office:value="20606261" calcext:value-type="float">
            <text:p>20606261</text:p>
          </table:table-cell>
          <table:table-cell table:formula="of:=[.A1290]/1000/(60*60*24)" office:value-type="time" office:time-value="PT05H43M26.261S" calcext:value-type="time">
            <text:p>05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6.48" calcext:value-type="float">
            <text:p>1366.48</text:p>
          </table:table-cell>
          <table:table-cell office:value-type="float" office:value="1645.27" calcext:value-type="float">
            <text:p>1645.27</text:p>
          </table:table-cell>
        </table:table-row>
        <table:table-row table:style-name="ro1">
          <table:table-cell office:value-type="float" office:value="20622261" calcext:value-type="float">
            <text:p>20622261</text:p>
          </table:table-cell>
          <table:table-cell table:formula="of:=[.A1291]/1000/(60*60*24)" office:value-type="time" office:time-value="PT05H43M42.261S" calcext:value-type="time">
            <text:p>05:4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7.53" calcext:value-type="float">
            <text:p>1367.53</text:p>
          </table:table-cell>
          <table:table-cell office:value-type="float" office:value="1646.52" calcext:value-type="float">
            <text:p>1646.52</text:p>
          </table:table-cell>
        </table:table-row>
        <table:table-row table:style-name="ro1">
          <table:table-cell office:value-type="float" office:value="20638259" calcext:value-type="float">
            <text:p>20638259</text:p>
          </table:table-cell>
          <table:table-cell table:formula="of:=[.A1292]/1000/(60*60*24)" office:value-type="time" office:time-value="PT05H43M58.259S" calcext:value-type="time">
            <text:p>05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8.57" calcext:value-type="float">
            <text:p>1368.57</text:p>
          </table:table-cell>
          <table:table-cell office:value-type="float" office:value="1647.77" calcext:value-type="float">
            <text:p>1647.77</text:p>
          </table:table-cell>
        </table:table-row>
        <table:table-row table:style-name="ro1">
          <table:table-cell office:value-type="float" office:value="20654261" calcext:value-type="float">
            <text:p>20654261</text:p>
          </table:table-cell>
          <table:table-cell table:formula="of:=[.A1293]/1000/(60*60*24)" office:value-type="time" office:time-value="PT05H44M14.261S" calcext:value-type="time">
            <text:p>05:4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69.62" calcext:value-type="float">
            <text:p>1369.62</text:p>
          </table:table-cell>
          <table:table-cell office:value-type="float" office:value="1649.02" calcext:value-type="float">
            <text:p>1649.02</text:p>
          </table:table-cell>
        </table:table-row>
        <table:table-row table:style-name="ro1">
          <table:table-cell office:value-type="float" office:value="20670261" calcext:value-type="float">
            <text:p>20670261</text:p>
          </table:table-cell>
          <table:table-cell table:formula="of:=[.A1294]/1000/(60*60*24)" office:value-type="time" office:time-value="PT05H44M30.261S" calcext:value-type="time">
            <text:p>05:4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0.67" calcext:value-type="float">
            <text:p>1370.67</text:p>
          </table:table-cell>
          <table:table-cell office:value-type="float" office:value="1650.27" calcext:value-type="float">
            <text:p>1650.27</text:p>
          </table:table-cell>
        </table:table-row>
        <table:table-row table:style-name="ro1">
          <table:table-cell office:value-type="float" office:value="20686261" calcext:value-type="float">
            <text:p>20686261</text:p>
          </table:table-cell>
          <table:table-cell table:formula="of:=[.A1295]/1000/(60*60*24)" office:value-type="time" office:time-value="PT05H44M46.261S" calcext:value-type="time">
            <text:p>05:4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71.72" calcext:value-type="float">
            <text:p>1371.72</text:p>
          </table:table-cell>
          <table:table-cell office:value-type="float" office:value="1651.52" calcext:value-type="float">
            <text:p>1651.52</text:p>
          </table:table-cell>
        </table:table-row>
        <table:table-row table:style-name="ro1">
          <table:table-cell office:value-type="float" office:value="20702261" calcext:value-type="float">
            <text:p>20702261</text:p>
          </table:table-cell>
          <table:table-cell table:formula="of:=[.A1296]/1000/(60*60*24)" office:value-type="time" office:time-value="PT05H45M02.261S" calcext:value-type="time">
            <text:p>05:4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2.77" calcext:value-type="float">
            <text:p>1372.77</text:p>
          </table:table-cell>
          <table:table-cell office:value-type="float" office:value="1652.77" calcext:value-type="float">
            <text:p>1652.77</text:p>
          </table:table-cell>
        </table:table-row>
        <table:table-row table:style-name="ro1">
          <table:table-cell office:value-type="float" office:value="20718261" calcext:value-type="float">
            <text:p>20718261</text:p>
          </table:table-cell>
          <table:table-cell table:formula="of:=[.A1297]/1000/(60*60*24)" office:value-type="time" office:time-value="PT05H45M18.261S" calcext:value-type="time">
            <text:p>05:4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3.82" calcext:value-type="float">
            <text:p>1373.82</text:p>
          </table:table-cell>
          <table:table-cell office:value-type="float" office:value="1654.02" calcext:value-type="float">
            <text:p>1654.02</text:p>
          </table:table-cell>
        </table:table-row>
        <table:table-row table:style-name="ro1">
          <table:table-cell office:value-type="float" office:value="20734261" calcext:value-type="float">
            <text:p>20734261</text:p>
          </table:table-cell>
          <table:table-cell table:formula="of:=[.A1298]/1000/(60*60*24)" office:value-type="time" office:time-value="PT05H45M34.261S" calcext:value-type="time">
            <text:p>05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74.87" calcext:value-type="float">
            <text:p>1374.87</text:p>
          </table:table-cell>
          <table:table-cell office:value-type="float" office:value="1655.27" calcext:value-type="float">
            <text:p>1655.27</text:p>
          </table:table-cell>
        </table:table-row>
        <table:table-row table:style-name="ro1">
          <table:table-cell office:value-type="float" office:value="20750261" calcext:value-type="float">
            <text:p>20750261</text:p>
          </table:table-cell>
          <table:table-cell table:formula="of:=[.A1299]/1000/(60*60*24)" office:value-type="time" office:time-value="PT05H45M50.261S" calcext:value-type="time">
            <text:p>05:4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5.92" calcext:value-type="float">
            <text:p>1375.92</text:p>
          </table:table-cell>
          <table:table-cell office:value-type="float" office:value="1656.52" calcext:value-type="float">
            <text:p>1656.52</text:p>
          </table:table-cell>
        </table:table-row>
        <table:table-row table:style-name="ro1">
          <table:table-cell office:value-type="float" office:value="20766261" calcext:value-type="float">
            <text:p>20766261</text:p>
          </table:table-cell>
          <table:table-cell table:formula="of:=[.A1300]/1000/(60*60*24)" office:value-type="time" office:time-value="PT05H46M06.261S" calcext:value-type="time">
            <text:p>05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76.97" calcext:value-type="float">
            <text:p>1376.97</text:p>
          </table:table-cell>
          <table:table-cell office:value-type="float" office:value="1657.77" calcext:value-type="float">
            <text:p>1657.77</text:p>
          </table:table-cell>
        </table:table-row>
        <table:table-row table:style-name="ro1">
          <table:table-cell office:value-type="float" office:value="20782261" calcext:value-type="float">
            <text:p>20782261</text:p>
          </table:table-cell>
          <table:table-cell table:formula="of:=[.A1301]/1000/(60*60*24)" office:value-type="time" office:time-value="PT05H46M22.261S" calcext:value-type="time">
            <text:p>05:4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8.02" calcext:value-type="float">
            <text:p>1378.02</text:p>
          </table:table-cell>
          <table:table-cell office:value-type="float" office:value="1659.02" calcext:value-type="float">
            <text:p>1659.02</text:p>
          </table:table-cell>
        </table:table-row>
        <table:table-row table:style-name="ro1">
          <table:table-cell office:value-type="float" office:value="20798261" calcext:value-type="float">
            <text:p>20798261</text:p>
          </table:table-cell>
          <table:table-cell table:formula="of:=[.A1302]/1000/(60*60*24)" office:value-type="time" office:time-value="PT05H46M38.261S" calcext:value-type="time">
            <text:p>05:4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1660.27" calcext:value-type="float">
            <text:p>1660.27</text:p>
          </table:table-cell>
        </table:table-row>
        <table:table-row table:style-name="ro1">
          <table:table-cell office:value-type="float" office:value="20814261" calcext:value-type="float">
            <text:p>20814261</text:p>
          </table:table-cell>
          <table:table-cell table:formula="of:=[.A1303]/1000/(60*60*24)" office:value-type="time" office:time-value="PT05H46M54.261S" calcext:value-type="time">
            <text:p>05:4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80.11" calcext:value-type="float">
            <text:p>1380.11</text:p>
          </table:table-cell>
          <table:table-cell office:value-type="float" office:value="1661.52" calcext:value-type="float">
            <text:p>1661.52</text:p>
          </table:table-cell>
        </table:table-row>
        <table:table-row table:style-name="ro1">
          <table:table-cell office:value-type="float" office:value="20830261" calcext:value-type="float">
            <text:p>20830261</text:p>
          </table:table-cell>
          <table:table-cell table:formula="of:=[.A1304]/1000/(60*60*24)" office:value-type="time" office:time-value="PT05H47M10.261S" calcext:value-type="time">
            <text:p>05:4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1.16" calcext:value-type="float">
            <text:p>1381.16</text:p>
          </table:table-cell>
          <table:table-cell office:value-type="float" office:value="1662.77" calcext:value-type="float">
            <text:p>1662.77</text:p>
          </table:table-cell>
        </table:table-row>
        <table:table-row table:style-name="ro1">
          <table:table-cell office:value-type="float" office:value="20846261" calcext:value-type="float">
            <text:p>20846261</text:p>
          </table:table-cell>
          <table:table-cell table:formula="of:=[.A1305]/1000/(60*60*24)" office:value-type="time" office:time-value="PT05H47M26.261S" calcext:value-type="time">
            <text:p>05:4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2.21" calcext:value-type="float">
            <text:p>1382.21</text:p>
          </table:table-cell>
          <table:table-cell office:value-type="float" office:value="1664.02" calcext:value-type="float">
            <text:p>1664.02</text:p>
          </table:table-cell>
        </table:table-row>
        <table:table-row table:style-name="ro1">
          <table:table-cell office:value-type="float" office:value="20862261" calcext:value-type="float">
            <text:p>20862261</text:p>
          </table:table-cell>
          <table:table-cell table:formula="of:=[.A1306]/1000/(60*60*24)" office:value-type="time" office:time-value="PT05H47M42.261S" calcext:value-type="time">
            <text:p>05:4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3.26" calcext:value-type="float">
            <text:p>1383.26</text:p>
          </table:table-cell>
          <table:table-cell office:value-type="float" office:value="1665.27" calcext:value-type="float">
            <text:p>1665.27</text:p>
          </table:table-cell>
        </table:table-row>
        <table:table-row table:style-name="ro1">
          <table:table-cell office:value-type="float" office:value="20878261" calcext:value-type="float">
            <text:p>20878261</text:p>
          </table:table-cell>
          <table:table-cell table:formula="of:=[.A1307]/1000/(60*60*24)" office:value-type="time" office:time-value="PT05H47M58.261S" calcext:value-type="time">
            <text:p>05:4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4.31" calcext:value-type="float">
            <text:p>1384.31</text:p>
          </table:table-cell>
          <table:table-cell office:value-type="float" office:value="1666.52" calcext:value-type="float">
            <text:p>1666.52</text:p>
          </table:table-cell>
        </table:table-row>
        <table:table-row table:style-name="ro1">
          <table:table-cell office:value-type="float" office:value="20894261" calcext:value-type="float">
            <text:p>20894261</text:p>
          </table:table-cell>
          <table:table-cell table:formula="of:=[.A1308]/1000/(60*60*24)" office:value-type="time" office:time-value="PT05H48M14.261S" calcext:value-type="time">
            <text:p>05:4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85.36" calcext:value-type="float">
            <text:p>1385.36</text:p>
          </table:table-cell>
          <table:table-cell office:value-type="float" office:value="1667.76" calcext:value-type="float">
            <text:p>1667.76</text:p>
          </table:table-cell>
        </table:table-row>
        <table:table-row table:style-name="ro1">
          <table:table-cell office:value-type="float" office:value="20910261" calcext:value-type="float">
            <text:p>20910261</text:p>
          </table:table-cell>
          <table:table-cell table:formula="of:=[.A1309]/1000/(60*60*24)" office:value-type="time" office:time-value="PT05H48M30.261S" calcext:value-type="time">
            <text:p>05:4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6.41" calcext:value-type="float">
            <text:p>1386.41</text:p>
          </table:table-cell>
          <table:table-cell office:value-type="float" office:value="1669.01" calcext:value-type="float">
            <text:p>1669.01</text:p>
          </table:table-cell>
        </table:table-row>
        <table:table-row table:style-name="ro1">
          <table:table-cell office:value-type="float" office:value="20926261" calcext:value-type="float">
            <text:p>20926261</text:p>
          </table:table-cell>
          <table:table-cell table:formula="of:=[.A1310]/1000/(60*60*24)" office:value-type="time" office:time-value="PT05H48M46.261S" calcext:value-type="time">
            <text:p>05:4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7.46" calcext:value-type="float">
            <text:p>1387.46</text:p>
          </table:table-cell>
          <table:table-cell office:value-type="float" office:value="1670.26" calcext:value-type="float">
            <text:p>1670.26</text:p>
          </table:table-cell>
        </table:table-row>
        <table:table-row table:style-name="ro1">
          <table:table-cell office:value-type="float" office:value="20942261" calcext:value-type="float">
            <text:p>20942261</text:p>
          </table:table-cell>
          <table:table-cell table:formula="of:=[.A1311]/1000/(60*60*24)" office:value-type="time" office:time-value="PT05H49M02.261S" calcext:value-type="time">
            <text:p>05:4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8.51" calcext:value-type="float">
            <text:p>1388.51</text:p>
          </table:table-cell>
          <table:table-cell office:value-type="float" office:value="1671.51" calcext:value-type="float">
            <text:p>1671.51</text:p>
          </table:table-cell>
        </table:table-row>
        <table:table-row table:style-name="ro1">
          <table:table-cell office:value-type="float" office:value="20958261" calcext:value-type="float">
            <text:p>20958261</text:p>
          </table:table-cell>
          <table:table-cell table:formula="of:=[.A1312]/1000/(60*60*24)" office:value-type="time" office:time-value="PT05H49M18.261S" calcext:value-type="time">
            <text:p>05:4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89.56" calcext:value-type="float">
            <text:p>1389.56</text:p>
          </table:table-cell>
          <table:table-cell office:value-type="float" office:value="1672.76" calcext:value-type="float">
            <text:p>1672.76</text:p>
          </table:table-cell>
        </table:table-row>
        <table:table-row table:style-name="ro1">
          <table:table-cell office:value-type="float" office:value="20974261" calcext:value-type="float">
            <text:p>20974261</text:p>
          </table:table-cell>
          <table:table-cell table:formula="of:=[.A1313]/1000/(60*60*24)" office:value-type="time" office:time-value="PT05H49M34.261S" calcext:value-type="time">
            <text:p>05:4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0.6" calcext:value-type="float">
            <text:p>1390.6</text:p>
          </table:table-cell>
          <table:table-cell office:value-type="float" office:value="1674.01" calcext:value-type="float">
            <text:p>1674.01</text:p>
          </table:table-cell>
        </table:table-row>
        <table:table-row table:style-name="ro1">
          <table:table-cell office:value-type="float" office:value="20990261" calcext:value-type="float">
            <text:p>20990261</text:p>
          </table:table-cell>
          <table:table-cell table:formula="of:=[.A1314]/1000/(60*60*24)" office:value-type="time" office:time-value="PT05H49M50.261S" calcext:value-type="time">
            <text:p>05:4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91.65" calcext:value-type="float">
            <text:p>1391.65</text:p>
          </table:table-cell>
          <table:table-cell office:value-type="float" office:value="1675.26" calcext:value-type="float">
            <text:p>1675.26</text:p>
          </table:table-cell>
        </table:table-row>
        <table:table-row table:style-name="ro1">
          <table:table-cell office:value-type="float" office:value="21006261" calcext:value-type="float">
            <text:p>21006261</text:p>
          </table:table-cell>
          <table:table-cell table:formula="of:=[.A1315]/1000/(60*60*24)" office:value-type="time" office:time-value="PT05H50M06.261S" calcext:value-type="time">
            <text:p>05:5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2.7" calcext:value-type="float">
            <text:p>1392.7</text:p>
          </table:table-cell>
          <table:table-cell office:value-type="float" office:value="1676.51" calcext:value-type="float">
            <text:p>1676.51</text:p>
          </table:table-cell>
        </table:table-row>
        <table:table-row table:style-name="ro1">
          <table:table-cell office:value-type="float" office:value="21022261" calcext:value-type="float">
            <text:p>21022261</text:p>
          </table:table-cell>
          <table:table-cell table:formula="of:=[.A1316]/1000/(60*60*24)" office:value-type="time" office:time-value="PT05H50M22.261S" calcext:value-type="time">
            <text:p>05:5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3.75" calcext:value-type="float">
            <text:p>1393.75</text:p>
          </table:table-cell>
          <table:table-cell office:value-type="float" office:value="1677.75" calcext:value-type="float">
            <text:p>1677.75</text:p>
          </table:table-cell>
        </table:table-row>
        <table:table-row table:style-name="ro1">
          <table:table-cell office:value-type="float" office:value="21038261" calcext:value-type="float">
            <text:p>21038261</text:p>
          </table:table-cell>
          <table:table-cell table:formula="of:=[.A1317]/1000/(60*60*24)" office:value-type="time" office:time-value="PT05H50M38.261S" calcext:value-type="time">
            <text:p>05:5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4.8" calcext:value-type="float">
            <text:p>1394.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1054261" calcext:value-type="float">
            <text:p>21054261</text:p>
          </table:table-cell>
          <table:table-cell table:formula="of:=[.A1318]/1000/(60*60*24)" office:value-type="time" office:time-value="PT05H50M54.261S" calcext:value-type="time">
            <text:p>05:5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5.85" calcext:value-type="float">
            <text:p>1395.85</text:p>
          </table:table-cell>
          <table:table-cell office:value-type="float" office:value="1680.25" calcext:value-type="float">
            <text:p>1680.25</text:p>
          </table:table-cell>
        </table:table-row>
        <table:table-row table:style-name="ro1">
          <table:table-cell office:value-type="float" office:value="21070261" calcext:value-type="float">
            <text:p>21070261</text:p>
          </table:table-cell>
          <table:table-cell table:formula="of:=[.A1319]/1000/(60*60*24)" office:value-type="time" office:time-value="PT05H51M10.261S" calcext:value-type="time">
            <text:p>05:5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96.9" calcext:value-type="float">
            <text:p>1396.9</text:p>
          </table:table-cell>
          <table:table-cell office:value-type="float" office:value="1681.5" calcext:value-type="float">
            <text:p>1681.5</text:p>
          </table:table-cell>
        </table:table-row>
        <table:table-row table:style-name="ro1">
          <table:table-cell office:value-type="float" office:value="21086261" calcext:value-type="float">
            <text:p>21086261</text:p>
          </table:table-cell>
          <table:table-cell table:formula="of:=[.A1320]/1000/(60*60*24)" office:value-type="time" office:time-value="PT05H51M26.261S" calcext:value-type="time">
            <text:p>05:5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7.95" calcext:value-type="float">
            <text:p>1397.95</text:p>
          </table:table-cell>
          <table:table-cell office:value-type="float" office:value="1682.75" calcext:value-type="float">
            <text:p>1682.75</text:p>
          </table:table-cell>
        </table:table-row>
        <table:table-row table:style-name="ro1">
          <table:table-cell office:value-type="float" office:value="21102261" calcext:value-type="float">
            <text:p>21102261</text:p>
          </table:table-cell>
          <table:table-cell table:formula="of:=[.A1321]/1000/(60*60*24)" office:value-type="time" office:time-value="PT05H51M42.261S" calcext:value-type="time">
            <text:p>05:5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8.99" calcext:value-type="float">
            <text:p>1398.99</text:p>
          </table:table-cell>
          <table:table-cell office:value-type="float" office:value="1683.99" calcext:value-type="float">
            <text:p>1683.99</text:p>
          </table:table-cell>
        </table:table-row>
        <table:table-row table:style-name="ro1">
          <table:table-cell office:value-type="float" office:value="21118261" calcext:value-type="float">
            <text:p>21118261</text:p>
          </table:table-cell>
          <table:table-cell table:formula="of:=[.A1322]/1000/(60*60*24)" office:value-type="time" office:time-value="PT05H51M58.261S" calcext:value-type="time">
            <text:p>05:5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0.04" calcext:value-type="float">
            <text:p>1400.04</text:p>
          </table:table-cell>
          <table:table-cell office:value-type="float" office:value="1685.24" calcext:value-type="float">
            <text:p>1685.24</text:p>
          </table:table-cell>
        </table:table-row>
        <table:table-row table:style-name="ro1">
          <table:table-cell office:value-type="float" office:value="21134261" calcext:value-type="float">
            <text:p>21134261</text:p>
          </table:table-cell>
          <table:table-cell table:formula="of:=[.A1323]/1000/(60*60*24)" office:value-type="time" office:time-value="PT05H52M14.261S" calcext:value-type="time">
            <text:p>05:5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01.09" calcext:value-type="float">
            <text:p>1401.09</text:p>
          </table:table-cell>
          <table:table-cell office:value-type="float" office:value="1686.49" calcext:value-type="float">
            <text:p>1686.49</text:p>
          </table:table-cell>
        </table:table-row>
        <table:table-row table:style-name="ro1">
          <table:table-cell office:value-type="float" office:value="21150261" calcext:value-type="float">
            <text:p>21150261</text:p>
          </table:table-cell>
          <table:table-cell table:formula="of:=[.A1324]/1000/(60*60*24)" office:value-type="time" office:time-value="PT05H52M30.261S" calcext:value-type="time">
            <text:p>05:5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402.14" calcext:value-type="float">
            <text:p>1402.14</text:p>
          </table:table-cell>
          <table:table-cell office:value-type="float" office:value="1687.74" calcext:value-type="float">
            <text:p>1687.74</text:p>
          </table:table-cell>
        </table:table-row>
        <table:table-row table:style-name="ro1">
          <table:table-cell office:value-type="float" office:value="21166261" calcext:value-type="float">
            <text:p>21166261</text:p>
          </table:table-cell>
          <table:table-cell table:formula="of:=[.A1325]/1000/(60*60*24)" office:value-type="time" office:time-value="PT05H52M46.261S" calcext:value-type="time">
            <text:p>05:5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03.19" calcext:value-type="float">
            <text:p>1403.19</text:p>
          </table:table-cell>
          <table:table-cell office:value-type="float" office:value="1688.99" calcext:value-type="float">
            <text:p>1688.99</text:p>
          </table:table-cell>
        </table:table-row>
        <table:table-row table:style-name="ro1">
          <table:table-cell office:value-type="float" office:value="21182261" calcext:value-type="float">
            <text:p>21182261</text:p>
          </table:table-cell>
          <table:table-cell table:formula="of:=[.A1326]/1000/(60*60*24)" office:value-type="time" office:time-value="PT05H53M02.261S" calcext:value-type="time">
            <text:p>05:5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4.24" calcext:value-type="float">
            <text:p>1404.24</text:p>
          </table:table-cell>
          <table:table-cell office:value-type="float" office:value="1690.23" calcext:value-type="float">
            <text:p>1690.23</text:p>
          </table:table-cell>
        </table:table-row>
        <table:table-row table:style-name="ro1">
          <table:table-cell office:value-type="float" office:value="21198261" calcext:value-type="float">
            <text:p>21198261</text:p>
          </table:table-cell>
          <table:table-cell table:formula="of:=[.A1327]/1000/(60*60*24)" office:value-type="time" office:time-value="PT05H53M18.261S" calcext:value-type="time">
            <text:p>05:5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05.29" calcext:value-type="float">
            <text:p>1405.29</text:p>
          </table:table-cell>
          <table:table-cell office:value-type="float" office:value="1691.48" calcext:value-type="float">
            <text:p>1691.48</text:p>
          </table:table-cell>
        </table:table-row>
        <table:table-row table:style-name="ro1">
          <table:table-cell office:value-type="float" office:value="21214261" calcext:value-type="float">
            <text:p>21214261</text:p>
          </table:table-cell>
          <table:table-cell table:formula="of:=[.A1328]/1000/(60*60*24)" office:value-type="time" office:time-value="PT05H53M34.261S" calcext:value-type="time">
            <text:p>05:5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6.34" calcext:value-type="float">
            <text:p>1406.34</text:p>
          </table:table-cell>
          <table:table-cell office:value-type="float" office:value="1692.73" calcext:value-type="float">
            <text:p>1692.73</text:p>
          </table:table-cell>
        </table:table-row>
        <table:table-row table:style-name="ro1">
          <table:table-cell office:value-type="float" office:value="21230261" calcext:value-type="float">
            <text:p>21230261</text:p>
          </table:table-cell>
          <table:table-cell table:formula="of:=[.A1329]/1000/(60*60*24)" office:value-type="time" office:time-value="PT05H53M50.261S" calcext:value-type="time">
            <text:p>05:5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07.38" calcext:value-type="float">
            <text:p>1407.38</text:p>
          </table:table-cell>
          <table:table-cell office:value-type="float" office:value="1693.98" calcext:value-type="float">
            <text:p>1693.98</text:p>
          </table:table-cell>
        </table:table-row>
        <table:table-row table:style-name="ro1">
          <table:table-cell office:value-type="float" office:value="21246261" calcext:value-type="float">
            <text:p>21246261</text:p>
          </table:table-cell>
          <table:table-cell table:formula="of:=[.A1330]/1000/(60*60*24)" office:value-type="time" office:time-value="PT05H54M06.261S" calcext:value-type="time">
            <text:p>05:5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08.43" calcext:value-type="float">
            <text:p>1408.43</text:p>
          </table:table-cell>
          <table:table-cell office:value-type="float" office:value="1695.23" calcext:value-type="float">
            <text:p>1695.23</text:p>
          </table:table-cell>
        </table:table-row>
        <table:table-row table:style-name="ro1">
          <table:table-cell office:value-type="float" office:value="21262261" calcext:value-type="float">
            <text:p>21262261</text:p>
          </table:table-cell>
          <table:table-cell table:formula="of:=[.A1331]/1000/(60*60*24)" office:value-type="time" office:time-value="PT05H54M22.261S" calcext:value-type="time">
            <text:p>05:5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09.48" calcext:value-type="float">
            <text:p>1409.48</text:p>
          </table:table-cell>
          <table:table-cell office:value-type="float" office:value="1696.48" calcext:value-type="float">
            <text:p>1696.48</text:p>
          </table:table-cell>
        </table:table-row>
        <table:table-row table:style-name="ro1">
          <table:table-cell office:value-type="float" office:value="21278259" calcext:value-type="float">
            <text:p>21278259</text:p>
          </table:table-cell>
          <table:table-cell table:formula="of:=[.A1332]/1000/(60*60*24)" office:value-type="time" office:time-value="PT05H54M38.259S" calcext:value-type="time">
            <text:p>05:5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410.53" calcext:value-type="float">
            <text:p>1410.53</text:p>
          </table:table-cell>
          <table:table-cell office:value-type="float" office:value="1697.73" calcext:value-type="float">
            <text:p>1697.73</text:p>
          </table:table-cell>
        </table:table-row>
        <table:table-row table:style-name="ro1">
          <table:table-cell office:value-type="float" office:value="21294261" calcext:value-type="float">
            <text:p>21294261</text:p>
          </table:table-cell>
          <table:table-cell table:formula="of:=[.A1333]/1000/(60*60*24)" office:value-type="time" office:time-value="PT05H54M54.261S" calcext:value-type="time">
            <text:p>05:5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11.58" calcext:value-type="float">
            <text:p>1411.58</text:p>
          </table:table-cell>
          <table:table-cell office:value-type="float" office:value="1698.98" calcext:value-type="float">
            <text:p>1698.98</text:p>
          </table:table-cell>
        </table:table-row>
        <table:table-row table:style-name="ro1">
          <table:table-cell office:value-type="float" office:value="21310261" calcext:value-type="float">
            <text:p>21310261</text:p>
          </table:table-cell>
          <table:table-cell table:formula="of:=[.A1334]/1000/(60*60*24)" office:value-type="time" office:time-value="PT05H55M10.261S" calcext:value-type="time">
            <text:p>05:5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412.63" calcext:value-type="float">
            <text:p>1412.63</text:p>
          </table:table-cell>
          <table:table-cell office:value-type="float" office:value="1700.22" calcext:value-type="float">
            <text:p>1700.22</text:p>
          </table:table-cell>
        </table:table-row>
        <table:table-row table:style-name="ro1">
          <table:table-cell office:value-type="float" office:value="21326261" calcext:value-type="float">
            <text:p>21326261</text:p>
          </table:table-cell>
          <table:table-cell table:formula="of:=[.A1335]/1000/(60*60*24)" office:value-type="time" office:time-value="PT05H55M26.261S" calcext:value-type="time">
            <text:p>05:5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3.68" calcext:value-type="float">
            <text:p>1413.68</text:p>
          </table:table-cell>
          <table:table-cell office:value-type="float" office:value="1701.47" calcext:value-type="float">
            <text:p>1701.47</text:p>
          </table:table-cell>
        </table:table-row>
        <table:table-row table:style-name="ro1">
          <table:table-cell office:value-type="float" office:value="21342261" calcext:value-type="float">
            <text:p>21342261</text:p>
          </table:table-cell>
          <table:table-cell table:formula="of:=[.A1336]/1000/(60*60*24)" office:value-type="time" office:time-value="PT05H55M42.261S" calcext:value-type="time">
            <text:p>05:5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414.72" calcext:value-type="float">
            <text:p>1414.72</text:p>
          </table:table-cell>
          <table:table-cell office:value-type="float" office:value="1702.72" calcext:value-type="float">
            <text:p>1702.72</text:p>
          </table:table-cell>
        </table:table-row>
        <table:table-row table:style-name="ro1">
          <table:table-cell office:value-type="float" office:value="21358261" calcext:value-type="float">
            <text:p>21358261</text:p>
          </table:table-cell>
          <table:table-cell table:formula="of:=[.A1337]/1000/(60*60*24)" office:value-type="time" office:time-value="PT05H55M58.261S" calcext:value-type="time">
            <text:p>05:5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415.77" calcext:value-type="float">
            <text:p>1415.77</text:p>
          </table:table-cell>
          <table:table-cell office:value-type="float" office:value="1703.96" calcext:value-type="float">
            <text:p>1703.96</text:p>
          </table:table-cell>
        </table:table-row>
        <table:table-row table:style-name="ro1">
          <table:table-cell office:value-type="float" office:value="21374261" calcext:value-type="float">
            <text:p>21374261</text:p>
          </table:table-cell>
          <table:table-cell table:formula="of:=[.A1338]/1000/(60*60*24)" office:value-type="time" office:time-value="PT05H56M14.261S" calcext:value-type="time">
            <text:p>05:5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16.82" calcext:value-type="float">
            <text:p>1416.82</text:p>
          </table:table-cell>
          <table:table-cell office:value-type="float" office:value="1705.21" calcext:value-type="float">
            <text:p>1705.21</text:p>
          </table:table-cell>
        </table:table-row>
        <table:table-row table:style-name="ro1">
          <table:table-cell office:value-type="float" office:value="21390261" calcext:value-type="float">
            <text:p>21390261</text:p>
          </table:table-cell>
          <table:table-cell table:formula="of:=[.A1339]/1000/(60*60*24)" office:value-type="time" office:time-value="PT05H56M30.261S" calcext:value-type="time">
            <text:p>05:5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1417.87" calcext:value-type="float">
            <text:p>1417.87</text:p>
          </table:table-cell>
          <table:table-cell office:value-type="float" office:value="1706.46" calcext:value-type="float">
            <text:p>1706.46</text:p>
          </table:table-cell>
        </table:table-row>
        <table:table-row table:style-name="ro1">
          <table:table-cell office:value-type="float" office:value="21406261" calcext:value-type="float">
            <text:p>21406261</text:p>
          </table:table-cell>
          <table:table-cell table:formula="of:=[.A1340]/1000/(60*60*24)" office:value-type="time" office:time-value="PT05H56M46.261S" calcext:value-type="time">
            <text:p>05:5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18.92" calcext:value-type="float">
            <text:p>1418.92</text:p>
          </table:table-cell>
          <table:table-cell office:value-type="float" office:value="1707.71" calcext:value-type="float">
            <text:p>1707.71</text:p>
          </table:table-cell>
        </table:table-row>
        <table:table-row table:style-name="ro1">
          <table:table-cell office:value-type="float" office:value="21422261" calcext:value-type="float">
            <text:p>21422261</text:p>
          </table:table-cell>
          <table:table-cell table:formula="of:=[.A1341]/1000/(60*60*24)" office:value-type="time" office:time-value="PT05H57M02.261S" calcext:value-type="time">
            <text:p>05:5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19.97" calcext:value-type="float">
            <text:p>1419.97</text:p>
          </table:table-cell>
          <table:table-cell office:value-type="float" office:value="1708.95" calcext:value-type="float">
            <text:p>1708.95</text:p>
          </table:table-cell>
        </table:table-row>
        <table:table-row table:style-name="ro1">
          <table:table-cell office:value-type="float" office:value="21438261" calcext:value-type="float">
            <text:p>21438261</text:p>
          </table:table-cell>
          <table:table-cell table:formula="of:=[.A1342]/1000/(60*60*24)" office:value-type="time" office:time-value="PT05H57M18.261S" calcext:value-type="time">
            <text:p>05:5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1.02" calcext:value-type="float">
            <text:p>1421.02</text:p>
          </table:table-cell>
          <table:table-cell office:value-type="float" office:value="1710.2" calcext:value-type="float">
            <text:p>1710.2</text:p>
          </table:table-cell>
        </table:table-row>
        <table:table-row table:style-name="ro1">
          <table:table-cell office:value-type="float" office:value="21454261" calcext:value-type="float">
            <text:p>21454261</text:p>
          </table:table-cell>
          <table:table-cell table:formula="of:=[.A1343]/1000/(60*60*24)" office:value-type="time" office:time-value="PT05H57M34.261S" calcext:value-type="time">
            <text:p>05:5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422.06" calcext:value-type="float">
            <text:p>1422.06</text:p>
          </table:table-cell>
          <table:table-cell office:value-type="float" office:value="1711.45" calcext:value-type="float">
            <text:p>1711.45</text:p>
          </table:table-cell>
        </table:table-row>
        <table:table-row table:style-name="ro1">
          <table:table-cell office:value-type="float" office:value="21470261" calcext:value-type="float">
            <text:p>21470261</text:p>
          </table:table-cell>
          <table:table-cell table:formula="of:=[.A1344]/1000/(60*60*24)" office:value-type="time" office:time-value="PT05H57M50.261S" calcext:value-type="time">
            <text:p>05:5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3.11" calcext:value-type="float">
            <text:p>1423.11</text:p>
          </table:table-cell>
          <table:table-cell office:value-type="float" office:value="1712.69" calcext:value-type="float">
            <text:p>1712.69</text:p>
          </table:table-cell>
        </table:table-row>
        <table:table-row table:style-name="ro1">
          <table:table-cell office:value-type="float" office:value="21486261" calcext:value-type="float">
            <text:p>21486261</text:p>
          </table:table-cell>
          <table:table-cell table:formula="of:=[.A1345]/1000/(60*60*24)" office:value-type="time" office:time-value="PT05H58M06.261S" calcext:value-type="time">
            <text:p>05:5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4.16" calcext:value-type="float">
            <text:p>1424.16</text:p>
          </table:table-cell>
          <table:table-cell office:value-type="float" office:value="1713.94" calcext:value-type="float">
            <text:p>1713.94</text:p>
          </table:table-cell>
        </table:table-row>
        <table:table-row table:style-name="ro1">
          <table:table-cell office:value-type="float" office:value="21502261" calcext:value-type="float">
            <text:p>21502261</text:p>
          </table:table-cell>
          <table:table-cell table:formula="of:=[.A1346]/1000/(60*60*24)" office:value-type="time" office:time-value="PT05H58M22.261S" calcext:value-type="time">
            <text:p>05:5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425.21" calcext:value-type="float">
            <text:p>1425.21</text:p>
          </table:table-cell>
          <table:table-cell office:value-type="float" office:value="1715.18" calcext:value-type="float">
            <text:p>1715.18</text:p>
          </table:table-cell>
        </table:table-row>
        <table:table-row table:style-name="ro1">
          <table:table-cell office:value-type="float" office:value="21518261" calcext:value-type="float">
            <text:p>21518261</text:p>
          </table:table-cell>
          <table:table-cell table:formula="of:=[.A1347]/1000/(60*60*24)" office:value-type="time" office:time-value="PT05H58M38.261S" calcext:value-type="time">
            <text:p>05:5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6.26" calcext:value-type="float">
            <text:p>1426.26</text:p>
          </table:table-cell>
          <table:table-cell office:value-type="float" office:value="1716.43" calcext:value-type="float">
            <text:p>1716.43</text:p>
          </table:table-cell>
        </table:table-row>
        <table:table-row table:style-name="ro1">
          <table:table-cell office:value-type="float" office:value="21534261" calcext:value-type="float">
            <text:p>21534261</text:p>
          </table:table-cell>
          <table:table-cell table:formula="of:=[.A1348]/1000/(60*60*24)" office:value-type="time" office:time-value="PT05H58M54.261S" calcext:value-type="time">
            <text:p>05:5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7.31" calcext:value-type="float">
            <text:p>1427.31</text:p>
          </table:table-cell>
          <table:table-cell office:value-type="float" office:value="1717.67" calcext:value-type="float">
            <text:p>1717.67</text:p>
          </table:table-cell>
        </table:table-row>
        <table:table-row table:style-name="ro1">
          <table:table-cell office:value-type="float" office:value="21550261" calcext:value-type="float">
            <text:p>21550261</text:p>
          </table:table-cell>
          <table:table-cell table:formula="of:=[.A1349]/1000/(60*60*24)" office:value-type="time" office:time-value="PT05H59M10.261S" calcext:value-type="time">
            <text:p>05:5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28.36" calcext:value-type="float">
            <text:p>1428.36</text:p>
          </table:table-cell>
          <table:table-cell office:value-type="float" office:value="1718.92" calcext:value-type="float">
            <text:p>1718.92</text:p>
          </table:table-cell>
        </table:table-row>
        <table:table-row table:style-name="ro1">
          <table:table-cell office:value-type="float" office:value="21566261" calcext:value-type="float">
            <text:p>21566261</text:p>
          </table:table-cell>
          <table:table-cell table:formula="of:=[.A1350]/1000/(60*60*24)" office:value-type="time" office:time-value="PT05H59M26.261S" calcext:value-type="time">
            <text:p>05:5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429.4" calcext:value-type="float">
            <text:p>1429.4</text:p>
          </table:table-cell>
          <table:table-cell office:value-type="float" office:value="1720.17" calcext:value-type="float">
            <text:p>1720.17</text:p>
          </table:table-cell>
        </table:table-row>
        <table:table-row table:style-name="ro1">
          <table:table-cell office:value-type="float" office:value="21582261" calcext:value-type="float">
            <text:p>21582261</text:p>
          </table:table-cell>
          <table:table-cell table:formula="of:=[.A1351]/1000/(60*60*24)" office:value-type="time" office:time-value="PT05H59M42.261S" calcext:value-type="time">
            <text:p>05:5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0.45" calcext:value-type="float">
            <text:p>1430.45</text:p>
          </table:table-cell>
          <table:table-cell office:value-type="float" office:value="1721.41" calcext:value-type="float">
            <text:p>1721.41</text:p>
          </table:table-cell>
        </table:table-row>
        <table:table-row table:style-name="ro1">
          <table:table-cell office:value-type="float" office:value="21598261" calcext:value-type="float">
            <text:p>21598261</text:p>
          </table:table-cell>
          <table:table-cell table:formula="of:=[.A1352]/1000/(60*60*24)" office:value-type="time" office:time-value="PT05H59M58.261S" calcext:value-type="time">
            <text:p>05:5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1.5" calcext:value-type="float">
            <text:p>1431.5</text:p>
          </table:table-cell>
          <table:table-cell office:value-type="float" office:value="1722.66" calcext:value-type="float">
            <text:p>1722.66</text:p>
          </table:table-cell>
        </table:table-row>
        <table:table-row table:style-name="ro1">
          <table:table-cell office:value-type="float" office:value="21614261" calcext:value-type="float">
            <text:p>21614261</text:p>
          </table:table-cell>
          <table:table-cell table:formula="of:=[.A1353]/1000/(60*60*24)" office:value-type="time" office:time-value="PT06H00M14.261S" calcext:value-type="time">
            <text:p>06:0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2.55" calcext:value-type="float">
            <text:p>1432.55</text:p>
          </table:table-cell>
          <table:table-cell office:value-type="float" office:value="1723.9" calcext:value-type="float">
            <text:p>1723.9</text:p>
          </table:table-cell>
        </table:table-row>
        <table:table-row table:style-name="ro1">
          <table:table-cell office:value-type="float" office:value="21630261" calcext:value-type="float">
            <text:p>21630261</text:p>
          </table:table-cell>
          <table:table-cell table:formula="of:=[.A1354]/1000/(60*60*24)" office:value-type="time" office:time-value="PT06H00M30.261S" calcext:value-type="time">
            <text:p>06:0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3.6" calcext:value-type="float">
            <text:p>1433.6</text:p>
          </table:table-cell>
          <table:table-cell office:value-type="float" office:value="1725.15" calcext:value-type="float">
            <text:p>1725.15</text:p>
          </table:table-cell>
        </table:table-row>
        <table:table-row table:style-name="ro1">
          <table:table-cell office:value-type="float" office:value="21646261" calcext:value-type="float">
            <text:p>21646261</text:p>
          </table:table-cell>
          <table:table-cell table:formula="of:=[.A1355]/1000/(60*60*24)" office:value-type="time" office:time-value="PT06H00M46.261S" calcext:value-type="time">
            <text:p>06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4.65" calcext:value-type="float">
            <text:p>1434.65</text:p>
          </table:table-cell>
          <table:table-cell office:value-type="float" office:value="1726.39" calcext:value-type="float">
            <text:p>1726.39</text:p>
          </table:table-cell>
        </table:table-row>
        <table:table-row table:style-name="ro1">
          <table:table-cell office:value-type="float" office:value="21662261" calcext:value-type="float">
            <text:p>21662261</text:p>
          </table:table-cell>
          <table:table-cell table:formula="of:=[.A1356]/1000/(60*60*24)" office:value-type="time" office:time-value="PT06H01M02.261S" calcext:value-type="time">
            <text:p>06:0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5.69" calcext:value-type="float">
            <text:p>1435.69</text:p>
          </table:table-cell>
          <table:table-cell office:value-type="float" office:value="1727.64" calcext:value-type="float">
            <text:p>1727.64</text:p>
          </table:table-cell>
        </table:table-row>
        <table:table-row table:style-name="ro1">
          <table:table-cell office:value-type="float" office:value="21678261" calcext:value-type="float">
            <text:p>21678261</text:p>
          </table:table-cell>
          <table:table-cell table:formula="of:=[.A1357]/1000/(60*60*24)" office:value-type="time" office:time-value="PT06H01M18.261S" calcext:value-type="time">
            <text:p>06:0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36.74" calcext:value-type="float">
            <text:p>1436.74</text:p>
          </table:table-cell>
          <table:table-cell office:value-type="float" office:value="1728.88" calcext:value-type="float">
            <text:p>1728.88</text:p>
          </table:table-cell>
        </table:table-row>
        <table:table-row table:style-name="ro1">
          <table:table-cell office:value-type="float" office:value="21694261" calcext:value-type="float">
            <text:p>21694261</text:p>
          </table:table-cell>
          <table:table-cell table:formula="of:=[.A1358]/1000/(60*60*24)" office:value-type="time" office:time-value="PT06H01M34.261S" calcext:value-type="time">
            <text:p>06:0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7.79" calcext:value-type="float">
            <text:p>1437.79</text:p>
          </table:table-cell>
          <table:table-cell office:value-type="float" office:value="1730.12" calcext:value-type="float">
            <text:p>1730.12</text:p>
          </table:table-cell>
        </table:table-row>
        <table:table-row table:style-name="ro1">
          <table:table-cell office:value-type="float" office:value="21710261" calcext:value-type="float">
            <text:p>21710261</text:p>
          </table:table-cell>
          <table:table-cell table:formula="of:=[.A1359]/1000/(60*60*24)" office:value-type="time" office:time-value="PT06H01M50.261S" calcext:value-type="time">
            <text:p>06:0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38.84" calcext:value-type="float">
            <text:p>1438.84</text:p>
          </table:table-cell>
          <table:table-cell office:value-type="float" office:value="1731.37" calcext:value-type="float">
            <text:p>1731.37</text:p>
          </table:table-cell>
        </table:table-row>
        <table:table-row table:style-name="ro1">
          <table:table-cell office:value-type="float" office:value="21726261" calcext:value-type="float">
            <text:p>21726261</text:p>
          </table:table-cell>
          <table:table-cell table:formula="of:=[.A1360]/1000/(60*60*24)" office:value-type="time" office:time-value="PT06H02M06.261S" calcext:value-type="time">
            <text:p>06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439.88" calcext:value-type="float">
            <text:p>1439.88</text:p>
          </table:table-cell>
          <table:table-cell office:value-type="float" office:value="1732.61" calcext:value-type="float">
            <text:p>1732.61</text:p>
          </table:table-cell>
        </table:table-row>
        <table:table-row table:style-name="ro1">
          <table:table-cell office:value-type="float" office:value="21742261" calcext:value-type="float">
            <text:p>21742261</text:p>
          </table:table-cell>
          <table:table-cell table:formula="of:=[.A1361]/1000/(60*60*24)" office:value-type="time" office:time-value="PT06H02M22.261S" calcext:value-type="time">
            <text:p>06:0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40.93" calcext:value-type="float">
            <text:p>1440.93</text:p>
          </table:table-cell>
          <table:table-cell office:value-type="float" office:value="1733.86" calcext:value-type="float">
            <text:p>1733.86</text:p>
          </table:table-cell>
        </table:table-row>
        <table:table-row table:style-name="ro1">
          <table:table-cell office:value-type="float" office:value="21758261" calcext:value-type="float">
            <text:p>21758261</text:p>
          </table:table-cell>
          <table:table-cell table:formula="of:=[.A1362]/1000/(60*60*24)" office:value-type="time" office:time-value="PT06H02M38.261S" calcext:value-type="time">
            <text:p>06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1.98" calcext:value-type="float">
            <text:p>1441.98</text:p>
          </table:table-cell>
          <table:table-cell office:value-type="float" office:value="1735.1" calcext:value-type="float">
            <text:p>1735.1</text:p>
          </table:table-cell>
        </table:table-row>
        <table:table-row table:style-name="ro1">
          <table:table-cell office:value-type="float" office:value="21774261" calcext:value-type="float">
            <text:p>21774261</text:p>
          </table:table-cell>
          <table:table-cell table:formula="of:=[.A1363]/1000/(60*60*24)" office:value-type="time" office:time-value="PT06H02M54.261S" calcext:value-type="time">
            <text:p>06:0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3.02" calcext:value-type="float">
            <text:p>1443.02</text:p>
          </table:table-cell>
          <table:table-cell office:value-type="float" office:value="1736.35" calcext:value-type="float">
            <text:p>1736.35</text:p>
          </table:table-cell>
        </table:table-row>
        <table:table-row table:style-name="ro1">
          <table:table-cell office:value-type="float" office:value="21790261" calcext:value-type="float">
            <text:p>21790261</text:p>
          </table:table-cell>
          <table:table-cell table:formula="of:=[.A1364]/1000/(60*60*24)" office:value-type="time" office:time-value="PT06H03M10.261S" calcext:value-type="time">
            <text:p>06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1737.59" calcext:value-type="float">
            <text:p>1737.59</text:p>
          </table:table-cell>
        </table:table-row>
        <table:table-row table:style-name="ro1">
          <table:table-cell office:value-type="float" office:value="21806261" calcext:value-type="float">
            <text:p>21806261</text:p>
          </table:table-cell>
          <table:table-cell table:formula="of:=[.A1365]/1000/(60*60*24)" office:value-type="time" office:time-value="PT06H03M26.261S" calcext:value-type="time">
            <text:p>06:0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1738.84" calcext:value-type="float">
            <text:p>1738.84</text:p>
          </table:table-cell>
        </table:table-row>
        <table:table-row table:style-name="ro1">
          <table:table-cell office:value-type="float" office:value="21822259" calcext:value-type="float">
            <text:p>21822259</text:p>
          </table:table-cell>
          <table:table-cell table:formula="of:=[.A1366]/1000/(60*60*24)" office:value-type="time" office:time-value="PT06H03M42.259S" calcext:value-type="time">
            <text:p>06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6.17" calcext:value-type="float">
            <text:p>1446.17</text:p>
          </table:table-cell>
          <table:table-cell office:value-type="float" office:value="1740.08" calcext:value-type="float">
            <text:p>1740.08</text:p>
          </table:table-cell>
        </table:table-row>
        <table:table-row table:style-name="ro1">
          <table:table-cell office:value-type="float" office:value="21838259" calcext:value-type="float">
            <text:p>21838259</text:p>
          </table:table-cell>
          <table:table-cell table:formula="of:=[.A1367]/1000/(60*60*24)" office:value-type="time" office:time-value="PT06H03M58.259S" calcext:value-type="time">
            <text:p>06:0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7.21" calcext:value-type="float">
            <text:p>1447.21</text:p>
          </table:table-cell>
          <table:table-cell office:value-type="float" office:value="1741.33" calcext:value-type="float">
            <text:p>1741.33</text:p>
          </table:table-cell>
        </table:table-row>
        <table:table-row table:style-name="ro1">
          <table:table-cell office:value-type="float" office:value="21854261" calcext:value-type="float">
            <text:p>21854261</text:p>
          </table:table-cell>
          <table:table-cell table:formula="of:=[.A1368]/1000/(60*60*24)" office:value-type="time" office:time-value="PT06H04M14.261S" calcext:value-type="time">
            <text:p>06:0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48.26" calcext:value-type="float">
            <text:p>1448.26</text:p>
          </table:table-cell>
          <table:table-cell office:value-type="float" office:value="1742.57" calcext:value-type="float">
            <text:p>1742.57</text:p>
          </table:table-cell>
        </table:table-row>
        <table:table-row table:style-name="ro1">
          <table:table-cell office:value-type="float" office:value="21870261" calcext:value-type="float">
            <text:p>21870261</text:p>
          </table:table-cell>
          <table:table-cell table:formula="of:=[.A1369]/1000/(60*60*24)" office:value-type="time" office:time-value="PT06H04M30.261S" calcext:value-type="time">
            <text:p>06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49.31" calcext:value-type="float">
            <text:p>1449.31</text:p>
          </table:table-cell>
          <table:table-cell office:value-type="float" office:value="1743.81" calcext:value-type="float">
            <text:p>1743.81</text:p>
          </table:table-cell>
        </table:table-row>
        <table:table-row table:style-name="ro1">
          <table:table-cell office:value-type="float" office:value="21886261" calcext:value-type="float">
            <text:p>21886261</text:p>
          </table:table-cell>
          <table:table-cell table:formula="of:=[.A1370]/1000/(60*60*24)" office:value-type="time" office:time-value="PT06H04M46.261S" calcext:value-type="time">
            <text:p>06:0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0.35" calcext:value-type="float">
            <text:p>1450.35</text:p>
          </table:table-cell>
          <table:table-cell office:value-type="float" office:value="1745.06" calcext:value-type="float">
            <text:p>1745.06</text:p>
          </table:table-cell>
        </table:table-row>
        <table:table-row table:style-name="ro1">
          <table:table-cell office:value-type="float" office:value="21902261" calcext:value-type="float">
            <text:p>21902261</text:p>
          </table:table-cell>
          <table:table-cell table:formula="of:=[.A1371]/1000/(60*60*24)" office:value-type="time" office:time-value="PT06H05M02.261S" calcext:value-type="time">
            <text:p>06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1.4" calcext:value-type="float">
            <text:p>1451.4</text:p>
          </table:table-cell>
          <table:table-cell office:value-type="float" office:value="1746.3" calcext:value-type="float">
            <text:p>1746.3</text:p>
          </table:table-cell>
        </table:table-row>
        <table:table-row table:style-name="ro1">
          <table:table-cell office:value-type="float" office:value="21918261" calcext:value-type="float">
            <text:p>21918261</text:p>
          </table:table-cell>
          <table:table-cell table:formula="of:=[.A1372]/1000/(60*60*24)" office:value-type="time" office:time-value="PT06H05M18.261S" calcext:value-type="time">
            <text:p>06:0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2.45" calcext:value-type="float">
            <text:p>1452.45</text:p>
          </table:table-cell>
          <table:table-cell office:value-type="float" office:value="1747.55" calcext:value-type="float">
            <text:p>1747.55</text:p>
          </table:table-cell>
        </table:table-row>
        <table:table-row table:style-name="ro1">
          <table:table-cell office:value-type="float" office:value="21934261" calcext:value-type="float">
            <text:p>21934261</text:p>
          </table:table-cell>
          <table:table-cell table:formula="of:=[.A1373]/1000/(60*60*24)" office:value-type="time" office:time-value="PT06H05M34.261S" calcext:value-type="time">
            <text:p>06:0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53.5" calcext:value-type="float">
            <text:p>1453.5</text:p>
          </table:table-cell>
          <table:table-cell office:value-type="float" office:value="1748.79" calcext:value-type="float">
            <text:p>1748.79</text:p>
          </table:table-cell>
        </table:table-row>
        <table:table-row table:style-name="ro1">
          <table:table-cell office:value-type="float" office:value="21950261" calcext:value-type="float">
            <text:p>21950261</text:p>
          </table:table-cell>
          <table:table-cell table:formula="of:=[.A1374]/1000/(60*60*24)" office:value-type="time" office:time-value="PT06H05M50.261S" calcext:value-type="time">
            <text:p>06:0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4.54" calcext:value-type="float">
            <text:p>1454.54</text:p>
          </table:table-cell>
          <table:table-cell office:value-type="float" office:value="1750.03" calcext:value-type="float">
            <text:p>1750.03</text:p>
          </table:table-cell>
        </table:table-row>
        <table:table-row table:style-name="ro1">
          <table:table-cell office:value-type="float" office:value="21966261" calcext:value-type="float">
            <text:p>21966261</text:p>
          </table:table-cell>
          <table:table-cell table:formula="of:=[.A1375]/1000/(60*60*24)" office:value-type="time" office:time-value="PT06H06M06.261S" calcext:value-type="time">
            <text:p>06:0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751.28" calcext:value-type="float">
            <text:p>1751.28</text:p>
          </table:table-cell>
        </table:table-row>
        <table:table-row table:style-name="ro1">
          <table:table-cell office:value-type="float" office:value="21982261" calcext:value-type="float">
            <text:p>21982261</text:p>
          </table:table-cell>
          <table:table-cell table:formula="of:=[.A1376]/1000/(60*60*24)" office:value-type="time" office:time-value="PT06H06M22.261S" calcext:value-type="time">
            <text:p>06:0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6.64" calcext:value-type="float">
            <text:p>1456.64</text:p>
          </table:table-cell>
          <table:table-cell office:value-type="float" office:value="1752.52" calcext:value-type="float">
            <text:p>1752.52</text:p>
          </table:table-cell>
        </table:table-row>
        <table:table-row table:style-name="ro1">
          <table:table-cell office:value-type="float" office:value="21998261" calcext:value-type="float">
            <text:p>21998261</text:p>
          </table:table-cell>
          <table:table-cell table:formula="of:=[.A1377]/1000/(60*60*24)" office:value-type="time" office:time-value="PT06H06M38.261S" calcext:value-type="time">
            <text:p>06:0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457.68" calcext:value-type="float">
            <text:p>1457.68</text:p>
          </table:table-cell>
          <table:table-cell office:value-type="float" office:value="1753.77" calcext:value-type="float">
            <text:p>1753.77</text:p>
          </table:table-cell>
        </table:table-row>
        <table:table-row table:style-name="ro1">
          <table:table-cell office:value-type="float" office:value="22014261" calcext:value-type="float">
            <text:p>22014261</text:p>
          </table:table-cell>
          <table:table-cell table:formula="of:=[.A1378]/1000/(60*60*24)" office:value-type="time" office:time-value="PT06H06M54.261S" calcext:value-type="time">
            <text:p>06:0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8.73" calcext:value-type="float">
            <text:p>1458.73</text:p>
          </table:table-cell>
          <table:table-cell office:value-type="float" office:value="1755.01" calcext:value-type="float">
            <text:p>1755.01</text:p>
          </table:table-cell>
        </table:table-row>
        <table:table-row table:style-name="ro1">
          <table:table-cell office:value-type="float" office:value="22030261" calcext:value-type="float">
            <text:p>22030261</text:p>
          </table:table-cell>
          <table:table-cell table:formula="of:=[.A1379]/1000/(60*60*24)" office:value-type="time" office:time-value="PT06H07M10.261S" calcext:value-type="time">
            <text:p>06:0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59.78" calcext:value-type="float">
            <text:p>1459.78</text:p>
          </table:table-cell>
          <table:table-cell office:value-type="float" office:value="1756.25" calcext:value-type="float">
            <text:p>1756.25</text:p>
          </table:table-cell>
        </table:table-row>
        <table:table-row table:style-name="ro1">
          <table:table-cell office:value-type="float" office:value="22046261" calcext:value-type="float">
            <text:p>22046261</text:p>
          </table:table-cell>
          <table:table-cell table:formula="of:=[.A1380]/1000/(60*60*24)" office:value-type="time" office:time-value="PT06H07M26.261S" calcext:value-type="time">
            <text:p>06:0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0.83" calcext:value-type="float">
            <text:p>1460.83</text:p>
          </table:table-cell>
          <table:table-cell office:value-type="float" office:value="1757.5" calcext:value-type="float">
            <text:p>1757.5</text:p>
          </table:table-cell>
        </table:table-row>
        <table:table-row table:style-name="ro1">
          <table:table-cell office:value-type="float" office:value="22062261" calcext:value-type="float">
            <text:p>22062261</text:p>
          </table:table-cell>
          <table:table-cell table:formula="of:=[.A1381]/1000/(60*60*24)" office:value-type="time" office:time-value="PT06H07M42.261S" calcext:value-type="time">
            <text:p>06:0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1.87" calcext:value-type="float">
            <text:p>1461.87</text:p>
          </table:table-cell>
          <table:table-cell office:value-type="float" office:value="1758.74" calcext:value-type="float">
            <text:p>1758.74</text:p>
          </table:table-cell>
        </table:table-row>
        <table:table-row table:style-name="ro1">
          <table:table-cell office:value-type="float" office:value="22078261" calcext:value-type="float">
            <text:p>22078261</text:p>
          </table:table-cell>
          <table:table-cell table:formula="of:=[.A1382]/1000/(60*60*24)" office:value-type="time" office:time-value="PT06H07M58.261S" calcext:value-type="time">
            <text:p>06:0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2.92" calcext:value-type="float">
            <text:p>1462.92</text:p>
          </table:table-cell>
          <table:table-cell office:value-type="float" office:value="1759.98" calcext:value-type="float">
            <text:p>1759.98</text:p>
          </table:table-cell>
        </table:table-row>
        <table:table-row table:style-name="ro1">
          <table:table-cell office:value-type="float" office:value="22094261" calcext:value-type="float">
            <text:p>22094261</text:p>
          </table:table-cell>
          <table:table-cell table:formula="of:=[.A1383]/1000/(60*60*24)" office:value-type="time" office:time-value="PT06H08M14.261S" calcext:value-type="time">
            <text:p>06:0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3.97" calcext:value-type="float">
            <text:p>1463.97</text:p>
          </table:table-cell>
          <table:table-cell office:value-type="float" office:value="1761.23" calcext:value-type="float">
            <text:p>1761.23</text:p>
          </table:table-cell>
        </table:table-row>
        <table:table-row table:style-name="ro1">
          <table:table-cell office:value-type="float" office:value="22110261" calcext:value-type="float">
            <text:p>22110261</text:p>
          </table:table-cell>
          <table:table-cell table:formula="of:=[.A1384]/1000/(60*60*24)" office:value-type="time" office:time-value="PT06H08M30.261S" calcext:value-type="time">
            <text:p>06:0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5.01" calcext:value-type="float">
            <text:p>1465.01</text:p>
          </table:table-cell>
          <table:table-cell office:value-type="float" office:value="1762.47" calcext:value-type="float">
            <text:p>1762.47</text:p>
          </table:table-cell>
        </table:table-row>
        <table:table-row table:style-name="ro1">
          <table:table-cell office:value-type="float" office:value="22126261" calcext:value-type="float">
            <text:p>22126261</text:p>
          </table:table-cell>
          <table:table-cell table:formula="of:=[.A1385]/1000/(60*60*24)" office:value-type="time" office:time-value="PT06H08M46.261S" calcext:value-type="time">
            <text:p>06:0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6.06" calcext:value-type="float">
            <text:p>1466.06</text:p>
          </table:table-cell>
          <table:table-cell office:value-type="float" office:value="1763.72" calcext:value-type="float">
            <text:p>1763.72</text:p>
          </table:table-cell>
        </table:table-row>
        <table:table-row table:style-name="ro1">
          <table:table-cell office:value-type="float" office:value="22142261" calcext:value-type="float">
            <text:p>22142261</text:p>
          </table:table-cell>
          <table:table-cell table:formula="of:=[.A1386]/1000/(60*60*24)" office:value-type="time" office:time-value="PT06H09M02.261S" calcext:value-type="time">
            <text:p>06:0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67.11" calcext:value-type="float">
            <text:p>1467.11</text:p>
          </table:table-cell>
          <table:table-cell office:value-type="float" office:value="1764.96" calcext:value-type="float">
            <text:p>1764.96</text:p>
          </table:table-cell>
        </table:table-row>
        <table:table-row table:style-name="ro1">
          <table:table-cell office:value-type="float" office:value="22158261" calcext:value-type="float">
            <text:p>22158261</text:p>
          </table:table-cell>
          <table:table-cell table:formula="of:=[.A1387]/1000/(60*60*24)" office:value-type="time" office:time-value="PT06H09M18.261S" calcext:value-type="time">
            <text:p>06:0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8.15" calcext:value-type="float">
            <text:p>1468.15</text:p>
          </table:table-cell>
          <table:table-cell office:value-type="float" office:value="1766.2" calcext:value-type="float">
            <text:p>1766.2</text:p>
          </table:table-cell>
        </table:table-row>
        <table:table-row table:style-name="ro1">
          <table:table-cell office:value-type="float" office:value="22174261" calcext:value-type="float">
            <text:p>22174261</text:p>
          </table:table-cell>
          <table:table-cell table:formula="of:=[.A1388]/1000/(60*60*24)" office:value-type="time" office:time-value="PT06H09M34.261S" calcext:value-type="time">
            <text:p>06:0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69.2" calcext:value-type="float">
            <text:p>1469.2</text:p>
          </table:table-cell>
          <table:table-cell office:value-type="float" office:value="1767.44" calcext:value-type="float">
            <text:p>1767.44</text:p>
          </table:table-cell>
        </table:table-row>
        <table:table-row table:style-name="ro1">
          <table:table-cell office:value-type="float" office:value="22190261" calcext:value-type="float">
            <text:p>22190261</text:p>
          </table:table-cell>
          <table:table-cell table:formula="of:=[.A1389]/1000/(60*60*24)" office:value-type="time" office:time-value="PT06H09M50.261S" calcext:value-type="time">
            <text:p>06:0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0.25" calcext:value-type="float">
            <text:p>1470.25</text:p>
          </table:table-cell>
          <table:table-cell office:value-type="float" office:value="1768.69" calcext:value-type="float">
            <text:p>1768.69</text:p>
          </table:table-cell>
        </table:table-row>
        <table:table-row table:style-name="ro1">
          <table:table-cell office:value-type="float" office:value="22206261" calcext:value-type="float">
            <text:p>22206261</text:p>
          </table:table-cell>
          <table:table-cell table:formula="of:=[.A1390]/1000/(60*60*24)" office:value-type="time" office:time-value="PT06H10M06.261S" calcext:value-type="time">
            <text:p>06:1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1.3" calcext:value-type="float">
            <text:p>1471.3</text:p>
          </table:table-cell>
          <table:table-cell office:value-type="float" office:value="1769.93" calcext:value-type="float">
            <text:p>1769.93</text:p>
          </table:table-cell>
        </table:table-row>
        <table:table-row table:style-name="ro1">
          <table:table-cell office:value-type="float" office:value="22222261" calcext:value-type="float">
            <text:p>22222261</text:p>
          </table:table-cell>
          <table:table-cell table:formula="of:=[.A1391]/1000/(60*60*24)" office:value-type="time" office:time-value="PT06H10M22.261S" calcext:value-type="time">
            <text:p>06:1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472.34" calcext:value-type="float">
            <text:p>1472.34</text:p>
          </table:table-cell>
          <table:table-cell office:value-type="float" office:value="1771.17" calcext:value-type="float">
            <text:p>1771.17</text:p>
          </table:table-cell>
        </table:table-row>
        <table:table-row table:style-name="ro1">
          <table:table-cell office:value-type="float" office:value="22238261" calcext:value-type="float">
            <text:p>22238261</text:p>
          </table:table-cell>
          <table:table-cell table:formula="of:=[.A1392]/1000/(60*60*24)" office:value-type="time" office:time-value="PT06H10M38.261S" calcext:value-type="time">
            <text:p>06:1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3.39" calcext:value-type="float">
            <text:p>1473.39</text:p>
          </table:table-cell>
          <table:table-cell office:value-type="float" office:value="1772.41" calcext:value-type="float">
            <text:p>1772.41</text:p>
          </table:table-cell>
        </table:table-row>
        <table:table-row table:style-name="ro1">
          <table:table-cell office:value-type="float" office:value="22254261" calcext:value-type="float">
            <text:p>22254261</text:p>
          </table:table-cell>
          <table:table-cell table:formula="of:=[.A1393]/1000/(60*60*24)" office:value-type="time" office:time-value="PT06H10M54.261S" calcext:value-type="time">
            <text:p>06:1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4.44" calcext:value-type="float">
            <text:p>1474.44</text:p>
          </table:table-cell>
          <table:table-cell office:value-type="float" office:value="1773.66" calcext:value-type="float">
            <text:p>1773.66</text:p>
          </table:table-cell>
        </table:table-row>
        <table:table-row table:style-name="ro1">
          <table:table-cell office:value-type="float" office:value="22270261" calcext:value-type="float">
            <text:p>22270261</text:p>
          </table:table-cell>
          <table:table-cell table:formula="of:=[.A1394]/1000/(60*60*24)" office:value-type="time" office:time-value="PT06H11M10.261S" calcext:value-type="time">
            <text:p>06:1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5.48" calcext:value-type="float">
            <text:p>1475.48</text:p>
          </table:table-cell>
          <table:table-cell office:value-type="float" office:value="1774.9" calcext:value-type="float">
            <text:p>1774.9</text:p>
          </table:table-cell>
        </table:table-row>
        <table:table-row table:style-name="ro1">
          <table:table-cell office:value-type="float" office:value="22286261" calcext:value-type="float">
            <text:p>22286261</text:p>
          </table:table-cell>
          <table:table-cell table:formula="of:=[.A1395]/1000/(60*60*24)" office:value-type="time" office:time-value="PT06H11M26.261S" calcext:value-type="time">
            <text:p>06:1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6.53" calcext:value-type="float">
            <text:p>1476.53</text:p>
          </table:table-cell>
          <table:table-cell office:value-type="float" office:value="1776.14" calcext:value-type="float">
            <text:p>1776.14</text:p>
          </table:table-cell>
        </table:table-row>
        <table:table-row table:style-name="ro1">
          <table:table-cell office:value-type="float" office:value="22302261" calcext:value-type="float">
            <text:p>22302261</text:p>
          </table:table-cell>
          <table:table-cell table:formula="of:=[.A1396]/1000/(60*60*24)" office:value-type="time" office:time-value="PT06H11M42.261S" calcext:value-type="time">
            <text:p>06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777.38" calcext:value-type="float">
            <text:p>1777.38</text:p>
          </table:table-cell>
        </table:table-row>
        <table:table-row table:style-name="ro1">
          <table:table-cell office:value-type="float" office:value="22318261" calcext:value-type="float">
            <text:p>22318261</text:p>
          </table:table-cell>
          <table:table-cell table:formula="of:=[.A1397]/1000/(60*60*24)" office:value-type="time" office:time-value="PT06H11M58.261S" calcext:value-type="time">
            <text:p>06:1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78.62" calcext:value-type="float">
            <text:p>1478.62</text:p>
          </table:table-cell>
          <table:table-cell office:value-type="float" office:value="1778.63" calcext:value-type="float">
            <text:p>1778.63</text:p>
          </table:table-cell>
        </table:table-row>
        <table:table-row table:style-name="ro1">
          <table:table-cell office:value-type="float" office:value="22334261" calcext:value-type="float">
            <text:p>22334261</text:p>
          </table:table-cell>
          <table:table-cell table:formula="of:=[.A1398]/1000/(60*60*24)" office:value-type="time" office:time-value="PT06H12M14.261S" calcext:value-type="time">
            <text:p>06:1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1779.87" calcext:value-type="float">
            <text:p>1779.87</text:p>
          </table:table-cell>
        </table:table-row>
        <table:table-row table:style-name="ro1">
          <table:table-cell office:value-type="float" office:value="22350261" calcext:value-type="float">
            <text:p>22350261</text:p>
          </table:table-cell>
          <table:table-cell table:formula="of:=[.A1399]/1000/(60*60*24)" office:value-type="time" office:time-value="PT06H12M30.261S" calcext:value-type="time">
            <text:p>06:1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480.72" calcext:value-type="float">
            <text:p>1480.72</text:p>
          </table:table-cell>
          <table:table-cell office:value-type="float" office:value="1781.11" calcext:value-type="float">
            <text:p>1781.11</text:p>
          </table:table-cell>
        </table:table-row>
        <table:table-row table:style-name="ro1">
          <table:table-cell office:value-type="float" office:value="22366261" calcext:value-type="float">
            <text:p>22366261</text:p>
          </table:table-cell>
          <table:table-cell table:formula="of:=[.A1400]/1000/(60*60*24)" office:value-type="time" office:time-value="PT06H12M46.261S" calcext:value-type="time">
            <text:p>06:1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1.76" calcext:value-type="float">
            <text:p>1481.76</text:p>
          </table:table-cell>
          <table:table-cell office:value-type="float" office:value="1782.35" calcext:value-type="float">
            <text:p>1782.35</text:p>
          </table:table-cell>
        </table:table-row>
        <table:table-row table:style-name="ro1">
          <table:table-cell office:value-type="float" office:value="22382261" calcext:value-type="float">
            <text:p>22382261</text:p>
          </table:table-cell>
          <table:table-cell table:formula="of:=[.A1401]/1000/(60*60*24)" office:value-type="time" office:time-value="PT06H13M02.261S" calcext:value-type="time">
            <text:p>06:1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2.81" calcext:value-type="float">
            <text:p>1482.81</text:p>
          </table:table-cell>
          <table:table-cell office:value-type="float" office:value="1783.6" calcext:value-type="float">
            <text:p>1783.6</text:p>
          </table:table-cell>
        </table:table-row>
        <table:table-row table:style-name="ro1">
          <table:table-cell office:value-type="float" office:value="22398261" calcext:value-type="float">
            <text:p>22398261</text:p>
          </table:table-cell>
          <table:table-cell table:formula="of:=[.A1402]/1000/(60*60*24)" office:value-type="time" office:time-value="PT06H13M18.261S" calcext:value-type="time">
            <text:p>06:1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3.85" calcext:value-type="float">
            <text:p>1483.85</text:p>
          </table:table-cell>
          <table:table-cell office:value-type="float" office:value="1784.84" calcext:value-type="float">
            <text:p>1784.84</text:p>
          </table:table-cell>
        </table:table-row>
        <table:table-row table:style-name="ro1">
          <table:table-cell office:value-type="float" office:value="22414261" calcext:value-type="float">
            <text:p>22414261</text:p>
          </table:table-cell>
          <table:table-cell table:formula="of:=[.A1403]/1000/(60*60*24)" office:value-type="time" office:time-value="PT06H13M34.261S" calcext:value-type="time">
            <text:p>06:1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4.9" calcext:value-type="float">
            <text:p>1484.9</text:p>
          </table:table-cell>
          <table:table-cell office:value-type="float" office:value="1786.08" calcext:value-type="float">
            <text:p>1786.08</text:p>
          </table:table-cell>
        </table:table-row>
        <table:table-row table:style-name="ro1">
          <table:table-cell office:value-type="float" office:value="22430261" calcext:value-type="float">
            <text:p>22430261</text:p>
          </table:table-cell>
          <table:table-cell table:formula="of:=[.A1404]/1000/(60*60*24)" office:value-type="time" office:time-value="PT06H13M50.261S" calcext:value-type="time">
            <text:p>06:1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5.95" calcext:value-type="float">
            <text:p>1485.95</text:p>
          </table:table-cell>
          <table:table-cell office:value-type="float" office:value="1787.32" calcext:value-type="float">
            <text:p>1787.32</text:p>
          </table:table-cell>
        </table:table-row>
        <table:table-row table:style-name="ro1">
          <table:table-cell office:value-type="float" office:value="22446261" calcext:value-type="float">
            <text:p>22446261</text:p>
          </table:table-cell>
          <table:table-cell table:formula="of:=[.A1405]/1000/(60*60*24)" office:value-type="time" office:time-value="PT06H14M06.261S" calcext:value-type="time">
            <text:p>06:1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86.99" calcext:value-type="float">
            <text:p>1486.99</text:p>
          </table:table-cell>
          <table:table-cell office:value-type="float" office:value="1788.56" calcext:value-type="float">
            <text:p>1788.56</text:p>
          </table:table-cell>
        </table:table-row>
        <table:table-row table:style-name="ro1">
          <table:table-cell office:value-type="float" office:value="22462261" calcext:value-type="float">
            <text:p>22462261</text:p>
          </table:table-cell>
          <table:table-cell table:formula="of:=[.A1406]/1000/(60*60*24)" office:value-type="time" office:time-value="PT06H14M22.261S" calcext:value-type="time">
            <text:p>06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88.04" calcext:value-type="float">
            <text:p>1488.04</text:p>
          </table:table-cell>
          <table:table-cell office:value-type="float" office:value="1789.81" calcext:value-type="float">
            <text:p>1789.81</text:p>
          </table:table-cell>
        </table:table-row>
        <table:table-row table:style-name="ro1">
          <table:table-cell office:value-type="float" office:value="22478261" calcext:value-type="float">
            <text:p>22478261</text:p>
          </table:table-cell>
          <table:table-cell table:formula="of:=[.A1407]/1000/(60*60*24)" office:value-type="time" office:time-value="PT06H14M38.261S" calcext:value-type="time">
            <text:p>06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89.09" calcext:value-type="float">
            <text:p>1489.09</text:p>
          </table:table-cell>
          <table:table-cell office:value-type="float" office:value="1791.05" calcext:value-type="float">
            <text:p>1791.05</text:p>
          </table:table-cell>
        </table:table-row>
        <table:table-row table:style-name="ro1">
          <table:table-cell office:value-type="float" office:value="22494261" calcext:value-type="float">
            <text:p>22494261</text:p>
          </table:table-cell>
          <table:table-cell table:formula="of:=[.A1408]/1000/(60*60*24)" office:value-type="time" office:time-value="PT06H14M54.261S" calcext:value-type="time">
            <text:p>06:1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90.13" calcext:value-type="float">
            <text:p>1490.13</text:p>
          </table:table-cell>
          <table:table-cell office:value-type="float" office:value="1792.29" calcext:value-type="float">
            <text:p>1792.29</text:p>
          </table:table-cell>
        </table:table-row>
        <table:table-row table:style-name="ro1">
          <table:table-cell office:value-type="float" office:value="22510261" calcext:value-type="float">
            <text:p>22510261</text:p>
          </table:table-cell>
          <table:table-cell table:formula="of:=[.A1409]/1000/(60*60*24)" office:value-type="time" office:time-value="PT06H15M10.261S" calcext:value-type="time">
            <text:p>06:1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1.18" calcext:value-type="float">
            <text:p>1491.18</text:p>
          </table:table-cell>
          <table:table-cell office:value-type="float" office:value="1793.53" calcext:value-type="float">
            <text:p>1793.53</text:p>
          </table:table-cell>
        </table:table-row>
        <table:table-row table:style-name="ro1">
          <table:table-cell office:value-type="float" office:value="22526261" calcext:value-type="float">
            <text:p>22526261</text:p>
          </table:table-cell>
          <table:table-cell table:formula="of:=[.A1410]/1000/(60*60*24)" office:value-type="time" office:time-value="PT06H15M26.261S" calcext:value-type="time">
            <text:p>06:1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2.23" calcext:value-type="float">
            <text:p>1492.23</text:p>
          </table:table-cell>
          <table:table-cell office:value-type="float" office:value="1794.77" calcext:value-type="float">
            <text:p>1794.77</text:p>
          </table:table-cell>
        </table:table-row>
        <table:table-row table:style-name="ro1">
          <table:table-cell office:value-type="float" office:value="22542261" calcext:value-type="float">
            <text:p>22542261</text:p>
          </table:table-cell>
          <table:table-cell table:formula="of:=[.A1411]/1000/(60*60*24)" office:value-type="time" office:time-value="PT06H15M42.261S" calcext:value-type="time">
            <text:p>06:1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93.27" calcext:value-type="float">
            <text:p>1493.27</text:p>
          </table:table-cell>
          <table:table-cell office:value-type="float" office:value="1796.02" calcext:value-type="float">
            <text:p>1796.02</text:p>
          </table:table-cell>
        </table:table-row>
        <table:table-row table:style-name="ro1">
          <table:table-cell office:value-type="float" office:value="22558261" calcext:value-type="float">
            <text:p>22558261</text:p>
          </table:table-cell>
          <table:table-cell table:formula="of:=[.A1412]/1000/(60*60*24)" office:value-type="time" office:time-value="PT06H15M58.261S" calcext:value-type="time">
            <text:p>06:1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94.32" calcext:value-type="float">
            <text:p>1494.32</text:p>
          </table:table-cell>
          <table:table-cell office:value-type="float" office:value="1797.26" calcext:value-type="float">
            <text:p>1797.26</text:p>
          </table:table-cell>
        </table:table-row>
        <table:table-row table:style-name="ro1">
          <table:table-cell office:value-type="float" office:value="22574261" calcext:value-type="float">
            <text:p>22574261</text:p>
          </table:table-cell>
          <table:table-cell table:formula="of:=[.A1413]/1000/(60*60*24)" office:value-type="time" office:time-value="PT06H16M14.261S" calcext:value-type="time">
            <text:p>06:1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5.36" calcext:value-type="float">
            <text:p>1495.36</text:p>
          </table:table-cell>
          <table:table-cell office:value-type="float" office:value="1798.5" calcext:value-type="float">
            <text:p>1798.5</text:p>
          </table:table-cell>
        </table:table-row>
        <table:table-row table:style-name="ro1">
          <table:table-cell office:value-type="float" office:value="22590261" calcext:value-type="float">
            <text:p>22590261</text:p>
          </table:table-cell>
          <table:table-cell table:formula="of:=[.A1414]/1000/(60*60*24)" office:value-type="time" office:time-value="PT06H16M30.261S" calcext:value-type="time">
            <text:p>06:1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496.41" calcext:value-type="float">
            <text:p>1496.41</text:p>
          </table:table-cell>
          <table:table-cell office:value-type="float" office:value="1799.74" calcext:value-type="float">
            <text:p>1799.74</text:p>
          </table:table-cell>
        </table:table-row>
        <table:table-row table:style-name="ro1">
          <table:table-cell office:value-type="float" office:value="22606261" calcext:value-type="float">
            <text:p>22606261</text:p>
          </table:table-cell>
          <table:table-cell table:formula="of:=[.A1415]/1000/(60*60*24)" office:value-type="time" office:time-value="PT06H16M46.261S" calcext:value-type="time">
            <text:p>06:1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7.45" calcext:value-type="float">
            <text:p>1497.4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 office:value-type="float" office:value="22622261" calcext:value-type="float">
            <text:p>22622261</text:p>
          </table:table-cell>
          <table:table-cell table:formula="of:=[.A1416]/1000/(60*60*24)" office:value-type="time" office:time-value="PT06H17M02.261S" calcext:value-type="time">
            <text:p>06:1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98.5" calcext:value-type="float">
            <text:p>1498.5</text:p>
          </table:table-cell>
          <table:table-cell office:value-type="float" office:value="1802.23" calcext:value-type="float">
            <text:p>1802.23</text:p>
          </table:table-cell>
        </table:table-row>
        <table:table-row table:style-name="ro1">
          <table:table-cell office:value-type="float" office:value="22638261" calcext:value-type="float">
            <text:p>22638261</text:p>
          </table:table-cell>
          <table:table-cell table:formula="of:=[.A1417]/1000/(60*60*24)" office:value-type="time" office:time-value="PT06H17M18.261S" calcext:value-type="time">
            <text:p>06:1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499.55" calcext:value-type="float">
            <text:p>1499.55</text:p>
          </table:table-cell>
          <table:table-cell office:value-type="float" office:value="1803.47" calcext:value-type="float">
            <text:p>1803.47</text:p>
          </table:table-cell>
        </table:table-row>
        <table:table-row table:style-name="ro1">
          <table:table-cell office:value-type="float" office:value="22654261" calcext:value-type="float">
            <text:p>22654261</text:p>
          </table:table-cell>
          <table:table-cell table:formula="of:=[.A1418]/1000/(60*60*24)" office:value-type="time" office:time-value="PT06H17M34.261S" calcext:value-type="time">
            <text:p>06:1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0.59" calcext:value-type="float">
            <text:p>1500.59</text:p>
          </table:table-cell>
          <table:table-cell office:value-type="float" office:value="1804.71" calcext:value-type="float">
            <text:p>1804.71</text:p>
          </table:table-cell>
        </table:table-row>
        <table:table-row table:style-name="ro1">
          <table:table-cell office:value-type="float" office:value="22670261" calcext:value-type="float">
            <text:p>22670261</text:p>
          </table:table-cell>
          <table:table-cell table:formula="of:=[.A1419]/1000/(60*60*24)" office:value-type="time" office:time-value="PT06H17M50.261S" calcext:value-type="time">
            <text:p>06:1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1.64" calcext:value-type="float">
            <text:p>1501.64</text:p>
          </table:table-cell>
          <table:table-cell office:value-type="float" office:value="1805.95" calcext:value-type="float">
            <text:p>1805.95</text:p>
          </table:table-cell>
        </table:table-row>
        <table:table-row table:style-name="ro1">
          <table:table-cell office:value-type="float" office:value="22686259" calcext:value-type="float">
            <text:p>22686259</text:p>
          </table:table-cell>
          <table:table-cell table:formula="of:=[.A1420]/1000/(60*60*24)" office:value-type="time" office:time-value="PT06H18M06.259S" calcext:value-type="time">
            <text:p>06:1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2.68" calcext:value-type="float">
            <text:p>1502.68</text:p>
          </table:table-cell>
          <table:table-cell office:value-type="float" office:value="1807.19" calcext:value-type="float">
            <text:p>1807.19</text:p>
          </table:table-cell>
        </table:table-row>
        <table:table-row table:style-name="ro1">
          <table:table-cell office:value-type="float" office:value="22702261" calcext:value-type="float">
            <text:p>22702261</text:p>
          </table:table-cell>
          <table:table-cell table:formula="of:=[.A1421]/1000/(60*60*24)" office:value-type="time" office:time-value="PT06H18M22.261S" calcext:value-type="time">
            <text:p>06:1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503.73" calcext:value-type="float">
            <text:p>1503.73</text:p>
          </table:table-cell>
          <table:table-cell office:value-type="float" office:value="1808.43" calcext:value-type="float">
            <text:p>1808.43</text:p>
          </table:table-cell>
        </table:table-row>
        <table:table-row table:style-name="ro1">
          <table:table-cell office:value-type="float" office:value="22718261" calcext:value-type="float">
            <text:p>22718261</text:p>
          </table:table-cell>
          <table:table-cell table:formula="of:=[.A1422]/1000/(60*60*24)" office:value-type="time" office:time-value="PT06H18M38.261S" calcext:value-type="time">
            <text:p>06:1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4.77" calcext:value-type="float">
            <text:p>1504.77</text:p>
          </table:table-cell>
          <table:table-cell office:value-type="float" office:value="1809.67" calcext:value-type="float">
            <text:p>1809.67</text:p>
          </table:table-cell>
        </table:table-row>
        <table:table-row table:style-name="ro1">
          <table:table-cell office:value-type="float" office:value="22734261" calcext:value-type="float">
            <text:p>22734261</text:p>
          </table:table-cell>
          <table:table-cell table:formula="of:=[.A1423]/1000/(60*60*24)" office:value-type="time" office:time-value="PT06H18M54.261S" calcext:value-type="time">
            <text:p>06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05.82" calcext:value-type="float">
            <text:p>1505.82</text:p>
          </table:table-cell>
          <table:table-cell office:value-type="float" office:value="1810.92" calcext:value-type="float">
            <text:p>1810.92</text:p>
          </table:table-cell>
        </table:table-row>
        <table:table-row table:style-name="ro1">
          <table:table-cell office:value-type="float" office:value="22750261" calcext:value-type="float">
            <text:p>22750261</text:p>
          </table:table-cell>
          <table:table-cell table:formula="of:=[.A1424]/1000/(60*60*24)" office:value-type="time" office:time-value="PT06H19M10.261S" calcext:value-type="time">
            <text:p>06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06.86" calcext:value-type="float">
            <text:p>1506.86</text:p>
          </table:table-cell>
          <table:table-cell office:value-type="float" office:value="1812.16" calcext:value-type="float">
            <text:p>1812.16</text:p>
          </table:table-cell>
        </table:table-row>
        <table:table-row table:style-name="ro1">
          <table:table-cell office:value-type="float" office:value="22766259" calcext:value-type="float">
            <text:p>22766259</text:p>
          </table:table-cell>
          <table:table-cell table:formula="of:=[.A1425]/1000/(60*60*24)" office:value-type="time" office:time-value="PT06H19M26.259S" calcext:value-type="time">
            <text:p>06:1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1813.4" calcext:value-type="float">
            <text:p>1813.4</text:p>
          </table:table-cell>
        </table:table-row>
        <table:table-row table:style-name="ro1">
          <table:table-cell office:value-type="float" office:value="22782261" calcext:value-type="float">
            <text:p>22782261</text:p>
          </table:table-cell>
          <table:table-cell table:formula="of:=[.A1426]/1000/(60*60*24)" office:value-type="time" office:time-value="PT06H19M42.261S" calcext:value-type="time">
            <text:p>06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508.95" calcext:value-type="float">
            <text:p>1508.95</text:p>
          </table:table-cell>
          <table:table-cell office:value-type="float" office:value="1814.64" calcext:value-type="float">
            <text:p>1814.64</text:p>
          </table:table-cell>
        </table:table-row>
        <table:table-row table:style-name="ro1">
          <table:table-cell office:value-type="float" office:value="22798261" calcext:value-type="float">
            <text:p>22798261</text:p>
          </table:table-cell>
          <table:table-cell table:formula="of:=[.A1427]/1000/(60*60*24)" office:value-type="time" office:time-value="PT06H19M58.261S" calcext:value-type="time">
            <text:p>06:1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510" calcext:value-type="float">
            <text:p>1510</text:p>
          </table:table-cell>
          <table:table-cell office:value-type="float" office:value="1815.88" calcext:value-type="float">
            <text:p>1815.88</text:p>
          </table:table-cell>
        </table:table-row>
        <table:table-row table:style-name="ro1">
          <table:table-cell office:value-type="float" office:value="22814261" calcext:value-type="float">
            <text:p>22814261</text:p>
          </table:table-cell>
          <table:table-cell table:formula="of:=[.A1428]/1000/(60*60*24)" office:value-type="time" office:time-value="PT06H20M14.261S" calcext:value-type="time">
            <text:p>06:2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1.04" calcext:value-type="float">
            <text:p>1511.04</text:p>
          </table:table-cell>
          <table:table-cell office:value-type="float" office:value="1817.12" calcext:value-type="float">
            <text:p>1817.12</text:p>
          </table:table-cell>
        </table:table-row>
        <table:table-row table:style-name="ro1">
          <table:table-cell office:value-type="float" office:value="22830261" calcext:value-type="float">
            <text:p>22830261</text:p>
          </table:table-cell>
          <table:table-cell table:formula="of:=[.A1429]/1000/(60*60*24)" office:value-type="time" office:time-value="PT06H20M30.261S" calcext:value-type="time">
            <text:p>06:2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512.09" calcext:value-type="float">
            <text:p>1512.09</text:p>
          </table:table-cell>
          <table:table-cell office:value-type="float" office:value="1818.36" calcext:value-type="float">
            <text:p>1818.36</text:p>
          </table:table-cell>
        </table:table-row>
        <table:table-row table:style-name="ro1">
          <table:table-cell office:value-type="float" office:value="22846261" calcext:value-type="float">
            <text:p>22846261</text:p>
          </table:table-cell>
          <table:table-cell table:formula="of:=[.A1430]/1000/(60*60*24)" office:value-type="time" office:time-value="PT06H20M46.261S" calcext:value-type="time">
            <text:p>06:2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3.13" calcext:value-type="float">
            <text:p>1513.13</text:p>
          </table:table-cell>
          <table:table-cell office:value-type="float" office:value="1819.6" calcext:value-type="float">
            <text:p>1819.6</text:p>
          </table:table-cell>
        </table:table-row>
        <table:table-row table:style-name="ro1">
          <table:table-cell office:value-type="float" office:value="22862261" calcext:value-type="float">
            <text:p>22862261</text:p>
          </table:table-cell>
          <table:table-cell table:formula="of:=[.A1431]/1000/(60*60*24)" office:value-type="time" office:time-value="PT06H21M02.261S" calcext:value-type="time">
            <text:p>06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14.18" calcext:value-type="float">
            <text:p>1514.18</text:p>
          </table:table-cell>
          <table:table-cell office:value-type="float" office:value="1820.84" calcext:value-type="float">
            <text:p>1820.84</text:p>
          </table:table-cell>
        </table:table-row>
        <table:table-row table:style-name="ro1">
          <table:table-cell office:value-type="float" office:value="22878261" calcext:value-type="float">
            <text:p>22878261</text:p>
          </table:table-cell>
          <table:table-cell table:formula="of:=[.A1432]/1000/(60*60*24)" office:value-type="time" office:time-value="PT06H21M18.261S" calcext:value-type="time">
            <text:p>06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15.22" calcext:value-type="float">
            <text:p>1515.22</text:p>
          </table:table-cell>
          <table:table-cell office:value-type="float" office:value="1822.08" calcext:value-type="float">
            <text:p>1822.08</text:p>
          </table:table-cell>
        </table:table-row>
        <table:table-row table:style-name="ro1">
          <table:table-cell office:value-type="float" office:value="22894261" calcext:value-type="float">
            <text:p>22894261</text:p>
          </table:table-cell>
          <table:table-cell table:formula="of:=[.A1433]/1000/(60*60*24)" office:value-type="time" office:time-value="PT06H21M34.261S" calcext:value-type="time">
            <text:p>06:2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6.27" calcext:value-type="float">
            <text:p>1516.27</text:p>
          </table:table-cell>
          <table:table-cell office:value-type="float" office:value="1823.32" calcext:value-type="float">
            <text:p>1823.32</text:p>
          </table:table-cell>
        </table:table-row>
        <table:table-row table:style-name="ro1">
          <table:table-cell office:value-type="float" office:value="22910261" calcext:value-type="float">
            <text:p>22910261</text:p>
          </table:table-cell>
          <table:table-cell table:formula="of:=[.A1434]/1000/(60*60*24)" office:value-type="time" office:time-value="PT06H21M50.261S" calcext:value-type="time">
            <text:p>06:2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7.31" calcext:value-type="float">
            <text:p>1517.31</text:p>
          </table:table-cell>
          <table:table-cell office:value-type="float" office:value="1824.56" calcext:value-type="float">
            <text:p>1824.56</text:p>
          </table:table-cell>
        </table:table-row>
        <table:table-row table:style-name="ro1">
          <table:table-cell office:value-type="float" office:value="22926261" calcext:value-type="float">
            <text:p>22926261</text:p>
          </table:table-cell>
          <table:table-cell table:formula="of:=[.A1435]/1000/(60*60*24)" office:value-type="time" office:time-value="PT06H22M06.261S" calcext:value-type="time">
            <text:p>06:2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18.36" calcext:value-type="float">
            <text:p>1518.36</text:p>
          </table:table-cell>
          <table:table-cell office:value-type="float" office:value="1825.81" calcext:value-type="float">
            <text:p>1825.81</text:p>
          </table:table-cell>
        </table:table-row>
        <table:table-row table:style-name="ro1">
          <table:table-cell office:value-type="float" office:value="22942261" calcext:value-type="float">
            <text:p>22942261</text:p>
          </table:table-cell>
          <table:table-cell table:formula="of:=[.A1436]/1000/(60*60*24)" office:value-type="time" office:time-value="PT06H22M22.261S" calcext:value-type="time">
            <text:p>06:2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19.4" calcext:value-type="float">
            <text:p>1519.4</text:p>
          </table:table-cell>
          <table:table-cell office:value-type="float" office:value="1827.04" calcext:value-type="float">
            <text:p>1827.04</text:p>
          </table:table-cell>
        </table:table-row>
        <table:table-row table:style-name="ro1">
          <table:table-cell office:value-type="float" office:value="22958261" calcext:value-type="float">
            <text:p>22958261</text:p>
          </table:table-cell>
          <table:table-cell table:formula="of:=[.A1437]/1000/(60*60*24)" office:value-type="time" office:time-value="PT06H22M38.261S" calcext:value-type="time">
            <text:p>06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20.45" calcext:value-type="float">
            <text:p>1520.45</text:p>
          </table:table-cell>
          <table:table-cell office:value-type="float" office:value="1828.28" calcext:value-type="float">
            <text:p>1828.28</text:p>
          </table:table-cell>
        </table:table-row>
        <table:table-row table:style-name="ro1">
          <table:table-cell office:value-type="float" office:value="22974261" calcext:value-type="float">
            <text:p>22974261</text:p>
          </table:table-cell>
          <table:table-cell table:formula="of:=[.A1438]/1000/(60*60*24)" office:value-type="time" office:time-value="PT06H22M54.261S" calcext:value-type="time">
            <text:p>06:2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521.49" calcext:value-type="float">
            <text:p>1521.49</text:p>
          </table:table-cell>
          <table:table-cell office:value-type="float" office:value="1829.52" calcext:value-type="float">
            <text:p>1829.52</text:p>
          </table:table-cell>
        </table:table-row>
        <table:table-row table:style-name="ro1">
          <table:table-cell office:value-type="float" office:value="22990261" calcext:value-type="float">
            <text:p>22990261</text:p>
          </table:table-cell>
          <table:table-cell table:formula="of:=[.A1439]/1000/(60*60*24)" office:value-type="time" office:time-value="PT06H23M10.261S" calcext:value-type="time">
            <text:p>06:2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22.54" calcext:value-type="float">
            <text:p>1522.54</text:p>
          </table:table-cell>
          <table:table-cell office:value-type="float" office:value="1830.76" calcext:value-type="float">
            <text:p>1830.76</text:p>
          </table:table-cell>
        </table:table-row>
        <table:table-row table:style-name="ro1">
          <table:table-cell office:value-type="float" office:value="23006261" calcext:value-type="float">
            <text:p>23006261</text:p>
          </table:table-cell>
          <table:table-cell table:formula="of:=[.A1440]/1000/(60*60*24)" office:value-type="time" office:time-value="PT06H23M26.261S" calcext:value-type="time">
            <text:p>06:2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523.58" calcext:value-type="float">
            <text:p>1523.58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3022261" calcext:value-type="float">
            <text:p>23022261</text:p>
          </table:table-cell>
          <table:table-cell table:formula="of:=[.A1441]/1000/(60*60*24)" office:value-type="time" office:time-value="PT06H23M42.261S" calcext:value-type="time">
            <text:p>06:2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524.63" calcext:value-type="float">
            <text:p>1524.63</text:p>
          </table:table-cell>
          <table:table-cell office:value-type="float" office:value="1833.24" calcext:value-type="float">
            <text:p>1833.24</text:p>
          </table:table-cell>
        </table:table-row>
        <table:table-row table:style-name="ro1">
          <table:table-cell office:value-type="float" office:value="23038261" calcext:value-type="float">
            <text:p>23038261</text:p>
          </table:table-cell>
          <table:table-cell table:formula="of:=[.A1442]/1000/(60*60*24)" office:value-type="time" office:time-value="PT06H23M58.261S" calcext:value-type="time">
            <text:p>06:2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25.67" calcext:value-type="float">
            <text:p>1525.67</text:p>
          </table:table-cell>
          <table:table-cell office:value-type="float" office:value="1834.47" calcext:value-type="float">
            <text:p>1834.47</text:p>
          </table:table-cell>
        </table:table-row>
        <table:table-row table:style-name="ro1">
          <table:table-cell office:value-type="float" office:value="23054261" calcext:value-type="float">
            <text:p>23054261</text:p>
          </table:table-cell>
          <table:table-cell table:formula="of:=[.A1443]/1000/(60*60*24)" office:value-type="time" office:time-value="PT06H24M14.261S" calcext:value-type="time">
            <text:p>06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26.72" calcext:value-type="float">
            <text:p>1526.72</text:p>
          </table:table-cell>
          <table:table-cell office:value-type="float" office:value="1835.71" calcext:value-type="float">
            <text:p>1835.71</text:p>
          </table:table-cell>
        </table:table-row>
        <table:table-row table:style-name="ro1">
          <table:table-cell office:value-type="float" office:value="23070261" calcext:value-type="float">
            <text:p>23070261</text:p>
          </table:table-cell>
          <table:table-cell table:formula="of:=[.A1444]/1000/(60*60*24)" office:value-type="time" office:time-value="PT06H24M30.261S" calcext:value-type="time">
            <text:p>06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27.76" calcext:value-type="float">
            <text:p>1527.76</text:p>
          </table:table-cell>
          <table:table-cell office:value-type="float" office:value="1836.95" calcext:value-type="float">
            <text:p>1836.95</text:p>
          </table:table-cell>
        </table:table-row>
        <table:table-row table:style-name="ro1">
          <table:table-cell office:value-type="float" office:value="23086261" calcext:value-type="float">
            <text:p>23086261</text:p>
          </table:table-cell>
          <table:table-cell table:formula="of:=[.A1445]/1000/(60*60*24)" office:value-type="time" office:time-value="PT06H24M46.261S" calcext:value-type="time">
            <text:p>06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28.81" calcext:value-type="float">
            <text:p>1528.81</text:p>
          </table:table-cell>
          <table:table-cell office:value-type="float" office:value="1838.19" calcext:value-type="float">
            <text:p>1838.19</text:p>
          </table:table-cell>
        </table:table-row>
        <table:table-row table:style-name="ro1">
          <table:table-cell office:value-type="float" office:value="23102261" calcext:value-type="float">
            <text:p>23102261</text:p>
          </table:table-cell>
          <table:table-cell table:formula="of:=[.A1446]/1000/(60*60*24)" office:value-type="time" office:time-value="PT06H25M02.261S" calcext:value-type="time">
            <text:p>06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29.85" calcext:value-type="float">
            <text:p>1529.85</text:p>
          </table:table-cell>
          <table:table-cell office:value-type="float" office:value="1839.43" calcext:value-type="float">
            <text:p>1839.43</text:p>
          </table:table-cell>
        </table:table-row>
        <table:table-row table:style-name="ro1">
          <table:table-cell office:value-type="float" office:value="23118261" calcext:value-type="float">
            <text:p>23118261</text:p>
          </table:table-cell>
          <table:table-cell table:formula="of:=[.A1447]/1000/(60*60*24)" office:value-type="time" office:time-value="PT06H25M18.261S" calcext:value-type="time">
            <text:p>06:2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30.9" calcext:value-type="float">
            <text:p>1530.9</text:p>
          </table:table-cell>
          <table:table-cell office:value-type="float" office:value="1840.67" calcext:value-type="float">
            <text:p>1840.67</text:p>
          </table:table-cell>
        </table:table-row>
        <table:table-row table:style-name="ro1">
          <table:table-cell office:value-type="float" office:value="23134261" calcext:value-type="float">
            <text:p>23134261</text:p>
          </table:table-cell>
          <table:table-cell table:formula="of:=[.A1448]/1000/(60*60*24)" office:value-type="time" office:time-value="PT06H25M34.261S" calcext:value-type="time">
            <text:p>06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31.94" calcext:value-type="float">
            <text:p>1531.94</text:p>
          </table:table-cell>
          <table:table-cell office:value-type="float" office:value="1841.9" calcext:value-type="float">
            <text:p>1841.9</text:p>
          </table:table-cell>
        </table:table-row>
        <table:table-row table:style-name="ro1">
          <table:table-cell office:value-type="float" office:value="23150261" calcext:value-type="float">
            <text:p>23150261</text:p>
          </table:table-cell>
          <table:table-cell table:formula="of:=[.A1449]/1000/(60*60*24)" office:value-type="time" office:time-value="PT06H25M50.261S" calcext:value-type="time">
            <text:p>06:2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2.99" calcext:value-type="float">
            <text:p>1532.99</text:p>
          </table:table-cell>
          <table:table-cell office:value-type="float" office:value="1843.14" calcext:value-type="float">
            <text:p>1843.14</text:p>
          </table:table-cell>
        </table:table-row>
        <table:table-row table:style-name="ro1">
          <table:table-cell office:value-type="float" office:value="23166261" calcext:value-type="float">
            <text:p>23166261</text:p>
          </table:table-cell>
          <table:table-cell table:formula="of:=[.A1450]/1000/(60*60*24)" office:value-type="time" office:time-value="PT06H26M06.261S" calcext:value-type="time">
            <text:p>06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534.03" calcext:value-type="float">
            <text:p>1534.03</text:p>
          </table:table-cell>
          <table:table-cell office:value-type="float" office:value="1844.38" calcext:value-type="float">
            <text:p>1844.38</text:p>
          </table:table-cell>
        </table:table-row>
        <table:table-row table:style-name="ro1">
          <table:table-cell office:value-type="float" office:value="23182261" calcext:value-type="float">
            <text:p>23182261</text:p>
          </table:table-cell>
          <table:table-cell table:formula="of:=[.A1451]/1000/(60*60*24)" office:value-type="time" office:time-value="PT06H26M22.261S" calcext:value-type="time">
            <text:p>06:2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5.08" calcext:value-type="float">
            <text:p>1535.08</text:p>
          </table:table-cell>
          <table:table-cell office:value-type="float" office:value="1845.62" calcext:value-type="float">
            <text:p>1845.62</text:p>
          </table:table-cell>
        </table:table-row>
        <table:table-row table:style-name="ro1">
          <table:table-cell office:value-type="float" office:value="23198261" calcext:value-type="float">
            <text:p>23198261</text:p>
          </table:table-cell>
          <table:table-cell table:formula="of:=[.A1452]/1000/(60*60*24)" office:value-type="time" office:time-value="PT06H26M38.261S" calcext:value-type="time">
            <text:p>06:2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6.12" calcext:value-type="float">
            <text:p>1536.12</text:p>
          </table:table-cell>
          <table:table-cell office:value-type="float" office:value="1846.85" calcext:value-type="float">
            <text:p>1846.85</text:p>
          </table:table-cell>
        </table:table-row>
        <table:table-row table:style-name="ro1">
          <table:table-cell office:value-type="float" office:value="23214261" calcext:value-type="float">
            <text:p>23214261</text:p>
          </table:table-cell>
          <table:table-cell table:formula="of:=[.A1453]/1000/(60*60*24)" office:value-type="time" office:time-value="PT06H26M54.261S" calcext:value-type="time">
            <text:p>06:2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537.17" calcext:value-type="float">
            <text:p>1537.17</text:p>
          </table:table-cell>
          <table:table-cell office:value-type="float" office:value="1848.09" calcext:value-type="float">
            <text:p>1848.09</text:p>
          </table:table-cell>
        </table:table-row>
        <table:table-row table:style-name="ro1">
          <table:table-cell office:value-type="float" office:value="23230261" calcext:value-type="float">
            <text:p>23230261</text:p>
          </table:table-cell>
          <table:table-cell table:formula="of:=[.A1454]/1000/(60*60*24)" office:value-type="time" office:time-value="PT06H27M10.261S" calcext:value-type="time">
            <text:p>06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538.21" calcext:value-type="float">
            <text:p>1538.21</text:p>
          </table:table-cell>
          <table:table-cell office:value-type="float" office:value="1849.33" calcext:value-type="float">
            <text:p>1849.33</text:p>
          </table:table-cell>
        </table:table-row>
        <table:table-row table:style-name="ro1">
          <table:table-cell office:value-type="float" office:value="23246261" calcext:value-type="float">
            <text:p>23246261</text:p>
          </table:table-cell>
          <table:table-cell table:formula="of:=[.A1455]/1000/(60*60*24)" office:value-type="time" office:time-value="PT06H27M26.261S" calcext:value-type="time">
            <text:p>06:2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39.26" calcext:value-type="float">
            <text:p>1539.26</text:p>
          </table:table-cell>
          <table:table-cell office:value-type="float" office:value="1850.56" calcext:value-type="float">
            <text:p>1850.56</text:p>
          </table:table-cell>
        </table:table-row>
        <table:table-row table:style-name="ro1">
          <table:table-cell office:value-type="float" office:value="23262261" calcext:value-type="float">
            <text:p>23262261</text:p>
          </table:table-cell>
          <table:table-cell table:formula="of:=[.A1456]/1000/(60*60*24)" office:value-type="time" office:time-value="PT06H27M42.261S" calcext:value-type="time">
            <text:p>06:2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0.3" calcext:value-type="float">
            <text:p>1540.3</text:p>
          </table:table-cell>
          <table:table-cell office:value-type="float" office:value="1851.8" calcext:value-type="float">
            <text:p>1851.8</text:p>
          </table:table-cell>
        </table:table-row>
        <table:table-row table:style-name="ro1">
          <table:table-cell office:value-type="float" office:value="23278261" calcext:value-type="float">
            <text:p>23278261</text:p>
          </table:table-cell>
          <table:table-cell table:formula="of:=[.A1457]/1000/(60*60*24)" office:value-type="time" office:time-value="PT06H27M58.261S" calcext:value-type="time">
            <text:p>06:2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1.35" calcext:value-type="float">
            <text:p>1541.35</text:p>
          </table:table-cell>
          <table:table-cell office:value-type="float" office:value="1853.04" calcext:value-type="float">
            <text:p>1853.04</text:p>
          </table:table-cell>
        </table:table-row>
        <table:table-row table:style-name="ro1">
          <table:table-cell office:value-type="float" office:value="23294261" calcext:value-type="float">
            <text:p>23294261</text:p>
          </table:table-cell>
          <table:table-cell table:formula="of:=[.A1458]/1000/(60*60*24)" office:value-type="time" office:time-value="PT06H28M14.261S" calcext:value-type="time">
            <text:p>06:2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2.39" calcext:value-type="float">
            <text:p>1542.39</text:p>
          </table:table-cell>
          <table:table-cell office:value-type="float" office:value="1854.28" calcext:value-type="float">
            <text:p>1854.28</text:p>
          </table:table-cell>
        </table:table-row>
        <table:table-row table:style-name="ro1">
          <table:table-cell office:value-type="float" office:value="23310261" calcext:value-type="float">
            <text:p>23310261</text:p>
          </table:table-cell>
          <table:table-cell table:formula="of:=[.A1459]/1000/(60*60*24)" office:value-type="time" office:time-value="PT06H28M30.261S" calcext:value-type="time">
            <text:p>06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543.44" calcext:value-type="float">
            <text:p>1543.44</text:p>
          </table:table-cell>
          <table:table-cell office:value-type="float" office:value="1855.51" calcext:value-type="float">
            <text:p>1855.51</text:p>
          </table:table-cell>
        </table:table-row>
        <table:table-row table:style-name="ro1">
          <table:table-cell office:value-type="float" office:value="23326261" calcext:value-type="float">
            <text:p>23326261</text:p>
          </table:table-cell>
          <table:table-cell table:formula="of:=[.A1460]/1000/(60*60*24)" office:value-type="time" office:time-value="PT06H28M46.261S" calcext:value-type="time">
            <text:p>06:2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4.48" calcext:value-type="float">
            <text:p>1544.48</text:p>
          </table:table-cell>
          <table:table-cell office:value-type="float" office:value="1856.75" calcext:value-type="float">
            <text:p>1856.75</text:p>
          </table:table-cell>
        </table:table-row>
        <table:table-row table:style-name="ro1">
          <table:table-cell office:value-type="float" office:value="23342261" calcext:value-type="float">
            <text:p>23342261</text:p>
          </table:table-cell>
          <table:table-cell table:formula="of:=[.A1461]/1000/(60*60*24)" office:value-type="time" office:time-value="PT06H29M02.261S" calcext:value-type="time">
            <text:p>06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5.53" calcext:value-type="float">
            <text:p>1545.53</text:p>
          </table:table-cell>
          <table:table-cell office:value-type="float" office:value="1857.99" calcext:value-type="float">
            <text:p>1857.99</text:p>
          </table:table-cell>
        </table:table-row>
        <table:table-row table:style-name="ro1">
          <table:table-cell office:value-type="float" office:value="23358261" calcext:value-type="float">
            <text:p>23358261</text:p>
          </table:table-cell>
          <table:table-cell table:formula="of:=[.A1462]/1000/(60*60*24)" office:value-type="time" office:time-value="PT06H29M18.261S" calcext:value-type="time">
            <text:p>06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6.57" calcext:value-type="float">
            <text:p>1546.57</text:p>
          </table:table-cell>
          <table:table-cell office:value-type="float" office:value="1859.22" calcext:value-type="float">
            <text:p>1859.22</text:p>
          </table:table-cell>
        </table:table-row>
        <table:table-row table:style-name="ro1">
          <table:table-cell office:value-type="float" office:value="23374261" calcext:value-type="float">
            <text:p>23374261</text:p>
          </table:table-cell>
          <table:table-cell table:formula="of:=[.A1463]/1000/(60*60*24)" office:value-type="time" office:time-value="PT06H29M34.261S" calcext:value-type="time">
            <text:p>06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47.61" calcext:value-type="float">
            <text:p>1547.61</text:p>
          </table:table-cell>
          <table:table-cell office:value-type="float" office:value="1860.46" calcext:value-type="float">
            <text:p>1860.46</text:p>
          </table:table-cell>
        </table:table-row>
        <table:table-row table:style-name="ro1">
          <table:table-cell office:value-type="float" office:value="23390261" calcext:value-type="float">
            <text:p>23390261</text:p>
          </table:table-cell>
          <table:table-cell table:formula="of:=[.A1464]/1000/(60*60*24)" office:value-type="time" office:time-value="PT06H29M50.261S" calcext:value-type="time">
            <text:p>06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8.66" calcext:value-type="float">
            <text:p>1548.66</text:p>
          </table:table-cell>
          <table:table-cell office:value-type="float" office:value="1861.7" calcext:value-type="float">
            <text:p>1861.7</text:p>
          </table:table-cell>
        </table:table-row>
        <table:table-row table:style-name="ro1">
          <table:table-cell office:value-type="float" office:value="23406261" calcext:value-type="float">
            <text:p>23406261</text:p>
          </table:table-cell>
          <table:table-cell table:formula="of:=[.A1465]/1000/(60*60*24)" office:value-type="time" office:time-value="PT06H30M06.261S" calcext:value-type="time">
            <text:p>06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549.7" calcext:value-type="float">
            <text:p>1549.7</text:p>
          </table:table-cell>
          <table:table-cell office:value-type="float" office:value="1862.93" calcext:value-type="float">
            <text:p>1862.93</text:p>
          </table:table-cell>
        </table:table-row>
        <table:table-row table:style-name="ro1">
          <table:table-cell office:value-type="float" office:value="23422261" calcext:value-type="float">
            <text:p>23422261</text:p>
          </table:table-cell>
          <table:table-cell table:formula="of:=[.A1466]/1000/(60*60*24)" office:value-type="time" office:time-value="PT06H30M22.261S" calcext:value-type="time">
            <text:p>06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50.75" calcext:value-type="float">
            <text:p>1550.75</text:p>
          </table:table-cell>
          <table:table-cell office:value-type="float" office:value="1864.17" calcext:value-type="float">
            <text:p>1864.17</text:p>
          </table:table-cell>
        </table:table-row>
        <table:table-row table:style-name="ro1">
          <table:table-cell office:value-type="float" office:value="23438261" calcext:value-type="float">
            <text:p>23438261</text:p>
          </table:table-cell>
          <table:table-cell table:formula="of:=[.A1467]/1000/(60*60*24)" office:value-type="time" office:time-value="PT06H30M38.261S" calcext:value-type="time">
            <text:p>06:3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51.79" calcext:value-type="float">
            <text:p>1551.79</text:p>
          </table:table-cell>
          <table:table-cell office:value-type="float" office:value="1865.4" calcext:value-type="float">
            <text:p>1865.4</text:p>
          </table:table-cell>
        </table:table-row>
        <table:table-row table:style-name="ro1">
          <table:table-cell office:value-type="float" office:value="23454261" calcext:value-type="float">
            <text:p>23454261</text:p>
          </table:table-cell>
          <table:table-cell table:formula="of:=[.A1468]/1000/(60*60*24)" office:value-type="time" office:time-value="PT06H30M54.261S" calcext:value-type="time">
            <text:p>06:3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52.84" calcext:value-type="float">
            <text:p>1552.84</text:p>
          </table:table-cell>
          <table:table-cell office:value-type="float" office:value="1866.64" calcext:value-type="float">
            <text:p>1866.64</text:p>
          </table:table-cell>
        </table:table-row>
        <table:table-row table:style-name="ro1">
          <table:table-cell office:value-type="float" office:value="23470261" calcext:value-type="float">
            <text:p>23470261</text:p>
          </table:table-cell>
          <table:table-cell table:formula="of:=[.A1469]/1000/(60*60*24)" office:value-type="time" office:time-value="PT06H31M10.261S" calcext:value-type="time">
            <text:p>06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4.8" calcext:value-type="float">
            <text:p>234.8</text:p>
          </table:table-cell>
          <table:table-cell office:value-type="float" office:value="278.82" calcext:value-type="float">
            <text:p>278.82</text:p>
          </table:table-cell>
          <table:table-cell office:value-type="float" office:value="1553.88" calcext:value-type="float">
            <text:p>1553.88</text:p>
          </table:table-cell>
          <table:table-cell office:value-type="float" office:value="1867.88" calcext:value-type="float">
            <text:p>1867.88</text:p>
          </table:table-cell>
        </table:table-row>
        <table:table-row table:style-name="ro1">
          <table:table-cell office:value-type="float" office:value="23486261" calcext:value-type="float">
            <text:p>23486261</text:p>
          </table:table-cell>
          <table:table-cell table:formula="of:=[.A1470]/1000/(60*60*24)" office:value-type="time" office:time-value="PT06H31M26.261S" calcext:value-type="time">
            <text:p>06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4.8" calcext:value-type="float">
            <text:p>234.8</text:p>
          </table:table-cell>
          <table:table-cell office:value-type="float" office:value="278.82" calcext:value-type="float">
            <text:p>278.82</text:p>
          </table:table-cell>
          <table:table-cell office:value-type="float" office:value="1554.93" calcext:value-type="float">
            <text:p>1554.93</text:p>
          </table:table-cell>
          <table:table-cell office:value-type="float" office:value="1869.11" calcext:value-type="float">
            <text:p>1869.11</text:p>
          </table:table-cell>
        </table:table-row>
        <table:table-row table:style-name="ro1">
          <table:table-cell office:value-type="float" office:value="23502261" calcext:value-type="float">
            <text:p>23502261</text:p>
          </table:table-cell>
          <table:table-cell table:formula="of:=[.A1471]/1000/(60*60*24)" office:value-type="time" office:time-value="PT06H31M42.261S" calcext:value-type="time">
            <text:p>06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55.97" calcext:value-type="float">
            <text:p>1555.97</text:p>
          </table:table-cell>
          <table:table-cell office:value-type="float" office:value="1870.35" calcext:value-type="float">
            <text:p>1870.35</text:p>
          </table:table-cell>
        </table:table-row>
        <table:table-row table:style-name="ro1">
          <table:table-cell office:value-type="float" office:value="23518261" calcext:value-type="float">
            <text:p>23518261</text:p>
          </table:table-cell>
          <table:table-cell table:formula="of:=[.A1472]/1000/(60*60*24)" office:value-type="time" office:time-value="PT06H31M58.261S" calcext:value-type="time">
            <text:p>06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57.01" calcext:value-type="float">
            <text:p>1557.01</text:p>
          </table:table-cell>
          <table:table-cell office:value-type="float" office:value="1871.59" calcext:value-type="float">
            <text:p>1871.59</text:p>
          </table:table-cell>
        </table:table-row>
        <table:table-row table:style-name="ro1">
          <table:table-cell office:value-type="float" office:value="23534261" calcext:value-type="float">
            <text:p>23534261</text:p>
          </table:table-cell>
          <table:table-cell table:formula="of:=[.A1473]/1000/(60*60*24)" office:value-type="time" office:time-value="PT06H32M14.261S" calcext:value-type="time">
            <text:p>06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58.06" calcext:value-type="float">
            <text:p>1558.06</text:p>
          </table:table-cell>
          <table:table-cell office:value-type="float" office:value="1872.82" calcext:value-type="float">
            <text:p>1872.82</text:p>
          </table:table-cell>
        </table:table-row>
        <table:table-row table:style-name="ro1">
          <table:table-cell office:value-type="float" office:value="23550261" calcext:value-type="float">
            <text:p>23550261</text:p>
          </table:table-cell>
          <table:table-cell table:formula="of:=[.A1474]/1000/(60*60*24)" office:value-type="time" office:time-value="PT06H32M30.261S" calcext:value-type="time">
            <text:p>06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559.1" calcext:value-type="float">
            <text:p>1559.1</text:p>
          </table:table-cell>
          <table:table-cell office:value-type="float" office:value="1874.06" calcext:value-type="float">
            <text:p>1874.06</text:p>
          </table:table-cell>
        </table:table-row>
        <table:table-row table:style-name="ro1">
          <table:table-cell office:value-type="float" office:value="23566261" calcext:value-type="float">
            <text:p>23566261</text:p>
          </table:table-cell>
          <table:table-cell table:formula="of:=[.A1475]/1000/(60*60*24)" office:value-type="time" office:time-value="PT06H32M46.261S" calcext:value-type="time">
            <text:p>06:3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0.14" calcext:value-type="float">
            <text:p>1560.14</text:p>
          </table:table-cell>
          <table:table-cell office:value-type="float" office:value="1875.29" calcext:value-type="float">
            <text:p>1875.29</text:p>
          </table:table-cell>
        </table:table-row>
        <table:table-row table:style-name="ro1">
          <table:table-cell office:value-type="float" office:value="23582261" calcext:value-type="float">
            <text:p>23582261</text:p>
          </table:table-cell>
          <table:table-cell table:formula="of:=[.A1476]/1000/(60*60*24)" office:value-type="time" office:time-value="PT06H33M02.261S" calcext:value-type="time">
            <text:p>06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1.19" calcext:value-type="float">
            <text:p>1561.19</text:p>
          </table:table-cell>
          <table:table-cell office:value-type="float" office:value="1876.53" calcext:value-type="float">
            <text:p>1876.53</text:p>
          </table:table-cell>
        </table:table-row>
        <table:table-row table:style-name="ro1">
          <table:table-cell office:value-type="float" office:value="23598261" calcext:value-type="float">
            <text:p>23598261</text:p>
          </table:table-cell>
          <table:table-cell table:formula="of:=[.A1477]/1000/(60*60*24)" office:value-type="time" office:time-value="PT06H33M18.261S" calcext:value-type="time">
            <text:p>06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2.23" calcext:value-type="float">
            <text:p>1562.23</text:p>
          </table:table-cell>
          <table:table-cell office:value-type="float" office:value="1877.76" calcext:value-type="float">
            <text:p>1877.76</text:p>
          </table:table-cell>
        </table:table-row>
        <table:table-row table:style-name="ro1">
          <table:table-cell office:value-type="float" office:value="23614261" calcext:value-type="float">
            <text:p>23614261</text:p>
          </table:table-cell>
          <table:table-cell table:formula="of:=[.A1478]/1000/(60*60*24)" office:value-type="time" office:time-value="PT06H33M34.261S" calcext:value-type="time">
            <text:p>06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3.27" calcext:value-type="float">
            <text:p>1563.27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3630261" calcext:value-type="float">
            <text:p>23630261</text:p>
          </table:table-cell>
          <table:table-cell table:formula="of:=[.A1479]/1000/(60*60*24)" office:value-type="time" office:time-value="PT06H33M50.261S" calcext:value-type="time">
            <text:p>06:3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4.32" calcext:value-type="float">
            <text:p>1564.32</text:p>
          </table:table-cell>
          <table:table-cell office:value-type="float" office:value="1880.23" calcext:value-type="float">
            <text:p>1880.23</text:p>
          </table:table-cell>
        </table:table-row>
        <table:table-row table:style-name="ro1">
          <table:table-cell office:value-type="float" office:value="23646261" calcext:value-type="float">
            <text:p>23646261</text:p>
          </table:table-cell>
          <table:table-cell table:formula="of:=[.A1480]/1000/(60*60*24)" office:value-type="time" office:time-value="PT06H34M06.261S" calcext:value-type="time">
            <text:p>06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5.36" calcext:value-type="float">
            <text:p>1565.36</text:p>
          </table:table-cell>
          <table:table-cell office:value-type="float" office:value="1881.47" calcext:value-type="float">
            <text:p>1881.47</text:p>
          </table:table-cell>
        </table:table-row>
        <table:table-row table:style-name="ro1">
          <table:table-cell office:value-type="float" office:value="23662261" calcext:value-type="float">
            <text:p>23662261</text:p>
          </table:table-cell>
          <table:table-cell table:formula="of:=[.A1481]/1000/(60*60*24)" office:value-type="time" office:time-value="PT06H34M22.261S" calcext:value-type="time">
            <text:p>06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6.4" calcext:value-type="float">
            <text:p>1566.4</text:p>
          </table:table-cell>
          <table:table-cell office:value-type="float" office:value="1882.7" calcext:value-type="float">
            <text:p>1882.7</text:p>
          </table:table-cell>
        </table:table-row>
        <table:table-row table:style-name="ro1">
          <table:table-cell office:value-type="float" office:value="23678261" calcext:value-type="float">
            <text:p>23678261</text:p>
          </table:table-cell>
          <table:table-cell table:formula="of:=[.A1482]/1000/(60*60*24)" office:value-type="time" office:time-value="PT06H34M38.261S" calcext:value-type="time">
            <text:p>06:3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7.45" calcext:value-type="float">
            <text:p>1567.45</text:p>
          </table:table-cell>
          <table:table-cell office:value-type="float" office:value="1883.93" calcext:value-type="float">
            <text:p>1883.93</text:p>
          </table:table-cell>
        </table:table-row>
        <table:table-row table:style-name="ro1">
          <table:table-cell office:value-type="float" office:value="23694261" calcext:value-type="float">
            <text:p>23694261</text:p>
          </table:table-cell>
          <table:table-cell table:formula="of:=[.A1483]/1000/(60*60*24)" office:value-type="time" office:time-value="PT06H34M54.261S" calcext:value-type="time">
            <text:p>06:3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568.49" calcext:value-type="float">
            <text:p>1568.49</text:p>
          </table:table-cell>
          <table:table-cell office:value-type="float" office:value="1885.17" calcext:value-type="float">
            <text:p>1885.17</text:p>
          </table:table-cell>
        </table:table-row>
        <table:table-row table:style-name="ro1">
          <table:table-cell office:value-type="float" office:value="23710261" calcext:value-type="float">
            <text:p>23710261</text:p>
          </table:table-cell>
          <table:table-cell table:formula="of:=[.A1484]/1000/(60*60*24)" office:value-type="time" office:time-value="PT06H35M10.261S" calcext:value-type="time">
            <text:p>06:3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69.53" calcext:value-type="float">
            <text:p>1569.53</text:p>
          </table:table-cell>
          <table:table-cell office:value-type="float" office:value="1886.4" calcext:value-type="float">
            <text:p>1886.4</text:p>
          </table:table-cell>
        </table:table-row>
        <table:table-row table:style-name="ro1">
          <table:table-cell office:value-type="float" office:value="23726261" calcext:value-type="float">
            <text:p>23726261</text:p>
          </table:table-cell>
          <table:table-cell table:formula="of:=[.A1485]/1000/(60*60*24)" office:value-type="time" office:time-value="PT06H35M26.261S" calcext:value-type="time">
            <text:p>06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4.7" calcext:value-type="float">
            <text:p>234.7</text:p>
          </table:table-cell>
          <table:table-cell office:value-type="float" office:value="278.7" calcext:value-type="float">
            <text:p>278.7</text:p>
          </table:table-cell>
          <table:table-cell office:value-type="float" office:value="1570.58" calcext:value-type="float">
            <text:p>1570.58</text:p>
          </table:table-cell>
          <table:table-cell office:value-type="float" office:value="1887.64" calcext:value-type="float">
            <text:p>1887.64</text:p>
          </table:table-cell>
        </table:table-row>
        <table:table-row table:style-name="ro1">
          <table:table-cell office:value-type="float" office:value="23742261" calcext:value-type="float">
            <text:p>23742261</text:p>
          </table:table-cell>
          <table:table-cell table:formula="of:=[.A1486]/1000/(60*60*24)" office:value-type="time" office:time-value="PT06H35M42.261S" calcext:value-type="time">
            <text:p>06:3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1.62" calcext:value-type="float">
            <text:p>1571.62</text:p>
          </table:table-cell>
          <table:table-cell office:value-type="float" office:value="1888.87" calcext:value-type="float">
            <text:p>1888.87</text:p>
          </table:table-cell>
        </table:table-row>
        <table:table-row table:style-name="ro1">
          <table:table-cell office:value-type="float" office:value="23758261" calcext:value-type="float">
            <text:p>23758261</text:p>
          </table:table-cell>
          <table:table-cell table:formula="of:=[.A1487]/1000/(60*60*24)" office:value-type="time" office:time-value="PT06H35M58.261S" calcext:value-type="time">
            <text:p>06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2.66" calcext:value-type="float">
            <text:p>1572.66</text:p>
          </table:table-cell>
          <table:table-cell office:value-type="float" office:value="1890.11" calcext:value-type="float">
            <text:p>1890.11</text:p>
          </table:table-cell>
        </table:table-row>
        <table:table-row table:style-name="ro1">
          <table:table-cell office:value-type="float" office:value="23774261" calcext:value-type="float">
            <text:p>23774261</text:p>
          </table:table-cell>
          <table:table-cell table:formula="of:=[.A1488]/1000/(60*60*24)" office:value-type="time" office:time-value="PT06H36M14.261S" calcext:value-type="time">
            <text:p>06:3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891.34" calcext:value-type="float">
            <text:p>1891.34</text:p>
          </table:table-cell>
        </table:table-row>
        <table:table-row table:style-name="ro1">
          <table:table-cell office:value-type="float" office:value="23790261" calcext:value-type="float">
            <text:p>23790261</text:p>
          </table:table-cell>
          <table:table-cell table:formula="of:=[.A1489]/1000/(60*60*24)" office:value-type="time" office:time-value="PT06H36M30.261S" calcext:value-type="time">
            <text:p>06:3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74.75" calcext:value-type="float">
            <text:p>1574.75</text:p>
          </table:table-cell>
          <table:table-cell office:value-type="float" office:value="1892.57" calcext:value-type="float">
            <text:p>1892.57</text:p>
          </table:table-cell>
        </table:table-row>
        <table:table-row table:style-name="ro1">
          <table:table-cell office:value-type="float" office:value="23806261" calcext:value-type="float">
            <text:p>23806261</text:p>
          </table:table-cell>
          <table:table-cell table:formula="of:=[.A1490]/1000/(60*60*24)" office:value-type="time" office:time-value="PT06H36M46.261S" calcext:value-type="time">
            <text:p>06:3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5.79" calcext:value-type="float">
            <text:p>1575.79</text:p>
          </table:table-cell>
          <table:table-cell office:value-type="float" office:value="1893.81" calcext:value-type="float">
            <text:p>1893.81</text:p>
          </table:table-cell>
        </table:table-row>
        <table:table-row table:style-name="ro1">
          <table:table-cell office:value-type="float" office:value="23822261" calcext:value-type="float">
            <text:p>23822261</text:p>
          </table:table-cell>
          <table:table-cell table:formula="of:=[.A1491]/1000/(60*60*24)" office:value-type="time" office:time-value="PT06H37M02.261S" calcext:value-type="time">
            <text:p>06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6.84" calcext:value-type="float">
            <text:p>1576.84</text:p>
          </table:table-cell>
          <table:table-cell office:value-type="float" office:value="1895.04" calcext:value-type="float">
            <text:p>1895.04</text:p>
          </table:table-cell>
        </table:table-row>
        <table:table-row table:style-name="ro1">
          <table:table-cell office:value-type="float" office:value="23838261" calcext:value-type="float">
            <text:p>23838261</text:p>
          </table:table-cell>
          <table:table-cell table:formula="of:=[.A1492]/1000/(60*60*24)" office:value-type="time" office:time-value="PT06H37M18.261S" calcext:value-type="time">
            <text:p>06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1896.28" calcext:value-type="float">
            <text:p>1896.28</text:p>
          </table:table-cell>
        </table:table-row>
        <table:table-row table:style-name="ro1">
          <table:table-cell office:value-type="float" office:value="23854261" calcext:value-type="float">
            <text:p>23854261</text:p>
          </table:table-cell>
          <table:table-cell table:formula="of:=[.A1493]/1000/(60*60*24)" office:value-type="time" office:time-value="PT06H37M34.261S" calcext:value-type="time">
            <text:p>06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578.92" calcext:value-type="float">
            <text:p>1578.92</text:p>
          </table:table-cell>
          <table:table-cell office:value-type="float" office:value="1897.51" calcext:value-type="float">
            <text:p>1897.51</text:p>
          </table:table-cell>
        </table:table-row>
        <table:table-row table:style-name="ro1">
          <table:table-cell office:value-type="float" office:value="23870261" calcext:value-type="float">
            <text:p>23870261</text:p>
          </table:table-cell>
          <table:table-cell table:formula="of:=[.A1494]/1000/(60*60*24)" office:value-type="time" office:time-value="PT06H37M50.261S" calcext:value-type="time">
            <text:p>06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79.97" calcext:value-type="float">
            <text:p>1579.97</text:p>
          </table:table-cell>
          <table:table-cell office:value-type="float" office:value="1898.75" calcext:value-type="float">
            <text:p>1898.75</text:p>
          </table:table-cell>
        </table:table-row>
        <table:table-row table:style-name="ro1">
          <table:table-cell office:value-type="float" office:value="23886261" calcext:value-type="float">
            <text:p>23886261</text:p>
          </table:table-cell>
          <table:table-cell table:formula="of:=[.A1495]/1000/(60*60*24)" office:value-type="time" office:time-value="PT06H38M06.261S" calcext:value-type="time">
            <text:p>06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1.01" calcext:value-type="float">
            <text:p>1581.01</text:p>
          </table:table-cell>
          <table:table-cell office:value-type="float" office:value="1899.98" calcext:value-type="float">
            <text:p>1899.98</text:p>
          </table:table-cell>
        </table:table-row>
        <table:table-row table:style-name="ro1">
          <table:table-cell office:value-type="float" office:value="23902261" calcext:value-type="float">
            <text:p>23902261</text:p>
          </table:table-cell>
          <table:table-cell table:formula="of:=[.A1496]/1000/(60*60*24)" office:value-type="time" office:time-value="PT06H38M22.261S" calcext:value-type="time">
            <text:p>06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2.05" calcext:value-type="float">
            <text:p>1582.05</text:p>
          </table:table-cell>
          <table:table-cell office:value-type="float" office:value="1901.21" calcext:value-type="float">
            <text:p>1901.21</text:p>
          </table:table-cell>
        </table:table-row>
        <table:table-row table:style-name="ro1">
          <table:table-cell office:value-type="float" office:value="23918261" calcext:value-type="float">
            <text:p>23918261</text:p>
          </table:table-cell>
          <table:table-cell table:formula="of:=[.A1497]/1000/(60*60*24)" office:value-type="time" office:time-value="PT06H38M38.261S" calcext:value-type="time">
            <text:p>06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1902.45" calcext:value-type="float">
            <text:p>1902.45</text:p>
          </table:table-cell>
        </table:table-row>
        <table:table-row table:style-name="ro1">
          <table:table-cell office:value-type="float" office:value="23934261" calcext:value-type="float">
            <text:p>23934261</text:p>
          </table:table-cell>
          <table:table-cell table:formula="of:=[.A1498]/1000/(60*60*24)" office:value-type="time" office:time-value="PT06H38M54.261S" calcext:value-type="time">
            <text:p>06:3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4.14" calcext:value-type="float">
            <text:p>1584.14</text:p>
          </table:table-cell>
          <table:table-cell office:value-type="float" office:value="1903.68" calcext:value-type="float">
            <text:p>1903.68</text:p>
          </table:table-cell>
        </table:table-row>
        <table:table-row table:style-name="ro1">
          <table:table-cell office:value-type="float" office:value="23950261" calcext:value-type="float">
            <text:p>23950261</text:p>
          </table:table-cell>
          <table:table-cell table:formula="of:=[.A1499]/1000/(60*60*24)" office:value-type="time" office:time-value="PT06H39M10.261S" calcext:value-type="time">
            <text:p>06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904.92" calcext:value-type="float">
            <text:p>1904.92</text:p>
          </table:table-cell>
        </table:table-row>
        <table:table-row table:style-name="ro1">
          <table:table-cell office:value-type="float" office:value="23966261" calcext:value-type="float">
            <text:p>23966261</text:p>
          </table:table-cell>
          <table:table-cell table:formula="of:=[.A1500]/1000/(60*60*24)" office:value-type="time" office:time-value="PT06H39M26.261S" calcext:value-type="time">
            <text:p>06:3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86.22" calcext:value-type="float">
            <text:p>1586.22</text:p>
          </table:table-cell>
          <table:table-cell office:value-type="float" office:value="1906.15" calcext:value-type="float">
            <text:p>1906.15</text:p>
          </table:table-cell>
        </table:table-row>
        <table:table-row table:style-name="ro1">
          <table:table-cell office:value-type="float" office:value="23982261" calcext:value-type="float">
            <text:p>23982261</text:p>
          </table:table-cell>
          <table:table-cell table:formula="of:=[.A1501]/1000/(60*60*24)" office:value-type="time" office:time-value="PT06H39M42.261S" calcext:value-type="time">
            <text:p>06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7.27" calcext:value-type="float">
            <text:p>1587.27</text:p>
          </table:table-cell>
          <table:table-cell office:value-type="float" office:value="1907.38" calcext:value-type="float">
            <text:p>1907.38</text:p>
          </table:table-cell>
        </table:table-row>
        <table:table-row table:style-name="ro1">
          <table:table-cell office:value-type="float" office:value="23998261" calcext:value-type="float">
            <text:p>23998261</text:p>
          </table:table-cell>
          <table:table-cell table:formula="of:=[.A1502]/1000/(60*60*24)" office:value-type="time" office:time-value="PT06H39M58.261S" calcext:value-type="time">
            <text:p>06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88.31" calcext:value-type="float">
            <text:p>1588.31</text:p>
          </table:table-cell>
          <table:table-cell office:value-type="float" office:value="1908.62" calcext:value-type="float">
            <text:p>1908.62</text:p>
          </table:table-cell>
        </table:table-row>
        <table:table-row table:style-name="ro1">
          <table:table-cell office:value-type="float" office:value="24014261" calcext:value-type="float">
            <text:p>24014261</text:p>
          </table:table-cell>
          <table:table-cell table:formula="of:=[.A1503]/1000/(60*60*24)" office:value-type="time" office:time-value="PT06H40M14.261S" calcext:value-type="time">
            <text:p>06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89.35" calcext:value-type="float">
            <text:p>1589.35</text:p>
          </table:table-cell>
          <table:table-cell office:value-type="float" office:value="1909.85" calcext:value-type="float">
            <text:p>1909.85</text:p>
          </table:table-cell>
        </table:table-row>
        <table:table-row table:style-name="ro1">
          <table:table-cell office:value-type="float" office:value="24030261" calcext:value-type="float">
            <text:p>24030261</text:p>
          </table:table-cell>
          <table:table-cell table:formula="of:=[.A1504]/1000/(60*60*24)" office:value-type="time" office:time-value="PT06H40M30.261S" calcext:value-type="time">
            <text:p>06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911.08" calcext:value-type="float">
            <text:p>1911.08</text:p>
          </table:table-cell>
        </table:table-row>
        <table:table-row table:style-name="ro1">
          <table:table-cell office:value-type="float" office:value="24046261" calcext:value-type="float">
            <text:p>24046261</text:p>
          </table:table-cell>
          <table:table-cell table:formula="of:=[.A1505]/1000/(60*60*24)" office:value-type="time" office:time-value="PT06H40M46.261S" calcext:value-type="time">
            <text:p>06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91.44" calcext:value-type="float">
            <text:p>1591.44</text:p>
          </table:table-cell>
          <table:table-cell office:value-type="float" office:value="1912.32" calcext:value-type="float">
            <text:p>1912.32</text:p>
          </table:table-cell>
        </table:table-row>
        <table:table-row table:style-name="ro1">
          <table:table-cell office:value-type="float" office:value="24062261" calcext:value-type="float">
            <text:p>24062261</text:p>
          </table:table-cell>
          <table:table-cell table:formula="of:=[.A1506]/1000/(60*60*24)" office:value-type="time" office:time-value="PT06H41M02.261S" calcext:value-type="time">
            <text:p>06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592.48" calcext:value-type="float">
            <text:p>1592.48</text:p>
          </table:table-cell>
          <table:table-cell office:value-type="float" office:value="1913.55" calcext:value-type="float">
            <text:p>1913.55</text:p>
          </table:table-cell>
        </table:table-row>
        <table:table-row table:style-name="ro1">
          <table:table-cell office:value-type="float" office:value="24078261" calcext:value-type="float">
            <text:p>24078261</text:p>
          </table:table-cell>
          <table:table-cell table:formula="of:=[.A1507]/1000/(60*60*24)" office:value-type="time" office:time-value="PT06H41M18.261S" calcext:value-type="time">
            <text:p>06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93.52" calcext:value-type="float">
            <text:p>1593.52</text:p>
          </table:table-cell>
          <table:table-cell office:value-type="float" office:value="1914.79" calcext:value-type="float">
            <text:p>1914.79</text:p>
          </table:table-cell>
        </table:table-row>
        <table:table-row table:style-name="ro1">
          <table:table-cell office:value-type="float" office:value="24094261" calcext:value-type="float">
            <text:p>24094261</text:p>
          </table:table-cell>
          <table:table-cell table:formula="of:=[.A1508]/1000/(60*60*24)" office:value-type="time" office:time-value="PT06H41M34.261S" calcext:value-type="time">
            <text:p>06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94.56" calcext:value-type="float">
            <text:p>1594.56</text:p>
          </table:table-cell>
          <table:table-cell office:value-type="float" office:value="1916.02" calcext:value-type="float">
            <text:p>1916.02</text:p>
          </table:table-cell>
        </table:table-row>
        <table:table-row table:style-name="ro1">
          <table:table-cell office:value-type="float" office:value="24110261" calcext:value-type="float">
            <text:p>24110261</text:p>
          </table:table-cell>
          <table:table-cell table:formula="of:=[.A1509]/1000/(60*60*24)" office:value-type="time" office:time-value="PT06H41M50.261S" calcext:value-type="time">
            <text:p>06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95.61" calcext:value-type="float">
            <text:p>1595.61</text:p>
          </table:table-cell>
          <table:table-cell office:value-type="float" office:value="1917.25" calcext:value-type="float">
            <text:p>1917.25</text:p>
          </table:table-cell>
        </table:table-row>
        <table:table-row table:style-name="ro1">
          <table:table-cell office:value-type="float" office:value="24126261" calcext:value-type="float">
            <text:p>24126261</text:p>
          </table:table-cell>
          <table:table-cell table:formula="of:=[.A1510]/1000/(60*60*24)" office:value-type="time" office:time-value="PT06H42M06.261S" calcext:value-type="time">
            <text:p>06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96.65" calcext:value-type="float">
            <text:p>1596.65</text:p>
          </table:table-cell>
          <table:table-cell office:value-type="float" office:value="1918.48" calcext:value-type="float">
            <text:p>1918.48</text:p>
          </table:table-cell>
        </table:table-row>
        <table:table-row table:style-name="ro1">
          <table:table-cell office:value-type="float" office:value="24142261" calcext:value-type="float">
            <text:p>24142261</text:p>
          </table:table-cell>
          <table:table-cell table:formula="of:=[.A1511]/1000/(60*60*24)" office:value-type="time" office:time-value="PT06H42M22.261S" calcext:value-type="time">
            <text:p>06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97.69" calcext:value-type="float">
            <text:p>1597.69</text:p>
          </table:table-cell>
          <table:table-cell office:value-type="float" office:value="1919.72" calcext:value-type="float">
            <text:p>1919.72</text:p>
          </table:table-cell>
        </table:table-row>
        <table:table-row table:style-name="ro1">
          <table:table-cell office:value-type="float" office:value="24158261" calcext:value-type="float">
            <text:p>24158261</text:p>
          </table:table-cell>
          <table:table-cell table:formula="of:=[.A1512]/1000/(60*60*24)" office:value-type="time" office:time-value="PT06H42M38.261S" calcext:value-type="time">
            <text:p>06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598.73" calcext:value-type="float">
            <text:p>1598.73</text:p>
          </table:table-cell>
          <table:table-cell office:value-type="float" office:value="1920.95" calcext:value-type="float">
            <text:p>1920.95</text:p>
          </table:table-cell>
        </table:table-row>
        <table:table-row table:style-name="ro1">
          <table:table-cell office:value-type="float" office:value="24174261" calcext:value-type="float">
            <text:p>24174261</text:p>
          </table:table-cell>
          <table:table-cell table:formula="of:=[.A1513]/1000/(60*60*24)" office:value-type="time" office:time-value="PT06H42M54.261S" calcext:value-type="time">
            <text:p>06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99.78" calcext:value-type="float">
            <text:p>1599.78</text:p>
          </table:table-cell>
          <table:table-cell office:value-type="float" office:value="1922.18" calcext:value-type="float">
            <text:p>1922.18</text:p>
          </table:table-cell>
        </table:table-row>
        <table:table-row table:style-name="ro1">
          <table:table-cell office:value-type="float" office:value="24190261" calcext:value-type="float">
            <text:p>24190261</text:p>
          </table:table-cell>
          <table:table-cell table:formula="of:=[.A1514]/1000/(60*60*24)" office:value-type="time" office:time-value="PT06H43M10.261S" calcext:value-type="time">
            <text:p>06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600.82" calcext:value-type="float">
            <text:p>1600.82</text:p>
          </table:table-cell>
          <table:table-cell office:value-type="float" office:value="1923.41" calcext:value-type="float">
            <text:p>1923.41</text:p>
          </table:table-cell>
        </table:table-row>
        <table:table-row table:style-name="ro1">
          <table:table-cell office:value-type="float" office:value="24206261" calcext:value-type="float">
            <text:p>24206261</text:p>
          </table:table-cell>
          <table:table-cell table:formula="of:=[.A1515]/1000/(60*60*24)" office:value-type="time" office:time-value="PT06H43M26.261S" calcext:value-type="time">
            <text:p>06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01.86" calcext:value-type="float">
            <text:p>1601.86</text:p>
          </table:table-cell>
          <table:table-cell office:value-type="float" office:value="1924.64" calcext:value-type="float">
            <text:p>1924.64</text:p>
          </table:table-cell>
        </table:table-row>
        <table:table-row table:style-name="ro1">
          <table:table-cell office:value-type="float" office:value="24222261" calcext:value-type="float">
            <text:p>24222261</text:p>
          </table:table-cell>
          <table:table-cell table:formula="of:=[.A1516]/1000/(60*60*24)" office:value-type="time" office:time-value="PT06H43M42.261S" calcext:value-type="time">
            <text:p>06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02.9" calcext:value-type="float">
            <text:p>1602.9</text:p>
          </table:table-cell>
          <table:table-cell office:value-type="float" office:value="1925.88" calcext:value-type="float">
            <text:p>1925.88</text:p>
          </table:table-cell>
        </table:table-row>
        <table:table-row table:style-name="ro1">
          <table:table-cell office:value-type="float" office:value="24238261" calcext:value-type="float">
            <text:p>24238261</text:p>
          </table:table-cell>
          <table:table-cell table:formula="of:=[.A1517]/1000/(60*60*24)" office:value-type="time" office:time-value="PT06H43M58.261S" calcext:value-type="time">
            <text:p>06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03.94" calcext:value-type="float">
            <text:p>1603.94</text:p>
          </table:table-cell>
          <table:table-cell office:value-type="float" office:value="1927.11" calcext:value-type="float">
            <text:p>1927.11</text:p>
          </table:table-cell>
        </table:table-row>
        <table:table-row table:style-name="ro1">
          <table:table-cell office:value-type="float" office:value="24254261" calcext:value-type="float">
            <text:p>24254261</text:p>
          </table:table-cell>
          <table:table-cell table:formula="of:=[.A1518]/1000/(60*60*24)" office:value-type="time" office:time-value="PT06H44M14.261S" calcext:value-type="time">
            <text:p>06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04.99" calcext:value-type="float">
            <text:p>1604.99</text:p>
          </table:table-cell>
          <table:table-cell office:value-type="float" office:value="1928.34" calcext:value-type="float">
            <text:p>1928.34</text:p>
          </table:table-cell>
        </table:table-row>
        <table:table-row table:style-name="ro1">
          <table:table-cell office:value-type="float" office:value="24270261" calcext:value-type="float">
            <text:p>24270261</text:p>
          </table:table-cell>
          <table:table-cell table:formula="of:=[.A1519]/1000/(60*60*24)" office:value-type="time" office:time-value="PT06H44M30.261S" calcext:value-type="time">
            <text:p>06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06.03" calcext:value-type="float">
            <text:p>1606.03</text:p>
          </table:table-cell>
          <table:table-cell office:value-type="float" office:value="1929.57" calcext:value-type="float">
            <text:p>1929.57</text:p>
          </table:table-cell>
        </table:table-row>
        <table:table-row table:style-name="ro1">
          <table:table-cell office:value-type="float" office:value="24286261" calcext:value-type="float">
            <text:p>24286261</text:p>
          </table:table-cell>
          <table:table-cell table:formula="of:=[.A1520]/1000/(60*60*24)" office:value-type="time" office:time-value="PT06H44M46.261S" calcext:value-type="time">
            <text:p>06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07.07" calcext:value-type="float">
            <text:p>1607.07</text:p>
          </table:table-cell>
          <table:table-cell office:value-type="float" office:value="1930.8" calcext:value-type="float">
            <text:p>1930.8</text:p>
          </table:table-cell>
        </table:table-row>
        <table:table-row table:style-name="ro1">
          <table:table-cell office:value-type="float" office:value="24302261" calcext:value-type="float">
            <text:p>24302261</text:p>
          </table:table-cell>
          <table:table-cell table:formula="of:=[.A1521]/1000/(60*60*24)" office:value-type="time" office:time-value="PT06H45M02.261S" calcext:value-type="time">
            <text:p>06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08.11" calcext:value-type="float">
            <text:p>1608.11</text:p>
          </table:table-cell>
          <table:table-cell office:value-type="float" office:value="1932.03" calcext:value-type="float">
            <text:p>1932.03</text:p>
          </table:table-cell>
        </table:table-row>
        <table:table-row table:style-name="ro1">
          <table:table-cell office:value-type="float" office:value="24318261" calcext:value-type="float">
            <text:p>24318261</text:p>
          </table:table-cell>
          <table:table-cell table:formula="of:=[.A1522]/1000/(60*60*24)" office:value-type="time" office:time-value="PT06H45M18.261S" calcext:value-type="time">
            <text:p>06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09.15" calcext:value-type="float">
            <text:p>1609.15</text:p>
          </table:table-cell>
          <table:table-cell office:value-type="float" office:value="1933.26" calcext:value-type="float">
            <text:p>1933.26</text:p>
          </table:table-cell>
        </table:table-row>
        <table:table-row table:style-name="ro1">
          <table:table-cell office:value-type="float" office:value="24334261" calcext:value-type="float">
            <text:p>24334261</text:p>
          </table:table-cell>
          <table:table-cell table:formula="of:=[.A1523]/1000/(60*60*24)" office:value-type="time" office:time-value="PT06H45M34.261S" calcext:value-type="time">
            <text:p>06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10.19" calcext:value-type="float">
            <text:p>1610.19</text:p>
          </table:table-cell>
          <table:table-cell office:value-type="float" office:value="1934.49" calcext:value-type="float">
            <text:p>1934.49</text:p>
          </table:table-cell>
        </table:table-row>
        <table:table-row table:style-name="ro1">
          <table:table-cell office:value-type="float" office:value="24350261" calcext:value-type="float">
            <text:p>24350261</text:p>
          </table:table-cell>
          <table:table-cell table:formula="of:=[.A1524]/1000/(60*60*24)" office:value-type="time" office:time-value="PT06H45M50.261S" calcext:value-type="time">
            <text:p>06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11.23" calcext:value-type="float">
            <text:p>1611.23</text:p>
          </table:table-cell>
          <table:table-cell office:value-type="float" office:value="1935.72" calcext:value-type="float">
            <text:p>1935.72</text:p>
          </table:table-cell>
        </table:table-row>
        <table:table-row table:style-name="ro1">
          <table:table-cell office:value-type="float" office:value="24366259" calcext:value-type="float">
            <text:p>24366259</text:p>
          </table:table-cell>
          <table:table-cell table:formula="of:=[.A1525]/1000/(60*60*24)" office:value-type="time" office:time-value="PT06H46M06.259S" calcext:value-type="time">
            <text:p>06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612.28" calcext:value-type="float">
            <text:p>1612.28</text:p>
          </table:table-cell>
          <table:table-cell office:value-type="float" office:value="1936.95" calcext:value-type="float">
            <text:p>1936.95</text:p>
          </table:table-cell>
        </table:table-row>
        <table:table-row table:style-name="ro1">
          <table:table-cell office:value-type="float" office:value="24382261" calcext:value-type="float">
            <text:p>24382261</text:p>
          </table:table-cell>
          <table:table-cell table:formula="of:=[.A1526]/1000/(60*60*24)" office:value-type="time" office:time-value="PT06H46M22.261S" calcext:value-type="time">
            <text:p>06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13.32" calcext:value-type="float">
            <text:p>1613.32</text:p>
          </table:table-cell>
          <table:table-cell office:value-type="float" office:value="1938.18" calcext:value-type="float">
            <text:p>1938.18</text:p>
          </table:table-cell>
        </table:table-row>
        <table:table-row table:style-name="ro1">
          <table:table-cell office:value-type="float" office:value="24398261" calcext:value-type="float">
            <text:p>24398261</text:p>
          </table:table-cell>
          <table:table-cell table:formula="of:=[.A1527]/1000/(60*60*24)" office:value-type="time" office:time-value="PT06H46M38.261S" calcext:value-type="time">
            <text:p>06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1939.41" calcext:value-type="float">
            <text:p>1939.41</text:p>
          </table:table-cell>
        </table:table-row>
        <table:table-row table:style-name="ro1">
          <table:table-cell office:value-type="float" office:value="24414261" calcext:value-type="float">
            <text:p>24414261</text:p>
          </table:table-cell>
          <table:table-cell table:formula="of:=[.A1528]/1000/(60*60*24)" office:value-type="time" office:time-value="PT06H46M54.261S" calcext:value-type="time">
            <text:p>06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15.4" calcext:value-type="float">
            <text:p>1615.4</text:p>
          </table:table-cell>
          <table:table-cell office:value-type="float" office:value="1940.64" calcext:value-type="float">
            <text:p>1940.64</text:p>
          </table:table-cell>
        </table:table-row>
        <table:table-row table:style-name="ro1">
          <table:table-cell office:value-type="float" office:value="24430261" calcext:value-type="float">
            <text:p>24430261</text:p>
          </table:table-cell>
          <table:table-cell table:formula="of:=[.A1529]/1000/(60*60*24)" office:value-type="time" office:time-value="PT06H47M10.261S" calcext:value-type="time">
            <text:p>06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616.44" calcext:value-type="float">
            <text:p>1616.44</text:p>
          </table:table-cell>
          <table:table-cell office:value-type="float" office:value="1941.87" calcext:value-type="float">
            <text:p>1941.87</text:p>
          </table:table-cell>
        </table:table-row>
        <table:table-row table:style-name="ro1">
          <table:table-cell office:value-type="float" office:value="24446261" calcext:value-type="float">
            <text:p>24446261</text:p>
          </table:table-cell>
          <table:table-cell table:formula="of:=[.A1530]/1000/(60*60*24)" office:value-type="time" office:time-value="PT06H47M26.261S" calcext:value-type="time">
            <text:p>06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17.48" calcext:value-type="float">
            <text:p>1617.48</text:p>
          </table:table-cell>
          <table:table-cell office:value-type="float" office:value="1943.09" calcext:value-type="float">
            <text:p>1943.09</text:p>
          </table:table-cell>
        </table:table-row>
        <table:table-row table:style-name="ro1">
          <table:table-cell office:value-type="float" office:value="24462261" calcext:value-type="float">
            <text:p>24462261</text:p>
          </table:table-cell>
          <table:table-cell table:formula="of:=[.A1531]/1000/(60*60*24)" office:value-type="time" office:time-value="PT06H47M42.261S" calcext:value-type="time">
            <text:p>06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618.52" calcext:value-type="float">
            <text:p>1618.52</text:p>
          </table:table-cell>
          <table:table-cell office:value-type="float" office:value="1944.32" calcext:value-type="float">
            <text:p>1944.32</text:p>
          </table:table-cell>
        </table:table-row>
        <table:table-row table:style-name="ro1">
          <table:table-cell office:value-type="float" office:value="24478261" calcext:value-type="float">
            <text:p>24478261</text:p>
          </table:table-cell>
          <table:table-cell table:formula="of:=[.A1532]/1000/(60*60*24)" office:value-type="time" office:time-value="PT06H47M58.261S" calcext:value-type="time">
            <text:p>06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19.56" calcext:value-type="float">
            <text:p>1619.56</text:p>
          </table:table-cell>
          <table:table-cell office:value-type="float" office:value="1945.55" calcext:value-type="float">
            <text:p>1945.55</text:p>
          </table:table-cell>
        </table:table-row>
        <table:table-row table:style-name="ro1">
          <table:table-cell office:value-type="float" office:value="24494261" calcext:value-type="float">
            <text:p>24494261</text:p>
          </table:table-cell>
          <table:table-cell table:formula="of:=[.A1533]/1000/(60*60*24)" office:value-type="time" office:time-value="PT06H48M14.261S" calcext:value-type="time">
            <text:p>06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20.61" calcext:value-type="float">
            <text:p>1620.61</text:p>
          </table:table-cell>
          <table:table-cell office:value-type="float" office:value="1946.78" calcext:value-type="float">
            <text:p>1946.78</text:p>
          </table:table-cell>
        </table:table-row>
        <table:table-row table:style-name="ro1">
          <table:table-cell office:value-type="float" office:value="24510261" calcext:value-type="float">
            <text:p>24510261</text:p>
          </table:table-cell>
          <table:table-cell table:formula="of:=[.A1534]/1000/(60*60*24)" office:value-type="time" office:time-value="PT06H48M30.261S" calcext:value-type="time">
            <text:p>06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621.65" calcext:value-type="float">
            <text:p>1621.65</text:p>
          </table:table-cell>
          <table:table-cell office:value-type="float" office:value="1948.01" calcext:value-type="float">
            <text:p>1948.01</text:p>
          </table:table-cell>
        </table:table-row>
        <table:table-row table:style-name="ro1">
          <table:table-cell office:value-type="float" office:value="24526261" calcext:value-type="float">
            <text:p>24526261</text:p>
          </table:table-cell>
          <table:table-cell table:formula="of:=[.A1535]/1000/(60*60*24)" office:value-type="time" office:time-value="PT06H48M46.261S" calcext:value-type="time">
            <text:p>06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622.69" calcext:value-type="float">
            <text:p>1622.69</text:p>
          </table:table-cell>
          <table:table-cell office:value-type="float" office:value="1949.24" calcext:value-type="float">
            <text:p>1949.24</text:p>
          </table:table-cell>
        </table:table-row>
        <table:table-row table:style-name="ro1">
          <table:table-cell office:value-type="float" office:value="24542261" calcext:value-type="float">
            <text:p>24542261</text:p>
          </table:table-cell>
          <table:table-cell table:formula="of:=[.A1536]/1000/(60*60*24)" office:value-type="time" office:time-value="PT06H49M02.261S" calcext:value-type="time">
            <text:p>06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23.73" calcext:value-type="float">
            <text:p>1623.73</text:p>
          </table:table-cell>
          <table:table-cell office:value-type="float" office:value="1950.47" calcext:value-type="float">
            <text:p>1950.47</text:p>
          </table:table-cell>
        </table:table-row>
        <table:table-row table:style-name="ro1">
          <table:table-cell office:value-type="float" office:value="24558261" calcext:value-type="float">
            <text:p>24558261</text:p>
          </table:table-cell>
          <table:table-cell table:formula="of:=[.A1537]/1000/(60*60*24)" office:value-type="time" office:time-value="PT06H49M18.261S" calcext:value-type="time">
            <text:p>06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24.77" calcext:value-type="float">
            <text:p>1624.77</text:p>
          </table:table-cell>
          <table:table-cell office:value-type="float" office:value="1951.7" calcext:value-type="float">
            <text:p>1951.7</text:p>
          </table:table-cell>
        </table:table-row>
        <table:table-row table:style-name="ro1">
          <table:table-cell office:value-type="float" office:value="24574261" calcext:value-type="float">
            <text:p>24574261</text:p>
          </table:table-cell>
          <table:table-cell table:formula="of:=[.A1538]/1000/(60*60*24)" office:value-type="time" office:time-value="PT06H49M34.261S" calcext:value-type="time">
            <text:p>06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25.81" calcext:value-type="float">
            <text:p>1625.81</text:p>
          </table:table-cell>
          <table:table-cell office:value-type="float" office:value="1952.93" calcext:value-type="float">
            <text:p>1952.93</text:p>
          </table:table-cell>
        </table:table-row>
        <table:table-row table:style-name="ro1">
          <table:table-cell office:value-type="float" office:value="24590261" calcext:value-type="float">
            <text:p>24590261</text:p>
          </table:table-cell>
          <table:table-cell table:formula="of:=[.A1539]/1000/(60*60*24)" office:value-type="time" office:time-value="PT06H49M50.261S" calcext:value-type="time">
            <text:p>06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26.85" calcext:value-type="float">
            <text:p>1626.85</text:p>
          </table:table-cell>
          <table:table-cell office:value-type="float" office:value="1954.15" calcext:value-type="float">
            <text:p>1954.15</text:p>
          </table:table-cell>
        </table:table-row>
        <table:table-row table:style-name="ro1">
          <table:table-cell office:value-type="float" office:value="24606261" calcext:value-type="float">
            <text:p>24606261</text:p>
          </table:table-cell>
          <table:table-cell table:formula="of:=[.A1540]/1000/(60*60*24)" office:value-type="time" office:time-value="PT06H50M06.261S" calcext:value-type="time">
            <text:p>06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627.89" calcext:value-type="float">
            <text:p>1627.89</text:p>
          </table:table-cell>
          <table:table-cell office:value-type="float" office:value="1955.38" calcext:value-type="float">
            <text:p>1955.38</text:p>
          </table:table-cell>
        </table:table-row>
        <table:table-row table:style-name="ro1">
          <table:table-cell office:value-type="float" office:value="24622261" calcext:value-type="float">
            <text:p>24622261</text:p>
          </table:table-cell>
          <table:table-cell table:formula="of:=[.A1541]/1000/(60*60*24)" office:value-type="time" office:time-value="PT06H50M22.261S" calcext:value-type="time">
            <text:p>06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28.93" calcext:value-type="float">
            <text:p>1628.93</text:p>
          </table:table-cell>
          <table:table-cell office:value-type="float" office:value="1956.61" calcext:value-type="float">
            <text:p>1956.61</text:p>
          </table:table-cell>
        </table:table-row>
        <table:table-row table:style-name="ro1">
          <table:table-cell office:value-type="float" office:value="24638261" calcext:value-type="float">
            <text:p>24638261</text:p>
          </table:table-cell>
          <table:table-cell table:formula="of:=[.A1542]/1000/(60*60*24)" office:value-type="time" office:time-value="PT06H50M38.261S" calcext:value-type="time">
            <text:p>06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5" calcext:value-type="float">
            <text:p>277.15</text:p>
          </table:table-cell>
          <table:table-cell office:value-type="float" office:value="1629.97" calcext:value-type="float">
            <text:p>1629.97</text:p>
          </table:table-cell>
          <table:table-cell office:value-type="float" office:value="1957.84" calcext:value-type="float">
            <text:p>1957.84</text:p>
          </table:table-cell>
        </table:table-row>
        <table:table-row table:style-name="ro1">
          <table:table-cell office:value-type="float" office:value="24654261" calcext:value-type="float">
            <text:p>24654261</text:p>
          </table:table-cell>
          <table:table-cell table:formula="of:=[.A1543]/1000/(60*60*24)" office:value-type="time" office:time-value="PT06H50M54.261S" calcext:value-type="time">
            <text:p>06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631.01" calcext:value-type="float">
            <text:p>1631.01</text:p>
          </table:table-cell>
          <table:table-cell office:value-type="float" office:value="1959.07" calcext:value-type="float">
            <text:p>1959.07</text:p>
          </table:table-cell>
        </table:table-row>
        <table:table-row table:style-name="ro1">
          <table:table-cell office:value-type="float" office:value="24670261" calcext:value-type="float">
            <text:p>24670261</text:p>
          </table:table-cell>
          <table:table-cell table:formula="of:=[.A1544]/1000/(60*60*24)" office:value-type="time" office:time-value="PT06H51M10.261S" calcext:value-type="time">
            <text:p>06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32.06" calcext:value-type="float">
            <text:p>1632.06</text:p>
          </table:table-cell>
          <table:table-cell office:value-type="float" office:value="1960.3" calcext:value-type="float">
            <text:p>1960.3</text:p>
          </table:table-cell>
        </table:table-row>
        <table:table-row table:style-name="ro1">
          <table:table-cell office:value-type="float" office:value="24686261" calcext:value-type="float">
            <text:p>24686261</text:p>
          </table:table-cell>
          <table:table-cell table:formula="of:=[.A1545]/1000/(60*60*24)" office:value-type="time" office:time-value="PT06H51M26.261S" calcext:value-type="time">
            <text:p>06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3.1" calcext:value-type="float">
            <text:p>1633.1</text:p>
          </table:table-cell>
          <table:table-cell office:value-type="float" office:value="1961.53" calcext:value-type="float">
            <text:p>1961.53</text:p>
          </table:table-cell>
        </table:table-row>
        <table:table-row table:style-name="ro1">
          <table:table-cell office:value-type="float" office:value="24702261" calcext:value-type="float">
            <text:p>24702261</text:p>
          </table:table-cell>
          <table:table-cell table:formula="of:=[.A1546]/1000/(60*60*24)" office:value-type="time" office:time-value="PT06H51M42.261S" calcext:value-type="time">
            <text:p>06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4.14" calcext:value-type="float">
            <text:p>1634.14</text:p>
          </table:table-cell>
          <table:table-cell office:value-type="float" office:value="1962.76" calcext:value-type="float">
            <text:p>1962.76</text:p>
          </table:table-cell>
        </table:table-row>
        <table:table-row table:style-name="ro1">
          <table:table-cell office:value-type="float" office:value="24718261" calcext:value-type="float">
            <text:p>24718261</text:p>
          </table:table-cell>
          <table:table-cell table:formula="of:=[.A1547]/1000/(60*60*24)" office:value-type="time" office:time-value="PT06H51M58.261S" calcext:value-type="time">
            <text:p>06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5.18" calcext:value-type="float">
            <text:p>1635.18</text:p>
          </table:table-cell>
          <table:table-cell office:value-type="float" office:value="1963.98" calcext:value-type="float">
            <text:p>1963.98</text:p>
          </table:table-cell>
        </table:table-row>
        <table:table-row table:style-name="ro1">
          <table:table-cell office:value-type="float" office:value="24734261" calcext:value-type="float">
            <text:p>24734261</text:p>
          </table:table-cell>
          <table:table-cell table:formula="of:=[.A1548]/1000/(60*60*24)" office:value-type="time" office:time-value="PT06H52M14.261S" calcext:value-type="time">
            <text:p>06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6.22" calcext:value-type="float">
            <text:p>1636.22</text:p>
          </table:table-cell>
          <table:table-cell office:value-type="float" office:value="1965.21" calcext:value-type="float">
            <text:p>1965.21</text:p>
          </table:table-cell>
        </table:table-row>
        <table:table-row table:style-name="ro1">
          <table:table-cell office:value-type="float" office:value="24750261" calcext:value-type="float">
            <text:p>24750261</text:p>
          </table:table-cell>
          <table:table-cell table:formula="of:=[.A1549]/1000/(60*60*24)" office:value-type="time" office:time-value="PT06H52M30.261S" calcext:value-type="time">
            <text:p>06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637.26" calcext:value-type="float">
            <text:p>1637.26</text:p>
          </table:table-cell>
          <table:table-cell office:value-type="float" office:value="1966.44" calcext:value-type="float">
            <text:p>1966.44</text:p>
          </table:table-cell>
        </table:table-row>
        <table:table-row table:style-name="ro1">
          <table:table-cell office:value-type="float" office:value="24766261" calcext:value-type="float">
            <text:p>24766261</text:p>
          </table:table-cell>
          <table:table-cell table:formula="of:=[.A1550]/1000/(60*60*24)" office:value-type="time" office:time-value="PT06H52M46.261S" calcext:value-type="time">
            <text:p>06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8.3" calcext:value-type="float">
            <text:p>1638.3</text:p>
          </table:table-cell>
          <table:table-cell office:value-type="float" office:value="1967.67" calcext:value-type="float">
            <text:p>1967.67</text:p>
          </table:table-cell>
        </table:table-row>
        <table:table-row table:style-name="ro1">
          <table:table-cell office:value-type="float" office:value="24782259" calcext:value-type="float">
            <text:p>24782259</text:p>
          </table:table-cell>
          <table:table-cell table:formula="of:=[.A1551]/1000/(60*60*24)" office:value-type="time" office:time-value="PT06H53M02.259S" calcext:value-type="time">
            <text:p>06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39.34" calcext:value-type="float">
            <text:p>1639.34</text:p>
          </table:table-cell>
          <table:table-cell office:value-type="float" office:value="1968.89" calcext:value-type="float">
            <text:p>1968.89</text:p>
          </table:table-cell>
        </table:table-row>
        <table:table-row table:style-name="ro1">
          <table:table-cell office:value-type="float" office:value="24798261" calcext:value-type="float">
            <text:p>24798261</text:p>
          </table:table-cell>
          <table:table-cell table:formula="of:=[.A1552]/1000/(60*60*24)" office:value-type="time" office:time-value="PT06H53M18.261S" calcext:value-type="time">
            <text:p>06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40.38" calcext:value-type="float">
            <text:p>1640.38</text:p>
          </table:table-cell>
          <table:table-cell office:value-type="float" office:value="1970.12" calcext:value-type="float">
            <text:p>1970.12</text:p>
          </table:table-cell>
        </table:table-row>
        <table:table-row table:style-name="ro1">
          <table:table-cell office:value-type="float" office:value="24814261" calcext:value-type="float">
            <text:p>24814261</text:p>
          </table:table-cell>
          <table:table-cell table:formula="of:=[.A1553]/1000/(60*60*24)" office:value-type="time" office:time-value="PT06H53M34.261S" calcext:value-type="time">
            <text:p>06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41.42" calcext:value-type="float">
            <text:p>1641.42</text:p>
          </table:table-cell>
          <table:table-cell office:value-type="float" office:value="1971.35" calcext:value-type="float">
            <text:p>1971.35</text:p>
          </table:table-cell>
        </table:table-row>
        <table:table-row table:style-name="ro1">
          <table:table-cell office:value-type="float" office:value="24830261" calcext:value-type="float">
            <text:p>24830261</text:p>
          </table:table-cell>
          <table:table-cell table:formula="of:=[.A1554]/1000/(60*60*24)" office:value-type="time" office:time-value="PT06H53M50.261S" calcext:value-type="time">
            <text:p>06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1972.57" calcext:value-type="float">
            <text:p>1972.57</text:p>
          </table:table-cell>
        </table:table-row>
        <table:table-row table:style-name="ro1">
          <table:table-cell office:value-type="float" office:value="24846261" calcext:value-type="float">
            <text:p>24846261</text:p>
          </table:table-cell>
          <table:table-cell table:formula="of:=[.A1555]/1000/(60*60*24)" office:value-type="time" office:time-value="PT06H54M06.261S" calcext:value-type="time">
            <text:p>06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3.5" calcext:value-type="float">
            <text:p>1643.5</text:p>
          </table:table-cell>
          <table:table-cell office:value-type="float" office:value="1973.8" calcext:value-type="float">
            <text:p>1973.8</text:p>
          </table:table-cell>
        </table:table-row>
        <table:table-row table:style-name="ro1">
          <table:table-cell office:value-type="float" office:value="24862261" calcext:value-type="float">
            <text:p>24862261</text:p>
          </table:table-cell>
          <table:table-cell table:formula="of:=[.A1556]/1000/(60*60*24)" office:value-type="time" office:time-value="PT06H54M22.261S" calcext:value-type="time">
            <text:p>06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4.54" calcext:value-type="float">
            <text:p>1644.54</text:p>
          </table:table-cell>
          <table:table-cell office:value-type="float" office:value="1975.03" calcext:value-type="float">
            <text:p>1975.03</text:p>
          </table:table-cell>
        </table:table-row>
        <table:table-row table:style-name="ro1">
          <table:table-cell office:value-type="float" office:value="24878261" calcext:value-type="float">
            <text:p>24878261</text:p>
          </table:table-cell>
          <table:table-cell table:formula="of:=[.A1557]/1000/(60*60*24)" office:value-type="time" office:time-value="PT06H54M38.261S" calcext:value-type="time">
            <text:p>06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5.58" calcext:value-type="float">
            <text:p>1645.58</text:p>
          </table:table-cell>
          <table:table-cell office:value-type="float" office:value="1976.25" calcext:value-type="float">
            <text:p>1976.25</text:p>
          </table:table-cell>
        </table:table-row>
        <table:table-row table:style-name="ro1">
          <table:table-cell office:value-type="float" office:value="24894261" calcext:value-type="float">
            <text:p>24894261</text:p>
          </table:table-cell>
          <table:table-cell table:formula="of:=[.A1558]/1000/(60*60*24)" office:value-type="time" office:time-value="PT06H54M54.261S" calcext:value-type="time">
            <text:p>06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6.62" calcext:value-type="float">
            <text:p>1646.62</text:p>
          </table:table-cell>
          <table:table-cell office:value-type="float" office:value="1977.48" calcext:value-type="float">
            <text:p>1977.48</text:p>
          </table:table-cell>
        </table:table-row>
        <table:table-row table:style-name="ro1">
          <table:table-cell office:value-type="float" office:value="24910261" calcext:value-type="float">
            <text:p>24910261</text:p>
          </table:table-cell>
          <table:table-cell table:formula="of:=[.A1559]/1000/(60*60*24)" office:value-type="time" office:time-value="PT06H55M10.261S" calcext:value-type="time">
            <text:p>06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7.66" calcext:value-type="float">
            <text:p>1647.66</text:p>
          </table:table-cell>
          <table:table-cell office:value-type="float" office:value="1978.71" calcext:value-type="float">
            <text:p>1978.71</text:p>
          </table:table-cell>
        </table:table-row>
        <table:table-row table:style-name="ro1">
          <table:table-cell office:value-type="float" office:value="24926261" calcext:value-type="float">
            <text:p>24926261</text:p>
          </table:table-cell>
          <table:table-cell table:formula="of:=[.A1560]/1000/(60*60*24)" office:value-type="time" office:time-value="PT06H55M26.261S" calcext:value-type="time">
            <text:p>06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8.7" calcext:value-type="float">
            <text:p>1648.7</text:p>
          </table:table-cell>
          <table:table-cell office:value-type="float" office:value="1979.93" calcext:value-type="float">
            <text:p>1979.93</text:p>
          </table:table-cell>
        </table:table-row>
        <table:table-row table:style-name="ro1">
          <table:table-cell office:value-type="float" office:value="24942261" calcext:value-type="float">
            <text:p>24942261</text:p>
          </table:table-cell>
          <table:table-cell table:formula="of:=[.A1561]/1000/(60*60*24)" office:value-type="time" office:time-value="PT06H55M42.261S" calcext:value-type="time">
            <text:p>06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49.74" calcext:value-type="float">
            <text:p>1649.74</text:p>
          </table:table-cell>
          <table:table-cell office:value-type="float" office:value="1981.16" calcext:value-type="float">
            <text:p>1981.16</text:p>
          </table:table-cell>
        </table:table-row>
        <table:table-row table:style-name="ro1">
          <table:table-cell office:value-type="float" office:value="24958259" calcext:value-type="float">
            <text:p>24958259</text:p>
          </table:table-cell>
          <table:table-cell table:formula="of:=[.A1562]/1000/(60*60*24)" office:value-type="time" office:time-value="PT06H55M58.259S" calcext:value-type="time">
            <text:p>06:5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0.78" calcext:value-type="float">
            <text:p>1650.78</text:p>
          </table:table-cell>
          <table:table-cell office:value-type="float" office:value="1982.39" calcext:value-type="float">
            <text:p>1982.39</text:p>
          </table:table-cell>
        </table:table-row>
        <table:table-row table:style-name="ro1">
          <table:table-cell office:value-type="float" office:value="24974261" calcext:value-type="float">
            <text:p>24974261</text:p>
          </table:table-cell>
          <table:table-cell table:formula="of:=[.A1563]/1000/(60*60*24)" office:value-type="time" office:time-value="PT06H56M14.261S" calcext:value-type="time">
            <text:p>06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51.82" calcext:value-type="float">
            <text:p>1651.82</text:p>
          </table:table-cell>
          <table:table-cell office:value-type="float" office:value="1983.61" calcext:value-type="float">
            <text:p>1983.61</text:p>
          </table:table-cell>
        </table:table-row>
        <table:table-row table:style-name="ro1">
          <table:table-cell office:value-type="float" office:value="24990261" calcext:value-type="float">
            <text:p>24990261</text:p>
          </table:table-cell>
          <table:table-cell table:formula="of:=[.A1564]/1000/(60*60*24)" office:value-type="time" office:time-value="PT06H56M30.261S" calcext:value-type="time">
            <text:p>06:5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652.86" calcext:value-type="float">
            <text:p>1652.86</text:p>
          </table:table-cell>
          <table:table-cell office:value-type="float" office:value="1984.84" calcext:value-type="float">
            <text:p>1984.84</text:p>
          </table:table-cell>
        </table:table-row>
        <table:table-row table:style-name="ro1">
          <table:table-cell office:value-type="float" office:value="25006261" calcext:value-type="float">
            <text:p>25006261</text:p>
          </table:table-cell>
          <table:table-cell table:formula="of:=[.A1565]/1000/(60*60*24)" office:value-type="time" office:time-value="PT06H56M46.261S" calcext:value-type="time">
            <text:p>06:5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3.9" calcext:value-type="float">
            <text:p>1653.9</text:p>
          </table:table-cell>
          <table:table-cell office:value-type="float" office:value="1986.07" calcext:value-type="float">
            <text:p>1986.07</text:p>
          </table:table-cell>
        </table:table-row>
        <table:table-row table:style-name="ro1">
          <table:table-cell office:value-type="float" office:value="25022261" calcext:value-type="float">
            <text:p>25022261</text:p>
          </table:table-cell>
          <table:table-cell table:formula="of:=[.A1566]/1000/(60*60*24)" office:value-type="time" office:time-value="PT06H57M02.261S" calcext:value-type="time">
            <text:p>06:5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4.94" calcext:value-type="float">
            <text:p>1654.94</text:p>
          </table:table-cell>
          <table:table-cell office:value-type="float" office:value="1987.29" calcext:value-type="float">
            <text:p>1987.29</text:p>
          </table:table-cell>
        </table:table-row>
        <table:table-row table:style-name="ro1">
          <table:table-cell office:value-type="float" office:value="25038261" calcext:value-type="float">
            <text:p>25038261</text:p>
          </table:table-cell>
          <table:table-cell table:formula="of:=[.A1567]/1000/(60*60*24)" office:value-type="time" office:time-value="PT06H57M18.261S" calcext:value-type="time">
            <text:p>06:5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5.98" calcext:value-type="float">
            <text:p>1655.98</text:p>
          </table:table-cell>
          <table:table-cell office:value-type="float" office:value="1988.52" calcext:value-type="float">
            <text:p>1988.52</text:p>
          </table:table-cell>
        </table:table-row>
        <table:table-row table:style-name="ro1">
          <table:table-cell office:value-type="float" office:value="25054261" calcext:value-type="float">
            <text:p>25054261</text:p>
          </table:table-cell>
          <table:table-cell table:formula="of:=[.A1568]/1000/(60*60*24)" office:value-type="time" office:time-value="PT06H57M34.261S" calcext:value-type="time">
            <text:p>06:5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7.01" calcext:value-type="float">
            <text:p>1657.01</text:p>
          </table:table-cell>
          <table:table-cell office:value-type="float" office:value="1989.75" calcext:value-type="float">
            <text:p>1989.75</text:p>
          </table:table-cell>
        </table:table-row>
        <table:table-row table:style-name="ro1">
          <table:table-cell office:value-type="float" office:value="25070261" calcext:value-type="float">
            <text:p>25070261</text:p>
          </table:table-cell>
          <table:table-cell table:formula="of:=[.A1569]/1000/(60*60*24)" office:value-type="time" office:time-value="PT06H57M50.261S" calcext:value-type="time">
            <text:p>06:5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8.05" calcext:value-type="float">
            <text:p>1658.05</text:p>
          </table:table-cell>
          <table:table-cell office:value-type="float" office:value="1990.97" calcext:value-type="float">
            <text:p>1990.97</text:p>
          </table:table-cell>
        </table:table-row>
        <table:table-row table:style-name="ro1">
          <table:table-cell office:value-type="float" office:value="25086261" calcext:value-type="float">
            <text:p>25086261</text:p>
          </table:table-cell>
          <table:table-cell table:formula="of:=[.A1570]/1000/(60*60*24)" office:value-type="time" office:time-value="PT06H58M06.261S" calcext:value-type="time">
            <text:p>06:5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59.09" calcext:value-type="float">
            <text:p>1659.09</text:p>
          </table:table-cell>
          <table:table-cell office:value-type="float" office:value="1992.2" calcext:value-type="float">
            <text:p>1992.2</text:p>
          </table:table-cell>
        </table:table-row>
        <table:table-row table:style-name="ro1">
          <table:table-cell office:value-type="float" office:value="25102261" calcext:value-type="float">
            <text:p>25102261</text:p>
          </table:table-cell>
          <table:table-cell table:formula="of:=[.A1571]/1000/(60*60*24)" office:value-type="time" office:time-value="PT06H58M22.261S" calcext:value-type="time">
            <text:p>06:5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60.13" calcext:value-type="float">
            <text:p>1660.13</text:p>
          </table:table-cell>
          <table:table-cell office:value-type="float" office:value="1993.42" calcext:value-type="float">
            <text:p>1993.42</text:p>
          </table:table-cell>
        </table:table-row>
        <table:table-row table:style-name="ro1">
          <table:table-cell office:value-type="float" office:value="25118261" calcext:value-type="float">
            <text:p>25118261</text:p>
          </table:table-cell>
          <table:table-cell table:formula="of:=[.A1572]/1000/(60*60*24)" office:value-type="time" office:time-value="PT06H58M38.261S" calcext:value-type="time">
            <text:p>06:5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61.17" calcext:value-type="float">
            <text:p>1661.17</text:p>
          </table:table-cell>
          <table:table-cell office:value-type="float" office:value="1994.65" calcext:value-type="float">
            <text:p>1994.65</text:p>
          </table:table-cell>
        </table:table-row>
        <table:table-row table:style-name="ro1">
          <table:table-cell office:value-type="float" office:value="25134261" calcext:value-type="float">
            <text:p>25134261</text:p>
          </table:table-cell>
          <table:table-cell table:formula="of:=[.A1573]/1000/(60*60*24)" office:value-type="time" office:time-value="PT06H58M54.261S" calcext:value-type="time">
            <text:p>06:5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62.21" calcext:value-type="float">
            <text:p>1662.21</text:p>
          </table:table-cell>
          <table:table-cell office:value-type="float" office:value="1995.88" calcext:value-type="float">
            <text:p>1995.88</text:p>
          </table:table-cell>
        </table:table-row>
        <table:table-row table:style-name="ro1">
          <table:table-cell office:value-type="float" office:value="25150261" calcext:value-type="float">
            <text:p>25150261</text:p>
          </table:table-cell>
          <table:table-cell table:formula="of:=[.A1574]/1000/(60*60*24)" office:value-type="time" office:time-value="PT06H59M10.261S" calcext:value-type="time">
            <text:p>06:5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63.25" calcext:value-type="float">
            <text:p>1663.25</text:p>
          </table:table-cell>
          <table:table-cell office:value-type="float" office:value="1997.1" calcext:value-type="float">
            <text:p>1997.1</text:p>
          </table:table-cell>
        </table:table-row>
        <table:table-row table:style-name="ro1">
          <table:table-cell office:value-type="float" office:value="25166261" calcext:value-type="float">
            <text:p>25166261</text:p>
          </table:table-cell>
          <table:table-cell table:formula="of:=[.A1575]/1000/(60*60*24)" office:value-type="time" office:time-value="PT06H59M26.261S" calcext:value-type="time">
            <text:p>06:5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64.29" calcext:value-type="float">
            <text:p>1664.29</text:p>
          </table:table-cell>
          <table:table-cell office:value-type="float" office:value="1998.33" calcext:value-type="float">
            <text:p>1998.33</text:p>
          </table:table-cell>
        </table:table-row>
        <table:table-row table:style-name="ro1">
          <table:table-cell office:value-type="float" office:value="25182261" calcext:value-type="float">
            <text:p>25182261</text:p>
          </table:table-cell>
          <table:table-cell table:formula="of:=[.A1576]/1000/(60*60*24)" office:value-type="time" office:time-value="PT06H59M42.261S" calcext:value-type="time">
            <text:p>06:5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65.33" calcext:value-type="float">
            <text:p>1665.33</text:p>
          </table:table-cell>
          <table:table-cell office:value-type="float" office:value="1999.55" calcext:value-type="float">
            <text:p>1999.55</text:p>
          </table:table-cell>
        </table:table-row>
        <table:table-row table:style-name="ro1">
          <table:table-cell office:value-type="float" office:value="25198261" calcext:value-type="float">
            <text:p>25198261</text:p>
          </table:table-cell>
          <table:table-cell table:formula="of:=[.A1577]/1000/(60*60*24)" office:value-type="time" office:time-value="PT06H59M58.261S" calcext:value-type="time">
            <text:p>06:5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666.37" calcext:value-type="float">
            <text:p>1666.37</text:p>
          </table:table-cell>
          <table:table-cell office:value-type="float" office:value="2000.78" calcext:value-type="float">
            <text:p>2000.78</text:p>
          </table:table-cell>
        </table:table-row>
        <table:table-row table:style-name="ro1">
          <table:table-cell office:value-type="float" office:value="25214261" calcext:value-type="float">
            <text:p>25214261</text:p>
          </table:table-cell>
          <table:table-cell table:formula="of:=[.A1578]/1000/(60*60*24)" office:value-type="time" office:time-value="PT07H00M14.261S" calcext:value-type="time">
            <text:p>07:0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67.41" calcext:value-type="float">
            <text:p>1667.4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5230261" calcext:value-type="float">
            <text:p>25230261</text:p>
          </table:table-cell>
          <table:table-cell table:formula="of:=[.A1579]/1000/(60*60*24)" office:value-type="time" office:time-value="PT07H00M30.261S" calcext:value-type="time">
            <text:p>07:0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68.45" calcext:value-type="float">
            <text:p>1668.45</text:p>
          </table:table-cell>
          <table:table-cell office:value-type="float" office:value="2003.23" calcext:value-type="float">
            <text:p>2003.23</text:p>
          </table:table-cell>
        </table:table-row>
        <table:table-row table:style-name="ro1">
          <table:table-cell office:value-type="float" office:value="25246261" calcext:value-type="float">
            <text:p>25246261</text:p>
          </table:table-cell>
          <table:table-cell table:formula="of:=[.A1580]/1000/(60*60*24)" office:value-type="time" office:time-value="PT07H00M46.261S" calcext:value-type="time">
            <text:p>07:0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69.49" calcext:value-type="float">
            <text:p>1669.49</text:p>
          </table:table-cell>
          <table:table-cell office:value-type="float" office:value="2004.45" calcext:value-type="float">
            <text:p>2004.45</text:p>
          </table:table-cell>
        </table:table-row>
        <table:table-row table:style-name="ro1">
          <table:table-cell office:value-type="float" office:value="25262261" calcext:value-type="float">
            <text:p>25262261</text:p>
          </table:table-cell>
          <table:table-cell table:formula="of:=[.A1581]/1000/(60*60*24)" office:value-type="time" office:time-value="PT07H01M02.261S" calcext:value-type="time">
            <text:p>07:0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0.52" calcext:value-type="float">
            <text:p>1670.52</text:p>
          </table:table-cell>
          <table:table-cell office:value-type="float" office:value="2005.68" calcext:value-type="float">
            <text:p>2005.68</text:p>
          </table:table-cell>
        </table:table-row>
        <table:table-row table:style-name="ro1">
          <table:table-cell office:value-type="float" office:value="25278261" calcext:value-type="float">
            <text:p>25278261</text:p>
          </table:table-cell>
          <table:table-cell table:formula="of:=[.A1582]/1000/(60*60*24)" office:value-type="time" office:time-value="PT07H01M18.261S" calcext:value-type="time">
            <text:p>07:0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671.56" calcext:value-type="float">
            <text:p>1671.56</text:p>
          </table:table-cell>
          <table:table-cell office:value-type="float" office:value="2006.9" calcext:value-type="float">
            <text:p>2006.9</text:p>
          </table:table-cell>
        </table:table-row>
        <table:table-row table:style-name="ro1">
          <table:table-cell office:value-type="float" office:value="25294261" calcext:value-type="float">
            <text:p>25294261</text:p>
          </table:table-cell>
          <table:table-cell table:formula="of:=[.A1583]/1000/(60*60*24)" office:value-type="time" office:time-value="PT07H01M34.261S" calcext:value-type="time">
            <text:p>07:0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2.6" calcext:value-type="float">
            <text:p>1672.6</text:p>
          </table:table-cell>
          <table:table-cell office:value-type="float" office:value="2008.12" calcext:value-type="float">
            <text:p>2008.12</text:p>
          </table:table-cell>
        </table:table-row>
        <table:table-row table:style-name="ro1">
          <table:table-cell office:value-type="float" office:value="25310261" calcext:value-type="float">
            <text:p>25310261</text:p>
          </table:table-cell>
          <table:table-cell table:formula="of:=[.A1584]/1000/(60*60*24)" office:value-type="time" office:time-value="PT07H01M50.261S" calcext:value-type="time">
            <text:p>07:0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3.64" calcext:value-type="float">
            <text:p>1673.64</text:p>
          </table:table-cell>
          <table:table-cell office:value-type="float" office:value="2009.35" calcext:value-type="float">
            <text:p>2009.35</text:p>
          </table:table-cell>
        </table:table-row>
        <table:table-row table:style-name="ro1">
          <table:table-cell office:value-type="float" office:value="25326261" calcext:value-type="float">
            <text:p>25326261</text:p>
          </table:table-cell>
          <table:table-cell table:formula="of:=[.A1585]/1000/(60*60*24)" office:value-type="time" office:time-value="PT07H02M06.261S" calcext:value-type="time">
            <text:p>07:0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74.68" calcext:value-type="float">
            <text:p>1674.68</text:p>
          </table:table-cell>
          <table:table-cell office:value-type="float" office:value="2010.57" calcext:value-type="float">
            <text:p>2010.57</text:p>
          </table:table-cell>
        </table:table-row>
        <table:table-row table:style-name="ro1">
          <table:table-cell office:value-type="float" office:value="25342261" calcext:value-type="float">
            <text:p>25342261</text:p>
          </table:table-cell>
          <table:table-cell table:formula="of:=[.A1586]/1000/(60*60*24)" office:value-type="time" office:time-value="PT07H02M22.261S" calcext:value-type="time">
            <text:p>07:0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5.72" calcext:value-type="float">
            <text:p>1675.72</text:p>
          </table:table-cell>
          <table:table-cell office:value-type="float" office:value="2011.8" calcext:value-type="float">
            <text:p>2011.8</text:p>
          </table:table-cell>
        </table:table-row>
        <table:table-row table:style-name="ro1">
          <table:table-cell office:value-type="float" office:value="25358261" calcext:value-type="float">
            <text:p>25358261</text:p>
          </table:table-cell>
          <table:table-cell table:formula="of:=[.A1587]/1000/(60*60*24)" office:value-type="time" office:time-value="PT07H02M38.261S" calcext:value-type="time">
            <text:p>07:0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76.76" calcext:value-type="float">
            <text:p>1676.76</text:p>
          </table:table-cell>
          <table:table-cell office:value-type="float" office:value="2013.02" calcext:value-type="float">
            <text:p>2013.02</text:p>
          </table:table-cell>
        </table:table-row>
        <table:table-row table:style-name="ro1">
          <table:table-cell office:value-type="float" office:value="25374261" calcext:value-type="float">
            <text:p>25374261</text:p>
          </table:table-cell>
          <table:table-cell table:formula="of:=[.A1588]/1000/(60*60*24)" office:value-type="time" office:time-value="PT07H02M54.261S" calcext:value-type="time">
            <text:p>07:0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7.8" calcext:value-type="float">
            <text:p>1677.8</text:p>
          </table:table-cell>
          <table:table-cell office:value-type="float" office:value="2014.25" calcext:value-type="float">
            <text:p>2014.25</text:p>
          </table:table-cell>
        </table:table-row>
        <table:table-row table:style-name="ro1">
          <table:table-cell office:value-type="float" office:value="25390261" calcext:value-type="float">
            <text:p>25390261</text:p>
          </table:table-cell>
          <table:table-cell table:formula="of:=[.A1589]/1000/(60*60*24)" office:value-type="time" office:time-value="PT07H03M10.261S" calcext:value-type="time">
            <text:p>07:0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78.83" calcext:value-type="float">
            <text:p>1678.83</text:p>
          </table:table-cell>
          <table:table-cell office:value-type="float" office:value="2015.47" calcext:value-type="float">
            <text:p>2015.47</text:p>
          </table:table-cell>
        </table:table-row>
        <table:table-row table:style-name="ro1">
          <table:table-cell office:value-type="float" office:value="25406261" calcext:value-type="float">
            <text:p>25406261</text:p>
          </table:table-cell>
          <table:table-cell table:formula="of:=[.A1590]/1000/(60*60*24)" office:value-type="time" office:time-value="PT07H03M26.261S" calcext:value-type="time">
            <text:p>07:0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79.87" calcext:value-type="float">
            <text:p>1679.87</text:p>
          </table:table-cell>
          <table:table-cell office:value-type="float" office:value="2016.69" calcext:value-type="float">
            <text:p>2016.69</text:p>
          </table:table-cell>
        </table:table-row>
        <table:table-row table:style-name="ro1">
          <table:table-cell office:value-type="float" office:value="25422261" calcext:value-type="float">
            <text:p>25422261</text:p>
          </table:table-cell>
          <table:table-cell table:formula="of:=[.A1591]/1000/(60*60*24)" office:value-type="time" office:time-value="PT07H03M42.261S" calcext:value-type="time">
            <text:p>07:0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80.91" calcext:value-type="float">
            <text:p>1680.91</text:p>
          </table:table-cell>
          <table:table-cell office:value-type="float" office:value="2017.92" calcext:value-type="float">
            <text:p>2017.92</text:p>
          </table:table-cell>
        </table:table-row>
        <table:table-row table:style-name="ro1">
          <table:table-cell office:value-type="float" office:value="25438261" calcext:value-type="float">
            <text:p>25438261</text:p>
          </table:table-cell>
          <table:table-cell table:formula="of:=[.A1592]/1000/(60*60*24)" office:value-type="time" office:time-value="PT07H03M58.261S" calcext:value-type="time">
            <text:p>07:0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681.95" calcext:value-type="float">
            <text:p>1681.95</text:p>
          </table:table-cell>
          <table:table-cell office:value-type="float" office:value="2019.14" calcext:value-type="float">
            <text:p>2019.14</text:p>
          </table:table-cell>
        </table:table-row>
        <table:table-row table:style-name="ro1">
          <table:table-cell office:value-type="float" office:value="25454261" calcext:value-type="float">
            <text:p>25454261</text:p>
          </table:table-cell>
          <table:table-cell table:formula="of:=[.A1593]/1000/(60*60*24)" office:value-type="time" office:time-value="PT07H04M14.261S" calcext:value-type="time">
            <text:p>07:0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82.99" calcext:value-type="float">
            <text:p>1682.99</text:p>
          </table:table-cell>
          <table:table-cell office:value-type="float" office:value="2020.36" calcext:value-type="float">
            <text:p>2020.36</text:p>
          </table:table-cell>
        </table:table-row>
        <table:table-row table:style-name="ro1">
          <table:table-cell office:value-type="float" office:value="25470261" calcext:value-type="float">
            <text:p>25470261</text:p>
          </table:table-cell>
          <table:table-cell table:formula="of:=[.A1594]/1000/(60*60*24)" office:value-type="time" office:time-value="PT07H04M30.261S" calcext:value-type="time">
            <text:p>07:0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84.03" calcext:value-type="float">
            <text:p>1684.03</text:p>
          </table:table-cell>
          <table:table-cell office:value-type="float" office:value="2021.59" calcext:value-type="float">
            <text:p>2021.59</text:p>
          </table:table-cell>
        </table:table-row>
        <table:table-row table:style-name="ro1">
          <table:table-cell office:value-type="float" office:value="25486261" calcext:value-type="float">
            <text:p>25486261</text:p>
          </table:table-cell>
          <table:table-cell table:formula="of:=[.A1595]/1000/(60*60*24)" office:value-type="time" office:time-value="PT07H04M46.261S" calcext:value-type="time">
            <text:p>07:0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85.07" calcext:value-type="float">
            <text:p>1685.07</text:p>
          </table:table-cell>
          <table:table-cell office:value-type="float" office:value="2022.81" calcext:value-type="float">
            <text:p>2022.81</text:p>
          </table:table-cell>
        </table:table-row>
        <table:table-row table:style-name="ro1">
          <table:table-cell office:value-type="float" office:value="25502261" calcext:value-type="float">
            <text:p>25502261</text:p>
          </table:table-cell>
          <table:table-cell table:formula="of:=[.A1596]/1000/(60*60*24)" office:value-type="time" office:time-value="PT07H05M02.261S" calcext:value-type="time">
            <text:p>07:0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86.11" calcext:value-type="float">
            <text:p>1686.11</text:p>
          </table:table-cell>
          <table:table-cell office:value-type="float" office:value="2024.03" calcext:value-type="float">
            <text:p>2024.03</text:p>
          </table:table-cell>
        </table:table-row>
        <table:table-row table:style-name="ro1">
          <table:table-cell office:value-type="float" office:value="25518261" calcext:value-type="float">
            <text:p>25518261</text:p>
          </table:table-cell>
          <table:table-cell table:formula="of:=[.A1597]/1000/(60*60*24)" office:value-type="time" office:time-value="PT07H05M18.261S" calcext:value-type="time">
            <text:p>07:0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87.15" calcext:value-type="float">
            <text:p>1687.15</text:p>
          </table:table-cell>
          <table:table-cell office:value-type="float" office:value="2025.26" calcext:value-type="float">
            <text:p>2025.26</text:p>
          </table:table-cell>
        </table:table-row>
        <table:table-row table:style-name="ro1">
          <table:table-cell office:value-type="float" office:value="25534261" calcext:value-type="float">
            <text:p>25534261</text:p>
          </table:table-cell>
          <table:table-cell table:formula="of:=[.A1598]/1000/(60*60*24)" office:value-type="time" office:time-value="PT07H05M34.261S" calcext:value-type="time">
            <text:p>07:0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688.18" calcext:value-type="float">
            <text:p>1688.18</text:p>
          </table:table-cell>
          <table:table-cell office:value-type="float" office:value="2026.48" calcext:value-type="float">
            <text:p>2026.48</text:p>
          </table:table-cell>
        </table:table-row>
        <table:table-row table:style-name="ro1">
          <table:table-cell office:value-type="float" office:value="25550261" calcext:value-type="float">
            <text:p>25550261</text:p>
          </table:table-cell>
          <table:table-cell table:formula="of:=[.A1599]/1000/(60*60*24)" office:value-type="time" office:time-value="PT07H05M50.261S" calcext:value-type="time">
            <text:p>07:0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89.22" calcext:value-type="float">
            <text:p>1689.22</text:p>
          </table:table-cell>
          <table:table-cell office:value-type="float" office:value="2027.7" calcext:value-type="float">
            <text:p>2027.7</text:p>
          </table:table-cell>
        </table:table-row>
        <table:table-row table:style-name="ro1">
          <table:table-cell office:value-type="float" office:value="25566261" calcext:value-type="float">
            <text:p>25566261</text:p>
          </table:table-cell>
          <table:table-cell table:formula="of:=[.A1600]/1000/(60*60*24)" office:value-type="time" office:time-value="PT07H06M06.261S" calcext:value-type="time">
            <text:p>07:0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90.26" calcext:value-type="float">
            <text:p>1690.26</text:p>
          </table:table-cell>
          <table:table-cell office:value-type="float" office:value="2028.92" calcext:value-type="float">
            <text:p>2028.92</text:p>
          </table:table-cell>
        </table:table-row>
        <table:table-row table:style-name="ro1">
          <table:table-cell office:value-type="float" office:value="25582261" calcext:value-type="float">
            <text:p>25582261</text:p>
          </table:table-cell>
          <table:table-cell table:formula="of:=[.A1601]/1000/(60*60*24)" office:value-type="time" office:time-value="PT07H06M22.261S" calcext:value-type="time">
            <text:p>07:0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91.3" calcext:value-type="float">
            <text:p>1691.3</text:p>
          </table:table-cell>
          <table:table-cell office:value-type="float" office:value="2030.15" calcext:value-type="float">
            <text:p>2030.15</text:p>
          </table:table-cell>
        </table:table-row>
        <table:table-row table:style-name="ro1">
          <table:table-cell office:value-type="float" office:value="25598261" calcext:value-type="float">
            <text:p>25598261</text:p>
          </table:table-cell>
          <table:table-cell table:formula="of:=[.A1602]/1000/(60*60*24)" office:value-type="time" office:time-value="PT07H06M38.261S" calcext:value-type="time">
            <text:p>07:0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92.34" calcext:value-type="float">
            <text:p>1692.34</text:p>
          </table:table-cell>
          <table:table-cell office:value-type="float" office:value="2031.37" calcext:value-type="float">
            <text:p>2031.37</text:p>
          </table:table-cell>
        </table:table-row>
        <table:table-row table:style-name="ro1">
          <table:table-cell office:value-type="float" office:value="25614261" calcext:value-type="float">
            <text:p>25614261</text:p>
          </table:table-cell>
          <table:table-cell table:formula="of:=[.A1603]/1000/(60*60*24)" office:value-type="time" office:time-value="PT07H06M54.261S" calcext:value-type="time">
            <text:p>07:0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3.38" calcext:value-type="float">
            <text:p>1693.38</text:p>
          </table:table-cell>
          <table:table-cell office:value-type="float" office:value="2032.59" calcext:value-type="float">
            <text:p>2032.59</text:p>
          </table:table-cell>
        </table:table-row>
        <table:table-row table:style-name="ro1">
          <table:table-cell office:value-type="float" office:value="25630261" calcext:value-type="float">
            <text:p>25630261</text:p>
          </table:table-cell>
          <table:table-cell table:formula="of:=[.A1604]/1000/(60*60*24)" office:value-type="time" office:time-value="PT07H07M10.261S" calcext:value-type="time">
            <text:p>07:0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4.41" calcext:value-type="float">
            <text:p>1694.41</text:p>
          </table:table-cell>
          <table:table-cell office:value-type="float" office:value="2033.81" calcext:value-type="float">
            <text:p>2033.81</text:p>
          </table:table-cell>
        </table:table-row>
        <table:table-row table:style-name="ro1">
          <table:table-cell office:value-type="float" office:value="25646261" calcext:value-type="float">
            <text:p>25646261</text:p>
          </table:table-cell>
          <table:table-cell table:formula="of:=[.A1605]/1000/(60*60*24)" office:value-type="time" office:time-value="PT07H07M26.261S" calcext:value-type="time">
            <text:p>07:0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5.45" calcext:value-type="float">
            <text:p>1695.45</text:p>
          </table:table-cell>
          <table:table-cell office:value-type="float" office:value="2035.03" calcext:value-type="float">
            <text:p>2035.03</text:p>
          </table:table-cell>
        </table:table-row>
        <table:table-row table:style-name="ro1">
          <table:table-cell office:value-type="float" office:value="25662261" calcext:value-type="float">
            <text:p>25662261</text:p>
          </table:table-cell>
          <table:table-cell table:formula="of:=[.A1606]/1000/(60*60*24)" office:value-type="time" office:time-value="PT07H07M42.261S" calcext:value-type="time">
            <text:p>07:0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6.49" calcext:value-type="float">
            <text:p>1696.49</text:p>
          </table:table-cell>
          <table:table-cell office:value-type="float" office:value="2036.25" calcext:value-type="float">
            <text:p>2036.25</text:p>
          </table:table-cell>
        </table:table-row>
        <table:table-row table:style-name="ro1">
          <table:table-cell office:value-type="float" office:value="25678261" calcext:value-type="float">
            <text:p>25678261</text:p>
          </table:table-cell>
          <table:table-cell table:formula="of:=[.A1607]/1000/(60*60*24)" office:value-type="time" office:time-value="PT07H07M58.261S" calcext:value-type="time">
            <text:p>07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7.52" calcext:value-type="float">
            <text:p>1697.52</text:p>
          </table:table-cell>
          <table:table-cell office:value-type="float" office:value="2037.47" calcext:value-type="float">
            <text:p>2037.47</text:p>
          </table:table-cell>
        </table:table-row>
        <table:table-row table:style-name="ro1">
          <table:table-cell office:value-type="float" office:value="25694261" calcext:value-type="float">
            <text:p>25694261</text:p>
          </table:table-cell>
          <table:table-cell table:formula="of:=[.A1608]/1000/(60*60*24)" office:value-type="time" office:time-value="PT07H08M14.261S" calcext:value-type="time">
            <text:p>07:0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8.56" calcext:value-type="float">
            <text:p>1698.56</text:p>
          </table:table-cell>
          <table:table-cell office:value-type="float" office:value="2038.7" calcext:value-type="float">
            <text:p>2038.7</text:p>
          </table:table-cell>
        </table:table-row>
        <table:table-row table:style-name="ro1">
          <table:table-cell office:value-type="float" office:value="25710261" calcext:value-type="float">
            <text:p>25710261</text:p>
          </table:table-cell>
          <table:table-cell table:formula="of:=[.A1609]/1000/(60*60*24)" office:value-type="time" office:time-value="PT07H08M30.261S" calcext:value-type="time">
            <text:p>07:0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99.6" calcext:value-type="float">
            <text:p>1699.6</text:p>
          </table:table-cell>
          <table:table-cell office:value-type="float" office:value="2039.92" calcext:value-type="float">
            <text:p>2039.92</text:p>
          </table:table-cell>
        </table:table-row>
        <table:table-row table:style-name="ro1">
          <table:table-cell office:value-type="float" office:value="25726261" calcext:value-type="float">
            <text:p>25726261</text:p>
          </table:table-cell>
          <table:table-cell table:formula="of:=[.A1610]/1000/(60*60*24)" office:value-type="time" office:time-value="PT07H08M46.261S" calcext:value-type="time">
            <text:p>07:0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00.64" calcext:value-type="float">
            <text:p>1700.64</text:p>
          </table:table-cell>
          <table:table-cell office:value-type="float" office:value="2041.14" calcext:value-type="float">
            <text:p>2041.14</text:p>
          </table:table-cell>
        </table:table-row>
        <table:table-row table:style-name="ro1">
          <table:table-cell office:value-type="float" office:value="25742261" calcext:value-type="float">
            <text:p>25742261</text:p>
          </table:table-cell>
          <table:table-cell table:formula="of:=[.A1611]/1000/(60*60*24)" office:value-type="time" office:time-value="PT07H09M02.261S" calcext:value-type="time">
            <text:p>07:0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701.67" calcext:value-type="float">
            <text:p>1701.67</text:p>
          </table:table-cell>
          <table:table-cell office:value-type="float" office:value="2042.36" calcext:value-type="float">
            <text:p>2042.36</text:p>
          </table:table-cell>
        </table:table-row>
        <table:table-row table:style-name="ro1">
          <table:table-cell office:value-type="float" office:value="25758261" calcext:value-type="float">
            <text:p>25758261</text:p>
          </table:table-cell>
          <table:table-cell table:formula="of:=[.A1612]/1000/(60*60*24)" office:value-type="time" office:time-value="PT07H09M18.261S" calcext:value-type="time">
            <text:p>07:0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02.71" calcext:value-type="float">
            <text:p>1702.71</text:p>
          </table:table-cell>
          <table:table-cell office:value-type="float" office:value="2043.58" calcext:value-type="float">
            <text:p>2043.58</text:p>
          </table:table-cell>
        </table:table-row>
        <table:table-row table:style-name="ro1">
          <table:table-cell office:value-type="float" office:value="25774261" calcext:value-type="float">
            <text:p>25774261</text:p>
          </table:table-cell>
          <table:table-cell table:formula="of:=[.A1613]/1000/(60*60*24)" office:value-type="time" office:time-value="PT07H09M34.261S" calcext:value-type="time">
            <text:p>07:0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2044.8" calcext:value-type="float">
            <text:p>2044.8</text:p>
          </table:table-cell>
        </table:table-row>
        <table:table-row table:style-name="ro1">
          <table:table-cell office:value-type="float" office:value="25790261" calcext:value-type="float">
            <text:p>25790261</text:p>
          </table:table-cell>
          <table:table-cell table:formula="of:=[.A1614]/1000/(60*60*24)" office:value-type="time" office:time-value="PT07H09M50.261S" calcext:value-type="time">
            <text:p>07:0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04.79" calcext:value-type="float">
            <text:p>1704.79</text:p>
          </table:table-cell>
          <table:table-cell office:value-type="float" office:value="2046.02" calcext:value-type="float">
            <text:p>2046.02</text:p>
          </table:table-cell>
        </table:table-row>
        <table:table-row table:style-name="ro1">
          <table:table-cell office:value-type="float" office:value="25806261" calcext:value-type="float">
            <text:p>25806261</text:p>
          </table:table-cell>
          <table:table-cell table:formula="of:=[.A1615]/1000/(60*60*24)" office:value-type="time" office:time-value="PT07H10M06.261S" calcext:value-type="time">
            <text:p>07:1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05.82" calcext:value-type="float">
            <text:p>1705.82</text:p>
          </table:table-cell>
          <table:table-cell office:value-type="float" office:value="2047.24" calcext:value-type="float">
            <text:p>2047.24</text:p>
          </table:table-cell>
        </table:table-row>
        <table:table-row table:style-name="ro1">
          <table:table-cell office:value-type="float" office:value="25822261" calcext:value-type="float">
            <text:p>25822261</text:p>
          </table:table-cell>
          <table:table-cell table:formula="of:=[.A1616]/1000/(60*60*24)" office:value-type="time" office:time-value="PT07H10M22.261S" calcext:value-type="time">
            <text:p>07:1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706.86" calcext:value-type="float">
            <text:p>1706.86</text:p>
          </table:table-cell>
          <table:table-cell office:value-type="float" office:value="2048.46" calcext:value-type="float">
            <text:p>2048.46</text:p>
          </table:table-cell>
        </table:table-row>
        <table:table-row table:style-name="ro1">
          <table:table-cell office:value-type="float" office:value="25838261" calcext:value-type="float">
            <text:p>25838261</text:p>
          </table:table-cell>
          <table:table-cell table:formula="of:=[.A1617]/1000/(60*60*24)" office:value-type="time" office:time-value="PT07H10M38.261S" calcext:value-type="time">
            <text:p>07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07.9" calcext:value-type="float">
            <text:p>1707.9</text:p>
          </table:table-cell>
          <table:table-cell office:value-type="float" office:value="2049.68" calcext:value-type="float">
            <text:p>2049.68</text:p>
          </table:table-cell>
        </table:table-row>
        <table:table-row table:style-name="ro1">
          <table:table-cell office:value-type="float" office:value="25854261" calcext:value-type="float">
            <text:p>25854261</text:p>
          </table:table-cell>
          <table:table-cell table:formula="of:=[.A1618]/1000/(60*60*24)" office:value-type="time" office:time-value="PT07H10M54.261S" calcext:value-type="time">
            <text:p>07:1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08.93" calcext:value-type="float">
            <text:p>1708.93</text:p>
          </table:table-cell>
          <table:table-cell office:value-type="float" office:value="2050.9" calcext:value-type="float">
            <text:p>2050.9</text:p>
          </table:table-cell>
        </table:table-row>
        <table:table-row table:style-name="ro1">
          <table:table-cell office:value-type="float" office:value="25870261" calcext:value-type="float">
            <text:p>25870261</text:p>
          </table:table-cell>
          <table:table-cell table:formula="of:=[.A1619]/1000/(60*60*24)" office:value-type="time" office:time-value="PT07H11M10.261S" calcext:value-type="time">
            <text:p>07:1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09.97" calcext:value-type="float">
            <text:p>1709.97</text:p>
          </table:table-cell>
          <table:table-cell office:value-type="float" office:value="2052.12" calcext:value-type="float">
            <text:p>2052.12</text:p>
          </table:table-cell>
        </table:table-row>
        <table:table-row table:style-name="ro1">
          <table:table-cell office:value-type="float" office:value="25886261" calcext:value-type="float">
            <text:p>25886261</text:p>
          </table:table-cell>
          <table:table-cell table:formula="of:=[.A1620]/1000/(60*60*24)" office:value-type="time" office:time-value="PT07H11M26.261S" calcext:value-type="time">
            <text:p>07:1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1.01" calcext:value-type="float">
            <text:p>1711.01</text:p>
          </table:table-cell>
          <table:table-cell office:value-type="float" office:value="2053.34" calcext:value-type="float">
            <text:p>2053.34</text:p>
          </table:table-cell>
        </table:table-row>
        <table:table-row table:style-name="ro1">
          <table:table-cell office:value-type="float" office:value="25902261" calcext:value-type="float">
            <text:p>25902261</text:p>
          </table:table-cell>
          <table:table-cell table:formula="of:=[.A1621]/1000/(60*60*24)" office:value-type="time" office:time-value="PT07H11M42.261S" calcext:value-type="time">
            <text:p>07:1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2.05" calcext:value-type="float">
            <text:p>1712.05</text:p>
          </table:table-cell>
          <table:table-cell office:value-type="float" office:value="2054.56" calcext:value-type="float">
            <text:p>2054.56</text:p>
          </table:table-cell>
        </table:table-row>
        <table:table-row table:style-name="ro1">
          <table:table-cell office:value-type="float" office:value="25918261" calcext:value-type="float">
            <text:p>25918261</text:p>
          </table:table-cell>
          <table:table-cell table:formula="of:=[.A1622]/1000/(60*60*24)" office:value-type="time" office:time-value="PT07H11M58.261S" calcext:value-type="time">
            <text:p>07:1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3.08" calcext:value-type="float">
            <text:p>1713.08</text:p>
          </table:table-cell>
          <table:table-cell office:value-type="float" office:value="2055.78" calcext:value-type="float">
            <text:p>2055.78</text:p>
          </table:table-cell>
        </table:table-row>
        <table:table-row table:style-name="ro1">
          <table:table-cell office:value-type="float" office:value="25934261" calcext:value-type="float">
            <text:p>25934261</text:p>
          </table:table-cell>
          <table:table-cell table:formula="of:=[.A1623]/1000/(60*60*24)" office:value-type="time" office:time-value="PT07H12M14.261S" calcext:value-type="time">
            <text:p>07:1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4.12" calcext:value-type="float">
            <text:p>1714.12</text:p>
          </table:table-cell>
          <table:table-cell office:value-type="float" office:value="2056.99" calcext:value-type="float">
            <text:p>2056.99</text:p>
          </table:table-cell>
        </table:table-row>
        <table:table-row table:style-name="ro1">
          <table:table-cell office:value-type="float" office:value="25950261" calcext:value-type="float">
            <text:p>25950261</text:p>
          </table:table-cell>
          <table:table-cell table:formula="of:=[.A1624]/1000/(60*60*24)" office:value-type="time" office:time-value="PT07H12M30.261S" calcext:value-type="time">
            <text:p>07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5.16" calcext:value-type="float">
            <text:p>1715.16</text:p>
          </table:table-cell>
          <table:table-cell office:value-type="float" office:value="2058.21" calcext:value-type="float">
            <text:p>2058.21</text:p>
          </table:table-cell>
        </table:table-row>
        <table:table-row table:style-name="ro1">
          <table:table-cell office:value-type="float" office:value="25966261" calcext:value-type="float">
            <text:p>25966261</text:p>
          </table:table-cell>
          <table:table-cell table:formula="of:=[.A1625]/1000/(60*60*24)" office:value-type="time" office:time-value="PT07H12M46.261S" calcext:value-type="time">
            <text:p>07:1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16.19" calcext:value-type="float">
            <text:p>1716.19</text:p>
          </table:table-cell>
          <table:table-cell office:value-type="float" office:value="2059.43" calcext:value-type="float">
            <text:p>2059.43</text:p>
          </table:table-cell>
        </table:table-row>
        <table:table-row table:style-name="ro1">
          <table:table-cell office:value-type="float" office:value="25982261" calcext:value-type="float">
            <text:p>25982261</text:p>
          </table:table-cell>
          <table:table-cell table:formula="of:=[.A1626]/1000/(60*60*24)" office:value-type="time" office:time-value="PT07H13M02.261S" calcext:value-type="time">
            <text:p>07:1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17.23" calcext:value-type="float">
            <text:p>1717.23</text:p>
          </table:table-cell>
          <table:table-cell office:value-type="float" office:value="2060.65" calcext:value-type="float">
            <text:p>2060.65</text:p>
          </table:table-cell>
        </table:table-row>
        <table:table-row table:style-name="ro1">
          <table:table-cell office:value-type="float" office:value="25998261" calcext:value-type="float">
            <text:p>25998261</text:p>
          </table:table-cell>
          <table:table-cell table:formula="of:=[.A1627]/1000/(60*60*24)" office:value-type="time" office:time-value="PT07H13M18.261S" calcext:value-type="time">
            <text:p>07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18.27" calcext:value-type="float">
            <text:p>1718.27</text:p>
          </table:table-cell>
          <table:table-cell office:value-type="float" office:value="2061.87" calcext:value-type="float">
            <text:p>2061.87</text:p>
          </table:table-cell>
        </table:table-row>
        <table:table-row table:style-name="ro1">
          <table:table-cell office:value-type="float" office:value="26014261" calcext:value-type="float">
            <text:p>26014261</text:p>
          </table:table-cell>
          <table:table-cell table:formula="of:=[.A1628]/1000/(60*60*24)" office:value-type="time" office:time-value="PT07H13M34.261S" calcext:value-type="time">
            <text:p>07:1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19.3" calcext:value-type="float">
            <text:p>1719.3</text:p>
          </table:table-cell>
          <table:table-cell office:value-type="float" office:value="2063.09" calcext:value-type="float">
            <text:p>2063.09</text:p>
          </table:table-cell>
        </table:table-row>
        <table:table-row table:style-name="ro1">
          <table:table-cell office:value-type="float" office:value="26030261" calcext:value-type="float">
            <text:p>26030261</text:p>
          </table:table-cell>
          <table:table-cell table:formula="of:=[.A1629]/1000/(60*60*24)" office:value-type="time" office:time-value="PT07H13M50.261S" calcext:value-type="time">
            <text:p>07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20.34" calcext:value-type="float">
            <text:p>1720.34</text:p>
          </table:table-cell>
          <table:table-cell office:value-type="float" office:value="2064.31" calcext:value-type="float">
            <text:p>2064.31</text:p>
          </table:table-cell>
        </table:table-row>
        <table:table-row table:style-name="ro1">
          <table:table-cell office:value-type="float" office:value="26046261" calcext:value-type="float">
            <text:p>26046261</text:p>
          </table:table-cell>
          <table:table-cell table:formula="of:=[.A1630]/1000/(60*60*24)" office:value-type="time" office:time-value="PT07H14M06.261S" calcext:value-type="time">
            <text:p>07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1.38" calcext:value-type="float">
            <text:p>1721.38</text:p>
          </table:table-cell>
          <table:table-cell office:value-type="float" office:value="2065.53" calcext:value-type="float">
            <text:p>2065.53</text:p>
          </table:table-cell>
        </table:table-row>
        <table:table-row table:style-name="ro1">
          <table:table-cell office:value-type="float" office:value="26062261" calcext:value-type="float">
            <text:p>26062261</text:p>
          </table:table-cell>
          <table:table-cell table:formula="of:=[.A1631]/1000/(60*60*24)" office:value-type="time" office:time-value="PT07H14M22.261S" calcext:value-type="time">
            <text:p>07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22.41" calcext:value-type="float">
            <text:p>1722.41</text:p>
          </table:table-cell>
          <table:table-cell office:value-type="float" office:value="2066.75" calcext:value-type="float">
            <text:p>2066.75</text:p>
          </table:table-cell>
        </table:table-row>
        <table:table-row table:style-name="ro1">
          <table:table-cell office:value-type="float" office:value="26078261" calcext:value-type="float">
            <text:p>26078261</text:p>
          </table:table-cell>
          <table:table-cell table:formula="of:=[.A1632]/1000/(60*60*24)" office:value-type="time" office:time-value="PT07H14M38.261S" calcext:value-type="time">
            <text:p>07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23.45" calcext:value-type="float">
            <text:p>1723.45</text:p>
          </table:table-cell>
          <table:table-cell office:value-type="float" office:value="2067.96" calcext:value-type="float">
            <text:p>2067.96</text:p>
          </table:table-cell>
        </table:table-row>
        <table:table-row table:style-name="ro1">
          <table:table-cell office:value-type="float" office:value="26094261" calcext:value-type="float">
            <text:p>26094261</text:p>
          </table:table-cell>
          <table:table-cell table:formula="of:=[.A1633]/1000/(60*60*24)" office:value-type="time" office:time-value="PT07H14M54.261S" calcext:value-type="time">
            <text:p>07:1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724.49" calcext:value-type="float">
            <text:p>1724.49</text:p>
          </table:table-cell>
          <table:table-cell office:value-type="float" office:value="2069.18" calcext:value-type="float">
            <text:p>2069.18</text:p>
          </table:table-cell>
        </table:table-row>
        <table:table-row table:style-name="ro1">
          <table:table-cell office:value-type="float" office:value="26110261" calcext:value-type="float">
            <text:p>26110261</text:p>
          </table:table-cell>
          <table:table-cell table:formula="of:=[.A1634]/1000/(60*60*24)" office:value-type="time" office:time-value="PT07H15M10.261S" calcext:value-type="time">
            <text:p>07:1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5.52" calcext:value-type="float">
            <text:p>1725.52</text:p>
          </table:table-cell>
          <table:table-cell office:value-type="float" office:value="2070.4" calcext:value-type="float">
            <text:p>2070.4</text:p>
          </table:table-cell>
        </table:table-row>
        <table:table-row table:style-name="ro1">
          <table:table-cell office:value-type="float" office:value="26126261" calcext:value-type="float">
            <text:p>26126261</text:p>
          </table:table-cell>
          <table:table-cell table:formula="of:=[.A1635]/1000/(60*60*24)" office:value-type="time" office:time-value="PT07H15M26.261S" calcext:value-type="time">
            <text:p>07:1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6.56" calcext:value-type="float">
            <text:p>1726.56</text:p>
          </table:table-cell>
          <table:table-cell office:value-type="float" office:value="2071.62" calcext:value-type="float">
            <text:p>2071.62</text:p>
          </table:table-cell>
        </table:table-row>
        <table:table-row table:style-name="ro1">
          <table:table-cell office:value-type="float" office:value="26142261" calcext:value-type="float">
            <text:p>26142261</text:p>
          </table:table-cell>
          <table:table-cell table:formula="of:=[.A1636]/1000/(60*60*24)" office:value-type="time" office:time-value="PT07H15M42.261S" calcext:value-type="time">
            <text:p>07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7.59" calcext:value-type="float">
            <text:p>1727.59</text:p>
          </table:table-cell>
          <table:table-cell office:value-type="float" office:value="2072.84" calcext:value-type="float">
            <text:p>2072.84</text:p>
          </table:table-cell>
        </table:table-row>
        <table:table-row table:style-name="ro1">
          <table:table-cell office:value-type="float" office:value="26158259" calcext:value-type="float">
            <text:p>26158259</text:p>
          </table:table-cell>
          <table:table-cell table:formula="of:=[.A1637]/1000/(60*60*24)" office:value-type="time" office:time-value="PT07H15M58.259S" calcext:value-type="time">
            <text:p>07:1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8.63" calcext:value-type="float">
            <text:p>1728.63</text:p>
          </table:table-cell>
          <table:table-cell office:value-type="float" office:value="2074.06" calcext:value-type="float">
            <text:p>2074.06</text:p>
          </table:table-cell>
        </table:table-row>
        <table:table-row table:style-name="ro1">
          <table:table-cell office:value-type="float" office:value="26174261" calcext:value-type="float">
            <text:p>26174261</text:p>
          </table:table-cell>
          <table:table-cell table:formula="of:=[.A1638]/1000/(60*60*24)" office:value-type="time" office:time-value="PT07H16M14.261S" calcext:value-type="time">
            <text:p>07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29.66" calcext:value-type="float">
            <text:p>1729.66</text:p>
          </table:table-cell>
          <table:table-cell office:value-type="float" office:value="2075.27" calcext:value-type="float">
            <text:p>2075.27</text:p>
          </table:table-cell>
        </table:table-row>
        <table:table-row table:style-name="ro1">
          <table:table-cell office:value-type="float" office:value="26190261" calcext:value-type="float">
            <text:p>26190261</text:p>
          </table:table-cell>
          <table:table-cell table:formula="of:=[.A1639]/1000/(60*60*24)" office:value-type="time" office:time-value="PT07H16M30.261S" calcext:value-type="time">
            <text:p>07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30.7" calcext:value-type="float">
            <text:p>1730.7</text:p>
          </table:table-cell>
          <table:table-cell office:value-type="float" office:value="2076.49" calcext:value-type="float">
            <text:p>2076.49</text:p>
          </table:table-cell>
        </table:table-row>
        <table:table-row table:style-name="ro1">
          <table:table-cell office:value-type="float" office:value="26206261" calcext:value-type="float">
            <text:p>26206261</text:p>
          </table:table-cell>
          <table:table-cell table:formula="of:=[.A1640]/1000/(60*60*24)" office:value-type="time" office:time-value="PT07H16M46.261S" calcext:value-type="time">
            <text:p>07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1.73" calcext:value-type="float">
            <text:p>1731.73</text:p>
          </table:table-cell>
          <table:table-cell office:value-type="float" office:value="2077.71" calcext:value-type="float">
            <text:p>2077.71</text:p>
          </table:table-cell>
        </table:table-row>
        <table:table-row table:style-name="ro1">
          <table:table-cell office:value-type="float" office:value="26222261" calcext:value-type="float">
            <text:p>26222261</text:p>
          </table:table-cell>
          <table:table-cell table:formula="of:=[.A1641]/1000/(60*60*24)" office:value-type="time" office:time-value="PT07H17M02.261S" calcext:value-type="time">
            <text:p>07:1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32.77" calcext:value-type="float">
            <text:p>1732.77</text:p>
          </table:table-cell>
          <table:table-cell office:value-type="float" office:value="2078.93" calcext:value-type="float">
            <text:p>2078.93</text:p>
          </table:table-cell>
        </table:table-row>
        <table:table-row table:style-name="ro1">
          <table:table-cell office:value-type="float" office:value="26238261" calcext:value-type="float">
            <text:p>26238261</text:p>
          </table:table-cell>
          <table:table-cell table:formula="of:=[.A1642]/1000/(60*60*24)" office:value-type="time" office:time-value="PT07H17M18.261S" calcext:value-type="time">
            <text:p>07:1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3.8" calcext:value-type="float">
            <text:p>1733.8</text:p>
          </table:table-cell>
          <table:table-cell office:value-type="float" office:value="2080.15" calcext:value-type="float">
            <text:p>2080.15</text:p>
          </table:table-cell>
        </table:table-row>
        <table:table-row table:style-name="ro1">
          <table:table-cell office:value-type="float" office:value="26254261" calcext:value-type="float">
            <text:p>26254261</text:p>
          </table:table-cell>
          <table:table-cell table:formula="of:=[.A1643]/1000/(60*60*24)" office:value-type="time" office:time-value="PT07H17M34.261S" calcext:value-type="time">
            <text:p>07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4.84" calcext:value-type="float">
            <text:p>1734.84</text:p>
          </table:table-cell>
          <table:table-cell office:value-type="float" office:value="2081.36" calcext:value-type="float">
            <text:p>2081.36</text:p>
          </table:table-cell>
        </table:table-row>
        <table:table-row table:style-name="ro1">
          <table:table-cell office:value-type="float" office:value="26270261" calcext:value-type="float">
            <text:p>26270261</text:p>
          </table:table-cell>
          <table:table-cell table:formula="of:=[.A1644]/1000/(60*60*24)" office:value-type="time" office:time-value="PT07H17M50.261S" calcext:value-type="time">
            <text:p>07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5.88" calcext:value-type="float">
            <text:p>1735.88</text:p>
          </table:table-cell>
          <table:table-cell office:value-type="float" office:value="2082.58" calcext:value-type="float">
            <text:p>2082.58</text:p>
          </table:table-cell>
        </table:table-row>
        <table:table-row table:style-name="ro1">
          <table:table-cell office:value-type="float" office:value="26286261" calcext:value-type="float">
            <text:p>26286261</text:p>
          </table:table-cell>
          <table:table-cell table:formula="of:=[.A1645]/1000/(60*60*24)" office:value-type="time" office:time-value="PT07H18M06.261S" calcext:value-type="time">
            <text:p>07:1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6.91" calcext:value-type="float">
            <text:p>1736.91</text:p>
          </table:table-cell>
          <table:table-cell office:value-type="float" office:value="2083.8" calcext:value-type="float">
            <text:p>2083.8</text:p>
          </table:table-cell>
        </table:table-row>
        <table:table-row table:style-name="ro1">
          <table:table-cell office:value-type="float" office:value="26302261" calcext:value-type="float">
            <text:p>26302261</text:p>
          </table:table-cell>
          <table:table-cell table:formula="of:=[.A1646]/1000/(60*60*24)" office:value-type="time" office:time-value="PT07H18M22.261S" calcext:value-type="time">
            <text:p>07:1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37.95" calcext:value-type="float">
            <text:p>1737.95</text:p>
          </table:table-cell>
          <table:table-cell office:value-type="float" office:value="2085.01" calcext:value-type="float">
            <text:p>2085.01</text:p>
          </table:table-cell>
        </table:table-row>
        <table:table-row table:style-name="ro1">
          <table:table-cell office:value-type="float" office:value="26318261" calcext:value-type="float">
            <text:p>26318261</text:p>
          </table:table-cell>
          <table:table-cell table:formula="of:=[.A1647]/1000/(60*60*24)" office:value-type="time" office:time-value="PT07H18M38.261S" calcext:value-type="time">
            <text:p>07:1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38.98" calcext:value-type="float">
            <text:p>1738.98</text:p>
          </table:table-cell>
          <table:table-cell office:value-type="float" office:value="2086.23" calcext:value-type="float">
            <text:p>2086.23</text:p>
          </table:table-cell>
        </table:table-row>
        <table:table-row table:style-name="ro1">
          <table:table-cell office:value-type="float" office:value="26334261" calcext:value-type="float">
            <text:p>26334261</text:p>
          </table:table-cell>
          <table:table-cell table:formula="of:=[.A1648]/1000/(60*60*24)" office:value-type="time" office:time-value="PT07H18M54.261S" calcext:value-type="time">
            <text:p>07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740.02" calcext:value-type="float">
            <text:p>1740.02</text:p>
          </table:table-cell>
          <table:table-cell office:value-type="float" office:value="2087.44" calcext:value-type="float">
            <text:p>2087.44</text:p>
          </table:table-cell>
        </table:table-row>
        <table:table-row table:style-name="ro1">
          <table:table-cell office:value-type="float" office:value="26350261" calcext:value-type="float">
            <text:p>26350261</text:p>
          </table:table-cell>
          <table:table-cell table:formula="of:=[.A1649]/1000/(60*60*24)" office:value-type="time" office:time-value="PT07H19M10.261S" calcext:value-type="time">
            <text:p>07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2088.66" calcext:value-type="float">
            <text:p>2088.66</text:p>
          </table:table-cell>
        </table:table-row>
        <table:table-row table:style-name="ro1">
          <table:table-cell office:value-type="float" office:value="26366261" calcext:value-type="float">
            <text:p>26366261</text:p>
          </table:table-cell>
          <table:table-cell table:formula="of:=[.A1650]/1000/(60*60*24)" office:value-type="time" office:time-value="PT07H19M26.261S" calcext:value-type="time">
            <text:p>07:19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42.09" calcext:value-type="float">
            <text:p>1742.09</text:p>
          </table:table-cell>
          <table:table-cell office:value-type="float" office:value="2089.88" calcext:value-type="float">
            <text:p>2089.88</text:p>
          </table:table-cell>
        </table:table-row>
        <table:table-row table:style-name="ro1">
          <table:table-cell office:value-type="float" office:value="26382261" calcext:value-type="float">
            <text:p>26382261</text:p>
          </table:table-cell>
          <table:table-cell table:formula="of:=[.A1651]/1000/(60*60*24)" office:value-type="time" office:time-value="PT07H19M42.261S" calcext:value-type="time">
            <text:p>07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43.12" calcext:value-type="float">
            <text:p>1743.12</text:p>
          </table:table-cell>
          <table:table-cell office:value-type="float" office:value="2091.09" calcext:value-type="float">
            <text:p>2091.09</text:p>
          </table:table-cell>
        </table:table-row>
        <table:table-row table:style-name="ro1">
          <table:table-cell office:value-type="float" office:value="26398261" calcext:value-type="float">
            <text:p>26398261</text:p>
          </table:table-cell>
          <table:table-cell table:formula="of:=[.A1652]/1000/(60*60*24)" office:value-type="time" office:time-value="PT07H19M58.261S" calcext:value-type="time">
            <text:p>07:19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44.16" calcext:value-type="float">
            <text:p>1744.16</text:p>
          </table:table-cell>
          <table:table-cell office:value-type="float" office:value="2092.3" calcext:value-type="float">
            <text:p>2092.3</text:p>
          </table:table-cell>
        </table:table-row>
        <table:table-row table:style-name="ro1">
          <table:table-cell office:value-type="float" office:value="26414261" calcext:value-type="float">
            <text:p>26414261</text:p>
          </table:table-cell>
          <table:table-cell table:formula="of:=[.A1653]/1000/(60*60*24)" office:value-type="time" office:time-value="PT07H20M14.261S" calcext:value-type="time">
            <text:p>07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745.19" calcext:value-type="float">
            <text:p>1745.19</text:p>
          </table:table-cell>
          <table:table-cell office:value-type="float" office:value="2093.52" calcext:value-type="float">
            <text:p>2093.52</text:p>
          </table:table-cell>
        </table:table-row>
        <table:table-row table:style-name="ro1">
          <table:table-cell office:value-type="float" office:value="26430261" calcext:value-type="float">
            <text:p>26430261</text:p>
          </table:table-cell>
          <table:table-cell table:formula="of:=[.A1654]/1000/(60*60*24)" office:value-type="time" office:time-value="PT07H20M30.261S" calcext:value-type="time">
            <text:p>07:20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46.23" calcext:value-type="float">
            <text:p>1746.23</text:p>
          </table:table-cell>
          <table:table-cell office:value-type="float" office:value="2094.73" calcext:value-type="float">
            <text:p>2094.73</text:p>
          </table:table-cell>
        </table:table-row>
        <table:table-row table:style-name="ro1">
          <table:table-cell office:value-type="float" office:value="26446261" calcext:value-type="float">
            <text:p>26446261</text:p>
          </table:table-cell>
          <table:table-cell table:formula="of:=[.A1655]/1000/(60*60*24)" office:value-type="time" office:time-value="PT07H20M46.261S" calcext:value-type="time">
            <text:p>07:2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47.26" calcext:value-type="float">
            <text:p>1747.26</text:p>
          </table:table-cell>
          <table:table-cell office:value-type="float" office:value="2095.95" calcext:value-type="float">
            <text:p>2095.95</text:p>
          </table:table-cell>
        </table:table-row>
        <table:table-row table:style-name="ro1">
          <table:table-cell office:value-type="float" office:value="26462261" calcext:value-type="float">
            <text:p>26462261</text:p>
          </table:table-cell>
          <table:table-cell table:formula="of:=[.A1656]/1000/(60*60*24)" office:value-type="time" office:time-value="PT07H21M02.261S" calcext:value-type="time">
            <text:p>07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" calcext:value-type="float">
            <text:p>273.6</text:p>
          </table:table-cell>
          <table:table-cell office:value-type="float" office:value="1748.3" calcext:value-type="float">
            <text:p>1748.3</text:p>
          </table:table-cell>
          <table:table-cell office:value-type="float" office:value="2097.16" calcext:value-type="float">
            <text:p>2097.16</text:p>
          </table:table-cell>
        </table:table-row>
        <table:table-row table:style-name="ro1">
          <table:table-cell office:value-type="float" office:value="26478261" calcext:value-type="float">
            <text:p>26478261</text:p>
          </table:table-cell>
          <table:table-cell table:formula="of:=[.A1657]/1000/(60*60*24)" office:value-type="time" office:time-value="PT07H21M18.261S" calcext:value-type="time">
            <text:p>07:21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2098.37" calcext:value-type="float">
            <text:p>2098.37</text:p>
          </table:table-cell>
        </table:table-row>
        <table:table-row table:style-name="ro1">
          <table:table-cell office:value-type="float" office:value="26494261" calcext:value-type="float">
            <text:p>26494261</text:p>
          </table:table-cell>
          <table:table-cell table:formula="of:=[.A1658]/1000/(60*60*24)" office:value-type="time" office:time-value="PT07H21M34.261S" calcext:value-type="time">
            <text:p>07:2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50.37" calcext:value-type="float">
            <text:p>1750.37</text:p>
          </table:table-cell>
          <table:table-cell office:value-type="float" office:value="2099.58" calcext:value-type="float">
            <text:p>2099.58</text:p>
          </table:table-cell>
        </table:table-row>
        <table:table-row table:style-name="ro1">
          <table:table-cell office:value-type="float" office:value="26510261" calcext:value-type="float">
            <text:p>26510261</text:p>
          </table:table-cell>
          <table:table-cell table:formula="of:=[.A1659]/1000/(60*60*24)" office:value-type="time" office:time-value="PT07H21M50.261S" calcext:value-type="time">
            <text:p>07:2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51.4" calcext:value-type="float">
            <text:p>1751.4</text:p>
          </table:table-cell>
          <table:table-cell office:value-type="float" office:value="2100.8" calcext:value-type="float">
            <text:p>2100.8</text:p>
          </table:table-cell>
        </table:table-row>
        <table:table-row table:style-name="ro1">
          <table:table-cell office:value-type="float" office:value="26526261" calcext:value-type="float">
            <text:p>26526261</text:p>
          </table:table-cell>
          <table:table-cell table:formula="of:=[.A1660]/1000/(60*60*24)" office:value-type="time" office:time-value="PT07H22M06.261S" calcext:value-type="time">
            <text:p>07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52.44" calcext:value-type="float">
            <text:p>1752.44</text:p>
          </table:table-cell>
          <table:table-cell office:value-type="float" office:value="2102.01" calcext:value-type="float">
            <text:p>2102.01</text:p>
          </table:table-cell>
        </table:table-row>
        <table:table-row table:style-name="ro1">
          <table:table-cell office:value-type="float" office:value="26542261" calcext:value-type="float">
            <text:p>26542261</text:p>
          </table:table-cell>
          <table:table-cell table:formula="of:=[.A1661]/1000/(60*60*24)" office:value-type="time" office:time-value="PT07H22M22.261S" calcext:value-type="time">
            <text:p>07:22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53.47" calcext:value-type="float">
            <text:p>1753.47</text:p>
          </table:table-cell>
          <table:table-cell office:value-type="float" office:value="2103.22" calcext:value-type="float">
            <text:p>2103.22</text:p>
          </table:table-cell>
        </table:table-row>
        <table:table-row table:style-name="ro1">
          <table:table-cell office:value-type="float" office:value="26558261" calcext:value-type="float">
            <text:p>26558261</text:p>
          </table:table-cell>
          <table:table-cell table:formula="of:=[.A1662]/1000/(60*60*24)" office:value-type="time" office:time-value="PT07H22M38.261S" calcext:value-type="time">
            <text:p>07:2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54.51" calcext:value-type="float">
            <text:p>1754.51</text:p>
          </table:table-cell>
          <table:table-cell office:value-type="float" office:value="2104.43" calcext:value-type="float">
            <text:p>2104.43</text:p>
          </table:table-cell>
        </table:table-row>
        <table:table-row table:style-name="ro1">
          <table:table-cell office:value-type="float" office:value="26574261" calcext:value-type="float">
            <text:p>26574261</text:p>
          </table:table-cell>
          <table:table-cell table:formula="of:=[.A1663]/1000/(60*60*24)" office:value-type="time" office:time-value="PT07H22M54.261S" calcext:value-type="time">
            <text:p>07:22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55.54" calcext:value-type="float">
            <text:p>1755.54</text:p>
          </table:table-cell>
          <table:table-cell office:value-type="float" office:value="2105.65" calcext:value-type="float">
            <text:p>2105.65</text:p>
          </table:table-cell>
        </table:table-row>
        <table:table-row table:style-name="ro1">
          <table:table-cell office:value-type="float" office:value="26590261" calcext:value-type="float">
            <text:p>26590261</text:p>
          </table:table-cell>
          <table:table-cell table:formula="of:=[.A1664]/1000/(60*60*24)" office:value-type="time" office:time-value="PT07H23M10.261S" calcext:value-type="time">
            <text:p>07:2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56.58" calcext:value-type="float">
            <text:p>1756.58</text:p>
          </table:table-cell>
          <table:table-cell office:value-type="float" office:value="2106.86" calcext:value-type="float">
            <text:p>2106.86</text:p>
          </table:table-cell>
        </table:table-row>
        <table:table-row table:style-name="ro1">
          <table:table-cell office:value-type="float" office:value="26606261" calcext:value-type="float">
            <text:p>26606261</text:p>
          </table:table-cell>
          <table:table-cell table:formula="of:=[.A1665]/1000/(60*60*24)" office:value-type="time" office:time-value="PT07H23M26.261S" calcext:value-type="time">
            <text:p>07:23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57.61" calcext:value-type="float">
            <text:p>1757.61</text:p>
          </table:table-cell>
          <table:table-cell office:value-type="float" office:value="2108.07" calcext:value-type="float">
            <text:p>2108.07</text:p>
          </table:table-cell>
        </table:table-row>
        <table:table-row table:style-name="ro1">
          <table:table-cell office:value-type="float" office:value="26622261" calcext:value-type="float">
            <text:p>26622261</text:p>
          </table:table-cell>
          <table:table-cell table:formula="of:=[.A1666]/1000/(60*60*24)" office:value-type="time" office:time-value="PT07H23M42.261S" calcext:value-type="time">
            <text:p>07:23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58.64" calcext:value-type="float">
            <text:p>1758.64</text:p>
          </table:table-cell>
          <table:table-cell office:value-type="float" office:value="2109.28" calcext:value-type="float">
            <text:p>2109.28</text:p>
          </table:table-cell>
        </table:table-row>
        <table:table-row table:style-name="ro1">
          <table:table-cell office:value-type="float" office:value="26638261" calcext:value-type="float">
            <text:p>26638261</text:p>
          </table:table-cell>
          <table:table-cell table:formula="of:=[.A1667]/1000/(60*60*24)" office:value-type="time" office:time-value="PT07H23M58.261S" calcext:value-type="time">
            <text:p>07:23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59.68" calcext:value-type="float">
            <text:p>1759.68</text:p>
          </table:table-cell>
          <table:table-cell office:value-type="float" office:value="2110.49" calcext:value-type="float">
            <text:p>2110.49</text:p>
          </table:table-cell>
        </table:table-row>
        <table:table-row table:style-name="ro1">
          <table:table-cell office:value-type="float" office:value="26654259" calcext:value-type="float">
            <text:p>26654259</text:p>
          </table:table-cell>
          <table:table-cell table:formula="of:=[.A1668]/1000/(60*60*24)" office:value-type="time" office:time-value="PT07H24M14.259S" calcext:value-type="time">
            <text:p>07:24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60.71" calcext:value-type="float">
            <text:p>1760.71</text:p>
          </table:table-cell>
          <table:table-cell office:value-type="float" office:value="2111.7" calcext:value-type="float">
            <text:p>2111.7</text:p>
          </table:table-cell>
        </table:table-row>
        <table:table-row table:style-name="ro1">
          <table:table-cell office:value-type="float" office:value="26670261" calcext:value-type="float">
            <text:p>26670261</text:p>
          </table:table-cell>
          <table:table-cell table:formula="of:=[.A1669]/1000/(60*60*24)" office:value-type="time" office:time-value="PT07H24M30.261S" calcext:value-type="time">
            <text:p>07:24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61.75" calcext:value-type="float">
            <text:p>1761.75</text:p>
          </table:table-cell>
          <table:table-cell office:value-type="float" office:value="2112.92" calcext:value-type="float">
            <text:p>2112.92</text:p>
          </table:table-cell>
        </table:table-row>
        <table:table-row table:style-name="ro1">
          <table:table-cell office:value-type="float" office:value="26686261" calcext:value-type="float">
            <text:p>26686261</text:p>
          </table:table-cell>
          <table:table-cell table:formula="of:=[.A1670]/1000/(60*60*24)" office:value-type="time" office:time-value="PT07H24M46.261S" calcext:value-type="time">
            <text:p>07:2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62.78" calcext:value-type="float">
            <text:p>1762.78</text:p>
          </table:table-cell>
          <table:table-cell office:value-type="float" office:value="2114.13" calcext:value-type="float">
            <text:p>2114.13</text:p>
          </table:table-cell>
        </table:table-row>
        <table:table-row table:style-name="ro1">
          <table:table-cell office:value-type="float" office:value="26702261" calcext:value-type="float">
            <text:p>26702261</text:p>
          </table:table-cell>
          <table:table-cell table:formula="of:=[.A1671]/1000/(60*60*24)" office:value-type="time" office:time-value="PT07H25M02.261S" calcext:value-type="time">
            <text:p>07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763.81" calcext:value-type="float">
            <text:p>1763.81</text:p>
          </table:table-cell>
          <table:table-cell office:value-type="float" office:value="2115.34" calcext:value-type="float">
            <text:p>2115.34</text:p>
          </table:table-cell>
        </table:table-row>
        <table:table-row table:style-name="ro1">
          <table:table-cell office:value-type="float" office:value="26718261" calcext:value-type="float">
            <text:p>26718261</text:p>
          </table:table-cell>
          <table:table-cell table:formula="of:=[.A1672]/1000/(60*60*24)" office:value-type="time" office:time-value="PT07H25M18.261S" calcext:value-type="time">
            <text:p>07:25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64.85" calcext:value-type="float">
            <text:p>1764.85</text:p>
          </table:table-cell>
          <table:table-cell office:value-type="float" office:value="2116.55" calcext:value-type="float">
            <text:p>2116.55</text:p>
          </table:table-cell>
        </table:table-row>
        <table:table-row table:style-name="ro1">
          <table:table-cell office:value-type="float" office:value="26734261" calcext:value-type="float">
            <text:p>26734261</text:p>
          </table:table-cell>
          <table:table-cell table:formula="of:=[.A1673]/1000/(60*60*24)" office:value-type="time" office:time-value="PT07H25M34.261S" calcext:value-type="time">
            <text:p>07:25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65.88" calcext:value-type="float">
            <text:p>1765.88</text:p>
          </table:table-cell>
          <table:table-cell office:value-type="float" office:value="2117.76" calcext:value-type="float">
            <text:p>2117.76</text:p>
          </table:table-cell>
        </table:table-row>
        <table:table-row table:style-name="ro1">
          <table:table-cell office:value-type="float" office:value="26750261" calcext:value-type="float">
            <text:p>26750261</text:p>
          </table:table-cell>
          <table:table-cell table:formula="of:=[.A1674]/1000/(60*60*24)" office:value-type="time" office:time-value="PT07H25M50.261S" calcext:value-type="time">
            <text:p>07:25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766.91" calcext:value-type="float">
            <text:p>1766.91</text:p>
          </table:table-cell>
          <table:table-cell office:value-type="float" office:value="2118.97" calcext:value-type="float">
            <text:p>2118.97</text:p>
          </table:table-cell>
        </table:table-row>
        <table:table-row table:style-name="ro1">
          <table:table-cell office:value-type="float" office:value="26766261" calcext:value-type="float">
            <text:p>26766261</text:p>
          </table:table-cell>
          <table:table-cell table:formula="of:=[.A1675]/1000/(60*60*24)" office:value-type="time" office:time-value="PT07H26M06.261S" calcext:value-type="time">
            <text:p>07:2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767.95" calcext:value-type="float">
            <text:p>1767.95</text:p>
          </table:table-cell>
          <table:table-cell office:value-type="float" office:value="2120.18" calcext:value-type="float">
            <text:p>2120.18</text:p>
          </table:table-cell>
        </table:table-row>
        <table:table-row table:style-name="ro1">
          <table:table-cell office:value-type="float" office:value="26782261" calcext:value-type="float">
            <text:p>26782261</text:p>
          </table:table-cell>
          <table:table-cell table:formula="of:=[.A1676]/1000/(60*60*24)" office:value-type="time" office:time-value="PT07H26M22.261S" calcext:value-type="time">
            <text:p>07:26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68.98" calcext:value-type="float">
            <text:p>1768.98</text:p>
          </table:table-cell>
          <table:table-cell office:value-type="float" office:value="2121.39" calcext:value-type="float">
            <text:p>2121.39</text:p>
          </table:table-cell>
        </table:table-row>
        <table:table-row table:style-name="ro1">
          <table:table-cell office:value-type="float" office:value="26798261" calcext:value-type="float">
            <text:p>26798261</text:p>
          </table:table-cell>
          <table:table-cell table:formula="of:=[.A1677]/1000/(60*60*24)" office:value-type="time" office:time-value="PT07H26M38.261S" calcext:value-type="time">
            <text:p>07:26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770.01" calcext:value-type="float">
            <text:p>1770.01</text:p>
          </table:table-cell>
          <table:table-cell office:value-type="float" office:value="2122.61" calcext:value-type="float">
            <text:p>2122.61</text:p>
          </table:table-cell>
        </table:table-row>
        <table:table-row table:style-name="ro1">
          <table:table-cell office:value-type="float" office:value="26814261" calcext:value-type="float">
            <text:p>26814261</text:p>
          </table:table-cell>
          <table:table-cell table:formula="of:=[.A1678]/1000/(60*60*24)" office:value-type="time" office:time-value="PT07H26M54.261S" calcext:value-type="time">
            <text:p>07:26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71.05" calcext:value-type="float">
            <text:p>1771.05</text:p>
          </table:table-cell>
          <table:table-cell office:value-type="float" office:value="2123.82" calcext:value-type="float">
            <text:p>2123.82</text:p>
          </table:table-cell>
        </table:table-row>
        <table:table-row table:style-name="ro1">
          <table:table-cell office:value-type="float" office:value="26830261" calcext:value-type="float">
            <text:p>26830261</text:p>
          </table:table-cell>
          <table:table-cell table:formula="of:=[.A1679]/1000/(60*60*24)" office:value-type="time" office:time-value="PT07H27M10.261S" calcext:value-type="time">
            <text:p>07:27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72.08" calcext:value-type="float">
            <text:p>1772.08</text:p>
          </table:table-cell>
          <table:table-cell office:value-type="float" office:value="2125.03" calcext:value-type="float">
            <text:p>2125.03</text:p>
          </table:table-cell>
        </table:table-row>
        <table:table-row table:style-name="ro1">
          <table:table-cell office:value-type="float" office:value="26846261" calcext:value-type="float">
            <text:p>26846261</text:p>
          </table:table-cell>
          <table:table-cell table:formula="of:=[.A1680]/1000/(60*60*24)" office:value-type="time" office:time-value="PT07H27M26.261S" calcext:value-type="time">
            <text:p>07:27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73.11" calcext:value-type="float">
            <text:p>1773.11</text:p>
          </table:table-cell>
          <table:table-cell office:value-type="float" office:value="2126.24" calcext:value-type="float">
            <text:p>2126.24</text:p>
          </table:table-cell>
        </table:table-row>
        <table:table-row table:style-name="ro1">
          <table:table-cell office:value-type="float" office:value="26862261" calcext:value-type="float">
            <text:p>26862261</text:p>
          </table:table-cell>
          <table:table-cell table:formula="of:=[.A1681]/1000/(60*60*24)" office:value-type="time" office:time-value="PT07H27M42.261S" calcext:value-type="time">
            <text:p>07:27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74.15" calcext:value-type="float">
            <text:p>1774.15</text:p>
          </table:table-cell>
          <table:table-cell office:value-type="float" office:value="2127.45" calcext:value-type="float">
            <text:p>2127.45</text:p>
          </table:table-cell>
        </table:table-row>
        <table:table-row table:style-name="ro1">
          <table:table-cell office:value-type="float" office:value="26878261" calcext:value-type="float">
            <text:p>26878261</text:p>
          </table:table-cell>
          <table:table-cell table:formula="of:=[.A1682]/1000/(60*60*24)" office:value-type="time" office:time-value="PT07H27M58.261S" calcext:value-type="time">
            <text:p>07:27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75.18" calcext:value-type="float">
            <text:p>1775.18</text:p>
          </table:table-cell>
          <table:table-cell office:value-type="float" office:value="2128.66" calcext:value-type="float">
            <text:p>2128.66</text:p>
          </table:table-cell>
        </table:table-row>
        <table:table-row table:style-name="ro1">
          <table:table-cell office:value-type="float" office:value="26894261" calcext:value-type="float">
            <text:p>26894261</text:p>
          </table:table-cell>
          <table:table-cell table:formula="of:=[.A1683]/1000/(60*60*24)" office:value-type="time" office:time-value="PT07H28M14.261S" calcext:value-type="time">
            <text:p>07:28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76.21" calcext:value-type="float">
            <text:p>1776.21</text:p>
          </table:table-cell>
          <table:table-cell office:value-type="float" office:value="2129.87" calcext:value-type="float">
            <text:p>2129.87</text:p>
          </table:table-cell>
        </table:table-row>
        <table:table-row table:style-name="ro1">
          <table:table-cell office:value-type="float" office:value="26910261" calcext:value-type="float">
            <text:p>26910261</text:p>
          </table:table-cell>
          <table:table-cell table:formula="of:=[.A1684]/1000/(60*60*24)" office:value-type="time" office:time-value="PT07H28M30.261S" calcext:value-type="time">
            <text:p>07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2.3" calcext:value-type="float">
            <text:p>232.3</text:p>
          </table:table-cell>
          <table:table-cell office:value-type="float" office:value="273.01" calcext:value-type="float">
            <text:p>273.01</text:p>
          </table:table-cell>
          <table:table-cell office:value-type="float" office:value="1777.24" calcext:value-type="float">
            <text:p>1777.24</text:p>
          </table:table-cell>
          <table:table-cell office:value-type="float" office:value="2131.08" calcext:value-type="float">
            <text:p>2131.08</text:p>
          </table:table-cell>
        </table:table-row>
        <table:table-row table:style-name="ro1">
          <table:table-cell office:value-type="float" office:value="26926261" calcext:value-type="float">
            <text:p>26926261</text:p>
          </table:table-cell>
          <table:table-cell table:formula="of:=[.A1685]/1000/(60*60*24)" office:value-type="time" office:time-value="PT07H28M46.261S" calcext:value-type="time">
            <text:p>07:28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78.28" calcext:value-type="float">
            <text:p>1778.28</text:p>
          </table:table-cell>
          <table:table-cell office:value-type="float" office:value="2132.29" calcext:value-type="float">
            <text:p>2132.29</text:p>
          </table:table-cell>
        </table:table-row>
        <table:table-row table:style-name="ro1">
          <table:table-cell office:value-type="float" office:value="26942261" calcext:value-type="float">
            <text:p>26942261</text:p>
          </table:table-cell>
          <table:table-cell table:formula="of:=[.A1686]/1000/(60*60*24)" office:value-type="time" office:time-value="PT07H29M02.261S" calcext:value-type="time">
            <text:p>07:29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79.31" calcext:value-type="float">
            <text:p>1779.31</text:p>
          </table:table-cell>
          <table:table-cell office:value-type="float" office:value="2133.5" calcext:value-type="float">
            <text:p>2133.5</text:p>
          </table:table-cell>
        </table:table-row>
        <table:table-row table:style-name="ro1">
          <table:table-cell office:value-type="float" office:value="26958261" calcext:value-type="float">
            <text:p>26958261</text:p>
          </table:table-cell>
          <table:table-cell table:formula="of:=[.A1687]/1000/(60*60*24)" office:value-type="time" office:time-value="PT07H29M18.261S" calcext:value-type="time">
            <text:p>07:29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80.34" calcext:value-type="float">
            <text:p>1780.34</text:p>
          </table:table-cell>
          <table:table-cell office:value-type="float" office:value="2134.71" calcext:value-type="float">
            <text:p>2134.71</text:p>
          </table:table-cell>
        </table:table-row>
        <table:table-row table:style-name="ro1">
          <table:table-cell office:value-type="float" office:value="26974261" calcext:value-type="float">
            <text:p>26974261</text:p>
          </table:table-cell>
          <table:table-cell table:formula="of:=[.A1688]/1000/(60*60*24)" office:value-type="time" office:time-value="PT07H29M34.261S" calcext:value-type="time">
            <text:p>07:29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81.38" calcext:value-type="float">
            <text:p>1781.38</text:p>
          </table:table-cell>
          <table:table-cell office:value-type="float" office:value="2135.92" calcext:value-type="float">
            <text:p>2135.92</text:p>
          </table:table-cell>
        </table:table-row>
        <table:table-row table:style-name="ro1">
          <table:table-cell office:value-type="float" office:value="26990261" calcext:value-type="float">
            <text:p>26990261</text:p>
          </table:table-cell>
          <table:table-cell table:formula="of:=[.A1689]/1000/(60*60*24)" office:value-type="time" office:time-value="PT07H29M50.261S" calcext:value-type="time">
            <text:p>07:29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82.41" calcext:value-type="float">
            <text:p>1782.41</text:p>
          </table:table-cell>
          <table:table-cell office:value-type="float" office:value="2137.13" calcext:value-type="float">
            <text:p>2137.13</text:p>
          </table:table-cell>
        </table:table-row>
        <table:table-row table:style-name="ro1">
          <table:table-cell office:value-type="float" office:value="27006261" calcext:value-type="float">
            <text:p>27006261</text:p>
          </table:table-cell>
          <table:table-cell table:formula="of:=[.A1690]/1000/(60*60*24)" office:value-type="time" office:time-value="PT07H30M06.261S" calcext:value-type="time">
            <text:p>07:30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83.44" calcext:value-type="float">
            <text:p>1783.44</text:p>
          </table:table-cell>
          <table:table-cell office:value-type="float" office:value="2138.34" calcext:value-type="float">
            <text:p>2138.34</text:p>
          </table:table-cell>
        </table:table-row>
        <table:table-row table:style-name="ro1">
          <table:table-cell office:value-type="float" office:value="27022261" calcext:value-type="float">
            <text:p>27022261</text:p>
          </table:table-cell>
          <table:table-cell table:formula="of:=[.A1691]/1000/(60*60*24)" office:value-type="time" office:time-value="PT07H30M22.261S" calcext:value-type="time">
            <text:p>07:30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84.47" calcext:value-type="float">
            <text:p>1784.47</text:p>
          </table:table-cell>
          <table:table-cell office:value-type="float" office:value="2139.55" calcext:value-type="float">
            <text:p>2139.55</text:p>
          </table:table-cell>
        </table:table-row>
        <table:table-row table:style-name="ro1">
          <table:table-cell office:value-type="float" office:value="27038261" calcext:value-type="float">
            <text:p>27038261</text:p>
          </table:table-cell>
          <table:table-cell table:formula="of:=[.A1692]/1000/(60*60*24)" office:value-type="time" office:time-value="PT07H30M38.261S" calcext:value-type="time">
            <text:p>07:30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85.5" calcext:value-type="float">
            <text:p>1785.5</text:p>
          </table:table-cell>
          <table:table-cell office:value-type="float" office:value="2140.75" calcext:value-type="float">
            <text:p>2140.75</text:p>
          </table:table-cell>
        </table:table-row>
        <table:table-row table:style-name="ro1">
          <table:table-cell office:value-type="float" office:value="27054261" calcext:value-type="float">
            <text:p>27054261</text:p>
          </table:table-cell>
          <table:table-cell table:formula="of:=[.A1693]/1000/(60*60*24)" office:value-type="time" office:time-value="PT07H30M54.261S" calcext:value-type="time">
            <text:p>07:30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86.53" calcext:value-type="float">
            <text:p>1786.53</text:p>
          </table:table-cell>
          <table:table-cell office:value-type="float" office:value="2141.96" calcext:value-type="float">
            <text:p>2141.96</text:p>
          </table:table-cell>
        </table:table-row>
        <table:table-row table:style-name="ro1">
          <table:table-cell office:value-type="float" office:value="27070261" calcext:value-type="float">
            <text:p>27070261</text:p>
          </table:table-cell>
          <table:table-cell table:formula="of:=[.A1694]/1000/(60*60*24)" office:value-type="time" office:time-value="PT07H31M10.261S" calcext:value-type="time">
            <text:p>07:31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87.57" calcext:value-type="float">
            <text:p>1787.57</text:p>
          </table:table-cell>
          <table:table-cell office:value-type="float" office:value="2143.17" calcext:value-type="float">
            <text:p>2143.17</text:p>
          </table:table-cell>
        </table:table-row>
        <table:table-row table:style-name="ro1">
          <table:table-cell office:value-type="float" office:value="27086261" calcext:value-type="float">
            <text:p>27086261</text:p>
          </table:table-cell>
          <table:table-cell table:formula="of:=[.A1695]/1000/(60*60*24)" office:value-type="time" office:time-value="PT07H31M26.261S" calcext:value-type="time">
            <text:p>07:31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88.6" calcext:value-type="float">
            <text:p>1788.6</text:p>
          </table:table-cell>
          <table:table-cell office:value-type="float" office:value="2144.37" calcext:value-type="float">
            <text:p>2144.37</text:p>
          </table:table-cell>
        </table:table-row>
        <table:table-row table:style-name="ro1">
          <table:table-cell office:value-type="float" office:value="27102261" calcext:value-type="float">
            <text:p>27102261</text:p>
          </table:table-cell>
          <table:table-cell table:formula="of:=[.A1696]/1000/(60*60*24)" office:value-type="time" office:time-value="PT07H31M42.261S" calcext:value-type="time">
            <text:p>07:31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89.63" calcext:value-type="float">
            <text:p>1789.63</text:p>
          </table:table-cell>
          <table:table-cell office:value-type="float" office:value="2145.58" calcext:value-type="float">
            <text:p>2145.58</text:p>
          </table:table-cell>
        </table:table-row>
        <table:table-row table:style-name="ro1">
          <table:table-cell office:value-type="float" office:value="27118261" calcext:value-type="float">
            <text:p>27118261</text:p>
          </table:table-cell>
          <table:table-cell table:formula="of:=[.A1697]/1000/(60*60*24)" office:value-type="time" office:time-value="PT07H31M58.261S" calcext:value-type="time">
            <text:p>07:31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90.66" calcext:value-type="float">
            <text:p>1790.66</text:p>
          </table:table-cell>
          <table:table-cell office:value-type="float" office:value="2146.79" calcext:value-type="float">
            <text:p>2146.79</text:p>
          </table:table-cell>
        </table:table-row>
        <table:table-row table:style-name="ro1">
          <table:table-cell office:value-type="float" office:value="27134261" calcext:value-type="float">
            <text:p>27134261</text:p>
          </table:table-cell>
          <table:table-cell table:formula="of:=[.A1698]/1000/(60*60*24)" office:value-type="time" office:time-value="PT07H32M14.261S" calcext:value-type="time">
            <text:p>07:32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91.69" calcext:value-type="float">
            <text:p>1791.69</text:p>
          </table:table-cell>
          <table:table-cell office:value-type="float" office:value="2147.99" calcext:value-type="float">
            <text:p>2147.99</text:p>
          </table:table-cell>
        </table:table-row>
        <table:table-row table:style-name="ro1">
          <table:table-cell office:value-type="float" office:value="27150261" calcext:value-type="float">
            <text:p>27150261</text:p>
          </table:table-cell>
          <table:table-cell table:formula="of:=[.A1699]/1000/(60*60*24)" office:value-type="time" office:time-value="PT07H32M30.261S" calcext:value-type="time">
            <text:p>07:32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92.72" calcext:value-type="float">
            <text:p>1792.72</text:p>
          </table:table-cell>
          <table:table-cell office:value-type="float" office:value="2149.2" calcext:value-type="float">
            <text:p>2149.2</text:p>
          </table:table-cell>
        </table:table-row>
        <table:table-row table:style-name="ro1">
          <table:table-cell office:value-type="float" office:value="27166261" calcext:value-type="float">
            <text:p>27166261</text:p>
          </table:table-cell>
          <table:table-cell table:formula="of:=[.A1700]/1000/(60*60*24)" office:value-type="time" office:time-value="PT07H32M46.261S" calcext:value-type="time">
            <text:p>07:32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93.75" calcext:value-type="float">
            <text:p>1793.75</text:p>
          </table:table-cell>
          <table:table-cell office:value-type="float" office:value="2150.41" calcext:value-type="float">
            <text:p>2150.41</text:p>
          </table:table-cell>
        </table:table-row>
        <table:table-row table:style-name="ro1">
          <table:table-cell office:value-type="float" office:value="27182261" calcext:value-type="float">
            <text:p>27182261</text:p>
          </table:table-cell>
          <table:table-cell table:formula="of:=[.A1701]/1000/(60*60*24)" office:value-type="time" office:time-value="PT07H33M02.261S" calcext:value-type="time">
            <text:p>07:33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94.79" calcext:value-type="float">
            <text:p>1794.79</text:p>
          </table:table-cell>
          <table:table-cell office:value-type="float" office:value="2151.62" calcext:value-type="float">
            <text:p>2151.62</text:p>
          </table:table-cell>
        </table:table-row>
        <table:table-row table:style-name="ro1">
          <table:table-cell office:value-type="float" office:value="27198261" calcext:value-type="float">
            <text:p>27198261</text:p>
          </table:table-cell>
          <table:table-cell table:formula="of:=[.A1702]/1000/(60*60*24)" office:value-type="time" office:time-value="PT07H33M18.261S" calcext:value-type="time">
            <text:p>07:3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95.82" calcext:value-type="float">
            <text:p>1795.82</text:p>
          </table:table-cell>
          <table:table-cell office:value-type="float" office:value="2152.82" calcext:value-type="float">
            <text:p>2152.82</text:p>
          </table:table-cell>
        </table:table-row>
        <table:table-row table:style-name="ro1">
          <table:table-cell office:value-type="float" office:value="27214261" calcext:value-type="float">
            <text:p>27214261</text:p>
          </table:table-cell>
          <table:table-cell table:formula="of:=[.A1703]/1000/(60*60*24)" office:value-type="time" office:time-value="PT07H33M34.261S" calcext:value-type="time">
            <text:p>07:33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96.85" calcext:value-type="float">
            <text:p>1796.85</text:p>
          </table:table-cell>
          <table:table-cell office:value-type="float" office:value="2154.03" calcext:value-type="float">
            <text:p>2154.03</text:p>
          </table:table-cell>
        </table:table-row>
        <table:table-row table:style-name="ro1">
          <table:table-cell office:value-type="float" office:value="27230261" calcext:value-type="float">
            <text:p>27230261</text:p>
          </table:table-cell>
          <table:table-cell table:formula="of:=[.A1704]/1000/(60*60*24)" office:value-type="time" office:time-value="PT07H33M50.261S" calcext:value-type="time">
            <text:p>07:33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97.88" calcext:value-type="float">
            <text:p>1797.88</text:p>
          </table:table-cell>
          <table:table-cell office:value-type="float" office:value="2155.23" calcext:value-type="float">
            <text:p>2155.23</text:p>
          </table:table-cell>
        </table:table-row>
        <table:table-row table:style-name="ro1">
          <table:table-cell office:value-type="float" office:value="27246261" calcext:value-type="float">
            <text:p>27246261</text:p>
          </table:table-cell>
          <table:table-cell table:formula="of:=[.A1705]/1000/(60*60*24)" office:value-type="time" office:time-value="PT07H34M06.261S" calcext:value-type="time">
            <text:p>07:34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798.91" calcext:value-type="float">
            <text:p>1798.91</text:p>
          </table:table-cell>
          <table:table-cell office:value-type="float" office:value="2156.43" calcext:value-type="float">
            <text:p>2156.43</text:p>
          </table:table-cell>
        </table:table-row>
        <table:table-row table:style-name="ro1">
          <table:table-cell office:value-type="float" office:value="27262261" calcext:value-type="float">
            <text:p>27262261</text:p>
          </table:table-cell>
          <table:table-cell table:formula="of:=[.A1706]/1000/(60*60*24)" office:value-type="time" office:time-value="PT07H34M22.261S" calcext:value-type="time">
            <text:p>07:34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99.94" calcext:value-type="float">
            <text:p>1799.94</text:p>
          </table:table-cell>
          <table:table-cell office:value-type="float" office:value="2157.64" calcext:value-type="float">
            <text:p>2157.64</text:p>
          </table:table-cell>
        </table:table-row>
        <table:table-row table:style-name="ro1">
          <table:table-cell office:value-type="float" office:value="27278261" calcext:value-type="float">
            <text:p>27278261</text:p>
          </table:table-cell>
          <table:table-cell table:formula="of:=[.A1707]/1000/(60*60*24)" office:value-type="time" office:time-value="PT07H34M38.261S" calcext:value-type="time">
            <text:p>07:34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00.97" calcext:value-type="float">
            <text:p>1800.97</text:p>
          </table:table-cell>
          <table:table-cell office:value-type="float" office:value="2158.84" calcext:value-type="float">
            <text:p>2158.84</text:p>
          </table:table-cell>
        </table:table-row>
        <table:table-row table:style-name="ro1">
          <table:table-cell office:value-type="float" office:value="27294261" calcext:value-type="float">
            <text:p>27294261</text:p>
          </table:table-cell>
          <table:table-cell table:formula="of:=[.A1708]/1000/(60*60*24)" office:value-type="time" office:time-value="PT07H34M54.261S" calcext:value-type="time">
            <text:p>07:34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02" calcext:value-type="float">
            <text:p>1802</text:p>
          </table:table-cell>
          <table:table-cell office:value-type="float" office:value="2160.05" calcext:value-type="float">
            <text:p>2160.05</text:p>
          </table:table-cell>
        </table:table-row>
        <table:table-row table:style-name="ro1">
          <table:table-cell office:value-type="float" office:value="27310261" calcext:value-type="float">
            <text:p>27310261</text:p>
          </table:table-cell>
          <table:table-cell table:formula="of:=[.A1709]/1000/(60*60*24)" office:value-type="time" office:time-value="PT07H35M10.261S" calcext:value-type="time">
            <text:p>07:35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03.03" calcext:value-type="float">
            <text:p>1803.03</text:p>
          </table:table-cell>
          <table:table-cell office:value-type="float" office:value="2161.25" calcext:value-type="float">
            <text:p>2161.25</text:p>
          </table:table-cell>
        </table:table-row>
        <table:table-row table:style-name="ro1">
          <table:table-cell office:value-type="float" office:value="27326261" calcext:value-type="float">
            <text:p>27326261</text:p>
          </table:table-cell>
          <table:table-cell table:formula="of:=[.A1710]/1000/(60*60*24)" office:value-type="time" office:time-value="PT07H35M26.261S" calcext:value-type="time">
            <text:p>07:3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04.07" calcext:value-type="float">
            <text:p>1804.07</text:p>
          </table:table-cell>
          <table:table-cell office:value-type="float" office:value="2162.46" calcext:value-type="float">
            <text:p>2162.46</text:p>
          </table:table-cell>
        </table:table-row>
        <table:table-row table:style-name="ro1">
          <table:table-cell office:value-type="float" office:value="27342261" calcext:value-type="float">
            <text:p>27342261</text:p>
          </table:table-cell>
          <table:table-cell table:formula="of:=[.A1711]/1000/(60*60*24)" office:value-type="time" office:time-value="PT07H35M42.261S" calcext:value-type="time">
            <text:p>07:3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05.1" calcext:value-type="float">
            <text:p>1805.1</text:p>
          </table:table-cell>
          <table:table-cell office:value-type="float" office:value="2163.66" calcext:value-type="float">
            <text:p>2163.66</text:p>
          </table:table-cell>
        </table:table-row>
        <table:table-row table:style-name="ro1">
          <table:table-cell office:value-type="float" office:value="27358259" calcext:value-type="float">
            <text:p>27358259</text:p>
          </table:table-cell>
          <table:table-cell table:formula="of:=[.A1712]/1000/(60*60*24)" office:value-type="time" office:time-value="PT07H35M58.259S" calcext:value-type="time">
            <text:p>07:35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6.13" calcext:value-type="float">
            <text:p>1806.13</text:p>
          </table:table-cell>
          <table:table-cell office:value-type="float" office:value="2164.87" calcext:value-type="float">
            <text:p>2164.87</text:p>
          </table:table-cell>
        </table:table-row>
        <table:table-row table:style-name="ro1">
          <table:table-cell office:value-type="float" office:value="27374261" calcext:value-type="float">
            <text:p>27374261</text:p>
          </table:table-cell>
          <table:table-cell table:formula="of:=[.A1713]/1000/(60*60*24)" office:value-type="time" office:time-value="PT07H36M14.261S" calcext:value-type="time">
            <text:p>07:36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7.16" calcext:value-type="float">
            <text:p>1807.16</text:p>
          </table:table-cell>
          <table:table-cell office:value-type="float" office:value="2166.07" calcext:value-type="float">
            <text:p>2166.07</text:p>
          </table:table-cell>
        </table:table-row>
        <table:table-row table:style-name="ro1">
          <table:table-cell office:value-type="float" office:value="27390261" calcext:value-type="float">
            <text:p>27390261</text:p>
          </table:table-cell>
          <table:table-cell table:formula="of:=[.A1714]/1000/(60*60*24)" office:value-type="time" office:time-value="PT07H36M30.261S" calcext:value-type="time">
            <text:p>07:36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8.19" calcext:value-type="float">
            <text:p>1808.19</text:p>
          </table:table-cell>
          <table:table-cell office:value-type="float" office:value="2167.27" calcext:value-type="float">
            <text:p>2167.27</text:p>
          </table:table-cell>
        </table:table-row>
        <table:table-row table:style-name="ro1">
          <table:table-cell office:value-type="float" office:value="27406261" calcext:value-type="float">
            <text:p>27406261</text:p>
          </table:table-cell>
          <table:table-cell table:formula="of:=[.A1715]/1000/(60*60*24)" office:value-type="time" office:time-value="PT07H36M46.261S" calcext:value-type="time">
            <text:p>07:36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9.22" calcext:value-type="float">
            <text:p>1809.22</text:p>
          </table:table-cell>
          <table:table-cell office:value-type="float" office:value="2168.48" calcext:value-type="float">
            <text:p>2168.48</text:p>
          </table:table-cell>
        </table:table-row>
        <table:table-row table:style-name="ro1">
          <table:table-cell office:value-type="float" office:value="27422261" calcext:value-type="float">
            <text:p>27422261</text:p>
          </table:table-cell>
          <table:table-cell table:formula="of:=[.A1716]/1000/(60*60*24)" office:value-type="time" office:time-value="PT07H37M02.261S" calcext:value-type="time">
            <text:p>07:3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10.24" calcext:value-type="float">
            <text:p>1810.24</text:p>
          </table:table-cell>
          <table:table-cell office:value-type="float" office:value="2169.68" calcext:value-type="float">
            <text:p>2169.68</text:p>
          </table:table-cell>
        </table:table-row>
        <table:table-row table:style-name="ro1">
          <table:table-cell office:value-type="float" office:value="27438261" calcext:value-type="float">
            <text:p>27438261</text:p>
          </table:table-cell>
          <table:table-cell table:formula="of:=[.A1717]/1000/(60*60*24)" office:value-type="time" office:time-value="PT07H37M18.261S" calcext:value-type="time">
            <text:p>07:37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11.27" calcext:value-type="float">
            <text:p>1811.27</text:p>
          </table:table-cell>
          <table:table-cell office:value-type="float" office:value="2170.88" calcext:value-type="float">
            <text:p>2170.88</text:p>
          </table:table-cell>
        </table:table-row>
        <table:table-row table:style-name="ro1">
          <table:table-cell office:value-type="float" office:value="27454261" calcext:value-type="float">
            <text:p>27454261</text:p>
          </table:table-cell>
          <table:table-cell table:formula="of:=[.A1718]/1000/(60*60*24)" office:value-type="time" office:time-value="PT07H37M34.261S" calcext:value-type="time">
            <text:p>07:37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12.3" calcext:value-type="float">
            <text:p>1812.3</text:p>
          </table:table-cell>
          <table:table-cell office:value-type="float" office:value="2172.09" calcext:value-type="float">
            <text:p>2172.09</text:p>
          </table:table-cell>
        </table:table-row>
        <table:table-row table:style-name="ro1">
          <table:table-cell office:value-type="float" office:value="27470261" calcext:value-type="float">
            <text:p>27470261</text:p>
          </table:table-cell>
          <table:table-cell table:formula="of:=[.A1719]/1000/(60*60*24)" office:value-type="time" office:time-value="PT07H37M50.261S" calcext:value-type="time">
            <text:p>07:37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13.33" calcext:value-type="float">
            <text:p>1813.33</text:p>
          </table:table-cell>
          <table:table-cell office:value-type="float" office:value="2173.29" calcext:value-type="float">
            <text:p>2173.29</text:p>
          </table:table-cell>
        </table:table-row>
        <table:table-row table:style-name="ro1">
          <table:table-cell office:value-type="float" office:value="27486261" calcext:value-type="float">
            <text:p>27486261</text:p>
          </table:table-cell>
          <table:table-cell table:formula="of:=[.A1720]/1000/(60*60*24)" office:value-type="time" office:time-value="PT07H38M06.261S" calcext:value-type="time">
            <text:p>07:38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14.36" calcext:value-type="float">
            <text:p>1814.36</text:p>
          </table:table-cell>
          <table:table-cell office:value-type="float" office:value="2174.49" calcext:value-type="float">
            <text:p>2174.49</text:p>
          </table:table-cell>
        </table:table-row>
        <table:table-row table:style-name="ro1">
          <table:table-cell office:value-type="float" office:value="27502261" calcext:value-type="float">
            <text:p>27502261</text:p>
          </table:table-cell>
          <table:table-cell table:formula="of:=[.A1721]/1000/(60*60*24)" office:value-type="time" office:time-value="PT07H38M22.261S" calcext:value-type="time">
            <text:p>07:38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815.39" calcext:value-type="float">
            <text:p>1815.39</text:p>
          </table:table-cell>
          <table:table-cell office:value-type="float" office:value="2175.69" calcext:value-type="float">
            <text:p>2175.69</text:p>
          </table:table-cell>
        </table:table-row>
        <table:table-row table:style-name="ro1">
          <table:table-cell office:value-type="float" office:value="27518259" calcext:value-type="float">
            <text:p>27518259</text:p>
          </table:table-cell>
          <table:table-cell table:formula="of:=[.A1722]/1000/(60*60*24)" office:value-type="time" office:time-value="PT07H38M38.259S" calcext:value-type="time">
            <text:p>07:3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6.42" calcext:value-type="float">
            <text:p>1816.42</text:p>
          </table:table-cell>
          <table:table-cell office:value-type="float" office:value="2176.9" calcext:value-type="float">
            <text:p>2176.9</text:p>
          </table:table-cell>
        </table:table-row>
        <table:table-row table:style-name="ro1">
          <table:table-cell office:value-type="float" office:value="27534261" calcext:value-type="float">
            <text:p>27534261</text:p>
          </table:table-cell>
          <table:table-cell table:formula="of:=[.A1723]/1000/(60*60*24)" office:value-type="time" office:time-value="PT07H38M54.261S" calcext:value-type="time">
            <text:p>07:38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7.45" calcext:value-type="float">
            <text:p>1817.45</text:p>
          </table:table-cell>
          <table:table-cell office:value-type="float" office:value="2178.1" calcext:value-type="float">
            <text:p>2178.1</text:p>
          </table:table-cell>
        </table:table-row>
        <table:table-row table:style-name="ro1">
          <table:table-cell office:value-type="float" office:value="27550261" calcext:value-type="float">
            <text:p>27550261</text:p>
          </table:table-cell>
          <table:table-cell table:formula="of:=[.A1724]/1000/(60*60*24)" office:value-type="time" office:time-value="PT07H39M10.261S" calcext:value-type="time">
            <text:p>07:39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8.48" calcext:value-type="float">
            <text:p>1818.48</text:p>
          </table:table-cell>
          <table:table-cell office:value-type="float" office:value="2179.3" calcext:value-type="float">
            <text:p>2179.3</text:p>
          </table:table-cell>
        </table:table-row>
        <table:table-row table:style-name="ro1">
          <table:table-cell office:value-type="float" office:value="27566261" calcext:value-type="float">
            <text:p>27566261</text:p>
          </table:table-cell>
          <table:table-cell table:formula="of:=[.A1725]/1000/(60*60*24)" office:value-type="time" office:time-value="PT07H39M26.261S" calcext:value-type="time">
            <text:p>07:39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9.51" calcext:value-type="float">
            <text:p>1819.51</text:p>
          </table:table-cell>
          <table:table-cell office:value-type="float" office:value="2180.51" calcext:value-type="float">
            <text:p>2180.51</text:p>
          </table:table-cell>
        </table:table-row>
        <table:table-row table:style-name="ro1">
          <table:table-cell office:value-type="float" office:value="27582261" calcext:value-type="float">
            <text:p>27582261</text:p>
          </table:table-cell>
          <table:table-cell table:formula="of:=[.A1726]/1000/(60*60*24)" office:value-type="time" office:time-value="PT07H39M42.261S" calcext:value-type="time">
            <text:p>07:39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0.54" calcext:value-type="float">
            <text:p>1820.54</text:p>
          </table:table-cell>
          <table:table-cell office:value-type="float" office:value="2181.71" calcext:value-type="float">
            <text:p>2181.71</text:p>
          </table:table-cell>
        </table:table-row>
        <table:table-row table:style-name="ro1">
          <table:table-cell office:value-type="float" office:value="27598261" calcext:value-type="float">
            <text:p>27598261</text:p>
          </table:table-cell>
          <table:table-cell table:formula="of:=[.A1727]/1000/(60*60*24)" office:value-type="time" office:time-value="PT07H39M58.261S" calcext:value-type="time">
            <text:p>07:39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1.57" calcext:value-type="float">
            <text:p>1821.57</text:p>
          </table:table-cell>
          <table:table-cell office:value-type="float" office:value="2182.91" calcext:value-type="float">
            <text:p>2182.91</text:p>
          </table:table-cell>
        </table:table-row>
        <table:table-row table:style-name="ro1">
          <table:table-cell office:value-type="float" office:value="27614261" calcext:value-type="float">
            <text:p>27614261</text:p>
          </table:table-cell>
          <table:table-cell table:formula="of:=[.A1728]/1000/(60*60*24)" office:value-type="time" office:time-value="PT07H40M14.261S" calcext:value-type="time">
            <text:p>07:40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2.6" calcext:value-type="float">
            <text:p>1822.6</text:p>
          </table:table-cell>
          <table:table-cell office:value-type="float" office:value="2184.11" calcext:value-type="float">
            <text:p>2184.11</text:p>
          </table:table-cell>
        </table:table-row>
        <table:table-row table:style-name="ro1">
          <table:table-cell office:value-type="float" office:value="27630261" calcext:value-type="float">
            <text:p>27630261</text:p>
          </table:table-cell>
          <table:table-cell table:formula="of:=[.A1729]/1000/(60*60*24)" office:value-type="time" office:time-value="PT07H40M30.261S" calcext:value-type="time">
            <text:p>07:40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3.63" calcext:value-type="float">
            <text:p>1823.63</text:p>
          </table:table-cell>
          <table:table-cell office:value-type="float" office:value="2185.31" calcext:value-type="float">
            <text:p>2185.31</text:p>
          </table:table-cell>
        </table:table-row>
        <table:table-row table:style-name="ro1">
          <table:table-cell office:value-type="float" office:value="27646261" calcext:value-type="float">
            <text:p>27646261</text:p>
          </table:table-cell>
          <table:table-cell table:formula="of:=[.A1730]/1000/(60*60*24)" office:value-type="time" office:time-value="PT07H40M46.261S" calcext:value-type="time">
            <text:p>07:4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4.65" calcext:value-type="float">
            <text:p>1824.65</text:p>
          </table:table-cell>
          <table:table-cell office:value-type="float" office:value="2186.51" calcext:value-type="float">
            <text:p>2186.51</text:p>
          </table:table-cell>
        </table:table-row>
        <table:table-row table:style-name="ro1">
          <table:table-cell office:value-type="float" office:value="27662261" calcext:value-type="float">
            <text:p>27662261</text:p>
          </table:table-cell>
          <table:table-cell table:formula="of:=[.A1731]/1000/(60*60*24)" office:value-type="time" office:time-value="PT07H41M02.261S" calcext:value-type="time">
            <text:p>07:41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5.68" calcext:value-type="float">
            <text:p>1825.68</text:p>
          </table:table-cell>
          <table:table-cell office:value-type="float" office:value="2187.71" calcext:value-type="float">
            <text:p>2187.71</text:p>
          </table:table-cell>
        </table:table-row>
        <table:table-row table:style-name="ro1">
          <table:table-cell office:value-type="float" office:value="27678261" calcext:value-type="float">
            <text:p>27678261</text:p>
          </table:table-cell>
          <table:table-cell table:formula="of:=[.A1732]/1000/(60*60*24)" office:value-type="time" office:time-value="PT07H41M18.261S" calcext:value-type="time">
            <text:p>07:41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26.71" calcext:value-type="float">
            <text:p>1826.71</text:p>
          </table:table-cell>
          <table:table-cell office:value-type="float" office:value="2188.91" calcext:value-type="float">
            <text:p>2188.91</text:p>
          </table:table-cell>
        </table:table-row>
        <table:table-row table:style-name="ro1">
          <table:table-cell office:value-type="float" office:value="27694261" calcext:value-type="float">
            <text:p>27694261</text:p>
          </table:table-cell>
          <table:table-cell table:formula="of:=[.A1733]/1000/(60*60*24)" office:value-type="time" office:time-value="PT07H41M34.261S" calcext:value-type="time">
            <text:p>07:41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2190.11" calcext:value-type="float">
            <text:p>2190.11</text:p>
          </table:table-cell>
        </table:table-row>
        <table:table-row table:style-name="ro1">
          <table:table-cell office:value-type="float" office:value="27710261" calcext:value-type="float">
            <text:p>27710261</text:p>
          </table:table-cell>
          <table:table-cell table:formula="of:=[.A1734]/1000/(60*60*24)" office:value-type="time" office:time-value="PT07H41M50.261S" calcext:value-type="time">
            <text:p>07:4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8.77" calcext:value-type="float">
            <text:p>1828.77</text:p>
          </table:table-cell>
          <table:table-cell office:value-type="float" office:value="2191.31" calcext:value-type="float">
            <text:p>2191.31</text:p>
          </table:table-cell>
        </table:table-row>
        <table:table-row table:style-name="ro1">
          <table:table-cell office:value-type="float" office:value="27726261" calcext:value-type="float">
            <text:p>27726261</text:p>
          </table:table-cell>
          <table:table-cell table:formula="of:=[.A1735]/1000/(60*60*24)" office:value-type="time" office:time-value="PT07H42M06.261S" calcext:value-type="time">
            <text:p>07:42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29.8" calcext:value-type="float">
            <text:p>1829.8</text:p>
          </table:table-cell>
          <table:table-cell office:value-type="float" office:value="2192.5" calcext:value-type="float">
            <text:p>2192.5</text:p>
          </table:table-cell>
        </table:table-row>
        <table:table-row table:style-name="ro1">
          <table:table-cell office:value-type="float" office:value="27742261" calcext:value-type="float">
            <text:p>27742261</text:p>
          </table:table-cell>
          <table:table-cell table:formula="of:=[.A1736]/1000/(60*60*24)" office:value-type="time" office:time-value="PT07H42M22.261S" calcext:value-type="time">
            <text:p>07:42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30.83" calcext:value-type="float">
            <text:p>1830.83</text:p>
          </table:table-cell>
          <table:table-cell office:value-type="float" office:value="2193.7" calcext:value-type="float">
            <text:p>2193.7</text:p>
          </table:table-cell>
        </table:table-row>
        <table:table-row table:style-name="ro1">
          <table:table-cell office:value-type="float" office:value="27758261" calcext:value-type="float">
            <text:p>27758261</text:p>
          </table:table-cell>
          <table:table-cell table:formula="of:=[.A1737]/1000/(60*60*24)" office:value-type="time" office:time-value="PT07H42M38.261S" calcext:value-type="time">
            <text:p>07:42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31.86" calcext:value-type="float">
            <text:p>1831.86</text:p>
          </table:table-cell>
          <table:table-cell office:value-type="float" office:value="2194.9" calcext:value-type="float">
            <text:p>2194.9</text:p>
          </table:table-cell>
        </table:table-row>
        <table:table-row table:style-name="ro1">
          <table:table-cell office:value-type="float" office:value="27774261" calcext:value-type="float">
            <text:p>27774261</text:p>
          </table:table-cell>
          <table:table-cell table:formula="of:=[.A1738]/1000/(60*60*24)" office:value-type="time" office:time-value="PT07H42M54.261S" calcext:value-type="time">
            <text:p>07:42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32.88" calcext:value-type="float">
            <text:p>1832.88</text:p>
          </table:table-cell>
          <table:table-cell office:value-type="float" office:value="2196.1" calcext:value-type="float">
            <text:p>2196.1</text:p>
          </table:table-cell>
        </table:table-row>
        <table:table-row table:style-name="ro1">
          <table:table-cell office:value-type="float" office:value="27790261" calcext:value-type="float">
            <text:p>27790261</text:p>
          </table:table-cell>
          <table:table-cell table:formula="of:=[.A1739]/1000/(60*60*24)" office:value-type="time" office:time-value="PT07H43M10.261S" calcext:value-type="time">
            <text:p>07:4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833.91" calcext:value-type="float">
            <text:p>1833.91</text:p>
          </table:table-cell>
          <table:table-cell office:value-type="float" office:value="2197.3" calcext:value-type="float">
            <text:p>2197.3</text:p>
          </table:table-cell>
        </table:table-row>
        <table:table-row table:style-name="ro1">
          <table:table-cell office:value-type="float" office:value="27806261" calcext:value-type="float">
            <text:p>27806261</text:p>
          </table:table-cell>
          <table:table-cell table:formula="of:=[.A1740]/1000/(60*60*24)" office:value-type="time" office:time-value="PT07H43M26.261S" calcext:value-type="time">
            <text:p>07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834.94" calcext:value-type="float">
            <text:p>1834.94</text:p>
          </table:table-cell>
          <table:table-cell office:value-type="float" office:value="2198.5" calcext:value-type="float">
            <text:p>2198.5</text:p>
          </table:table-cell>
        </table:table-row>
        <table:table-row table:style-name="ro1">
          <table:table-cell office:value-type="float" office:value="27822261" calcext:value-type="float">
            <text:p>27822261</text:p>
          </table:table-cell>
          <table:table-cell table:formula="of:=[.A1741]/1000/(60*60*24)" office:value-type="time" office:time-value="PT07H43M42.261S" calcext:value-type="time">
            <text:p>07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835.97" calcext:value-type="float">
            <text:p>1835.97</text:p>
          </table:table-cell>
          <table:table-cell office:value-type="float" office:value="2199.69" calcext:value-type="float">
            <text:p>2199.69</text:p>
          </table:table-cell>
        </table:table-row>
        <table:table-row table:style-name="ro1">
          <table:table-cell office:value-type="float" office:value="27838261" calcext:value-type="float">
            <text:p>27838261</text:p>
          </table:table-cell>
          <table:table-cell table:formula="of:=[.A1742]/1000/(60*60*24)" office:value-type="time" office:time-value="PT07H43M58.261S" calcext:value-type="time">
            <text:p>07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836.99" calcext:value-type="float">
            <text:p>1836.99</text:p>
          </table:table-cell>
          <table:table-cell office:value-type="float" office:value="2200.89" calcext:value-type="float">
            <text:p>2200.89</text:p>
          </table:table-cell>
        </table:table-row>
        <table:table-row table:style-name="ro1">
          <table:table-cell office:value-type="float" office:value="27854261" calcext:value-type="float">
            <text:p>27854261</text:p>
          </table:table-cell>
          <table:table-cell table:formula="of:=[.A1743]/1000/(60*60*24)" office:value-type="time" office:time-value="PT07H44M14.261S" calcext:value-type="time">
            <text:p>07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838.02" calcext:value-type="float">
            <text:p>1838.02</text:p>
          </table:table-cell>
          <table:table-cell office:value-type="float" office:value="2202.09" calcext:value-type="float">
            <text:p>2202.09</text:p>
          </table:table-cell>
        </table:table-row>
        <table:table-row table:style-name="ro1">
          <table:table-cell office:value-type="float" office:value="27870261" calcext:value-type="float">
            <text:p>27870261</text:p>
          </table:table-cell>
          <table:table-cell table:formula="of:=[.A1744]/1000/(60*60*24)" office:value-type="time" office:time-value="PT07H44M30.261S" calcext:value-type="time">
            <text:p>07:44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39.05" calcext:value-type="float">
            <text:p>1839.05</text:p>
          </table:table-cell>
          <table:table-cell office:value-type="float" office:value="2203.29" calcext:value-type="float">
            <text:p>2203.29</text:p>
          </table:table-cell>
        </table:table-row>
        <table:table-row table:style-name="ro1">
          <table:table-cell office:value-type="float" office:value="27886261" calcext:value-type="float">
            <text:p>27886261</text:p>
          </table:table-cell>
          <table:table-cell table:formula="of:=[.A1745]/1000/(60*60*24)" office:value-type="time" office:time-value="PT07H44M46.261S" calcext:value-type="time">
            <text:p>07:4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40.08" calcext:value-type="float">
            <text:p>1840.08</text:p>
          </table:table-cell>
          <table:table-cell office:value-type="float" office:value="2204.48" calcext:value-type="float">
            <text:p>2204.48</text:p>
          </table:table-cell>
        </table:table-row>
        <table:table-row table:style-name="ro1">
          <table:table-cell office:value-type="float" office:value="27902261" calcext:value-type="float">
            <text:p>27902261</text:p>
          </table:table-cell>
          <table:table-cell table:formula="of:=[.A1746]/1000/(60*60*24)" office:value-type="time" office:time-value="PT07H45M02.261S" calcext:value-type="time">
            <text:p>07:45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41.1" calcext:value-type="float">
            <text:p>1841.1</text:p>
          </table:table-cell>
          <table:table-cell office:value-type="float" office:value="2205.68" calcext:value-type="float">
            <text:p>2205.68</text:p>
          </table:table-cell>
        </table:table-row>
        <table:table-row table:style-name="ro1">
          <table:table-cell office:value-type="float" office:value="27918261" calcext:value-type="float">
            <text:p>27918261</text:p>
          </table:table-cell>
          <table:table-cell table:formula="of:=[.A1747]/1000/(60*60*24)" office:value-type="time" office:time-value="PT07H45M18.261S" calcext:value-type="time">
            <text:p>07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42.13" calcext:value-type="float">
            <text:p>1842.13</text:p>
          </table:table-cell>
          <table:table-cell office:value-type="float" office:value="2206.88" calcext:value-type="float">
            <text:p>2206.88</text:p>
          </table:table-cell>
        </table:table-row>
        <table:table-row table:style-name="ro1">
          <table:table-cell office:value-type="float" office:value="27934261" calcext:value-type="float">
            <text:p>27934261</text:p>
          </table:table-cell>
          <table:table-cell table:formula="of:=[.A1748]/1000/(60*60*24)" office:value-type="time" office:time-value="PT07H45M34.261S" calcext:value-type="time">
            <text:p>07:45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" calcext:value-type="float">
            <text:p>231</text:p>
          </table:table-cell>
          <table:table-cell office:value-type="float" office:value="269.6" calcext:value-type="float">
            <text:p>269.6</text:p>
          </table:table-cell>
          <table:table-cell office:value-type="float" office:value="1843.16" calcext:value-type="float">
            <text:p>1843.16</text:p>
          </table:table-cell>
          <table:table-cell office:value-type="float" office:value="2208.08" calcext:value-type="float">
            <text:p>2208.08</text:p>
          </table:table-cell>
        </table:table-row>
        <table:table-row table:style-name="ro1">
          <table:table-cell office:value-type="float" office:value="27950261" calcext:value-type="float">
            <text:p>27950261</text:p>
          </table:table-cell>
          <table:table-cell table:formula="of:=[.A1749]/1000/(60*60*24)" office:value-type="time" office:time-value="PT07H45M50.261S" calcext:value-type="time">
            <text:p>07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44.18" calcext:value-type="float">
            <text:p>1844.18</text:p>
          </table:table-cell>
          <table:table-cell office:value-type="float" office:value="2209.27" calcext:value-type="float">
            <text:p>2209.27</text:p>
          </table:table-cell>
        </table:table-row>
        <table:table-row table:style-name="ro1">
          <table:table-cell office:value-type="float" office:value="27966261" calcext:value-type="float">
            <text:p>27966261</text:p>
          </table:table-cell>
          <table:table-cell table:formula="of:=[.A1750]/1000/(60*60*24)" office:value-type="time" office:time-value="PT07H46M06.261S" calcext:value-type="time">
            <text:p>07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45.21" calcext:value-type="float">
            <text:p>1845.21</text:p>
          </table:table-cell>
          <table:table-cell office:value-type="float" office:value="2210.47" calcext:value-type="float">
            <text:p>2210.47</text:p>
          </table:table-cell>
        </table:table-row>
        <table:table-row table:style-name="ro1">
          <table:table-cell office:value-type="float" office:value="27982261" calcext:value-type="float">
            <text:p>27982261</text:p>
          </table:table-cell>
          <table:table-cell table:formula="of:=[.A1751]/1000/(60*60*24)" office:value-type="time" office:time-value="PT07H46M22.261S" calcext:value-type="time">
            <text:p>07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46.24" calcext:value-type="float">
            <text:p>1846.24</text:p>
          </table:table-cell>
          <table:table-cell office:value-type="float" office:value="2211.67" calcext:value-type="float">
            <text:p>2211.67</text:p>
          </table:table-cell>
        </table:table-row>
        <table:table-row table:style-name="ro1">
          <table:table-cell office:value-type="float" office:value="27998261" calcext:value-type="float">
            <text:p>27998261</text:p>
          </table:table-cell>
          <table:table-cell table:formula="of:=[.A1752]/1000/(60*60*24)" office:value-type="time" office:time-value="PT07H46M38.261S" calcext:value-type="time">
            <text:p>07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47.27" calcext:value-type="float">
            <text:p>1847.27</text:p>
          </table:table-cell>
          <table:table-cell office:value-type="float" office:value="2212.86" calcext:value-type="float">
            <text:p>2212.86</text:p>
          </table:table-cell>
        </table:table-row>
        <table:table-row table:style-name="ro1">
          <table:table-cell office:value-type="float" office:value="28014261" calcext:value-type="float">
            <text:p>28014261</text:p>
          </table:table-cell>
          <table:table-cell table:formula="of:=[.A1753]/1000/(60*60*24)" office:value-type="time" office:time-value="PT07H46M54.261S" calcext:value-type="time">
            <text:p>07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48.29" calcext:value-type="float">
            <text:p>1848.29</text:p>
          </table:table-cell>
          <table:table-cell office:value-type="float" office:value="2214.06" calcext:value-type="float">
            <text:p>2214.06</text:p>
          </table:table-cell>
        </table:table-row>
        <table:table-row table:style-name="ro1">
          <table:table-cell office:value-type="float" office:value="28030261" calcext:value-type="float">
            <text:p>28030261</text:p>
          </table:table-cell>
          <table:table-cell table:formula="of:=[.A1754]/1000/(60*60*24)" office:value-type="time" office:time-value="PT07H47M10.261S" calcext:value-type="time">
            <text:p>07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49.32" calcext:value-type="float">
            <text:p>1849.32</text:p>
          </table:table-cell>
          <table:table-cell office:value-type="float" office:value="2215.25" calcext:value-type="float">
            <text:p>2215.25</text:p>
          </table:table-cell>
        </table:table-row>
        <table:table-row table:style-name="ro1">
          <table:table-cell office:value-type="float" office:value="28046261" calcext:value-type="float">
            <text:p>28046261</text:p>
          </table:table-cell>
          <table:table-cell table:formula="of:=[.A1755]/1000/(60*60*24)" office:value-type="time" office:time-value="PT07H47M26.261S" calcext:value-type="time">
            <text:p>07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0.34" calcext:value-type="float">
            <text:p>1850.34</text:p>
          </table:table-cell>
          <table:table-cell office:value-type="float" office:value="2216.45" calcext:value-type="float">
            <text:p>2216.45</text:p>
          </table:table-cell>
        </table:table-row>
        <table:table-row table:style-name="ro1">
          <table:table-cell office:value-type="float" office:value="28062261" calcext:value-type="float">
            <text:p>28062261</text:p>
          </table:table-cell>
          <table:table-cell table:formula="of:=[.A1756]/1000/(60*60*24)" office:value-type="time" office:time-value="PT07H47M42.261S" calcext:value-type="time">
            <text:p>07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2217.64" calcext:value-type="float">
            <text:p>2217.64</text:p>
          </table:table-cell>
        </table:table-row>
        <table:table-row table:style-name="ro1">
          <table:table-cell office:value-type="float" office:value="28078261" calcext:value-type="float">
            <text:p>28078261</text:p>
          </table:table-cell>
          <table:table-cell table:formula="of:=[.A1757]/1000/(60*60*24)" office:value-type="time" office:time-value="PT07H47M58.261S" calcext:value-type="time">
            <text:p>07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2.4" calcext:value-type="float">
            <text:p>1852.4</text:p>
          </table:table-cell>
          <table:table-cell office:value-type="float" office:value="2218.84" calcext:value-type="float">
            <text:p>2218.84</text:p>
          </table:table-cell>
        </table:table-row>
        <table:table-row table:style-name="ro1">
          <table:table-cell office:value-type="float" office:value="28094261" calcext:value-type="float">
            <text:p>28094261</text:p>
          </table:table-cell>
          <table:table-cell table:formula="of:=[.A1758]/1000/(60*60*24)" office:value-type="time" office:time-value="PT07H48M14.261S" calcext:value-type="time">
            <text:p>07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3.42" calcext:value-type="float">
            <text:p>1853.42</text:p>
          </table:table-cell>
          <table:table-cell office:value-type="float" office:value="2220.03" calcext:value-type="float">
            <text:p>2220.03</text:p>
          </table:table-cell>
        </table:table-row>
        <table:table-row table:style-name="ro1">
          <table:table-cell office:value-type="float" office:value="28110261" calcext:value-type="float">
            <text:p>28110261</text:p>
          </table:table-cell>
          <table:table-cell table:formula="of:=[.A1759]/1000/(60*60*24)" office:value-type="time" office:time-value="PT07H48M30.261S" calcext:value-type="time">
            <text:p>07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54.45" calcext:value-type="float">
            <text:p>1854.45</text:p>
          </table:table-cell>
          <table:table-cell office:value-type="float" office:value="2221.22" calcext:value-type="float">
            <text:p>2221.22</text:p>
          </table:table-cell>
        </table:table-row>
        <table:table-row table:style-name="ro1">
          <table:table-cell office:value-type="float" office:value="28126261" calcext:value-type="float">
            <text:p>28126261</text:p>
          </table:table-cell>
          <table:table-cell table:formula="of:=[.A1760]/1000/(60*60*24)" office:value-type="time" office:time-value="PT07H48M46.261S" calcext:value-type="time">
            <text:p>07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55.47" calcext:value-type="float">
            <text:p>1855.47</text:p>
          </table:table-cell>
          <table:table-cell office:value-type="float" office:value="2222.42" calcext:value-type="float">
            <text:p>2222.42</text:p>
          </table:table-cell>
        </table:table-row>
        <table:table-row table:style-name="ro1">
          <table:table-cell office:value-type="float" office:value="28142261" calcext:value-type="float">
            <text:p>28142261</text:p>
          </table:table-cell>
          <table:table-cell table:formula="of:=[.A1761]/1000/(60*60*24)" office:value-type="time" office:time-value="PT07H49M02.261S" calcext:value-type="time">
            <text:p>07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56.5" calcext:value-type="float">
            <text:p>1856.5</text:p>
          </table:table-cell>
          <table:table-cell office:value-type="float" office:value="2223.61" calcext:value-type="float">
            <text:p>2223.61</text:p>
          </table:table-cell>
        </table:table-row>
        <table:table-row table:style-name="ro1">
          <table:table-cell office:value-type="float" office:value="28158261" calcext:value-type="float">
            <text:p>28158261</text:p>
          </table:table-cell>
          <table:table-cell table:formula="of:=[.A1762]/1000/(60*60*24)" office:value-type="time" office:time-value="PT07H49M18.261S" calcext:value-type="time">
            <text:p>07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57.52" calcext:value-type="float">
            <text:p>1857.52</text:p>
          </table:table-cell>
          <table:table-cell office:value-type="float" office:value="2224.8" calcext:value-type="float">
            <text:p>2224.8</text:p>
          </table:table-cell>
        </table:table-row>
        <table:table-row table:style-name="ro1">
          <table:table-cell office:value-type="float" office:value="28174261" calcext:value-type="float">
            <text:p>28174261</text:p>
          </table:table-cell>
          <table:table-cell table:formula="of:=[.A1763]/1000/(60*60*24)" office:value-type="time" office:time-value="PT07H49M34.261S" calcext:value-type="time">
            <text:p>07:4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58.55" calcext:value-type="float">
            <text:p>1858.55</text:p>
          </table:table-cell>
          <table:table-cell office:value-type="float" office:value="2225.99" calcext:value-type="float">
            <text:p>2225.99</text:p>
          </table:table-cell>
        </table:table-row>
        <table:table-row table:style-name="ro1">
          <table:table-cell office:value-type="float" office:value="28190261" calcext:value-type="float">
            <text:p>28190261</text:p>
          </table:table-cell>
          <table:table-cell table:formula="of:=[.A1764]/1000/(60*60*24)" office:value-type="time" office:time-value="PT07H49M50.261S" calcext:value-type="time">
            <text:p>07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59.57" calcext:value-type="float">
            <text:p>1859.57</text:p>
          </table:table-cell>
          <table:table-cell office:value-type="float" office:value="2227.18" calcext:value-type="float">
            <text:p>2227.18</text:p>
          </table:table-cell>
        </table:table-row>
        <table:table-row table:style-name="ro1">
          <table:table-cell office:value-type="float" office:value="28206261" calcext:value-type="float">
            <text:p>28206261</text:p>
          </table:table-cell>
          <table:table-cell table:formula="of:=[.A1765]/1000/(60*60*24)" office:value-type="time" office:time-value="PT07H50M06.261S" calcext:value-type="time">
            <text:p>07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60.6" calcext:value-type="float">
            <text:p>1860.6</text:p>
          </table:table-cell>
          <table:table-cell office:value-type="float" office:value="2228.38" calcext:value-type="float">
            <text:p>2228.38</text:p>
          </table:table-cell>
        </table:table-row>
        <table:table-row table:style-name="ro1">
          <table:table-cell office:value-type="float" office:value="28222261" calcext:value-type="float">
            <text:p>28222261</text:p>
          </table:table-cell>
          <table:table-cell table:formula="of:=[.A1766]/1000/(60*60*24)" office:value-type="time" office:time-value="PT07H50M22.261S" calcext:value-type="time">
            <text:p>07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61.62" calcext:value-type="float">
            <text:p>1861.62</text:p>
          </table:table-cell>
          <table:table-cell office:value-type="float" office:value="2229.57" calcext:value-type="float">
            <text:p>2229.57</text:p>
          </table:table-cell>
        </table:table-row>
        <table:table-row table:style-name="ro1">
          <table:table-cell office:value-type="float" office:value="28238261" calcext:value-type="float">
            <text:p>28238261</text:p>
          </table:table-cell>
          <table:table-cell table:formula="of:=[.A1767]/1000/(60*60*24)" office:value-type="time" office:time-value="PT07H50M38.261S" calcext:value-type="time">
            <text:p>07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62.65" calcext:value-type="float">
            <text:p>1862.65</text:p>
          </table:table-cell>
          <table:table-cell office:value-type="float" office:value="2230.76" calcext:value-type="float">
            <text:p>2230.76</text:p>
          </table:table-cell>
        </table:table-row>
        <table:table-row table:style-name="ro1">
          <table:table-cell office:value-type="float" office:value="28254261" calcext:value-type="float">
            <text:p>28254261</text:p>
          </table:table-cell>
          <table:table-cell table:formula="of:=[.A1768]/1000/(60*60*24)" office:value-type="time" office:time-value="PT07H50M54.261S" calcext:value-type="time">
            <text:p>07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63.67" calcext:value-type="float">
            <text:p>1863.67</text:p>
          </table:table-cell>
          <table:table-cell office:value-type="float" office:value="2231.95" calcext:value-type="float">
            <text:p>2231.95</text:p>
          </table:table-cell>
        </table:table-row>
        <table:table-row table:style-name="ro1">
          <table:table-cell office:value-type="float" office:value="28270261" calcext:value-type="float">
            <text:p>28270261</text:p>
          </table:table-cell>
          <table:table-cell table:formula="of:=[.A1769]/1000/(60*60*24)" office:value-type="time" office:time-value="PT07H51M10.261S" calcext:value-type="time">
            <text:p>07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64.7" calcext:value-type="float">
            <text:p>1864.7</text:p>
          </table:table-cell>
          <table:table-cell office:value-type="float" office:value="2233.14" calcext:value-type="float">
            <text:p>2233.14</text:p>
          </table:table-cell>
        </table:table-row>
        <table:table-row table:style-name="ro1">
          <table:table-cell office:value-type="float" office:value="28286261" calcext:value-type="float">
            <text:p>28286261</text:p>
          </table:table-cell>
          <table:table-cell table:formula="of:=[.A1770]/1000/(60*60*24)" office:value-type="time" office:time-value="PT07H51M26.261S" calcext:value-type="time">
            <text:p>07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865.72" calcext:value-type="float">
            <text:p>1865.72</text:p>
          </table:table-cell>
          <table:table-cell office:value-type="float" office:value="2234.33" calcext:value-type="float">
            <text:p>2234.33</text:p>
          </table:table-cell>
        </table:table-row>
        <table:table-row table:style-name="ro1">
          <table:table-cell office:value-type="float" office:value="28302261" calcext:value-type="float">
            <text:p>28302261</text:p>
          </table:table-cell>
          <table:table-cell table:formula="of:=[.A1771]/1000/(60*60*24)" office:value-type="time" office:time-value="PT07H51M42.261S" calcext:value-type="time">
            <text:p>07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866.75" calcext:value-type="float">
            <text:p>1866.75</text:p>
          </table:table-cell>
          <table:table-cell office:value-type="float" office:value="2235.52" calcext:value-type="float">
            <text:p>2235.52</text:p>
          </table:table-cell>
        </table:table-row>
        <table:table-row table:style-name="ro1">
          <table:table-cell office:value-type="float" office:value="28318261" calcext:value-type="float">
            <text:p>28318261</text:p>
          </table:table-cell>
          <table:table-cell table:formula="of:=[.A1772]/1000/(60*60*24)" office:value-type="time" office:time-value="PT07H51M58.261S" calcext:value-type="time">
            <text:p>07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867.78" calcext:value-type="float">
            <text:p>1867.78</text:p>
          </table:table-cell>
          <table:table-cell office:value-type="float" office:value="2236.71" calcext:value-type="float">
            <text:p>2236.71</text:p>
          </table:table-cell>
        </table:table-row>
        <table:table-row table:style-name="ro1">
          <table:table-cell office:value-type="float" office:value="28334261" calcext:value-type="float">
            <text:p>28334261</text:p>
          </table:table-cell>
          <table:table-cell table:formula="of:=[.A1773]/1000/(60*60*24)" office:value-type="time" office:time-value="PT07H52M14.261S" calcext:value-type="time">
            <text:p>07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7" calcext:value-type="float">
            <text:p>267.97</text:p>
          </table:table-cell>
          <table:table-cell office:value-type="float" office:value="1868.8" calcext:value-type="float">
            <text:p>1868.8</text:p>
          </table:table-cell>
          <table:table-cell office:value-type="float" office:value="2237.9" calcext:value-type="float">
            <text:p>2237.9</text:p>
          </table:table-cell>
        </table:table-row>
        <table:table-row table:style-name="ro1">
          <table:table-cell office:value-type="float" office:value="28350261" calcext:value-type="float">
            <text:p>28350261</text:p>
          </table:table-cell>
          <table:table-cell table:formula="of:=[.A1774]/1000/(60*60*24)" office:value-type="time" office:time-value="PT07H52M30.261S" calcext:value-type="time">
            <text:p>07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69.82" calcext:value-type="float">
            <text:p>1869.82</text:p>
          </table:table-cell>
          <table:table-cell office:value-type="float" office:value="2239.09" calcext:value-type="float">
            <text:p>2239.09</text:p>
          </table:table-cell>
        </table:table-row>
        <table:table-row table:style-name="ro1">
          <table:table-cell office:value-type="float" office:value="28366261" calcext:value-type="float">
            <text:p>28366261</text:p>
          </table:table-cell>
          <table:table-cell table:formula="of:=[.A1775]/1000/(60*60*24)" office:value-type="time" office:time-value="PT07H52M46.261S" calcext:value-type="time">
            <text:p>07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70.85" calcext:value-type="float">
            <text:p>1870.85</text:p>
          </table:table-cell>
          <table:table-cell office:value-type="float" office:value="2240.28" calcext:value-type="float">
            <text:p>2240.28</text:p>
          </table:table-cell>
        </table:table-row>
        <table:table-row table:style-name="ro1">
          <table:table-cell office:value-type="float" office:value="28382261" calcext:value-type="float">
            <text:p>28382261</text:p>
          </table:table-cell>
          <table:table-cell table:formula="of:=[.A1776]/1000/(60*60*24)" office:value-type="time" office:time-value="PT07H53M02.261S" calcext:value-type="time">
            <text:p>07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71.87" calcext:value-type="float">
            <text:p>1871.87</text:p>
          </table:table-cell>
          <table:table-cell office:value-type="float" office:value="2241.47" calcext:value-type="float">
            <text:p>2241.47</text:p>
          </table:table-cell>
        </table:table-row>
        <table:table-row table:style-name="ro1">
          <table:table-cell office:value-type="float" office:value="28398261" calcext:value-type="float">
            <text:p>28398261</text:p>
          </table:table-cell>
          <table:table-cell table:formula="of:=[.A1777]/1000/(60*60*24)" office:value-type="time" office:time-value="PT07H53M18.261S" calcext:value-type="time">
            <text:p>07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72.9" calcext:value-type="float">
            <text:p>1872.9</text:p>
          </table:table-cell>
          <table:table-cell office:value-type="float" office:value="2242.66" calcext:value-type="float">
            <text:p>2242.66</text:p>
          </table:table-cell>
        </table:table-row>
        <table:table-row table:style-name="ro1">
          <table:table-cell office:value-type="float" office:value="28414261" calcext:value-type="float">
            <text:p>28414261</text:p>
          </table:table-cell>
          <table:table-cell table:formula="of:=[.A1778]/1000/(60*60*24)" office:value-type="time" office:time-value="PT07H53M34.261S" calcext:value-type="time">
            <text:p>07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1873.92" calcext:value-type="float">
            <text:p>1873.92</text:p>
          </table:table-cell>
          <table:table-cell office:value-type="float" office:value="2243.85" calcext:value-type="float">
            <text:p>2243.85</text:p>
          </table:table-cell>
        </table:table-row>
        <table:table-row table:style-name="ro1">
          <table:table-cell office:value-type="float" office:value="28430261" calcext:value-type="float">
            <text:p>28430261</text:p>
          </table:table-cell>
          <table:table-cell table:formula="of:=[.A1779]/1000/(60*60*24)" office:value-type="time" office:time-value="PT07H53M50.261S" calcext:value-type="time">
            <text:p>07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74.94" calcext:value-type="float">
            <text:p>1874.94</text:p>
          </table:table-cell>
          <table:table-cell office:value-type="float" office:value="2245.03" calcext:value-type="float">
            <text:p>2245.03</text:p>
          </table:table-cell>
        </table:table-row>
        <table:table-row table:style-name="ro1">
          <table:table-cell office:value-type="float" office:value="28446261" calcext:value-type="float">
            <text:p>28446261</text:p>
          </table:table-cell>
          <table:table-cell table:formula="of:=[.A1780]/1000/(60*60*24)" office:value-type="time" office:time-value="PT07H54M06.261S" calcext:value-type="time">
            <text:p>07:5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75.97" calcext:value-type="float">
            <text:p>1875.97</text:p>
          </table:table-cell>
          <table:table-cell office:value-type="float" office:value="2246.22" calcext:value-type="float">
            <text:p>2246.22</text:p>
          </table:table-cell>
        </table:table-row>
        <table:table-row table:style-name="ro1">
          <table:table-cell office:value-type="float" office:value="28462261" calcext:value-type="float">
            <text:p>28462261</text:p>
          </table:table-cell>
          <table:table-cell table:formula="of:=[.A1781]/1000/(60*60*24)" office:value-type="time" office:time-value="PT07H54M22.261S" calcext:value-type="time">
            <text:p>07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76.99" calcext:value-type="float">
            <text:p>1876.99</text:p>
          </table:table-cell>
          <table:table-cell office:value-type="float" office:value="2247.41" calcext:value-type="float">
            <text:p>2247.41</text:p>
          </table:table-cell>
        </table:table-row>
        <table:table-row table:style-name="ro1">
          <table:table-cell office:value-type="float" office:value="28478261" calcext:value-type="float">
            <text:p>28478261</text:p>
          </table:table-cell>
          <table:table-cell table:formula="of:=[.A1782]/1000/(60*60*24)" office:value-type="time" office:time-value="PT07H54M38.261S" calcext:value-type="time">
            <text:p>07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7.73" calcext:value-type="float">
            <text:p>267.73</text:p>
          </table:table-cell>
          <table:table-cell office:value-type="float" office:value="1878.01" calcext:value-type="float">
            <text:p>1878.01</text:p>
          </table:table-cell>
          <table:table-cell office:value-type="float" office:value="2248.6" calcext:value-type="float">
            <text:p>2248.6</text:p>
          </table:table-cell>
        </table:table-row>
        <table:table-row table:style-name="ro1">
          <table:table-cell office:value-type="float" office:value="28494261" calcext:value-type="float">
            <text:p>28494261</text:p>
          </table:table-cell>
          <table:table-cell table:formula="of:=[.A1783]/1000/(60*60*24)" office:value-type="time" office:time-value="PT07H54M54.261S" calcext:value-type="time">
            <text:p>07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79.04" calcext:value-type="float">
            <text:p>1879.04</text:p>
          </table:table-cell>
          <table:table-cell office:value-type="float" office:value="2249.79" calcext:value-type="float">
            <text:p>2249.79</text:p>
          </table:table-cell>
        </table:table-row>
        <table:table-row table:style-name="ro1">
          <table:table-cell office:value-type="float" office:value="28510261" calcext:value-type="float">
            <text:p>28510261</text:p>
          </table:table-cell>
          <table:table-cell table:formula="of:=[.A1784]/1000/(60*60*24)" office:value-type="time" office:time-value="PT07H55M10.261S" calcext:value-type="time">
            <text:p>07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80.06" calcext:value-type="float">
            <text:p>1880.06</text:p>
          </table:table-cell>
          <table:table-cell office:value-type="float" office:value="2250.97" calcext:value-type="float">
            <text:p>2250.97</text:p>
          </table:table-cell>
        </table:table-row>
        <table:table-row table:style-name="ro1">
          <table:table-cell office:value-type="float" office:value="28526261" calcext:value-type="float">
            <text:p>28526261</text:p>
          </table:table-cell>
          <table:table-cell table:formula="of:=[.A1785]/1000/(60*60*24)" office:value-type="time" office:time-value="PT07H55M26.261S" calcext:value-type="time">
            <text:p>07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1881.08" calcext:value-type="float">
            <text:p>1881.08</text:p>
          </table:table-cell>
          <table:table-cell office:value-type="float" office:value="2252.16" calcext:value-type="float">
            <text:p>2252.16</text:p>
          </table:table-cell>
        </table:table-row>
        <table:table-row table:style-name="ro1">
          <table:table-cell office:value-type="float" office:value="28542261" calcext:value-type="float">
            <text:p>28542261</text:p>
          </table:table-cell>
          <table:table-cell table:formula="of:=[.A1786]/1000/(60*60*24)" office:value-type="time" office:time-value="PT07H55M42.261S" calcext:value-type="time">
            <text:p>07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82.11" calcext:value-type="float">
            <text:p>1882.11</text:p>
          </table:table-cell>
          <table:table-cell office:value-type="float" office:value="2253.35" calcext:value-type="float">
            <text:p>2253.35</text:p>
          </table:table-cell>
        </table:table-row>
        <table:table-row table:style-name="ro1">
          <table:table-cell office:value-type="float" office:value="28558261" calcext:value-type="float">
            <text:p>28558261</text:p>
          </table:table-cell>
          <table:table-cell table:formula="of:=[.A1787]/1000/(60*60*24)" office:value-type="time" office:time-value="PT07H55M58.261S" calcext:value-type="time">
            <text:p>07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83.13" calcext:value-type="float">
            <text:p>1883.13</text:p>
          </table:table-cell>
          <table:table-cell office:value-type="float" office:value="2254.53" calcext:value-type="float">
            <text:p>2254.53</text:p>
          </table:table-cell>
        </table:table-row>
        <table:table-row table:style-name="ro1">
          <table:table-cell office:value-type="float" office:value="28574261" calcext:value-type="float">
            <text:p>28574261</text:p>
          </table:table-cell>
          <table:table-cell table:formula="of:=[.A1788]/1000/(60*60*24)" office:value-type="time" office:time-value="PT07H56M14.261S" calcext:value-type="time">
            <text:p>07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84.15" calcext:value-type="float">
            <text:p>1884.15</text:p>
          </table:table-cell>
          <table:table-cell office:value-type="float" office:value="2255.72" calcext:value-type="float">
            <text:p>2255.72</text:p>
          </table:table-cell>
        </table:table-row>
        <table:table-row table:style-name="ro1">
          <table:table-cell office:value-type="float" office:value="28590261" calcext:value-type="float">
            <text:p>28590261</text:p>
          </table:table-cell>
          <table:table-cell table:formula="of:=[.A1789]/1000/(60*60*24)" office:value-type="time" office:time-value="PT07H56M30.261S" calcext:value-type="time">
            <text:p>07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85.18" calcext:value-type="float">
            <text:p>1885.18</text:p>
          </table:table-cell>
          <table:table-cell office:value-type="float" office:value="2256.9" calcext:value-type="float">
            <text:p>2256.9</text:p>
          </table:table-cell>
        </table:table-row>
        <table:table-row table:style-name="ro1">
          <table:table-cell office:value-type="float" office:value="28606261" calcext:value-type="float">
            <text:p>28606261</text:p>
          </table:table-cell>
          <table:table-cell table:formula="of:=[.A1790]/1000/(60*60*24)" office:value-type="time" office:time-value="PT07H56M46.261S" calcext:value-type="time">
            <text:p>07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886.2" calcext:value-type="float">
            <text:p>1886.2</text:p>
          </table:table-cell>
          <table:table-cell office:value-type="float" office:value="2258.08" calcext:value-type="float">
            <text:p>2258.08</text:p>
          </table:table-cell>
        </table:table-row>
        <table:table-row table:style-name="ro1">
          <table:table-cell office:value-type="float" office:value="28622261" calcext:value-type="float">
            <text:p>28622261</text:p>
          </table:table-cell>
          <table:table-cell table:formula="of:=[.A1791]/1000/(60*60*24)" office:value-type="time" office:time-value="PT07H57M02.261S" calcext:value-type="time">
            <text:p>07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87.22" calcext:value-type="float">
            <text:p>1887.22</text:p>
          </table:table-cell>
          <table:table-cell office:value-type="float" office:value="2259.27" calcext:value-type="float">
            <text:p>2259.27</text:p>
          </table:table-cell>
        </table:table-row>
        <table:table-row table:style-name="ro1">
          <table:table-cell office:value-type="float" office:value="28638261" calcext:value-type="float">
            <text:p>28638261</text:p>
          </table:table-cell>
          <table:table-cell table:formula="of:=[.A1792]/1000/(60*60*24)" office:value-type="time" office:time-value="PT07H57M18.261S" calcext:value-type="time">
            <text:p>07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888.24" calcext:value-type="float">
            <text:p>1888.24</text:p>
          </table:table-cell>
          <table:table-cell office:value-type="float" office:value="2260.45" calcext:value-type="float">
            <text:p>2260.45</text:p>
          </table:table-cell>
        </table:table-row>
        <table:table-row table:style-name="ro1">
          <table:table-cell office:value-type="float" office:value="28654261" calcext:value-type="float">
            <text:p>28654261</text:p>
          </table:table-cell>
          <table:table-cell table:formula="of:=[.A1793]/1000/(60*60*24)" office:value-type="time" office:time-value="PT07H57M34.261S" calcext:value-type="time">
            <text:p>07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89.26" calcext:value-type="float">
            <text:p>1889.26</text:p>
          </table:table-cell>
          <table:table-cell office:value-type="float" office:value="2261.64" calcext:value-type="float">
            <text:p>2261.64</text:p>
          </table:table-cell>
        </table:table-row>
        <table:table-row table:style-name="ro1">
          <table:table-cell office:value-type="float" office:value="28670261" calcext:value-type="float">
            <text:p>28670261</text:p>
          </table:table-cell>
          <table:table-cell table:formula="of:=[.A1794]/1000/(60*60*24)" office:value-type="time" office:time-value="PT07H57M50.261S" calcext:value-type="time">
            <text:p>07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90.29" calcext:value-type="float">
            <text:p>1890.29</text:p>
          </table:table-cell>
          <table:table-cell office:value-type="float" office:value="2262.82" calcext:value-type="float">
            <text:p>2262.82</text:p>
          </table:table-cell>
        </table:table-row>
        <table:table-row table:style-name="ro1">
          <table:table-cell office:value-type="float" office:value="28686261" calcext:value-type="float">
            <text:p>28686261</text:p>
          </table:table-cell>
          <table:table-cell table:formula="of:=[.A1795]/1000/(60*60*24)" office:value-type="time" office:time-value="PT07H58M06.261S" calcext:value-type="time">
            <text:p>07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91.31" calcext:value-type="float">
            <text:p>1891.31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8702261" calcext:value-type="float">
            <text:p>28702261</text:p>
          </table:table-cell>
          <table:table-cell table:formula="of:=[.A1796]/1000/(60*60*24)" office:value-type="time" office:time-value="PT07H58M22.261S" calcext:value-type="time">
            <text:p>07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892.33" calcext:value-type="float">
            <text:p>1892.33</text:p>
          </table:table-cell>
          <table:table-cell office:value-type="float" office:value="2265.19" calcext:value-type="float">
            <text:p>2265.19</text:p>
          </table:table-cell>
        </table:table-row>
        <table:table-row table:style-name="ro1">
          <table:table-cell office:value-type="float" office:value="28718261" calcext:value-type="float">
            <text:p>28718261</text:p>
          </table:table-cell>
          <table:table-cell table:formula="of:=[.A1797]/1000/(60*60*24)" office:value-type="time" office:time-value="PT07H58M38.261S" calcext:value-type="time">
            <text:p>07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893.35" calcext:value-type="float">
            <text:p>1893.35</text:p>
          </table:table-cell>
          <table:table-cell office:value-type="float" office:value="2266.37" calcext:value-type="float">
            <text:p>2266.37</text:p>
          </table:table-cell>
        </table:table-row>
        <table:table-row table:style-name="ro1">
          <table:table-cell office:value-type="float" office:value="28734261" calcext:value-type="float">
            <text:p>28734261</text:p>
          </table:table-cell>
          <table:table-cell table:formula="of:=[.A1798]/1000/(60*60*24)" office:value-type="time" office:time-value="PT07H58M54.261S" calcext:value-type="time">
            <text:p>07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94.37" calcext:value-type="float">
            <text:p>1894.37</text:p>
          </table:table-cell>
          <table:table-cell office:value-type="float" office:value="2267.55" calcext:value-type="float">
            <text:p>2267.55</text:p>
          </table:table-cell>
        </table:table-row>
        <table:table-row table:style-name="ro1">
          <table:table-cell office:value-type="float" office:value="28750261" calcext:value-type="float">
            <text:p>28750261</text:p>
          </table:table-cell>
          <table:table-cell table:formula="of:=[.A1799]/1000/(60*60*24)" office:value-type="time" office:time-value="PT07H59M10.261S" calcext:value-type="time">
            <text:p>07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95.39" calcext:value-type="float">
            <text:p>1895.39</text:p>
          </table:table-cell>
          <table:table-cell office:value-type="float" office:value="2268.74" calcext:value-type="float">
            <text:p>2268.74</text:p>
          </table:table-cell>
        </table:table-row>
        <table:table-row table:style-name="ro1">
          <table:table-cell office:value-type="float" office:value="28766261" calcext:value-type="float">
            <text:p>28766261</text:p>
          </table:table-cell>
          <table:table-cell table:formula="of:=[.A1800]/1000/(60*60*24)" office:value-type="time" office:time-value="PT07H59M26.261S" calcext:value-type="time">
            <text:p>07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896.41" calcext:value-type="float">
            <text:p>1896.41</text:p>
          </table:table-cell>
          <table:table-cell office:value-type="float" office:value="2269.92" calcext:value-type="float">
            <text:p>2269.92</text:p>
          </table:table-cell>
        </table:table-row>
        <table:table-row table:style-name="ro1">
          <table:table-cell office:value-type="float" office:value="28782261" calcext:value-type="float">
            <text:p>28782261</text:p>
          </table:table-cell>
          <table:table-cell table:formula="of:=[.A1801]/1000/(60*60*24)" office:value-type="time" office:time-value="PT07H59M42.261S" calcext:value-type="time">
            <text:p>07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97.44" calcext:value-type="float">
            <text:p>1897.44</text:p>
          </table:table-cell>
          <table:table-cell office:value-type="float" office:value="2271.1" calcext:value-type="float">
            <text:p>2271.1</text:p>
          </table:table-cell>
        </table:table-row>
        <table:table-row table:style-name="ro1">
          <table:table-cell office:value-type="float" office:value="28798261" calcext:value-type="float">
            <text:p>28798261</text:p>
          </table:table-cell>
          <table:table-cell table:formula="of:=[.A1802]/1000/(60*60*24)" office:value-type="time" office:time-value="PT07H59M58.261S" calcext:value-type="time">
            <text:p>07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98.46" calcext:value-type="float">
            <text:p>1898.46</text:p>
          </table:table-cell>
          <table:table-cell office:value-type="float" office:value="2272.28" calcext:value-type="float">
            <text:p>2272.28</text:p>
          </table:table-cell>
        </table:table-row>
        <table:table-row table:style-name="ro1">
          <table:table-cell office:value-type="float" office:value="28814261" calcext:value-type="float">
            <text:p>28814261</text:p>
          </table:table-cell>
          <table:table-cell table:formula="of:=[.A1803]/1000/(60*60*24)" office:value-type="time" office:time-value="PT08H00M14.261S" calcext:value-type="time">
            <text:p>08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273.46" calcext:value-type="float">
            <text:p>2273.46</text:p>
          </table:table-cell>
        </table:table-row>
        <table:table-row table:style-name="ro1">
          <table:table-cell office:value-type="float" office:value="28830261" calcext:value-type="float">
            <text:p>28830261</text:p>
          </table:table-cell>
          <table:table-cell table:formula="of:=[.A1804]/1000/(60*60*24)" office:value-type="time" office:time-value="PT08H00M30.261S" calcext:value-type="time">
            <text:p>08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00.5" calcext:value-type="float">
            <text:p>1900.5</text:p>
          </table:table-cell>
          <table:table-cell office:value-type="float" office:value="2274.65" calcext:value-type="float">
            <text:p>2274.65</text:p>
          </table:table-cell>
        </table:table-row>
        <table:table-row table:style-name="ro1">
          <table:table-cell office:value-type="float" office:value="28846261" calcext:value-type="float">
            <text:p>28846261</text:p>
          </table:table-cell>
          <table:table-cell table:formula="of:=[.A1805]/1000/(60*60*24)" office:value-type="time" office:time-value="PT08H00M46.261S" calcext:value-type="time">
            <text:p>08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01.52" calcext:value-type="float">
            <text:p>1901.52</text:p>
          </table:table-cell>
          <table:table-cell office:value-type="float" office:value="2275.83" calcext:value-type="float">
            <text:p>2275.83</text:p>
          </table:table-cell>
        </table:table-row>
        <table:table-row table:style-name="ro1">
          <table:table-cell office:value-type="float" office:value="28862261" calcext:value-type="float">
            <text:p>28862261</text:p>
          </table:table-cell>
          <table:table-cell table:formula="of:=[.A1806]/1000/(60*60*24)" office:value-type="time" office:time-value="PT08H01M02.261S" calcext:value-type="time">
            <text:p>08:0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02.54" calcext:value-type="float">
            <text:p>1902.54</text:p>
          </table:table-cell>
          <table:table-cell office:value-type="float" office:value="2277.01" calcext:value-type="float">
            <text:p>2277.01</text:p>
          </table:table-cell>
        </table:table-row>
        <table:table-row table:style-name="ro1">
          <table:table-cell office:value-type="float" office:value="28878261" calcext:value-type="float">
            <text:p>28878261</text:p>
          </table:table-cell>
          <table:table-cell table:formula="of:=[.A1807]/1000/(60*60*24)" office:value-type="time" office:time-value="PT08H01M18.261S" calcext:value-type="time">
            <text:p>08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03.56" calcext:value-type="float">
            <text:p>1903.56</text:p>
          </table:table-cell>
          <table:table-cell office:value-type="float" office:value="2278.19" calcext:value-type="float">
            <text:p>2278.19</text:p>
          </table:table-cell>
        </table:table-row>
        <table:table-row table:style-name="ro1">
          <table:table-cell office:value-type="float" office:value="28894261" calcext:value-type="float">
            <text:p>28894261</text:p>
          </table:table-cell>
          <table:table-cell table:formula="of:=[.A1808]/1000/(60*60*24)" office:value-type="time" office:time-value="PT08H01M34.261S" calcext:value-type="time">
            <text:p>08:0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04.58" calcext:value-type="float">
            <text:p>1904.58</text:p>
          </table:table-cell>
          <table:table-cell office:value-type="float" office:value="2279.37" calcext:value-type="float">
            <text:p>2279.37</text:p>
          </table:table-cell>
        </table:table-row>
        <table:table-row table:style-name="ro1">
          <table:table-cell office:value-type="float" office:value="28910261" calcext:value-type="float">
            <text:p>28910261</text:p>
          </table:table-cell>
          <table:table-cell table:formula="of:=[.A1809]/1000/(60*60*24)" office:value-type="time" office:time-value="PT08H01M50.261S" calcext:value-type="time">
            <text:p>08:0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05.6" calcext:value-type="float">
            <text:p>1905.6</text:p>
          </table:table-cell>
          <table:table-cell office:value-type="float" office:value="2280.55" calcext:value-type="float">
            <text:p>2280.55</text:p>
          </table:table-cell>
        </table:table-row>
        <table:table-row table:style-name="ro1">
          <table:table-cell office:value-type="float" office:value="28926261" calcext:value-type="float">
            <text:p>28926261</text:p>
          </table:table-cell>
          <table:table-cell table:formula="of:=[.A1810]/1000/(60*60*24)" office:value-type="time" office:time-value="PT08H02M06.261S" calcext:value-type="time">
            <text:p>08:0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5" calcext:value-type="float">
            <text:p>264.95</text:p>
          </table:table-cell>
          <table:table-cell office:value-type="float" office:value="1906.62" calcext:value-type="float">
            <text:p>1906.62</text:p>
          </table:table-cell>
          <table:table-cell office:value-type="float" office:value="2281.72" calcext:value-type="float">
            <text:p>2281.72</text:p>
          </table:table-cell>
        </table:table-row>
        <table:table-row table:style-name="ro1">
          <table:table-cell office:value-type="float" office:value="28942261" calcext:value-type="float">
            <text:p>28942261</text:p>
          </table:table-cell>
          <table:table-cell table:formula="of:=[.A1811]/1000/(60*60*24)" office:value-type="time" office:time-value="PT08H02M22.261S" calcext:value-type="time">
            <text:p>08:0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07.64" calcext:value-type="float">
            <text:p>1907.64</text:p>
          </table:table-cell>
          <table:table-cell office:value-type="float" office:value="2282.9" calcext:value-type="float">
            <text:p>2282.9</text:p>
          </table:table-cell>
        </table:table-row>
        <table:table-row table:style-name="ro1">
          <table:table-cell office:value-type="float" office:value="28958261" calcext:value-type="float">
            <text:p>28958261</text:p>
          </table:table-cell>
          <table:table-cell table:formula="of:=[.A1812]/1000/(60*60*24)" office:value-type="time" office:time-value="PT08H02M38.261S" calcext:value-type="time">
            <text:p>08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08.66" calcext:value-type="float">
            <text:p>1908.66</text:p>
          </table:table-cell>
          <table:table-cell office:value-type="float" office:value="2284.08" calcext:value-type="float">
            <text:p>2284.08</text:p>
          </table:table-cell>
        </table:table-row>
        <table:table-row table:style-name="ro1">
          <table:table-cell office:value-type="float" office:value="28974261" calcext:value-type="float">
            <text:p>28974261</text:p>
          </table:table-cell>
          <table:table-cell table:formula="of:=[.A1813]/1000/(60*60*24)" office:value-type="time" office:time-value="PT08H02M54.261S" calcext:value-type="time">
            <text:p>08:0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09.68" calcext:value-type="float">
            <text:p>1909.68</text:p>
          </table:table-cell>
          <table:table-cell office:value-type="float" office:value="2285.26" calcext:value-type="float">
            <text:p>2285.26</text:p>
          </table:table-cell>
        </table:table-row>
        <table:table-row table:style-name="ro1">
          <table:table-cell office:value-type="float" office:value="28990261" calcext:value-type="float">
            <text:p>28990261</text:p>
          </table:table-cell>
          <table:table-cell table:formula="of:=[.A1814]/1000/(60*60*24)" office:value-type="time" office:time-value="PT08H03M10.261S" calcext:value-type="time">
            <text:p>08:0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10.69" calcext:value-type="float">
            <text:p>1910.69</text:p>
          </table:table-cell>
          <table:table-cell office:value-type="float" office:value="2286.43" calcext:value-type="float">
            <text:p>2286.43</text:p>
          </table:table-cell>
        </table:table-row>
        <table:table-row table:style-name="ro1">
          <table:table-cell office:value-type="float" office:value="29006261" calcext:value-type="float">
            <text:p>29006261</text:p>
          </table:table-cell>
          <table:table-cell table:formula="of:=[.A1815]/1000/(60*60*24)" office:value-type="time" office:time-value="PT08H03M26.261S" calcext:value-type="time">
            <text:p>08:0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11.71" calcext:value-type="float">
            <text:p>1911.71</text:p>
          </table:table-cell>
          <table:table-cell office:value-type="float" office:value="2287.61" calcext:value-type="float">
            <text:p>2287.61</text:p>
          </table:table-cell>
        </table:table-row>
        <table:table-row table:style-name="ro1">
          <table:table-cell office:value-type="float" office:value="29022261" calcext:value-type="float">
            <text:p>29022261</text:p>
          </table:table-cell>
          <table:table-cell table:formula="of:=[.A1816]/1000/(60*60*24)" office:value-type="time" office:time-value="PT08H03M42.261S" calcext:value-type="time">
            <text:p>08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912.73" calcext:value-type="float">
            <text:p>1912.73</text:p>
          </table:table-cell>
          <table:table-cell office:value-type="float" office:value="2288.78" calcext:value-type="float">
            <text:p>2288.78</text:p>
          </table:table-cell>
        </table:table-row>
        <table:table-row table:style-name="ro1">
          <table:table-cell office:value-type="float" office:value="29038261" calcext:value-type="float">
            <text:p>29038261</text:p>
          </table:table-cell>
          <table:table-cell table:formula="of:=[.A1817]/1000/(60*60*24)" office:value-type="time" office:time-value="PT08H03M58.261S" calcext:value-type="time">
            <text:p>08:0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13.75" calcext:value-type="float">
            <text:p>1913.75</text:p>
          </table:table-cell>
          <table:table-cell office:value-type="float" office:value="2289.96" calcext:value-type="float">
            <text:p>2289.96</text:p>
          </table:table-cell>
        </table:table-row>
        <table:table-row table:style-name="ro1">
          <table:table-cell office:value-type="float" office:value="29054261" calcext:value-type="float">
            <text:p>29054261</text:p>
          </table:table-cell>
          <table:table-cell table:formula="of:=[.A1818]/1000/(60*60*24)" office:value-type="time" office:time-value="PT08H04M14.261S" calcext:value-type="time">
            <text:p>08:0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14.77" calcext:value-type="float">
            <text:p>1914.77</text:p>
          </table:table-cell>
          <table:table-cell office:value-type="float" office:value="2291.14" calcext:value-type="float">
            <text:p>2291.14</text:p>
          </table:table-cell>
        </table:table-row>
        <table:table-row table:style-name="ro1">
          <table:table-cell office:value-type="float" office:value="29070261" calcext:value-type="float">
            <text:p>29070261</text:p>
          </table:table-cell>
          <table:table-cell table:formula="of:=[.A1819]/1000/(60*60*24)" office:value-type="time" office:time-value="PT08H04M30.261S" calcext:value-type="time">
            <text:p>08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15.79" calcext:value-type="float">
            <text:p>1915.79</text:p>
          </table:table-cell>
          <table:table-cell office:value-type="float" office:value="2292.31" calcext:value-type="float">
            <text:p>2292.31</text:p>
          </table:table-cell>
        </table:table-row>
        <table:table-row table:style-name="ro1">
          <table:table-cell office:value-type="float" office:value="29086261" calcext:value-type="float">
            <text:p>29086261</text:p>
          </table:table-cell>
          <table:table-cell table:formula="of:=[.A1820]/1000/(60*60*24)" office:value-type="time" office:time-value="PT08H04M46.261S" calcext:value-type="time">
            <text:p>08:0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16.81" calcext:value-type="float">
            <text:p>1916.81</text:p>
          </table:table-cell>
          <table:table-cell office:value-type="float" office:value="2293.49" calcext:value-type="float">
            <text:p>2293.49</text:p>
          </table:table-cell>
        </table:table-row>
        <table:table-row table:style-name="ro1">
          <table:table-cell office:value-type="float" office:value="29102261" calcext:value-type="float">
            <text:p>29102261</text:p>
          </table:table-cell>
          <table:table-cell table:formula="of:=[.A1821]/1000/(60*60*24)" office:value-type="time" office:time-value="PT08H05M02.261S" calcext:value-type="time">
            <text:p>08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17.83" calcext:value-type="float">
            <text:p>1917.83</text:p>
          </table:table-cell>
          <table:table-cell office:value-type="float" office:value="2294.66" calcext:value-type="float">
            <text:p>2294.66</text:p>
          </table:table-cell>
        </table:table-row>
        <table:table-row table:style-name="ro1">
          <table:table-cell office:value-type="float" office:value="29118261" calcext:value-type="float">
            <text:p>29118261</text:p>
          </table:table-cell>
          <table:table-cell table:formula="of:=[.A1822]/1000/(60*60*24)" office:value-type="time" office:time-value="PT08H05M18.261S" calcext:value-type="time">
            <text:p>08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18.84" calcext:value-type="float">
            <text:p>1918.84</text:p>
          </table:table-cell>
          <table:table-cell office:value-type="float" office:value="2295.84" calcext:value-type="float">
            <text:p>2295.84</text:p>
          </table:table-cell>
        </table:table-row>
        <table:table-row table:style-name="ro1">
          <table:table-cell office:value-type="float" office:value="29134261" calcext:value-type="float">
            <text:p>29134261</text:p>
          </table:table-cell>
          <table:table-cell table:formula="of:=[.A1823]/1000/(60*60*24)" office:value-type="time" office:time-value="PT08H05M34.261S" calcext:value-type="time">
            <text:p>08:0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19.86" calcext:value-type="float">
            <text:p>1919.86</text:p>
          </table:table-cell>
          <table:table-cell office:value-type="float" office:value="2297.01" calcext:value-type="float">
            <text:p>2297.01</text:p>
          </table:table-cell>
        </table:table-row>
        <table:table-row table:style-name="ro1">
          <table:table-cell office:value-type="float" office:value="29150261" calcext:value-type="float">
            <text:p>29150261</text:p>
          </table:table-cell>
          <table:table-cell table:formula="of:=[.A1824]/1000/(60*60*24)" office:value-type="time" office:time-value="PT08H05M50.261S" calcext:value-type="time">
            <text:p>08:0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920.88" calcext:value-type="float">
            <text:p>1920.88</text:p>
          </table:table-cell>
          <table:table-cell office:value-type="float" office:value="2298.19" calcext:value-type="float">
            <text:p>2298.19</text:p>
          </table:table-cell>
        </table:table-row>
        <table:table-row table:style-name="ro1">
          <table:table-cell office:value-type="float" office:value="29166261" calcext:value-type="float">
            <text:p>29166261</text:p>
          </table:table-cell>
          <table:table-cell table:formula="of:=[.A1825]/1000/(60*60*24)" office:value-type="time" office:time-value="PT08H06M06.261S" calcext:value-type="time">
            <text:p>08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921.9" calcext:value-type="float">
            <text:p>1921.9</text:p>
          </table:table-cell>
          <table:table-cell office:value-type="float" office:value="2299.37" calcext:value-type="float">
            <text:p>2299.37</text:p>
          </table:table-cell>
        </table:table-row>
        <table:table-row table:style-name="ro1">
          <table:table-cell office:value-type="float" office:value="29182261" calcext:value-type="float">
            <text:p>29182261</text:p>
          </table:table-cell>
          <table:table-cell table:formula="of:=[.A1826]/1000/(60*60*24)" office:value-type="time" office:time-value="PT08H06M22.261S" calcext:value-type="time">
            <text:p>08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22.92" calcext:value-type="float">
            <text:p>1922.92</text:p>
          </table:table-cell>
          <table:table-cell office:value-type="float" office:value="2300.54" calcext:value-type="float">
            <text:p>2300.54</text:p>
          </table:table-cell>
        </table:table-row>
        <table:table-row table:style-name="ro1">
          <table:table-cell office:value-type="float" office:value="29198261" calcext:value-type="float">
            <text:p>29198261</text:p>
          </table:table-cell>
          <table:table-cell table:formula="of:=[.A1827]/1000/(60*60*24)" office:value-type="time" office:time-value="PT08H06M38.261S" calcext:value-type="time">
            <text:p>08:0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923.93" calcext:value-type="float">
            <text:p>1923.93</text:p>
          </table:table-cell>
          <table:table-cell office:value-type="float" office:value="2301.71" calcext:value-type="float">
            <text:p>2301.71</text:p>
          </table:table-cell>
        </table:table-row>
        <table:table-row table:style-name="ro1">
          <table:table-cell office:value-type="float" office:value="29214261" calcext:value-type="float">
            <text:p>29214261</text:p>
          </table:table-cell>
          <table:table-cell table:formula="of:=[.A1828]/1000/(60*60*24)" office:value-type="time" office:time-value="PT08H06M54.261S" calcext:value-type="time">
            <text:p>08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24.95" calcext:value-type="float">
            <text:p>1924.95</text:p>
          </table:table-cell>
          <table:table-cell office:value-type="float" office:value="2302.89" calcext:value-type="float">
            <text:p>2302.89</text:p>
          </table:table-cell>
        </table:table-row>
        <table:table-row table:style-name="ro1">
          <table:table-cell office:value-type="float" office:value="29230261" calcext:value-type="float">
            <text:p>29230261</text:p>
          </table:table-cell>
          <table:table-cell table:formula="of:=[.A1829]/1000/(60*60*24)" office:value-type="time" office:time-value="PT08H07M10.261S" calcext:value-type="time">
            <text:p>08:0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25.97" calcext:value-type="float">
            <text:p>1925.97</text:p>
          </table:table-cell>
          <table:table-cell office:value-type="float" office:value="2304.06" calcext:value-type="float">
            <text:p>2304.06</text:p>
          </table:table-cell>
        </table:table-row>
        <table:table-row table:style-name="ro1">
          <table:table-cell office:value-type="float" office:value="29246261" calcext:value-type="float">
            <text:p>29246261</text:p>
          </table:table-cell>
          <table:table-cell table:formula="of:=[.A1830]/1000/(60*60*24)" office:value-type="time" office:time-value="PT08H07M26.261S" calcext:value-type="time">
            <text:p>08:0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26.98" calcext:value-type="float">
            <text:p>1926.98</text:p>
          </table:table-cell>
          <table:table-cell office:value-type="float" office:value="2305.23" calcext:value-type="float">
            <text:p>2305.23</text:p>
          </table:table-cell>
        </table:table-row>
        <table:table-row table:style-name="ro1">
          <table:table-cell office:value-type="float" office:value="29262261" calcext:value-type="float">
            <text:p>29262261</text:p>
          </table:table-cell>
          <table:table-cell table:formula="of:=[.A1831]/1000/(60*60*24)" office:value-type="time" office:time-value="PT08H07M42.261S" calcext:value-type="time">
            <text:p>08:0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28" calcext:value-type="float">
            <text:p>1928</text:p>
          </table:table-cell>
          <table:table-cell office:value-type="float" office:value="2306.41" calcext:value-type="float">
            <text:p>2306.41</text:p>
          </table:table-cell>
        </table:table-row>
        <table:table-row table:style-name="ro1">
          <table:table-cell office:value-type="float" office:value="29278261" calcext:value-type="float">
            <text:p>29278261</text:p>
          </table:table-cell>
          <table:table-cell table:formula="of:=[.A1832]/1000/(60*60*24)" office:value-type="time" office:time-value="PT08H07M58.261S" calcext:value-type="time">
            <text:p>08:0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29.02" calcext:value-type="float">
            <text:p>1929.02</text:p>
          </table:table-cell>
          <table:table-cell office:value-type="float" office:value="2307.58" calcext:value-type="float">
            <text:p>2307.58</text:p>
          </table:table-cell>
        </table:table-row>
        <table:table-row table:style-name="ro1">
          <table:table-cell office:value-type="float" office:value="29294261" calcext:value-type="float">
            <text:p>29294261</text:p>
          </table:table-cell>
          <table:table-cell table:formula="of:=[.A1833]/1000/(60*60*24)" office:value-type="time" office:time-value="PT08H08M14.261S" calcext:value-type="time">
            <text:p>08:08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30.03" calcext:value-type="float">
            <text:p>1930.03</text:p>
          </table:table-cell>
          <table:table-cell office:value-type="float" office:value="2308.75" calcext:value-type="float">
            <text:p>2308.75</text:p>
          </table:table-cell>
        </table:table-row>
        <table:table-row table:style-name="ro1">
          <table:table-cell office:value-type="float" office:value="29310261" calcext:value-type="float">
            <text:p>29310261</text:p>
          </table:table-cell>
          <table:table-cell table:formula="of:=[.A1834]/1000/(60*60*24)" office:value-type="time" office:time-value="PT08H08M30.261S" calcext:value-type="time">
            <text:p>08:0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4" calcext:value-type="float">
            <text:p>264</text:p>
          </table:table-cell>
          <table:table-cell office:value-type="float" office:value="1931.05" calcext:value-type="float">
            <text:p>1931.05</text:p>
          </table:table-cell>
          <table:table-cell office:value-type="float" office:value="2309.92" calcext:value-type="float">
            <text:p>2309.92</text:p>
          </table:table-cell>
        </table:table-row>
        <table:table-row table:style-name="ro1">
          <table:table-cell office:value-type="float" office:value="29326261" calcext:value-type="float">
            <text:p>29326261</text:p>
          </table:table-cell>
          <table:table-cell table:formula="of:=[.A1835]/1000/(60*60*24)" office:value-type="time" office:time-value="PT08H08M46.261S" calcext:value-type="time">
            <text:p>08:08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32.06" calcext:value-type="float">
            <text:p>1932.06</text:p>
          </table:table-cell>
          <table:table-cell office:value-type="float" office:value="2311.08" calcext:value-type="float">
            <text:p>2311.08</text:p>
          </table:table-cell>
        </table:table-row>
        <table:table-row table:style-name="ro1">
          <table:table-cell office:value-type="float" office:value="29342261" calcext:value-type="float">
            <text:p>29342261</text:p>
          </table:table-cell>
          <table:table-cell table:formula="of:=[.A1836]/1000/(60*60*24)" office:value-type="time" office:time-value="PT08H09M02.261S" calcext:value-type="time">
            <text:p>08:0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33.08" calcext:value-type="float">
            <text:p>1933.08</text:p>
          </table:table-cell>
          <table:table-cell office:value-type="float" office:value="2312.25" calcext:value-type="float">
            <text:p>2312.25</text:p>
          </table:table-cell>
        </table:table-row>
        <table:table-row table:style-name="ro1">
          <table:table-cell office:value-type="float" office:value="29358261" calcext:value-type="float">
            <text:p>29358261</text:p>
          </table:table-cell>
          <table:table-cell table:formula="of:=[.A1837]/1000/(60*60*24)" office:value-type="time" office:time-value="PT08H09M18.261S" calcext:value-type="time">
            <text:p>08:0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34.1" calcext:value-type="float">
            <text:p>1934.1</text:p>
          </table:table-cell>
          <table:table-cell office:value-type="float" office:value="2313.42" calcext:value-type="float">
            <text:p>2313.42</text:p>
          </table:table-cell>
        </table:table-row>
        <table:table-row table:style-name="ro1">
          <table:table-cell office:value-type="float" office:value="29374261" calcext:value-type="float">
            <text:p>29374261</text:p>
          </table:table-cell>
          <table:table-cell table:formula="of:=[.A1838]/1000/(60*60*24)" office:value-type="time" office:time-value="PT08H09M34.261S" calcext:value-type="time">
            <text:p>08:0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35.11" calcext:value-type="float">
            <text:p>1935.11</text:p>
          </table:table-cell>
          <table:table-cell office:value-type="float" office:value="2314.59" calcext:value-type="float">
            <text:p>2314.59</text:p>
          </table:table-cell>
        </table:table-row>
        <table:table-row table:style-name="ro1">
          <table:table-cell office:value-type="float" office:value="29390261" calcext:value-type="float">
            <text:p>29390261</text:p>
          </table:table-cell>
          <table:table-cell table:formula="of:=[.A1839]/1000/(60*60*24)" office:value-type="time" office:time-value="PT08H09M50.261S" calcext:value-type="time">
            <text:p>08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36.13" calcext:value-type="float">
            <text:p>1936.13</text:p>
          </table:table-cell>
          <table:table-cell office:value-type="float" office:value="2315.76" calcext:value-type="float">
            <text:p>2315.76</text:p>
          </table:table-cell>
        </table:table-row>
        <table:table-row table:style-name="ro1">
          <table:table-cell office:value-type="float" office:value="29406261" calcext:value-type="float">
            <text:p>29406261</text:p>
          </table:table-cell>
          <table:table-cell table:formula="of:=[.A1840]/1000/(60*60*24)" office:value-type="time" office:time-value="PT08H10M06.261S" calcext:value-type="time">
            <text:p>08:10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937.14" calcext:value-type="float">
            <text:p>1937.14</text:p>
          </table:table-cell>
          <table:table-cell office:value-type="float" office:value="2316.93" calcext:value-type="float">
            <text:p>2316.93</text:p>
          </table:table-cell>
        </table:table-row>
        <table:table-row table:style-name="ro1">
          <table:table-cell office:value-type="float" office:value="29422261" calcext:value-type="float">
            <text:p>29422261</text:p>
          </table:table-cell>
          <table:table-cell table:formula="of:=[.A1841]/1000/(60*60*24)" office:value-type="time" office:time-value="PT08H10M22.261S" calcext:value-type="time">
            <text:p>08:1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38.16" calcext:value-type="float">
            <text:p>1938.16</text:p>
          </table:table-cell>
          <table:table-cell office:value-type="float" office:value="2318.09" calcext:value-type="float">
            <text:p>2318.09</text:p>
          </table:table-cell>
        </table:table-row>
        <table:table-row table:style-name="ro1">
          <table:table-cell office:value-type="float" office:value="29438261" calcext:value-type="float">
            <text:p>29438261</text:p>
          </table:table-cell>
          <table:table-cell table:formula="of:=[.A1842]/1000/(60*60*24)" office:value-type="time" office:time-value="PT08H10M38.261S" calcext:value-type="time">
            <text:p>08:10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939.17" calcext:value-type="float">
            <text:p>1939.17</text:p>
          </table:table-cell>
          <table:table-cell office:value-type="float" office:value="2319.26" calcext:value-type="float">
            <text:p>2319.26</text:p>
          </table:table-cell>
        </table:table-row>
        <table:table-row table:style-name="ro1">
          <table:table-cell office:value-type="float" office:value="29454261" calcext:value-type="float">
            <text:p>29454261</text:p>
          </table:table-cell>
          <table:table-cell table:formula="of:=[.A1843]/1000/(60*60*24)" office:value-type="time" office:time-value="PT08H10M54.261S" calcext:value-type="time">
            <text:p>08:1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40.19" calcext:value-type="float">
            <text:p>1940.19</text:p>
          </table:table-cell>
          <table:table-cell office:value-type="float" office:value="2320.43" calcext:value-type="float">
            <text:p>2320.43</text:p>
          </table:table-cell>
        </table:table-row>
        <table:table-row table:style-name="ro1">
          <table:table-cell office:value-type="float" office:value="29470261" calcext:value-type="float">
            <text:p>29470261</text:p>
          </table:table-cell>
          <table:table-cell table:formula="of:=[.A1844]/1000/(60*60*24)" office:value-type="time" office:time-value="PT08H11M10.261S" calcext:value-type="time">
            <text:p>08:1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41.2" calcext:value-type="float">
            <text:p>1941.2</text:p>
          </table:table-cell>
          <table:table-cell office:value-type="float" office:value="2321.6" calcext:value-type="float">
            <text:p>2321.6</text:p>
          </table:table-cell>
        </table:table-row>
        <table:table-row table:style-name="ro1">
          <table:table-cell office:value-type="float" office:value="29486261" calcext:value-type="float">
            <text:p>29486261</text:p>
          </table:table-cell>
          <table:table-cell table:formula="of:=[.A1845]/1000/(60*60*24)" office:value-type="time" office:time-value="PT08H11M26.261S" calcext:value-type="time">
            <text:p>08:1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42.22" calcext:value-type="float">
            <text:p>1942.22</text:p>
          </table:table-cell>
          <table:table-cell office:value-type="float" office:value="2322.77" calcext:value-type="float">
            <text:p>2322.77</text:p>
          </table:table-cell>
        </table:table-row>
        <table:table-row table:style-name="ro1">
          <table:table-cell office:value-type="float" office:value="29502261" calcext:value-type="float">
            <text:p>29502261</text:p>
          </table:table-cell>
          <table:table-cell table:formula="of:=[.A1846]/1000/(60*60*24)" office:value-type="time" office:time-value="PT08H11M42.261S" calcext:value-type="time">
            <text:p>08:1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43.23" calcext:value-type="float">
            <text:p>1943.23</text:p>
          </table:table-cell>
          <table:table-cell office:value-type="float" office:value="2323.93" calcext:value-type="float">
            <text:p>2323.93</text:p>
          </table:table-cell>
        </table:table-row>
        <table:table-row table:style-name="ro1">
          <table:table-cell office:value-type="float" office:value="29518261" calcext:value-type="float">
            <text:p>29518261</text:p>
          </table:table-cell>
          <table:table-cell table:formula="of:=[.A1847]/1000/(60*60*24)" office:value-type="time" office:time-value="PT08H11M58.261S" calcext:value-type="time">
            <text:p>08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44.25" calcext:value-type="float">
            <text:p>1944.25</text:p>
          </table:table-cell>
          <table:table-cell office:value-type="float" office:value="2325.1" calcext:value-type="float">
            <text:p>2325.1</text:p>
          </table:table-cell>
        </table:table-row>
        <table:table-row table:style-name="ro1">
          <table:table-cell office:value-type="float" office:value="29534261" calcext:value-type="float">
            <text:p>29534261</text:p>
          </table:table-cell>
          <table:table-cell table:formula="of:=[.A1848]/1000/(60*60*24)" office:value-type="time" office:time-value="PT08H12M14.261S" calcext:value-type="time">
            <text:p>08:1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945.26" calcext:value-type="float">
            <text:p>1945.26</text:p>
          </table:table-cell>
          <table:table-cell office:value-type="float" office:value="2326.26" calcext:value-type="float">
            <text:p>2326.26</text:p>
          </table:table-cell>
        </table:table-row>
        <table:table-row table:style-name="ro1">
          <table:table-cell office:value-type="float" office:value="29550261" calcext:value-type="float">
            <text:p>29550261</text:p>
          </table:table-cell>
          <table:table-cell table:formula="of:=[.A1849]/1000/(60*60*24)" office:value-type="time" office:time-value="PT08H12M30.261S" calcext:value-type="time">
            <text:p>08:1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946.27" calcext:value-type="float">
            <text:p>1946.27</text:p>
          </table:table-cell>
          <table:table-cell office:value-type="float" office:value="2327.43" calcext:value-type="float">
            <text:p>2327.43</text:p>
          </table:table-cell>
        </table:table-row>
        <table:table-row table:style-name="ro1">
          <table:table-cell office:value-type="float" office:value="29566261" calcext:value-type="float">
            <text:p>29566261</text:p>
          </table:table-cell>
          <table:table-cell table:formula="of:=[.A1850]/1000/(60*60*24)" office:value-type="time" office:time-value="PT08H12M46.261S" calcext:value-type="time">
            <text:p>08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947.29" calcext:value-type="float">
            <text:p>1947.29</text:p>
          </table:table-cell>
          <table:table-cell office:value-type="float" office:value="2328.59" calcext:value-type="float">
            <text:p>2328.59</text:p>
          </table:table-cell>
        </table:table-row>
        <table:table-row table:style-name="ro1">
          <table:table-cell office:value-type="float" office:value="29582261" calcext:value-type="float">
            <text:p>29582261</text:p>
          </table:table-cell>
          <table:table-cell table:formula="of:=[.A1851]/1000/(60*60*24)" office:value-type="time" office:time-value="PT08H13M02.261S" calcext:value-type="time">
            <text:p>08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948.3" calcext:value-type="float">
            <text:p>1948.3</text:p>
          </table:table-cell>
          <table:table-cell office:value-type="float" office:value="2329.75" calcext:value-type="float">
            <text:p>2329.75</text:p>
          </table:table-cell>
        </table:table-row>
        <table:table-row table:style-name="ro1">
          <table:table-cell office:value-type="float" office:value="29598261" calcext:value-type="float">
            <text:p>29598261</text:p>
          </table:table-cell>
          <table:table-cell table:formula="of:=[.A1852]/1000/(60*60*24)" office:value-type="time" office:time-value="PT08H13M18.261S" calcext:value-type="time">
            <text:p>08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949.31" calcext:value-type="float">
            <text:p>1949.31</text:p>
          </table:table-cell>
          <table:table-cell office:value-type="float" office:value="2330.92" calcext:value-type="float">
            <text:p>2330.92</text:p>
          </table:table-cell>
        </table:table-row>
        <table:table-row table:style-name="ro1">
          <table:table-cell office:value-type="float" office:value="29614261" calcext:value-type="float">
            <text:p>29614261</text:p>
          </table:table-cell>
          <table:table-cell table:formula="of:=[.A1853]/1000/(60*60*24)" office:value-type="time" office:time-value="PT08H13M34.261S" calcext:value-type="time">
            <text:p>08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50.33" calcext:value-type="float">
            <text:p>1950.33</text:p>
          </table:table-cell>
          <table:table-cell office:value-type="float" office:value="2332.08" calcext:value-type="float">
            <text:p>2332.08</text:p>
          </table:table-cell>
        </table:table-row>
        <table:table-row table:style-name="ro1">
          <table:table-cell office:value-type="float" office:value="29630261" calcext:value-type="float">
            <text:p>29630261</text:p>
          </table:table-cell>
          <table:table-cell table:formula="of:=[.A1854]/1000/(60*60*24)" office:value-type="time" office:time-value="PT08H13M50.261S" calcext:value-type="time">
            <text:p>08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2.15" calcext:value-type="float">
            <text:p>262.15</text:p>
          </table:table-cell>
          <table:table-cell office:value-type="float" office:value="1951.34" calcext:value-type="float">
            <text:p>1951.34</text:p>
          </table:table-cell>
          <table:table-cell office:value-type="float" office:value="2333.24" calcext:value-type="float">
            <text:p>2333.24</text:p>
          </table:table-cell>
        </table:table-row>
        <table:table-row table:style-name="ro1">
          <table:table-cell office:value-type="float" office:value="29646261" calcext:value-type="float">
            <text:p>29646261</text:p>
          </table:table-cell>
          <table:table-cell table:formula="of:=[.A1855]/1000/(60*60*24)" office:value-type="time" office:time-value="PT08H14M06.261S" calcext:value-type="time">
            <text:p>08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52.35" calcext:value-type="float">
            <text:p>1952.35</text:p>
          </table:table-cell>
          <table:table-cell office:value-type="float" office:value="2334.4" calcext:value-type="float">
            <text:p>2334.4</text:p>
          </table:table-cell>
        </table:table-row>
        <table:table-row table:style-name="ro1">
          <table:table-cell office:value-type="float" office:value="29662261" calcext:value-type="float">
            <text:p>29662261</text:p>
          </table:table-cell>
          <table:table-cell table:formula="of:=[.A1856]/1000/(60*60*24)" office:value-type="time" office:time-value="PT08H14M22.261S" calcext:value-type="time">
            <text:p>08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53.36" calcext:value-type="float">
            <text:p>1953.36</text:p>
          </table:table-cell>
          <table:table-cell office:value-type="float" office:value="2335.56" calcext:value-type="float">
            <text:p>2335.56</text:p>
          </table:table-cell>
        </table:table-row>
        <table:table-row table:style-name="ro1">
          <table:table-cell office:value-type="float" office:value="29678261" calcext:value-type="float">
            <text:p>29678261</text:p>
          </table:table-cell>
          <table:table-cell table:formula="of:=[.A1857]/1000/(60*60*24)" office:value-type="time" office:time-value="PT08H14M38.261S" calcext:value-type="time">
            <text:p>08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54.37" calcext:value-type="float">
            <text:p>1954.37</text:p>
          </table:table-cell>
          <table:table-cell office:value-type="float" office:value="2336.72" calcext:value-type="float">
            <text:p>2336.72</text:p>
          </table:table-cell>
        </table:table-row>
        <table:table-row table:style-name="ro1">
          <table:table-cell office:value-type="float" office:value="29694261" calcext:value-type="float">
            <text:p>29694261</text:p>
          </table:table-cell>
          <table:table-cell table:formula="of:=[.A1858]/1000/(60*60*24)" office:value-type="time" office:time-value="PT08H14M54.261S" calcext:value-type="time">
            <text:p>08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55.39" calcext:value-type="float">
            <text:p>1955.39</text:p>
          </table:table-cell>
          <table:table-cell office:value-type="float" office:value="2337.88" calcext:value-type="float">
            <text:p>2337.88</text:p>
          </table:table-cell>
        </table:table-row>
        <table:table-row table:style-name="ro1">
          <table:table-cell office:value-type="float" office:value="29710261" calcext:value-type="float">
            <text:p>29710261</text:p>
          </table:table-cell>
          <table:table-cell table:formula="of:=[.A1859]/1000/(60*60*24)" office:value-type="time" office:time-value="PT08H15M10.261S" calcext:value-type="time">
            <text:p>08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56.4" calcext:value-type="float">
            <text:p>1956.4</text:p>
          </table:table-cell>
          <table:table-cell office:value-type="float" office:value="2339.04" calcext:value-type="float">
            <text:p>2339.04</text:p>
          </table:table-cell>
        </table:table-row>
        <table:table-row table:style-name="ro1">
          <table:table-cell office:value-type="float" office:value="29726261" calcext:value-type="float">
            <text:p>29726261</text:p>
          </table:table-cell>
          <table:table-cell table:formula="of:=[.A1860]/1000/(60*60*24)" office:value-type="time" office:time-value="PT08H15M26.261S" calcext:value-type="time">
            <text:p>08:15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957.41" calcext:value-type="float">
            <text:p>1957.41</text:p>
          </table:table-cell>
          <table:table-cell office:value-type="float" office:value="2340.2" calcext:value-type="float">
            <text:p>2340.2</text:p>
          </table:table-cell>
        </table:table-row>
        <table:table-row table:style-name="ro1">
          <table:table-cell office:value-type="float" office:value="29742261" calcext:value-type="float">
            <text:p>29742261</text:p>
          </table:table-cell>
          <table:table-cell table:formula="of:=[.A1861]/1000/(60*60*24)" office:value-type="time" office:time-value="PT08H15M42.261S" calcext:value-type="time">
            <text:p>08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958.42" calcext:value-type="float">
            <text:p>1958.42</text:p>
          </table:table-cell>
          <table:table-cell office:value-type="float" office:value="2341.36" calcext:value-type="float">
            <text:p>2341.36</text:p>
          </table:table-cell>
        </table:table-row>
        <table:table-row table:style-name="ro1">
          <table:table-cell office:value-type="float" office:value="29758261" calcext:value-type="float">
            <text:p>29758261</text:p>
          </table:table-cell>
          <table:table-cell table:formula="of:=[.A1862]/1000/(60*60*24)" office:value-type="time" office:time-value="PT08H15M58.261S" calcext:value-type="time">
            <text:p>08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59.43" calcext:value-type="float">
            <text:p>1959.43</text:p>
          </table:table-cell>
          <table:table-cell office:value-type="float" office:value="2342.52" calcext:value-type="float">
            <text:p>2342.52</text:p>
          </table:table-cell>
        </table:table-row>
        <table:table-row table:style-name="ro1">
          <table:table-cell office:value-type="float" office:value="29774261" calcext:value-type="float">
            <text:p>29774261</text:p>
          </table:table-cell>
          <table:table-cell table:formula="of:=[.A1863]/1000/(60*60*24)" office:value-type="time" office:time-value="PT08H16M14.261S" calcext:value-type="time">
            <text:p>08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960.44" calcext:value-type="float">
            <text:p>1960.44</text:p>
          </table:table-cell>
          <table:table-cell office:value-type="float" office:value="2343.68" calcext:value-type="float">
            <text:p>2343.68</text:p>
          </table:table-cell>
        </table:table-row>
        <table:table-row table:style-name="ro1">
          <table:table-cell office:value-type="float" office:value="29790261" calcext:value-type="float">
            <text:p>29790261</text:p>
          </table:table-cell>
          <table:table-cell table:formula="of:=[.A1864]/1000/(60*60*24)" office:value-type="time" office:time-value="PT08H16M30.261S" calcext:value-type="time">
            <text:p>08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961.45" calcext:value-type="float">
            <text:p>1961.45</text:p>
          </table:table-cell>
          <table:table-cell office:value-type="float" office:value="2344.84" calcext:value-type="float">
            <text:p>2344.84</text:p>
          </table:table-cell>
        </table:table-row>
        <table:table-row table:style-name="ro1">
          <table:table-cell office:value-type="float" office:value="29806261" calcext:value-type="float">
            <text:p>29806261</text:p>
          </table:table-cell>
          <table:table-cell table:formula="of:=[.A1865]/1000/(60*60*24)" office:value-type="time" office:time-value="PT08H16M46.261S" calcext:value-type="time">
            <text:p>08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962.46" calcext:value-type="float">
            <text:p>1962.46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9822261" calcext:value-type="float">
            <text:p>29822261</text:p>
          </table:table-cell>
          <table:table-cell table:formula="of:=[.A1866]/1000/(60*60*24)" office:value-type="time" office:time-value="PT08H17M02.261S" calcext:value-type="time">
            <text:p>08:17:0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963.47" calcext:value-type="float">
            <text:p>1963.47</text:p>
          </table:table-cell>
          <table:table-cell office:value-type="float" office:value="2347.15" calcext:value-type="float">
            <text:p>2347.15</text:p>
          </table:table-cell>
        </table:table-row>
        <table:table-row table:style-name="ro1">
          <table:table-cell office:value-type="float" office:value="29838261" calcext:value-type="float">
            <text:p>29838261</text:p>
          </table:table-cell>
          <table:table-cell table:formula="of:=[.A1867]/1000/(60*60*24)" office:value-type="time" office:time-value="PT08H17M18.261S" calcext:value-type="time">
            <text:p>08:1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3" calcext:value-type="float">
            <text:p>260.53</text:p>
          </table:table-cell>
          <table:table-cell office:value-type="float" office:value="1964.48" calcext:value-type="float">
            <text:p>1964.48</text:p>
          </table:table-cell>
          <table:table-cell office:value-type="float" office:value="2348.31" calcext:value-type="float">
            <text:p>2348.31</text:p>
          </table:table-cell>
        </table:table-row>
        <table:table-row table:style-name="ro1">
          <table:table-cell office:value-type="float" office:value="29854261" calcext:value-type="float">
            <text:p>29854261</text:p>
          </table:table-cell>
          <table:table-cell table:formula="of:=[.A1868]/1000/(60*60*24)" office:value-type="time" office:time-value="PT08H17M34.261S" calcext:value-type="time">
            <text:p>08:17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65.49" calcext:value-type="float">
            <text:p>1965.49</text:p>
          </table:table-cell>
          <table:table-cell office:value-type="float" office:value="2349.46" calcext:value-type="float">
            <text:p>2349.46</text:p>
          </table:table-cell>
        </table:table-row>
        <table:table-row table:style-name="ro1">
          <table:table-cell office:value-type="float" office:value="29870261" calcext:value-type="float">
            <text:p>29870261</text:p>
          </table:table-cell>
          <table:table-cell table:formula="of:=[.A1869]/1000/(60*60*24)" office:value-type="time" office:time-value="PT08H17M50.261S" calcext:value-type="time">
            <text:p>08:17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66.5" calcext:value-type="float">
            <text:p>1966.5</text:p>
          </table:table-cell>
          <table:table-cell office:value-type="float" office:value="2350.61" calcext:value-type="float">
            <text:p>2350.61</text:p>
          </table:table-cell>
        </table:table-row>
        <table:table-row table:style-name="ro1">
          <table:table-cell office:value-type="float" office:value="29886261" calcext:value-type="float">
            <text:p>29886261</text:p>
          </table:table-cell>
          <table:table-cell table:formula="of:=[.A1870]/1000/(60*60*24)" office:value-type="time" office:time-value="PT08H18M06.261S" calcext:value-type="time">
            <text:p>08:18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4" calcext:value-type="float">
            <text:p>259.4</text:p>
          </table:table-cell>
          <table:table-cell office:value-type="float" office:value="1967.51" calcext:value-type="float">
            <text:p>1967.51</text:p>
          </table:table-cell>
          <table:table-cell office:value-type="float" office:value="2351.77" calcext:value-type="float">
            <text:p>2351.77</text:p>
          </table:table-cell>
        </table:table-row>
        <table:table-row table:style-name="ro1">
          <table:table-cell office:value-type="float" office:value="29902261" calcext:value-type="float">
            <text:p>29902261</text:p>
          </table:table-cell>
          <table:table-cell table:formula="of:=[.A1871]/1000/(60*60*24)" office:value-type="time" office:time-value="PT08H18M22.261S" calcext:value-type="time">
            <text:p>08:18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68.52" calcext:value-type="float">
            <text:p>1968.52</text:p>
          </table:table-cell>
          <table:table-cell office:value-type="float" office:value="2352.92" calcext:value-type="float">
            <text:p>2352.92</text:p>
          </table:table-cell>
        </table:table-row>
        <table:table-row table:style-name="ro1">
          <table:table-cell office:value-type="float" office:value="29918261" calcext:value-type="float">
            <text:p>29918261</text:p>
          </table:table-cell>
          <table:table-cell table:formula="of:=[.A1872]/1000/(60*60*24)" office:value-type="time" office:time-value="PT08H18M38.261S" calcext:value-type="time">
            <text:p>08:18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69.53" calcext:value-type="float">
            <text:p>1969.53</text:p>
          </table:table-cell>
          <table:table-cell office:value-type="float" office:value="2354.07" calcext:value-type="float">
            <text:p>2354.07</text:p>
          </table:table-cell>
        </table:table-row>
        <table:table-row table:style-name="ro1">
          <table:table-cell office:value-type="float" office:value="29934261" calcext:value-type="float">
            <text:p>29934261</text:p>
          </table:table-cell>
          <table:table-cell table:formula="of:=[.A1873]/1000/(60*60*24)" office:value-type="time" office:time-value="PT08H18M54.261S" calcext:value-type="time">
            <text:p>08:18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70.54" calcext:value-type="float">
            <text:p>1970.54</text:p>
          </table:table-cell>
          <table:table-cell office:value-type="float" office:value="2355.22" calcext:value-type="float">
            <text:p>2355.22</text:p>
          </table:table-cell>
        </table:table-row>
        <table:table-row table:style-name="ro1">
          <table:table-cell office:value-type="float" office:value="29950261" calcext:value-type="float">
            <text:p>29950261</text:p>
          </table:table-cell>
          <table:table-cell table:formula="of:=[.A1874]/1000/(60*60*24)" office:value-type="time" office:time-value="PT08H19M10.261S" calcext:value-type="time">
            <text:p>08:19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71.55" calcext:value-type="float">
            <text:p>1971.55</text:p>
          </table:table-cell>
          <table:table-cell office:value-type="float" office:value="2356.37" calcext:value-type="float">
            <text:p>2356.37</text:p>
          </table:table-cell>
        </table:table-row>
        <table:table-row table:style-name="ro1">
          <table:table-cell office:value-type="float" office:value="29966261" calcext:value-type="float">
            <text:p>29966261</text:p>
          </table:table-cell>
          <table:table-cell table:formula="of:=[.A1875]/1000/(60*60*24)" office:value-type="time" office:time-value="PT08H19M26.261S" calcext:value-type="time">
            <text:p>08:19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72.55" calcext:value-type="float">
            <text:p>1972.55</text:p>
          </table:table-cell>
          <table:table-cell office:value-type="float" office:value="2357.53" calcext:value-type="float">
            <text:p>2357.53</text:p>
          </table:table-cell>
        </table:table-row>
        <table:table-row table:style-name="ro1">
          <table:table-cell office:value-type="float" office:value="29982261" calcext:value-type="float">
            <text:p>29982261</text:p>
          </table:table-cell>
          <table:table-cell table:formula="of:=[.A1876]/1000/(60*60*24)" office:value-type="time" office:time-value="PT08H19M42.261S" calcext:value-type="time">
            <text:p>08:19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73.56" calcext:value-type="float">
            <text:p>1973.56</text:p>
          </table:table-cell>
          <table:table-cell office:value-type="float" office:value="2358.68" calcext:value-type="float">
            <text:p>2358.68</text:p>
          </table:table-cell>
        </table:table-row>
        <table:table-row table:style-name="ro1">
          <table:table-cell office:value-type="float" office:value="29998261" calcext:value-type="float">
            <text:p>29998261</text:p>
          </table:table-cell>
          <table:table-cell table:formula="of:=[.A1877]/1000/(60*60*24)" office:value-type="time" office:time-value="PT08H19M58.261S" calcext:value-type="time">
            <text:p>08:19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74.57" calcext:value-type="float">
            <text:p>1974.57</text:p>
          </table:table-cell>
          <table:table-cell office:value-type="float" office:value="2359.83" calcext:value-type="float">
            <text:p>2359.83</text:p>
          </table:table-cell>
        </table:table-row>
        <table:table-row table:style-name="ro1">
          <table:table-cell office:value-type="float" office:value="30014261" calcext:value-type="float">
            <text:p>30014261</text:p>
          </table:table-cell>
          <table:table-cell table:formula="of:=[.A1878]/1000/(60*60*24)" office:value-type="time" office:time-value="PT08H20M14.261S" calcext:value-type="time">
            <text:p>08:20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75.58" calcext:value-type="float">
            <text:p>1975.58</text:p>
          </table:table-cell>
          <table:table-cell office:value-type="float" office:value="2360.98" calcext:value-type="float">
            <text:p>2360.98</text:p>
          </table:table-cell>
        </table:table-row>
        <table:table-row table:style-name="ro1">
          <table:table-cell office:value-type="float" office:value="30030261" calcext:value-type="float">
            <text:p>30030261</text:p>
          </table:table-cell>
          <table:table-cell table:formula="of:=[.A1879]/1000/(60*60*24)" office:value-type="time" office:time-value="PT08H20M30.261S" calcext:value-type="time">
            <text:p>08:20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976.58" calcext:value-type="float">
            <text:p>1976.58</text:p>
          </table:table-cell>
          <table:table-cell office:value-type="float" office:value="2362.12" calcext:value-type="float">
            <text:p>2362.12</text:p>
          </table:table-cell>
        </table:table-row>
        <table:table-row table:style-name="ro1">
          <table:table-cell office:value-type="float" office:value="30046261" calcext:value-type="float">
            <text:p>30046261</text:p>
          </table:table-cell>
          <table:table-cell table:formula="of:=[.A1880]/1000/(60*60*24)" office:value-type="time" office:time-value="PT08H20M46.261S" calcext:value-type="time">
            <text:p>08:20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977.59" calcext:value-type="float">
            <text:p>1977.59</text:p>
          </table:table-cell>
          <table:table-cell office:value-type="float" office:value="2363.27" calcext:value-type="float">
            <text:p>2363.27</text:p>
          </table:table-cell>
        </table:table-row>
        <table:table-row table:style-name="ro1">
          <table:table-cell office:value-type="float" office:value="30062261" calcext:value-type="float">
            <text:p>30062261</text:p>
          </table:table-cell>
          <table:table-cell table:formula="of:=[.A1881]/1000/(60*60*24)" office:value-type="time" office:time-value="PT08H21M02.261S" calcext:value-type="time">
            <text:p>08:21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78.59" calcext:value-type="float">
            <text:p>1978.59</text:p>
          </table:table-cell>
          <table:table-cell office:value-type="float" office:value="2364.42" calcext:value-type="float">
            <text:p>2364.42</text:p>
          </table:table-cell>
        </table:table-row>
        <table:table-row table:style-name="ro1">
          <table:table-cell office:value-type="float" office:value="30078261" calcext:value-type="float">
            <text:p>30078261</text:p>
          </table:table-cell>
          <table:table-cell table:formula="of:=[.A1882]/1000/(60*60*24)" office:value-type="time" office:time-value="PT08H21M18.261S" calcext:value-type="time">
            <text:p>08:21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79.6" calcext:value-type="float">
            <text:p>1979.6</text:p>
          </table:table-cell>
          <table:table-cell office:value-type="float" office:value="2365.56" calcext:value-type="float">
            <text:p>2365.56</text:p>
          </table:table-cell>
        </table:table-row>
        <table:table-row table:style-name="ro1">
          <table:table-cell office:value-type="float" office:value="30094261" calcext:value-type="float">
            <text:p>30094261</text:p>
          </table:table-cell>
          <table:table-cell table:formula="of:=[.A1883]/1000/(60*60*24)" office:value-type="time" office:time-value="PT08H21M34.261S" calcext:value-type="time">
            <text:p>08:21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80.61" calcext:value-type="float">
            <text:p>1980.61</text:p>
          </table:table-cell>
          <table:table-cell office:value-type="float" office:value="2366.71" calcext:value-type="float">
            <text:p>2366.71</text:p>
          </table:table-cell>
        </table:table-row>
        <table:table-row table:style-name="ro1">
          <table:table-cell office:value-type="float" office:value="30110261" calcext:value-type="float">
            <text:p>30110261</text:p>
          </table:table-cell>
          <table:table-cell table:formula="of:=[.A1884]/1000/(60*60*24)" office:value-type="time" office:time-value="PT08H21M50.261S" calcext:value-type="time">
            <text:p>08:21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81.61" calcext:value-type="float">
            <text:p>1981.61</text:p>
          </table:table-cell>
          <table:table-cell office:value-type="float" office:value="2367.85" calcext:value-type="float">
            <text:p>2367.85</text:p>
          </table:table-cell>
        </table:table-row>
        <table:table-row table:style-name="ro1">
          <table:table-cell office:value-type="float" office:value="30126261" calcext:value-type="float">
            <text:p>30126261</text:p>
          </table:table-cell>
          <table:table-cell table:formula="of:=[.A1885]/1000/(60*60*24)" office:value-type="time" office:time-value="PT08H22M06.261S" calcext:value-type="time">
            <text:p>08:22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82.62" calcext:value-type="float">
            <text:p>1982.6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30142261" calcext:value-type="float">
            <text:p>30142261</text:p>
          </table:table-cell>
          <table:table-cell table:formula="of:=[.A1886]/1000/(60*60*24)" office:value-type="time" office:time-value="PT08H22M22.261S" calcext:value-type="time">
            <text:p>08:22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83.62" calcext:value-type="float">
            <text:p>1983.62</text:p>
          </table:table-cell>
          <table:table-cell office:value-type="float" office:value="2370.14" calcext:value-type="float">
            <text:p>2370.14</text:p>
          </table:table-cell>
        </table:table-row>
        <table:table-row table:style-name="ro1">
          <table:table-cell office:value-type="float" office:value="30158261" calcext:value-type="float">
            <text:p>30158261</text:p>
          </table:table-cell>
          <table:table-cell table:formula="of:=[.A1887]/1000/(60*60*24)" office:value-type="time" office:time-value="PT08H22M38.261S" calcext:value-type="time">
            <text:p>08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984.63" calcext:value-type="float">
            <text:p>1984.63</text:p>
          </table:table-cell>
          <table:table-cell office:value-type="float" office:value="2371.28" calcext:value-type="float">
            <text:p>2371.28</text:p>
          </table:table-cell>
        </table:table-row>
        <table:table-row table:style-name="ro1">
          <table:table-cell office:value-type="float" office:value="30174261" calcext:value-type="float">
            <text:p>30174261</text:p>
          </table:table-cell>
          <table:table-cell table:formula="of:=[.A1888]/1000/(60*60*24)" office:value-type="time" office:time-value="PT08H22M54.261S" calcext:value-type="time">
            <text:p>08:22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985.63" calcext:value-type="float">
            <text:p>1985.63</text:p>
          </table:table-cell>
          <table:table-cell office:value-type="float" office:value="2372.43" calcext:value-type="float">
            <text:p>2372.43</text:p>
          </table:table-cell>
        </table:table-row>
        <table:table-row table:style-name="ro1">
          <table:table-cell office:value-type="float" office:value="30190261" calcext:value-type="float">
            <text:p>30190261</text:p>
          </table:table-cell>
          <table:table-cell table:formula="of:=[.A1889]/1000/(60*60*24)" office:value-type="time" office:time-value="PT08H23M10.261S" calcext:value-type="time">
            <text:p>08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86.63" calcext:value-type="float">
            <text:p>1986.63</text:p>
          </table:table-cell>
          <table:table-cell office:value-type="float" office:value="2373.57" calcext:value-type="float">
            <text:p>2373.57</text:p>
          </table:table-cell>
        </table:table-row>
        <table:table-row table:style-name="ro1">
          <table:table-cell office:value-type="float" office:value="30206261" calcext:value-type="float">
            <text:p>30206261</text:p>
          </table:table-cell>
          <table:table-cell table:formula="of:=[.A1890]/1000/(60*60*24)" office:value-type="time" office:time-value="PT08H23M26.261S" calcext:value-type="time">
            <text:p>08:23:26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87.64" calcext:value-type="float">
            <text:p>1987.64</text:p>
          </table:table-cell>
          <table:table-cell office:value-type="float" office:value="2374.71" calcext:value-type="float">
            <text:p>2374.71</text:p>
          </table:table-cell>
        </table:table-row>
        <table:table-row table:style-name="ro1">
          <table:table-cell office:value-type="float" office:value="30222261" calcext:value-type="float">
            <text:p>30222261</text:p>
          </table:table-cell>
          <table:table-cell table:formula="of:=[.A1891]/1000/(60*60*24)" office:value-type="time" office:time-value="PT08H23M42.261S" calcext:value-type="time">
            <text:p>08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225.6" calcext:value-type="float">
            <text:p>225.6</text:p>
          </table:table-cell>
          <table:table-cell office:value-type="float" office:value="256.86" calcext:value-type="float">
            <text:p>256.86</text:p>
          </table:table-cell>
          <table:table-cell office:value-type="float" office:value="1988.64" calcext:value-type="float">
            <text:p>1988.64</text:p>
          </table:table-cell>
          <table:table-cell office:value-type="float" office:value="2375.85" calcext:value-type="float">
            <text:p>2375.85</text:p>
          </table:table-cell>
        </table:table-row>
        <table:table-row table:style-name="ro1">
          <table:table-cell office:value-type="float" office:value="30238261" calcext:value-type="float">
            <text:p>30238261</text:p>
          </table:table-cell>
          <table:table-cell table:formula="of:=[.A1892]/1000/(60*60*24)" office:value-type="time" office:time-value="PT08H23M58.261S" calcext:value-type="time">
            <text:p>08:23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89.64" calcext:value-type="float">
            <text:p>1989.64</text:p>
          </table:table-cell>
          <table:table-cell office:value-type="float" office:value="2376.99" calcext:value-type="float">
            <text:p>2376.99</text:p>
          </table:table-cell>
        </table:table-row>
        <table:table-row table:style-name="ro1">
          <table:table-cell office:value-type="float" office:value="30254261" calcext:value-type="float">
            <text:p>30254261</text:p>
          </table:table-cell>
          <table:table-cell table:formula="of:=[.A1893]/1000/(60*60*24)" office:value-type="time" office:time-value="PT08H24M14.261S" calcext:value-type="time">
            <text:p>08:24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2" calcext:value-type="float">
            <text:p>255.72</text:p>
          </table:table-cell>
          <table:table-cell office:value-type="float" office:value="1990.64" calcext:value-type="float">
            <text:p>1990.64</text:p>
          </table:table-cell>
          <table:table-cell office:value-type="float" office:value="2378.12" calcext:value-type="float">
            <text:p>2378.12</text:p>
          </table:table-cell>
        </table:table-row>
        <table:table-row table:style-name="ro1">
          <table:table-cell office:value-type="float" office:value="30270261" calcext:value-type="float">
            <text:p>30270261</text:p>
          </table:table-cell>
          <table:table-cell table:formula="of:=[.A1894]/1000/(60*60*24)" office:value-type="time" office:time-value="PT08H24M30.261S" calcext:value-type="time">
            <text:p>08:24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91.65" calcext:value-type="float">
            <text:p>1991.65</text:p>
          </table:table-cell>
          <table:table-cell office:value-type="float" office:value="2379.26" calcext:value-type="float">
            <text:p>2379.26</text:p>
          </table:table-cell>
        </table:table-row>
        <table:table-row table:style-name="ro1">
          <table:table-cell office:value-type="float" office:value="30286261" calcext:value-type="float">
            <text:p>30286261</text:p>
          </table:table-cell>
          <table:table-cell table:formula="of:=[.A1895]/1000/(60*60*24)" office:value-type="time" office:time-value="PT08H24M46.261S" calcext:value-type="time">
            <text:p>08:24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92.65" calcext:value-type="float">
            <text:p>1992.65</text:p>
          </table:table-cell>
          <table:table-cell office:value-type="float" office:value="2380.4" calcext:value-type="float">
            <text:p>2380.4</text:p>
          </table:table-cell>
        </table:table-row>
        <table:table-row table:style-name="ro1">
          <table:table-cell office:value-type="float" office:value="30302261" calcext:value-type="float">
            <text:p>30302261</text:p>
          </table:table-cell>
          <table:table-cell table:formula="of:=[.A1896]/1000/(60*60*24)" office:value-type="time" office:time-value="PT08H25M02.261S" calcext:value-type="time">
            <text:p>08:25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93.65" calcext:value-type="float">
            <text:p>1993.65</text:p>
          </table:table-cell>
          <table:table-cell office:value-type="float" office:value="2381.53" calcext:value-type="float">
            <text:p>2381.53</text:p>
          </table:table-cell>
        </table:table-row>
        <table:table-row table:style-name="ro1">
          <table:table-cell office:value-type="float" office:value="30318261" calcext:value-type="float">
            <text:p>30318261</text:p>
          </table:table-cell>
          <table:table-cell table:formula="of:=[.A1897]/1000/(60*60*24)" office:value-type="time" office:time-value="PT08H25M18.261S" calcext:value-type="time">
            <text:p>08:25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994.65" calcext:value-type="float">
            <text:p>1994.65</text:p>
          </table:table-cell>
          <table:table-cell office:value-type="float" office:value="2382.67" calcext:value-type="float">
            <text:p>2382.67</text:p>
          </table:table-cell>
        </table:table-row>
        <table:table-row table:style-name="ro1">
          <table:table-cell office:value-type="float" office:value="30334261" calcext:value-type="float">
            <text:p>30334261</text:p>
          </table:table-cell>
          <table:table-cell table:formula="of:=[.A1898]/1000/(60*60*24)" office:value-type="time" office:time-value="PT08H25M34.261S" calcext:value-type="time">
            <text:p>08:25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1995.65" calcext:value-type="float">
            <text:p>1995.65</text:p>
          </table:table-cell>
          <table:table-cell office:value-type="float" office:value="2383.8" calcext:value-type="float">
            <text:p>2383.8</text:p>
          </table:table-cell>
        </table:table-row>
        <table:table-row table:style-name="ro1">
          <table:table-cell office:value-type="float" office:value="30350261" calcext:value-type="float">
            <text:p>30350261</text:p>
          </table:table-cell>
          <table:table-cell table:formula="of:=[.A1899]/1000/(60*60*24)" office:value-type="time" office:time-value="PT08H25M50.261S" calcext:value-type="time">
            <text:p>08:25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996.65" calcext:value-type="float">
            <text:p>1996.65</text:p>
          </table:table-cell>
          <table:table-cell office:value-type="float" office:value="2384.93" calcext:value-type="float">
            <text:p>2384.93</text:p>
          </table:table-cell>
        </table:table-row>
        <table:table-row table:style-name="ro1">
          <table:table-cell office:value-type="float" office:value="30366261" calcext:value-type="float">
            <text:p>30366261</text:p>
          </table:table-cell>
          <table:table-cell table:formula="of:=[.A1900]/1000/(60*60*24)" office:value-type="time" office:time-value="PT08H26M06.261S" calcext:value-type="time">
            <text:p>08:26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997.64" calcext:value-type="float">
            <text:p>1997.64</text:p>
          </table:table-cell>
          <table:table-cell office:value-type="float" office:value="2386.06" calcext:value-type="float">
            <text:p>2386.06</text:p>
          </table:table-cell>
        </table:table-row>
        <table:table-row table:style-name="ro1">
          <table:table-cell office:value-type="float" office:value="30382259" calcext:value-type="float">
            <text:p>30382259</text:p>
          </table:table-cell>
          <table:table-cell table:formula="of:=[.A1901]/1000/(60*60*24)" office:value-type="time" office:time-value="PT08H26M22.259S" calcext:value-type="time">
            <text:p>08:26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998.64" calcext:value-type="float">
            <text:p>1998.64</text:p>
          </table:table-cell>
          <table:table-cell office:value-type="float" office:value="2387.18" calcext:value-type="float">
            <text:p>2387.18</text:p>
          </table:table-cell>
        </table:table-row>
        <table:table-row table:style-name="ro1">
          <table:table-cell office:value-type="float" office:value="30398261" calcext:value-type="float">
            <text:p>30398261</text:p>
          </table:table-cell>
          <table:table-cell table:formula="of:=[.A1902]/1000/(60*60*24)" office:value-type="time" office:time-value="PT08H26M38.261S" calcext:value-type="time">
            <text:p>08:26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999.64" calcext:value-type="float">
            <text:p>1999.64</text:p>
          </table:table-cell>
          <table:table-cell office:value-type="float" office:value="2388.31" calcext:value-type="float">
            <text:p>2388.31</text:p>
          </table:table-cell>
        </table:table-row>
        <table:table-row table:style-name="ro1">
          <table:table-cell office:value-type="float" office:value="30414261" calcext:value-type="float">
            <text:p>30414261</text:p>
          </table:table-cell>
          <table:table-cell table:formula="of:=[.A1903]/1000/(60*60*24)" office:value-type="time" office:time-value="PT08H26M54.261S" calcext:value-type="time">
            <text:p>08:26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000.64" calcext:value-type="float">
            <text:p>2000.64</text:p>
          </table:table-cell>
          <table:table-cell office:value-type="float" office:value="2389.44" calcext:value-type="float">
            <text:p>2389.44</text:p>
          </table:table-cell>
        </table:table-row>
        <table:table-row table:style-name="ro1">
          <table:table-cell office:value-type="float" office:value="30430261" calcext:value-type="float">
            <text:p>30430261</text:p>
          </table:table-cell>
          <table:table-cell table:formula="of:=[.A1904]/1000/(60*60*24)" office:value-type="time" office:time-value="PT08H27M10.261S" calcext:value-type="time">
            <text:p>08:27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001.63" calcext:value-type="float">
            <text:p>2001.63</text:p>
          </table:table-cell>
          <table:table-cell office:value-type="float" office:value="2390.56" calcext:value-type="float">
            <text:p>2390.56</text:p>
          </table:table-cell>
        </table:table-row>
        <table:table-row table:style-name="ro1">
          <table:table-cell office:value-type="float" office:value="30446261" calcext:value-type="float">
            <text:p>30446261</text:p>
          </table:table-cell>
          <table:table-cell table:formula="of:=[.A1905]/1000/(60*60*24)" office:value-type="time" office:time-value="PT08H27M26.261S" calcext:value-type="time">
            <text:p>08:27:26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002.63" calcext:value-type="float">
            <text:p>2002.63</text:p>
          </table:table-cell>
          <table:table-cell office:value-type="float" office:value="2391.68" calcext:value-type="float">
            <text:p>2391.68</text:p>
          </table:table-cell>
        </table:table-row>
        <table:table-row table:style-name="ro1">
          <table:table-cell office:value-type="float" office:value="30462261" calcext:value-type="float">
            <text:p>30462261</text:p>
          </table:table-cell>
          <table:table-cell table:formula="of:=[.A1906]/1000/(60*60*24)" office:value-type="time" office:time-value="PT08H27M42.261S" calcext:value-type="time">
            <text:p>08:27:42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03.62" calcext:value-type="float">
            <text:p>2003.62</text:p>
          </table:table-cell>
          <table:table-cell office:value-type="float" office:value="2392.8" calcext:value-type="float">
            <text:p>2392.8</text:p>
          </table:table-cell>
        </table:table-row>
        <table:table-row table:style-name="ro1">
          <table:table-cell office:value-type="float" office:value="30478261" calcext:value-type="float">
            <text:p>30478261</text:p>
          </table:table-cell>
          <table:table-cell table:formula="of:=[.A1907]/1000/(60*60*24)" office:value-type="time" office:time-value="PT08H27M58.261S" calcext:value-type="time">
            <text:p>08:27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004.61" calcext:value-type="float">
            <text:p>2004.61</text:p>
          </table:table-cell>
          <table:table-cell office:value-type="float" office:value="2393.92" calcext:value-type="float">
            <text:p>2393.92</text:p>
          </table:table-cell>
        </table:table-row>
        <table:table-row table:style-name="ro1">
          <table:table-cell office:value-type="float" office:value="30494261" calcext:value-type="float">
            <text:p>30494261</text:p>
          </table:table-cell>
          <table:table-cell table:formula="of:=[.A1908]/1000/(60*60*24)" office:value-type="time" office:time-value="PT08H28M14.261S" calcext:value-type="time">
            <text:p>08:28:14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05.6" calcext:value-type="float">
            <text:p>2005.6</text:p>
          </table:table-cell>
          <table:table-cell office:value-type="float" office:value="2395.04" calcext:value-type="float">
            <text:p>2395.04</text:p>
          </table:table-cell>
        </table:table-row>
        <table:table-row table:style-name="ro1">
          <table:table-cell office:value-type="float" office:value="30510261" calcext:value-type="float">
            <text:p>30510261</text:p>
          </table:table-cell>
          <table:table-cell table:formula="of:=[.A1909]/1000/(60*60*24)" office:value-type="time" office:time-value="PT08H28M30.261S" calcext:value-type="time">
            <text:p>08:28:3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006.6" calcext:value-type="float">
            <text:p>2006.6</text:p>
          </table:table-cell>
          <table:table-cell office:value-type="float" office:value="2396.15" calcext:value-type="float">
            <text:p>2396.15</text:p>
          </table:table-cell>
        </table:table-row>
        <table:table-row table:style-name="ro1">
          <table:table-cell office:value-type="float" office:value="30526261" calcext:value-type="float">
            <text:p>30526261</text:p>
          </table:table-cell>
          <table:table-cell table:formula="of:=[.A1910]/1000/(60*60*24)" office:value-type="time" office:time-value="PT08H28M46.261S" calcext:value-type="time">
            <text:p>08:28:46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07.58" calcext:value-type="float">
            <text:p>2007.58</text:p>
          </table:table-cell>
          <table:table-cell office:value-type="float" office:value="2397.25" calcext:value-type="float">
            <text:p>2397.25</text:p>
          </table:table-cell>
        </table:table-row>
        <table:table-row table:style-name="ro1">
          <table:table-cell office:value-type="float" office:value="30542261" calcext:value-type="float">
            <text:p>30542261</text:p>
          </table:table-cell>
          <table:table-cell table:formula="of:=[.A1911]/1000/(60*60*24)" office:value-type="time" office:time-value="PT08H29M02.261S" calcext:value-type="time">
            <text:p>08:29:02</text:p>
          </table:table-cell>
          <table:table-cell office:value-type="float" office:value="1.12" calcext:value-type="float">
            <text:p>1.12</text:p>
          </table:table-cell>
          <table:table-cell office:value-type="float" office:value="221.6" calcext:value-type="float">
            <text:p>221.6</text:p>
          </table:table-cell>
          <table:table-cell office:value-type="float" office:value="247.78" calcext:value-type="float">
            <text:p>247.78</text:p>
          </table:table-cell>
          <table:table-cell office:value-type="float" office:value="2008.57" calcext:value-type="float">
            <text:p>2008.57</text:p>
          </table:table-cell>
          <table:table-cell office:value-type="float" office:value="2398.36" calcext:value-type="float">
            <text:p>2398.36</text:p>
          </table:table-cell>
        </table:table-row>
        <table:table-row table:style-name="ro1">
          <table:table-cell office:value-type="float" office:value="30558261" calcext:value-type="float">
            <text:p>30558261</text:p>
          </table:table-cell>
          <table:table-cell table:formula="of:=[.A1912]/1000/(60*60*24)" office:value-type="time" office:time-value="PT08H29M18.261S" calcext:value-type="time">
            <text:p>08:29:18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009.55" calcext:value-type="float">
            <text:p>2009.55</text:p>
          </table:table-cell>
          <table:table-cell office:value-type="float" office:value="2399.45" calcext:value-type="float">
            <text:p>2399.45</text:p>
          </table:table-cell>
        </table:table-row>
        <table:table-row table:style-name="ro1">
          <table:table-cell office:value-type="float" office:value="30574261" calcext:value-type="float">
            <text:p>30574261</text:p>
          </table:table-cell>
          <table:table-cell table:formula="of:=[.A1913]/1000/(60*60*24)" office:value-type="time" office:time-value="PT08H29M34.261S" calcext:value-type="time">
            <text:p>08:29:34</text:p>
          </table:table-cell>
          <table:table-cell office:value-type="float" office:value="1.1" calcext:value-type="float">
            <text:p>1.1</text:p>
          </table:table-cell>
          <table:table-cell office:value-type="float" office:value="217.6" calcext:value-type="float">
            <text:p>217.6</text:p>
          </table:table-cell>
          <table:table-cell office:value-type="float" office:value="238.87" calcext:value-type="float">
            <text:p>238.87</text:p>
          </table:table-cell>
          <table:table-cell office:value-type="float" office:value="2010.53" calcext:value-type="float">
            <text:p>2010.53</text:p>
          </table:table-cell>
          <table:table-cell office:value-type="float" office:value="2400.53" calcext:value-type="float">
            <text:p>2400.53</text:p>
          </table:table-cell>
        </table:table-row>
        <table:table-row table:style-name="ro1">
          <table:table-cell office:value-type="float" office:value="30588260" calcext:value-type="float">
            <text:p>30588260</text:p>
          </table:table-cell>
          <table:table-cell table:formula="of:=[.A1914]/1000/(60*60*24)" office:value-type="time" office:time-value="PT08H29M48.26S" calcext:value-type="time">
            <text:p>08:29:48</text:p>
          </table:table-cell>
          <table:table-cell office:value-type="float" office:value="0.99" calcext:value-type="float">
            <text:p>0.99</text:p>
          </table:table-cell>
          <table:table-cell office:value-type="float" office:value="197.7" calcext:value-type="float">
            <text:p>197.7</text:p>
          </table:table-cell>
          <table:table-cell office:value-type="float" office:value="196.07" calcext:value-type="float">
            <text:p>196.07</text:p>
          </table:table-cell>
          <table:table-cell office:value-type="float" office:value="2011.35" calcext:value-type="float">
            <text:p>2011.35</text:p>
          </table:table-cell>
          <table:table-cell office:value-type="float" office:value="2401.39" calcext:value-type="float">
            <text:p>2401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03:55.571000000</dc:date>
    <meta:editing-duration>PT8M8S</meta:editing-duration>
    <meta:editing-cycles>3</meta:editing-cycles>
    <meta:generator>LibreOffice/6.3.4.2$Windows_X86_64 LibreOffice_project/60da17e045e08f1793c57c00ba83cdfce946d0aa</meta:generator>
    <meta:document-statistic meta:table-count="1" meta:cell-count="133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58cm" svg:height="15.169cm" xlink:href=".." xlink:type="simple" chart:class="chart:line" chart:style-name="ch1">
        <chart:title svg:x="11.358cm" svg:y="0.439cm" chart:style-name="ch2">
          <text:p>Conrad @ 5 Ohm #3</text:p>
        </chart:title>
        <chart:legend chart:legend-position="end" svg:x="24.503cm" svg:y="7.285cm" style:legend-expansion="high" chart:style-name="ch3"/>
        <chart:plot-area chart:style-name="ch4" table:cell-range-address="LOGGER02.B1:LOGGER02.C1914" chart:data-source-has-labels="both" svg:x="0.539cm" svg:y="1.521cm" svg:width="23.425cm" svg:height="13.345cm">
          <chartooo:coordinate-region svg:x="1.451cm" svg:y="1.521cm" svg:width="22.513cm" svg:height="12.016cm"/>
          <chart:axis chart:dimension="x" chart:name="primary-x" chart:style-name="ch5" chartooo:axis-type="auto">
            <chartooo:date-scale/>
            <chart:categories table:cell-range-address="LOGGER02.B2:LOGGER02.B19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914" chart:label-cell-address="LOGGER02.C1:LOGGER02.C1" chart:class="chart:line">
            <chart:data-point chart:repeated="19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914</svg:desc>
                </draw:g>
              </table:table-cell>
              <table:table-cell office:value-type="float" office:value="1.26">
                <text:p>1.26</text:p>
                <draw:g>
                  <svg:desc>LOGGER02.C2:LOGGER02.C1914</svg:desc>
                </draw:g>
              </table:table-cell>
            </table:table-row>
            <table:table-row>
              <table:table-cell office:value-type="float" office:value="0.00017662037037037">
                <text:p>0.000176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361805555555556">
                <text:p>0.000361805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546990740740741">
                <text:p>0.000546990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732175925925926">
                <text:p>0.000732175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917349537037037">
                <text:p>0.0009173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1025462962963">
                <text:p>0.001102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28773148148148">
                <text:p>0.001287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7291666666667">
                <text:p>0.001472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65810185185185">
                <text:p>0.001658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327546296296">
                <text:p>0.001843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02847222222222">
                <text:p>0.002028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21365740740741">
                <text:p>0.002213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39884259259259">
                <text:p>0.002398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58402777777778">
                <text:p>0.002584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6921296296296">
                <text:p>0.002769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5439814814815">
                <text:p>0.002954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3958333333333">
                <text:p>0.003139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2476851851852">
                <text:p>0.003324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099537037037">
                <text:p>0.003509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69513888888889">
                <text:p>0.003695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032407407407">
                <text:p>0.003880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550925925926">
                <text:p>0.004065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069444444444">
                <text:p>0.004250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3587962962963">
                <text:p>0.004435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106481481481">
                <text:p>0.004621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625">
                <text:p>0.0048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143518518518">
                <text:p>0.0049914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7662037037037">
                <text:p>0.005176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180555555556">
                <text:p>0.005361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4699074074074">
                <text:p>0.005546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217592592593">
                <text:p>0.005732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1736111111111">
                <text:p>0.005917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25462962963">
                <text:p>0.006102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8773148148148">
                <text:p>0.006287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291666666667">
                <text:p>0.0064729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810185185185">
                <text:p>0.006658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328703703704">
                <text:p>0.0068432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2847222222222">
                <text:p>0.0070284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365740740741">
                <text:p>0.007213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39884259259259">
                <text:p>0.0073988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402777777778">
                <text:p>0.0075840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6921296296296">
                <text:p>0.0077692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439814814815">
                <text:p>0.007954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3958333333333">
                <text:p>0.0081395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476851851852">
                <text:p>0.008324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099537037037">
                <text:p>0.008509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513888888889">
                <text:p>0.008695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032407407407">
                <text:p>0.0088803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550925925926">
                <text:p>0.009065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069444444445">
                <text:p>0.0092506944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587962962963">
                <text:p>0.009435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106481481482">
                <text:p>0.009621064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625">
                <text:p>0.0098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143518518519">
                <text:p>0.0099914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66203703704">
                <text:p>0.010176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18055555556">
                <text:p>0.010361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69907407407">
                <text:p>0.010546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21759259259">
                <text:p>0.010732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173611111111">
                <text:p>0.010917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025462962963">
                <text:p>0.011102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877314814815">
                <text:p>0.011287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29166666667">
                <text:p>0.011472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81018518519">
                <text:p>0.011658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3287037037">
                <text:p>0.011843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0284722222222">
                <text:p>0.012028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2136574074074">
                <text:p>0.012213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3988425925926">
                <text:p>0.012398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840277777778">
                <text:p>0.012584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69212962963">
                <text:p>0.012769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43981481481">
                <text:p>0.012954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395833333333">
                <text:p>0.013139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47685185185">
                <text:p>0.013324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099537037037">
                <text:p>0.013509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51388888889">
                <text:p>0.013695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03240740741">
                <text:p>0.013880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55092592593">
                <text:p>0.014065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506944444444">
                <text:p>0.014250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358796296296">
                <text:p>0.014435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10648148148">
                <text:p>0.014621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0625">
                <text:p>0.0148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14351851852">
                <text:p>0.014991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766203703704">
                <text:p>0.015176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18055555556">
                <text:p>0.015361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469907407407">
                <text:p>0.015546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321759259259">
                <text:p>0.015732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173611111111">
                <text:p>0.015917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25462962963">
                <text:p>0.016102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877314814815">
                <text:p>0.016287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29166666667">
                <text:p>0.016472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581018518519">
                <text:p>0.016658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3287037037">
                <text:p>0.016843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284722222222">
                <text:p>0.017028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36574074074">
                <text:p>0.017213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3988425925926">
                <text:p>0.017398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840277777778">
                <text:p>0.017584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69212962963">
                <text:p>0.017769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543981481481">
                <text:p>0.017954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395833333333">
                <text:p>0.018139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247685185185">
                <text:p>0.018324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099537037037">
                <text:p>0.018509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6951388888889">
                <text:p>0.018695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803240740741">
                <text:p>0.018880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655092592593">
                <text:p>0.019065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506944444444">
                <text:p>0.019250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358796296296">
                <text:p>0.019435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210648148148">
                <text:p>0.019621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0625">
                <text:p>0.0198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9914351851852">
                <text:p>0.019991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766203703704">
                <text:p>0.020176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618055555556">
                <text:p>0.020361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5354282407407">
                <text:p>0.0205354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206134259259">
                <text:p>0.020720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9057986111111">
                <text:p>0.020905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0909837962963">
                <text:p>0.021090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2761689814815">
                <text:p>0.021276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4613541666667">
                <text:p>0.021461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6465393518519">
                <text:p>0.02164653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831724537037">
                <text:p>0.021831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0169097222222">
                <text:p>0.022016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2020949074074">
                <text:p>0.022202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3872800925926">
                <text:p>0.022387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5724652777778">
                <text:p>0.022572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757650462963">
                <text:p>0.022757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9428356481481">
                <text:p>0.022942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1280208333333">
                <text:p>0.023128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3132060185185">
                <text:p>0.023313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4983912037037">
                <text:p>0.023498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6835763888889">
                <text:p>0.023683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8687615740741">
                <text:p>0.023868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0539467592593">
                <text:p>0.024053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2391319444444">
                <text:p>0.0242391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4243171296296">
                <text:p>0.024424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6095023148148">
                <text:p>0.02460950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7946875">
                <text:p>0.024794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9798726851852">
                <text:p>0.024979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1650578703704">
                <text:p>0.02516505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3502430555556">
                <text:p>0.02535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5354282407407">
                <text:p>0.02553542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7206134259259">
                <text:p>0.0257206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9057986111111">
                <text:p>0.0259057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0909837962963">
                <text:p>0.026090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2761689814815">
                <text:p>0.0262761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4613541666667">
                <text:p>0.0264613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6465393518518">
                <text:p>0.026646539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831724537037">
                <text:p>0.026831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0169097222222">
                <text:p>0.0270169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2020949074074">
                <text:p>0.0272020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3872800925926">
                <text:p>0.0273872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5724652777778">
                <text:p>0.0275724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757650462963">
                <text:p>0.027757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9428356481481">
                <text:p>0.0279428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1280208333333">
                <text:p>0.02812802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3132060185185">
                <text:p>0.02831320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4983912037037">
                <text:p>0.028498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6835763888889">
                <text:p>0.0286835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8687615740741">
                <text:p>0.0288687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0539467592593">
                <text:p>0.0290539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2391319444444">
                <text:p>0.0292391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4243171296296">
                <text:p>0.0294243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6095023148148">
                <text:p>0.02960950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7946875">
                <text:p>0.029794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9798726851852">
                <text:p>0.0299798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1650578703704">
                <text:p>0.03016505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3502430555556">
                <text:p>0.03035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5354282407407">
                <text:p>0.03053542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7206134259259">
                <text:p>0.0307206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9057986111111">
                <text:p>0.0309057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0909837962963">
                <text:p>0.0310909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2761689814815">
                <text:p>0.0312761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4613541666667">
                <text:p>0.0314613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6465393518519">
                <text:p>0.03164653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831724537037">
                <text:p>0.031831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0169097222222">
                <text:p>0.0320169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2020949074074">
                <text:p>0.0322020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3872800925926">
                <text:p>0.0323872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5724652777778">
                <text:p>0.0325724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757650462963">
                <text:p>0.032757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9428356481481">
                <text:p>0.0329428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1280208333333">
                <text:p>0.03312802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3132060185185">
                <text:p>0.03331320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4983912037037">
                <text:p>0.033498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6835763888889">
                <text:p>0.0336835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8687615740741">
                <text:p>0.0338687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0539467592593">
                <text:p>0.0340539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2391319444444">
                <text:p>0.0342391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4243171296296">
                <text:p>0.0344243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6095023148148">
                <text:p>0.03460950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7946875">
                <text:p>0.034794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9798726851852">
                <text:p>0.0349798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1650578703704">
                <text:p>0.03516505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3502430555556">
                <text:p>0.03535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5354050925926">
                <text:p>0.035535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7206134259259">
                <text:p>0.0357206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9057986111111">
                <text:p>0.0359057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0909837962963">
                <text:p>0.0360909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2761689814815">
                <text:p>0.0362761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4613541666667">
                <text:p>0.0364613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6465393518519">
                <text:p>0.03664653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831724537037">
                <text:p>0.036831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0169097222222">
                <text:p>0.0370169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2020949074074">
                <text:p>0.0372020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3872800925926">
                <text:p>0.0373872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5724652777778">
                <text:p>0.0375724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757650462963">
                <text:p>0.037757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9428356481481">
                <text:p>0.0379428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1280208333333">
                <text:p>0.03812802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3132060185185">
                <text:p>0.03831320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4983680555556">
                <text:p>0.03849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6835763888889">
                <text:p>0.0386835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8687615740741">
                <text:p>0.0388687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0539467592593">
                <text:p>0.0390539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2391319444444">
                <text:p>0.0392391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4243171296296">
                <text:p>0.0394243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6095023148148">
                <text:p>0.03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7946643518518">
                <text:p>0.039794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9798726851852">
                <text:p>0.0399798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1650578703704">
                <text:p>0.04016505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3502430555556">
                <text:p>0.04035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5354282407407">
                <text:p>0.04053542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7206134259259">
                <text:p>0.0407206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9057986111111">
                <text:p>0.0409057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0909837962963">
                <text:p>0.0410909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2761689814815">
                <text:p>0.0412761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4613541666667">
                <text:p>0.0414613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6465393518519">
                <text:p>0.04164653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831724537037">
                <text:p>0.041831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0169097222222">
                <text:p>0.0420169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2020949074074">
                <text:p>0.0422020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3872800925926">
                <text:p>0.0423872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5724652777778">
                <text:p>0.0425724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757650462963">
                <text:p>0.042757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9428356481481">
                <text:p>0.0429428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1280208333333">
                <text:p>0.04312802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3132060185185">
                <text:p>0.04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4983912037037">
                <text:p>0.043498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6835763888889">
                <text:p>0.043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8687615740741">
                <text:p>0.04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0539467592593">
                <text:p>0.04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391319444444">
                <text:p>0.044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243171296296">
                <text:p>0.0444243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6095023148148">
                <text:p>0.04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7946875">
                <text:p>0.044794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9798726851852">
                <text:p>0.0449798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1650578703704">
                <text:p>0.04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3502430555556">
                <text:p>0.04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5354282407407">
                <text:p>0.04553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7206134259259">
                <text:p>0.04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9057986111111">
                <text:p>0.04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0909837962963">
                <text:p>0.04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2761689814815">
                <text:p>0.04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4613541666667">
                <text:p>0.04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6465393518519">
                <text:p>0.04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831724537037">
                <text:p>0.04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0169097222222">
                <text:p>0.04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2020949074074">
                <text:p>0.047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3872800925926">
                <text:p>0.0473872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5724652777778">
                <text:p>0.04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57650462963">
                <text:p>0.04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9428356481482">
                <text:p>0.047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1280208333333">
                <text:p>0.048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3132060185185">
                <text:p>0.04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4983912037037">
                <text:p>0.04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6835763888889">
                <text:p>0.04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8687615740741">
                <text:p>0.04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0539467592593">
                <text:p>0.04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2391319444445">
                <text:p>0.049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4243171296296">
                <text:p>0.04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6095023148148">
                <text:p>0.04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7946875">
                <text:p>0.04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9798726851852">
                <text:p>0.04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1650578703704">
                <text:p>0.050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3502430555556">
                <text:p>0.050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5354282407408">
                <text:p>0.050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7206134259259">
                <text:p>0.050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9057986111111">
                <text:p>0.050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0909837962963">
                <text:p>0.051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2761689814815">
                <text:p>0.051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4613541666667">
                <text:p>0.051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6465393518519">
                <text:p>0.051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831724537037">
                <text:p>0.05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0169097222222">
                <text:p>0.052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2020949074074">
                <text:p>0.052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3872800925926">
                <text:p>0.052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5724652777778">
                <text:p>0.052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757650462963">
                <text:p>0.05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9428356481482">
                <text:p>0.052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1280208333333">
                <text:p>0.053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3132060185185">
                <text:p>0.05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4983912037037">
                <text:p>0.053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6835763888889">
                <text:p>0.053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8687615740741">
                <text:p>0.05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0539467592593">
                <text:p>0.05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2391319444445">
                <text:p>0.054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4243171296296">
                <text:p>0.054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6095023148148">
                <text:p>0.05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7946875">
                <text:p>0.05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9798726851852">
                <text:p>0.054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1650578703704">
                <text:p>0.05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3502430555556">
                <text:p>0.05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5354282407407">
                <text:p>0.05553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7206134259259">
                <text:p>0.05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9057986111111">
                <text:p>0.05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0909837962963">
                <text:p>0.05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2761689814815">
                <text:p>0.05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4613541666667">
                <text:p>0.05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6465393518519">
                <text:p>0.05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831724537037">
                <text:p>0.05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169097222222">
                <text:p>0.05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2020949074074">
                <text:p>0.057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3872800925926">
                <text:p>0.057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5724652777778">
                <text:p>0.05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757650462963">
                <text:p>0.05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9428356481482">
                <text:p>0.057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279976851852">
                <text:p>0.05812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3132060185185">
                <text:p>0.05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4983912037037">
                <text:p>0.05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6835763888889">
                <text:p>0.05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8687615740741">
                <text:p>0.05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0539467592593">
                <text:p>0.05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391319444444">
                <text:p>0.059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4243171296296">
                <text:p>0.05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6095023148148">
                <text:p>0.05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7946875">
                <text:p>0.05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9798726851852">
                <text:p>0.05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1650578703704">
                <text:p>0.060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3502430555556">
                <text:p>0.06035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5354282407408">
                <text:p>0.060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7206134259259">
                <text:p>0.060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9057986111111">
                <text:p>0.060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0909837962963">
                <text:p>0.061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2761689814815">
                <text:p>0.061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4613541666667">
                <text:p>0.061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6465393518519">
                <text:p>0.061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8317245370371">
                <text:p>0.0618317245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0169097222222">
                <text:p>0.062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2020949074074">
                <text:p>0.062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3872800925926">
                <text:p>0.062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5724652777778">
                <text:p>0.062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757650462963">
                <text:p>0.06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9428356481481">
                <text:p>0.062942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1280208333333">
                <text:p>0.063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3132060185185">
                <text:p>0.06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4983912037037">
                <text:p>0.063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6835763888889">
                <text:p>0.063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8687615740741">
                <text:p>0.06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0539467592593">
                <text:p>0.06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2391319444444">
                <text:p>0.064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4243171296296">
                <text:p>0.064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6095023148148">
                <text:p>0.06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7946875">
                <text:p>0.06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9798726851852">
                <text:p>0.064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1650578703704">
                <text:p>0.06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3502430555556">
                <text:p>0.06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5354282407407">
                <text:p>0.06553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7206134259259">
                <text:p>0.06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9057986111111">
                <text:p>0.06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0909837962963">
                <text:p>0.06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2761689814815">
                <text:p>0.06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4613541666667">
                <text:p>0.06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6465393518519">
                <text:p>0.06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8317245370371">
                <text:p>0.0668317245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0169097222222">
                <text:p>0.06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2020717592593">
                <text:p>0.06720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3872800925926">
                <text:p>0.067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724652777778">
                <text:p>0.06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757650462963">
                <text:p>0.06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9428356481482">
                <text:p>0.067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1280208333333">
                <text:p>0.068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132060185185">
                <text:p>0.06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4983912037037">
                <text:p>0.06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6835763888889">
                <text:p>0.06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8687615740741">
                <text:p>0.06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539467592593">
                <text:p>0.06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2391319444444">
                <text:p>0.069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4243171296296">
                <text:p>0.06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095023148148">
                <text:p>0.06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7946875">
                <text:p>0.06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9798726851852">
                <text:p>0.06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1650578703704">
                <text:p>0.070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3502430555556">
                <text:p>0.070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5354282407407">
                <text:p>0.07053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7206134259259">
                <text:p>0.070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057986111111">
                <text:p>0.070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0909837962963">
                <text:p>0.071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761689814815">
                <text:p>0.071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613541666667">
                <text:p>0.071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6465393518519">
                <text:p>0.071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31724537037">
                <text:p>0.07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169097222222">
                <text:p>0.072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020949074074">
                <text:p>0.072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3872800925926">
                <text:p>0.072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724652777778">
                <text:p>0.072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57650462963">
                <text:p>0.07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9428356481482">
                <text:p>0.072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280208333333">
                <text:p>0.073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3132060185185">
                <text:p>0.07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4983912037037">
                <text:p>0.073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6835763888889">
                <text:p>0.073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8687615740741">
                <text:p>0.07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0539467592593">
                <text:p>0.07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391319444445">
                <text:p>0.074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243171296296">
                <text:p>0.074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6095023148148">
                <text:p>0.07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7946875">
                <text:p>0.07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798726851852">
                <text:p>0.074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650578703704">
                <text:p>0.07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502430555556">
                <text:p>0.07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354282407408">
                <text:p>0.075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206134259259">
                <text:p>0.07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057986111111">
                <text:p>0.07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0909837962963">
                <text:p>0.07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761689814815">
                <text:p>0.07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613541666667">
                <text:p>0.07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465393518519">
                <text:p>0.07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831724537037">
                <text:p>0.07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169097222222">
                <text:p>0.07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020949074074">
                <text:p>0.077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3872800925926">
                <text:p>0.077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724652777778">
                <text:p>0.07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57650462963">
                <text:p>0.07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428356481481">
                <text:p>0.077942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280208333333">
                <text:p>0.078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3132060185185">
                <text:p>0.07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4983912037037">
                <text:p>0.07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6835763888889">
                <text:p>0.07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687615740741">
                <text:p>0.07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539467592593">
                <text:p>0.07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391319444444">
                <text:p>0.079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243171296296">
                <text:p>0.07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095023148148">
                <text:p>0.07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7946875">
                <text:p>0.07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798726851852">
                <text:p>0.07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650578703704">
                <text:p>0.080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502430555556">
                <text:p>0.080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354282407407">
                <text:p>0.080535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206134259259">
                <text:p>0.080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057986111111">
                <text:p>0.080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0909837962963">
                <text:p>0.081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2761689814815">
                <text:p>0.081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613541666667">
                <text:p>0.081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465393518519">
                <text:p>0.081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317245370371">
                <text:p>0.0818317245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169097222222">
                <text:p>0.082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2020949074074">
                <text:p>0.082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3872800925926">
                <text:p>0.082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724652777778">
                <text:p>0.082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57650462963">
                <text:p>0.08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428356481482">
                <text:p>0.082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280208333333">
                <text:p>0.083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132060185185">
                <text:p>0.08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4983912037037">
                <text:p>0.083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6835532407407">
                <text:p>0.08368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687615740741">
                <text:p>0.08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539467592593">
                <text:p>0.08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391319444445">
                <text:p>0.084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243171296296">
                <text:p>0.084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095023148148">
                <text:p>0.08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7946875">
                <text:p>0.08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798726851852">
                <text:p>0.084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650578703704">
                <text:p>0.08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502430555556">
                <text:p>0.08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354282407408">
                <text:p>0.085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206134259259">
                <text:p>0.08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057986111111">
                <text:p>0.08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0909837962963">
                <text:p>0.08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761689814815">
                <text:p>0.08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613541666667">
                <text:p>0.08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465393518519">
                <text:p>0.08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31724537037">
                <text:p>0.08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169097222222">
                <text:p>0.08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020949074074">
                <text:p>0.087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3872800925926">
                <text:p>0.087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724652777778">
                <text:p>0.08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57650462963">
                <text:p>0.08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428356481482">
                <text:p>0.087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280208333333">
                <text:p>0.088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132060185185">
                <text:p>0.08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4983912037037">
                <text:p>0.08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835763888889">
                <text:p>0.08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687615740741">
                <text:p>0.08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539467592593">
                <text:p>0.08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391319444445">
                <text:p>0.089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243171296296">
                <text:p>0.08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095023148148">
                <text:p>0.08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7946875">
                <text:p>0.08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798726851852">
                <text:p>0.08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650578703704">
                <text:p>0.090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502199074074">
                <text:p>0.09035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354282407408">
                <text:p>0.090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206134259259">
                <text:p>0.090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057986111111">
                <text:p>0.090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0909837962963">
                <text:p>0.091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761689814815">
                <text:p>0.091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613541666667">
                <text:p>0.091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465393518519">
                <text:p>0.091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317245370371">
                <text:p>0.0918317245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169097222222">
                <text:p>0.092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020949074074">
                <text:p>0.092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3872800925926">
                <text:p>0.092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724652777778">
                <text:p>0.092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57650462963">
                <text:p>0.09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428356481482">
                <text:p>0.092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280208333333">
                <text:p>0.093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132060185185">
                <text:p>0.093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4983912037037">
                <text:p>0.093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835763888889">
                <text:p>0.093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687615740741">
                <text:p>0.093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539467592593">
                <text:p>0.094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391319444444">
                <text:p>0.094239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243171296296">
                <text:p>0.094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095023148148">
                <text:p>0.094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7946875">
                <text:p>0.09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798726851852">
                <text:p>0.094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650578703704">
                <text:p>0.095165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502430555556">
                <text:p>0.095350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354282407408">
                <text:p>0.095535428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206134259259">
                <text:p>0.095720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057986111111">
                <text:p>0.095905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0909837962963">
                <text:p>0.09609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761689814815">
                <text:p>0.09627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613541666667">
                <text:p>0.09646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465393518519">
                <text:p>0.09664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317245370371">
                <text:p>0.0968317245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169097222222">
                <text:p>0.09701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020949074074">
                <text:p>0.09720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3872800925926">
                <text:p>0.09738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724652777778">
                <text:p>0.09757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57650462963">
                <text:p>0.09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428356481482">
                <text:p>0.0979428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280208333333">
                <text:p>0.098128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132060185185">
                <text:p>0.09831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4983912037037">
                <text:p>0.09849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835763888889">
                <text:p>0.09868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687615740741">
                <text:p>0.098868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539467592593">
                <text:p>0.099053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391319444445">
                <text:p>0.099239131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243171296296">
                <text:p>0.099424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095023148148">
                <text:p>0.09960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7946643518519">
                <text:p>0.09979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798726851852">
                <text:p>0.099979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6505787037">
                <text:p>0.10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50243055556">
                <text:p>0.10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35428240741">
                <text:p>0.10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20613425926">
                <text:p>0.10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05798611111">
                <text:p>0.10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090983796296">
                <text:p>0.10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76168981481">
                <text:p>0.10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61354166667">
                <text:p>0.10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46539351852">
                <text:p>0.10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31724537037">
                <text:p>0.10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16909722222">
                <text:p>0.10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02094907407">
                <text:p>0.10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87280092593">
                <text:p>0.10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72465277778">
                <text:p>0.10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57650462963">
                <text:p>0.10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42835648148">
                <text:p>0.10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28020833333">
                <text:p>0.10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13206018519">
                <text:p>0.10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498391203704">
                <text:p>0.10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83576388889">
                <text:p>0.10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68761574074">
                <text:p>0.10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53946759259">
                <text:p>0.10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39131944444">
                <text:p>0.10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2431712963">
                <text:p>0.10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09502314815">
                <text:p>0.10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7946875">
                <text:p>0.10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79872685185">
                <text:p>0.10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6505787037">
                <text:p>0.10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50243055556">
                <text:p>0.10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35428240741">
                <text:p>0.10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20613425926">
                <text:p>0.10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05798611111">
                <text:p>0.10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090983796296">
                <text:p>0.10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76168981481">
                <text:p>0.10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61354166667">
                <text:p>0.10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46539351852">
                <text:p>0.10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31724537037">
                <text:p>0.10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16909722222">
                <text:p>0.10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02094907407">
                <text:p>0.10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87280092593">
                <text:p>0.10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72465277778">
                <text:p>0.10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57650462963">
                <text:p>0.10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42835648148">
                <text:p>0.10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28020833333">
                <text:p>0.10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13206018519">
                <text:p>0.10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498391203704">
                <text:p>0.10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83576388889">
                <text:p>0.10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68761574074">
                <text:p>0.10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53946759259">
                <text:p>0.10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39131944444">
                <text:p>0.10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2431712963">
                <text:p>0.10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09502314815">
                <text:p>0.10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7946875">
                <text:p>0.10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79872685185">
                <text:p>0.10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6505787037">
                <text:p>0.11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50243055556">
                <text:p>0.11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35405092593">
                <text:p>0.110535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0613425926">
                <text:p>0.11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05798611111">
                <text:p>0.11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090983796296">
                <text:p>0.11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76168981481">
                <text:p>0.11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61354166667">
                <text:p>0.11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46539351852">
                <text:p>0.11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31724537037">
                <text:p>0.11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16909722222">
                <text:p>0.11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02094907407">
                <text:p>0.11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87280092593">
                <text:p>0.11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72465277778">
                <text:p>0.11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57650462963">
                <text:p>0.11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42835648148">
                <text:p>0.11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28020833333">
                <text:p>0.11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13206018519">
                <text:p>0.11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498391203704">
                <text:p>0.11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83576388889">
                <text:p>0.11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68761574074">
                <text:p>0.11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53946759259">
                <text:p>0.11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39131944444">
                <text:p>0.11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2431712963">
                <text:p>0.11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09502314815">
                <text:p>0.11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7946875">
                <text:p>0.11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79872685185">
                <text:p>0.11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6505787037">
                <text:p>0.11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0243055556">
                <text:p>0.11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35428240741">
                <text:p>0.11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0613425926">
                <text:p>0.11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05798611111">
                <text:p>0.11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090983796296">
                <text:p>0.11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76168981481">
                <text:p>0.11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61354166667">
                <text:p>0.11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46539351852">
                <text:p>0.11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31724537037">
                <text:p>0.11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16909722222">
                <text:p>0.11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02094907407">
                <text:p>0.11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87280092593">
                <text:p>0.11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72465277778">
                <text:p>0.11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57650462963">
                <text:p>0.11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42835648148">
                <text:p>0.11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28020833333">
                <text:p>0.11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13206018519">
                <text:p>0.11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498391203704">
                <text:p>0.11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83576388889">
                <text:p>0.11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68761574074">
                <text:p>0.11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53946759259">
                <text:p>0.11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39131944444">
                <text:p>0.11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2431712963">
                <text:p>0.11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09502314815">
                <text:p>0.11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794664351852">
                <text:p>0.119794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79872685185">
                <text:p>0.11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6505787037">
                <text:p>0.12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50243055556">
                <text:p>0.12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35428240741">
                <text:p>0.12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0613425926">
                <text:p>0.12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05798611111">
                <text:p>0.12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090983796296">
                <text:p>0.12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76168981481">
                <text:p>0.12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61354166667">
                <text:p>0.12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46539351852">
                <text:p>0.12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31724537037">
                <text:p>0.12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16909722222">
                <text:p>0.12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02094907407">
                <text:p>0.12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87280092593">
                <text:p>0.12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72465277778">
                <text:p>0.12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57650462963">
                <text:p>0.12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42835648148">
                <text:p>0.12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28020833333">
                <text:p>0.12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13206018519">
                <text:p>0.12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498391203704">
                <text:p>0.12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83576388889">
                <text:p>0.12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68761574074">
                <text:p>0.12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53946759259">
                <text:p>0.12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39131944444">
                <text:p>0.12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2431712963">
                <text:p>0.12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09502314815">
                <text:p>0.12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7946875">
                <text:p>0.12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79872685185">
                <text:p>0.12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6505787037">
                <text:p>0.12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0243055556">
                <text:p>0.12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35428240741">
                <text:p>0.12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0613425926">
                <text:p>0.12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05798611111">
                <text:p>0.12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090983796296">
                <text:p>0.12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76168981481">
                <text:p>0.12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61354166667">
                <text:p>0.12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46539351852">
                <text:p>0.12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31724537037">
                <text:p>0.12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16909722222">
                <text:p>0.12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02094907407">
                <text:p>0.12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87280092593">
                <text:p>0.12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72465277778">
                <text:p>0.12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57650462963">
                <text:p>0.12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42835648148">
                <text:p>0.12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28020833333">
                <text:p>0.12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13206018519">
                <text:p>0.12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498391203704">
                <text:p>0.12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83576388889">
                <text:p>0.12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68761574074">
                <text:p>0.12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53946759259">
                <text:p>0.12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39131944444">
                <text:p>0.12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2431712963">
                <text:p>0.12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09502314815">
                <text:p>0.12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7946875">
                <text:p>0.12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79872685185">
                <text:p>0.12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6505787037">
                <text:p>0.13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0243055556">
                <text:p>0.13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35428240741">
                <text:p>0.13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0613425926">
                <text:p>0.13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05798611111">
                <text:p>0.13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90983796296">
                <text:p>0.13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76168981481">
                <text:p>0.13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61331018519">
                <text:p>0.131461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46539351852">
                <text:p>0.13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31724537037">
                <text:p>0.13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16909722222">
                <text:p>0.13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02094907407">
                <text:p>0.13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87280092593">
                <text:p>0.13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72465277778">
                <text:p>0.13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57650462963">
                <text:p>0.13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28125">
                <text:p>0.13294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28020833333">
                <text:p>0.13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3206018519">
                <text:p>0.13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498391203704">
                <text:p>0.13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83576388889">
                <text:p>0.13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68761574074">
                <text:p>0.13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53946759259">
                <text:p>0.13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39131944444">
                <text:p>0.13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2431712963">
                <text:p>0.13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09502314815">
                <text:p>0.13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7946875">
                <text:p>0.13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79872685185">
                <text:p>0.13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6505787037">
                <text:p>0.13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0243055556">
                <text:p>0.13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35428240741">
                <text:p>0.13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0613425926">
                <text:p>0.13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05798611111">
                <text:p>0.13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090983796296">
                <text:p>0.13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76168981481">
                <text:p>0.13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61354166667">
                <text:p>0.13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46539351852">
                <text:p>0.13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31724537037">
                <text:p>0.13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16909722222">
                <text:p>0.13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02094907407">
                <text:p>0.13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87280092593">
                <text:p>0.13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72465277778">
                <text:p>0.13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57650462963">
                <text:p>0.13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2835648148">
                <text:p>0.13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28020833333">
                <text:p>0.13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13206018519">
                <text:p>0.13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498391203704">
                <text:p>0.13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83576388889">
                <text:p>0.13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68761574074">
                <text:p>0.13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53946759259">
                <text:p>0.13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39131944444">
                <text:p>0.13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2431712963">
                <text:p>0.13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09502314815">
                <text:p>0.13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7946875">
                <text:p>0.13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79872685185">
                <text:p>0.13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6505787037">
                <text:p>0.14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0219907407">
                <text:p>0.140350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35428240741">
                <text:p>0.14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0613425926">
                <text:p>0.14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05798611111">
                <text:p>0.14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90983796296">
                <text:p>0.14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76168981481">
                <text:p>0.14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61354166667">
                <text:p>0.14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46539351852">
                <text:p>0.14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31724537037">
                <text:p>0.14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16909722222">
                <text:p>0.14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02094907407">
                <text:p>0.14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87280092593">
                <text:p>0.14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72465277778">
                <text:p>0.14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57650462963">
                <text:p>0.14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2835648148">
                <text:p>0.14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28020833333">
                <text:p>0.14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3206018519">
                <text:p>0.14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498391203704">
                <text:p>0.14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83576388889">
                <text:p>0.14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68761574074">
                <text:p>0.14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3946759259">
                <text:p>0.14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39131944444">
                <text:p>0.14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2431712963">
                <text:p>0.14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09502314815">
                <text:p>0.14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7946875">
                <text:p>0.14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79872685185">
                <text:p>0.14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6505787037">
                <text:p>0.14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0243055556">
                <text:p>0.14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35428240741">
                <text:p>0.14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0613425926">
                <text:p>0.14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05798611111">
                <text:p>0.14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90983796296">
                <text:p>0.14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76168981481">
                <text:p>0.14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1354166667">
                <text:p>0.14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46539351852">
                <text:p>0.14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31724537037">
                <text:p>0.14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16909722222">
                <text:p>0.14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02094907407">
                <text:p>0.14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87280092593">
                <text:p>0.14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72465277778">
                <text:p>0.14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57650462963">
                <text:p>0.14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2835648148">
                <text:p>0.14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28020833333">
                <text:p>0.14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3206018519">
                <text:p>0.14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498391203704">
                <text:p>0.14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83576388889">
                <text:p>0.14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68761574074">
                <text:p>0.14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53946759259">
                <text:p>0.14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39131944444">
                <text:p>0.14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2431712963">
                <text:p>0.14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09502314815">
                <text:p>0.14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7946875">
                <text:p>0.14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79872685185">
                <text:p>0.14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6505787037">
                <text:p>0.15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0243055556">
                <text:p>0.15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35428240741">
                <text:p>0.15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0613425926">
                <text:p>0.15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05798611111">
                <text:p>0.15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90983796296">
                <text:p>0.15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76145833333">
                <text:p>0.151276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1354166667">
                <text:p>0.15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46539351852">
                <text:p>0.15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31724537037">
                <text:p>0.15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16909722222">
                <text:p>0.15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2094907407">
                <text:p>0.15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87280092593">
                <text:p>0.15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2465277778">
                <text:p>0.15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57650462963">
                <text:p>0.15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2835648148">
                <text:p>0.15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28020833333">
                <text:p>0.15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3206018519">
                <text:p>0.15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498391203704">
                <text:p>0.15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3576388889">
                <text:p>0.15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68761574074">
                <text:p>0.15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53946759259">
                <text:p>0.15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39131944444">
                <text:p>0.15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431712963">
                <text:p>0.15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09502314815">
                <text:p>0.15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7946875">
                <text:p>0.15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79872685185">
                <text:p>0.15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6505787037">
                <text:p>0.15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0243055556">
                <text:p>0.15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35428240741">
                <text:p>0.15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0613425926">
                <text:p>0.15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05798611111">
                <text:p>0.15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090983796296">
                <text:p>0.15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76168981481">
                <text:p>0.15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61354166667">
                <text:p>0.15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46539351852">
                <text:p>0.15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1724537037">
                <text:p>0.15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16909722222">
                <text:p>0.15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2094907407">
                <text:p>0.15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87280092593">
                <text:p>0.15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2465277778">
                <text:p>0.15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57650462963">
                <text:p>0.15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28125">
                <text:p>0.15794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28020833333">
                <text:p>0.15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3206018519">
                <text:p>0.15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498391203704">
                <text:p>0.15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3576388889">
                <text:p>0.15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68761574074">
                <text:p>0.15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3946759259">
                <text:p>0.15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39131944444">
                <text:p>0.15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431712963">
                <text:p>0.15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09502314815">
                <text:p>0.15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46875">
                <text:p>0.15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79872685185">
                <text:p>0.15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505787037">
                <text:p>0.16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0243055556">
                <text:p>0.16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5428240741">
                <text:p>0.16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0613425926">
                <text:p>0.16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5798611111">
                <text:p>0.16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0983796296">
                <text:p>0.16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6168981481">
                <text:p>0.16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1354166667">
                <text:p>0.16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6539351852">
                <text:p>0.16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1724537037">
                <text:p>0.16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6909722222">
                <text:p>0.16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2094907407">
                <text:p>0.16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7280092593">
                <text:p>0.16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2465277778">
                <text:p>0.16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57650462963">
                <text:p>0.16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2835648148">
                <text:p>0.16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28020833333">
                <text:p>0.16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3206018519">
                <text:p>0.16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498391203704">
                <text:p>0.16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3576388889">
                <text:p>0.16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68761574074">
                <text:p>0.16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3946759259">
                <text:p>0.16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39131944444">
                <text:p>0.16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431712963">
                <text:p>0.16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09502314815">
                <text:p>0.16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46875">
                <text:p>0.16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79872685185">
                <text:p>0.16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505787037">
                <text:p>0.16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0243055556">
                <text:p>0.16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5428240741">
                <text:p>0.16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0613425926">
                <text:p>0.16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5798611111">
                <text:p>0.16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0983796296">
                <text:p>0.16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6168981481">
                <text:p>0.16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1354166667">
                <text:p>0.16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6539351852">
                <text:p>0.16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1724537037">
                <text:p>0.16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6909722222">
                <text:p>0.16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2094907407">
                <text:p>0.16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7280092593">
                <text:p>0.16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2465277778">
                <text:p>0.16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57650462963">
                <text:p>0.16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2835648148">
                <text:p>0.16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28020833333">
                <text:p>0.16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3206018519">
                <text:p>0.16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498391203704">
                <text:p>0.16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3576388889">
                <text:p>0.16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68761574074">
                <text:p>0.16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3946759259">
                <text:p>0.16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39131944444">
                <text:p>0.16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431712963">
                <text:p>0.16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09502314815">
                <text:p>0.16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46875">
                <text:p>0.16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79872685185">
                <text:p>0.16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505787037">
                <text:p>0.17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0243055556">
                <text:p>0.17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5428240741">
                <text:p>0.17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0613425926">
                <text:p>0.17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5798611111">
                <text:p>0.17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0983796296">
                <text:p>0.17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6168981481">
                <text:p>0.17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1354166667">
                <text:p>0.17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6539351852">
                <text:p>0.17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1724537037">
                <text:p>0.17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6909722222">
                <text:p>0.17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2094907407">
                <text:p>0.17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7280092593">
                <text:p>0.17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2465277778">
                <text:p>0.17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57650462963">
                <text:p>0.17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2835648148">
                <text:p>0.17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28020833333">
                <text:p>0.17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3206018519">
                <text:p>0.17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498391203704">
                <text:p>0.17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3576388889">
                <text:p>0.17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68761574074">
                <text:p>0.17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3946759259">
                <text:p>0.17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39131944444">
                <text:p>0.17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431712963">
                <text:p>0.17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09502314815">
                <text:p>0.17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46875">
                <text:p>0.17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79872685185">
                <text:p>0.17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505787037">
                <text:p>0.17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0243055556">
                <text:p>0.17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5428240741">
                <text:p>0.17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0613425926">
                <text:p>0.17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5798611111">
                <text:p>0.17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0983796296">
                <text:p>0.17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6168981481">
                <text:p>0.17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1354166667">
                <text:p>0.17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6539351852">
                <text:p>0.17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1724537037">
                <text:p>0.17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6909722222">
                <text:p>0.17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2094907407">
                <text:p>0.17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7280092593">
                <text:p>0.17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2465277778">
                <text:p>0.17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57650462963">
                <text:p>0.17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2835648148">
                <text:p>0.17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28020833333">
                <text:p>0.17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3206018519">
                <text:p>0.17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498391203704">
                <text:p>0.17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3576388889">
                <text:p>0.17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68761574074">
                <text:p>0.17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3946759259">
                <text:p>0.17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39131944444">
                <text:p>0.17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431712963">
                <text:p>0.17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09502314815">
                <text:p>0.17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46875">
                <text:p>0.17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79849537037">
                <text:p>0.17997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6505787037">
                <text:p>0.18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0243055556">
                <text:p>0.18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35428240741">
                <text:p>0.18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0613425926">
                <text:p>0.18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05798611111">
                <text:p>0.18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0983796296">
                <text:p>0.18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76168981482">
                <text:p>0.18127616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1354166667">
                <text:p>0.18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46539351852">
                <text:p>0.18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1724537037">
                <text:p>0.18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16909722222">
                <text:p>0.18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2094907407">
                <text:p>0.18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87280092593">
                <text:p>0.18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2465277778">
                <text:p>0.18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57650462963">
                <text:p>0.18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2835648148">
                <text:p>0.18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28020833333">
                <text:p>0.18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3206018519">
                <text:p>0.183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498391203704">
                <text:p>0.18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3576388889">
                <text:p>0.18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68761574074">
                <text:p>0.18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3946759259">
                <text:p>0.18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39131944444">
                <text:p>0.18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431712963">
                <text:p>0.18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09502314815">
                <text:p>0.18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46875">
                <text:p>0.18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79872685185">
                <text:p>0.18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6505787037">
                <text:p>0.18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0243055556">
                <text:p>0.18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35428240741">
                <text:p>0.18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0613425926">
                <text:p>0.18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05798611111">
                <text:p>0.18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0983796296">
                <text:p>0.18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76168981482">
                <text:p>0.18627616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1354166667">
                <text:p>0.18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46539351852">
                <text:p>0.18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1724537037">
                <text:p>0.18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16909722222">
                <text:p>0.18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2094907407">
                <text:p>0.18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87280092593">
                <text:p>0.18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2465277778">
                <text:p>0.18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57650462963">
                <text:p>0.18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2835648148">
                <text:p>0.18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28020833333">
                <text:p>0.18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3206018519">
                <text:p>0.188313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498391203704">
                <text:p>0.18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3576388889">
                <text:p>0.18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68761574074">
                <text:p>0.18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3946759259">
                <text:p>0.18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39131944444">
                <text:p>0.18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431712963">
                <text:p>0.18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09502314815">
                <text:p>0.18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46875">
                <text:p>0.18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79872685185">
                <text:p>0.18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6505787037">
                <text:p>0.19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0243055556">
                <text:p>0.19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35428240741">
                <text:p>0.19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0613425926">
                <text:p>0.19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05798611111">
                <text:p>0.19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0983796296">
                <text:p>0.19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76168981481">
                <text:p>0.19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1354166667">
                <text:p>0.19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46539351852">
                <text:p>0.19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1724537037">
                <text:p>0.19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16909722222">
                <text:p>0.19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02094907407">
                <text:p>0.19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87280092593">
                <text:p>0.19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2465277778">
                <text:p>0.19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57650462963">
                <text:p>0.19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2835648148">
                <text:p>0.19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28020833333">
                <text:p>0.19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13206018518">
                <text:p>0.193313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498391203704">
                <text:p>0.19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83576388889">
                <text:p>0.19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68761574074">
                <text:p>0.19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3946759259">
                <text:p>0.19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39131944444">
                <text:p>0.19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431712963">
                <text:p>0.19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09502314815">
                <text:p>0.19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46875">
                <text:p>0.19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79872685185">
                <text:p>0.19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6505787037">
                <text:p>0.19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0243055556">
                <text:p>0.19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35428240741">
                <text:p>0.19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0613425926">
                <text:p>0.19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05798611111">
                <text:p>0.19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0983796296">
                <text:p>0.19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76168981481">
                <text:p>0.19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1354166667">
                <text:p>0.19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46539351852">
                <text:p>0.19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31724537037">
                <text:p>0.19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16909722222">
                <text:p>0.19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02094907407">
                <text:p>0.19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87280092593">
                <text:p>0.19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72465277778">
                <text:p>0.19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57650462963">
                <text:p>0.19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42835648148">
                <text:p>0.19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28020833333">
                <text:p>0.19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13206018518">
                <text:p>0.198313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498391203704">
                <text:p>0.19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83576388889">
                <text:p>0.19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68738425926">
                <text:p>0.198868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53946759259">
                <text:p>0.19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39131944444">
                <text:p>0.19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2431712963">
                <text:p>0.19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09502314815">
                <text:p>0.19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7946875">
                <text:p>0.19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79872685185">
                <text:p>0.19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6505787037">
                <text:p>0.20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0243055556">
                <text:p>0.20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35428240741">
                <text:p>0.20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20613425926">
                <text:p>0.20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05798611111">
                <text:p>0.20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090983796296">
                <text:p>0.20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76168981481">
                <text:p>0.20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61354166667">
                <text:p>0.20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46539351852">
                <text:p>0.20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31724537037">
                <text:p>0.20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16909722222">
                <text:p>0.20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02094907407">
                <text:p>0.20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87280092593">
                <text:p>0.20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72465277778">
                <text:p>0.20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57650462963">
                <text:p>0.20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42835648148">
                <text:p>0.20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28020833333">
                <text:p>0.20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13206018518">
                <text:p>0.203313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498391203704">
                <text:p>0.203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83576388889">
                <text:p>0.20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68761574074">
                <text:p>0.20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53946759259">
                <text:p>0.20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39131944444">
                <text:p>0.204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2431712963">
                <text:p>0.20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09502314815">
                <text:p>0.20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7946875">
                <text:p>0.204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79849537037">
                <text:p>0.20497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6505787037">
                <text:p>0.20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50243055556">
                <text:p>0.20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35428240741">
                <text:p>0.20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20613425926">
                <text:p>0.20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05798611111">
                <text:p>0.20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090983796296">
                <text:p>0.20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76168981481">
                <text:p>0.20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61354166667">
                <text:p>0.20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46539351852">
                <text:p>0.20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31724537037">
                <text:p>0.206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16909722222">
                <text:p>0.207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02094907407">
                <text:p>0.20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87280092593">
                <text:p>0.207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72465277778">
                <text:p>0.207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57650462963">
                <text:p>0.20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42835648148">
                <text:p>0.207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28020833333">
                <text:p>0.20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13206018518">
                <text:p>0.208313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498391203704">
                <text:p>0.208498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83576388889">
                <text:p>0.208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68761574074">
                <text:p>0.20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53946759259">
                <text:p>0.20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39131944444">
                <text:p>0.209239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2431712963">
                <text:p>0.20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09502314815">
                <text:p>0.20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7946875">
                <text:p>0.209794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79872685185">
                <text:p>0.209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6505787037">
                <text:p>0.21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50243055556">
                <text:p>0.210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35428240741">
                <text:p>0.210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20613425926">
                <text:p>0.210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05798611111">
                <text:p>0.210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090983796296">
                <text:p>0.21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76168981481">
                <text:p>0.21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61354166667">
                <text:p>0.211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46539351852">
                <text:p>0.21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31724537037">
                <text:p>0.21183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16909722222">
                <text:p>0.21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02071759259">
                <text:p>0.212202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87280092593">
                <text:p>0.212387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72465277778">
                <text:p>0.21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57650462963">
                <text:p>0.212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42835648148">
                <text:p>0.212942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28020833333">
                <text:p>0.213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13206018518">
                <text:p>0.213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498391203704">
                <text:p>0.213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83576388889">
                <text:p>0.21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68761574074">
                <text:p>0.213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53946759259">
                <text:p>0.214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39131944444">
                <text:p>0.21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2431712963">
                <text:p>0.214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09502314815">
                <text:p>0.214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7946875">
                <text:p>0.214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79872685185">
                <text:p>0.214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6505787037">
                <text:p>0.215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50243055556">
                <text:p>0.215350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35428240741">
                <text:p>0.215535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20613425926">
                <text:p>0.215720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05798611111">
                <text:p>0.215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090983796296">
                <text:p>0.216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76168981481">
                <text:p>0.21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61354166667">
                <text:p>0.216461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46539351852">
                <text:p>0.216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31724537037">
                <text:p>0.21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016909722222">
                <text:p>0.21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02094907407">
                <text:p>0.217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87280092593">
                <text:p>0.217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572465277778">
                <text:p>0.217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757650462963">
                <text:p>0.217757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42835648148">
                <text:p>0.217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128020833333">
                <text:p>0.218128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13206018518">
                <text:p>0.218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498391203704">
                <text:p>0.218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683576388889">
                <text:p>0.218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868761574074">
                <text:p>0.218868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53946759259">
                <text:p>0.219053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39131944444">
                <text:p>0.219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42431712963">
                <text:p>0.219424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09502314815">
                <text:p>0.219609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7946875">
                <text:p>0.21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79872685185">
                <text:p>0.219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6505787037">
                <text:p>0.220165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50243055555">
                <text:p>0.22035024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35428240741">
                <text:p>0.220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20613425926">
                <text:p>0.220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05798611111">
                <text:p>0.220905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090983796296">
                <text:p>0.221090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76168981481">
                <text:p>0.221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61354166667">
                <text:p>0.221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646539351852">
                <text:p>0.221646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31724537037">
                <text:p>0.22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16909722222">
                <text:p>0.222016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02094907407">
                <text:p>0.222202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387256944444">
                <text:p>0.22238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572465277778">
                <text:p>0.222572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57650462963">
                <text:p>0.222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42835648148">
                <text:p>0.222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28020833333">
                <text:p>0.223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13206018518">
                <text:p>0.223313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498391203704">
                <text:p>0.223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83576388889">
                <text:p>0.223683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68761574074">
                <text:p>0.223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53946759259">
                <text:p>0.224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39131944444">
                <text:p>0.22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42431712963">
                <text:p>0.224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09502314815">
                <text:p>0.224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7946875">
                <text:p>0.224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79872685185">
                <text:p>0.224979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6505787037">
                <text:p>0.225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50243055556">
                <text:p>0.225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35428240741">
                <text:p>0.225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20613425926">
                <text:p>0.225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905798611111">
                <text:p>0.225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090983796296">
                <text:p>0.226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276168981481">
                <text:p>0.226276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61354166667">
                <text:p>0.226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46539351852">
                <text:p>0.226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31724537037">
                <text:p>0.22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016909722222">
                <text:p>0.22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02094907407">
                <text:p>0.227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387280092593">
                <text:p>0.227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72465277778">
                <text:p>0.227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57650462963">
                <text:p>0.227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42835648148">
                <text:p>0.227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28020833333">
                <text:p>0.228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13206018518">
                <text:p>0.228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498391203704">
                <text:p>0.228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83576388889">
                <text:p>0.228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68761574074">
                <text:p>0.228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53946759259">
                <text:p>0.229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39131944444">
                <text:p>0.229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2431712963">
                <text:p>0.229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09502314815">
                <text:p>0.229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7946875">
                <text:p>0.22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79872685185">
                <text:p>0.229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6505787037">
                <text:p>0.230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350243055556">
                <text:p>0.230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35428240741">
                <text:p>0.230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20613425926">
                <text:p>0.230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05798611111">
                <text:p>0.230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090983796296">
                <text:p>0.231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276168981481">
                <text:p>0.231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461354166667">
                <text:p>0.231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46539351852">
                <text:p>0.231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31724537037">
                <text:p>0.23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16909722222">
                <text:p>0.232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02094907407">
                <text:p>0.232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87280092593">
                <text:p>0.232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572465277778">
                <text:p>0.232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57627314815">
                <text:p>0.23275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42835648148">
                <text:p>0.232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128020833333">
                <text:p>0.233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313206018518">
                <text:p>0.233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498391203704">
                <text:p>0.233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683576388889">
                <text:p>0.233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868761574074">
                <text:p>0.233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053946759259">
                <text:p>0.234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239131944444">
                <text:p>0.23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42431712963">
                <text:p>0.234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609502314815">
                <text:p>0.234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7946875">
                <text:p>0.234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79872685185">
                <text:p>0.234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16505787037">
                <text:p>0.235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350243055556">
                <text:p>0.235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535428240741">
                <text:p>0.235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720613425926">
                <text:p>0.235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905798611111">
                <text:p>0.235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090983796296">
                <text:p>0.236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276168981481">
                <text:p>0.236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461354166667">
                <text:p>0.236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646539351852">
                <text:p>0.236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831724537037">
                <text:p>0.23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016909722222">
                <text:p>0.23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202094907407">
                <text:p>0.237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387280092593">
                <text:p>0.237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72465277778">
                <text:p>0.237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57650462963">
                <text:p>0.237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42835648148">
                <text:p>0.237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127997685185">
                <text:p>0.23812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313206018518">
                <text:p>0.238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498391203704">
                <text:p>0.238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683576388889">
                <text:p>0.238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868738425926">
                <text:p>0.23886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053946759259">
                <text:p>0.239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39131944444">
                <text:p>0.239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2431712963">
                <text:p>0.239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609502314815">
                <text:p>0.239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7946875">
                <text:p>0.23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79872685185">
                <text:p>0.239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6505787037">
                <text:p>0.240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350243055556">
                <text:p>0.240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35428240741">
                <text:p>0.240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20613425926">
                <text:p>0.240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05798611111">
                <text:p>0.240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090983796296">
                <text:p>0.241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76168981481">
                <text:p>0.241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61354166667">
                <text:p>0.241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46539351852">
                <text:p>0.241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31724537037">
                <text:p>0.24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16909722222">
                <text:p>0.242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202094907407">
                <text:p>0.242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387280092593">
                <text:p>0.242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72465277778">
                <text:p>0.242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757650462963">
                <text:p>0.242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42835648148">
                <text:p>0.242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28020833333">
                <text:p>0.243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13206018518">
                <text:p>0.243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498391203704">
                <text:p>0.243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683576388889">
                <text:p>0.243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868761574074">
                <text:p>0.243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53946759259">
                <text:p>0.244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39131944444">
                <text:p>0.24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42431712963">
                <text:p>0.244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09502314815">
                <text:p>0.244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7946875">
                <text:p>0.244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79872685185">
                <text:p>0.244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6505787037">
                <text:p>0.245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350243055555">
                <text:p>0.24535024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35428240741">
                <text:p>0.245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20613425926">
                <text:p>0.245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05798611111">
                <text:p>0.245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090983796296">
                <text:p>0.246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76145833333">
                <text:p>0.24627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61354166667">
                <text:p>0.246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46539351852">
                <text:p>0.246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31724537037">
                <text:p>0.24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016909722222">
                <text:p>0.24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202094907407">
                <text:p>0.247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387280092593">
                <text:p>0.247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72465277778">
                <text:p>0.247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57650462963">
                <text:p>0.247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42835648148">
                <text:p>0.247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28020833333">
                <text:p>0.248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13206018518">
                <text:p>0.248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498391203704">
                <text:p>0.248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83576388889">
                <text:p>0.248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68761574074">
                <text:p>0.248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53946759259">
                <text:p>0.249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239131944444">
                <text:p>0.249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2431712963">
                <text:p>0.249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09502314815">
                <text:p>0.249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7946875">
                <text:p>0.24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79872685185">
                <text:p>0.249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6505787037">
                <text:p>0.250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50243055556">
                <text:p>0.250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535428240741">
                <text:p>0.250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20613425926">
                <text:p>0.250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05798611111">
                <text:p>0.250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090983796296">
                <text:p>0.251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276168981481">
                <text:p>0.251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61354166667">
                <text:p>0.251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646539351852">
                <text:p>0.251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831724537037">
                <text:p>0.25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16909722222">
                <text:p>0.252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202094907407">
                <text:p>0.252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387280092593">
                <text:p>0.252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57244212963">
                <text:p>0.25257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757627314815">
                <text:p>0.25275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942835648148">
                <text:p>0.252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28020833333">
                <text:p>0.253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13206018518">
                <text:p>0.253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498391203704">
                <text:p>0.253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683576388889">
                <text:p>0.253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868761574074">
                <text:p>0.253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53946759259">
                <text:p>0.254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239131944444">
                <text:p>0.25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42431712963">
                <text:p>0.254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609502314815">
                <text:p>0.254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7946875">
                <text:p>0.254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79872685185">
                <text:p>0.254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16505787037">
                <text:p>0.255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350243055556">
                <text:p>0.255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535428240741">
                <text:p>0.255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720613425926">
                <text:p>0.255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905798611111">
                <text:p>0.255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090983796296">
                <text:p>0.256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276168981481">
                <text:p>0.256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461354166667">
                <text:p>0.256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646539351852">
                <text:p>0.256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831724537037">
                <text:p>0.25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016909722222">
                <text:p>0.25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202094907407">
                <text:p>0.257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387280092593">
                <text:p>0.257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572465277778">
                <text:p>0.257572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757650462963">
                <text:p>0.257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942835648148">
                <text:p>0.257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128020833333">
                <text:p>0.258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313206018518">
                <text:p>0.258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498391203704">
                <text:p>0.258498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683576388889">
                <text:p>0.258683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868761574074">
                <text:p>0.258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053946759259">
                <text:p>0.259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239131944444">
                <text:p>0.259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42431712963">
                <text:p>0.259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609502314815">
                <text:p>0.259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7946875">
                <text:p>0.25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979872685185">
                <text:p>0.259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6505787037">
                <text:p>0.260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50243055556">
                <text:p>0.260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535428240741">
                <text:p>0.260535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720613425926">
                <text:p>0.260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905798611111">
                <text:p>0.260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090983796296">
                <text:p>0.261090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276168981481">
                <text:p>0.261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461354166667">
                <text:p>0.261461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646539351852">
                <text:p>0.261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831724537037">
                <text:p>0.26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016909722222">
                <text:p>0.262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202094907407">
                <text:p>0.262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387280092593">
                <text:p>0.262387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57244212963">
                <text:p>0.26257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757650462963">
                <text:p>0.262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942835648148">
                <text:p>0.262942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128020833333">
                <text:p>0.263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313206018518">
                <text:p>0.263313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498368055555">
                <text:p>0.263498368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683576388889">
                <text:p>0.263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68761574074">
                <text:p>0.263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053946759259">
                <text:p>0.264053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239131944444">
                <text:p>0.264239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42431712963">
                <text:p>0.264424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609502314815">
                <text:p>0.264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7946875">
                <text:p>0.264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79872685185">
                <text:p>0.264979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16505787037">
                <text:p>0.265165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350243055556">
                <text:p>0.265350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535428240741">
                <text:p>0.265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20613425926">
                <text:p>0.265720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905798611111">
                <text:p>0.265905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090983796296">
                <text:p>0.266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76168981481">
                <text:p>0.266276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461354166667">
                <text:p>0.266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46539351852">
                <text:p>0.266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831724537037">
                <text:p>0.266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016909722222">
                <text:p>0.267016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202094907407">
                <text:p>0.267202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387280092593">
                <text:p>0.267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72465277778">
                <text:p>0.267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57650462963">
                <text:p>0.26775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942835648148">
                <text:p>0.267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28020833333">
                <text:p>0.268128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313206018518">
                <text:p>0.268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498391203704">
                <text:p>0.268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683576388889">
                <text:p>0.268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68761574074">
                <text:p>0.268868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053946759259">
                <text:p>0.269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39131944444">
                <text:p>0.269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2431712963">
                <text:p>0.269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09502314815">
                <text:p>0.269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7946875">
                <text:p>0.26979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979872685185">
                <text:p>0.269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6505787037">
                <text:p>0.270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50243055556">
                <text:p>0.27035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35428240741">
                <text:p>0.270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20613425926">
                <text:p>0.270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05798611111">
                <text:p>0.270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090983796296">
                <text:p>0.271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76168981481">
                <text:p>0.271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61354166667">
                <text:p>0.271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46539351852">
                <text:p>0.271646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831724537037">
                <text:p>0.27183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016909722222">
                <text:p>0.272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02094907407">
                <text:p>0.272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387280092593">
                <text:p>0.272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72465277778">
                <text:p>0.272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57650462963">
                <text:p>0.272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42835648148">
                <text:p>0.272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28020833333">
                <text:p>0.273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13206018518">
                <text:p>0.273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498391203704">
                <text:p>0.273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683576388889">
                <text:p>0.273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68761574074">
                <text:p>0.273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53946759259">
                <text:p>0.274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39131944444">
                <text:p>0.274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2431712963">
                <text:p>0.274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09502314815">
                <text:p>0.274609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7946875">
                <text:p>0.274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79872685185">
                <text:p>0.274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6505787037">
                <text:p>0.275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50243055556">
                <text:p>0.27535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35428240741">
                <text:p>0.275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20613425926">
                <text:p>0.275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05798611111">
                <text:p>0.275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090983796296">
                <text:p>0.276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76168981481">
                <text:p>0.276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61354166667">
                <text:p>0.276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46539351852">
                <text:p>0.276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31724537037">
                <text:p>0.27683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16909722222">
                <text:p>0.277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02094907407">
                <text:p>0.277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387280092593">
                <text:p>0.277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72465277778">
                <text:p>0.277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57650462963">
                <text:p>0.277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42835648148">
                <text:p>0.277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28020833333">
                <text:p>0.278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13206018518">
                <text:p>0.278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498391203704">
                <text:p>0.278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683576388889">
                <text:p>0.278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868761574074">
                <text:p>0.278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53946759259">
                <text:p>0.279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39131944444">
                <text:p>0.279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2431712963">
                <text:p>0.279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09502314815">
                <text:p>0.279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7946875">
                <text:p>0.279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79872685185">
                <text:p>0.279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6505787037">
                <text:p>0.280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50243055556">
                <text:p>0.28035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35428240741">
                <text:p>0.280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20613425926">
                <text:p>0.280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05798611111">
                <text:p>0.280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090983796296">
                <text:p>0.281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76168981481">
                <text:p>0.281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61354166667">
                <text:p>0.281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46539351852">
                <text:p>0.281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31724537037">
                <text:p>0.28183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16886574074">
                <text:p>0.28201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202094907407">
                <text:p>0.282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387280092593">
                <text:p>0.282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72465277778">
                <text:p>0.282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57650462963">
                <text:p>0.282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42835648148">
                <text:p>0.282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28020833333">
                <text:p>0.283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13206018518">
                <text:p>0.283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498391203704">
                <text:p>0.283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683576388889">
                <text:p>0.283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68761574074">
                <text:p>0.283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53946759259">
                <text:p>0.284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39131944444">
                <text:p>0.284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2431712963">
                <text:p>0.284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09502314815">
                <text:p>0.284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7946875">
                <text:p>0.284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79872685185">
                <text:p>0.284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6505787037">
                <text:p>0.285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50243055556">
                <text:p>0.28535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35428240741">
                <text:p>0.285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20613425926">
                <text:p>0.285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905798611111">
                <text:p>0.285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090983796296">
                <text:p>0.286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76168981481">
                <text:p>0.286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61354166667">
                <text:p>0.286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46539351852">
                <text:p>0.286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31701388889">
                <text:p>0.28683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16909722222">
                <text:p>0.287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202094907407">
                <text:p>0.287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387280092593">
                <text:p>0.287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72465277778">
                <text:p>0.287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57650462963">
                <text:p>0.287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42835648148">
                <text:p>0.287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28020833333">
                <text:p>0.288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313206018518">
                <text:p>0.288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498391203704">
                <text:p>0.288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683576388889">
                <text:p>0.288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68738425926">
                <text:p>0.28886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053946759259">
                <text:p>0.289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239131944444">
                <text:p>0.289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42431712963">
                <text:p>0.289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609502314815">
                <text:p>0.289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7946875">
                <text:p>0.289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79872685185">
                <text:p>0.289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16505787037">
                <text:p>0.290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350243055555">
                <text:p>0.2903502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35428240741">
                <text:p>0.290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720613425926">
                <text:p>0.290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905798611111">
                <text:p>0.290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090983796296">
                <text:p>0.291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76168981481">
                <text:p>0.291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461354166667">
                <text:p>0.291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646539351852">
                <text:p>0.291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831724537037">
                <text:p>0.29183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016909722222">
                <text:p>0.292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02094907407">
                <text:p>0.292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387280092593">
                <text:p>0.292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72465277778">
                <text:p>0.292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57650462963">
                <text:p>0.292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942835648148">
                <text:p>0.292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28020833333">
                <text:p>0.293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313206018518">
                <text:p>0.293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498391203704">
                <text:p>0.293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683576388889">
                <text:p>0.293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68761574074">
                <text:p>0.293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53946759259">
                <text:p>0.294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39131944444">
                <text:p>0.294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42431712963">
                <text:p>0.294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09502314815">
                <text:p>0.294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7946875">
                <text:p>0.294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79872685185">
                <text:p>0.294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6505787037">
                <text:p>0.295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350243055555">
                <text:p>0.2953502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35428240741">
                <text:p>0.295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720613425926">
                <text:p>0.295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905798611111">
                <text:p>0.295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090983796296">
                <text:p>0.296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276168981481">
                <text:p>0.296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61354166667">
                <text:p>0.296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646539351852">
                <text:p>0.296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31724537037">
                <text:p>0.29683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16909722222">
                <text:p>0.297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02094907407">
                <text:p>0.297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387280092593">
                <text:p>0.297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72465277778">
                <text:p>0.297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57650462963">
                <text:p>0.29775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942835648148">
                <text:p>0.297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128020833333">
                <text:p>0.298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13206018518">
                <text:p>0.298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498391203704">
                <text:p>0.298498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683576388889">
                <text:p>0.298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68761574074">
                <text:p>0.298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53946759259">
                <text:p>0.299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39131944444">
                <text:p>0.299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2431712963">
                <text:p>0.299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09502314815">
                <text:p>0.299609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7946875">
                <text:p>0.299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79872685185">
                <text:p>0.299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6505787037">
                <text:p>0.300165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50243055555">
                <text:p>0.3003502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35428240741">
                <text:p>0.300535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720613425926">
                <text:p>0.300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05798611111">
                <text:p>0.300905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090983796296">
                <text:p>0.301090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76168981481">
                <text:p>0.301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61354166667">
                <text:p>0.301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46539351852">
                <text:p>0.301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31724537037">
                <text:p>0.301831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016909722222">
                <text:p>0.302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202094907407">
                <text:p>0.302202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387280092593">
                <text:p>0.302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72465277778">
                <text:p>0.302572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757627314815">
                <text:p>0.30275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942835648148">
                <text:p>0.302942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128020833333">
                <text:p>0.303128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13206018518">
                <text:p>0.303313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498391203704">
                <text:p>0.303498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683576388889">
                <text:p>0.303683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868761574074">
                <text:p>0.303868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53946759259">
                <text:p>0.304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239131944444">
                <text:p>0.304239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42431712963">
                <text:p>0.304424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609502314815">
                <text:p>0.30460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7946875">
                <text:p>0.304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979872685185">
                <text:p>0.304979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16505787037">
                <text:p>0.30516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350243055556">
                <text:p>0.305350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535428240741">
                <text:p>0.30553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720613425926">
                <text:p>0.305720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905798611111">
                <text:p>0.30590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090983796296">
                <text:p>0.30609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276168981481">
                <text:p>0.306276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461354166667">
                <text:p>0.30646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646539351852">
                <text:p>0.306646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831724537037">
                <text:p>0.30683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016909722222">
                <text:p>0.307016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202094907407">
                <text:p>0.30720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387280092593">
                <text:p>0.307387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572465277778">
                <text:p>0.30757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757650462963">
                <text:p>0.30775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942835648148">
                <text:p>0.30794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128020833333">
                <text:p>0.30812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313206018519">
                <text:p>0.308313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498368055556">
                <text:p>0.30849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683576388889">
                <text:p>0.30868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868761574074">
                <text:p>0.30886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053946759259">
                <text:p>0.309053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239131944444">
                <text:p>0.30923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42431712963">
                <text:p>0.30942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609502314815">
                <text:p>0.30960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7946875">
                <text:p>0.30979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979872685185">
                <text:p>0.30997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16505787037">
                <text:p>0.31016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350243055555">
                <text:p>0.31035024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535428240741">
                <text:p>0.31053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720613425926">
                <text:p>0.31072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905798611111">
                <text:p>0.31090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090983796296">
                <text:p>0.31109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276168981481">
                <text:p>0.31127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461354166667">
                <text:p>0.311461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646539351852">
                <text:p>0.31164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831724537037">
                <text:p>0.31183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016909722222">
                <text:p>0.312016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202094907407">
                <text:p>0.31220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387280092593">
                <text:p>0.312387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572465277778">
                <text:p>0.31257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757650462963">
                <text:p>0.31275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942835648148">
                <text:p>0.31294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128020833333">
                <text:p>0.31312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313206018518">
                <text:p>0.313313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498391203704">
                <text:p>0.313498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683576388889">
                <text:p>0.31368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868761574074">
                <text:p>0.31386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053946759259">
                <text:p>0.31405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239131944444">
                <text:p>0.31423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42431712963">
                <text:p>0.31442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609502314815">
                <text:p>0.31460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7946875">
                <text:p>0.31479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979872685185">
                <text:p>0.31497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16505787037">
                <text:p>0.31516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350243055556">
                <text:p>0.315350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535428240741">
                <text:p>0.31553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720613425926">
                <text:p>0.31572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905798611111">
                <text:p>0.31590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090983796296">
                <text:p>0.31609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276168981481">
                <text:p>0.31627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461354166667">
                <text:p>0.31646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646516203704">
                <text:p>0.31664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831724537037">
                <text:p>0.31683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016909722222">
                <text:p>0.317016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202094907407">
                <text:p>0.317202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387280092593">
                <text:p>0.317387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572465277778">
                <text:p>0.31757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757650462963">
                <text:p>0.31775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942835648148">
                <text:p>0.31794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128020833333">
                <text:p>0.318128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313206018518">
                <text:p>0.318313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498368055556">
                <text:p>0.31849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683576388889">
                <text:p>0.318683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868761574074">
                <text:p>0.318868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053946759259">
                <text:p>0.319053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239131944444">
                <text:p>0.319239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42431712963">
                <text:p>0.319424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609502314815">
                <text:p>0.319609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7946875">
                <text:p>0.31979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979872685185">
                <text:p>0.319979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16505787037">
                <text:p>0.320165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350243055555">
                <text:p>0.32035024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535428240741">
                <text:p>0.320535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720613425926">
                <text:p>0.320720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905798611111">
                <text:p>0.320905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090983796296">
                <text:p>0.321090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76168981481">
                <text:p>0.321276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461354166667">
                <text:p>0.321461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646539351852">
                <text:p>0.321646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831724537037">
                <text:p>0.32183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016909722222">
                <text:p>0.322016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202094907407">
                <text:p>0.322202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387280092593">
                <text:p>0.322387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572465277778">
                <text:p>0.322572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757650462963">
                <text:p>0.32275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942835648148">
                <text:p>0.322942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128020833333">
                <text:p>0.323128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313206018518">
                <text:p>0.323313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498391203704">
                <text:p>0.323498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683576388889">
                <text:p>0.323683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868761574074">
                <text:p>0.323868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053946759259">
                <text:p>0.324053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239131944444">
                <text:p>0.324239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42431712963">
                <text:p>0.324424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609502314815">
                <text:p>0.324609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7946875">
                <text:p>0.32479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979872685185">
                <text:p>0.324979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16505787037">
                <text:p>0.325165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350243055556">
                <text:p>0.3253502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535428240741">
                <text:p>0.325535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720613425926">
                <text:p>0.325720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905798611111">
                <text:p>0.325905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090983796296">
                <text:p>0.326090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276168981481">
                <text:p>0.326276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461354166667">
                <text:p>0.326461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646539351852">
                <text:p>0.326646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831724537037">
                <text:p>0.32683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016909722222">
                <text:p>0.327016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202094907407">
                <text:p>0.327202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387280092593">
                <text:p>0.327387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572465277778">
                <text:p>0.327572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757650462963">
                <text:p>0.32775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942835648148">
                <text:p>0.327942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128020833333">
                <text:p>0.328128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313206018518">
                <text:p>0.328313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498391203704">
                <text:p>0.328498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683576388889">
                <text:p>0.328683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868761574074">
                <text:p>0.328868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053946759259">
                <text:p>0.329053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239131944444">
                <text:p>0.329239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42431712963">
                <text:p>0.329424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609502314815">
                <text:p>0.329609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7946875">
                <text:p>0.32979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979872685185">
                <text:p>0.329979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16505787037">
                <text:p>0.330165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350243055556">
                <text:p>0.3303502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535428240741">
                <text:p>0.330535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720613425926">
                <text:p>0.330720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905798611111">
                <text:p>0.330905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090983796296">
                <text:p>0.331090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276168981481">
                <text:p>0.331276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461354166667">
                <text:p>0.331461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646539351852">
                <text:p>0.331646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831724537037">
                <text:p>0.33183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016909722222">
                <text:p>0.332016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202094907407">
                <text:p>0.332202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387280092593">
                <text:p>0.332387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572465277778">
                <text:p>0.332572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757650462963">
                <text:p>0.33275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942835648148">
                <text:p>0.332942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128020833333">
                <text:p>0.333128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313206018518">
                <text:p>0.333313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498391203704">
                <text:p>0.333498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683576388889">
                <text:p>0.333683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868761574074">
                <text:p>0.333868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053946759259">
                <text:p>0.334053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239131944444">
                <text:p>0.334239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42431712963">
                <text:p>0.334424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609502314815">
                <text:p>0.334609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7946875">
                <text:p>0.334794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979872685185">
                <text:p>0.33497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16505787037">
                <text:p>0.335165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350243055556">
                <text:p>0.335350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535428240741">
                <text:p>0.335535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720613425926">
                <text:p>0.335720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905798611111">
                <text:p>0.335905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090983796296">
                <text:p>0.336090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276168981481">
                <text:p>0.336276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461354166667">
                <text:p>0.336461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646539351852">
                <text:p>0.336646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831724537037">
                <text:p>0.336831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016909722222">
                <text:p>0.337016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202094907407">
                <text:p>0.3372020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387280092593">
                <text:p>0.337387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572465277778">
                <text:p>0.337572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757650462963">
                <text:p>0.337757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942835648148">
                <text:p>0.3379428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128020833333">
                <text:p>0.338128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313206018518">
                <text:p>0.338313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498391203704">
                <text:p>0.338498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683576388889">
                <text:p>0.338683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868761574074">
                <text:p>0.338868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053946759259">
                <text:p>0.339053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239131944444">
                <text:p>0.339239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42431712963">
                <text:p>0.339424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609502314815">
                <text:p>0.339609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7946875">
                <text:p>0.339794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979872685185">
                <text:p>0.33997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16505787037">
                <text:p>0.340165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350243055556">
                <text:p>0.340350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535428240741">
                <text:p>0.340535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720613425926">
                <text:p>0.340720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905798611111">
                <text:p>0.340905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090983796296">
                <text:p>0.341090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276168981481">
                <text:p>0.341276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461354166667">
                <text:p>0.341461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646539351852">
                <text:p>0.341646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831724537037">
                <text:p>0.341831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016909722222">
                <text:p>0.342016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202094907407">
                <text:p>0.3422020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387280092593">
                <text:p>0.342387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572465277778">
                <text:p>0.342572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757650462963">
                <text:p>0.342757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942835648148">
                <text:p>0.3429428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128020833333">
                <text:p>0.343128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313206018518">
                <text:p>0.343313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498391203704">
                <text:p>0.343498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683576388889">
                <text:p>0.343683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868761574074">
                <text:p>0.343868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053946759259">
                <text:p>0.344053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239131944444">
                <text:p>0.344239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42431712963">
                <text:p>0.344424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609502314815">
                <text:p>0.344609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7946875">
                <text:p>0.344794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979872685185">
                <text:p>0.344979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16505787037">
                <text:p>0.3451650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350243055556">
                <text:p>0.345350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535428240741">
                <text:p>0.3455354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720613425926">
                <text:p>0.3457206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905798611111">
                <text:p>0.3459057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090983796296">
                <text:p>0.34609098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276168981481">
                <text:p>0.3462761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461354166667">
                <text:p>0.34646135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646539351852">
                <text:p>0.3466465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831724537037">
                <text:p>0.346831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016909722222">
                <text:p>0.3470169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202094907407">
                <text:p>0.347202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387280092593">
                <text:p>0.3473872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572465277778">
                <text:p>0.347572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757650462963">
                <text:p>0.347757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942835648148">
                <text:p>0.3479428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128020833333">
                <text:p>0.348128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313206018518">
                <text:p>0.34831320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498391203704">
                <text:p>0.3484983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683576388889">
                <text:p>0.348683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868761574074">
                <text:p>0.3488687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053946759259">
                <text:p>0.349053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239131944444">
                <text:p>0.3492391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42431712963">
                <text:p>0.3494243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609502314815">
                <text:p>0.349609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7946875">
                <text:p>0.349794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979872685185">
                <text:p>0.3499798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16505787037">
                <text:p>0.3501650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350243055556">
                <text:p>0.3503502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535428240741">
                <text:p>0.3505354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720613425926">
                <text:p>0.3507206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905798611111">
                <text:p>0.3509057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090983796296">
                <text:p>0.3510909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276168981481">
                <text:p>0.3512761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461354166667">
                <text:p>0.3514613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646516203704">
                <text:p>0.351646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831724537037">
                <text:p>0.351831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016909722222">
                <text:p>0.3520169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202094907407">
                <text:p>0.3522020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387280092593">
                <text:p>0.3523872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572465277778">
                <text:p>0.3525724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757650462963">
                <text:p>0.352757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942835648148">
                <text:p>0.35294283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128020833333">
                <text:p>0.35312802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313206018518">
                <text:p>0.35331320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498391203704">
                <text:p>0.3534983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683576388889">
                <text:p>0.3536835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868761574074">
                <text:p>0.3538687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54030787037037">
                <text:p>0.354030787037037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